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Data source: <text:a xlink:href="https://forebears.io/nigeria/forenames" xlink:type="simple">https://forebears.io/nigeria/forenames</text:a></text:p>
          </table:table-cell>
          <table:covered-table-cell table:style-name="ce6"/>
          <table:covered-table-cell table:number-columns-repeated="3" table:style-name="ce3"/>
          <table:covered-table-cell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7" table:number-rows-spanned="1">
            <text:p>Note: Names with more than 10% of a second gender are treated as IsNB</text:p>
          </table:table-cell>
          <table:covered-table-cell table:style-name="ce6"/>
          <table:covered-table-cell table:number-columns-repeated="3" table:style-name="ce3"/>
          <table:covered-table-cell table:number-columns-repeated="2"/>
          <table:table-cell/>
          <table:table-cell office:value-type="string" calcext:value-type="string">
            <text:p>Results saved as JSON</text:p>
          </table:table-cell>
          <table:table-cell/>
        </table:table-row>
        <table:table-row table:style-name="ro2"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Gender fraction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Frequency</text:p>
          </table:table-cell>
          <table:table-cell table:style-name="ce4" office:value-type="string" calcext:value-type="string">
            <text:p>Gender if not IsMale</text:p>
          </table:table-cell>
          <table:table-cell table:style-name="ce4" office:value-type="string" calcext:value-type="string">
            <text:p>Gender Distribution</text:p>
          </table:table-cell>
          <table:table-cell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Gender Distribu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sa" xlink:type="simple">Musa</text:a></text:p>
          </table:table-cell>
          <table:table-cell office:value-type="float" office:value="2407040" calcext:value-type="float">
            <text:p>2407040</text:p>
          </table:table-cell>
          <table:table-cell office:value-type="string" calcext:value-type="string">
            <text:p>1:74</text:p>
          </table:table-cell>
          <table:table-cell office:value-type="string" calcext:value-type="string">
            <text:p>IsMale</text:p>
          </table:table-cell>
          <table:table-cell table:formula="of:=IF([.F4]=&quot;&quot;;&quot;IsMale&quot;; [.F4])" office:value-type="string" office:string-value="IsMale" calcext:value-type="string">
            <text:p>IsMale</text:p>
          </table:table-cell>
          <table:table-cell/>
          <table:table-cell table:formula="of:=[.C4]" office:value-type="string" office:string-value="Musa" calcext:value-type="string">
            <text:p>Musa</text:p>
          </table:table-cell>
          <table:table-cell table:formula="of:=[.G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brahim" xlink:type="simple">Ibrahim</text:a></text:p>
          </table:table-cell>
          <table:table-cell office:value-type="float" office:value="2330121" calcext:value-type="float">
            <text:p>2330121</text:p>
          </table:table-cell>
          <table:table-cell office:value-type="string" calcext:value-type="string">
            <text:p>1:76</text:p>
          </table:table-cell>
          <table:table-cell/>
          <table:table-cell table:formula="of:=IF([.F5]=&quot;&quot;;&quot;IsMale&quot;; [.F5])" office:value-type="string" office:string-value="IsMale" calcext:value-type="string">
            <text:p>IsMale</text:p>
          </table:table-cell>
          <table:table-cell/>
          <table:table-cell table:formula="of:=[.C5]" office:value-type="string" office:string-value="Ibrahim" calcext:value-type="string">
            <text:p>Ibrahim</text:p>
          </table:table-cell>
          <table:table-cell table:formula="of:=[.G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ubakar" xlink:type="simple">Abubakar</text:a></text:p>
          </table:table-cell>
          <table:table-cell office:value-type="float" office:value="1981909" calcext:value-type="float">
            <text:p>1981909</text:p>
          </table:table-cell>
          <table:table-cell office:value-type="string" calcext:value-type="string">
            <text:p>1:90</text:p>
          </table:table-cell>
          <table:table-cell/>
          <table:table-cell table:formula="of:=IF([.F6]=&quot;&quot;;&quot;IsMale&quot;; [.F6])" office:value-type="string" office:string-value="IsMale" calcext:value-type="string">
            <text:p>IsMale</text:p>
          </table:table-cell>
          <table:table-cell/>
          <table:table-cell table:formula="of:=[.C6]" office:value-type="string" office:string-value="Abubakar" calcext:value-type="string">
            <text:p>Abubakar</text:p>
          </table:table-cell>
          <table:table-cell table:formula="of:=[.G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ni" xlink:type="simple">Sani</text:a></text:p>
          </table:table-cell>
          <table:table-cell office:value-type="float" office:value="1617172" calcext:value-type="float">
            <text:p>1617172</text:p>
          </table:table-cell>
          <table:table-cell office:value-type="string" calcext:value-type="string">
            <text:p>1:110</text:p>
          </table:table-cell>
          <table:table-cell/>
          <table:table-cell table:formula="of:=IF([.F7]=&quot;&quot;;&quot;IsMale&quot;; [.F7])" office:value-type="string" office:string-value="IsMale" calcext:value-type="string">
            <text:p>IsMale</text:p>
          </table:table-cell>
          <table:table-cell/>
          <table:table-cell table:formula="of:=[.C7]" office:value-type="string" office:string-value="Sani" calcext:value-type="string">
            <text:p>Sani</text:p>
          </table:table-cell>
          <table:table-cell table:formula="of:=[.G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lahi" xlink:type="simple">Abdullahi</text:a></text:p>
          </table:table-cell>
          <table:table-cell office:value-type="float" office:value="1529423" calcext:value-type="float">
            <text:p>1529423</text:p>
          </table:table-cell>
          <table:table-cell office:value-type="string" calcext:value-type="string">
            <text:p>1:116</text:p>
          </table:table-cell>
          <table:table-cell/>
          <table:table-cell table:formula="of:=IF([.F8]=&quot;&quot;;&quot;IsMale&quot;; [.F8])" office:value-type="string" office:string-value="IsMale" calcext:value-type="string">
            <text:p>IsMale</text:p>
          </table:table-cell>
          <table:table-cell/>
          <table:table-cell table:formula="of:=[.C8]" office:value-type="string" office:string-value="Abdullahi" calcext:value-type="string">
            <text:p>Abdullahi</text:p>
          </table:table-cell>
          <table:table-cell table:formula="of:=[.G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ohammed" xlink:type="simple">Mohammed</text:a></text:p>
          </table:table-cell>
          <table:table-cell office:value-type="float" office:value="1407369" calcext:value-type="float">
            <text:p>1407369</text:p>
          </table:table-cell>
          <table:table-cell office:value-type="string" calcext:value-type="string">
            <text:p>1:126</text:p>
          </table:table-cell>
          <table:table-cell/>
          <table:table-cell table:formula="of:=IF([.F9]=&quot;&quot;;&quot;IsMale&quot;; [.F9])" office:value-type="string" office:string-value="IsMale" calcext:value-type="string">
            <text:p>IsMale</text:p>
          </table:table-cell>
          <table:table-cell/>
          <table:table-cell table:formula="of:=[.C9]" office:value-type="string" office:string-value="Mohammed" calcext:value-type="string">
            <text:p>Mohammed</text:p>
          </table:table-cell>
          <table:table-cell table:formula="of:=[.G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unday" xlink:type="simple">Sunday</text:a></text:p>
          </table:table-cell>
          <table:table-cell office:value-type="float" office:value="1362233" calcext:value-type="float">
            <text:p>1362233</text:p>
          </table:table-cell>
          <table:table-cell office:value-type="string" calcext:value-type="string">
            <text:p>1:130</text:p>
          </table:table-cell>
          <table:table-cell/>
          <table:table-cell table:formula="of:=IF([.F10]=&quot;&quot;;&quot;IsMale&quot;; [.F10])" office:value-type="string" office:string-value="IsMale" calcext:value-type="string">
            <text:p>IsMale</text:p>
          </table:table-cell>
          <table:table-cell/>
          <table:table-cell table:formula="of:=[.C10]" office:value-type="string" office:string-value="Sunday" calcext:value-type="string">
            <text:p>Sunday</text:p>
          </table:table-cell>
          <table:table-cell table:formula="of:=[.G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mar" xlink:type="simple">Umar</text:a></text:p>
          </table:table-cell>
          <table:table-cell office:value-type="float" office:value="1299392" calcext:value-type="float">
            <text:p>1299392</text:p>
          </table:table-cell>
          <table:table-cell office:value-type="string" calcext:value-type="string">
            <text:p>1:137</text:p>
          </table:table-cell>
          <table:table-cell/>
          <table:table-cell table:formula="of:=IF([.F11]=&quot;&quot;;&quot;IsMale&quot;; [.F11])" office:value-type="string" office:string-value="IsMale" calcext:value-type="string">
            <text:p>IsMale</text:p>
          </table:table-cell>
          <table:table-cell/>
          <table:table-cell table:formula="of:=[.C11]" office:value-type="string" office:string-value="Umar" calcext:value-type="string">
            <text:p>Umar</text:p>
          </table:table-cell>
          <table:table-cell table:formula="of:=[.G1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mmanuel" xlink:type="simple">Emmanuel</text:a></text:p>
          </table:table-cell>
          <table:table-cell office:value-type="float" office:value="1282079" calcext:value-type="float">
            <text:p>1282079</text:p>
          </table:table-cell>
          <table:table-cell office:value-type="string" calcext:value-type="string">
            <text:p>1:138</text:p>
          </table:table-cell>
          <table:table-cell/>
          <table:table-cell table:formula="of:=IF([.F12]=&quot;&quot;;&quot;IsMale&quot;; [.F12])" office:value-type="string" office:string-value="IsMale" calcext:value-type="string">
            <text:p>IsMale</text:p>
          </table:table-cell>
          <table:table-cell/>
          <table:table-cell table:formula="of:=[.C12]" office:value-type="string" office:string-value="Emmanuel" calcext:value-type="string">
            <text:p>Emmanuel</text:p>
          </table:table-cell>
          <table:table-cell table:formula="of:=[.G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amu" xlink:type="simple">Adamu</text:a></text:p>
          </table:table-cell>
          <table:table-cell office:value-type="float" office:value="1258123" calcext:value-type="float">
            <text:p>1258123</text:p>
          </table:table-cell>
          <table:table-cell office:value-type="string" calcext:value-type="string">
            <text:p>1:141</text:p>
          </table:table-cell>
          <table:table-cell/>
          <table:table-cell table:formula="of:=IF([.F13]=&quot;&quot;;&quot;IsMale&quot;; [.F13])" office:value-type="string" office:string-value="IsMale" calcext:value-type="string">
            <text:p>IsMale</text:p>
          </table:table-cell>
          <table:table-cell/>
          <table:table-cell table:formula="of:=[.C13]" office:value-type="string" office:string-value="Adamu" calcext:value-type="string">
            <text:p>Adamu</text:p>
          </table:table-cell>
          <table:table-cell table:formula="of:=[.G1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sman" xlink:type="simple">Usman</text:a></text:p>
          </table:table-cell>
          <table:table-cell office:value-type="float" office:value="1167759" calcext:value-type="float">
            <text:p>1167759</text:p>
          </table:table-cell>
          <table:table-cell office:value-type="string" calcext:value-type="string">
            <text:p>1:152</text:p>
          </table:table-cell>
          <table:table-cell/>
          <table:table-cell table:formula="of:=IF([.F14]=&quot;&quot;;&quot;IsMale&quot;; [.F14])" office:value-type="string" office:string-value="IsMale" calcext:value-type="string">
            <text:p>IsMale</text:p>
          </table:table-cell>
          <table:table-cell/>
          <table:table-cell table:formula="of:=[.C14]" office:value-type="string" office:string-value="Usman" calcext:value-type="string">
            <text:p>Usman</text:p>
          </table:table-cell>
          <table:table-cell table:formula="of:=[.G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lessing" xlink:type="simple">Blessing</text:a></text:p>
          </table:table-cell>
          <table:table-cell office:value-type="float" office:value="1157912" calcext:value-type="float">
            <text:p>1157912</text:p>
          </table:table-cell>
          <table:table-cell office:value-type="string" calcext:value-type="string">
            <text:p>1:153</text:p>
          </table:table-cell>
          <table:table-cell office:value-type="string" calcext:value-type="string">
            <text:p>IsFemale</text:p>
          </table:table-cell>
          <table:table-cell table:formula="of:=IF([.F15]=&quot;&quot;;&quot;IsMale&quot;; [.F15])" office:value-type="string" office:string-value="IsFemale" calcext:value-type="string">
            <text:p>IsFemale</text:p>
          </table:table-cell>
          <table:table-cell/>
          <table:table-cell table:formula="of:=[.C15]" office:value-type="string" office:string-value="Blessing" calcext:value-type="string">
            <text:p>Blessing</text:p>
          </table:table-cell>
          <table:table-cell table:formula="of:=[.G1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yu" xlink:type="simple">Aliyu</text:a></text:p>
          </table:table-cell>
          <table:table-cell office:value-type="float" office:value="971776" calcext:value-type="float">
            <text:p>971776</text:p>
          </table:table-cell>
          <table:table-cell office:value-type="string" calcext:value-type="string">
            <text:p>1:183</text:p>
          </table:table-cell>
          <table:table-cell/>
          <table:table-cell table:formula="of:=IF([.F16]=&quot;&quot;;&quot;IsMale&quot;; [.F16])" office:value-type="string" office:string-value="IsMale" calcext:value-type="string">
            <text:p>IsMale</text:p>
          </table:table-cell>
          <table:table-cell/>
          <table:table-cell table:formula="of:=[.C16]" office:value-type="string" office:string-value="Aliyu" calcext:value-type="string">
            <text:p>Aliyu</text:p>
          </table:table-cell>
          <table:table-cell table:formula="of:=[.G1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sha" xlink:type="simple">Aisha</text:a></text:p>
          </table:table-cell>
          <table:table-cell office:value-type="float" office:value="956544" calcext:value-type="float">
            <text:p>956544</text:p>
          </table:table-cell>
          <table:table-cell office:value-type="string" calcext:value-type="string">
            <text:p>1:186</text:p>
          </table:table-cell>
          <table:table-cell office:value-type="string" calcext:value-type="string">
            <text:p>IsFemale</text:p>
          </table:table-cell>
          <table:table-cell table:formula="of:=IF([.F17]=&quot;&quot;;&quot;IsMale&quot;; [.F17])" office:value-type="string" office:string-value="IsFemale" calcext:value-type="string">
            <text:p>IsFemale</text:p>
          </table:table-cell>
          <table:table-cell/>
          <table:table-cell table:formula="of:=[.C17]" office:value-type="string" office:string-value="Aisha" calcext:value-type="string">
            <text:p>Aisha</text:p>
          </table:table-cell>
          <table:table-cell table:formula="of:=[.G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hammed" xlink:type="simple">Muhammed</text:a></text:p>
          </table:table-cell>
          <table:table-cell office:value-type="float" office:value="950357" calcext:value-type="float">
            <text:p>950357</text:p>
          </table:table-cell>
          <table:table-cell office:value-type="string" calcext:value-type="string">
            <text:p>1:187</text:p>
          </table:table-cell>
          <table:table-cell/>
          <table:table-cell table:formula="of:=IF([.F18]=&quot;&quot;;&quot;IsMale&quot;; [.F18])" office:value-type="string" office:string-value="IsMale" calcext:value-type="string">
            <text:p>IsMale</text:p>
          </table:table-cell>
          <table:table-cell/>
          <table:table-cell table:formula="of:=[.C18]" office:value-type="string" office:string-value="Muhammed" calcext:value-type="string">
            <text:p>Muhammed</text:p>
          </table:table-cell>
          <table:table-cell table:formula="of:=[.G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ohn" xlink:type="simple">John</text:a></text:p>
          </table:table-cell>
          <table:table-cell office:value-type="float" office:value="924831" calcext:value-type="float">
            <text:p>924831</text:p>
          </table:table-cell>
          <table:table-cell office:value-type="string" calcext:value-type="string">
            <text:p>1:192</text:p>
          </table:table-cell>
          <table:table-cell/>
          <table:table-cell table:formula="of:=IF([.F19]=&quot;&quot;;&quot;IsMale&quot;; [.F19])" office:value-type="string" office:string-value="IsMale" calcext:value-type="string">
            <text:p>IsMale</text:p>
          </table:table-cell>
          <table:table-cell/>
          <table:table-cell table:formula="of:=[.C19]" office:value-type="string" office:string-value="John" calcext:value-type="string">
            <text:p>John</text:p>
          </table:table-cell>
          <table:table-cell table:formula="of:=[.G1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hammad" xlink:type="simple">Muhammad</text:a></text:p>
          </table:table-cell>
          <table:table-cell office:value-type="float" office:value="889503" calcext:value-type="float">
            <text:p>889503</text:p>
          </table:table-cell>
          <table:table-cell office:value-type="string" calcext:value-type="string">
            <text:p>1:200</text:p>
          </table:table-cell>
          <table:table-cell/>
          <table:table-cell table:formula="of:=IF([.F20]=&quot;&quot;;&quot;IsMale&quot;; [.F20])" office:value-type="string" office:string-value="IsMale" calcext:value-type="string">
            <text:p>IsMale</text:p>
          </table:table-cell>
          <table:table-cell/>
          <table:table-cell table:formula="of:=[.C20]" office:value-type="string" office:string-value="Muhammad" calcext:value-type="string">
            <text:p>Muhammad</text:p>
          </table:table-cell>
          <table:table-cell table:formula="of:=[.G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tima" xlink:type="simple">Fatima</text:a></text:p>
          </table:table-cell>
          <table:table-cell office:value-type="float" office:value="883495" calcext:value-type="float">
            <text:p>883495</text:p>
          </table:table-cell>
          <table:table-cell office:value-type="string" calcext:value-type="string">
            <text:p>1:201</text:p>
          </table:table-cell>
          <table:table-cell office:value-type="string" calcext:value-type="string">
            <text:p>IsFemale</text:p>
          </table:table-cell>
          <table:table-cell table:formula="of:=IF([.F21]=&quot;&quot;;&quot;IsMale&quot;; [.F21])" office:value-type="string" office:string-value="IsFemale" calcext:value-type="string">
            <text:p>IsFemale</text:p>
          </table:table-cell>
          <table:table-cell/>
          <table:table-cell table:formula="of:=[.C21]" office:value-type="string" office:string-value="Fatima" calcext:value-type="string">
            <text:p>Fatima</text:p>
          </table:table-cell>
          <table:table-cell table:formula="of:=[.G2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ry" xlink:type="simple">Mary</text:a></text:p>
          </table:table-cell>
          <table:table-cell office:value-type="float" office:value="861259" calcext:value-type="float">
            <text:p>861259</text:p>
          </table:table-cell>
          <table:table-cell office:value-type="string" calcext:value-type="string">
            <text:p>1:206</text:p>
          </table:table-cell>
          <table:table-cell office:value-type="string" calcext:value-type="string">
            <text:p>IsFemale</text:p>
          </table:table-cell>
          <table:table-cell table:formula="of:=IF([.F22]=&quot;&quot;;&quot;IsMale&quot;; [.F22])" office:value-type="string" office:string-value="IsFemale" calcext:value-type="string">
            <text:p>IsFemale</text:p>
          </table:table-cell>
          <table:table-cell/>
          <table:table-cell table:formula="of:=[.C22]" office:value-type="string" office:string-value="Mary" calcext:value-type="string">
            <text:p>Mary</text:p>
          </table:table-cell>
          <table:table-cell table:formula="of:=[.G2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sther" xlink:type="simple">Esther</text:a></text:p>
          </table:table-cell>
          <table:table-cell office:value-type="float" office:value="859891" calcext:value-type="float">
            <text:p>859891</text:p>
          </table:table-cell>
          <table:table-cell office:value-type="string" calcext:value-type="string">
            <text:p>1:206</text:p>
          </table:table-cell>
          <table:table-cell office:value-type="string" calcext:value-type="string">
            <text:p>IsFemale</text:p>
          </table:table-cell>
          <table:table-cell table:formula="of:=IF([.F23]=&quot;&quot;;&quot;IsMale&quot;; [.F23])" office:value-type="string" office:string-value="IsFemale" calcext:value-type="string">
            <text:p>IsFemale</text:p>
          </table:table-cell>
          <table:table-cell/>
          <table:table-cell table:formula="of:=[.C23]" office:value-type="string" office:string-value="Esther" calcext:value-type="string">
            <text:p>Esther</text:p>
          </table:table-cell>
          <table:table-cell table:formula="of:=[.G2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usuf" xlink:type="simple">Yusuf</text:a></text:p>
          </table:table-cell>
          <table:table-cell office:value-type="float" office:value="829523" calcext:value-type="float">
            <text:p>829523</text:p>
          </table:table-cell>
          <table:table-cell office:value-type="string" calcext:value-type="string">
            <text:p>1:214</text:p>
          </table:table-cell>
          <table:table-cell/>
          <table:table-cell table:formula="of:=IF([.F24]=&quot;&quot;;&quot;IsMale&quot;; [.F24])" office:value-type="string" office:string-value="IsMale" calcext:value-type="string">
            <text:p>IsMale</text:p>
          </table:table-cell>
          <table:table-cell/>
          <table:table-cell table:formula="of:=[.C24]" office:value-type="string" office:string-value="Yusuf" calcext:value-type="string">
            <text:p>Yusuf</text:p>
          </table:table-cell>
          <table:table-cell table:formula="of:=[.G2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" xlink:type="simple">Ali</text:a></text:p>
          </table:table-cell>
          <table:table-cell office:value-type="float" office:value="814082" calcext:value-type="float">
            <text:p>814082</text:p>
          </table:table-cell>
          <table:table-cell office:value-type="string" calcext:value-type="string">
            <text:p>1:218</text:p>
          </table:table-cell>
          <table:table-cell/>
          <table:table-cell table:formula="of:=IF([.F25]=&quot;&quot;;&quot;IsMale&quot;; [.F25])" office:value-type="string" office:string-value="IsMale" calcext:value-type="string">
            <text:p>IsMale</text:p>
          </table:table-cell>
          <table:table-cell/>
          <table:table-cell table:formula="of:=[.C25]" office:value-type="string" office:string-value="Ali" calcext:value-type="string">
            <text:p>Ali</text:p>
          </table:table-cell>
          <table:table-cell table:formula="of:=[.G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muel" xlink:type="simple">Samuel</text:a></text:p>
          </table:table-cell>
          <table:table-cell office:value-type="float" office:value="800334" calcext:value-type="float">
            <text:p>800334</text:p>
          </table:table-cell>
          <table:table-cell office:value-type="string" calcext:value-type="string">
            <text:p>1:222</text:p>
          </table:table-cell>
          <table:table-cell/>
          <table:table-cell table:formula="of:=IF([.F26]=&quot;&quot;;&quot;IsMale&quot;; [.F26])" office:value-type="string" office:string-value="IsMale" calcext:value-type="string">
            <text:p>IsMale</text:p>
          </table:table-cell>
          <table:table-cell/>
          <table:table-cell table:formula="of:=[.C26]" office:value-type="string" office:string-value="Samuel" calcext:value-type="string">
            <text:p>Samuel</text:p>
          </table:table-cell>
          <table:table-cell table:formula="of:=[.G2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minu" xlink:type="simple">Aminu</text:a></text:p>
          </table:table-cell>
          <table:table-cell office:value-type="float" office:value="771079" calcext:value-type="float">
            <text:p>771079</text:p>
          </table:table-cell>
          <table:table-cell office:value-type="string" calcext:value-type="string">
            <text:p>1:230</text:p>
          </table:table-cell>
          <table:table-cell/>
          <table:table-cell table:formula="of:=IF([.F27]=&quot;&quot;;&quot;IsMale&quot;; [.F27])" office:value-type="string" office:string-value="IsMale" calcext:value-type="string">
            <text:p>IsMale</text:p>
          </table:table-cell>
          <table:table-cell/>
          <table:table-cell table:formula="of:=[.C27]" office:value-type="string" office:string-value="Aminu" calcext:value-type="string">
            <text:p>Aminu</text:p>
          </table:table-cell>
          <table:table-cell table:formula="of:=[.G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race" xlink:type="simple">Grace</text:a></text:p>
          </table:table-cell>
          <table:table-cell office:value-type="float" office:value="765275" calcext:value-type="float">
            <text:p>765275</text:p>
          </table:table-cell>
          <table:table-cell office:value-type="string" calcext:value-type="string">
            <text:p>1:232</text:p>
          </table:table-cell>
          <table:table-cell office:value-type="string" calcext:value-type="string">
            <text:p>IsFemale</text:p>
          </table:table-cell>
          <table:table-cell table:formula="of:=IF([.F28]=&quot;&quot;;&quot;IsMale&quot;; [.F28])" office:value-type="string" office:string-value="IsFemale" calcext:value-type="string">
            <text:p>IsFemale</text:p>
          </table:table-cell>
          <table:table-cell/>
          <table:table-cell table:formula="of:=[.C28]" office:value-type="string" office:string-value="Grace" calcext:value-type="string">
            <text:p>Grace</text:p>
          </table:table-cell>
          <table:table-cell table:formula="of:=[.G2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oseph" xlink:type="simple">Joseph</text:a></text:p>
          </table:table-cell>
          <table:table-cell office:value-type="float" office:value="717559" calcext:value-type="float">
            <text:p>717559</text:p>
          </table:table-cell>
          <table:table-cell office:value-type="string" calcext:value-type="string">
            <text:p>1:247</text:p>
          </table:table-cell>
          <table:table-cell/>
          <table:table-cell table:formula="of:=IF([.F29]=&quot;&quot;;&quot;IsMale&quot;; [.F29])" office:value-type="string" office:string-value="IsMale" calcext:value-type="string">
            <text:p>IsMale</text:p>
          </table:table-cell>
          <table:table-cell/>
          <table:table-cell table:formula="of:=[.C29]" office:value-type="string" office:string-value="Joseph" calcext:value-type="string">
            <text:p>Joseph</text:p>
          </table:table-cell>
          <table:table-cell table:formula="of:=[.G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hassan" xlink:type="simple">Hassan</text:a></text:p>
          </table:table-cell>
          <table:table-cell office:value-type="float" office:value="678525" calcext:value-type="float">
            <text:p>678525</text:p>
          </table:table-cell>
          <table:table-cell office:value-type="string" calcext:value-type="string">
            <text:p>1:262</text:p>
          </table:table-cell>
          <table:table-cell/>
          <table:table-cell table:formula="of:=IF([.F30]=&quot;&quot;;&quot;IsMale&quot;; [.F30])" office:value-type="string" office:string-value="IsMale" calcext:value-type="string">
            <text:p>IsMale</text:p>
          </table:table-cell>
          <table:table-cell/>
          <table:table-cell table:formula="of:=[.C30]" office:value-type="string" office:string-value="Hassan" calcext:value-type="string">
            <text:p>Hassan</text:p>
          </table:table-cell>
          <table:table-cell table:formula="of:=[.G3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mina" xlink:type="simple">Amina</text:a></text:p>
          </table:table-cell>
          <table:table-cell office:value-type="float" office:value="631363" calcext:value-type="float">
            <text:p>631363</text:p>
          </table:table-cell>
          <table:table-cell office:value-type="string" calcext:value-type="string">
            <text:p>1:281</text:p>
          </table:table-cell>
          <table:table-cell office:value-type="string" calcext:value-type="string">
            <text:p>IsFemale</text:p>
          </table:table-cell>
          <table:table-cell table:formula="of:=IF([.F31]=&quot;&quot;;&quot;IsMale&quot;; [.F31])" office:value-type="string" office:string-value="IsFemale" calcext:value-type="string">
            <text:p>IsFemale</text:p>
          </table:table-cell>
          <table:table-cell/>
          <table:table-cell table:formula="of:=[.C31]" office:value-type="string" office:string-value="Amina" calcext:value-type="string">
            <text:p>Amina</text:p>
          </table:table-cell>
          <table:table-cell table:formula="of:=[.G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runa" xlink:type="simple">Haruna</text:a></text:p>
          </table:table-cell>
          <table:table-cell office:value-type="float" office:value="630349" calcext:value-type="float">
            <text:p>630349</text:p>
          </table:table-cell>
          <table:table-cell office:value-type="string" calcext:value-type="string">
            <text:p>1:282</text:p>
          </table:table-cell>
          <table:table-cell/>
          <table:table-cell table:formula="of:=IF([.F32]=&quot;&quot;;&quot;IsMale&quot;; [.F32])" office:value-type="string" office:string-value="IsMale" calcext:value-type="string">
            <text:p>IsMale</text:p>
          </table:table-cell>
          <table:table-cell/>
          <table:table-cell table:formula="of:=[.C32]" office:value-type="string" office:string-value="Haruna" calcext:value-type="string">
            <text:p>Haruna</text:p>
          </table:table-cell>
          <table:table-cell table:formula="of:=[.G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lisu" xlink:type="simple">Salisu</text:a></text:p>
          </table:table-cell>
          <table:table-cell office:value-type="float" office:value="596970" calcext:value-type="float">
            <text:p>596970</text:p>
          </table:table-cell>
          <table:table-cell office:value-type="string" calcext:value-type="string">
            <text:p>1:297</text:p>
          </table:table-cell>
          <table:table-cell/>
          <table:table-cell table:formula="of:=IF([.F33]=&quot;&quot;;&quot;IsMale&quot;; [.F33])" office:value-type="string" office:string-value="IsMale" calcext:value-type="string">
            <text:p>IsMale</text:p>
          </table:table-cell>
          <table:table-cell/>
          <table:table-cell table:formula="of:=[.C33]" office:value-type="string" office:string-value="Salisu" calcext:value-type="string">
            <text:p>Salisu</text:p>
          </table:table-cell>
          <table:table-cell table:formula="of:=[.G3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eter" xlink:type="simple">Peter</text:a></text:p>
          </table:table-cell>
          <table:table-cell office:value-type="float" office:value="581165" calcext:value-type="float">
            <text:p>581165</text:p>
          </table:table-cell>
          <table:table-cell office:value-type="string" calcext:value-type="string">
            <text:p>1:306</text:p>
          </table:table-cell>
          <table:table-cell/>
          <table:table-cell table:formula="of:=IF([.F34]=&quot;&quot;;&quot;IsMale&quot;; [.F34])" office:value-type="string" office:string-value="IsMale" calcext:value-type="string">
            <text:p>IsMale</text:p>
          </table:table-cell>
          <table:table-cell/>
          <table:table-cell table:formula="of:=[.C34]" office:value-type="string" office:string-value="Peter" calcext:value-type="string">
            <text:p>Peter</text:p>
          </table:table-cell>
          <table:table-cell table:formula="of:=[.G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ello" xlink:type="simple">Bello</text:a></text:p>
          </table:table-cell>
          <table:table-cell office:value-type="float" office:value="570506" calcext:value-type="float">
            <text:p>570506</text:p>
          </table:table-cell>
          <table:table-cell office:value-type="string" calcext:value-type="string">
            <text:p>1:311</text:p>
          </table:table-cell>
          <table:table-cell/>
          <table:table-cell table:formula="of:=IF([.F35]=&quot;&quot;;&quot;IsMale&quot;; [.F35])" office:value-type="string" office:string-value="IsMale" calcext:value-type="string">
            <text:p>IsMale</text:p>
          </table:table-cell>
          <table:table-cell/>
          <table:table-cell table:formula="of:=[.C35]" office:value-type="string" office:string-value="Bello" calcext:value-type="string">
            <text:p>Bello</text:p>
          </table:table-cell>
          <table:table-cell table:formula="of:=[.G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garba" xlink:type="simple">Garba</text:a></text:p>
          </table:table-cell>
          <table:table-cell office:value-type="float" office:value="563202" calcext:value-type="float">
            <text:p>563202</text:p>
          </table:table-cell>
          <table:table-cell office:value-type="string" calcext:value-type="string">
            <text:p>1:315</text:p>
          </table:table-cell>
          <table:table-cell/>
          <table:table-cell table:formula="of:=IF([.F36]=&quot;&quot;;&quot;IsMale&quot;; [.F36])" office:value-type="string" office:string-value="IsMale" calcext:value-type="string">
            <text:p>IsMale</text:p>
          </table:table-cell>
          <table:table-cell/>
          <table:table-cell table:formula="of:=[.C36]" office:value-type="string" office:string-value="Garba" calcext:value-type="string">
            <text:p>Garba</text:p>
          </table:table-cell>
          <table:table-cell table:formula="of:=[.G3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inab" xlink:type="simple">Zainab</text:a></text:p>
          </table:table-cell>
          <table:table-cell office:value-type="float" office:value="544793" calcext:value-type="float">
            <text:p>544793</text:p>
          </table:table-cell>
          <table:table-cell office:value-type="string" calcext:value-type="string">
            <text:p>1:326</text:p>
          </table:table-cell>
          <table:table-cell office:value-type="string" calcext:value-type="string">
            <text:p>IsFemale</text:p>
          </table:table-cell>
          <table:table-cell table:formula="of:=IF([.F37]=&quot;&quot;;&quot;IsMale&quot;; [.F37])" office:value-type="string" office:string-value="IsFemale" calcext:value-type="string">
            <text:p>IsFemale</text:p>
          </table:table-cell>
          <table:table-cell/>
          <table:table-cell table:formula="of:=[.C37]" office:value-type="string" office:string-value="Zainab" calcext:value-type="string">
            <text:p>Zainab</text:p>
          </table:table-cell>
          <table:table-cell table:formula="of:=[.G3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ryam" xlink:type="simple">Maryam</text:a></text:p>
          </table:table-cell>
          <table:table-cell office:value-type="float" office:value="542104" calcext:value-type="float">
            <text:p>542104</text:p>
          </table:table-cell>
          <table:table-cell office:value-type="string" calcext:value-type="string">
            <text:p>1:328</text:p>
          </table:table-cell>
          <table:table-cell office:value-type="string" calcext:value-type="string">
            <text:p>IsFemale</text:p>
          </table:table-cell>
          <table:table-cell table:formula="of:=IF([.F38]=&quot;&quot;;&quot;IsMale&quot;; [.F38])" office:value-type="string" office:string-value="IsFemale" calcext:value-type="string">
            <text:p>IsFemale</text:p>
          </table:table-cell>
          <table:table-cell/>
          <table:table-cell table:formula="of:=[.C38]" office:value-type="string" office:string-value="Maryam" calcext:value-type="string">
            <text:p>Maryam</text:p>
          </table:table-cell>
          <table:table-cell table:formula="of:=[.G3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oy" xlink:type="simple">Joy</text:a></text:p>
          </table:table-cell>
          <table:table-cell office:value-type="float" office:value="541850" calcext:value-type="float">
            <text:p>541850</text:p>
          </table:table-cell>
          <table:table-cell office:value-type="string" calcext:value-type="string">
            <text:p>1:328</text:p>
          </table:table-cell>
          <table:table-cell office:value-type="string" calcext:value-type="string">
            <text:p>IsFemale</text:p>
          </table:table-cell>
          <table:table-cell table:formula="of:=IF([.F39]=&quot;&quot;;&quot;IsMale&quot;; [.F39])" office:value-type="string" office:string-value="IsFemale" calcext:value-type="string">
            <text:p>IsFemale</text:p>
          </table:table-cell>
          <table:table-cell/>
          <table:table-cell table:formula="of:=[.C39]" office:value-type="string" office:string-value="Joy" calcext:value-type="string">
            <text:p>Joy</text:p>
          </table:table-cell>
          <table:table-cell table:formula="of:=[.G3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ictoria" xlink:type="simple">Victoria</text:a></text:p>
          </table:table-cell>
          <table:table-cell office:value-type="float" office:value="537858" calcext:value-type="float">
            <text:p>537858</text:p>
          </table:table-cell>
          <table:table-cell office:value-type="string" calcext:value-type="string">
            <text:p>1:330</text:p>
          </table:table-cell>
          <table:table-cell office:value-type="string" calcext:value-type="string">
            <text:p>IsFemale</text:p>
          </table:table-cell>
          <table:table-cell table:formula="of:=IF([.F40]=&quot;&quot;;&quot;IsMale&quot;; [.F40])" office:value-type="string" office:string-value="IsFemale" calcext:value-type="string">
            <text:p>IsFemale</text:p>
          </table:table-cell>
          <table:table-cell/>
          <table:table-cell table:formula="of:=[.C40]" office:value-type="string" office:string-value="Victoria" calcext:value-type="string">
            <text:p>Victoria</text:p>
          </table:table-cell>
          <table:table-cell table:formula="of:=[.G4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biru" xlink:type="simple">Kabiru</text:a></text:p>
          </table:table-cell>
          <table:table-cell office:value-type="float" office:value="515181" calcext:value-type="float">
            <text:p>515181</text:p>
          </table:table-cell>
          <table:table-cell office:value-type="string" calcext:value-type="string">
            <text:p>1:345</text:p>
          </table:table-cell>
          <table:table-cell/>
          <table:table-cell table:formula="of:=IF([.F41]=&quot;&quot;;&quot;IsMale&quot;; [.F41])" office:value-type="string" office:string-value="IsMale" calcext:value-type="string">
            <text:p>IsMale</text:p>
          </table:table-cell>
          <table:table-cell/>
          <table:table-cell table:formula="of:=[.C41]" office:value-type="string" office:string-value="Kabiru" calcext:value-type="string">
            <text:p>Kabiru</text:p>
          </table:table-cell>
          <table:table-cell table:formula="of:=[.G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lizabeth" xlink:type="simple">Elizabeth</text:a></text:p>
          </table:table-cell>
          <table:table-cell office:value-type="float" office:value="514373" calcext:value-type="float">
            <text:p>514373</text:p>
          </table:table-cell>
          <table:table-cell office:value-type="string" calcext:value-type="string">
            <text:p>1:345</text:p>
          </table:table-cell>
          <table:table-cell office:value-type="string" calcext:value-type="string">
            <text:p>IsFemale</text:p>
          </table:table-cell>
          <table:table-cell table:formula="of:=IF([.F42]=&quot;&quot;;&quot;IsMale&quot;; [.F42])" office:value-type="string" office:string-value="IsFemale" calcext:value-type="string">
            <text:p>IsFemale</text:p>
          </table:table-cell>
          <table:table-cell/>
          <table:table-cell table:formula="of:=[.C42]" office:value-type="string" office:string-value="Elizabeth" calcext:value-type="string">
            <text:p>Elizabeth</text:p>
          </table:table-cell>
          <table:table-cell table:formula="of:=[.G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a" xlink:type="simple">Isa</text:a></text:p>
          </table:table-cell>
          <table:table-cell office:value-type="float" office:value="504047" calcext:value-type="float">
            <text:p>504047</text:p>
          </table:table-cell>
          <table:table-cell office:value-type="string" calcext:value-type="string">
            <text:p>1:352</text:p>
          </table:table-cell>
          <table:table-cell/>
          <table:table-cell table:formula="of:=IF([.F43]=&quot;&quot;;&quot;IsMale&quot;; [.F43])" office:value-type="string" office:string-value="IsMale" calcext:value-type="string">
            <text:p>IsMale</text:p>
          </table:table-cell>
          <table:table-cell/>
          <table:table-cell table:formula="of:=[.C43]" office:value-type="string" office:string-value="Isa" calcext:value-type="string">
            <text:p>Isa</text:p>
          </table:table-cell>
          <table:table-cell table:formula="of:=[.G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diza" xlink:type="simple">Hadiza</text:a></text:p>
          </table:table-cell>
          <table:table-cell office:value-type="float" office:value="485623" calcext:value-type="float">
            <text:p>485623</text:p>
          </table:table-cell>
          <table:table-cell office:value-type="string" calcext:value-type="string">
            <text:p>1:366</text:p>
          </table:table-cell>
          <table:table-cell office:value-type="string" calcext:value-type="string">
            <text:p>IsFemale</text:p>
          </table:table-cell>
          <table:table-cell table:formula="of:=IF([.F44]=&quot;&quot;;&quot;IsMale&quot;; [.F44])" office:value-type="string" office:string-value="IsFemale" calcext:value-type="string">
            <text:p>IsFemale</text:p>
          </table:table-cell>
          <table:table-cell/>
          <table:table-cell table:formula="of:=[.C44]" office:value-type="string" office:string-value="Hadiza" calcext:value-type="string">
            <text:p>Hadiza</text:p>
          </table:table-cell>
          <table:table-cell table:formula="of:=[.G4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dris" xlink:type="simple">Idris</text:a></text:p>
          </table:table-cell>
          <table:table-cell office:value-type="float" office:value="483624" calcext:value-type="float">
            <text:p>483624</text:p>
          </table:table-cell>
          <table:table-cell office:value-type="string" calcext:value-type="string">
            <text:p>1:367</text:p>
          </table:table-cell>
          <table:table-cell/>
          <table:table-cell table:formula="of:=IF([.F45]=&quot;&quot;;&quot;IsMale&quot;; [.F45])" office:value-type="string" office:string-value="IsMale" calcext:value-type="string">
            <text:p>IsMale</text:p>
          </table:table-cell>
          <table:table-cell/>
          <table:table-cell table:formula="of:=[.C45]" office:value-type="string" office:string-value="Idris" calcext:value-type="string">
            <text:p>Idris</text:p>
          </table:table-cell>
          <table:table-cell table:formula="of:=[.G4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ercy" xlink:type="simple">Mercy</text:a></text:p>
          </table:table-cell>
          <table:table-cell office:value-type="float" office:value="482085" calcext:value-type="float">
            <text:p>482085</text:p>
          </table:table-cell>
          <table:table-cell office:value-type="string" calcext:value-type="string">
            <text:p>1:368</text:p>
          </table:table-cell>
          <table:table-cell office:value-type="string" calcext:value-type="string">
            <text:p>IsFemale</text:p>
          </table:table-cell>
          <table:table-cell table:formula="of:=IF([.F46]=&quot;&quot;;&quot;IsMale&quot;; [.F46])" office:value-type="string" office:string-value="IsFemale" calcext:value-type="string">
            <text:p>IsFemale</text:p>
          </table:table-cell>
          <table:table-cell/>
          <table:table-cell table:formula="of:=[.C46]" office:value-type="string" office:string-value="Mercy" calcext:value-type="string">
            <text:p>Mercy</text:p>
          </table:table-cell>
          <table:table-cell table:formula="of:=[.G4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ah" xlink:type="simple">Isah</text:a></text:p>
          </table:table-cell>
          <table:table-cell office:value-type="float" office:value="476435" calcext:value-type="float">
            <text:p>476435</text:p>
          </table:table-cell>
          <table:table-cell office:value-type="string" calcext:value-type="string">
            <text:p>1:373</text:p>
          </table:table-cell>
          <table:table-cell/>
          <table:table-cell table:formula="of:=IF([.F47]=&quot;&quot;;&quot;IsMale&quot;; [.F47])" office:value-type="string" office:string-value="IsMale" calcext:value-type="string">
            <text:p>IsMale</text:p>
          </table:table-cell>
          <table:table-cell/>
          <table:table-cell table:formula="of:=[.C47]" office:value-type="string" office:string-value="Isah" calcext:value-type="string">
            <text:p>Isah</text:p>
          </table:table-cell>
          <table:table-cell table:formula="of:=[.G4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ahaya" xlink:type="simple">Yahaya</text:a></text:p>
          </table:table-cell>
          <table:table-cell office:value-type="float" office:value="473534" calcext:value-type="float">
            <text:p>473534</text:p>
          </table:table-cell>
          <table:table-cell office:value-type="string" calcext:value-type="string">
            <text:p>1:375</text:p>
          </table:table-cell>
          <table:table-cell/>
          <table:table-cell table:formula="of:=IF([.F48]=&quot;&quot;;&quot;IsMale&quot;; [.F48])" office:value-type="string" office:string-value="IsMale" calcext:value-type="string">
            <text:p>IsMale</text:p>
          </table:table-cell>
          <table:table-cell/>
          <table:table-cell table:formula="of:=[.C48]" office:value-type="string" office:string-value="Yahaya" calcext:value-type="string">
            <text:p>Yahaya</text:p>
          </table:table-cell>
          <table:table-cell table:formula="of:=[.G4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uwa" xlink:type="simple">Hauwa</text:a></text:p>
          </table:table-cell>
          <table:table-cell office:value-type="float" office:value="470364" calcext:value-type="float">
            <text:p>470364</text:p>
          </table:table-cell>
          <table:table-cell office:value-type="string" calcext:value-type="string">
            <text:p>1:378</text:p>
          </table:table-cell>
          <table:table-cell office:value-type="string" calcext:value-type="string">
            <text:p>IsFemale</text:p>
          </table:table-cell>
          <table:table-cell table:formula="of:=IF([.F49]=&quot;&quot;;&quot;IsMale&quot;; [.F49])" office:value-type="string" office:string-value="IsFemale" calcext:value-type="string">
            <text:p>IsFemale</text:p>
          </table:table-cell>
          <table:table-cell/>
          <table:table-cell table:formula="of:=[.C49]" office:value-type="string" office:string-value="Hauwa" calcext:value-type="string">
            <text:p>Hauwa</text:p>
          </table:table-cell>
          <table:table-cell table:formula="of:=[.G4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vid" xlink:type="simple">David</text:a></text:p>
          </table:table-cell>
          <table:table-cell office:value-type="float" office:value="465066" calcext:value-type="float">
            <text:p>465066</text:p>
          </table:table-cell>
          <table:table-cell office:value-type="string" calcext:value-type="string">
            <text:p>1:382</text:p>
          </table:table-cell>
          <table:table-cell/>
          <table:table-cell table:formula="of:=IF([.F50]=&quot;&quot;;&quot;IsMale&quot;; [.F50])" office:value-type="string" office:string-value="IsMale" calcext:value-type="string">
            <text:p>IsMale</text:p>
          </table:table-cell>
          <table:table-cell/>
          <table:table-cell table:formula="of:=[.C50]" office:value-type="string" office:string-value="David" calcext:value-type="string">
            <text:p>David</text:p>
          </table:table-cell>
          <table:table-cell table:formula="of:=[.G5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iel" xlink:type="simple">Daniel</text:a></text:p>
          </table:table-cell>
          <table:table-cell office:value-type="float" office:value="453661" calcext:value-type="float">
            <text:p>453661</text:p>
          </table:table-cell>
          <table:table-cell office:value-type="string" calcext:value-type="string">
            <text:p>1:391</text:p>
          </table:table-cell>
          <table:table-cell/>
          <table:table-cell table:formula="of:=IF([.F51]=&quot;&quot;;&quot;IsMale&quot;; [.F51])" office:value-type="string" office:string-value="IsMale" calcext:value-type="string">
            <text:p>IsMale</text:p>
          </table:table-cell>
          <table:table-cell/>
          <table:table-cell table:formula="of:=[.C51]" office:value-type="string" office:string-value="Daniel" calcext:value-type="string">
            <text:p>Daniel</text:p>
          </table:table-cell>
          <table:table-cell table:formula="of:=[.G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gozi" xlink:type="simple">Ngozi</text:a></text:p>
          </table:table-cell>
          <table:table-cell office:value-type="float" office:value="447676" calcext:value-type="float">
            <text:p>447676</text:p>
          </table:table-cell>
          <table:table-cell office:value-type="string" calcext:value-type="string">
            <text:p>1:397</text:p>
          </table:table-cell>
          <table:table-cell office:value-type="string" calcext:value-type="string">
            <text:p>IsFemale</text:p>
          </table:table-cell>
          <table:table-cell table:formula="of:=IF([.F52]=&quot;&quot;;&quot;IsMale&quot;; [.F52])" office:value-type="string" office:string-value="IsFemale" calcext:value-type="string">
            <text:p>IsFemale</text:p>
          </table:table-cell>
          <table:table-cell/>
          <table:table-cell table:formula="of:=[.C52]" office:value-type="string" office:string-value="Ngozi" calcext:value-type="string">
            <text:p>Ngozi</text:p>
          </table:table-cell>
          <table:table-cell table:formula="of:=[.G5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akubu" xlink:type="simple">Yakubu</text:a></text:p>
          </table:table-cell>
          <table:table-cell office:value-type="float" office:value="442648" calcext:value-type="float">
            <text:p>442648</text:p>
          </table:table-cell>
          <table:table-cell office:value-type="string" calcext:value-type="string">
            <text:p>1:401</text:p>
          </table:table-cell>
          <table:table-cell/>
          <table:table-cell table:formula="of:=IF([.F53]=&quot;&quot;;&quot;IsMale&quot;; [.F53])" office:value-type="string" office:string-value="IsMale" calcext:value-type="string">
            <text:p>IsMale</text:p>
          </table:table-cell>
          <table:table-cell/>
          <table:table-cell table:formula="of:=[.C53]" office:value-type="string" office:string-value="Yakubu" calcext:value-type="string">
            <text:p>Yakubu</text:p>
          </table:table-cell>
          <table:table-cell table:formula="of:=[.G5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hmed" xlink:type="simple">Ahmed</text:a></text:p>
          </table:table-cell>
          <table:table-cell office:value-type="float" office:value="441368" calcext:value-type="float">
            <text:p>441368</text:p>
          </table:table-cell>
          <table:table-cell office:value-type="string" calcext:value-type="string">
            <text:p>1:402</text:p>
          </table:table-cell>
          <table:table-cell/>
          <table:table-cell table:formula="of:=IF([.F54]=&quot;&quot;;&quot;IsMale&quot;; [.F54])" office:value-type="string" office:string-value="IsMale" calcext:value-type="string">
            <text:p>IsMale</text:p>
          </table:table-cell>
          <table:table-cell/>
          <table:table-cell table:formula="of:=[.C54]" office:value-type="string" office:string-value="Ahmed" calcext:value-type="string">
            <text:p>Ahmed</text:p>
          </table:table-cell>
          <table:table-cell table:formula="of:=[.G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atience" xlink:type="simple">Patience</text:a></text:p>
          </table:table-cell>
          <table:table-cell office:value-type="float" office:value="435934" calcext:value-type="float">
            <text:p>435934</text:p>
          </table:table-cell>
          <table:table-cell office:value-type="string" calcext:value-type="string">
            <text:p>1:407</text:p>
          </table:table-cell>
          <table:table-cell office:value-type="string" calcext:value-type="string">
            <text:p>IsFemale</text:p>
          </table:table-cell>
          <table:table-cell table:formula="of:=IF([.F55]=&quot;&quot;;&quot;IsMale&quot;; [.F55])" office:value-type="string" office:string-value="IsFemale" calcext:value-type="string">
            <text:p>IsFemale</text:p>
          </table:table-cell>
          <table:table-cell/>
          <table:table-cell table:formula="of:=[.C55]" office:value-type="string" office:string-value="Patience" calcext:value-type="string">
            <text:p>Patience</text:p>
          </table:table-cell>
          <table:table-cell table:formula="of:=[.G5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oses" xlink:type="simple">Moses</text:a></text:p>
          </table:table-cell>
          <table:table-cell office:value-type="float" office:value="433530" calcext:value-type="float">
            <text:p>433530</text:p>
          </table:table-cell>
          <table:table-cell office:value-type="string" calcext:value-type="string">
            <text:p>1:410</text:p>
          </table:table-cell>
          <table:table-cell/>
          <table:table-cell table:formula="of:=IF([.F56]=&quot;&quot;;&quot;IsMale&quot;; [.F56])" office:value-type="string" office:string-value="IsMale" calcext:value-type="string">
            <text:p>IsMale</text:p>
          </table:table-cell>
          <table:table-cell/>
          <table:table-cell table:formula="of:=[.C56]" office:value-type="string" office:string-value="Moses" calcext:value-type="string">
            <text:p>Moses</text:p>
          </table:table-cell>
          <table:table-cell table:formula="of:=[.G5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<text:a xlink:href="https://forebears.io/forenames/taiwo" xlink:type="simple">Taiwo</text:a></text:p>
          </table:table-cell>
          <table:table-cell office:value-type="float" office:value="427849" calcext:value-type="float">
            <text:p>427849</text:p>
          </table:table-cell>
          <table:table-cell office:value-type="string" calcext:value-type="string">
            <text:p>1:415</text:p>
          </table:table-cell>
          <table:table-cell office:value-type="string" calcext:value-type="string">
            <text:p>IsNB</text:p>
          </table:table-cell>
          <table:table-cell table:formula="of:=IF([.F57]=&quot;&quot;;&quot;IsMale&quot;; [.F57])" office:value-type="string" office:string-value="IsNB" calcext:value-type="string">
            <text:p>IsNB</text:p>
          </table:table-cell>
          <table:table-cell/>
          <table:table-cell table:formula="of:=[.C57]" office:value-type="string" office:string-value="Taiwo" calcext:value-type="string">
            <text:p>Taiwo</text:p>
          </table:table-cell>
          <table:table-cell table:formula="of:=[.G5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ames" xlink:type="simple">James</text:a></text:p>
          </table:table-cell>
          <table:table-cell office:value-type="float" office:value="426899" calcext:value-type="float">
            <text:p>426899</text:p>
          </table:table-cell>
          <table:table-cell office:value-type="string" calcext:value-type="string">
            <text:p>1:416</text:p>
          </table:table-cell>
          <table:table-cell/>
          <table:table-cell table:formula="of:=IF([.F58]=&quot;&quot;;&quot;IsMale&quot;; [.F58])" office:value-type="string" office:string-value="IsMale" calcext:value-type="string">
            <text:p>IsMale</text:p>
          </table:table-cell>
          <table:table-cell/>
          <table:table-cell table:formula="of:=[.C58]" office:value-type="string" office:string-value="James" calcext:value-type="string">
            <text:p>James</text:p>
          </table:table-cell>
          <table:table-cell table:formula="of:=[.G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<text:a xlink:href="https://forebears.io/forenames/kehinde" xlink:type="simple">Kehinde</text:a></text:p>
          </table:table-cell>
          <table:table-cell office:value-type="float" office:value="411381" calcext:value-type="float">
            <text:p>411381</text:p>
          </table:table-cell>
          <table:table-cell office:value-type="string" calcext:value-type="string">
            <text:p>1:432</text:p>
          </table:table-cell>
          <table:table-cell office:value-type="string" calcext:value-type="string">
            <text:p>IsNB</text:p>
          </table:table-cell>
          <table:table-cell table:formula="of:=IF([.F59]=&quot;&quot;;&quot;IsMale&quot;; [.F59])" office:value-type="string" office:string-value="IsNB" calcext:value-type="string">
            <text:p>IsNB</text:p>
          </table:table-cell>
          <table:table-cell/>
          <table:table-cell table:formula="of:=[.C59]" office:value-type="string" office:string-value="Kehinde" calcext:value-type="string">
            <text:p>Kehinde</text:p>
          </table:table-cell>
          <table:table-cell table:formula="of:=[.G5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biu" xlink:type="simple">Rabiu</text:a></text:p>
          </table:table-cell>
          <table:table-cell office:value-type="float" office:value="410324" calcext:value-type="float">
            <text:p>410324</text:p>
          </table:table-cell>
          <table:table-cell office:value-type="string" calcext:value-type="string">
            <text:p>1:433</text:p>
          </table:table-cell>
          <table:table-cell/>
          <table:table-cell table:formula="of:=IF([.F60]=&quot;&quot;;&quot;IsMale&quot;; [.F60])" office:value-type="string" office:string-value="IsMale" calcext:value-type="string">
            <text:p>IsMale</text:p>
          </table:table-cell>
          <table:table-cell/>
          <table:table-cell table:formula="of:=[.C60]" office:value-type="string" office:string-value="Rabiu" calcext:value-type="string">
            <text:p>Rabiu</text:p>
          </table:table-cell>
          <table:table-cell table:formula="of:=[.G6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ictor" xlink:type="simple">Victor</text:a></text:p>
          </table:table-cell>
          <table:table-cell office:value-type="float" office:value="409838" calcext:value-type="float">
            <text:p>409838</text:p>
          </table:table-cell>
          <table:table-cell office:value-type="string" calcext:value-type="string">
            <text:p>1:433</text:p>
          </table:table-cell>
          <table:table-cell/>
          <table:table-cell table:formula="of:=IF([.F61]=&quot;&quot;;&quot;IsMale&quot;; [.F61])" office:value-type="string" office:string-value="IsMale" calcext:value-type="string">
            <text:p>IsMale</text:p>
          </table:table-cell>
          <table:table-cell/>
          <table:table-cell table:formula="of:=[.C61]" office:value-type="string" office:string-value="Victor" calcext:value-type="string">
            <text:p>Victor</text:p>
          </table:table-cell>
          <table:table-cell table:formula="of:=[.G6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stapha" xlink:type="simple">Mustapha</text:a></text:p>
          </table:table-cell>
          <table:table-cell office:value-type="float" office:value="406742" calcext:value-type="float">
            <text:p>406742</text:p>
          </table:table-cell>
          <table:table-cell office:value-type="string" calcext:value-type="string">
            <text:p>1:437</text:p>
          </table:table-cell>
          <table:table-cell/>
          <table:table-cell table:formula="of:=IF([.F62]=&quot;&quot;;&quot;IsMale&quot;; [.F62])" office:value-type="string" office:string-value="IsMale" calcext:value-type="string">
            <text:p>IsMale</text:p>
          </table:table-cell>
          <table:table-cell/>
          <table:table-cell table:formula="of:=[.C62]" office:value-type="string" office:string-value="Mustapha" calcext:value-type="string">
            <text:p>Mustapha</text:p>
          </table:table-cell>
          <table:table-cell table:formula="of:=[.G6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riday" xlink:type="simple">Friday</text:a></text:p>
          </table:table-cell>
          <table:table-cell office:value-type="float" office:value="406246" calcext:value-type="float">
            <text:p>406246</text:p>
          </table:table-cell>
          <table:table-cell office:value-type="string" calcext:value-type="string">
            <text:p>1:437</text:p>
          </table:table-cell>
          <table:table-cell/>
          <table:table-cell table:formula="of:=IF([.F63]=&quot;&quot;;&quot;IsMale&quot;; [.F63])" office:value-type="string" office:string-value="IsMale" calcext:value-type="string">
            <text:p>IsMale</text:p>
          </table:table-cell>
          <table:table-cell/>
          <table:table-cell table:formula="of:=[.C63]" office:value-type="string" office:string-value="Friday" calcext:value-type="string">
            <text:p>Friday</text:p>
          </table:table-cell>
          <table:table-cell table:formula="of:=[.G6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hehu" xlink:type="simple">Shehu</text:a></text:p>
          </table:table-cell>
          <table:table-cell office:value-type="float" office:value="404762" calcext:value-type="float">
            <text:p>404762</text:p>
          </table:table-cell>
          <table:table-cell office:value-type="string" calcext:value-type="string">
            <text:p>1:439</text:p>
          </table:table-cell>
          <table:table-cell/>
          <table:table-cell table:formula="of:=IF([.F64]=&quot;&quot;;&quot;IsMale&quot;; [.F64])" office:value-type="string" office:string-value="IsMale" calcext:value-type="string">
            <text:p>IsMale</text:p>
          </table:table-cell>
          <table:table-cell/>
          <table:table-cell table:formula="of:=[.C64]" office:value-type="string" office:string-value="Shehu" calcext:value-type="string">
            <text:p>Shehu</text:p>
          </table:table-cell>
          <table:table-cell table:formula="of:=[.G6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a" xlink:type="simple">Nura</text:a></text:p>
          </table:table-cell>
          <table:table-cell office:value-type="float" office:value="396819" calcext:value-type="float">
            <text:p>396819</text:p>
          </table:table-cell>
          <table:table-cell office:value-type="string" calcext:value-type="string">
            <text:p>1:447</text:p>
          </table:table-cell>
          <table:table-cell/>
          <table:table-cell table:formula="of:=IF([.F65]=&quot;&quot;;&quot;IsMale&quot;; [.F65])" office:value-type="string" office:string-value="IsMale" calcext:value-type="string">
            <text:p>IsMale</text:p>
          </table:table-cell>
          <table:table-cell/>
          <table:table-cell table:formula="of:=[.C65]" office:value-type="string" office:string-value="Nura" calcext:value-type="string">
            <text:p>Nura</text:p>
          </table:table-cell>
          <table:table-cell table:formula="of:=[.G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la" xlink:type="simple">Bala</text:a></text:p>
          </table:table-cell>
          <table:table-cell office:value-type="float" office:value="395844" calcext:value-type="float">
            <text:p>395844</text:p>
          </table:table-cell>
          <table:table-cell office:value-type="string" calcext:value-type="string">
            <text:p>1:449</text:p>
          </table:table-cell>
          <table:table-cell/>
          <table:table-cell table:formula="of:=IF([.F66]=&quot;&quot;;&quot;IsMale&quot;; [.F66])" office:value-type="string" office:string-value="IsMale" calcext:value-type="string">
            <text:p>IsMale</text:p>
          </table:table-cell>
          <table:table-cell/>
          <table:table-cell table:formula="of:=[.C66]" office:value-type="string" office:string-value="Bala" calcext:value-type="string">
            <text:p>Bala</text:p>
          </table:table-cell>
          <table:table-cell table:formula="of:=[.G6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omfort" xlink:type="simple">Comfort</text:a></text:p>
          </table:table-cell>
          <table:table-cell office:value-type="float" office:value="388356" calcext:value-type="float">
            <text:p>388356</text:p>
          </table:table-cell>
          <table:table-cell office:value-type="string" calcext:value-type="string">
            <text:p>1:457</text:p>
          </table:table-cell>
          <table:table-cell office:value-type="string" calcext:value-type="string">
            <text:p>IsFemale</text:p>
          </table:table-cell>
          <table:table-cell table:formula="of:=IF([.F67]=&quot;&quot;;&quot;IsMale&quot;; [.F67])" office:value-type="string" office:string-value="IsFemale" calcext:value-type="string">
            <text:p>IsFemale</text:p>
          </table:table-cell>
          <table:table-cell/>
          <table:table-cell table:formula="of:=[.C67]" office:value-type="string" office:string-value="Comfort" calcext:value-type="string">
            <text:p>Comfort</text:p>
          </table:table-cell>
          <table:table-cell table:formula="of:=[.G6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awal" xlink:type="simple">Lawal</text:a></text:p>
          </table:table-cell>
          <table:table-cell office:value-type="float" office:value="388069" calcext:value-type="float">
            <text:p>388069</text:p>
          </table:table-cell>
          <table:table-cell office:value-type="string" calcext:value-type="string">
            <text:p>1:458</text:p>
          </table:table-cell>
          <table:table-cell/>
          <table:table-cell table:formula="of:=IF([.F68]=&quot;&quot;;&quot;IsMale&quot;; [.F68])" office:value-type="string" office:string-value="IsMale" calcext:value-type="string">
            <text:p>IsMale</text:p>
          </table:table-cell>
          <table:table-cell/>
          <table:table-cell table:formula="of:=[.C68]" office:value-type="string" office:string-value="Lawal" calcext:value-type="string">
            <text:p>Lawal</text:p>
          </table:table-cell>
          <table:table-cell table:formula="of:=[.G6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odwin" xlink:type="simple">Godwin</text:a></text:p>
          </table:table-cell>
          <table:table-cell office:value-type="float" office:value="379522" calcext:value-type="float">
            <text:p>379522</text:p>
          </table:table-cell>
          <table:table-cell office:value-type="string" calcext:value-type="string">
            <text:p>1:468</text:p>
          </table:table-cell>
          <table:table-cell/>
          <table:table-cell table:formula="of:=IF([.F69]=&quot;&quot;;&quot;IsMale&quot;; [.F69])" office:value-type="string" office:string-value="IsMale" calcext:value-type="string">
            <text:p>IsMale</text:p>
          </table:table-cell>
          <table:table-cell/>
          <table:table-cell table:formula="of:=[.C69]" office:value-type="string" office:string-value="Godwin" calcext:value-type="string">
            <text:p>Godwin</text:p>
          </table:table-cell>
          <table:table-cell table:formula="of:=[.G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meka" xlink:type="simple">Emeka</text:a></text:p>
          </table:table-cell>
          <table:table-cell office:value-type="float" office:value="367112" calcext:value-type="float">
            <text:p>367112</text:p>
          </table:table-cell>
          <table:table-cell office:value-type="string" calcext:value-type="string">
            <text:p>1:484</text:p>
          </table:table-cell>
          <table:table-cell/>
          <table:table-cell table:formula="of:=IF([.F70]=&quot;&quot;;&quot;IsMale&quot;; [.F70])" office:value-type="string" office:string-value="IsMale" calcext:value-type="string">
            <text:p>IsMale</text:p>
          </table:table-cell>
          <table:table-cell/>
          <table:table-cell table:formula="of:=[.C70]" office:value-type="string" office:string-value="Emeka" calcext:value-type="string">
            <text:p>Emeka</text:p>
          </table:table-cell>
          <table:table-cell table:formula="of:=[.G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onday" xlink:type="simple">Monday</text:a></text:p>
          </table:table-cell>
          <table:table-cell office:value-type="float" office:value="365087" calcext:value-type="float">
            <text:p>365087</text:p>
          </table:table-cell>
          <table:table-cell office:value-type="string" calcext:value-type="string">
            <text:p>1:486</text:p>
          </table:table-cell>
          <table:table-cell/>
          <table:table-cell table:formula="of:=IF([.F71]=&quot;&quot;;&quot;IsMale&quot;; [.F71])" office:value-type="string" office:string-value="IsMale" calcext:value-type="string">
            <text:p>IsMale</text:p>
          </table:table-cell>
          <table:table-cell/>
          <table:table-cell table:formula="of:=[.C71]" office:value-type="string" office:string-value="Monday" calcext:value-type="string">
            <text:p>Monday</text:p>
          </table:table-cell>
          <table:table-cell table:formula="of:=[.G7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aul" xlink:type="simple">Paul</text:a></text:p>
          </table:table-cell>
          <table:table-cell office:value-type="float" office:value="345764" calcext:value-type="float">
            <text:p>345764</text:p>
          </table:table-cell>
          <table:table-cell office:value-type="string" calcext:value-type="string">
            <text:p>1:514</text:p>
          </table:table-cell>
          <table:table-cell/>
          <table:table-cell table:formula="of:=IF([.F72]=&quot;&quot;;&quot;IsMale&quot;; [.F72])" office:value-type="string" office:string-value="IsMale" calcext:value-type="string">
            <text:p>IsMale</text:p>
          </table:table-cell>
          <table:table-cell/>
          <table:table-cell table:formula="of:=[.C72]" office:value-type="string" office:string-value="Paul" calcext:value-type="string">
            <text:p>Paul</text:p>
          </table:table-cell>
          <table:table-cell table:formula="of:=[.G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hmad" xlink:type="simple">Ahmad</text:a></text:p>
          </table:table-cell>
          <table:table-cell office:value-type="float" office:value="338440" calcext:value-type="float">
            <text:p>338440</text:p>
          </table:table-cell>
          <table:table-cell office:value-type="string" calcext:value-type="string">
            <text:p>1:525</text:p>
          </table:table-cell>
          <table:table-cell/>
          <table:table-cell table:formula="of:=IF([.F73]=&quot;&quot;;&quot;IsMale&quot;; [.F73])" office:value-type="string" office:string-value="IsMale" calcext:value-type="string">
            <text:p>IsMale</text:p>
          </table:table-cell>
          <table:table-cell/>
          <table:table-cell table:formula="of:=[.C73]" office:value-type="string" office:string-value="Ahmad" calcext:value-type="string">
            <text:p>Ahmad</text:p>
          </table:table-cell>
          <table:table-cell table:formula="of:=[.G7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ifeanyi" xlink:type="simple">Ifeanyi</text:a></text:p>
          </table:table-cell>
          <table:table-cell office:value-type="float" office:value="337526" calcext:value-type="float">
            <text:p>337526</text:p>
          </table:table-cell>
          <table:table-cell office:value-type="string" calcext:value-type="string">
            <text:p>1:526</text:p>
          </table:table-cell>
          <table:table-cell/>
          <table:table-cell table:formula="of:=IF([.F74]=&quot;&quot;;&quot;IsMale&quot;; [.F74])" office:value-type="string" office:string-value="IsMale" calcext:value-type="string">
            <text:p>IsMale</text:p>
          </table:table-cell>
          <table:table-cell/>
          <table:table-cell table:formula="of:=[.C74]" office:value-type="string" office:string-value="Ifeanyi" calcext:value-type="string">
            <text:p>Ifeanyi</text:p>
          </table:table-cell>
          <table:table-cell table:formula="of:=[.G7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ichael" xlink:type="simple">Michael</text:a></text:p>
          </table:table-cell>
          <table:table-cell office:value-type="float" office:value="334386" calcext:value-type="float">
            <text:p>334386</text:p>
          </table:table-cell>
          <table:table-cell office:value-type="string" calcext:value-type="string">
            <text:p>1:531</text:p>
          </table:table-cell>
          <table:table-cell/>
          <table:table-cell table:formula="of:=IF([.F75]=&quot;&quot;;&quot;IsMale&quot;; [.F75])" office:value-type="string" office:string-value="IsMale" calcext:value-type="string">
            <text:p>IsMale</text:p>
          </table:table-cell>
          <table:table-cell/>
          <table:table-cell table:formula="of:=[.C75]" office:value-type="string" office:string-value="Michael" calcext:value-type="string">
            <text:p>Michael</text:p>
          </table:table-cell>
          <table:table-cell table:formula="of:=[.G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siru" xlink:type="simple">Nasiru</text:a></text:p>
          </table:table-cell>
          <table:table-cell office:value-type="float" office:value="333596" calcext:value-type="float">
            <text:p>333596</text:p>
          </table:table-cell>
          <table:table-cell office:value-type="string" calcext:value-type="string">
            <text:p>1:532</text:p>
          </table:table-cell>
          <table:table-cell/>
          <table:table-cell table:formula="of:=IF([.F76]=&quot;&quot;;&quot;IsMale&quot;; [.F76])" office:value-type="string" office:string-value="IsMale" calcext:value-type="string">
            <text:p>IsMale</text:p>
          </table:table-cell>
          <table:table-cell/>
          <table:table-cell table:formula="of:=[.C76]" office:value-type="string" office:string-value="Nasiru" calcext:value-type="string">
            <text:p>Nasiru</text:p>
          </table:table-cell>
          <table:table-cell table:formula="of:=[.G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thony" xlink:type="simple">Anthony</text:a></text:p>
          </table:table-cell>
          <table:table-cell office:value-type="float" office:value="330343" calcext:value-type="float">
            <text:p>330343</text:p>
          </table:table-cell>
          <table:table-cell office:value-type="string" calcext:value-type="string">
            <text:p>1:538</text:p>
          </table:table-cell>
          <table:table-cell/>
          <table:table-cell table:formula="of:=IF([.F77]=&quot;&quot;;&quot;IsMale&quot;; [.F77])" office:value-type="string" office:string-value="IsMale" calcext:value-type="string">
            <text:p>IsMale</text:p>
          </table:table-cell>
          <table:table-cell/>
          <table:table-cell table:formula="of:=[.C77]" office:value-type="string" office:string-value="Anthony" calcext:value-type="string">
            <text:p>Anthony</text:p>
          </table:table-cell>
          <table:table-cell table:formula="of:=[.G7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ristiana" xlink:type="simple">Christiana</text:a></text:p>
          </table:table-cell>
          <table:table-cell office:value-type="float" office:value="327818" calcext:value-type="float">
            <text:p>327818</text:p>
          </table:table-cell>
          <table:table-cell office:value-type="string" calcext:value-type="string">
            <text:p>1:542</text:p>
          </table:table-cell>
          <table:table-cell office:value-type="string" calcext:value-type="string">
            <text:p>IsFemale</text:p>
          </table:table-cell>
          <table:table-cell table:formula="of:=IF([.F78]=&quot;&quot;;&quot;IsMale&quot;; [.F78])" office:value-type="string" office:string-value="IsFemale" calcext:value-type="string">
            <text:p>IsFemale</text:p>
          </table:table-cell>
          <table:table-cell/>
          <table:table-cell table:formula="of:=[.C78]" office:value-type="string" office:string-value="Christiana" calcext:value-type="string">
            <text:p>Christiana</text:p>
          </table:table-cell>
          <table:table-cell table:formula="of:=[.G7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shatu" xlink:type="simple">Aishatu</text:a></text:p>
          </table:table-cell>
          <table:table-cell office:value-type="float" office:value="318276" calcext:value-type="float">
            <text:p>318276</text:p>
          </table:table-cell>
          <table:table-cell office:value-type="string" calcext:value-type="string">
            <text:p>1:558</text:p>
          </table:table-cell>
          <table:table-cell office:value-type="string" calcext:value-type="string">
            <text:p>IsFemale</text:p>
          </table:table-cell>
          <table:table-cell table:formula="of:=IF([.F79]=&quot;&quot;;&quot;IsMale&quot;; [.F79])" office:value-type="string" office:string-value="IsFemale" calcext:value-type="string">
            <text:p>IsFemale</text:p>
          </table:table-cell>
          <table:table-cell/>
          <table:table-cell table:formula="of:=[.C79]" office:value-type="string" office:string-value="Aishatu" calcext:value-type="string">
            <text:p>Aishatu</text:p>
          </table:table-cell>
          <table:table-cell table:formula="of:=[.G7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idu" xlink:type="simple">Saidu</text:a></text:p>
          </table:table-cell>
          <table:table-cell office:value-type="float" office:value="307737" calcext:value-type="float">
            <text:p>307737</text:p>
          </table:table-cell>
          <table:table-cell office:value-type="string" calcext:value-type="string">
            <text:p>1:577</text:p>
          </table:table-cell>
          <table:table-cell/>
          <table:table-cell table:formula="of:=IF([.F80]=&quot;&quot;;&quot;IsMale&quot;; [.F80])" office:value-type="string" office:string-value="IsMale" calcext:value-type="string">
            <text:p>IsMale</text:p>
          </table:table-cell>
          <table:table-cell/>
          <table:table-cell table:formula="of:=[.C80]" office:value-type="string" office:string-value="Saidu" calcext:value-type="string">
            <text:p>Saidu</text:p>
          </table:table-cell>
          <table:table-cell table:formula="of:=[.G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ba" xlink:type="simple">Abba</text:a></text:p>
          </table:table-cell>
          <table:table-cell office:value-type="float" office:value="307417" calcext:value-type="float">
            <text:p>307417</text:p>
          </table:table-cell>
          <table:table-cell office:value-type="string" calcext:value-type="string">
            <text:p>1:578</text:p>
          </table:table-cell>
          <table:table-cell/>
          <table:table-cell table:formula="of:=IF([.F81]=&quot;&quot;;&quot;IsMale&quot;; [.F81])" office:value-type="string" office:string-value="IsMale" calcext:value-type="string">
            <text:p>IsMale</text:p>
          </table:table-cell>
          <table:table-cell/>
          <table:table-cell table:formula="of:=[.C81]" office:value-type="string" office:string-value="Abba" calcext:value-type="string">
            <text:p>Abba</text:p>
          </table:table-cell>
          <table:table-cell table:formula="of:=[.G8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uda" xlink:type="simple">Dauda</text:a></text:p>
          </table:table-cell>
          <table:table-cell office:value-type="float" office:value="303269" calcext:value-type="float">
            <text:p>303269</text:p>
          </table:table-cell>
          <table:table-cell office:value-type="string" calcext:value-type="string">
            <text:p>1:586</text:p>
          </table:table-cell>
          <table:table-cell/>
          <table:table-cell table:formula="of:=IF([.F82]=&quot;&quot;;&quot;IsMale&quot;; [.F82])" office:value-type="string" office:string-value="IsMale" calcext:value-type="string">
            <text:p>IsMale</text:p>
          </table:table-cell>
          <table:table-cell/>
          <table:table-cell table:formula="of:=[.C82]" office:value-type="string" office:string-value="Dauda" calcext:value-type="string">
            <text:p>Dauda</text:p>
          </table:table-cell>
          <table:table-cell table:formula="of:=[.G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olomon" xlink:type="simple">Solomon</text:a></text:p>
          </table:table-cell>
          <table:table-cell office:value-type="float" office:value="302356" calcext:value-type="float">
            <text:p>302356</text:p>
          </table:table-cell>
          <table:table-cell office:value-type="string" calcext:value-type="string">
            <text:p>1:587</text:p>
          </table:table-cell>
          <table:table-cell/>
          <table:table-cell table:formula="of:=IF([.F83]=&quot;&quot;;&quot;IsMale&quot;; [.F83])" office:value-type="string" office:string-value="IsMale" calcext:value-type="string">
            <text:p>IsMale</text:p>
          </table:table-cell>
          <table:table-cell/>
          <table:table-cell table:formula="of:=[.C83]" office:value-type="string" office:string-value="Solomon" calcext:value-type="string">
            <text:p>Solomon</text:p>
          </table:table-cell>
          <table:table-cell table:formula="of:=[.G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maru" xlink:type="simple">Umaru</text:a></text:p>
          </table:table-cell>
          <table:table-cell office:value-type="float" office:value="298781" calcext:value-type="float">
            <text:p>298781</text:p>
          </table:table-cell>
          <table:table-cell office:value-type="string" calcext:value-type="string">
            <text:p>1:594</text:p>
          </table:table-cell>
          <table:table-cell/>
          <table:table-cell table:formula="of:=IF([.F84]=&quot;&quot;;&quot;IsMale&quot;; [.F84])" office:value-type="string" office:string-value="IsMale" calcext:value-type="string">
            <text:p>IsMale</text:p>
          </table:table-cell>
          <table:table-cell/>
          <table:table-cell table:formula="of:=[.C84]" office:value-type="string" office:string-value="Umaru" calcext:value-type="string">
            <text:p>Umaru</text:p>
          </table:table-cell>
          <table:table-cell table:formula="of:=[.G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lorence" xlink:type="simple">Florence</text:a></text:p>
          </table:table-cell>
          <table:table-cell office:value-type="float" office:value="295323" calcext:value-type="float">
            <text:p>295323</text:p>
          </table:table-cell>
          <table:table-cell office:value-type="string" calcext:value-type="string">
            <text:p>1:601</text:p>
          </table:table-cell>
          <table:table-cell office:value-type="string" calcext:value-type="string">
            <text:p>IsFemale</text:p>
          </table:table-cell>
          <table:table-cell table:formula="of:=IF([.F85]=&quot;&quot;;&quot;IsMale&quot;; [.F85])" office:value-type="string" office:string-value="IsFemale" calcext:value-type="string">
            <text:p>IsFemale</text:p>
          </table:table-cell>
          <table:table-cell/>
          <table:table-cell table:formula="of:=[.C85]" office:value-type="string" office:string-value="Florence" calcext:value-type="string">
            <text:p>Florence</text:p>
          </table:table-cell>
          <table:table-cell table:formula="of:=[.G8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chinedu" xlink:type="simple">Chinedu</text:a></text:p>
          </table:table-cell>
          <table:table-cell office:value-type="float" office:value="294286" calcext:value-type="float">
            <text:p>294286</text:p>
          </table:table-cell>
          <table:table-cell office:value-type="string" calcext:value-type="string">
            <text:p>1:603</text:p>
          </table:table-cell>
          <table:table-cell/>
          <table:table-cell table:formula="of:=IF([.F86]=&quot;&quot;;&quot;IsMale&quot;; [.F86])" office:value-type="string" office:string-value="IsMale" calcext:value-type="string">
            <text:p>IsMale</text:p>
          </table:table-cell>
          <table:table-cell/>
          <table:table-cell table:formula="of:=[.C86]" office:value-type="string" office:string-value="Chinedu" calcext:value-type="string">
            <text:p>Chinedu</text:p>
          </table:table-cell>
          <table:table-cell table:formula="of:=[.G8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lima" xlink:type="simple">Halima</text:a></text:p>
          </table:table-cell>
          <table:table-cell office:value-type="float" office:value="291454" calcext:value-type="float">
            <text:p>291454</text:p>
          </table:table-cell>
          <table:table-cell office:value-type="string" calcext:value-type="string">
            <text:p>1:609</text:p>
          </table:table-cell>
          <table:table-cell office:value-type="string" calcext:value-type="string">
            <text:p>IsFemale</text:p>
          </table:table-cell>
          <table:table-cell table:formula="of:=IF([.F87]=&quot;&quot;;&quot;IsMale&quot;; [.F87])" office:value-type="string" office:string-value="IsFemale" calcext:value-type="string">
            <text:p>IsFemale</text:p>
          </table:table-cell>
          <table:table-cell/>
          <table:table-cell table:formula="of:=[.C87]" office:value-type="string" office:string-value="Halima" calcext:value-type="string">
            <text:p>Halima</text:p>
          </table:table-cell>
          <table:table-cell table:formula="of:=[.G8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elicia" xlink:type="simple">Felicia</text:a></text:p>
          </table:table-cell>
          <table:table-cell office:value-type="float" office:value="290789" calcext:value-type="float">
            <text:p>290789</text:p>
          </table:table-cell>
          <table:table-cell office:value-type="string" calcext:value-type="string">
            <text:p>1:611</text:p>
          </table:table-cell>
          <table:table-cell office:value-type="string" calcext:value-type="string">
            <text:p>IsFemale</text:p>
          </table:table-cell>
          <table:table-cell table:formula="of:=IF([.F88]=&quot;&quot;;&quot;IsMale&quot;; [.F88])" office:value-type="string" office:string-value="IsFemale" calcext:value-type="string">
            <text:p>IsFemale</text:p>
          </table:table-cell>
          <table:table-cell/>
          <table:table-cell table:formula="of:=[.C88]" office:value-type="string" office:string-value="Felicia" calcext:value-type="string">
            <text:p>Felicia</text:p>
          </table:table-cell>
          <table:table-cell table:formula="of:=[.G8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ulaiman" xlink:type="simple">Sulaiman</text:a></text:p>
          </table:table-cell>
          <table:table-cell office:value-type="float" office:value="290296" calcext:value-type="float">
            <text:p>290296</text:p>
          </table:table-cell>
          <table:table-cell office:value-type="string" calcext:value-type="string">
            <text:p>1:612</text:p>
          </table:table-cell>
          <table:table-cell/>
          <table:table-cell table:formula="of:=IF([.F89]=&quot;&quot;;&quot;IsMale&quot;; [.F89])" office:value-type="string" office:string-value="IsMale" calcext:value-type="string">
            <text:p>IsMale</text:p>
          </table:table-cell>
          <table:table-cell/>
          <table:table-cell table:formula="of:=[.C89]" office:value-type="string" office:string-value="Sulaiman" calcext:value-type="string">
            <text:p>Sulaiman</text:p>
          </table:table-cell>
          <table:table-cell table:formula="of:=[.G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ose" xlink:type="simple">Rose</text:a></text:p>
          </table:table-cell>
          <table:table-cell office:value-type="float" office:value="288594" calcext:value-type="float">
            <text:p>288594</text:p>
          </table:table-cell>
          <table:table-cell office:value-type="string" calcext:value-type="string">
            <text:p>1:615</text:p>
          </table:table-cell>
          <table:table-cell office:value-type="string" calcext:value-type="string">
            <text:p>IsFemale</text:p>
          </table:table-cell>
          <table:table-cell table:formula="of:=IF([.F90]=&quot;&quot;;&quot;IsMale&quot;; [.F90])" office:value-type="string" office:string-value="IsFemale" calcext:value-type="string">
            <text:p>IsFemale</text:p>
          </table:table-cell>
          <table:table-cell/>
          <table:table-cell table:formula="of:=[.C90]" office:value-type="string" office:string-value="Rose" calcext:value-type="string">
            <text:p>Rose</text:p>
          </table:table-cell>
          <table:table-cell table:formula="of:=[.G9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elen" xlink:type="simple">Helen</text:a></text:p>
          </table:table-cell>
          <table:table-cell office:value-type="float" office:value="288328" calcext:value-type="float">
            <text:p>288328</text:p>
          </table:table-cell>
          <table:table-cell office:value-type="string" calcext:value-type="string">
            <text:p>1:616</text:p>
          </table:table-cell>
          <table:table-cell office:value-type="string" calcext:value-type="string">
            <text:p>IsFemale</text:p>
          </table:table-cell>
          <table:table-cell table:formula="of:=IF([.F91]=&quot;&quot;;&quot;IsMale&quot;; [.F91])" office:value-type="string" office:string-value="IsFemale" calcext:value-type="string">
            <text:p>IsFemale</text:p>
          </table:table-cell>
          <table:table-cell/>
          <table:table-cell table:formula="of:=[.C91]" office:value-type="string" office:string-value="Helen" calcext:value-type="string">
            <text:p>Helen</text:p>
          </table:table-cell>
          <table:table-cell table:formula="of:=[.G9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uth" xlink:type="simple">Ruth</text:a></text:p>
          </table:table-cell>
          <table:table-cell office:value-type="float" office:value="280922" calcext:value-type="float">
            <text:p>280922</text:p>
          </table:table-cell>
          <table:table-cell office:value-type="string" calcext:value-type="string">
            <text:p>1:632</text:p>
          </table:table-cell>
          <table:table-cell office:value-type="string" calcext:value-type="string">
            <text:p>IsFemale</text:p>
          </table:table-cell>
          <table:table-cell table:formula="of:=IF([.F92]=&quot;&quot;;&quot;IsMale&quot;; [.F92])" office:value-type="string" office:string-value="IsFemale" calcext:value-type="string">
            <text:p>IsFemale</text:p>
          </table:table-cell>
          <table:table-cell/>
          <table:table-cell table:formula="of:=[.C92]" office:value-type="string" office:string-value="Ruth" calcext:value-type="string">
            <text:p>Ruth</text:p>
          </table:table-cell>
          <table:table-cell table:formula="of:=[.G9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arity" xlink:type="simple">Charity</text:a></text:p>
          </table:table-cell>
          <table:table-cell office:value-type="float" office:value="276046" calcext:value-type="float">
            <text:p>276046</text:p>
          </table:table-cell>
          <table:table-cell office:value-type="string" calcext:value-type="string">
            <text:p>1:643</text:p>
          </table:table-cell>
          <table:table-cell office:value-type="string" calcext:value-type="string">
            <text:p>IsFemale</text:p>
          </table:table-cell>
          <table:table-cell table:formula="of:=IF([.F93]=&quot;&quot;;&quot;IsMale&quot;; [.F93])" office:value-type="string" office:string-value="IsFemale" calcext:value-type="string">
            <text:p>IsFemale</text:p>
          </table:table-cell>
          <table:table-cell/>
          <table:table-cell table:formula="of:=[.C93]" office:value-type="string" office:string-value="Charity" calcext:value-type="string">
            <text:p>Charity</text:p>
          </table:table-cell>
          <table:table-cell table:formula="of:=[.G9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shir" xlink:type="simple">Bashir</text:a></text:p>
          </table:table-cell>
          <table:table-cell office:value-type="float" office:value="274774" calcext:value-type="float">
            <text:p>274774</text:p>
          </table:table-cell>
          <table:table-cell office:value-type="string" calcext:value-type="string">
            <text:p>1:646</text:p>
          </table:table-cell>
          <table:table-cell/>
          <table:table-cell table:formula="of:=IF([.F94]=&quot;&quot;;&quot;IsMale&quot;; [.F94])" office:value-type="string" office:string-value="IsMale" calcext:value-type="string">
            <text:p>IsMale</text:p>
          </table:table-cell>
          <table:table-cell/>
          <table:table-cell table:formula="of:=[.C94]" office:value-type="string" office:string-value="Bashir" calcext:value-type="string">
            <text:p>Bashir</text:p>
          </table:table-cell>
          <table:table-cell table:formula="of:=[.G9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rabi" xlink:type="simple">Rabi</text:a></text:p>
          </table:table-cell>
          <table:table-cell office:value-type="float" office:value="273143" calcext:value-type="float">
            <text:p>273143</text:p>
          </table:table-cell>
          <table:table-cell office:value-type="string" calcext:value-type="string">
            <text:p>1:650</text:p>
          </table:table-cell>
          <table:table-cell office:value-type="string" calcext:value-type="string">
            <text:p>IsFemale</text:p>
          </table:table-cell>
          <table:table-cell table:formula="of:=IF([.F95]=&quot;&quot;;&quot;IsMale&quot;; [.F95])" office:value-type="string" office:string-value="IsFemale" calcext:value-type="string">
            <text:p>IsFemale</text:p>
          </table:table-cell>
          <table:table-cell/>
          <table:table-cell table:formula="of:=[.C95]" office:value-type="string" office:string-value="Rabi" calcext:value-type="string">
            <text:p>Rabi</text:p>
          </table:table-cell>
          <table:table-cell table:formula="of:=[.G9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inyere" xlink:type="simple">Chinyere</text:a></text:p>
          </table:table-cell>
          <table:table-cell office:value-type="float" office:value="271892" calcext:value-type="float">
            <text:p>271892</text:p>
          </table:table-cell>
          <table:table-cell office:value-type="string" calcext:value-type="string">
            <text:p>1:653</text:p>
          </table:table-cell>
          <table:table-cell office:value-type="string" calcext:value-type="string">
            <text:p>IsFemale</text:p>
          </table:table-cell>
          <table:table-cell table:formula="of:=IF([.F96]=&quot;&quot;;&quot;IsMale&quot;; [.F96])" office:value-type="string" office:string-value="IsFemale" calcext:value-type="string">
            <text:p>IsFemale</text:p>
          </table:table-cell>
          <table:table-cell/>
          <table:table-cell table:formula="of:=[.C96]" office:value-type="string" office:string-value="Chinyere" calcext:value-type="string">
            <text:p>Chinyere</text:p>
          </table:table-cell>
          <table:table-cell table:formula="of:=[.G9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icheal" xlink:type="simple">Micheal</text:a></text:p>
          </table:table-cell>
          <table:table-cell office:value-type="float" office:value="270373" calcext:value-type="float">
            <text:p>270373</text:p>
          </table:table-cell>
          <table:table-cell office:value-type="string" calcext:value-type="string">
            <text:p>1:657</text:p>
          </table:table-cell>
          <table:table-cell/>
          <table:table-cell table:formula="of:=IF([.F97]=&quot;&quot;;&quot;IsMale&quot;; [.F97])" office:value-type="string" office:string-value="IsMale" calcext:value-type="string">
            <text:p>IsMale</text:p>
          </table:table-cell>
          <table:table-cell/>
          <table:table-cell table:formula="of:=[.C97]" office:value-type="string" office:string-value="Micheal" calcext:value-type="string">
            <text:p>Micheal</text:p>
          </table:table-cell>
          <table:table-cell table:formula="of:=[.G9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<text:a xlink:href="https://forebears.io/forenames/abiodun" xlink:type="simple">Abiodun</text:a></text:p>
          </table:table-cell>
          <table:table-cell office:value-type="float" office:value="268272" calcext:value-type="float">
            <text:p>268272</text:p>
          </table:table-cell>
          <table:table-cell office:value-type="string" calcext:value-type="string">
            <text:p>1:662</text:p>
          </table:table-cell>
          <table:table-cell office:value-type="string" calcext:value-type="string">
            <text:p>IsNB</text:p>
          </table:table-cell>
          <table:table-cell table:formula="of:=IF([.F98]=&quot;&quot;;&quot;IsMale&quot;; [.F98])" office:value-type="string" office:string-value="IsNB" calcext:value-type="string">
            <text:p>IsNB</text:p>
          </table:table-cell>
          <table:table-cell/>
          <table:table-cell table:formula="of:=[.C98]" office:value-type="string" office:string-value="Abiodun" calcext:value-type="string">
            <text:p>Abiodun</text:p>
          </table:table-cell>
          <table:table-cell table:formula="of:=[.G9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rancis" xlink:type="simple">Francis</text:a></text:p>
          </table:table-cell>
          <table:table-cell office:value-type="float" office:value="263605" calcext:value-type="float">
            <text:p>263605</text:p>
          </table:table-cell>
          <table:table-cell office:value-type="string" calcext:value-type="string">
            <text:p>1:674</text:p>
          </table:table-cell>
          <table:table-cell/>
          <table:table-cell table:formula="of:=IF([.F99]=&quot;&quot;;&quot;IsMale&quot;; [.F99])" office:value-type="string" office:string-value="IsMale" calcext:value-type="string">
            <text:p>IsMale</text:p>
          </table:table-cell>
          <table:table-cell/>
          <table:table-cell table:formula="of:=[.C99]" office:value-type="string" office:string-value="Francis" calcext:value-type="string">
            <text:p>Francis</text:p>
          </table:table-cell>
          <table:table-cell table:formula="of:=[.G9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anet" xlink:type="simple">Janet</text:a></text:p>
          </table:table-cell>
          <table:table-cell office:value-type="float" office:value="262033" calcext:value-type="float">
            <text:p>262033</text:p>
          </table:table-cell>
          <table:table-cell office:value-type="string" calcext:value-type="string">
            <text:p>1:678</text:p>
          </table:table-cell>
          <table:table-cell office:value-type="string" calcext:value-type="string">
            <text:p>IsFemale</text:p>
          </table:table-cell>
          <table:table-cell table:formula="of:=IF([.F100]=&quot;&quot;;&quot;IsMale&quot;; [.F100])" office:value-type="string" office:string-value="IsFemale" calcext:value-type="string">
            <text:p>IsFemale</text:p>
          </table:table-cell>
          <table:table-cell/>
          <table:table-cell table:formula="of:=[.C100]" office:value-type="string" office:string-value="Janet" calcext:value-type="string">
            <text:p>Janet</text:p>
          </table:table-cell>
          <table:table-cell table:formula="of:=[.G10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lory" xlink:type="simple">Glory</text:a></text:p>
          </table:table-cell>
          <table:table-cell office:value-type="float" office:value="261162" calcext:value-type="float">
            <text:p>261162</text:p>
          </table:table-cell>
          <table:table-cell office:value-type="string" calcext:value-type="string">
            <text:p>1:680</text:p>
          </table:table-cell>
          <table:table-cell office:value-type="string" calcext:value-type="string">
            <text:p>IsFemale</text:p>
          </table:table-cell>
          <table:table-cell table:formula="of:=IF([.F101]=&quot;&quot;;&quot;IsMale&quot;; [.F101])" office:value-type="string" office:string-value="IsFemale" calcext:value-type="string">
            <text:p>IsFemale</text:p>
          </table:table-cell>
          <table:table-cell/>
          <table:table-cell table:formula="of:=[.C101]" office:value-type="string" office:string-value="Glory" calcext:value-type="string">
            <text:p>Glory</text:p>
          </table:table-cell>
          <table:table-cell table:formula="of:=[.G10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ristopher" xlink:type="simple">Christopher</text:a></text:p>
          </table:table-cell>
          <table:table-cell office:value-type="float" office:value="257738" calcext:value-type="float">
            <text:p>257738</text:p>
          </table:table-cell>
          <table:table-cell office:value-type="string" calcext:value-type="string">
            <text:p>1:689</text:p>
          </table:table-cell>
          <table:table-cell/>
          <table:table-cell table:formula="of:=IF([.F102]=&quot;&quot;;&quot;IsMale&quot;; [.F102])" office:value-type="string" office:string-value="IsMale" calcext:value-type="string">
            <text:p>IsMale</text:p>
          </table:table-cell>
          <table:table-cell/>
          <table:table-cell table:formula="of:=[.C102]" office:value-type="string" office:string-value="Christopher" calcext:value-type="string">
            <text:p>Christopher</text:p>
          </table:table-cell>
          <table:table-cell table:formula="of:=[.G1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kechukwu" xlink:type="simple">Ikechukwu</text:a></text:p>
          </table:table-cell>
          <table:table-cell office:value-type="float" office:value="257537" calcext:value-type="float">
            <text:p>257537</text:p>
          </table:table-cell>
          <table:table-cell office:value-type="string" calcext:value-type="string">
            <text:p>1:689</text:p>
          </table:table-cell>
          <table:table-cell/>
          <table:table-cell table:formula="of:=IF([.F103]=&quot;&quot;;&quot;IsMale&quot;; [.F103])" office:value-type="string" office:string-value="IsMale" calcext:value-type="string">
            <text:p>IsMale</text:p>
          </table:table-cell>
          <table:table-cell/>
          <table:table-cell table:formula="of:=[.C103]" office:value-type="string" office:string-value="Ikechukwu" calcext:value-type="string">
            <text:p>Ikechukwu</text:p>
          </table:table-cell>
          <table:table-cell table:formula="of:=[.G10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rah" xlink:type="simple">Sarah</text:a></text:p>
          </table:table-cell>
          <table:table-cell office:value-type="float" office:value="257470" calcext:value-type="float">
            <text:p>257470</text:p>
          </table:table-cell>
          <table:table-cell office:value-type="string" calcext:value-type="string">
            <text:p>1:690</text:p>
          </table:table-cell>
          <table:table-cell office:value-type="string" calcext:value-type="string">
            <text:p>IsFemale</text:p>
          </table:table-cell>
          <table:table-cell table:formula="of:=IF([.F104]=&quot;&quot;;&quot;IsMale&quot;; [.F104])" office:value-type="string" office:string-value="IsFemale" calcext:value-type="string">
            <text:p>IsFemale</text:p>
          </table:table-cell>
          <table:table-cell/>
          <table:table-cell table:formula="of:=[.C104]" office:value-type="string" office:string-value="Sarah" calcext:value-type="string">
            <text:p>Sarah</text:p>
          </table:table-cell>
          <table:table-cell table:formula="of:=[.G10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ingsley" xlink:type="simple">Kingsley</text:a></text:p>
          </table:table-cell>
          <table:table-cell office:value-type="float" office:value="257342" calcext:value-type="float">
            <text:p>257342</text:p>
          </table:table-cell>
          <table:table-cell office:value-type="string" calcext:value-type="string">
            <text:p>1:690</text:p>
          </table:table-cell>
          <table:table-cell/>
          <table:table-cell table:formula="of:=IF([.F105]=&quot;&quot;;&quot;IsMale&quot;; [.F105])" office:value-type="string" office:string-value="IsMale" calcext:value-type="string">
            <text:p>IsMale</text:p>
          </table:table-cell>
          <table:table-cell/>
          <table:table-cell table:formula="of:=[.C105]" office:value-type="string" office:string-value="Kingsley" calcext:value-type="string">
            <text:p>Kingsley</text:p>
          </table:table-cell>
          <table:table-cell table:formula="of:=[.G10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tephen" xlink:type="simple">Stephen</text:a></text:p>
          </table:table-cell>
          <table:table-cell office:value-type="float" office:value="256736" calcext:value-type="float">
            <text:p>256736</text:p>
          </table:table-cell>
          <table:table-cell office:value-type="string" calcext:value-type="string">
            <text:p>1:692</text:p>
          </table:table-cell>
          <table:table-cell/>
          <table:table-cell table:formula="of:=IF([.F106]=&quot;&quot;;&quot;IsMale&quot;; [.F106])" office:value-type="string" office:string-value="IsMale" calcext:value-type="string">
            <text:p>IsMale</text:p>
          </table:table-cell>
          <table:table-cell/>
          <table:table-cell table:formula="of:=[.C106]" office:value-type="string" office:string-value="Stephen" calcext:value-type="string">
            <text:p>Stephen</text:p>
          </table:table-cell>
          <table:table-cell table:formula="of:=[.G1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lhaji" xlink:type="simple">Alhaji</text:a></text:p>
          </table:table-cell>
          <table:table-cell office:value-type="float" office:value="254107" calcext:value-type="float">
            <text:p>254107</text:p>
          </table:table-cell>
          <table:table-cell office:value-type="string" calcext:value-type="string">
            <text:p>1:699</text:p>
          </table:table-cell>
          <table:table-cell/>
          <table:table-cell table:formula="of:=IF([.F107]=&quot;&quot;;&quot;IsMale&quot;; [.F107])" office:value-type="string" office:string-value="IsMale" calcext:value-type="string">
            <text:p>IsMale</text:p>
          </table:table-cell>
          <table:table-cell/>
          <table:table-cell table:formula="of:=[.C107]" office:value-type="string" office:string-value="Alhaji" calcext:value-type="string">
            <text:p>Alhaji</text:p>
          </table:table-cell>
          <table:table-cell table:formula="of:=[.G10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amilu" xlink:type="simple">Jamilu</text:a></text:p>
          </table:table-cell>
          <table:table-cell office:value-type="float" office:value="252533" calcext:value-type="float">
            <text:p>252533</text:p>
          </table:table-cell>
          <table:table-cell office:value-type="string" calcext:value-type="string">
            <text:p>1:703</text:p>
          </table:table-cell>
          <table:table-cell/>
          <table:table-cell table:formula="of:=IF([.F108]=&quot;&quot;;&quot;IsMale&quot;; [.F108])" office:value-type="string" office:string-value="IsMale" calcext:value-type="string">
            <text:p>IsMale</text:p>
          </table:table-cell>
          <table:table-cell/>
          <table:table-cell table:formula="of:=[.C108]" office:value-type="string" office:string-value="Jamilu" calcext:value-type="string">
            <text:p>Jamilu</text:p>
          </table:table-cell>
          <table:table-cell table:formula="of:=[.G1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eborah" xlink:type="simple">Deborah</text:a></text:p>
          </table:table-cell>
          <table:table-cell office:value-type="float" office:value="251676" calcext:value-type="float">
            <text:p>251676</text:p>
          </table:table-cell>
          <table:table-cell office:value-type="string" calcext:value-type="string">
            <text:p>1:706</text:p>
          </table:table-cell>
          <table:table-cell office:value-type="string" calcext:value-type="string">
            <text:p>IsFemale</text:p>
          </table:table-cell>
          <table:table-cell table:formula="of:=IF([.F109]=&quot;&quot;;&quot;IsMale&quot;; [.F109])" office:value-type="string" office:string-value="IsFemale" calcext:value-type="string">
            <text:p>IsFemale</text:p>
          </table:table-cell>
          <table:table-cell/>
          <table:table-cell table:formula="of:=[.C109]" office:value-type="string" office:string-value="Deborah" calcext:value-type="string">
            <text:p>Deborah</text:p>
          </table:table-cell>
          <table:table-cell table:formula="of:=[.G10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riam" xlink:type="simple">Mariam</text:a></text:p>
          </table:table-cell>
          <table:table-cell office:value-type="float" office:value="249831" calcext:value-type="float">
            <text:p>249831</text:p>
          </table:table-cell>
          <table:table-cell office:value-type="string" calcext:value-type="string">
            <text:p>1:711</text:p>
          </table:table-cell>
          <table:table-cell office:value-type="string" calcext:value-type="string">
            <text:p>IsFemale</text:p>
          </table:table-cell>
          <table:table-cell table:formula="of:=IF([.F110]=&quot;&quot;;&quot;IsMale&quot;; [.F110])" office:value-type="string" office:string-value="IsFemale" calcext:value-type="string">
            <text:p>IsFemale</text:p>
          </table:table-cell>
          <table:table-cell/>
          <table:table-cell table:formula="of:=[.C110]" office:value-type="string" office:string-value="Mariam" calcext:value-type="string">
            <text:p>Mariam</text:p>
          </table:table-cell>
          <table:table-cell table:formula="of:=[.G11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ioma" xlink:type="simple">Chioma</text:a></text:p>
          </table:table-cell>
          <table:table-cell office:value-type="float" office:value="248914" calcext:value-type="float">
            <text:p>248914</text:p>
          </table:table-cell>
          <table:table-cell office:value-type="string" calcext:value-type="string">
            <text:p>1:713</text:p>
          </table:table-cell>
          <table:table-cell office:value-type="string" calcext:value-type="string">
            <text:p>IsFemale</text:p>
          </table:table-cell>
          <table:table-cell table:formula="of:=IF([.F111]=&quot;&quot;;&quot;IsMale&quot;; [.F111])" office:value-type="string" office:string-value="IsFemale" calcext:value-type="string">
            <text:p>IsFemale</text:p>
          </table:table-cell>
          <table:table-cell/>
          <table:table-cell table:formula="of:=[.C111]" office:value-type="string" office:string-value="Chioma" calcext:value-type="string">
            <text:p>Chioma</text:p>
          </table:table-cell>
          <table:table-cell table:formula="of:=[.G11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jeoma" xlink:type="simple">Ijeoma</text:a></text:p>
          </table:table-cell>
          <table:table-cell office:value-type="float" office:value="245761" calcext:value-type="float">
            <text:p>245761</text:p>
          </table:table-cell>
          <table:table-cell office:value-type="string" calcext:value-type="string">
            <text:p>1:723</text:p>
          </table:table-cell>
          <table:table-cell office:value-type="string" calcext:value-type="string">
            <text:p>IsFemale</text:p>
          </table:table-cell>
          <table:table-cell table:formula="of:=IF([.F112]=&quot;&quot;;&quot;IsMale&quot;; [.F112])" office:value-type="string" office:string-value="IsFemale" calcext:value-type="string">
            <text:p>IsFemale</text:p>
          </table:table-cell>
          <table:table-cell/>
          <table:table-cell table:formula="of:=[.C112]" office:value-type="string" office:string-value="Ijeoma" calcext:value-type="string">
            <text:p>Ijeoma</text:p>
          </table:table-cell>
          <table:table-cell table:formula="of:=[.G11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ith" xlink:type="simple">Faith</text:a></text:p>
          </table:table-cell>
          <table:table-cell office:value-type="float" office:value="244989" calcext:value-type="float">
            <text:p>244989</text:p>
          </table:table-cell>
          <table:table-cell office:value-type="string" calcext:value-type="string">
            <text:p>1:725</text:p>
          </table:table-cell>
          <table:table-cell office:value-type="string" calcext:value-type="string">
            <text:p>IsFemale</text:p>
          </table:table-cell>
          <table:table-cell table:formula="of:=IF([.F113]=&quot;&quot;;&quot;IsMale&quot;; [.F113])" office:value-type="string" office:string-value="IsFemale" calcext:value-type="string">
            <text:p>IsFemale</text:p>
          </table:table-cell>
          <table:table-cell/>
          <table:table-cell table:formula="of:=[.C113]" office:value-type="string" office:string-value="Faith" calcext:value-type="string">
            <text:p>Faith</text:p>
          </table:table-cell>
          <table:table-cell table:formula="of:=[.G11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mson" xlink:type="simple">Samson</text:a></text:p>
          </table:table-cell>
          <table:table-cell office:value-type="float" office:value="243357" calcext:value-type="float">
            <text:p>243357</text:p>
          </table:table-cell>
          <table:table-cell office:value-type="string" calcext:value-type="string">
            <text:p>1:730</text:p>
          </table:table-cell>
          <table:table-cell/>
          <table:table-cell table:formula="of:=IF([.F114]=&quot;&quot;;&quot;IsMale&quot;; [.F114])" office:value-type="string" office:string-value="IsMale" calcext:value-type="string">
            <text:p>IsMale</text:p>
          </table:table-cell>
          <table:table-cell/>
          <table:table-cell table:formula="of:=[.C114]" office:value-type="string" office:string-value="Samson" calcext:value-type="string">
            <text:p>Samson</text:p>
          </table:table-cell>
          <table:table-cell table:formula="of:=[.G1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uleiman" xlink:type="simple">Suleiman</text:a></text:p>
          </table:table-cell>
          <table:table-cell office:value-type="float" office:value="243184" calcext:value-type="float">
            <text:p>243184</text:p>
          </table:table-cell>
          <table:table-cell office:value-type="string" calcext:value-type="string">
            <text:p>1:730</text:p>
          </table:table-cell>
          <table:table-cell/>
          <table:table-cell table:formula="of:=IF([.F115]=&quot;&quot;;&quot;IsMale&quot;; [.F115])" office:value-type="string" office:string-value="IsMale" calcext:value-type="string">
            <text:p>IsMale</text:p>
          </table:table-cell>
          <table:table-cell/>
          <table:table-cell table:formula="of:=[.C115]" office:value-type="string" office:string-value="Suleiman" calcext:value-type="string">
            <text:p>Suleiman</text:p>
          </table:table-cell>
          <table:table-cell table:formula="of:=[.G11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uwal" xlink:type="simple">Auwal</text:a></text:p>
          </table:table-cell>
          <table:table-cell office:value-type="float" office:value="242908" calcext:value-type="float">
            <text:p>242908</text:p>
          </table:table-cell>
          <table:table-cell office:value-type="string" calcext:value-type="string">
            <text:p>1:731</text:p>
          </table:table-cell>
          <table:table-cell/>
          <table:table-cell table:formula="of:=IF([.F116]=&quot;&quot;;&quot;IsMale&quot;; [.F116])" office:value-type="string" office:string-value="IsMale" calcext:value-type="string">
            <text:p>IsMale</text:p>
          </table:table-cell>
          <table:table-cell/>
          <table:table-cell table:formula="of:=[.C116]" office:value-type="string" office:string-value="Auwal" calcext:value-type="string">
            <text:p>Auwal</text:p>
          </table:table-cell>
          <table:table-cell table:formula="of:=[.G11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ce" xlink:type="simple">Alice</text:a></text:p>
          </table:table-cell>
          <table:table-cell office:value-type="float" office:value="241745" calcext:value-type="float">
            <text:p>241745</text:p>
          </table:table-cell>
          <table:table-cell office:value-type="string" calcext:value-type="string">
            <text:p>1:735</text:p>
          </table:table-cell>
          <table:table-cell office:value-type="string" calcext:value-type="string">
            <text:p>IsFemale</text:p>
          </table:table-cell>
          <table:table-cell table:formula="of:=IF([.F117]=&quot;&quot;;&quot;IsMale&quot;; [.F117])" office:value-type="string" office:string-value="IsFemale" calcext:value-type="string">
            <text:p>IsFemale</text:p>
          </table:table-cell>
          <table:table-cell/>
          <table:table-cell table:formula="of:=[.C117]" office:value-type="string" office:string-value="Alice" calcext:value-type="string">
            <text:p>Alice</text:p>
          </table:table-cell>
          <table:table-cell table:formula="of:=[.G1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awan" xlink:type="simple">Lawan</text:a></text:p>
          </table:table-cell>
          <table:table-cell office:value-type="float" office:value="239256" calcext:value-type="float">
            <text:p>239256</text:p>
          </table:table-cell>
          <table:table-cell office:value-type="string" calcext:value-type="string">
            <text:p>1:742</text:p>
          </table:table-cell>
          <table:table-cell/>
          <table:table-cell table:formula="of:=IF([.F118]=&quot;&quot;;&quot;IsMale&quot;; [.F118])" office:value-type="string" office:string-value="IsMale" calcext:value-type="string">
            <text:p>IsMale</text:p>
          </table:table-cell>
          <table:table-cell/>
          <table:table-cell table:formula="of:=[.C118]" office:value-type="string" office:string-value="Lawan" calcext:value-type="string">
            <text:p>Lawan</text:p>
          </table:table-cell>
          <table:table-cell table:formula="of:=[.G1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ba" xlink:type="simple">Baba</text:a></text:p>
          </table:table-cell>
          <table:table-cell office:value-type="float" office:value="234496" calcext:value-type="float">
            <text:p>234496</text:p>
          </table:table-cell>
          <table:table-cell office:value-type="string" calcext:value-type="string">
            <text:p>1:757</text:p>
          </table:table-cell>
          <table:table-cell/>
          <table:table-cell table:formula="of:=IF([.F119]=&quot;&quot;;&quot;IsMale&quot;; [.F119])" office:value-type="string" office:string-value="IsMale" calcext:value-type="string">
            <text:p>IsMale</text:p>
          </table:table-cell>
          <table:table-cell/>
          <table:table-cell table:formula="of:=[.C119]" office:value-type="string" office:string-value="Baba" calcext:value-type="string">
            <text:p>Baba</text:p>
          </table:table-cell>
          <table:table-cell table:formula="of:=[.G11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muhammadu" xlink:type="simple">Muhammadu</text:a></text:p>
          </table:table-cell>
          <table:table-cell office:value-type="float" office:value="230436" calcext:value-type="float">
            <text:p>230436</text:p>
          </table:table-cell>
          <table:table-cell office:value-type="string" calcext:value-type="string">
            <text:p>1:771</text:p>
          </table:table-cell>
          <table:table-cell/>
          <table:table-cell table:formula="of:=IF([.F120]=&quot;&quot;;&quot;IsMale&quot;; [.F120])" office:value-type="string" office:string-value="IsMale" calcext:value-type="string">
            <text:p>IsMale</text:p>
          </table:table-cell>
          <table:table-cell/>
          <table:table-cell table:formula="of:=[.C120]" office:value-type="string" office:string-value="Muhammadu" calcext:value-type="string">
            <text:p>Muhammadu</text:p>
          </table:table-cell>
          <table:table-cell table:formula="of:=[.G1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mail" xlink:type="simple">Ismail</text:a></text:p>
          </table:table-cell>
          <table:table-cell office:value-type="float" office:value="227525" calcext:value-type="float">
            <text:p>227525</text:p>
          </table:table-cell>
          <table:table-cell office:value-type="string" calcext:value-type="string">
            <text:p>1:780</text:p>
          </table:table-cell>
          <table:table-cell/>
          <table:table-cell table:formula="of:=IF([.F121]=&quot;&quot;;&quot;IsMale&quot;; [.F121])" office:value-type="string" office:string-value="IsMale" calcext:value-type="string">
            <text:p>IsMale</text:p>
          </table:table-cell>
          <table:table-cell/>
          <table:table-cell table:formula="of:=[.C121]" office:value-type="string" office:string-value="Ismail" calcext:value-type="string">
            <text:p>Ismail</text:p>
          </table:table-cell>
          <table:table-cell table:formula="of:=[.G12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uwau" xlink:type="simple">Hauwau</text:a></text:p>
          </table:table-cell>
          <table:table-cell office:value-type="float" office:value="227303" calcext:value-type="float">
            <text:p>227303</text:p>
          </table:table-cell>
          <table:table-cell office:value-type="string" calcext:value-type="string">
            <text:p>1:781</text:p>
          </table:table-cell>
          <table:table-cell office:value-type="string" calcext:value-type="string">
            <text:p>IsFemale</text:p>
          </table:table-cell>
          <table:table-cell table:formula="of:=IF([.F122]=&quot;&quot;;&quot;IsMale&quot;; [.F122])" office:value-type="string" office:string-value="IsFemale" calcext:value-type="string">
            <text:p>IsFemale</text:p>
          </table:table-cell>
          <table:table-cell/>
          <table:table-cell table:formula="of:=[.C122]" office:value-type="string" office:string-value="Hauwau" calcext:value-type="string">
            <text:p>Hauwau</text:p>
          </table:table-cell>
          <table:table-cell table:formula="of:=[.G12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tella" xlink:type="simple">Stella</text:a></text:p>
          </table:table-cell>
          <table:table-cell office:value-type="float" office:value="226353" calcext:value-type="float">
            <text:p>226353</text:p>
          </table:table-cell>
          <table:table-cell office:value-type="string" calcext:value-type="string">
            <text:p>1:784</text:p>
          </table:table-cell>
          <table:table-cell office:value-type="string" calcext:value-type="string">
            <text:p>IsFemale</text:p>
          </table:table-cell>
          <table:table-cell table:formula="of:=IF([.F123]=&quot;&quot;;&quot;IsMale&quot;; [.F123])" office:value-type="string" office:string-value="IsFemale" calcext:value-type="string">
            <text:p>IsFemale</text:p>
          </table:table-cell>
          <table:table-cell/>
          <table:table-cell table:formula="of:=[.C123]" office:value-type="string" office:string-value="Stella" calcext:value-type="string">
            <text:p>Stella</text:p>
          </table:table-cell>
          <table:table-cell table:formula="of:=[.G12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rtala" xlink:type="simple">Murtala</text:a></text:p>
          </table:table-cell>
          <table:table-cell office:value-type="float" office:value="223377" calcext:value-type="float">
            <text:p>223377</text:p>
          </table:table-cell>
          <table:table-cell office:value-type="string" calcext:value-type="string">
            <text:p>1:795</text:p>
          </table:table-cell>
          <table:table-cell/>
          <table:table-cell table:formula="of:=IF([.F124]=&quot;&quot;;&quot;IsMale&quot;; [.F124])" office:value-type="string" office:string-value="IsMale" calcext:value-type="string">
            <text:p>IsMale</text:p>
          </table:table-cell>
          <table:table-cell/>
          <table:table-cell table:formula="of:=[.C124]" office:value-type="string" office:string-value="Murtala" calcext:value-type="string">
            <text:p>Murtala</text:p>
          </table:table-cell>
          <table:table-cell table:formula="of:=[.G12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aac" xlink:type="simple">Isaac</text:a></text:p>
          </table:table-cell>
          <table:table-cell office:value-type="float" office:value="222922" calcext:value-type="float">
            <text:p>222922</text:p>
          </table:table-cell>
          <table:table-cell office:value-type="string" calcext:value-type="string">
            <text:p>1:797</text:p>
          </table:table-cell>
          <table:table-cell/>
          <table:table-cell table:formula="of:=IF([.F125]=&quot;&quot;;&quot;IsMale&quot;; [.F125])" office:value-type="string" office:string-value="IsMale" calcext:value-type="string">
            <text:p>IsMale</text:p>
          </table:table-cell>
          <table:table-cell/>
          <table:table-cell table:formula="of:=[.C125]" office:value-type="string" office:string-value="Isaac" calcext:value-type="string">
            <text:p>Isaac</text:p>
          </table:table-cell>
          <table:table-cell table:formula="of:=[.G1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feoma" xlink:type="simple">Ifeoma</text:a></text:p>
          </table:table-cell>
          <table:table-cell office:value-type="float" office:value="222289" calcext:value-type="float">
            <text:p>222289</text:p>
          </table:table-cell>
          <table:table-cell office:value-type="string" calcext:value-type="string">
            <text:p>1:799</text:p>
          </table:table-cell>
          <table:table-cell office:value-type="string" calcext:value-type="string">
            <text:p>IsFemale</text:p>
          </table:table-cell>
          <table:table-cell table:formula="of:=IF([.F126]=&quot;&quot;;&quot;IsMale&quot;; [.F126])" office:value-type="string" office:string-value="IsFemale" calcext:value-type="string">
            <text:p>IsFemale</text:p>
          </table:table-cell>
          <table:table-cell/>
          <table:table-cell table:formula="of:=[.C126]" office:value-type="string" office:string-value="Ifeoma" calcext:value-type="string">
            <text:p>Ifeoma</text:p>
          </table:table-cell>
          <table:table-cell table:formula="of:=[.G12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briel" xlink:type="simple">Gabriel</text:a></text:p>
          </table:table-cell>
          <table:table-cell office:value-type="float" office:value="219295" calcext:value-type="float">
            <text:p>219295</text:p>
          </table:table-cell>
          <table:table-cell office:value-type="string" calcext:value-type="string">
            <text:p>1:810</text:p>
          </table:table-cell>
          <table:table-cell/>
          <table:table-cell table:formula="of:=IF([.F127]=&quot;&quot;;&quot;IsMale&quot;; [.F127])" office:value-type="string" office:string-value="IsMale" calcext:value-type="string">
            <text:p>IsMale</text:p>
          </table:table-cell>
          <table:table-cell/>
          <table:table-cell table:formula="of:=[.C127]" office:value-type="string" office:string-value="Gabriel" calcext:value-type="string">
            <text:p>Gabriel</text:p>
          </table:table-cell>
          <table:table-cell table:formula="of:=[.G1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oshua" xlink:type="simple">Joshua</text:a></text:p>
          </table:table-cell>
          <table:table-cell office:value-type="float" office:value="219161" calcext:value-type="float">
            <text:p>219161</text:p>
          </table:table-cell>
          <table:table-cell office:value-type="string" calcext:value-type="string">
            <text:p>1:810</text:p>
          </table:table-cell>
          <table:table-cell/>
          <table:table-cell table:formula="of:=IF([.F128]=&quot;&quot;;&quot;IsMale&quot;; [.F128])" office:value-type="string" office:string-value="IsMale" calcext:value-type="string">
            <text:p>IsMale</text:p>
          </table:table-cell>
          <table:table-cell/>
          <table:table-cell table:formula="of:=[.C128]" office:value-type="string" office:string-value="Joshua" calcext:value-type="string">
            <text:p>Joshua</text:p>
          </table:table-cell>
          <table:table-cell table:formula="of:=[.G12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hiru" xlink:type="simple">Dahiru</text:a></text:p>
          </table:table-cell>
          <table:table-cell office:value-type="float" office:value="219062" calcext:value-type="float">
            <text:p>219062</text:p>
          </table:table-cell>
          <table:table-cell office:value-type="string" calcext:value-type="string">
            <text:p>1:811</text:p>
          </table:table-cell>
          <table:table-cell/>
          <table:table-cell table:formula="of:=IF([.F129]=&quot;&quot;;&quot;IsMale&quot;; [.F129])" office:value-type="string" office:string-value="IsMale" calcext:value-type="string">
            <text:p>IsMale</text:p>
          </table:table-cell>
          <table:table-cell/>
          <table:table-cell table:formula="of:=[.C129]" office:value-type="string" office:string-value="Dahiru" calcext:value-type="string">
            <text:p>Dahiru</text:p>
          </table:table-cell>
          <table:table-cell table:formula="of:=[.G1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le" xlink:type="simple">Sale</text:a></text:p>
          </table:table-cell>
          <table:table-cell office:value-type="float" office:value="217595" calcext:value-type="float">
            <text:p>217595</text:p>
          </table:table-cell>
          <table:table-cell office:value-type="string" calcext:value-type="string">
            <text:p>1:816</text:p>
          </table:table-cell>
          <table:table-cell/>
          <table:table-cell table:formula="of:=IF([.F130]=&quot;&quot;;&quot;IsMale&quot;; [.F130])" office:value-type="string" office:string-value="IsMale" calcext:value-type="string">
            <text:p>IsMale</text:p>
          </table:table-cell>
          <table:table-cell/>
          <table:table-cell table:formula="of:=[.C130]" office:value-type="string" office:string-value="Sale" calcext:value-type="string">
            <text:p>Sale</text:p>
          </table:table-cell>
          <table:table-cell table:formula="of:=[.G13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mza" xlink:type="simple">Hamza</text:a></text:p>
          </table:table-cell>
          <table:table-cell office:value-type="float" office:value="215614" calcext:value-type="float">
            <text:p>215614</text:p>
          </table:table-cell>
          <table:table-cell office:value-type="string" calcext:value-type="string">
            <text:p>1:824</text:p>
          </table:table-cell>
          <table:table-cell/>
          <table:table-cell table:formula="of:=IF([.F131]=&quot;&quot;;&quot;IsMale&quot;; [.F131])" office:value-type="string" office:string-value="IsMale" calcext:value-type="string">
            <text:p>IsMale</text:p>
          </table:table-cell>
          <table:table-cell/>
          <table:table-cell table:formula="of:=[.C131]" office:value-type="string" office:string-value="Hamza" calcext:value-type="string">
            <text:p>Hamza</text:p>
          </table:table-cell>
          <table:table-cell table:formula="of:=[.G13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unmilayo" xlink:type="simple">Funmilayo</text:a></text:p>
          </table:table-cell>
          <table:table-cell office:value-type="float" office:value="215203" calcext:value-type="float">
            <text:p>215203</text:p>
          </table:table-cell>
          <table:table-cell office:value-type="string" calcext:value-type="string">
            <text:p>1:825</text:p>
          </table:table-cell>
          <table:table-cell office:value-type="string" calcext:value-type="string">
            <text:p>IsFemale</text:p>
          </table:table-cell>
          <table:table-cell table:formula="of:=IF([.F132]=&quot;&quot;;&quot;IsMale&quot;; [.F132])" office:value-type="string" office:string-value="IsFemale" calcext:value-type="string">
            <text:p>IsFemale</text:p>
          </table:table-cell>
          <table:table-cell/>
          <table:table-cell table:formula="of:=[.C132]" office:value-type="string" office:string-value="Funmilayo" calcext:value-type="string">
            <text:p>Funmilayo</text:p>
          </table:table-cell>
          <table:table-cell table:formula="of:=[.G13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ria" xlink:type="simple">Maria</text:a></text:p>
          </table:table-cell>
          <table:table-cell office:value-type="float" office:value="214755" calcext:value-type="float">
            <text:p>214755</text:p>
          </table:table-cell>
          <table:table-cell office:value-type="string" calcext:value-type="string">
            <text:p>1:827</text:p>
          </table:table-cell>
          <table:table-cell office:value-type="string" calcext:value-type="string">
            <text:p>IsFemale</text:p>
          </table:table-cell>
          <table:table-cell table:formula="of:=IF([.F133]=&quot;&quot;;&quot;IsMale&quot;; [.F133])" office:value-type="string" office:string-value="IsFemale" calcext:value-type="string">
            <text:p>IsFemale</text:p>
          </table:table-cell>
          <table:table-cell/>
          <table:table-cell table:formula="of:=[.C133]" office:value-type="string" office:string-value="Maria" calcext:value-type="string">
            <text:p>Maria</text:p>
          </table:table-cell>
          <table:table-cell table:formula="of:=[.G1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hu" xlink:type="simple">Nuhu</text:a></text:p>
          </table:table-cell>
          <table:table-cell office:value-type="float" office:value="214393" calcext:value-type="float">
            <text:p>214393</text:p>
          </table:table-cell>
          <table:table-cell office:value-type="string" calcext:value-type="string">
            <text:p>1:828</text:p>
          </table:table-cell>
          <table:table-cell/>
          <table:table-cell table:formula="of:=IF([.F134]=&quot;&quot;;&quot;IsMale&quot;; [.F134])" office:value-type="string" office:string-value="IsMale" calcext:value-type="string">
            <text:p>IsMale</text:p>
          </table:table-cell>
          <table:table-cell/>
          <table:table-cell table:formula="of:=[.C134]" office:value-type="string" office:string-value="Nuhu" calcext:value-type="string">
            <text:p>Nuhu</text:p>
          </table:table-cell>
          <table:table-cell table:formula="of:=[.G1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loria" xlink:type="simple">Gloria</text:a></text:p>
          </table:table-cell>
          <table:table-cell office:value-type="float" office:value="213320" calcext:value-type="float">
            <text:p>213320</text:p>
          </table:table-cell>
          <table:table-cell office:value-type="string" calcext:value-type="string">
            <text:p>1:832</text:p>
          </table:table-cell>
          <table:table-cell office:value-type="string" calcext:value-type="string">
            <text:p>IsFemale</text:p>
          </table:table-cell>
          <table:table-cell table:formula="of:=IF([.F135]=&quot;&quot;;&quot;IsMale&quot;; [.F135])" office:value-type="string" office:string-value="IsFemale" calcext:value-type="string">
            <text:p>IsFemale</text:p>
          </table:table-cell>
          <table:table-cell/>
          <table:table-cell table:formula="of:=[.C135]" office:value-type="string" office:string-value="Gloria" calcext:value-type="string">
            <text:p>Gloria</text:p>
          </table:table-cell>
          <table:table-cell table:formula="of:=[.G13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ugustine" xlink:type="simple">Augustine</text:a></text:p>
          </table:table-cell>
          <table:table-cell office:value-type="float" office:value="212413" calcext:value-type="float">
            <text:p>212413</text:p>
          </table:table-cell>
          <table:table-cell office:value-type="string" calcext:value-type="string">
            <text:p>1:836</text:p>
          </table:table-cell>
          <table:table-cell/>
          <table:table-cell table:formula="of:=IF([.F136]=&quot;&quot;;&quot;IsMale&quot;; [.F136])" office:value-type="string" office:string-value="IsMale" calcext:value-type="string">
            <text:p>IsMale</text:p>
          </table:table-cell>
          <table:table-cell/>
          <table:table-cell table:formula="of:=[.C136]" office:value-type="string" office:string-value="Augustine" calcext:value-type="string">
            <text:p>Augustine</text:p>
          </table:table-cell>
          <table:table-cell table:formula="of:=[.G13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<text:a xlink:href="https://forebears.io/forenames/uche" xlink:type="simple">Uche</text:a></text:p>
          </table:table-cell>
          <table:table-cell office:value-type="float" office:value="210181" calcext:value-type="float">
            <text:p>210181</text:p>
          </table:table-cell>
          <table:table-cell office:value-type="string" calcext:value-type="string">
            <text:p>1:845</text:p>
          </table:table-cell>
          <table:table-cell office:value-type="string" calcext:value-type="string">
            <text:p>IsNB</text:p>
          </table:table-cell>
          <table:table-cell table:formula="of:=IF([.F137]=&quot;&quot;;&quot;IsMale&quot;; [.F137])" office:value-type="string" office:string-value="IsNB" calcext:value-type="string">
            <text:p>IsNB</text:p>
          </table:table-cell>
          <table:table-cell/>
          <table:table-cell table:formula="of:=[.C137]" office:value-type="string" office:string-value="Uche" calcext:value-type="string">
            <text:p>Uche</text:p>
          </table:table-cell>
          <table:table-cell table:formula="of:=[.G13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atrick" xlink:type="simple">Patrick</text:a></text:p>
          </table:table-cell>
          <table:table-cell office:value-type="float" office:value="209962" calcext:value-type="float">
            <text:p>209962</text:p>
          </table:table-cell>
          <table:table-cell office:value-type="string" calcext:value-type="string">
            <text:p>1:846</text:p>
          </table:table-cell>
          <table:table-cell/>
          <table:table-cell table:formula="of:=IF([.F138]=&quot;&quot;;&quot;IsMale&quot;; [.F138])" office:value-type="string" office:string-value="IsMale" calcext:value-type="string">
            <text:p>IsMale</text:p>
          </table:table-cell>
          <table:table-cell/>
          <table:table-cell table:formula="of:=[.C138]" office:value-type="string" office:string-value="Patrick" calcext:value-type="string">
            <text:p>Patrick</text:p>
          </table:table-cell>
          <table:table-cell table:formula="of:=[.G1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christian" xlink:type="simple">Christian</text:a></text:p>
          </table:table-cell>
          <table:table-cell office:value-type="float" office:value="208540" calcext:value-type="float">
            <text:p>208540</text:p>
          </table:table-cell>
          <table:table-cell office:value-type="string" calcext:value-type="string">
            <text:p>1:851</text:p>
          </table:table-cell>
          <table:table-cell/>
          <table:table-cell table:formula="of:=IF([.F139]=&quot;&quot;;&quot;IsMale&quot;; [.F139])" office:value-type="string" office:string-value="IsMale" calcext:value-type="string">
            <text:p>IsMale</text:p>
          </table:table-cell>
          <table:table-cell/>
          <table:table-cell table:formula="of:=[.C139]" office:value-type="string" office:string-value="Christian" calcext:value-type="string">
            <text:p>Christian</text:p>
          </table:table-cell>
          <table:table-cell table:formula="of:=[.G13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uwalu" xlink:type="simple">Auwalu</text:a></text:p>
          </table:table-cell>
          <table:table-cell office:value-type="float" office:value="206176" calcext:value-type="float">
            <text:p>206176</text:p>
          </table:table-cell>
          <table:table-cell office:value-type="string" calcext:value-type="string">
            <text:p>1:861</text:p>
          </table:table-cell>
          <table:table-cell/>
          <table:table-cell table:formula="of:=IF([.F140]=&quot;&quot;;&quot;IsMale&quot;; [.F140])" office:value-type="string" office:string-value="IsMale" calcext:value-type="string">
            <text:p>IsMale</text:p>
          </table:table-cell>
          <table:table-cell/>
          <table:table-cell table:formula="of:=[.C140]" office:value-type="string" office:string-value="Auwalu" calcext:value-type="string">
            <text:p>Auwalu</text:p>
          </table:table-cell>
          <table:table-cell table:formula="of:=[.G1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toyin" xlink:type="simple">Toyin</text:a></text:p>
          </table:table-cell>
          <table:table-cell office:value-type="float" office:value="205863" calcext:value-type="float">
            <text:p>205863</text:p>
          </table:table-cell>
          <table:table-cell office:value-type="string" calcext:value-type="string">
            <text:p>1:863</text:p>
          </table:table-cell>
          <table:table-cell office:value-type="string" calcext:value-type="string">
            <text:p>IsFemale</text:p>
          </table:table-cell>
          <table:table-cell table:formula="of:=IF([.F141]=&quot;&quot;;&quot;IsMale&quot;; [.F141])" office:value-type="string" office:string-value="IsFemale" calcext:value-type="string">
            <text:p>IsFemale</text:p>
          </table:table-cell>
          <table:table-cell/>
          <table:table-cell table:formula="of:=[.C141]" office:value-type="string" office:string-value="Toyin" calcext:value-type="string">
            <text:p>Toyin</text:p>
          </table:table-cell>
          <table:table-cell table:formula="of:=[.G14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jara" xlink:type="simple">Hajara</text:a></text:p>
          </table:table-cell>
          <table:table-cell office:value-type="float" office:value="205552" calcext:value-type="float">
            <text:p>205552</text:p>
          </table:table-cell>
          <table:table-cell office:value-type="string" calcext:value-type="string">
            <text:p>1:864</text:p>
          </table:table-cell>
          <table:table-cell office:value-type="string" calcext:value-type="string">
            <text:p>IsFemale</text:p>
          </table:table-cell>
          <table:table-cell table:formula="of:=IF([.F142]=&quot;&quot;;&quot;IsMale&quot;; [.F142])" office:value-type="string" office:string-value="IsFemale" calcext:value-type="string">
            <text:p>IsFemale</text:p>
          </table:table-cell>
          <table:table-cell/>
          <table:table-cell table:formula="of:=[.C142]" office:value-type="string" office:string-value="Hajara" calcext:value-type="string">
            <text:p>Hajara</text:p>
          </table:table-cell>
          <table:table-cell table:formula="of:=[.G1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<text:a xlink:href="https://forebears.io/forenames/chika" xlink:type="simple">Chika</text:a></text:p>
          </table:table-cell>
          <table:table-cell office:value-type="float" office:value="204016" calcext:value-type="float">
            <text:p>204016</text:p>
          </table:table-cell>
          <table:table-cell office:value-type="string" calcext:value-type="string">
            <text:p>1:870</text:p>
          </table:table-cell>
          <table:table-cell office:value-type="string" calcext:value-type="string">
            <text:p>IsNB</text:p>
          </table:table-cell>
          <table:table-cell table:formula="of:=IF([.F143]=&quot;&quot;;&quot;IsMale&quot;; [.F143])" office:value-type="string" office:string-value="IsNB" calcext:value-type="string">
            <text:p>IsNB</text:p>
          </table:table-cell>
          <table:table-cell/>
          <table:table-cell table:formula="of:=[.C143]" office:value-type="string" office:string-value="Chika" calcext:value-type="string">
            <text:p>Chika</text:p>
          </table:table-cell>
          <table:table-cell table:formula="of:=[.G14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<text:a xlink:href="https://forebears.io/forenames/idowu" xlink:type="simple">Idowu</text:a></text:p>
          </table:table-cell>
          <table:table-cell office:value-type="float" office:value="203667" calcext:value-type="float">
            <text:p>203667</text:p>
          </table:table-cell>
          <table:table-cell office:value-type="string" calcext:value-type="string">
            <text:p>1:872</text:p>
          </table:table-cell>
          <table:table-cell office:value-type="string" calcext:value-type="string">
            <text:p>IsNB</text:p>
          </table:table-cell>
          <table:table-cell table:formula="of:=IF([.F144]=&quot;&quot;;&quot;IsMale&quot;; [.F144])" office:value-type="string" office:string-value="IsNB" calcext:value-type="string">
            <text:p>IsNB</text:p>
          </table:table-cell>
          <table:table-cell/>
          <table:table-cell table:formula="of:=[.C144]" office:value-type="string" office:string-value="Idowu" calcext:value-type="string">
            <text:p>Idowu</text:p>
          </table:table-cell>
          <table:table-cell table:formula="of:=[.G14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<text:a xlink:href="https://forebears.io/forenames/uchenna" xlink:type="simple">Uchenna</text:a></text:p>
          </table:table-cell>
          <table:table-cell office:value-type="float" office:value="203345" calcext:value-type="float">
            <text:p>203345</text:p>
          </table:table-cell>
          <table:table-cell office:value-type="string" calcext:value-type="string">
            <text:p>1:873</text:p>
          </table:table-cell>
          <table:table-cell office:value-type="string" calcext:value-type="string">
            <text:p>IsNB</text:p>
          </table:table-cell>
          <table:table-cell table:formula="of:=IF([.F145]=&quot;&quot;;&quot;IsMale&quot;; [.F145])" office:value-type="string" office:string-value="IsNB" calcext:value-type="string">
            <text:p>IsNB</text:p>
          </table:table-cell>
          <table:table-cell/>
          <table:table-cell table:formula="of:=[.C145]" office:value-type="string" office:string-value="Uchenna" calcext:value-type="string">
            <text:p>Uchenna</text:p>
          </table:table-cell>
          <table:table-cell table:formula="of:=[.G145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elix" xlink:type="simple">Felix</text:a></text:p>
          </table:table-cell>
          <table:table-cell office:value-type="float" office:value="197548" calcext:value-type="float">
            <text:p>197548</text:p>
          </table:table-cell>
          <table:table-cell office:value-type="string" calcext:value-type="string">
            <text:p>1:899</text:p>
          </table:table-cell>
          <table:table-cell/>
          <table:table-cell table:formula="of:=IF([.F146]=&quot;&quot;;&quot;IsMale&quot;; [.F146])" office:value-type="string" office:string-value="IsMale" calcext:value-type="string">
            <text:p>IsMale</text:p>
          </table:table-cell>
          <table:table-cell/>
          <table:table-cell table:formula="of:=[.C146]" office:value-type="string" office:string-value="Felix" calcext:value-type="string">
            <text:p>Felix</text:p>
          </table:table-cell>
          <table:table-cell table:formula="of:=[.G14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uchi" xlink:type="simple">Oluchi</text:a></text:p>
          </table:table-cell>
          <table:table-cell office:value-type="float" office:value="195935" calcext:value-type="float">
            <text:p>195935</text:p>
          </table:table-cell>
          <table:table-cell office:value-type="string" calcext:value-type="string">
            <text:p>1:906</text:p>
          </table:table-cell>
          <table:table-cell office:value-type="string" calcext:value-type="string">
            <text:p>IsFemale</text:p>
          </table:table-cell>
          <table:table-cell table:formula="of:=IF([.F147]=&quot;&quot;;&quot;IsMale&quot;; [.F147])" office:value-type="string" office:string-value="IsFemale" calcext:value-type="string">
            <text:p>IsFemale</text:p>
          </table:table-cell>
          <table:table-cell/>
          <table:table-cell table:formula="of:=[.C147]" office:value-type="string" office:string-value="Oluchi" calcext:value-type="string">
            <text:p>Oluchi</text:p>
          </table:table-cell>
          <table:table-cell table:formula="of:=[.G14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<text:a xlink:href="https://forebears.io/forenames/temitope" xlink:type="simple">Temitope</text:a></text:p>
          </table:table-cell>
          <table:table-cell office:value-type="float" office:value="192519" calcext:value-type="float">
            <text:p>192519</text:p>
          </table:table-cell>
          <table:table-cell office:value-type="string" calcext:value-type="string">
            <text:p>1:922</text:p>
          </table:table-cell>
          <table:table-cell office:value-type="string" calcext:value-type="string">
            <text:p>IsNB</text:p>
          </table:table-cell>
          <table:table-cell table:formula="of:=IF([.F148]=&quot;&quot;;&quot;IsMale&quot;; [.F148])" office:value-type="string" office:string-value="IsNB" calcext:value-type="string">
            <text:p>IsNB</text:p>
          </table:table-cell>
          <table:table-cell/>
          <table:table-cell table:formula="of:=[.C148]" office:value-type="string" office:string-value="Temitope" calcext:value-type="string">
            <text:p>Temitope</text:p>
          </table:table-cell>
          <table:table-cell table:formula="of:=[.G14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eace" xlink:type="simple">Peace</text:a></text:p>
          </table:table-cell>
          <table:table-cell office:value-type="float" office:value="192239" calcext:value-type="float">
            <text:p>192239</text:p>
          </table:table-cell>
          <table:table-cell office:value-type="string" calcext:value-type="string">
            <text:p>1:924</text:p>
          </table:table-cell>
          <table:table-cell office:value-type="string" calcext:value-type="string">
            <text:p>IsFemale</text:p>
          </table:table-cell>
          <table:table-cell table:formula="of:=IF([.F149]=&quot;&quot;;&quot;IsMale&quot;; [.F149])" office:value-type="string" office:string-value="IsFemale" calcext:value-type="string">
            <text:p>IsFemale</text:p>
          </table:table-cell>
          <table:table-cell/>
          <table:table-cell table:formula="of:=[.C149]" office:value-type="string" office:string-value="Peace" calcext:value-type="string">
            <text:p>Peace</text:p>
          </table:table-cell>
          <table:table-cell table:formula="of:=[.G14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enry" xlink:type="simple">Henry</text:a></text:p>
          </table:table-cell>
          <table:table-cell office:value-type="float" office:value="192126" calcext:value-type="float">
            <text:p>192126</text:p>
          </table:table-cell>
          <table:table-cell office:value-type="string" calcext:value-type="string">
            <text:p>1:924</text:p>
          </table:table-cell>
          <table:table-cell/>
          <table:table-cell table:formula="of:=IF([.F150]=&quot;&quot;;&quot;IsMale&quot;; [.F150])" office:value-type="string" office:string-value="IsMale" calcext:value-type="string">
            <text:p>IsMale</text:p>
          </table:table-cell>
          <table:table-cell/>
          <table:table-cell table:formula="of:=[.C150]" office:value-type="string" office:string-value="Henry" calcext:value-type="string">
            <text:p>Henry</text:p>
          </table:table-cell>
          <table:table-cell table:formula="of:=[.G15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oseline" xlink:type="simple">Roseline</text:a></text:p>
          </table:table-cell>
          <table:table-cell office:value-type="float" office:value="190266" calcext:value-type="float">
            <text:p>190266</text:p>
          </table:table-cell>
          <table:table-cell office:value-type="string" calcext:value-type="string">
            <text:p>1:933</text:p>
          </table:table-cell>
          <table:table-cell office:value-type="string" calcext:value-type="string">
            <text:p>IsFemale</text:p>
          </table:table-cell>
          <table:table-cell table:formula="of:=IF([.F151]=&quot;&quot;;&quot;IsMale&quot;; [.F151])" office:value-type="string" office:string-value="IsFemale" calcext:value-type="string">
            <text:p>IsFemale</text:p>
          </table:table-cell>
          <table:table-cell/>
          <table:table-cell table:formula="of:=[.C151]" office:value-type="string" office:string-value="Roseline" calcext:value-type="string">
            <text:p>Roseline</text:p>
          </table:table-cell>
          <table:table-cell table:formula="of:=[.G15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biba" xlink:type="simple">Habiba</text:a></text:p>
          </table:table-cell>
          <table:table-cell office:value-type="float" office:value="189399" calcext:value-type="float">
            <text:p>189399</text:p>
          </table:table-cell>
          <table:table-cell office:value-type="string" calcext:value-type="string">
            <text:p>1:938</text:p>
          </table:table-cell>
          <table:table-cell office:value-type="string" calcext:value-type="string">
            <text:p>IsFemale</text:p>
          </table:table-cell>
          <table:table-cell table:formula="of:=IF([.F152]=&quot;&quot;;&quot;IsMale&quot;; [.F152])" office:value-type="string" office:string-value="IsFemale" calcext:value-type="string">
            <text:p>IsFemale</text:p>
          </table:table-cell>
          <table:table-cell/>
          <table:table-cell table:formula="of:=[.C152]" office:value-type="string" office:string-value="Habiba" calcext:value-type="string">
            <text:p>Habiba</text:p>
          </table:table-cell>
          <table:table-cell table:formula="of:=[.G15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nnocent" xlink:type="simple">Innocent</text:a></text:p>
          </table:table-cell>
          <table:table-cell office:value-type="float" office:value="189026" calcext:value-type="float">
            <text:p>189026</text:p>
          </table:table-cell>
          <table:table-cell office:value-type="string" calcext:value-type="string">
            <text:p>1:939</text:p>
          </table:table-cell>
          <table:table-cell/>
          <table:table-cell table:formula="of:=IF([.F153]=&quot;&quot;;&quot;IsMale&quot;; [.F153])" office:value-type="string" office:string-value="IsMale" calcext:value-type="string">
            <text:p>IsMale</text:p>
          </table:table-cell>
          <table:table-cell/>
          <table:table-cell table:formula="of:=[.C153]" office:value-type="string" office:string-value="Innocent" calcext:value-type="string">
            <text:p>Innocent</text:p>
          </table:table-cell>
          <table:table-cell table:formula="of:=[.G15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au" xlink:type="simple">Yau</text:a></text:p>
          </table:table-cell>
          <table:table-cell office:value-type="float" office:value="188062" calcext:value-type="float">
            <text:p>188062</text:p>
          </table:table-cell>
          <table:table-cell office:value-type="string" calcext:value-type="string">
            <text:p>1:944</text:p>
          </table:table-cell>
          <table:table-cell/>
          <table:table-cell table:formula="of:=IF([.F154]=&quot;&quot;;&quot;IsMale&quot;; [.F154])" office:value-type="string" office:string-value="IsMale" calcext:value-type="string">
            <text:p>IsMale</text:p>
          </table:table-cell>
          <table:table-cell/>
          <table:table-cell table:formula="of:=[.C154]" office:value-type="string" office:string-value="Yau" calcext:value-type="string">
            <text:p>Yau</text:p>
          </table:table-cell>
          <table:table-cell table:formula="of:=[.G1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o" xlink:type="simple">Ado</text:a></text:p>
          </table:table-cell>
          <table:table-cell office:value-type="float" office:value="187755" calcext:value-type="float">
            <text:p>187755</text:p>
          </table:table-cell>
          <table:table-cell office:value-type="string" calcext:value-type="string">
            <text:p>1:946</text:p>
          </table:table-cell>
          <table:table-cell/>
          <table:table-cell table:formula="of:=IF([.F155]=&quot;&quot;;&quot;IsMale&quot;; [.F155])" office:value-type="string" office:string-value="IsMale" calcext:value-type="string">
            <text:p>IsMale</text:p>
          </table:table-cell>
          <table:table-cell/>
          <table:table-cell table:formula="of:=[.C155]" office:value-type="string" office:string-value="Ado" calcext:value-type="string">
            <text:p>Ado</text:p>
          </table:table-cell>
          <table:table-cell table:formula="of:=[.G1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uliet" xlink:type="simple">Juliet</text:a></text:p>
          </table:table-cell>
          <table:table-cell office:value-type="float" office:value="187448" calcext:value-type="float">
            <text:p>187448</text:p>
          </table:table-cell>
          <table:table-cell office:value-type="string" calcext:value-type="string">
            <text:p>1:947</text:p>
          </table:table-cell>
          <table:table-cell office:value-type="string" calcext:value-type="string">
            <text:p>IsFemale</text:p>
          </table:table-cell>
          <table:table-cell table:formula="of:=IF([.F156]=&quot;&quot;;&quot;IsMale&quot;; [.F156])" office:value-type="string" office:string-value="IsFemale" calcext:value-type="string">
            <text:p>IsFemale</text:p>
          </table:table-cell>
          <table:table-cell/>
          <table:table-cell table:formula="of:=[.C156]" office:value-type="string" office:string-value="Juliet" calcext:value-type="string">
            <text:p>Juliet</text:p>
          </table:table-cell>
          <table:table-cell table:formula="of:=[.G15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binna" xlink:type="simple">Obinna</text:a></text:p>
          </table:table-cell>
          <table:table-cell office:value-type="float" office:value="186265" calcext:value-type="float">
            <text:p>186265</text:p>
          </table:table-cell>
          <table:table-cell office:value-type="string" calcext:value-type="string">
            <text:p>1:953</text:p>
          </table:table-cell>
          <table:table-cell/>
          <table:table-cell table:formula="of:=IF([.F157]=&quot;&quot;;&quot;IsMale&quot;; [.F157])" office:value-type="string" office:string-value="IsMale" calcext:value-type="string">
            <text:p>IsMale</text:p>
          </table:table-cell>
          <table:table-cell/>
          <table:table-cell table:formula="of:=[.C157]" office:value-type="string" office:string-value="Obinna" calcext:value-type="string">
            <text:p>Obinna</text:p>
          </table:table-cell>
          <table:table-cell table:formula="of:=[.G15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<text:a xlink:href="https://forebears.io/forenames/gift" xlink:type="simple">Gift</text:a></text:p>
          </table:table-cell>
          <table:table-cell office:value-type="float" office:value="186079" calcext:value-type="float">
            <text:p>186079</text:p>
          </table:table-cell>
          <table:table-cell office:value-type="string" calcext:value-type="string">
            <text:p>1:954</text:p>
          </table:table-cell>
          <table:table-cell office:value-type="string" calcext:value-type="string">
            <text:p>IsNB</text:p>
          </table:table-cell>
          <table:table-cell table:formula="of:=IF([.F158]=&quot;&quot;;&quot;IsMale&quot;; [.F158])" office:value-type="string" office:string-value="IsNB" calcext:value-type="string">
            <text:p>IsNB</text:p>
          </table:table-cell>
          <table:table-cell/>
          <table:table-cell table:formula="of:=[.C158]" office:value-type="string" office:string-value="Gift" calcext:value-type="string">
            <text:p>Gift</text:p>
          </table:table-cell>
          <table:table-cell table:formula="of:=[.G15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" xlink:type="simple">Abdul</text:a></text:p>
          </table:table-cell>
          <table:table-cell office:value-type="float" office:value="183760" calcext:value-type="float">
            <text:p>183760</text:p>
          </table:table-cell>
          <table:table-cell office:value-type="string" calcext:value-type="string">
            <text:p>1:966</text:p>
          </table:table-cell>
          <table:table-cell/>
          <table:table-cell table:formula="of:=IF([.F159]=&quot;&quot;;&quot;IsMale&quot;; [.F159])" office:value-type="string" office:string-value="IsMale" calcext:value-type="string">
            <text:p>IsMale</text:p>
          </table:table-cell>
          <table:table-cell/>
          <table:table-cell table:formula="of:=[.C159]" office:value-type="string" office:string-value="Abdul" calcext:value-type="string">
            <text:p>Abdul</text:p>
          </table:table-cell>
          <table:table-cell table:formula="of:=[.G1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unice" xlink:type="simple">Eunice</text:a></text:p>
          </table:table-cell>
          <table:table-cell office:value-type="float" office:value="182148" calcext:value-type="float">
            <text:p>182148</text:p>
          </table:table-cell>
          <table:table-cell office:value-type="string" calcext:value-type="string">
            <text:p>1:975</text:p>
          </table:table-cell>
          <table:table-cell office:value-type="string" calcext:value-type="string">
            <text:p>IsFemale</text:p>
          </table:table-cell>
          <table:table-cell table:formula="of:=IF([.F160]=&quot;&quot;;&quot;IsMale&quot;; [.F160])" office:value-type="string" office:string-value="IsFemale" calcext:value-type="string">
            <text:p>IsFemale</text:p>
          </table:table-cell>
          <table:table-cell/>
          <table:table-cell table:formula="of:=[.C160]" office:value-type="string" office:string-value="Eunice" calcext:value-type="string">
            <text:p>Eunice</text:p>
          </table:table-cell>
          <table:table-cell table:formula="of:=[.G16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uaibu" xlink:type="simple">Shuaibu</text:a></text:p>
          </table:table-cell>
          <table:table-cell office:value-type="float" office:value="181638" calcext:value-type="float">
            <text:p>181638</text:p>
          </table:table-cell>
          <table:table-cell office:value-type="string" calcext:value-type="string">
            <text:p>1:978</text:p>
          </table:table-cell>
          <table:table-cell/>
          <table:table-cell table:formula="of:=IF([.F161]=&quot;&quot;;&quot;IsMale&quot;; [.F161])" office:value-type="string" office:string-value="IsMale" calcext:value-type="string">
            <text:p>IsMale</text:p>
          </table:table-cell>
          <table:table-cell/>
          <table:table-cell table:formula="of:=[.C161]" office:value-type="string" office:string-value="Shuaibu" calcext:value-type="string">
            <text:p>Shuaibu</text:p>
          </table:table-cell>
          <table:table-cell table:formula="of:=[.G16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arles" xlink:type="simple">Charles</text:a></text:p>
          </table:table-cell>
          <table:table-cell office:value-type="float" office:value="181510" calcext:value-type="float">
            <text:p>181510</text:p>
          </table:table-cell>
          <table:table-cell office:value-type="string" calcext:value-type="string">
            <text:p>1:978</text:p>
          </table:table-cell>
          <table:table-cell/>
          <table:table-cell table:formula="of:=IF([.F162]=&quot;&quot;;&quot;IsMale&quot;; [.F162])" office:value-type="string" office:string-value="IsMale" calcext:value-type="string">
            <text:p>IsMale</text:p>
          </table:table-cell>
          <table:table-cell/>
          <table:table-cell table:formula="of:=[.C162]" office:value-type="string" office:string-value="Charles" calcext:value-type="string">
            <text:p>Charles</text:p>
          </table:table-cell>
          <table:table-cell table:formula="of:=[.G16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ustina" xlink:type="simple">Justina</text:a></text:p>
          </table:table-cell>
          <table:table-cell office:value-type="float" office:value="181078" calcext:value-type="float">
            <text:p>181078</text:p>
          </table:table-cell>
          <table:table-cell office:value-type="string" calcext:value-type="string">
            <text:p>1:981</text:p>
          </table:table-cell>
          <table:table-cell office:value-type="string" calcext:value-type="string">
            <text:p>IsFemale</text:p>
          </table:table-cell>
          <table:table-cell table:formula="of:=IF([.F163]=&quot;&quot;;&quot;IsMale&quot;; [.F163])" office:value-type="string" office:string-value="IsFemale" calcext:value-type="string">
            <text:p>IsFemale</text:p>
          </table:table-cell>
          <table:table-cell/>
          <table:table-cell table:formula="of:=[.C163]" office:value-type="string" office:string-value="Justina" calcext:value-type="string">
            <text:p>Justina</text:p>
          </table:table-cell>
          <table:table-cell table:formula="of:=[.G16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minat" xlink:type="simple">Aminat</text:a></text:p>
          </table:table-cell>
          <table:table-cell office:value-type="float" office:value="180460" calcext:value-type="float">
            <text:p>180460</text:p>
          </table:table-cell>
          <table:table-cell office:value-type="string" calcext:value-type="string">
            <text:p>1:984</text:p>
          </table:table-cell>
          <table:table-cell office:value-type="string" calcext:value-type="string">
            <text:p>IsFemale</text:p>
          </table:table-cell>
          <table:table-cell table:formula="of:=IF([.F164]=&quot;&quot;;&quot;IsMale&quot;; [.F164])" office:value-type="string" office:string-value="IsFemale" calcext:value-type="string">
            <text:p>IsFemale</text:p>
          </table:table-cell>
          <table:table-cell/>
          <table:table-cell table:formula="of:=[.C164]" office:value-type="string" office:string-value="Aminat" calcext:value-type="string">
            <text:p>Aminat</text:p>
          </table:table-cell>
          <table:table-cell table:formula="of:=[.G1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ose" xlink:type="simple">Bose</text:a></text:p>
          </table:table-cell>
          <table:table-cell office:value-type="float" office:value="177292" calcext:value-type="float">
            <text:p>177292</text:p>
          </table:table-cell>
          <table:table-cell office:value-type="string" calcext:value-type="string">
            <text:p>1:1,002</text:p>
          </table:table-cell>
          <table:table-cell office:value-type="string" calcext:value-type="string">
            <text:p>IsFemale</text:p>
          </table:table-cell>
          <table:table-cell table:formula="of:=IF([.F165]=&quot;&quot;;&quot;IsMale&quot;; [.F165])" office:value-type="string" office:string-value="IsFemale" calcext:value-type="string">
            <text:p>IsFemale</text:p>
          </table:table-cell>
          <table:table-cell/>
          <table:table-cell table:formula="of:=[.C165]" office:value-type="string" office:string-value="Bose" calcext:value-type="string">
            <text:p>Bose</text:p>
          </table:table-cell>
          <table:table-cell table:formula="of:=[.G16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misu" xlink:type="simple">Hamisu</text:a></text:p>
          </table:table-cell>
          <table:table-cell office:value-type="float" office:value="176737" calcext:value-type="float">
            <text:p>176737</text:p>
          </table:table-cell>
          <table:table-cell office:value-type="string" calcext:value-type="string">
            <text:p>1:1,005</text:p>
          </table:table-cell>
          <table:table-cell/>
          <table:table-cell table:formula="of:=IF([.F166]=&quot;&quot;;&quot;IsMale&quot;; [.F166])" office:value-type="string" office:string-value="IsMale" calcext:value-type="string">
            <text:p>IsMale</text:p>
          </table:table-cell>
          <table:table-cell/>
          <table:table-cell table:formula="of:=[.C166]" office:value-type="string" office:string-value="Hamisu" calcext:value-type="string">
            <text:p>Hamisu</text:p>
          </table:table-cell>
          <table:table-cell table:formula="of:=[.G16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audu" xlink:type="simple">Audu</text:a></text:p>
          </table:table-cell>
          <table:table-cell office:value-type="float" office:value="176098" calcext:value-type="float">
            <text:p>176098</text:p>
          </table:table-cell>
          <table:table-cell office:value-type="string" calcext:value-type="string">
            <text:p>1:1,008</text:p>
          </table:table-cell>
          <table:table-cell/>
          <table:table-cell table:formula="of:=IF([.F167]=&quot;&quot;;&quot;IsMale&quot;; [.F167])" office:value-type="string" office:string-value="IsMale" calcext:value-type="string">
            <text:p>IsMale</text:p>
          </table:table-cell>
          <table:table-cell/>
          <table:table-cell table:formula="of:=[.C167]" office:value-type="string" office:string-value="Audu" calcext:value-type="string">
            <text:p>Audu</text:p>
          </table:table-cell>
          <table:table-cell table:formula="of:=[.G1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maila" xlink:type="simple">Samaila</text:a></text:p>
          </table:table-cell>
          <table:table-cell office:value-type="float" office:value="175712" calcext:value-type="float">
            <text:p>175712</text:p>
          </table:table-cell>
          <table:table-cell office:value-type="string" calcext:value-type="string">
            <text:p>1:1,011</text:p>
          </table:table-cell>
          <table:table-cell/>
          <table:table-cell table:formula="of:=IF([.F168]=&quot;&quot;;&quot;IsMale&quot;; [.F168])" office:value-type="string" office:string-value="IsMale" calcext:value-type="string">
            <text:p>IsMale</text:p>
          </table:table-cell>
          <table:table-cell/>
          <table:table-cell table:formula="of:=[.C168]" office:value-type="string" office:string-value="Samaila" calcext:value-type="string">
            <text:p>Samaila</text:p>
          </table:table-cell>
          <table:table-cell table:formula="of:=[.G16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bir" xlink:type="simple">Kabir</text:a></text:p>
          </table:table-cell>
          <table:table-cell office:value-type="float" office:value="175475" calcext:value-type="float">
            <text:p>175475</text:p>
          </table:table-cell>
          <table:table-cell office:value-type="string" calcext:value-type="string">
            <text:p>1:1,012</text:p>
          </table:table-cell>
          <table:table-cell/>
          <table:table-cell table:formula="of:=IF([.F169]=&quot;&quot;;&quot;IsMale&quot;; [.F169])" office:value-type="string" office:string-value="IsMale" calcext:value-type="string">
            <text:p>IsMale</text:p>
          </table:table-cell>
          <table:table-cell/>
          <table:table-cell table:formula="of:=[.C169]" office:value-type="string" office:string-value="Kabir" calcext:value-type="string">
            <text:p>Kabir</text:p>
          </table:table-cell>
          <table:table-cell table:formula="of:=[.G1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eronica" xlink:type="simple">Veronica</text:a></text:p>
          </table:table-cell>
          <table:table-cell office:value-type="float" office:value="174599" calcext:value-type="float">
            <text:p>174599</text:p>
          </table:table-cell>
          <table:table-cell office:value-type="string" calcext:value-type="string">
            <text:p>1:1,017</text:p>
          </table:table-cell>
          <table:table-cell office:value-type="string" calcext:value-type="string">
            <text:p>IsFemale</text:p>
          </table:table-cell>
          <table:table-cell table:formula="of:=IF([.F170]=&quot;&quot;;&quot;IsMale&quot;; [.F170])" office:value-type="string" office:string-value="IsFemale" calcext:value-type="string">
            <text:p>IsFemale</text:p>
          </table:table-cell>
          <table:table-cell/>
          <table:table-cell table:formula="of:=[.C170]" office:value-type="string" office:string-value="Veronica" calcext:value-type="string">
            <text:p>Veronica</text:p>
          </table:table-cell>
          <table:table-cell table:formula="of:=[.G17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amila" xlink:type="simple">Jamila</text:a></text:p>
          </table:table-cell>
          <table:table-cell office:value-type="float" office:value="174490" calcext:value-type="float">
            <text:p>174490</text:p>
          </table:table-cell>
          <table:table-cell office:value-type="string" calcext:value-type="string">
            <text:p>1:1,018</text:p>
          </table:table-cell>
          <table:table-cell office:value-type="string" calcext:value-type="string">
            <text:p>IsFemale</text:p>
          </table:table-cell>
          <table:table-cell table:formula="of:=IF([.F171]=&quot;&quot;;&quot;IsMale&quot;; [.F171])" office:value-type="string" office:string-value="IsFemale" calcext:value-type="string">
            <text:p>IsFemale</text:p>
          </table:table-cell>
          <table:table-cell/>
          <table:table-cell table:formula="of:=[.C171]" office:value-type="string" office:string-value="Jamila" calcext:value-type="string">
            <text:p>Jamila</text:p>
          </table:table-cell>
          <table:table-cell table:formula="of:=[.G1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ule" xlink:type="simple">Sule</text:a></text:p>
          </table:table-cell>
          <table:table-cell office:value-type="float" office:value="173441" calcext:value-type="float">
            <text:p>173441</text:p>
          </table:table-cell>
          <table:table-cell office:value-type="string" calcext:value-type="string">
            <text:p>1:1,024</text:p>
          </table:table-cell>
          <table:table-cell/>
          <table:table-cell table:formula="of:=IF([.F172]=&quot;&quot;;&quot;IsMale&quot;; [.F172])" office:value-type="string" office:string-value="IsMale" calcext:value-type="string">
            <text:p>IsMale</text:p>
          </table:table-cell>
          <table:table-cell/>
          <table:table-cell table:formula="of:=[.C172]" office:value-type="string" office:string-value="Sule" calcext:value-type="string">
            <text:p>Sule</text:p>
          </table:table-cell>
          <table:table-cell table:formula="of:=[.G1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yuba" xlink:type="simple">Ayuba</text:a></text:p>
          </table:table-cell>
          <table:table-cell office:value-type="float" office:value="171447" calcext:value-type="float">
            <text:p>171447</text:p>
          </table:table-cell>
          <table:table-cell office:value-type="string" calcext:value-type="string">
            <text:p>1:1,036</text:p>
          </table:table-cell>
          <table:table-cell/>
          <table:table-cell table:formula="of:=IF([.F173]=&quot;&quot;;&quot;IsMale&quot;; [.F173])" office:value-type="string" office:string-value="IsMale" calcext:value-type="string">
            <text:p>IsMale</text:p>
          </table:table-cell>
          <table:table-cell/>
          <table:table-cell table:formula="of:=[.C173]" office:value-type="string" office:string-value="Ayuba" calcext:value-type="string">
            <text:p>Ayuba</text:p>
          </table:table-cell>
          <table:table-cell table:formula="of:=[.G17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ebecca" xlink:type="simple">Rebecca</text:a></text:p>
          </table:table-cell>
          <table:table-cell office:value-type="float" office:value="171234" calcext:value-type="float">
            <text:p>171234</text:p>
          </table:table-cell>
          <table:table-cell office:value-type="string" calcext:value-type="string">
            <text:p>1:1,037</text:p>
          </table:table-cell>
          <table:table-cell office:value-type="string" calcext:value-type="string">
            <text:p>IsFemale</text:p>
          </table:table-cell>
          <table:table-cell table:formula="of:=IF([.F174]=&quot;&quot;;&quot;IsMale&quot;; [.F174])" office:value-type="string" office:string-value="IsFemale" calcext:value-type="string">
            <text:p>IsFemale</text:p>
          </table:table-cell>
          <table:table-cell/>
          <table:table-cell table:formula="of:=[.C174]" office:value-type="string" office:string-value="Rebecca" calcext:value-type="string">
            <text:p>Rebecca</text:p>
          </table:table-cell>
          <table:table-cell table:formula="of:=[.G17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imon" xlink:type="simple">Simon</text:a></text:p>
          </table:table-cell>
          <table:table-cell office:value-type="float" office:value="171111" calcext:value-type="float">
            <text:p>171111</text:p>
          </table:table-cell>
          <table:table-cell office:value-type="string" calcext:value-type="string">
            <text:p>1:1,038</text:p>
          </table:table-cell>
          <table:table-cell/>
          <table:table-cell table:formula="of:=IF([.F175]=&quot;&quot;;&quot;IsMale&quot;; [.F175])" office:value-type="string" office:string-value="IsMale" calcext:value-type="string">
            <text:p>IsMale</text:p>
          </table:table-cell>
          <table:table-cell/>
          <table:table-cell table:formula="of:=[.C175]" office:value-type="string" office:string-value="Simon" calcext:value-type="string">
            <text:p>Simon</text:p>
          </table:table-cell>
          <table:table-cell table:formula="of:=[.G1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ita" xlink:type="simple">Rita</text:a></text:p>
          </table:table-cell>
          <table:table-cell office:value-type="float" office:value="170826" calcext:value-type="float">
            <text:p>170826</text:p>
          </table:table-cell>
          <table:table-cell office:value-type="string" calcext:value-type="string">
            <text:p>1:1,039</text:p>
          </table:table-cell>
          <table:table-cell office:value-type="string" calcext:value-type="string">
            <text:p>IsFemale</text:p>
          </table:table-cell>
          <table:table-cell table:formula="of:=IF([.F176]=&quot;&quot;;&quot;IsMale&quot;; [.F176])" office:value-type="string" office:string-value="IsFemale" calcext:value-type="string">
            <text:p>IsFemale</text:p>
          </table:table-cell>
          <table:table-cell/>
          <table:table-cell table:formula="of:=[.C176]" office:value-type="string" office:string-value="Rita" calcext:value-type="string">
            <text:p>Rita</text:p>
          </table:table-cell>
          <table:table-cell table:formula="of:=[.G17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ohnson" xlink:type="simple">Johnson</text:a></text:p>
          </table:table-cell>
          <table:table-cell office:value-type="float" office:value="168626" calcext:value-type="float">
            <text:p>168626</text:p>
          </table:table-cell>
          <table:table-cell office:value-type="string" calcext:value-type="string">
            <text:p>1:1,053</text:p>
          </table:table-cell>
          <table:table-cell/>
          <table:table-cell table:formula="of:=IF([.F177]=&quot;&quot;;&quot;IsMale&quot;; [.F177])" office:value-type="string" office:string-value="IsMale" calcext:value-type="string">
            <text:p>IsMale</text:p>
          </table:table-cell>
          <table:table-cell/>
          <table:table-cell table:formula="of:=[.C177]" office:value-type="string" office:string-value="Johnson" calcext:value-type="string">
            <text:p>Johnson</text:p>
          </table:table-cell>
          <table:table-cell table:formula="of:=[.G17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am" xlink:type="simple">Adam</text:a></text:p>
          </table:table-cell>
          <table:table-cell office:value-type="float" office:value="167557" calcext:value-type="float">
            <text:p>167557</text:p>
          </table:table-cell>
          <table:table-cell office:value-type="string" calcext:value-type="string">
            <text:p>1:1,060</text:p>
          </table:table-cell>
          <table:table-cell/>
          <table:table-cell table:formula="of:=IF([.F178]=&quot;&quot;;&quot;IsMale&quot;; [.F178])" office:value-type="string" office:string-value="IsMale" calcext:value-type="string">
            <text:p>IsMale</text:p>
          </table:table-cell>
          <table:table-cell/>
          <table:table-cell table:formula="of:=[.C178]" office:value-type="string" office:string-value="Adam" calcext:value-type="string">
            <text:p>Adam</text:p>
          </table:table-cell>
          <table:table-cell table:formula="of:=[.G1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uleman" xlink:type="simple">Suleman</text:a></text:p>
          </table:table-cell>
          <table:table-cell office:value-type="float" office:value="167529" calcext:value-type="float">
            <text:p>167529</text:p>
          </table:table-cell>
          <table:table-cell office:value-type="string" calcext:value-type="string">
            <text:p>1:1,060</text:p>
          </table:table-cell>
          <table:table-cell/>
          <table:table-cell table:formula="of:=IF([.F179]=&quot;&quot;;&quot;IsMale&quot;; [.F179])" office:value-type="string" office:string-value="IsMale" calcext:value-type="string">
            <text:p>IsMale</text:p>
          </table:table-cell>
          <table:table-cell/>
          <table:table-cell table:formula="of:=[.C179]" office:value-type="string" office:string-value="Suleman" calcext:value-type="string">
            <text:p>Suleman</text:p>
          </table:table-cell>
          <table:table-cell table:formula="of:=[.G1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egun" xlink:type="simple">Segun</text:a></text:p>
          </table:table-cell>
          <table:table-cell office:value-type="float" office:value="167236" calcext:value-type="float">
            <text:p>167236</text:p>
          </table:table-cell>
          <table:table-cell office:value-type="string" calcext:value-type="string">
            <text:p>1:1,062</text:p>
          </table:table-cell>
          <table:table-cell/>
          <table:table-cell table:formula="of:=IF([.F180]=&quot;&quot;;&quot;IsMale&quot;; [.F180])" office:value-type="string" office:string-value="IsMale" calcext:value-type="string">
            <text:p>IsMale</text:p>
          </table:table-cell>
          <table:table-cell/>
          <table:table-cell table:formula="of:=[.C180]" office:value-type="string" office:string-value="Segun" calcext:value-type="string">
            <text:p>Segun</text:p>
          </table:table-cell>
          <table:table-cell table:formula="of:=[.G1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favour" xlink:type="simple">Favour</text:a></text:p>
          </table:table-cell>
          <table:table-cell office:value-type="float" office:value="165895" calcext:value-type="float">
            <text:p>165895</text:p>
          </table:table-cell>
          <table:table-cell office:value-type="string" calcext:value-type="string">
            <text:p>1:1,070</text:p>
          </table:table-cell>
          <table:table-cell office:value-type="string" calcext:value-type="string">
            <text:p>IsFemale</text:p>
          </table:table-cell>
          <table:table-cell table:formula="of:=IF([.F181]=&quot;&quot;;&quot;IsMale&quot;; [.F181])" office:value-type="string" office:string-value="IsFemale" calcext:value-type="string">
            <text:p>IsFemale</text:p>
          </table:table-cell>
          <table:table-cell/>
          <table:table-cell table:formula="of:=[.C181]" office:value-type="string" office:string-value="Favour" calcext:value-type="string">
            <text:p>Favour</text:p>
          </table:table-cell>
          <table:table-cell table:formula="of:=[.G18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bukola" xlink:type="simple">Bukola</text:a></text:p>
          </table:table-cell>
          <table:table-cell office:value-type="float" office:value="165430" calcext:value-type="float">
            <text:p>165430</text:p>
          </table:table-cell>
          <table:table-cell office:value-type="string" calcext:value-type="string">
            <text:p>1:1,073</text:p>
          </table:table-cell>
          <table:table-cell/>
          <table:table-cell table:formula="of:=IF([.F182]=&quot;&quot;;&quot;IsMale&quot;; [.F182])" office:value-type="string" office:string-value="IsMale" calcext:value-type="string">
            <text:p>IsMale</text:p>
          </table:table-cell>
          <table:table-cell/>
          <table:table-cell table:formula="of:=[.C182]" office:value-type="string" office:string-value="Bukola" calcext:value-type="string">
            <text:p>Bukola</text:p>
          </table:table-cell>
          <table:table-cell table:formula="of:=[.G1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wasiu" xlink:type="simple">Wasiu</text:a></text:p>
          </table:table-cell>
          <table:table-cell office:value-type="float" office:value="165050" calcext:value-type="float">
            <text:p>165050</text:p>
          </table:table-cell>
          <table:table-cell office:value-type="string" calcext:value-type="string">
            <text:p>1:1,076</text:p>
          </table:table-cell>
          <table:table-cell/>
          <table:table-cell table:formula="of:=IF([.F183]=&quot;&quot;;&quot;IsMale&quot;; [.F183])" office:value-type="string" office:string-value="IsMale" calcext:value-type="string">
            <text:p>IsMale</text:p>
          </table:table-cell>
          <table:table-cell/>
          <table:table-cell table:formula="of:=[.C183]" office:value-type="string" office:string-value="Wasiu" calcext:value-type="string">
            <text:p>Wasiu</text:p>
          </table:table-cell>
          <table:table-cell table:formula="of:=[.G1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nusi" xlink:type="simple">Sanusi</text:a></text:p>
          </table:table-cell>
          <table:table-cell office:value-type="float" office:value="164934" calcext:value-type="float">
            <text:p>164934</text:p>
          </table:table-cell>
          <table:table-cell office:value-type="string" calcext:value-type="string">
            <text:p>1:1,077</text:p>
          </table:table-cell>
          <table:table-cell/>
          <table:table-cell table:formula="of:=IF([.F184]=&quot;&quot;;&quot;IsMale&quot;; [.F184])" office:value-type="string" office:string-value="IsMale" calcext:value-type="string">
            <text:p>IsMale</text:p>
          </table:table-cell>
          <table:table-cell/>
          <table:table-cell table:formula="of:=[.C184]" office:value-type="string" office:string-value="Sanusi" calcext:value-type="string">
            <text:p>Sanusi</text:p>
          </table:table-cell>
          <table:table-cell table:formula="of:=[.G1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njamin" xlink:type="simple">Benjamin</text:a></text:p>
          </table:table-cell>
          <table:table-cell office:value-type="float" office:value="164582" calcext:value-type="float">
            <text:p>164582</text:p>
          </table:table-cell>
          <table:table-cell office:value-type="string" calcext:value-type="string">
            <text:p>1:1,079</text:p>
          </table:table-cell>
          <table:table-cell/>
          <table:table-cell table:formula="of:=IF([.F185]=&quot;&quot;;&quot;IsMale&quot;; [.F185])" office:value-type="string" office:string-value="IsMale" calcext:value-type="string">
            <text:p>IsMale</text:p>
          </table:table-cell>
          <table:table-cell/>
          <table:table-cell table:formula="of:=[.C185]" office:value-type="string" office:string-value="Benjamin" calcext:value-type="string">
            <text:p>Benjamin</text:p>
          </table:table-cell>
          <table:table-cell table:formula="of:=[.G1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lucky" xlink:type="simple">Lucky</text:a></text:p>
          </table:table-cell>
          <table:table-cell office:value-type="float" office:value="164452" calcext:value-type="float">
            <text:p>164452</text:p>
          </table:table-cell>
          <table:table-cell office:value-type="string" calcext:value-type="string">
            <text:p>1:1,080</text:p>
          </table:table-cell>
          <table:table-cell/>
          <table:table-cell table:formula="of:=IF([.F186]=&quot;&quot;;&quot;IsMale&quot;; [.F186])" office:value-type="string" office:string-value="IsMale" calcext:value-type="string">
            <text:p>IsMale</text:p>
          </table:table-cell>
          <table:table-cell/>
          <table:table-cell table:formula="of:=[.C186]" office:value-type="string" office:string-value="Lucky" calcext:value-type="string">
            <text:p>Lucky</text:p>
          </table:table-cell>
          <table:table-cell table:formula="of:=[.G18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<text:a xlink:href="https://forebears.io/forenames/precious" xlink:type="simple">Precious</text:a></text:p>
          </table:table-cell>
          <table:table-cell office:value-type="float" office:value="164109" calcext:value-type="float">
            <text:p>164109</text:p>
          </table:table-cell>
          <table:table-cell office:value-type="string" calcext:value-type="string">
            <text:p>1:1,082</text:p>
          </table:table-cell>
          <table:table-cell office:value-type="string" calcext:value-type="string">
            <text:p>IsNB</text:p>
          </table:table-cell>
          <table:table-cell table:formula="of:=IF([.F187]=&quot;&quot;;&quot;IsMale&quot;; [.F187])" office:value-type="string" office:string-value="IsNB" calcext:value-type="string">
            <text:p>IsNB</text:p>
          </table:table-cell>
          <table:table-cell/>
          <table:table-cell table:formula="of:=[.C187]" office:value-type="string" office:string-value="Precious" calcext:value-type="string">
            <text:p>Precious</text:p>
          </table:table-cell>
          <table:table-cell table:formula="of:=[.G18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yabo" xlink:type="simple">Iyabo</text:a></text:p>
          </table:table-cell>
          <table:table-cell office:value-type="float" office:value="163474" calcext:value-type="float">
            <text:p>163474</text:p>
          </table:table-cell>
          <table:table-cell office:value-type="string" calcext:value-type="string">
            <text:p>1:1,086</text:p>
          </table:table-cell>
          <table:table-cell office:value-type="string" calcext:value-type="string">
            <text:p>IsFemale</text:p>
          </table:table-cell>
          <table:table-cell table:formula="of:=IF([.F188]=&quot;&quot;;&quot;IsMale&quot;; [.F188])" office:value-type="string" office:string-value="IsFemale" calcext:value-type="string">
            <text:p>IsFemale</text:p>
          </table:table-cell>
          <table:table-cell/>
          <table:table-cell table:formula="of:=[.C188]" office:value-type="string" office:string-value="Iyabo" calcext:value-type="string">
            <text:p>Iyabo</text:p>
          </table:table-cell>
          <table:table-cell table:formula="of:=[.G18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heresa" xlink:type="simple">Theresa</text:a></text:p>
          </table:table-cell>
          <table:table-cell office:value-type="float" office:value="163434" calcext:value-type="float">
            <text:p>163434</text:p>
          </table:table-cell>
          <table:table-cell office:value-type="string" calcext:value-type="string">
            <text:p>1:1,086</text:p>
          </table:table-cell>
          <table:table-cell office:value-type="string" calcext:value-type="string">
            <text:p>IsFemale</text:p>
          </table:table-cell>
          <table:table-cell table:formula="of:=IF([.F189]=&quot;&quot;;&quot;IsMale&quot;; [.F189])" office:value-type="string" office:string-value="IsFemale" calcext:value-type="string">
            <text:p>IsFemale</text:p>
          </table:table-cell>
          <table:table-cell/>
          <table:table-cell table:formula="of:=[.C189]" office:value-type="string" office:string-value="Theresa" calcext:value-type="string">
            <text:p>Theresa</text:p>
          </table:table-cell>
          <table:table-cell table:formula="of:=[.G18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unusa" xlink:type="simple">Yunusa</text:a></text:p>
          </table:table-cell>
          <table:table-cell office:value-type="float" office:value="163298" calcext:value-type="float">
            <text:p>163298</text:p>
          </table:table-cell>
          <table:table-cell office:value-type="string" calcext:value-type="string">
            <text:p>1:1,087</text:p>
          </table:table-cell>
          <table:table-cell/>
          <table:table-cell table:formula="of:=IF([.F190]=&quot;&quot;;&quot;IsMale&quot;; [.F190])" office:value-type="string" office:string-value="IsMale" calcext:value-type="string">
            <text:p>IsMale</text:p>
          </table:table-cell>
          <table:table-cell/>
          <table:table-cell table:formula="of:=[.C190]" office:value-type="string" office:string-value="Yunusa" calcext:value-type="string">
            <text:p>Yunusa</text:p>
          </table:table-cell>
          <table:table-cell table:formula="of:=[.G1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uliana" xlink:type="simple">Juliana</text:a></text:p>
          </table:table-cell>
          <table:table-cell office:value-type="float" office:value="162607" calcext:value-type="float">
            <text:p>162607</text:p>
          </table:table-cell>
          <table:table-cell office:value-type="string" calcext:value-type="string">
            <text:p>1:1,092</text:p>
          </table:table-cell>
          <table:table-cell office:value-type="string" calcext:value-type="string">
            <text:p>IsFemale</text:p>
          </table:table-cell>
          <table:table-cell table:formula="of:=IF([.F191]=&quot;&quot;;&quot;IsMale&quot;; [.F191])" office:value-type="string" office:string-value="IsFemale" calcext:value-type="string">
            <text:p>IsFemale</text:p>
          </table:table-cell>
          <table:table-cell/>
          <table:table-cell table:formula="of:=[.C191]" office:value-type="string" office:string-value="Juliana" calcext:value-type="string">
            <text:p>Juliana</text:p>
          </table:table-cell>
          <table:table-cell table:formula="of:=[.G19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igail" xlink:type="simple">Abigail</text:a></text:p>
          </table:table-cell>
          <table:table-cell office:value-type="float" office:value="162145" calcext:value-type="float">
            <text:p>162145</text:p>
          </table:table-cell>
          <table:table-cell office:value-type="string" calcext:value-type="string">
            <text:p>1:1,095</text:p>
          </table:table-cell>
          <table:table-cell office:value-type="string" calcext:value-type="string">
            <text:p>IsFemale</text:p>
          </table:table-cell>
          <table:table-cell table:formula="of:=IF([.F192]=&quot;&quot;;&quot;IsMale&quot;; [.F192])" office:value-type="string" office:string-value="IsFemale" calcext:value-type="string">
            <text:p>IsFemale</text:p>
          </table:table-cell>
          <table:table-cell/>
          <table:table-cell table:formula="of:=[.C192]" office:value-type="string" office:string-value="Abigail" calcext:value-type="string">
            <text:p>Abigail</text:p>
          </table:table-cell>
          <table:table-cell table:formula="of:=[.G19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ukayat" xlink:type="simple">Rukayat</text:a></text:p>
          </table:table-cell>
          <table:table-cell office:value-type="float" office:value="161824" calcext:value-type="float">
            <text:p>161824</text:p>
          </table:table-cell>
          <table:table-cell office:value-type="string" calcext:value-type="string">
            <text:p>1:1,097</text:p>
          </table:table-cell>
          <table:table-cell office:value-type="string" calcext:value-type="string">
            <text:p>IsFemale</text:p>
          </table:table-cell>
          <table:table-cell table:formula="of:=IF([.F193]=&quot;&quot;;&quot;IsMale&quot;; [.F193])" office:value-type="string" office:string-value="IsFemale" calcext:value-type="string">
            <text:p>IsFemale</text:p>
          </table:table-cell>
          <table:table-cell/>
          <table:table-cell table:formula="of:=[.C193]" office:value-type="string" office:string-value="Rukayat" calcext:value-type="string">
            <text:p>Rukayat</text:p>
          </table:table-cell>
          <table:table-cell table:formula="of:=[.G19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lihu" xlink:type="simple">Salihu</text:a></text:p>
          </table:table-cell>
          <table:table-cell office:value-type="float" office:value="161292" calcext:value-type="float">
            <text:p>161292</text:p>
          </table:table-cell>
          <table:table-cell office:value-type="string" calcext:value-type="string">
            <text:p>1:1,101</text:p>
          </table:table-cell>
          <table:table-cell/>
          <table:table-cell table:formula="of:=IF([.F194]=&quot;&quot;;&quot;IsMale&quot;; [.F194])" office:value-type="string" office:string-value="IsMale" calcext:value-type="string">
            <text:p>IsMale</text:p>
          </table:table-cell>
          <table:table-cell/>
          <table:table-cell table:formula="of:=[.C194]" office:value-type="string" office:string-value="Salihu" calcext:value-type="string">
            <text:p>Salihu</text:p>
          </table:table-cell>
          <table:table-cell table:formula="of:=[.G19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uhari" xlink:type="simple">Buhari</text:a></text:p>
          </table:table-cell>
          <table:table-cell office:value-type="float" office:value="156699" calcext:value-type="float">
            <text:p>156699</text:p>
          </table:table-cell>
          <table:table-cell office:value-type="string" calcext:value-type="string">
            <text:p>1:1,133</text:p>
          </table:table-cell>
          <table:table-cell/>
          <table:table-cell table:formula="of:=IF([.F195]=&quot;&quot;;&quot;IsMale&quot;; [.F195])" office:value-type="string" office:string-value="IsMale" calcext:value-type="string">
            <text:p>IsMale</text:p>
          </table:table-cell>
          <table:table-cell/>
          <table:table-cell table:formula="of:=[.C195]" office:value-type="string" office:string-value="Buhari" calcext:value-type="string">
            <text:p>Buhari</text:p>
          </table:table-cell>
          <table:table-cell table:formula="of:=[.G19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gnes" xlink:type="simple">Agnes</text:a></text:p>
          </table:table-cell>
          <table:table-cell office:value-type="float" office:value="156337" calcext:value-type="float">
            <text:p>156337</text:p>
          </table:table-cell>
          <table:table-cell office:value-type="string" calcext:value-type="string">
            <text:p>1:1,136</text:p>
          </table:table-cell>
          <table:table-cell office:value-type="string" calcext:value-type="string">
            <text:p>IsFemale</text:p>
          </table:table-cell>
          <table:table-cell table:formula="of:=IF([.F196]=&quot;&quot;;&quot;IsMale&quot;; [.F196])" office:value-type="string" office:string-value="IsFemale" calcext:value-type="string">
            <text:p>IsFemale</text:p>
          </table:table-cell>
          <table:table-cell/>
          <table:table-cell table:formula="of:=[.C196]" office:value-type="string" office:string-value="Agnes" calcext:value-type="string">
            <text:p>Agnes</text:p>
          </table:table-cell>
          <table:table-cell table:formula="of:=[.G19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orcas" xlink:type="simple">Dorcas</text:a></text:p>
          </table:table-cell>
          <table:table-cell office:value-type="float" office:value="155184" calcext:value-type="float">
            <text:p>155184</text:p>
          </table:table-cell>
          <table:table-cell office:value-type="string" calcext:value-type="string">
            <text:p>1:1,144</text:p>
          </table:table-cell>
          <table:table-cell office:value-type="string" calcext:value-type="string">
            <text:p>IsFemale</text:p>
          </table:table-cell>
          <table:table-cell table:formula="of:=IF([.F197]=&quot;&quot;;&quot;IsMale&quot;; [.F197])" office:value-type="string" office:string-value="IsFemale" calcext:value-type="string">
            <text:p>IsFemale</text:p>
          </table:table-cell>
          <table:table-cell/>
          <table:table-cell table:formula="of:=[.C197]" office:value-type="string" office:string-value="Dorcas" calcext:value-type="string">
            <text:p>Dorcas</text:p>
          </table:table-cell>
          <table:table-cell table:formula="of:=[.G19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osephine" xlink:type="simple">Josephine</text:a></text:p>
          </table:table-cell>
          <table:table-cell office:value-type="float" office:value="155157" calcext:value-type="float">
            <text:p>155157</text:p>
          </table:table-cell>
          <table:table-cell office:value-type="string" calcext:value-type="string">
            <text:p>1:1,144</text:p>
          </table:table-cell>
          <table:table-cell office:value-type="string" calcext:value-type="string">
            <text:p>IsFemale</text:p>
          </table:table-cell>
          <table:table-cell table:formula="of:=IF([.F198]=&quot;&quot;;&quot;IsMale&quot;; [.F198])" office:value-type="string" office:string-value="IsFemale" calcext:value-type="string">
            <text:p>IsFemale</text:p>
          </table:table-cell>
          <table:table-cell/>
          <table:table-cell table:formula="of:=[.C198]" office:value-type="string" office:string-value="Josephine" calcext:value-type="string">
            <text:p>Josephine</text:p>
          </table:table-cell>
          <table:table-cell table:formula="of:=[.G19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<text:a xlink:href="https://forebears.io/forenames/opeyemi" xlink:type="simple">Opeyemi</text:a></text:p>
          </table:table-cell>
          <table:table-cell office:value-type="float" office:value="154773" calcext:value-type="float">
            <text:p>154773</text:p>
          </table:table-cell>
          <table:table-cell office:value-type="string" calcext:value-type="string">
            <text:p>1:1,147</text:p>
          </table:table-cell>
          <table:table-cell office:value-type="string" calcext:value-type="string">
            <text:p>IsNB</text:p>
          </table:table-cell>
          <table:table-cell table:formula="of:=IF([.F199]=&quot;&quot;;&quot;IsMale&quot;; [.F199])" office:value-type="string" office:string-value="IsNB" calcext:value-type="string">
            <text:p>IsNB</text:p>
          </table:table-cell>
          <table:table-cell/>
          <table:table-cell table:formula="of:=[.C199]" office:value-type="string" office:string-value="Opeyemi" calcext:value-type="string">
            <text:p>Opeyemi</text:p>
          </table:table-cell>
          <table:table-cell table:formula="of:=[.G19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<text:a xlink:href="https://forebears.io/forenames/gambo" xlink:type="simple">Gambo</text:a></text:p>
          </table:table-cell>
          <table:table-cell office:value-type="float" office:value="154762" calcext:value-type="float">
            <text:p>154762</text:p>
          </table:table-cell>
          <table:table-cell office:value-type="string" calcext:value-type="string">
            <text:p>1:1,147</text:p>
          </table:table-cell>
          <table:table-cell office:value-type="string" calcext:value-type="string">
            <text:p>IsNB</text:p>
          </table:table-cell>
          <table:table-cell table:formula="of:=IF([.F200]=&quot;&quot;;&quot;IsMale&quot;; [.F200])" office:value-type="string" office:string-value="IsNB" calcext:value-type="string">
            <text:p>IsNB</text:p>
          </table:table-cell>
          <table:table-cell/>
          <table:table-cell table:formula="of:=[.C200]" office:value-type="string" office:string-value="Gambo" calcext:value-type="string">
            <text:p>Gambo</text:p>
          </table:table-cell>
          <table:table-cell table:formula="of:=[.G20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ussaini" xlink:type="simple">Hussaini</text:a></text:p>
          </table:table-cell>
          <table:table-cell office:value-type="float" office:value="154495" calcext:value-type="float">
            <text:p>154495</text:p>
          </table:table-cell>
          <table:table-cell office:value-type="string" calcext:value-type="string">
            <text:p>1:1,149</text:p>
          </table:table-cell>
          <table:table-cell/>
          <table:table-cell table:formula="of:=IF([.F201]=&quot;&quot;;&quot;IsMale&quot;; [.F201])" office:value-type="string" office:string-value="IsMale" calcext:value-type="string">
            <text:p>IsMale</text:p>
          </table:table-cell>
          <table:table-cell/>
          <table:table-cell table:formula="of:=[.C201]" office:value-type="string" office:string-value="Hussaini" calcext:value-type="string">
            <text:p>Hussaini</text:p>
          </table:table-cell>
          <table:table-cell table:formula="of:=[.G20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diq" xlink:type="simple">Sadiq</text:a></text:p>
          </table:table-cell>
          <table:table-cell office:value-type="float" office:value="154272" calcext:value-type="float">
            <text:p>154272</text:p>
          </table:table-cell>
          <table:table-cell office:value-type="string" calcext:value-type="string">
            <text:p>1:1,151</text:p>
          </table:table-cell>
          <table:table-cell/>
          <table:table-cell table:formula="of:=IF([.F202]=&quot;&quot;;&quot;IsMale&quot;; [.F202])" office:value-type="string" office:string-value="IsMale" calcext:value-type="string">
            <text:p>IsMale</text:p>
          </table:table-cell>
          <table:table-cell/>
          <table:table-cell table:formula="of:=[.C202]" office:value-type="string" office:string-value="Sadiq" calcext:value-type="string">
            <text:p>Sadiq</text:p>
          </table:table-cell>
          <table:table-cell table:formula="of:=[.G2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ppiness" xlink:type="simple">Happiness</text:a></text:p>
          </table:table-cell>
          <table:table-cell office:value-type="float" office:value="154113" calcext:value-type="float">
            <text:p>154113</text:p>
          </table:table-cell>
          <table:table-cell office:value-type="string" calcext:value-type="string">
            <text:p>1:1,152</text:p>
          </table:table-cell>
          <table:table-cell office:value-type="string" calcext:value-type="string">
            <text:p>IsFemale</text:p>
          </table:table-cell>
          <table:table-cell table:formula="of:=IF([.F203]=&quot;&quot;;&quot;IsMale&quot;; [.F203])" office:value-type="string" office:string-value="IsFemale" calcext:value-type="string">
            <text:p>IsFemale</text:p>
          </table:table-cell>
          <table:table-cell/>
          <table:table-cell table:formula="of:=[.C203]" office:value-type="string" office:string-value="Happiness" calcext:value-type="string">
            <text:p>Happiness</text:p>
          </table:table-cell>
          <table:table-cell table:formula="of:=[.G20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heed" xlink:type="simple">Saheed</text:a></text:p>
          </table:table-cell>
          <table:table-cell office:value-type="float" office:value="154075" calcext:value-type="float">
            <text:p>154075</text:p>
          </table:table-cell>
          <table:table-cell office:value-type="string" calcext:value-type="string">
            <text:p>1:1,152</text:p>
          </table:table-cell>
          <table:table-cell/>
          <table:table-cell table:formula="of:=IF([.F204]=&quot;&quot;;&quot;IsMale&quot;; [.F204])" office:value-type="string" office:string-value="IsMale" calcext:value-type="string">
            <text:p>IsMale</text:p>
          </table:table-cell>
          <table:table-cell/>
          <table:table-cell table:formula="of:=[.C204]" office:value-type="string" office:string-value="Saheed" calcext:value-type="string">
            <text:p>Saheed</text:p>
          </table:table-cell>
          <table:table-cell table:formula="of:=[.G2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inta" xlink:type="simple">Binta</text:a></text:p>
          </table:table-cell>
          <table:table-cell office:value-type="float" office:value="152875" calcext:value-type="float">
            <text:p>152875</text:p>
          </table:table-cell>
          <table:table-cell office:value-type="string" calcext:value-type="string">
            <text:p>1:1,162</text:p>
          </table:table-cell>
          <table:table-cell office:value-type="string" calcext:value-type="string">
            <text:p>IsFemale</text:p>
          </table:table-cell>
          <table:table-cell table:formula="of:=IF([.F205]=&quot;&quot;;&quot;IsMale&quot;; [.F205])" office:value-type="string" office:string-value="IsFemale" calcext:value-type="string">
            <text:p>IsFemale</text:p>
          </table:table-cell>
          <table:table-cell/>
          <table:table-cell table:formula="of:=[.C205]" office:value-type="string" office:string-value="Binta" calcext:value-type="string">
            <text:p>Binta</text:p>
          </table:table-cell>
          <table:table-cell table:formula="of:=[.G20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thew" xlink:type="simple">Mathew</text:a></text:p>
          </table:table-cell>
          <table:table-cell office:value-type="float" office:value="152678" calcext:value-type="float">
            <text:p>152678</text:p>
          </table:table-cell>
          <table:table-cell office:value-type="string" calcext:value-type="string">
            <text:p>1:1,163</text:p>
          </table:table-cell>
          <table:table-cell/>
          <table:table-cell table:formula="of:=IF([.F206]=&quot;&quot;;&quot;IsMale&quot;; [.F206])" office:value-type="string" office:string-value="IsMale" calcext:value-type="string">
            <text:p>IsMale</text:p>
          </table:table-cell>
          <table:table-cell/>
          <table:table-cell table:formula="of:=[.C206]" office:value-type="string" office:string-value="Mathew" calcext:value-type="string">
            <text:p>Mathew</text:p>
          </table:table-cell>
          <table:table-cell table:formula="of:=[.G2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kechukwu" xlink:type="simple">Okechukwu</text:a></text:p>
          </table:table-cell>
          <table:table-cell office:value-type="float" office:value="151094" calcext:value-type="float">
            <text:p>151094</text:p>
          </table:table-cell>
          <table:table-cell office:value-type="string" calcext:value-type="string">
            <text:p>1:1,175</text:p>
          </table:table-cell>
          <table:table-cell/>
          <table:table-cell table:formula="of:=IF([.F207]=&quot;&quot;;&quot;IsMale&quot;; [.F207])" office:value-type="string" office:string-value="IsMale" calcext:value-type="string">
            <text:p>IsMale</text:p>
          </table:table-cell>
          <table:table-cell/>
          <table:table-cell table:formula="of:=[.C207]" office:value-type="string" office:string-value="Okechukwu" calcext:value-type="string">
            <text:p>Okechukwu</text:p>
          </table:table-cell>
          <table:table-cell table:formula="of:=[.G20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<text:a xlink:href="https://forebears.io/forenames/oluwaseun" xlink:type="simple">Oluwaseun</text:a></text:p>
          </table:table-cell>
          <table:table-cell office:value-type="float" office:value="150917" calcext:value-type="float">
            <text:p>150917</text:p>
          </table:table-cell>
          <table:table-cell office:value-type="string" calcext:value-type="string">
            <text:p>1:1,177</text:p>
          </table:table-cell>
          <table:table-cell office:value-type="string" calcext:value-type="string">
            <text:p>IsNB</text:p>
          </table:table-cell>
          <table:table-cell table:formula="of:=IF([.F208]=&quot;&quot;;&quot;IsMale&quot;; [.F208])" office:value-type="string" office:string-value="IsNB" calcext:value-type="string">
            <text:p>IsNB</text:p>
          </table:table-cell>
          <table:table-cell/>
          <table:table-cell table:formula="of:=[.C208]" office:value-type="string" office:string-value="Oluwaseun" calcext:value-type="string">
            <text:p>Oluwaseun</text:p>
          </table:table-cell>
          <table:table-cell table:formula="of:=[.G20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diya" xlink:type="simple">Sadiya</text:a></text:p>
          </table:table-cell>
          <table:table-cell office:value-type="float" office:value="150766" calcext:value-type="float">
            <text:p>150766</text:p>
          </table:table-cell>
          <table:table-cell office:value-type="string" calcext:value-type="string">
            <text:p>1:1,178</text:p>
          </table:table-cell>
          <table:table-cell office:value-type="string" calcext:value-type="string">
            <text:p>IsFemale</text:p>
          </table:table-cell>
          <table:table-cell table:formula="of:=IF([.F209]=&quot;&quot;;&quot;IsMale&quot;; [.F209])" office:value-type="string" office:string-value="IsFemale" calcext:value-type="string">
            <text:p>IsFemale</text:p>
          </table:table-cell>
          <table:table-cell/>
          <table:table-cell table:formula="of:=[.C209]" office:value-type="string" office:string-value="Sadiya" calcext:value-type="string">
            <text:p>Sadiya</text:p>
          </table:table-cell>
          <table:table-cell table:formula="of:=[.G20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batunde" xlink:type="simple">Babatunde</text:a></text:p>
          </table:table-cell>
          <table:table-cell office:value-type="float" office:value="150686" calcext:value-type="float">
            <text:p>150686</text:p>
          </table:table-cell>
          <table:table-cell office:value-type="string" calcext:value-type="string">
            <text:p>1:1,178</text:p>
          </table:table-cell>
          <table:table-cell/>
          <table:table-cell table:formula="of:=IF([.F210]=&quot;&quot;;&quot;IsMale&quot;; [.F210])" office:value-type="string" office:string-value="IsMale" calcext:value-type="string">
            <text:p>IsMale</text:p>
          </table:table-cell>
          <table:table-cell/>
          <table:table-cell table:formula="of:=[.C210]" office:value-type="string" office:string-value="Babatunde" calcext:value-type="string">
            <text:p>Babatunde</text:p>
          </table:table-cell>
          <table:table-cell table:formula="of:=[.G2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bangida" xlink:type="simple">Babangida</text:a></text:p>
          </table:table-cell>
          <table:table-cell office:value-type="float" office:value="150497" calcext:value-type="float">
            <text:p>150497</text:p>
          </table:table-cell>
          <table:table-cell office:value-type="string" calcext:value-type="string">
            <text:p>1:1,180</text:p>
          </table:table-cell>
          <table:table-cell/>
          <table:table-cell table:formula="of:=IF([.F211]=&quot;&quot;;&quot;IsMale&quot;; [.F211])" office:value-type="string" office:string-value="IsMale" calcext:value-type="string">
            <text:p>IsMale</text:p>
          </table:table-cell>
          <table:table-cell/>
          <table:table-cell table:formula="of:=[.C211]" office:value-type="string" office:string-value="Babangida" calcext:value-type="string">
            <text:p>Babangida</text:p>
          </table:table-cell>
          <table:table-cell table:formula="of:=[.G21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ecilia" xlink:type="simple">Cecilia</text:a></text:p>
          </table:table-cell>
          <table:table-cell office:value-type="float" office:value="150191" calcext:value-type="float">
            <text:p>150191</text:p>
          </table:table-cell>
          <table:table-cell office:value-type="string" calcext:value-type="string">
            <text:p>1:1,182</text:p>
          </table:table-cell>
          <table:table-cell office:value-type="string" calcext:value-type="string">
            <text:p>IsFemale</text:p>
          </table:table-cell>
          <table:table-cell table:formula="of:=IF([.F212]=&quot;&quot;;&quot;IsMale&quot;; [.F212])" office:value-type="string" office:string-value="IsFemale" calcext:value-type="string">
            <text:p>IsFemale</text:p>
          </table:table-cell>
          <table:table-cell/>
          <table:table-cell table:formula="of:=[.C212]" office:value-type="string" office:string-value="Cecilia" calcext:value-type="string">
            <text:p>Cecilia</text:p>
          </table:table-cell>
          <table:table-cell table:formula="of:=[.G21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enneth" xlink:type="simple">Kenneth</text:a></text:p>
          </table:table-cell>
          <table:table-cell office:value-type="float" office:value="150155" calcext:value-type="float">
            <text:p>150155</text:p>
          </table:table-cell>
          <table:table-cell office:value-type="string" calcext:value-type="string">
            <text:p>1:1,183</text:p>
          </table:table-cell>
          <table:table-cell/>
          <table:table-cell table:formula="of:=IF([.F213]=&quot;&quot;;&quot;IsMale&quot;; [.F213])" office:value-type="string" office:string-value="IsMale" calcext:value-type="string">
            <text:p>IsMale</text:p>
          </table:table-cell>
          <table:table-cell/>
          <table:table-cell table:formula="of:=[.C213]" office:value-type="string" office:string-value="Kenneth" calcext:value-type="string">
            <text:p>Kenneth</text:p>
          </table:table-cell>
          <table:table-cell table:formula="of:=[.G21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<text:a xlink:href="https://forebears.io/forenames/bright" xlink:type="simple">Bright</text:a></text:p>
          </table:table-cell>
          <table:table-cell office:value-type="float" office:value="149579" calcext:value-type="float">
            <text:p>149579</text:p>
          </table:table-cell>
          <table:table-cell office:value-type="string" calcext:value-type="string">
            <text:p>1:1,187</text:p>
          </table:table-cell>
          <table:table-cell/>
          <table:table-cell table:formula="of:=IF([.F214]=&quot;&quot;;&quot;IsMale&quot;; [.F214])" office:value-type="string" office:string-value="IsMale" calcext:value-type="string">
            <text:p>IsMale</text:p>
          </table:table-cell>
          <table:table-cell/>
          <table:table-cell table:formula="of:=[.C214]" office:value-type="string" office:string-value="Bright" calcext:value-type="string">
            <text:p>Bright</text:p>
          </table:table-cell>
          <table:table-cell table:formula="of:=[.G2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lamatu" xlink:type="simple">Salamatu</text:a></text:p>
          </table:table-cell>
          <table:table-cell office:value-type="float" office:value="149331" calcext:value-type="float">
            <text:p>149331</text:p>
          </table:table-cell>
          <table:table-cell office:value-type="string" calcext:value-type="string">
            <text:p>1:1,189</text:p>
          </table:table-cell>
          <table:table-cell office:value-type="string" calcext:value-type="string">
            <text:p>IsFemale</text:p>
          </table:table-cell>
          <table:table-cell table:formula="of:=IF([.F215]=&quot;&quot;;&quot;IsMale&quot;; [.F215])" office:value-type="string" office:string-value="IsFemale" calcext:value-type="string">
            <text:p>IsFemale</text:p>
          </table:table-cell>
          <table:table-cell/>
          <table:table-cell table:formula="of:=[.C215]" office:value-type="string" office:string-value="Salamatu" calcext:value-type="string">
            <text:p>Salamatu</text:p>
          </table:table-cell>
          <table:table-cell table:formula="of:=[.G21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osemary" xlink:type="simple">Rosemary</text:a></text:p>
          </table:table-cell>
          <table:table-cell office:value-type="float" office:value="148667" calcext:value-type="float">
            <text:p>148667</text:p>
          </table:table-cell>
          <table:table-cell office:value-type="string" calcext:value-type="string">
            <text:p>1:1,194</text:p>
          </table:table-cell>
          <table:table-cell office:value-type="string" calcext:value-type="string">
            <text:p>IsFemale</text:p>
          </table:table-cell>
          <table:table-cell table:formula="of:=IF([.F216]=&quot;&quot;;&quot;IsMale&quot;; [.F216])" office:value-type="string" office:string-value="IsFemale" calcext:value-type="string">
            <text:p>IsFemale</text:p>
          </table:table-cell>
          <table:table-cell/>
          <table:table-cell table:formula="of:=[.C216]" office:value-type="string" office:string-value="Rosemary" calcext:value-type="string">
            <text:p>Rosemary</text:p>
          </table:table-cell>
          <table:table-cell table:formula="of:=[.G21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matu" xlink:type="simple">Ramatu</text:a></text:p>
          </table:table-cell>
          <table:table-cell office:value-type="float" office:value="148310" calcext:value-type="float">
            <text:p>148310</text:p>
          </table:table-cell>
          <table:table-cell office:value-type="string" calcext:value-type="string">
            <text:p>1:1,197</text:p>
          </table:table-cell>
          <table:table-cell office:value-type="string" calcext:value-type="string">
            <text:p>IsFemale</text:p>
          </table:table-cell>
          <table:table-cell table:formula="of:=IF([.F217]=&quot;&quot;;&quot;IsMale&quot;; [.F217])" office:value-type="string" office:string-value="IsFemale" calcext:value-type="string">
            <text:p>IsFemale</text:p>
          </table:table-cell>
          <table:table-cell/>
          <table:table-cell table:formula="of:=[.C217]" office:value-type="string" office:string-value="Ramatu" calcext:value-type="string">
            <text:p>Ramatu</text:p>
          </table:table-cell>
          <table:table-cell table:formula="of:=[.G2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acob" xlink:type="simple">Jacob</text:a></text:p>
          </table:table-cell>
          <table:table-cell office:value-type="float" office:value="146479" calcext:value-type="float">
            <text:p>146479</text:p>
          </table:table-cell>
          <table:table-cell office:value-type="string" calcext:value-type="string">
            <text:p>1:1,212</text:p>
          </table:table-cell>
          <table:table-cell/>
          <table:table-cell table:formula="of:=IF([.F218]=&quot;&quot;;&quot;IsMale&quot;; [.F218])" office:value-type="string" office:string-value="IsMale" calcext:value-type="string">
            <text:p>IsMale</text:p>
          </table:table-cell>
          <table:table-cell/>
          <table:table-cell table:formula="of:=[.C218]" office:value-type="string" office:string-value="Jacob" calcext:value-type="string">
            <text:p>Jacob</text:p>
          </table:table-cell>
          <table:table-cell table:formula="of:=[.G2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yode" xlink:type="simple">Kayode</text:a></text:p>
          </table:table-cell>
          <table:table-cell office:value-type="float" office:value="146257" calcext:value-type="float">
            <text:p>146257</text:p>
          </table:table-cell>
          <table:table-cell office:value-type="string" calcext:value-type="string">
            <text:p>1:1,214</text:p>
          </table:table-cell>
          <table:table-cell/>
          <table:table-cell table:formula="of:=IF([.F219]=&quot;&quot;;&quot;IsMale&quot;; [.F219])" office:value-type="string" office:string-value="IsMale" calcext:value-type="string">
            <text:p>IsMale</text:p>
          </table:table-cell>
          <table:table-cell/>
          <table:table-cell table:formula="of:=[.C219]" office:value-type="string" office:string-value="Kayode" calcext:value-type="string">
            <text:p>Kayode</text:p>
          </table:table-cell>
          <table:table-cell table:formula="of:=[.G21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egina" xlink:type="simple">Regina</text:a></text:p>
          </table:table-cell>
          <table:table-cell office:value-type="float" office:value="144057" calcext:value-type="float">
            <text:p>144057</text:p>
          </table:table-cell>
          <table:table-cell office:value-type="string" calcext:value-type="string">
            <text:p>1:1,233</text:p>
          </table:table-cell>
          <table:table-cell office:value-type="string" calcext:value-type="string">
            <text:p>IsFemale</text:p>
          </table:table-cell>
          <table:table-cell table:formula="of:=IF([.F220]=&quot;&quot;;&quot;IsMale&quot;; [.F220])" office:value-type="string" office:string-value="IsFemale" calcext:value-type="string">
            <text:p>IsFemale</text:p>
          </table:table-cell>
          <table:table-cell/>
          <table:table-cell table:formula="of:=[.C220]" office:value-type="string" office:string-value="Regina" calcext:value-type="string">
            <text:p>Regina</text:p>
          </table:table-cell>
          <table:table-cell table:formula="of:=[.G22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<text:a xlink:href="https://forebears.io/forenames/kelechi" xlink:type="simple">Kelechi</text:a></text:p>
          </table:table-cell>
          <table:table-cell office:value-type="float" office:value="143121" calcext:value-type="float">
            <text:p>143121</text:p>
          </table:table-cell>
          <table:table-cell office:value-type="string" calcext:value-type="string">
            <text:p>1:1,241</text:p>
          </table:table-cell>
          <table:table-cell office:value-type="string" calcext:value-type="string">
            <text:p>IsNB</text:p>
          </table:table-cell>
          <table:table-cell table:formula="of:=IF([.F221]=&quot;&quot;;&quot;IsMale&quot;; [.F221])" office:value-type="string" office:string-value="IsNB" calcext:value-type="string">
            <text:p>IsNB</text:p>
          </table:table-cell>
          <table:table-cell/>
          <table:table-cell table:formula="of:=[.C221]" office:value-type="string" office:string-value="Kelechi" calcext:value-type="string">
            <text:p>Kelechi</text:p>
          </table:table-cell>
          <table:table-cell table:formula="of:=[.G22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imothy" xlink:type="simple">Timothy</text:a></text:p>
          </table:table-cell>
          <table:table-cell office:value-type="float" office:value="141631" calcext:value-type="float">
            <text:p>141631</text:p>
          </table:table-cell>
          <table:table-cell office:value-type="string" calcext:value-type="string">
            <text:p>1:1,254</text:p>
          </table:table-cell>
          <table:table-cell/>
          <table:table-cell table:formula="of:=IF([.F222]=&quot;&quot;;&quot;IsMale&quot;; [.F222])" office:value-type="string" office:string-value="IsMale" calcext:value-type="string">
            <text:p>IsMale</text:p>
          </table:table-cell>
          <table:table-cell/>
          <table:table-cell table:formula="of:=[.C222]" office:value-type="string" office:string-value="Timothy" calcext:value-type="string">
            <text:p>Timothy</text:p>
          </table:table-cell>
          <table:table-cell table:formula="of:=[.G22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keem" xlink:type="simple">Akeem</text:a></text:p>
          </table:table-cell>
          <table:table-cell office:value-type="float" office:value="141371" calcext:value-type="float">
            <text:p>141371</text:p>
          </table:table-cell>
          <table:table-cell office:value-type="string" calcext:value-type="string">
            <text:p>1:1,256</text:p>
          </table:table-cell>
          <table:table-cell/>
          <table:table-cell table:formula="of:=IF([.F223]=&quot;&quot;;&quot;IsMale&quot;; [.F223])" office:value-type="string" office:string-value="IsMale" calcext:value-type="string">
            <text:p>IsMale</text:p>
          </table:table-cell>
          <table:table-cell/>
          <table:table-cell table:formula="of:=[.C223]" office:value-type="string" office:string-value="Akeem" calcext:value-type="string">
            <text:p>Akeem</text:p>
          </table:table-cell>
          <table:table-cell table:formula="of:=[.G2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ssana" xlink:type="simple">Hassana</text:a></text:p>
          </table:table-cell>
          <table:table-cell office:value-type="float" office:value="140902" calcext:value-type="float">
            <text:p>140902</text:p>
          </table:table-cell>
          <table:table-cell office:value-type="string" calcext:value-type="string">
            <text:p>1:1,260</text:p>
          </table:table-cell>
          <table:table-cell office:value-type="string" calcext:value-type="string">
            <text:p>IsFemale</text:p>
          </table:table-cell>
          <table:table-cell table:formula="of:=IF([.F224]=&quot;&quot;;&quot;IsMale&quot;; [.F224])" office:value-type="string" office:string-value="IsFemale" calcext:value-type="string">
            <text:p>IsFemale</text:p>
          </table:table-cell>
          <table:table-cell/>
          <table:table-cell table:formula="of:=[.C224]" office:value-type="string" office:string-value="Hassana" calcext:value-type="string">
            <text:p>Hassana</text:p>
          </table:table-cell>
          <table:table-cell table:formula="of:=[.G22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madu" xlink:type="simple">Amadu</text:a></text:p>
          </table:table-cell>
          <table:table-cell office:value-type="float" office:value="140813" calcext:value-type="float">
            <text:p>140813</text:p>
          </table:table-cell>
          <table:table-cell office:value-type="string" calcext:value-type="string">
            <text:p>1:1,261</text:p>
          </table:table-cell>
          <table:table-cell/>
          <table:table-cell table:formula="of:=IF([.F225]=&quot;&quot;;&quot;IsMale&quot;; [.F225])" office:value-type="string" office:string-value="IsMale" calcext:value-type="string">
            <text:p>IsMale</text:p>
          </table:table-cell>
          <table:table-cell/>
          <table:table-cell table:formula="of:=[.C225]" office:value-type="string" office:string-value="Amadu" calcext:value-type="string">
            <text:p>Amadu</text:p>
          </table:table-cell>
          <table:table-cell table:formula="of:=[.G2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ugochukwu" xlink:type="simple">Ugochukwu</text:a></text:p>
          </table:table-cell>
          <table:table-cell office:value-type="float" office:value="140515" calcext:value-type="float">
            <text:p>140515</text:p>
          </table:table-cell>
          <table:table-cell office:value-type="string" calcext:value-type="string">
            <text:p>1:1,264</text:p>
          </table:table-cell>
          <table:table-cell/>
          <table:table-cell table:formula="of:=IF([.F226]=&quot;&quot;;&quot;IsMale&quot;; [.F226])" office:value-type="string" office:string-value="IsMale" calcext:value-type="string">
            <text:p>IsMale</text:p>
          </table:table-cell>
          <table:table-cell/>
          <table:table-cell table:formula="of:=[.C226]" office:value-type="string" office:string-value="Ugochukwu" calcext:value-type="string">
            <text:p>Ugochukwu</text:p>
          </table:table-cell>
          <table:table-cell table:formula="of:=[.G22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fsat" xlink:type="simple">Hafsat</text:a></text:p>
          </table:table-cell>
          <table:table-cell office:value-type="float" office:value="139194" calcext:value-type="float">
            <text:p>139194</text:p>
          </table:table-cell>
          <table:table-cell office:value-type="string" calcext:value-type="string">
            <text:p>1:1,276</text:p>
          </table:table-cell>
          <table:table-cell office:value-type="string" calcext:value-type="string">
            <text:p>IsFemale</text:p>
          </table:table-cell>
          <table:table-cell table:formula="of:=IF([.F227]=&quot;&quot;;&quot;IsMale&quot;; [.F227])" office:value-type="string" office:string-value="IsFemale" calcext:value-type="string">
            <text:p>IsFemale</text:p>
          </table:table-cell>
          <table:table-cell/>
          <table:table-cell table:formula="of:=[.C227]" office:value-type="string" office:string-value="Hafsat" calcext:value-type="string">
            <text:p>Hafsat</text:p>
          </table:table-cell>
          <table:table-cell table:formula="of:=[.G22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<text:a xlink:href="https://forebears.io/forenames/onyekachi" xlink:type="simple">Onyekachi</text:a></text:p>
          </table:table-cell>
          <table:table-cell office:value-type="float" office:value="138912" calcext:value-type="float">
            <text:p>138912</text:p>
          </table:table-cell>
          <table:table-cell office:value-type="string" calcext:value-type="string">
            <text:p>1:1,278</text:p>
          </table:table-cell>
          <table:table-cell office:value-type="string" calcext:value-type="string">
            <text:p>IsNB</text:p>
          </table:table-cell>
          <table:table-cell table:formula="of:=IF([.F228]=&quot;&quot;;&quot;IsMale&quot;; [.F228])" office:value-type="string" office:string-value="IsNB" calcext:value-type="string">
            <text:p>IsNB</text:p>
          </table:table-cell>
          <table:table-cell/>
          <table:table-cell table:formula="of:=[.C228]" office:value-type="string" office:string-value="Onyekachi" calcext:value-type="string">
            <text:p>Onyekachi</text:p>
          </table:table-cell>
          <table:table-cell table:formula="of:=[.G22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maila" xlink:type="simple">Ismaila</text:a></text:p>
          </table:table-cell>
          <table:table-cell office:value-type="float" office:value="138697" calcext:value-type="float">
            <text:p>138697</text:p>
          </table:table-cell>
          <table:table-cell office:value-type="string" calcext:value-type="string">
            <text:p>1:1,280</text:p>
          </table:table-cell>
          <table:table-cell/>
          <table:table-cell table:formula="of:=IF([.F229]=&quot;&quot;;&quot;IsMale&quot;; [.F229])" office:value-type="string" office:string-value="IsMale" calcext:value-type="string">
            <text:p>IsMale</text:p>
          </table:table-cell>
          <table:table-cell/>
          <table:table-cell table:formula="of:=[.C229]" office:value-type="string" office:string-value="Ismaila" calcext:value-type="string">
            <text:p>Ismaila</text:p>
          </table:table-cell>
          <table:table-cell table:formula="of:=[.G2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zekiel" xlink:type="simple">Ezekiel</text:a></text:p>
          </table:table-cell>
          <table:table-cell office:value-type="float" office:value="138359" calcext:value-type="float">
            <text:p>138359</text:p>
          </table:table-cell>
          <table:table-cell office:value-type="string" calcext:value-type="string">
            <text:p>1:1,283</text:p>
          </table:table-cell>
          <table:table-cell/>
          <table:table-cell table:formula="of:=IF([.F230]=&quot;&quot;;&quot;IsMale&quot;; [.F230])" office:value-type="string" office:string-value="IsMale" calcext:value-type="string">
            <text:p>IsMale</text:p>
          </table:table-cell>
          <table:table-cell/>
          <table:table-cell table:formula="of:=[.C230]" office:value-type="string" office:string-value="Ezekiel" calcext:value-type="string">
            <text:p>Ezekiel</text:p>
          </table:table-cell>
          <table:table-cell table:formula="of:=[.G23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imuna" xlink:type="simple">Maimuna</text:a></text:p>
          </table:table-cell>
          <table:table-cell office:value-type="float" office:value="138230" calcext:value-type="float">
            <text:p>138230</text:p>
          </table:table-cell>
          <table:table-cell office:value-type="string" calcext:value-type="string">
            <text:p>1:1,285</text:p>
          </table:table-cell>
          <table:table-cell office:value-type="string" calcext:value-type="string">
            <text:p>IsFemale</text:p>
          </table:table-cell>
          <table:table-cell table:formula="of:=IF([.F231]=&quot;&quot;;&quot;IsMale&quot;; [.F231])" office:value-type="string" office:string-value="IsFemale" calcext:value-type="string">
            <text:p>IsFemale</text:p>
          </table:table-cell>
          <table:table-cell/>
          <table:table-cell table:formula="of:=[.C231]" office:value-type="string" office:string-value="Maimuna" calcext:value-type="string">
            <text:p>Maimuna</text:p>
          </table:table-cell>
          <table:table-cell table:formula="of:=[.G2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ude" xlink:type="simple">Jude</text:a></text:p>
          </table:table-cell>
          <table:table-cell office:value-type="float" office:value="138212" calcext:value-type="float">
            <text:p>138212</text:p>
          </table:table-cell>
          <table:table-cell office:value-type="string" calcext:value-type="string">
            <text:p>1:1,285</text:p>
          </table:table-cell>
          <table:table-cell/>
          <table:table-cell table:formula="of:=IF([.F232]=&quot;&quot;;&quot;IsMale&quot;; [.F232])" office:value-type="string" office:string-value="IsMale" calcext:value-type="string">
            <text:p>IsMale</text:p>
          </table:table-cell>
          <table:table-cell/>
          <table:table-cell table:formula="of:=[.C232]" office:value-type="string" office:string-value="Jude" calcext:value-type="string">
            <text:p>Jude</text:p>
          </table:table-cell>
          <table:table-cell table:formula="of:=[.G2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kechi" xlink:type="simple">Nkechi</text:a></text:p>
          </table:table-cell>
          <table:table-cell office:value-type="float" office:value="138022" calcext:value-type="float">
            <text:p>138022</text:p>
          </table:table-cell>
          <table:table-cell office:value-type="string" calcext:value-type="string">
            <text:p>1:1,286</text:p>
          </table:table-cell>
          <table:table-cell office:value-type="string" calcext:value-type="string">
            <text:p>IsFemale</text:p>
          </table:table-cell>
          <table:table-cell table:formula="of:=IF([.F233]=&quot;&quot;;&quot;IsMale&quot;; [.F233])" office:value-type="string" office:string-value="IsFemale" calcext:value-type="string">
            <text:p>IsFemale</text:p>
          </table:table-cell>
          <table:table-cell/>
          <table:table-cell table:formula="of:=[.C233]" office:value-type="string" office:string-value="Nkechi" calcext:value-type="string">
            <text:p>Nkechi</text:p>
          </table:table-cell>
          <table:table-cell table:formula="of:=[.G2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juma" xlink:type="simple">Danjuma</text:a></text:p>
          </table:table-cell>
          <table:table-cell office:value-type="float" office:value="138009" calcext:value-type="float">
            <text:p>138009</text:p>
          </table:table-cell>
          <table:table-cell office:value-type="string" calcext:value-type="string">
            <text:p>1:1,287</text:p>
          </table:table-cell>
          <table:table-cell/>
          <table:table-cell table:formula="of:=IF([.F234]=&quot;&quot;;&quot;IsMale&quot;; [.F234])" office:value-type="string" office:string-value="IsMale" calcext:value-type="string">
            <text:p>IsMale</text:p>
          </table:table-cell>
          <table:table-cell/>
          <table:table-cell table:formula="of:=[.C234]" office:value-type="string" office:string-value="Danjuma" calcext:value-type="string">
            <text:p>Danjuma</text:p>
          </table:table-cell>
          <table:table-cell table:formula="of:=[.G2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mos" xlink:type="simple">Amos</text:a></text:p>
          </table:table-cell>
          <table:table-cell office:value-type="float" office:value="135643" calcext:value-type="float">
            <text:p>135643</text:p>
          </table:table-cell>
          <table:table-cell office:value-type="string" calcext:value-type="string">
            <text:p>1:1,309</text:p>
          </table:table-cell>
          <table:table-cell/>
          <table:table-cell table:formula="of:=IF([.F235]=&quot;&quot;;&quot;IsMale&quot;; [.F235])" office:value-type="string" office:string-value="IsMale" calcext:value-type="string">
            <text:p>IsMale</text:p>
          </table:table-cell>
          <table:table-cell/>
          <table:table-cell table:formula="of:=[.C235]" office:value-type="string" office:string-value="Amos" calcext:value-type="string">
            <text:p>Amos</text:p>
          </table:table-cell>
          <table:table-cell table:formula="of:=[.G2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unde" xlink:type="simple">Tunde</text:a></text:p>
          </table:table-cell>
          <table:table-cell office:value-type="float" office:value="135030" calcext:value-type="float">
            <text:p>135030</text:p>
          </table:table-cell>
          <table:table-cell office:value-type="string" calcext:value-type="string">
            <text:p>1:1,315</text:p>
          </table:table-cell>
          <table:table-cell/>
          <table:table-cell table:formula="of:=IF([.F236]=&quot;&quot;;&quot;IsMale&quot;; [.F236])" office:value-type="string" office:string-value="IsMale" calcext:value-type="string">
            <text:p>IsMale</text:p>
          </table:table-cell>
          <table:table-cell/>
          <table:table-cell table:formula="of:=[.C236]" office:value-type="string" office:string-value="Tunde" calcext:value-type="string">
            <text:p>Tunde</text:p>
          </table:table-cell>
          <table:table-cell table:formula="of:=[.G23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ladi" xlink:type="simple">Danladi</text:a></text:p>
          </table:table-cell>
          <table:table-cell office:value-type="float" office:value="134847" calcext:value-type="float">
            <text:p>134847</text:p>
          </table:table-cell>
          <table:table-cell office:value-type="string" calcext:value-type="string">
            <text:p>1:1,317</text:p>
          </table:table-cell>
          <table:table-cell/>
          <table:table-cell table:formula="of:=IF([.F237]=&quot;&quot;;&quot;IsMale&quot;; [.F237])" office:value-type="string" office:string-value="IsMale" calcext:value-type="string">
            <text:p>IsMale</text:p>
          </table:table-cell>
          <table:table-cell/>
          <table:table-cell table:formula="of:=[.C237]" office:value-type="string" office:string-value="Danladi" calcext:value-type="string">
            <text:p>Danladi</text:p>
          </table:table-cell>
          <table:table-cell table:formula="of:=[.G2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emi" xlink:type="simple">Femi</text:a></text:p>
          </table:table-cell>
          <table:table-cell office:value-type="float" office:value="134790" calcext:value-type="float">
            <text:p>134790</text:p>
          </table:table-cell>
          <table:table-cell office:value-type="string" calcext:value-type="string">
            <text:p>1:1,317</text:p>
          </table:table-cell>
          <table:table-cell/>
          <table:table-cell table:formula="of:=IF([.F238]=&quot;&quot;;&quot;IsMale&quot;; [.F238])" office:value-type="string" office:string-value="IsMale" calcext:value-type="string">
            <text:p>IsMale</text:p>
          </table:table-cell>
          <table:table-cell/>
          <table:table-cell table:formula="of:=[.C238]" office:value-type="string" office:string-value="Femi" calcext:value-type="string">
            <text:p>Femi</text:p>
          </table:table-cell>
          <table:table-cell table:formula="of:=[.G2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<text:a xlink:href="https://forebears.io/forenames/dan" xlink:type="simple">Dan</text:a></text:p>
          </table:table-cell>
          <table:table-cell office:value-type="float" office:value="134668" calcext:value-type="float">
            <text:p>134668</text:p>
          </table:table-cell>
          <table:table-cell office:value-type="string" calcext:value-type="string">
            <text:p>1:1,319</text:p>
          </table:table-cell>
          <table:table-cell/>
          <table:table-cell table:formula="of:=IF([.F239]=&quot;&quot;;&quot;IsMale&quot;; [.F239])" office:value-type="string" office:string-value="IsMale" calcext:value-type="string">
            <text:p>IsMale</text:p>
          </table:table-cell>
          <table:table-cell/>
          <table:table-cell table:formula="of:=[.C239]" office:value-type="string" office:string-value="Dan" calcext:value-type="string">
            <text:p>Dan</text:p>
          </table:table-cell>
          <table:table-cell table:formula="of:=[.G23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adama" xlink:type="simple">Adama</text:a></text:p>
          </table:table-cell>
          <table:table-cell office:value-type="float" office:value="134028" calcext:value-type="float">
            <text:p>134028</text:p>
          </table:table-cell>
          <table:table-cell office:value-type="string" calcext:value-type="string">
            <text:p>1:1,325</text:p>
          </table:table-cell>
          <table:table-cell office:value-type="string" calcext:value-type="string">
            <text:p>IsFemale</text:p>
          </table:table-cell>
          <table:table-cell table:formula="of:=IF([.F240]=&quot;&quot;;&quot;IsMale&quot;; [.F240])" office:value-type="string" office:string-value="IsFemale" calcext:value-type="string">
            <text:p>IsFemale</text:p>
          </table:table-cell>
          <table:table-cell/>
          <table:table-cell table:formula="of:=[.C240]" office:value-type="string" office:string-value="Adama" calcext:value-type="string">
            <text:p>Adama</text:p>
          </table:table-cell>
          <table:table-cell table:formula="of:=[.G24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siru" xlink:type="simple">Basiru</text:a></text:p>
          </table:table-cell>
          <table:table-cell office:value-type="float" office:value="133131" calcext:value-type="float">
            <text:p>133131</text:p>
          </table:table-cell>
          <table:table-cell office:value-type="string" calcext:value-type="string">
            <text:p>1:1,334</text:p>
          </table:table-cell>
          <table:table-cell/>
          <table:table-cell table:formula="of:=IF([.F241]=&quot;&quot;;&quot;IsMale&quot;; [.F241])" office:value-type="string" office:string-value="IsMale" calcext:value-type="string">
            <text:p>IsMale</text:p>
          </table:table-cell>
          <table:table-cell/>
          <table:table-cell table:formula="of:=[.C241]" office:value-type="string" office:string-value="Basiru" calcext:value-type="string">
            <text:p>Basiru</text:p>
          </table:table-cell>
          <table:table-cell table:formula="of:=[.G2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atricia" xlink:type="simple">Patricia</text:a></text:p>
          </table:table-cell>
          <table:table-cell office:value-type="float" office:value="133054" calcext:value-type="float">
            <text:p>133054</text:p>
          </table:table-cell>
          <table:table-cell office:value-type="string" calcext:value-type="string">
            <text:p>1:1,335</text:p>
          </table:table-cell>
          <table:table-cell office:value-type="string" calcext:value-type="string">
            <text:p>IsFemale</text:p>
          </table:table-cell>
          <table:table-cell table:formula="of:=IF([.F242]=&quot;&quot;;&quot;IsMale&quot;; [.F242])" office:value-type="string" office:string-value="IsFemale" calcext:value-type="string">
            <text:p>IsFemale</text:p>
          </table:table-cell>
          <table:table-cell/>
          <table:table-cell table:formula="of:=[.C242]" office:value-type="string" office:string-value="Patricia" calcext:value-type="string">
            <text:p>Patricia</text:p>
          </table:table-cell>
          <table:table-cell table:formula="of:=[.G2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habibu" xlink:type="simple">Habibu</text:a></text:p>
          </table:table-cell>
          <table:table-cell office:value-type="float" office:value="131845" calcext:value-type="float">
            <text:p>131845</text:p>
          </table:table-cell>
          <table:table-cell office:value-type="string" calcext:value-type="string">
            <text:p>1:1,347</text:p>
          </table:table-cell>
          <table:table-cell/>
          <table:table-cell table:formula="of:=IF([.F243]=&quot;&quot;;&quot;IsMale&quot;; [.F243])" office:value-type="string" office:string-value="IsMale" calcext:value-type="string">
            <text:p>IsMale</text:p>
          </table:table-cell>
          <table:table-cell/>
          <table:table-cell table:formula="of:=[.C243]" office:value-type="string" office:string-value="Habibu" calcext:value-type="string">
            <text:p>Habibu</text:p>
          </table:table-cell>
          <table:table-cell table:formula="of:=[.G2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zeem" xlink:type="simple">Kazeem</text:a></text:p>
          </table:table-cell>
          <table:table-cell office:value-type="float" office:value="131363" calcext:value-type="float">
            <text:p>131363</text:p>
          </table:table-cell>
          <table:table-cell office:value-type="string" calcext:value-type="string">
            <text:p>1:1,352</text:p>
          </table:table-cell>
          <table:table-cell/>
          <table:table-cell table:formula="of:=IF([.F244]=&quot;&quot;;&quot;IsMale&quot;; [.F244])" office:value-type="string" office:string-value="IsMale" calcext:value-type="string">
            <text:p>IsMale</text:p>
          </table:table-cell>
          <table:table-cell/>
          <table:table-cell table:formula="of:=[.C244]" office:value-type="string" office:string-value="Kazeem" calcext:value-type="string">
            <text:p>Kazeem</text:p>
          </table:table-cell>
          <table:table-cell table:formula="of:=[.G24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gela" xlink:type="simple">Angela</text:a></text:p>
          </table:table-cell>
          <table:table-cell office:value-type="float" office:value="131350" calcext:value-type="float">
            <text:p>131350</text:p>
          </table:table-cell>
          <table:table-cell office:value-type="string" calcext:value-type="string">
            <text:p>1:1,352</text:p>
          </table:table-cell>
          <table:table-cell office:value-type="string" calcext:value-type="string">
            <text:p>IsFemale</text:p>
          </table:table-cell>
          <table:table-cell table:formula="of:=IF([.F245]=&quot;&quot;;&quot;IsMale&quot;; [.F245])" office:value-type="string" office:string-value="IsFemale" calcext:value-type="string">
            <text:p>IsFemale</text:p>
          </table:table-cell>
          <table:table-cell/>
          <table:table-cell table:formula="of:=[.C245]" office:value-type="string" office:string-value="Angela" calcext:value-type="string">
            <text:p>Angela</text:p>
          </table:table-cell>
          <table:table-cell table:formula="of:=[.G2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jo" xlink:type="simple">Ojo</text:a></text:p>
          </table:table-cell>
          <table:table-cell office:value-type="float" office:value="130242" calcext:value-type="float">
            <text:p>130242</text:p>
          </table:table-cell>
          <table:table-cell office:value-type="string" calcext:value-type="string">
            <text:p>1:1,363</text:p>
          </table:table-cell>
          <table:table-cell/>
          <table:table-cell table:formula="of:=IF([.F246]=&quot;&quot;;&quot;IsMale&quot;; [.F246])" office:value-type="string" office:string-value="IsMale" calcext:value-type="string">
            <text:p>IsMale</text:p>
          </table:table-cell>
          <table:table-cell/>
          <table:table-cell table:formula="of:=[.C246]" office:value-type="string" office:string-value="Ojo" calcext:value-type="string">
            <text:p>Ojo</text:p>
          </table:table-cell>
          <table:table-cell table:formula="of:=[.G24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benga" xlink:type="simple">Gbenga</text:a></text:p>
          </table:table-cell>
          <table:table-cell office:value-type="float" office:value="129685" calcext:value-type="float">
            <text:p>129685</text:p>
          </table:table-cell>
          <table:table-cell office:value-type="string" calcext:value-type="string">
            <text:p>1:1,369</text:p>
          </table:table-cell>
          <table:table-cell/>
          <table:table-cell table:formula="of:=IF([.F247]=&quot;&quot;;&quot;IsMale&quot;; [.F247])" office:value-type="string" office:string-value="IsMale" calcext:value-type="string">
            <text:p>IsMale</text:p>
          </table:table-cell>
          <table:table-cell/>
          <table:table-cell table:formula="of:=[.C247]" office:value-type="string" office:string-value="Gbenga" calcext:value-type="string">
            <text:p>Gbenga</text:p>
          </table:table-cell>
          <table:table-cell table:formula="of:=[.G24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lement" xlink:type="simple">Clement</text:a></text:p>
          </table:table-cell>
          <table:table-cell office:value-type="float" office:value="129562" calcext:value-type="float">
            <text:p>129562</text:p>
          </table:table-cell>
          <table:table-cell office:value-type="string" calcext:value-type="string">
            <text:p>1:1,370</text:p>
          </table:table-cell>
          <table:table-cell/>
          <table:table-cell table:formula="of:=IF([.F248]=&quot;&quot;;&quot;IsMale&quot;; [.F248])" office:value-type="string" office:string-value="IsMale" calcext:value-type="string">
            <text:p>IsMale</text:p>
          </table:table-cell>
          <table:table-cell/>
          <table:table-cell table:formula="of:=[.C248]" office:value-type="string" office:string-value="Clement" calcext:value-type="string">
            <text:p>Clement</text:p>
          </table:table-cell>
          <table:table-cell table:formula="of:=[.G24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<text:a xlink:href="https://forebears.io/forenames/abu" xlink:type="simple">Abu</text:a></text:p>
          </table:table-cell>
          <table:table-cell office:value-type="float" office:value="129432" calcext:value-type="float">
            <text:p>129432</text:p>
          </table:table-cell>
          <table:table-cell office:value-type="string" calcext:value-type="string">
            <text:p>1:1,372</text:p>
          </table:table-cell>
          <table:table-cell office:value-type="string" calcext:value-type="string">
            <text:p>IsNB</text:p>
          </table:table-cell>
          <table:table-cell table:formula="of:=IF([.F249]=&quot;&quot;;&quot;IsMale&quot;; [.F249])" office:value-type="string" office:string-value="IsNB" calcext:value-type="string">
            <text:p>IsNB</text:p>
          </table:table-cell>
          <table:table-cell/>
          <table:table-cell table:formula="of:=[.C249]" office:value-type="string" office:string-value="Abu" calcext:value-type="string">
            <text:p>Abu</text:p>
          </table:table-cell>
          <table:table-cell table:formula="of:=[.G24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<text:a xlink:href="https://forebears.io/forenames/adeola" xlink:type="simple">Adeola</text:a></text:p>
          </table:table-cell>
          <table:table-cell office:value-type="float" office:value="129289" calcext:value-type="float">
            <text:p>129289</text:p>
          </table:table-cell>
          <table:table-cell office:value-type="string" calcext:value-type="string">
            <text:p>1:1,373</text:p>
          </table:table-cell>
          <table:table-cell office:value-type="string" calcext:value-type="string">
            <text:p>IsNB</text:p>
          </table:table-cell>
          <table:table-cell table:formula="of:=IF([.F250]=&quot;&quot;;&quot;IsMale&quot;; [.F250])" office:value-type="string" office:string-value="IsNB" calcext:value-type="string">
            <text:p>IsNB</text:p>
          </table:table-cell>
          <table:table-cell/>
          <table:table-cell table:formula="of:=[.C250]" office:value-type="string" office:string-value="Adeola" calcext:value-type="string">
            <text:p>Adeola</text:p>
          </table:table-cell>
          <table:table-cell table:formula="of:=[.G25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gaji" xlink:type="simple">Magaji</text:a></text:p>
          </table:table-cell>
          <table:table-cell office:value-type="float" office:value="128901" calcext:value-type="float">
            <text:p>128901</text:p>
          </table:table-cell>
          <table:table-cell office:value-type="string" calcext:value-type="string">
            <text:p>1:1,378</text:p>
          </table:table-cell>
          <table:table-cell/>
          <table:table-cell table:formula="of:=IF([.F251]=&quot;&quot;;&quot;IsMale&quot;; [.F251])" office:value-type="string" office:string-value="IsMale" calcext:value-type="string">
            <text:p>IsMale</text:p>
          </table:table-cell>
          <table:table-cell/>
          <table:table-cell table:formula="of:=[.C251]" office:value-type="string" office:string-value="Magaji" calcext:value-type="string">
            <text:p>Magaji</text:p>
          </table:table-cell>
          <table:table-cell table:formula="of:=[.G2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shat" xlink:type="simple">Aishat</text:a></text:p>
          </table:table-cell>
          <table:table-cell office:value-type="float" office:value="128797" calcext:value-type="float">
            <text:p>128797</text:p>
          </table:table-cell>
          <table:table-cell office:value-type="string" calcext:value-type="string">
            <text:p>1:1,379</text:p>
          </table:table-cell>
          <table:table-cell office:value-type="string" calcext:value-type="string">
            <text:p>IsFemale</text:p>
          </table:table-cell>
          <table:table-cell table:formula="of:=IF([.F252]=&quot;&quot;;&quot;IsMale&quot;; [.F252])" office:value-type="string" office:string-value="IsFemale" calcext:value-type="string">
            <text:p>IsFemale</text:p>
          </table:table-cell>
          <table:table-cell/>
          <table:table-cell table:formula="of:=[.C252]" office:value-type="string" office:string-value="Aishat" calcext:value-type="string">
            <text:p>Aishat</text:p>
          </table:table-cell>
          <table:table-cell table:formula="of:=[.G25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fiya" xlink:type="simple">Safiya</text:a></text:p>
          </table:table-cell>
          <table:table-cell office:value-type="float" office:value="126569" calcext:value-type="float">
            <text:p>126569</text:p>
          </table:table-cell>
          <table:table-cell office:value-type="string" calcext:value-type="string">
            <text:p>1:1,403</text:p>
          </table:table-cell>
          <table:table-cell office:value-type="string" calcext:value-type="string">
            <text:p>IsFemale</text:p>
          </table:table-cell>
          <table:table-cell table:formula="of:=IF([.F253]=&quot;&quot;;&quot;IsMale&quot;; [.F253])" office:value-type="string" office:string-value="IsFemale" calcext:value-type="string">
            <text:p>IsFemale</text:p>
          </table:table-cell>
          <table:table-cell/>
          <table:table-cell table:formula="of:=[.C253]" office:value-type="string" office:string-value="Safiya" calcext:value-type="string">
            <text:p>Safiya</text:p>
          </table:table-cell>
          <table:table-cell table:formula="of:=[.G2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tanley" xlink:type="simple">Stanley</text:a></text:p>
          </table:table-cell>
          <table:table-cell office:value-type="float" office:value="126515" calcext:value-type="float">
            <text:p>126515</text:p>
          </table:table-cell>
          <table:table-cell office:value-type="string" calcext:value-type="string">
            <text:p>1:1,404</text:p>
          </table:table-cell>
          <table:table-cell/>
          <table:table-cell table:formula="of:=IF([.F254]=&quot;&quot;;&quot;IsMale&quot;; [.F254])" office:value-type="string" office:string-value="IsMale" calcext:value-type="string">
            <text:p>IsMale</text:p>
          </table:table-cell>
          <table:table-cell/>
          <table:table-cell table:formula="of:=[.C254]" office:value-type="string" office:string-value="Stanley" calcext:value-type="string">
            <text:p>Stanley</text:p>
          </table:table-cell>
          <table:table-cell table:formula="of:=[.G2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<text:a xlink:href="https://forebears.io/forenames/ebere" xlink:type="simple">Ebere</text:a></text:p>
          </table:table-cell>
          <table:table-cell office:value-type="float" office:value="126063" calcext:value-type="float">
            <text:p>126063</text:p>
          </table:table-cell>
          <table:table-cell office:value-type="string" calcext:value-type="string">
            <text:p>1:1,409</text:p>
          </table:table-cell>
          <table:table-cell office:value-type="string" calcext:value-type="string">
            <text:p>IsNB</text:p>
          </table:table-cell>
          <table:table-cell table:formula="of:=IF([.F255]=&quot;&quot;;&quot;IsMale&quot;; [.F255])" office:value-type="string" office:string-value="IsNB" calcext:value-type="string">
            <text:p>IsNB</text:p>
          </table:table-cell>
          <table:table-cell/>
          <table:table-cell table:formula="of:=[.C255]" office:value-type="string" office:string-value="Ebere" calcext:value-type="string">
            <text:p>Ebere</text:p>
          </table:table-cell>
          <table:table-cell table:formula="of:=[.G255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<text:a xlink:href="https://forebears.io/forenames/bassey" xlink:type="simple">Bassey</text:a></text:p>
          </table:table-cell>
          <table:table-cell office:value-type="float" office:value="125382" calcext:value-type="float">
            <text:p>125382</text:p>
          </table:table-cell>
          <table:table-cell office:value-type="string" calcext:value-type="string">
            <text:p>1:1,416</text:p>
          </table:table-cell>
          <table:table-cell office:value-type="string" calcext:value-type="string">
            <text:p>IsNB</text:p>
          </table:table-cell>
          <table:table-cell table:formula="of:=IF([.F256]=&quot;&quot;;&quot;IsMale&quot;; [.F256])" office:value-type="string" office:string-value="IsNB" calcext:value-type="string">
            <text:p>IsNB</text:p>
          </table:table-cell>
          <table:table-cell/>
          <table:table-cell table:formula="of:=[.C256]" office:value-type="string" office:string-value="Bassey" calcext:value-type="string">
            <text:p>Bassey</text:p>
          </table:table-cell>
          <table:table-cell table:formula="of:=[.G25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osede" xlink:type="simple">Abosede</text:a></text:p>
          </table:table-cell>
          <table:table-cell office:value-type="float" office:value="124458" calcext:value-type="float">
            <text:p>124458</text:p>
          </table:table-cell>
          <table:table-cell office:value-type="string" calcext:value-type="string">
            <text:p>1:1,427</text:p>
          </table:table-cell>
          <table:table-cell office:value-type="string" calcext:value-type="string">
            <text:p>IsFemale</text:p>
          </table:table-cell>
          <table:table-cell table:formula="of:=IF([.F257]=&quot;&quot;;&quot;IsMale&quot;; [.F257])" office:value-type="string" office:string-value="IsFemale" calcext:value-type="string">
            <text:p>IsFemale</text:p>
          </table:table-cell>
          <table:table-cell/>
          <table:table-cell table:formula="of:=[.C257]" office:value-type="string" office:string-value="Abosede" calcext:value-type="string">
            <text:p>Abosede</text:p>
          </table:table-cell>
          <table:table-cell table:formula="of:=[.G25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itilayo" xlink:type="simple">Titilayo</text:a></text:p>
          </table:table-cell>
          <table:table-cell office:value-type="float" office:value="124073" calcext:value-type="float">
            <text:p>124073</text:p>
          </table:table-cell>
          <table:table-cell office:value-type="string" calcext:value-type="string">
            <text:p>1:1,431</text:p>
          </table:table-cell>
          <table:table-cell office:value-type="string" calcext:value-type="string">
            <text:p>IsFemale</text:p>
          </table:table-cell>
          <table:table-cell table:formula="of:=IF([.F258]=&quot;&quot;;&quot;IsMale&quot;; [.F258])" office:value-type="string" office:string-value="IsFemale" calcext:value-type="string">
            <text:p>IsFemale</text:p>
          </table:table-cell>
          <table:table-cell/>
          <table:table-cell table:formula="of:=[.C258]" office:value-type="string" office:string-value="Titilayo" calcext:value-type="string">
            <text:p>Titilayo</text:p>
          </table:table-cell>
          <table:table-cell table:formula="of:=[.G25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rince" xlink:type="simple">Prince</text:a></text:p>
          </table:table-cell>
          <table:table-cell office:value-type="float" office:value="124024" calcext:value-type="float">
            <text:p>124024</text:p>
          </table:table-cell>
          <table:table-cell office:value-type="string" calcext:value-type="string">
            <text:p>1:1,432</text:p>
          </table:table-cell>
          <table:table-cell/>
          <table:table-cell table:formula="of:=IF([.F259]=&quot;&quot;;&quot;IsMale&quot;; [.F259])" office:value-type="string" office:string-value="IsMale" calcext:value-type="string">
            <text:p>IsMale</text:p>
          </table:table-cell>
          <table:table-cell/>
          <table:table-cell table:formula="of:=[.C259]" office:value-type="string" office:string-value="Prince" calcext:value-type="string">
            <text:p>Prince</text:p>
          </table:table-cell>
          <table:table-cell table:formula="of:=[.G2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<text:a xlink:href="https://forebears.io/forenames/uchechukwu" xlink:type="simple">Uchechukwu</text:a></text:p>
          </table:table-cell>
          <table:table-cell office:value-type="float" office:value="123956" calcext:value-type="float">
            <text:p>123956</text:p>
          </table:table-cell>
          <table:table-cell office:value-type="string" calcext:value-type="string">
            <text:p>1:1,432</text:p>
          </table:table-cell>
          <table:table-cell/>
          <table:table-cell table:formula="of:=IF([.F260]=&quot;&quot;;&quot;IsMale&quot;; [.F260])" office:value-type="string" office:string-value="IsMale" calcext:value-type="string">
            <text:p>IsMale</text:p>
          </table:table-cell>
          <table:table-cell/>
          <table:table-cell table:formula="of:=[.C260]" office:value-type="string" office:string-value="Uchechukwu" calcext:value-type="string">
            <text:p>Uchechukwu</text:p>
          </table:table-cell>
          <table:table-cell table:formula="of:=[.G26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cheal" xlink:type="simple">Racheal</text:a></text:p>
          </table:table-cell>
          <table:table-cell office:value-type="float" office:value="123954" calcext:value-type="float">
            <text:p>123954</text:p>
          </table:table-cell>
          <table:table-cell office:value-type="string" calcext:value-type="string">
            <text:p>1:1,433</text:p>
          </table:table-cell>
          <table:table-cell office:value-type="string" calcext:value-type="string">
            <text:p>IsFemale</text:p>
          </table:table-cell>
          <table:table-cell table:formula="of:=IF([.F261]=&quot;&quot;;&quot;IsMale&quot;; [.F261])" office:value-type="string" office:string-value="IsFemale" calcext:value-type="string">
            <text:p>IsFemale</text:p>
          </table:table-cell>
          <table:table-cell/>
          <table:table-cell table:formula="of:=[.C261]" office:value-type="string" office:string-value="Racheal" calcext:value-type="string">
            <text:p>Racheal</text:p>
          </table:table-cell>
          <table:table-cell table:formula="of:=[.G26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hilip" xlink:type="simple">Philip</text:a></text:p>
          </table:table-cell>
          <table:table-cell office:value-type="float" office:value="123252" calcext:value-type="float">
            <text:p>123252</text:p>
          </table:table-cell>
          <table:table-cell office:value-type="string" calcext:value-type="string">
            <text:p>1:1,441</text:p>
          </table:table-cell>
          <table:table-cell/>
          <table:table-cell table:formula="of:=IF([.F262]=&quot;&quot;;&quot;IsMale&quot;; [.F262])" office:value-type="string" office:string-value="IsMale" calcext:value-type="string">
            <text:p>IsMale</text:p>
          </table:table-cell>
          <table:table-cell/>
          <table:table-cell table:formula="of:=[.C262]" office:value-type="string" office:string-value="Philip" calcext:value-type="string">
            <text:p>Philip</text:p>
          </table:table-cell>
          <table:table-cell table:formula="of:=[.G26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incent" xlink:type="simple">Vincent</text:a></text:p>
          </table:table-cell>
          <table:table-cell office:value-type="float" office:value="123132" calcext:value-type="float">
            <text:p>123132</text:p>
          </table:table-cell>
          <table:table-cell office:value-type="string" calcext:value-type="string">
            <text:p>1:1,442</text:p>
          </table:table-cell>
          <table:table-cell/>
          <table:table-cell table:formula="of:=IF([.F263]=&quot;&quot;;&quot;IsMale&quot;; [.F263])" office:value-type="string" office:string-value="IsMale" calcext:value-type="string">
            <text:p>IsMale</text:p>
          </table:table-cell>
          <table:table-cell/>
          <table:table-cell table:formula="of:=[.C263]" office:value-type="string" office:string-value="Vincent" calcext:value-type="string">
            <text:p>Vincent</text:p>
          </table:table-cell>
          <table:table-cell table:formula="of:=[.G26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ivian" xlink:type="simple">Vivian</text:a></text:p>
          </table:table-cell>
          <table:table-cell office:value-type="float" office:value="122934" calcext:value-type="float">
            <text:p>122934</text:p>
          </table:table-cell>
          <table:table-cell office:value-type="string" calcext:value-type="string">
            <text:p>1:1,444</text:p>
          </table:table-cell>
          <table:table-cell office:value-type="string" calcext:value-type="string">
            <text:p>IsFemale</text:p>
          </table:table-cell>
          <table:table-cell table:formula="of:=IF([.F264]=&quot;&quot;;&quot;IsMale&quot;; [.F264])" office:value-type="string" office:string-value="IsFemale" calcext:value-type="string">
            <text:p>IsFemale</text:p>
          </table:table-cell>
          <table:table-cell/>
          <table:table-cell table:formula="of:=[.C264]" office:value-type="string" office:string-value="Vivian" calcext:value-type="string">
            <text:p>Vivian</text:p>
          </table:table-cell>
          <table:table-cell table:formula="of:=[.G2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saminu" xlink:type="simple">Saminu</text:a></text:p>
          </table:table-cell>
          <table:table-cell office:value-type="float" office:value="121663" calcext:value-type="float">
            <text:p>121663</text:p>
          </table:table-cell>
          <table:table-cell office:value-type="string" calcext:value-type="string">
            <text:p>1:1,459</text:p>
          </table:table-cell>
          <table:table-cell/>
          <table:table-cell table:formula="of:=IF([.F265]=&quot;&quot;;&quot;IsMale&quot;; [.F265])" office:value-type="string" office:string-value="IsMale" calcext:value-type="string">
            <text:p>IsMale</text:p>
          </table:table-cell>
          <table:table-cell/>
          <table:table-cell table:formula="of:=[.C265]" office:value-type="string" office:string-value="Saminu" calcext:value-type="string">
            <text:p>Saminu</text:p>
          </table:table-cell>
          <table:table-cell table:formula="of:=[.G2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ukur" xlink:type="simple">Tukur</text:a></text:p>
          </table:table-cell>
          <table:table-cell office:value-type="float" office:value="121288" calcext:value-type="float">
            <text:p>121288</text:p>
          </table:table-cell>
          <table:table-cell office:value-type="string" calcext:value-type="string">
            <text:p>1:1,464</text:p>
          </table:table-cell>
          <table:table-cell/>
          <table:table-cell table:formula="of:=IF([.F266]=&quot;&quot;;&quot;IsMale&quot;; [.F266])" office:value-type="string" office:string-value="IsMale" calcext:value-type="string">
            <text:p>IsMale</text:p>
          </table:table-cell>
          <table:table-cell/>
          <table:table-cell table:formula="of:=[.C266]" office:value-type="string" office:string-value="Tukur" calcext:value-type="string">
            <text:p>Tukur</text:p>
          </table:table-cell>
          <table:table-cell table:formula="of:=[.G26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oluwatoyin" xlink:type="simple">Oluwatoyin</text:a></text:p>
          </table:table-cell>
          <table:table-cell office:value-type="float" office:value="120717" calcext:value-type="float">
            <text:p>120717</text:p>
          </table:table-cell>
          <table:table-cell office:value-type="string" calcext:value-type="string">
            <text:p>1:1,471</text:p>
          </table:table-cell>
          <table:table-cell office:value-type="string" calcext:value-type="string">
            <text:p>IsFemale</text:p>
          </table:table-cell>
          <table:table-cell table:formula="of:=IF([.F267]=&quot;&quot;;&quot;IsMale&quot;; [.F267])" office:value-type="string" office:string-value="IsFemale" calcext:value-type="string">
            <text:p>IsFemale</text:p>
          </table:table-cell>
          <table:table-cell/>
          <table:table-cell table:formula="of:=[.C267]" office:value-type="string" office:string-value="Oluwatoyin" calcext:value-type="string">
            <text:p>Oluwatoyin</text:p>
          </table:table-cell>
          <table:table-cell table:formula="of:=[.G26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chidi" xlink:type="simple">Chidi</text:a></text:p>
          </table:table-cell>
          <table:table-cell office:value-type="float" office:value="120496" calcext:value-type="float">
            <text:p>120496</text:p>
          </table:table-cell>
          <table:table-cell office:value-type="string" calcext:value-type="string">
            <text:p>1:1,474</text:p>
          </table:table-cell>
          <table:table-cell/>
          <table:table-cell table:formula="of:=IF([.F268]=&quot;&quot;;&quot;IsMale&quot;; [.F268])" office:value-type="string" office:string-value="IsMale" calcext:value-type="string">
            <text:p>IsMale</text:p>
          </table:table-cell>
          <table:table-cell/>
          <table:table-cell table:formula="of:=[.C268]" office:value-type="string" office:string-value="Chidi" calcext:value-type="string">
            <text:p>Chidi</text:p>
          </table:table-cell>
          <table:table-cell table:formula="of:=[.G26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ibrin" xlink:type="simple">Jibrin</text:a></text:p>
          </table:table-cell>
          <table:table-cell office:value-type="float" office:value="120403" calcext:value-type="float">
            <text:p>120403</text:p>
          </table:table-cell>
          <table:table-cell office:value-type="string" calcext:value-type="string">
            <text:p>1:1,475</text:p>
          </table:table-cell>
          <table:table-cell/>
          <table:table-cell table:formula="of:=IF([.F269]=&quot;&quot;;&quot;IsMale&quot;; [.F269])" office:value-type="string" office:string-value="IsMale" calcext:value-type="string">
            <text:p>IsMale</text:p>
          </table:table-cell>
          <table:table-cell/>
          <table:table-cell table:formula="of:=[.C269]" office:value-type="string" office:string-value="Jibrin" calcext:value-type="string">
            <text:p>Jibrin</text:p>
          </table:table-cell>
          <table:table-cell table:formula="of:=[.G2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velyn" xlink:type="simple">Evelyn</text:a></text:p>
          </table:table-cell>
          <table:table-cell office:value-type="float" office:value="120223" calcext:value-type="float">
            <text:p>120223</text:p>
          </table:table-cell>
          <table:table-cell office:value-type="string" calcext:value-type="string">
            <text:p>1:1,477</text:p>
          </table:table-cell>
          <table:table-cell office:value-type="string" calcext:value-type="string">
            <text:p>IsFemale</text:p>
          </table:table-cell>
          <table:table-cell table:formula="of:=IF([.F270]=&quot;&quot;;&quot;IsMale&quot;; [.F270])" office:value-type="string" office:string-value="IsFemale" calcext:value-type="string">
            <text:p>IsFemale</text:p>
          </table:table-cell>
          <table:table-cell/>
          <table:table-cell table:formula="of:=[.C270]" office:value-type="string" office:string-value="Evelyn" calcext:value-type="string">
            <text:p>Evelyn</text:p>
          </table:table-cell>
          <table:table-cell table:formula="of:=[.G27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ogechi" xlink:type="simple">Ogechi</text:a></text:p>
          </table:table-cell>
          <table:table-cell office:value-type="float" office:value="120102" calcext:value-type="float">
            <text:p>120102</text:p>
          </table:table-cell>
          <table:table-cell office:value-type="string" calcext:value-type="string">
            <text:p>1:1,478</text:p>
          </table:table-cell>
          <table:table-cell office:value-type="string" calcext:value-type="string">
            <text:p>IsFemale</text:p>
          </table:table-cell>
          <table:table-cell table:formula="of:=IF([.F271]=&quot;&quot;;&quot;IsMale&quot;; [.F271])" office:value-type="string" office:string-value="IsFemale" calcext:value-type="string">
            <text:p>IsFemale</text:p>
          </table:table-cell>
          <table:table-cell/>
          <table:table-cell table:formula="of:=[.C271]" office:value-type="string" office:string-value="Ogechi" calcext:value-type="string">
            <text:p>Ogechi</text:p>
          </table:table-cell>
          <table:table-cell table:formula="of:=[.G2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<text:a xlink:href="https://forebears.io/forenames/okon" xlink:type="simple">Okon</text:a></text:p>
          </table:table-cell>
          <table:table-cell office:value-type="float" office:value="119290" calcext:value-type="float">
            <text:p>119290</text:p>
          </table:table-cell>
          <table:table-cell office:value-type="string" calcext:value-type="string">
            <text:p>1:1,489</text:p>
          </table:table-cell>
          <table:table-cell/>
          <table:table-cell table:formula="of:=IF([.F272]=&quot;&quot;;&quot;IsMale&quot;; [.F272])" office:value-type="string" office:string-value="IsMale" calcext:value-type="string">
            <text:p>IsMale</text:p>
          </table:table-cell>
          <table:table-cell/>
          <table:table-cell table:formula="of:=[.C272]" office:value-type="string" office:string-value="Okon" calcext:value-type="string">
            <text:p>Okon</text:p>
          </table:table-cell>
          <table:table-cell table:formula="of:=[.G2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chinenye" xlink:type="simple">Chinenye</text:a></text:p>
          </table:table-cell>
          <table:table-cell office:value-type="float" office:value="119223" calcext:value-type="float">
            <text:p>119223</text:p>
          </table:table-cell>
          <table:table-cell office:value-type="string" calcext:value-type="string">
            <text:p>1:1,489</text:p>
          </table:table-cell>
          <table:table-cell office:value-type="string" calcext:value-type="string">
            <text:p>IsFemale</text:p>
          </table:table-cell>
          <table:table-cell table:formula="of:=IF([.F273]=&quot;&quot;;&quot;IsMale&quot;; [.F273])" office:value-type="string" office:string-value="IsFemale" calcext:value-type="string">
            <text:p>IsFemale</text:p>
          </table:table-cell>
          <table:table-cell/>
          <table:table-cell table:formula="of:=[.C273]" office:value-type="string" office:string-value="Chinenye" calcext:value-type="string">
            <text:p>Chinenye</text:p>
          </table:table-cell>
          <table:table-cell table:formula="of:=[.G27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ohammad" xlink:type="simple">Mohammad</text:a></text:p>
          </table:table-cell>
          <table:table-cell office:value-type="float" office:value="118486" calcext:value-type="float">
            <text:p>118486</text:p>
          </table:table-cell>
          <table:table-cell office:value-type="string" calcext:value-type="string">
            <text:p>1:1,499</text:p>
          </table:table-cell>
          <table:table-cell/>
          <table:table-cell table:formula="of:=IF([.F274]=&quot;&quot;;&quot;IsMale&quot;; [.F274])" office:value-type="string" office:string-value="IsMale" calcext:value-type="string">
            <text:p>IsMale</text:p>
          </table:table-cell>
          <table:table-cell/>
          <table:table-cell table:formula="of:=[.C274]" office:value-type="string" office:string-value="Mohammad" calcext:value-type="string">
            <text:p>Mohammad</text:p>
          </table:table-cell>
          <table:table-cell table:formula="of:=[.G27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ratu" xlink:type="simple">Saratu</text:a></text:p>
          </table:table-cell>
          <table:table-cell office:value-type="float" office:value="118297" calcext:value-type="float">
            <text:p>118297</text:p>
          </table:table-cell>
          <table:table-cell office:value-type="string" calcext:value-type="string">
            <text:p>1:1,501</text:p>
          </table:table-cell>
          <table:table-cell office:value-type="string" calcext:value-type="string">
            <text:p>IsFemale</text:p>
          </table:table-cell>
          <table:table-cell table:formula="of:=IF([.F275]=&quot;&quot;;&quot;IsMale&quot;; [.F275])" office:value-type="string" office:string-value="IsFemale" calcext:value-type="string">
            <text:p>IsFemale</text:p>
          </table:table-cell>
          <table:table-cell/>
          <table:table-cell table:formula="of:=[.C275]" office:value-type="string" office:string-value="Saratu" calcext:value-type="string">
            <text:p>Saratu</text:p>
          </table:table-cell>
          <table:table-cell table:formula="of:=[.G27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zeez" xlink:type="simple">Azeez</text:a></text:p>
          </table:table-cell>
          <table:table-cell office:value-type="float" office:value="118163" calcext:value-type="float">
            <text:p>118163</text:p>
          </table:table-cell>
          <table:table-cell office:value-type="string" calcext:value-type="string">
            <text:p>1:1,503</text:p>
          </table:table-cell>
          <table:table-cell/>
          <table:table-cell table:formula="of:=IF([.F276]=&quot;&quot;;&quot;IsMale&quot;; [.F276])" office:value-type="string" office:string-value="IsMale" calcext:value-type="string">
            <text:p>IsMale</text:p>
          </table:table-cell>
          <table:table-cell/>
          <table:table-cell table:formula="of:=[.C276]" office:value-type="string" office:string-value="Azeez" calcext:value-type="string">
            <text:p>Azeez</text:p>
          </table:table-cell>
          <table:table-cell table:formula="of:=[.G2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chisom" xlink:type="simple">Chisom</text:a></text:p>
          </table:table-cell>
          <table:table-cell office:value-type="float" office:value="117681" calcext:value-type="float">
            <text:p>117681</text:p>
          </table:table-cell>
          <table:table-cell office:value-type="string" calcext:value-type="string">
            <text:p>1:1,509</text:p>
          </table:table-cell>
          <table:table-cell office:value-type="string" calcext:value-type="string">
            <text:p>IsFemale</text:p>
          </table:table-cell>
          <table:table-cell table:formula="of:=IF([.F277]=&quot;&quot;;&quot;IsMale&quot;; [.F277])" office:value-type="string" office:string-value="IsFemale" calcext:value-type="string">
            <text:p>IsFemale</text:p>
          </table:table-cell>
          <table:table-cell/>
          <table:table-cell table:formula="of:=[.C277]" office:value-type="string" office:string-value="Chisom" calcext:value-type="string">
            <text:p>Chisom</text:p>
          </table:table-cell>
          <table:table-cell table:formula="of:=[.G27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imoh" xlink:type="simple">Jimoh</text:a></text:p>
          </table:table-cell>
          <table:table-cell office:value-type="float" office:value="117381" calcext:value-type="float">
            <text:p>117381</text:p>
          </table:table-cell>
          <table:table-cell office:value-type="string" calcext:value-type="string">
            <text:p>1:1,513</text:p>
          </table:table-cell>
          <table:table-cell/>
          <table:table-cell table:formula="of:=IF([.F278]=&quot;&quot;;&quot;IsMale&quot;; [.F278])" office:value-type="string" office:string-value="IsMale" calcext:value-type="string">
            <text:p>IsMale</text:p>
          </table:table-cell>
          <table:table-cell/>
          <table:table-cell table:formula="of:=[.C278]" office:value-type="string" office:string-value="Jimoh" calcext:value-type="string">
            <text:p>Jimoh</text:p>
          </table:table-cell>
          <table:table-cell table:formula="of:=[.G2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osede" xlink:type="simple">Bosede</text:a></text:p>
          </table:table-cell>
          <table:table-cell office:value-type="float" office:value="116419" calcext:value-type="float">
            <text:p>116419</text:p>
          </table:table-cell>
          <table:table-cell office:value-type="string" calcext:value-type="string">
            <text:p>1:1,525</text:p>
          </table:table-cell>
          <table:table-cell office:value-type="string" calcext:value-type="string">
            <text:p>IsFemale</text:p>
          </table:table-cell>
          <table:table-cell table:formula="of:=IF([.F279]=&quot;&quot;;&quot;IsMale&quot;; [.F279])" office:value-type="string" office:string-value="IsFemale" calcext:value-type="string">
            <text:p>IsFemale</text:p>
          </table:table-cell>
          <table:table-cell/>
          <table:table-cell table:formula="of:=[.C279]" office:value-type="string" office:string-value="Bosede" calcext:value-type="string">
            <text:p>Bosede</text:p>
          </table:table-cell>
          <table:table-cell table:formula="of:=[.G27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ukwuma" xlink:type="simple">Chukwuma</text:a></text:p>
          </table:table-cell>
          <table:table-cell office:value-type="float" office:value="115892" calcext:value-type="float">
            <text:p>115892</text:p>
          </table:table-cell>
          <table:table-cell office:value-type="string" calcext:value-type="string">
            <text:p>1:1,532</text:p>
          </table:table-cell>
          <table:table-cell/>
          <table:table-cell table:formula="of:=IF([.F280]=&quot;&quot;;&quot;IsMale&quot;; [.F280])" office:value-type="string" office:string-value="IsMale" calcext:value-type="string">
            <text:p>IsMale</text:p>
          </table:table-cell>
          <table:table-cell/>
          <table:table-cell table:formula="of:=[.C280]" office:value-type="string" office:string-value="Chukwuma" calcext:value-type="string">
            <text:p>Chukwuma</text:p>
          </table:table-cell>
          <table:table-cell table:formula="of:=[.G2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rtha" xlink:type="simple">Martha</text:a></text:p>
          </table:table-cell>
          <table:table-cell office:value-type="float" office:value="114979" calcext:value-type="float">
            <text:p>114979</text:p>
          </table:table-cell>
          <table:table-cell office:value-type="string" calcext:value-type="string">
            <text:p>1:1,544</text:p>
          </table:table-cell>
          <table:table-cell office:value-type="string" calcext:value-type="string">
            <text:p>IsFemale</text:p>
          </table:table-cell>
          <table:table-cell table:formula="of:=IF([.F281]=&quot;&quot;;&quot;IsMale&quot;; [.F281])" office:value-type="string" office:string-value="IsFemale" calcext:value-type="string">
            <text:p>IsFemale</text:p>
          </table:table-cell>
          <table:table-cell/>
          <table:table-cell table:formula="of:=[.C281]" office:value-type="string" office:string-value="Martha" calcext:value-type="string">
            <text:p>Martha</text:p>
          </table:table-cell>
          <table:table-cell table:formula="of:=[.G28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unke" xlink:type="simple">Funke</text:a></text:p>
          </table:table-cell>
          <table:table-cell office:value-type="float" office:value="114907" calcext:value-type="float">
            <text:p>114907</text:p>
          </table:table-cell>
          <table:table-cell office:value-type="string" calcext:value-type="string">
            <text:p>1:1,545</text:p>
          </table:table-cell>
          <table:table-cell office:value-type="string" calcext:value-type="string">
            <text:p>IsFemale</text:p>
          </table:table-cell>
          <table:table-cell table:formula="of:=IF([.F282]=&quot;&quot;;&quot;IsMale&quot;; [.F282])" office:value-type="string" office:string-value="IsFemale" calcext:value-type="string">
            <text:p>IsFemale</text:p>
          </table:table-cell>
          <table:table-cell/>
          <table:table-cell table:formula="of:=[.C282]" office:value-type="string" office:string-value="Funke" calcext:value-type="string">
            <text:p>Funke</text:p>
          </table:table-cell>
          <table:table-cell table:formula="of:=[.G28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atrice" xlink:type="simple">Beatrice</text:a></text:p>
          </table:table-cell>
          <table:table-cell office:value-type="float" office:value="114797" calcext:value-type="float">
            <text:p>114797</text:p>
          </table:table-cell>
          <table:table-cell office:value-type="string" calcext:value-type="string">
            <text:p>1:1,547</text:p>
          </table:table-cell>
          <table:table-cell office:value-type="string" calcext:value-type="string">
            <text:p>IsFemale</text:p>
          </table:table-cell>
          <table:table-cell table:formula="of:=IF([.F283]=&quot;&quot;;&quot;IsMale&quot;; [.F283])" office:value-type="string" office:string-value="IsFemale" calcext:value-type="string">
            <text:p>IsFemale</text:p>
          </table:table-cell>
          <table:table-cell/>
          <table:table-cell table:formula="of:=[.C283]" office:value-type="string" office:string-value="Beatrice" calcext:value-type="string">
            <text:p>Beatrice</text:p>
          </table:table-cell>
          <table:table-cell table:formula="of:=[.G28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kadir" xlink:type="simple">Abdulkadir</text:a></text:p>
          </table:table-cell>
          <table:table-cell office:value-type="float" office:value="114546" calcext:value-type="float">
            <text:p>114546</text:p>
          </table:table-cell>
          <table:table-cell office:value-type="string" calcext:value-type="string">
            <text:p>1:1,550</text:p>
          </table:table-cell>
          <table:table-cell/>
          <table:table-cell table:formula="of:=IF([.F284]=&quot;&quot;;&quot;IsMale&quot;; [.F284])" office:value-type="string" office:string-value="IsMale" calcext:value-type="string">
            <text:p>IsMale</text:p>
          </table:table-cell>
          <table:table-cell/>
          <table:table-cell table:formula="of:=[.C284]" office:value-type="string" office:string-value="Abdulkadir" calcext:value-type="string">
            <text:p>Abdulkadir</text:p>
          </table:table-cell>
          <table:table-cell table:formula="of:=[.G2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nno" xlink:type="simple">Inno</text:a></text:p>
          </table:table-cell>
          <table:table-cell office:value-type="float" office:value="114298" calcext:value-type="float">
            <text:p>114298</text:p>
          </table:table-cell>
          <table:table-cell office:value-type="string" calcext:value-type="string">
            <text:p>1:1,554</text:p>
          </table:table-cell>
          <table:table-cell office:value-type="string" calcext:value-type="string">
            <text:p>IsFemale</text:p>
          </table:table-cell>
          <table:table-cell table:formula="of:=IF([.F285]=&quot;&quot;;&quot;IsMale&quot;; [.F285])" office:value-type="string" office:string-value="IsFemale" calcext:value-type="string">
            <text:p>IsFemale</text:p>
          </table:table-cell>
          <table:table-cell/>
          <table:table-cell table:formula="of:=[.C285]" office:value-type="string" office:string-value="Inno" calcext:value-type="string">
            <text:p>Inno</text:p>
          </table:table-cell>
          <table:table-cell table:formula="of:=[.G28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adi" xlink:type="simple">Ladi</text:a></text:p>
          </table:table-cell>
          <table:table-cell office:value-type="float" office:value="114134" calcext:value-type="float">
            <text:p>114134</text:p>
          </table:table-cell>
          <table:table-cell office:value-type="string" calcext:value-type="string">
            <text:p>1:1,556</text:p>
          </table:table-cell>
          <table:table-cell office:value-type="string" calcext:value-type="string">
            <text:p>IsFemale</text:p>
          </table:table-cell>
          <table:table-cell table:formula="of:=IF([.F286]=&quot;&quot;;&quot;IsMale&quot;; [.F286])" office:value-type="string" office:string-value="IsFemale" calcext:value-type="string">
            <text:p>IsFemale</text:p>
          </table:table-cell>
          <table:table-cell/>
          <table:table-cell table:formula="of:=[.C286]" office:value-type="string" office:string-value="Ladi" calcext:value-type="string">
            <text:p>Ladi</text:p>
          </table:table-cell>
          <table:table-cell table:formula="of:=[.G2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ewale" xlink:type="simple">Adewale</text:a></text:p>
          </table:table-cell>
          <table:table-cell office:value-type="float" office:value="113572" calcext:value-type="float">
            <text:p>113572</text:p>
          </table:table-cell>
          <table:table-cell office:value-type="string" calcext:value-type="string">
            <text:p>1:1,563</text:p>
          </table:table-cell>
          <table:table-cell/>
          <table:table-cell table:formula="of:=IF([.F287]=&quot;&quot;;&quot;IsMale&quot;; [.F287])" office:value-type="string" office:string-value="IsMale" calcext:value-type="string">
            <text:p>IsMale</text:p>
          </table:table-cell>
          <table:table-cell/>
          <table:table-cell table:formula="of:=[.C287]" office:value-type="string" office:string-value="Adewale" calcext:value-type="string">
            <text:p>Adewale</text:p>
          </table:table-cell>
          <table:table-cell table:formula="of:=[.G28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ichard" xlink:type="simple">Richard</text:a></text:p>
          </table:table-cell>
          <table:table-cell office:value-type="float" office:value="113451" calcext:value-type="float">
            <text:p>113451</text:p>
          </table:table-cell>
          <table:table-cell office:value-type="string" calcext:value-type="string">
            <text:p>1:1,565</text:p>
          </table:table-cell>
          <table:table-cell/>
          <table:table-cell table:formula="of:=IF([.F288]=&quot;&quot;;&quot;IsMale&quot;; [.F288])" office:value-type="string" office:string-value="IsMale" calcext:value-type="string">
            <text:p>IsMale</text:p>
          </table:table-cell>
          <table:table-cell/>
          <table:table-cell table:formula="of:=[.C288]" office:value-type="string" office:string-value="Richard" calcext:value-type="string">
            <text:p>Richard</text:p>
          </table:table-cell>
          <table:table-cell table:formula="of:=[.G28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ahi" xlink:type="simple">Abdulahi</text:a></text:p>
          </table:table-cell>
          <table:table-cell office:value-type="float" office:value="113308" calcext:value-type="float">
            <text:p>113308</text:p>
          </table:table-cell>
          <table:table-cell office:value-type="string" calcext:value-type="string">
            <text:p>1:1,567</text:p>
          </table:table-cell>
          <table:table-cell/>
          <table:table-cell table:formula="of:=IF([.F289]=&quot;&quot;;&quot;IsMale&quot;; [.F289])" office:value-type="string" office:string-value="IsMale" calcext:value-type="string">
            <text:p>IsMale</text:p>
          </table:table-cell>
          <table:table-cell/>
          <table:table-cell table:formula="of:=[.C289]" office:value-type="string" office:string-value="Abdulahi" calcext:value-type="string">
            <text:p>Abdulahi</text:p>
          </table:table-cell>
          <table:table-cell table:formula="of:=[.G2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drew" xlink:type="simple">Andrew</text:a></text:p>
          </table:table-cell>
          <table:table-cell office:value-type="float" office:value="113271" calcext:value-type="float">
            <text:p>113271</text:p>
          </table:table-cell>
          <table:table-cell office:value-type="string" calcext:value-type="string">
            <text:p>1:1,568</text:p>
          </table:table-cell>
          <table:table-cell/>
          <table:table-cell table:formula="of:=IF([.F290]=&quot;&quot;;&quot;IsMale&quot;; [.F290])" office:value-type="string" office:string-value="IsMale" calcext:value-type="string">
            <text:p>IsMale</text:p>
          </table:table-cell>
          <table:table-cell/>
          <table:table-cell table:formula="of:=[.C290]" office:value-type="string" office:string-value="Andrew" calcext:value-type="string">
            <text:p>Andrew</text:p>
          </table:table-cell>
          <table:table-cell table:formula="of:=[.G2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emi" xlink:type="simple">Kemi</text:a></text:p>
          </table:table-cell>
          <table:table-cell office:value-type="float" office:value="112640" calcext:value-type="float">
            <text:p>112640</text:p>
          </table:table-cell>
          <table:table-cell office:value-type="string" calcext:value-type="string">
            <text:p>1:1,576</text:p>
          </table:table-cell>
          <table:table-cell office:value-type="string" calcext:value-type="string">
            <text:p>IsFemale</text:p>
          </table:table-cell>
          <table:table-cell table:formula="of:=IF([.F291]=&quot;&quot;;&quot;IsMale&quot;; [.F291])" office:value-type="string" office:string-value="IsFemale" calcext:value-type="string">
            <text:p>IsFemale</text:p>
          </table:table-cell>
          <table:table-cell/>
          <table:table-cell table:formula="of:=[.C291]" office:value-type="string" office:string-value="Kemi" calcext:value-type="string">
            <text:p>Kemi</text:p>
          </table:table-cell>
          <table:table-cell table:formula="of:=[.G29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as" xlink:type="simple">Anas</text:a></text:p>
          </table:table-cell>
          <table:table-cell office:value-type="float" office:value="112404" calcext:value-type="float">
            <text:p>112404</text:p>
          </table:table-cell>
          <table:table-cell office:value-type="string" calcext:value-type="string">
            <text:p>1:1,580</text:p>
          </table:table-cell>
          <table:table-cell/>
          <table:table-cell table:formula="of:=IF([.F292]=&quot;&quot;;&quot;IsMale&quot;; [.F292])" office:value-type="string" office:string-value="IsMale" calcext:value-type="string">
            <text:p>IsMale</text:p>
          </table:table-cell>
          <table:table-cell/>
          <table:table-cell table:formula="of:=[.C292]" office:value-type="string" office:string-value="Anas" calcext:value-type="string">
            <text:p>Anas</text:p>
          </table:table-cell>
          <table:table-cell table:formula="of:=[.G29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ydia" xlink:type="simple">Lydia</text:a></text:p>
          </table:table-cell>
          <table:table-cell office:value-type="float" office:value="112350" calcext:value-type="float">
            <text:p>112350</text:p>
          </table:table-cell>
          <table:table-cell office:value-type="string" calcext:value-type="string">
            <text:p>1:1,580</text:p>
          </table:table-cell>
          <table:table-cell office:value-type="string" calcext:value-type="string">
            <text:p>IsFemale</text:p>
          </table:table-cell>
          <table:table-cell table:formula="of:=IF([.F293]=&quot;&quot;;&quot;IsMale&quot;; [.F293])" office:value-type="string" office:string-value="IsFemale" calcext:value-type="string">
            <text:p>IsFemale</text:p>
          </table:table-cell>
          <table:table-cell/>
          <table:table-cell table:formula="of:=[.C293]" office:value-type="string" office:string-value="Lydia" calcext:value-type="string">
            <text:p>Lydia</text:p>
          </table:table-cell>
          <table:table-cell table:formula="of:=[.G29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<text:a xlink:href="https://forebears.io/forenames/seun" xlink:type="simple">Seun</text:a></text:p>
          </table:table-cell>
          <table:table-cell office:value-type="float" office:value="112275" calcext:value-type="float">
            <text:p>112275</text:p>
          </table:table-cell>
          <table:table-cell office:value-type="string" calcext:value-type="string">
            <text:p>1:1,582</text:p>
          </table:table-cell>
          <table:table-cell office:value-type="string" calcext:value-type="string">
            <text:p>IsNB</text:p>
          </table:table-cell>
          <table:table-cell table:formula="of:=IF([.F294]=&quot;&quot;;&quot;IsMale&quot;; [.F294])" office:value-type="string" office:string-value="IsNB" calcext:value-type="string">
            <text:p>IsNB</text:p>
          </table:table-cell>
          <table:table-cell/>
          <table:table-cell table:formula="of:=[.C294]" office:value-type="string" office:string-value="Seun" calcext:value-type="string">
            <text:p>Seun</text:p>
          </table:table-cell>
          <table:table-cell table:formula="of:=[.G29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<text:a xlink:href="https://forebears.io/forenames/tosin" xlink:type="simple">Tosin</text:a></text:p>
          </table:table-cell>
          <table:table-cell office:value-type="float" office:value="112193" calcext:value-type="float">
            <text:p>112193</text:p>
          </table:table-cell>
          <table:table-cell office:value-type="string" calcext:value-type="string">
            <text:p>1:1,583</text:p>
          </table:table-cell>
          <table:table-cell office:value-type="string" calcext:value-type="string">
            <text:p>IsNB</text:p>
          </table:table-cell>
          <table:table-cell table:formula="of:=IF([.F295]=&quot;&quot;;&quot;IsMale&quot;; [.F295])" office:value-type="string" office:string-value="IsNB" calcext:value-type="string">
            <text:p>IsNB</text:p>
          </table:table-cell>
          <table:table-cell/>
          <table:table-cell table:formula="of:=[.C295]" office:value-type="string" office:string-value="Tosin" calcext:value-type="string">
            <text:p>Tosin</text:p>
          </table:table-cell>
          <table:table-cell table:formula="of:=[.G295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<text:a xlink:href="https://forebears.io/forenames/tope" xlink:type="simple">Tope</text:a></text:p>
          </table:table-cell>
          <table:table-cell office:value-type="float" office:value="112125" calcext:value-type="float">
            <text:p>112125</text:p>
          </table:table-cell>
          <table:table-cell office:value-type="string" calcext:value-type="string">
            <text:p>1:1,584</text:p>
          </table:table-cell>
          <table:table-cell office:value-type="string" calcext:value-type="string">
            <text:p>IsNB</text:p>
          </table:table-cell>
          <table:table-cell table:formula="of:=IF([.F296]=&quot;&quot;;&quot;IsMale&quot;; [.F296])" office:value-type="string" office:string-value="IsNB" calcext:value-type="string">
            <text:p>IsNB</text:p>
          </table:table-cell>
          <table:table-cell/>
          <table:table-cell table:formula="of:=[.C296]" office:value-type="string" office:string-value="Tope" calcext:value-type="string">
            <text:p>Tope</text:p>
          </table:table-cell>
          <table:table-cell table:formula="of:=[.G29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<text:a xlink:href="https://forebears.io/forenames/chigozie" xlink:type="simple">Chigozie</text:a></text:p>
          </table:table-cell>
          <table:table-cell office:value-type="float" office:value="111919" calcext:value-type="float">
            <text:p>111919</text:p>
          </table:table-cell>
          <table:table-cell office:value-type="string" calcext:value-type="string">
            <text:p>1:1,587</text:p>
          </table:table-cell>
          <table:table-cell office:value-type="string" calcext:value-type="string">
            <text:p>IsNB</text:p>
          </table:table-cell>
          <table:table-cell table:formula="of:=IF([.F297]=&quot;&quot;;&quot;IsMale&quot;; [.F297])" office:value-type="string" office:string-value="IsNB" calcext:value-type="string">
            <text:p>IsNB</text:p>
          </table:table-cell>
          <table:table-cell/>
          <table:table-cell table:formula="of:=[.C297]" office:value-type="string" office:string-value="Chigozie" calcext:value-type="string">
            <text:p>Chigozie</text:p>
          </table:table-cell>
          <table:table-cell table:formula="of:=[.G29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thonia" xlink:type="simple">Anthonia</text:a></text:p>
          </table:table-cell>
          <table:table-cell office:value-type="float" office:value="111819" calcext:value-type="float">
            <text:p>111819</text:p>
          </table:table-cell>
          <table:table-cell office:value-type="string" calcext:value-type="string">
            <text:p>1:1,588</text:p>
          </table:table-cell>
          <table:table-cell office:value-type="string" calcext:value-type="string">
            <text:p>IsFemale</text:p>
          </table:table-cell>
          <table:table-cell table:formula="of:=IF([.F298]=&quot;&quot;;&quot;IsMale&quot;; [.F298])" office:value-type="string" office:string-value="IsFemale" calcext:value-type="string">
            <text:p>IsFemale</text:p>
          </table:table-cell>
          <table:table-cell/>
          <table:table-cell table:formula="of:=[.C298]" office:value-type="string" office:string-value="Anthonia" calcext:value-type="string">
            <text:p>Anthonia</text:p>
          </table:table-cell>
          <table:table-cell table:formula="of:=[.G29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<text:a xlink:href="https://forebears.io/forenames/chidinma" xlink:type="simple">Chidinma</text:a></text:p>
          </table:table-cell>
          <table:table-cell office:value-type="float" office:value="111310" calcext:value-type="float">
            <text:p>111310</text:p>
          </table:table-cell>
          <table:table-cell office:value-type="string" calcext:value-type="string">
            <text:p>1:1,595</text:p>
          </table:table-cell>
          <table:table-cell office:value-type="string" calcext:value-type="string">
            <text:p>IsNB</text:p>
          </table:table-cell>
          <table:table-cell table:formula="of:=IF([.F299]=&quot;&quot;;&quot;IsMale&quot;; [.F299])" office:value-type="string" office:string-value="IsNB" calcext:value-type="string">
            <text:p>IsNB</text:p>
          </table:table-cell>
          <table:table-cell/>
          <table:table-cell table:formula="of:=[.C299]" office:value-type="string" office:string-value="Chidinma" calcext:value-type="string">
            <text:p>Chidinma</text:p>
          </table:table-cell>
          <table:table-cell table:formula="of:=[.G29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awrence" xlink:type="simple">Lawrence</text:a></text:p>
          </table:table-cell>
          <table:table-cell office:value-type="float" office:value="110880" calcext:value-type="float">
            <text:p>110880</text:p>
          </table:table-cell>
          <table:table-cell office:value-type="string" calcext:value-type="string">
            <text:p>1:1,601</text:p>
          </table:table-cell>
          <table:table-cell/>
          <table:table-cell table:formula="of:=IF([.F300]=&quot;&quot;;&quot;IsMale&quot;; [.F300])" office:value-type="string" office:string-value="IsMale" calcext:value-type="string">
            <text:p>IsMale</text:p>
          </table:table-cell>
          <table:table-cell/>
          <table:table-cell table:formula="of:=[.C300]" office:value-type="string" office:string-value="Lawrence" calcext:value-type="string">
            <text:p>Lawrence</text:p>
          </table:table-cell>
          <table:table-cell table:formula="of:=[.G30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uwakemi" xlink:type="simple">Oluwakemi</text:a></text:p>
          </table:table-cell>
          <table:table-cell office:value-type="float" office:value="110266" calcext:value-type="float">
            <text:p>110266</text:p>
          </table:table-cell>
          <table:table-cell office:value-type="string" calcext:value-type="string">
            <text:p>1:1,610</text:p>
          </table:table-cell>
          <table:table-cell office:value-type="string" calcext:value-type="string">
            <text:p>IsFemale</text:p>
          </table:table-cell>
          <table:table-cell table:formula="of:=IF([.F301]=&quot;&quot;;&quot;IsMale&quot;; [.F301])" office:value-type="string" office:string-value="IsFemale" calcext:value-type="string">
            <text:p>IsFemale</text:p>
          </table:table-cell>
          <table:table-cell/>
          <table:table-cell table:formula="of:=[.C301]" office:value-type="string" office:string-value="Oluwakemi" calcext:value-type="string">
            <text:p>Oluwakemi</text:p>
          </table:table-cell>
          <table:table-cell table:formula="of:=[.G30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aroline" xlink:type="simple">Caroline</text:a></text:p>
          </table:table-cell>
          <table:table-cell office:value-type="float" office:value="110212" calcext:value-type="float">
            <text:p>110212</text:p>
          </table:table-cell>
          <table:table-cell office:value-type="string" calcext:value-type="string">
            <text:p>1:1,611</text:p>
          </table:table-cell>
          <table:table-cell office:value-type="string" calcext:value-type="string">
            <text:p>IsFemale</text:p>
          </table:table-cell>
          <table:table-cell table:formula="of:=IF([.F302]=&quot;&quot;;&quot;IsMale&quot;; [.F302])" office:value-type="string" office:string-value="IsFemale" calcext:value-type="string">
            <text:p>IsFemale</text:p>
          </table:table-cell>
          <table:table-cell/>
          <table:table-cell table:formula="of:=[.C302]" office:value-type="string" office:string-value="Caroline" calcext:value-type="string">
            <text:p>Caroline</text:p>
          </table:table-cell>
          <table:table-cell table:formula="of:=[.G30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adebayo" xlink:type="simple">Adebayo</text:a></text:p>
          </table:table-cell>
          <table:table-cell office:value-type="float" office:value="109829" calcext:value-type="float">
            <text:p>109829</text:p>
          </table:table-cell>
          <table:table-cell office:value-type="string" calcext:value-type="string">
            <text:p>1:1,617</text:p>
          </table:table-cell>
          <table:table-cell/>
          <table:table-cell table:formula="of:=IF([.F303]=&quot;&quot;;&quot;IsMale&quot;; [.F303])" office:value-type="string" office:string-value="IsMale" calcext:value-type="string">
            <text:p>IsMale</text:p>
          </table:table-cell>
          <table:table-cell/>
          <table:table-cell table:formula="of:=[.C303]" office:value-type="string" office:string-value="Adebayo" calcext:value-type="string">
            <text:p>Adebayo</text:p>
          </table:table-cell>
          <table:table-cell table:formula="of:=[.G30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tai" xlink:type="simple">Fatai</text:a></text:p>
          </table:table-cell>
          <table:table-cell office:value-type="float" office:value="108971" calcext:value-type="float">
            <text:p>108971</text:p>
          </table:table-cell>
          <table:table-cell office:value-type="string" calcext:value-type="string">
            <text:p>1:1,629</text:p>
          </table:table-cell>
          <table:table-cell/>
          <table:table-cell table:formula="of:=IF([.F304]=&quot;&quot;;&quot;IsMale&quot;; [.F304])" office:value-type="string" office:string-value="IsMale" calcext:value-type="string">
            <text:p>IsMale</text:p>
          </table:table-cell>
          <table:table-cell/>
          <table:table-cell table:formula="of:=[.C304]" office:value-type="string" office:string-value="Fatai" calcext:value-type="string">
            <text:p>Fatai</text:p>
          </table:table-cell>
          <table:table-cell table:formula="of:=[.G3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<text:a xlink:href="https://forebears.io/forenames/promise" xlink:type="simple">Promise</text:a></text:p>
          </table:table-cell>
          <table:table-cell office:value-type="float" office:value="108173" calcext:value-type="float">
            <text:p>108173</text:p>
          </table:table-cell>
          <table:table-cell office:value-type="string" calcext:value-type="string">
            <text:p>1:1,641</text:p>
          </table:table-cell>
          <table:table-cell office:value-type="string" calcext:value-type="string">
            <text:p>IsNB</text:p>
          </table:table-cell>
          <table:table-cell table:formula="of:=IF([.F305]=&quot;&quot;;&quot;IsMale&quot;; [.F305])" office:value-type="string" office:string-value="IsNB" calcext:value-type="string">
            <text:p>IsNB</text:p>
          </table:table-cell>
          <table:table-cell/>
          <table:table-cell table:formula="of:=[.C305]" office:value-type="string" office:string-value="Promise" calcext:value-type="string">
            <text:p>Promise</text:p>
          </table:table-cell>
          <table:table-cell table:formula="of:=[.G305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ulius" xlink:type="simple">Julius</text:a></text:p>
          </table:table-cell>
          <table:table-cell office:value-type="float" office:value="107882" calcext:value-type="float">
            <text:p>107882</text:p>
          </table:table-cell>
          <table:table-cell office:value-type="string" calcext:value-type="string">
            <text:p>1:1,646</text:p>
          </table:table-cell>
          <table:table-cell/>
          <table:table-cell table:formula="of:=IF([.F306]=&quot;&quot;;&quot;IsMale&quot;; [.F306])" office:value-type="string" office:string-value="IsMale" calcext:value-type="string">
            <text:p>IsMale</text:p>
          </table:table-cell>
          <table:table-cell/>
          <table:table-cell table:formula="of:=[.C306]" office:value-type="string" office:string-value="Julius" calcext:value-type="string">
            <text:p>Julius</text:p>
          </table:table-cell>
          <table:table-cell table:formula="of:=[.G3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tthew" xlink:type="simple">Matthew</text:a></text:p>
          </table:table-cell>
          <table:table-cell office:value-type="float" office:value="107678" calcext:value-type="float">
            <text:p>107678</text:p>
          </table:table-cell>
          <table:table-cell office:value-type="string" calcext:value-type="string">
            <text:p>1:1,649</text:p>
          </table:table-cell>
          <table:table-cell/>
          <table:table-cell table:formula="of:=IF([.F307]=&quot;&quot;;&quot;IsMale&quot;; [.F307])" office:value-type="string" office:string-value="IsMale" calcext:value-type="string">
            <text:p>IsMale</text:p>
          </table:table-cell>
          <table:table-cell/>
          <table:table-cell table:formula="of:=[.C307]" office:value-type="string" office:string-value="Matthew" calcext:value-type="string">
            <text:p>Matthew</text:p>
          </table:table-cell>
          <table:table-cell table:formula="of:=[.G30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raham" xlink:type="simple">Abraham</text:a></text:p>
          </table:table-cell>
          <table:table-cell office:value-type="float" office:value="107497" calcext:value-type="float">
            <text:p>107497</text:p>
          </table:table-cell>
          <table:table-cell office:value-type="string" calcext:value-type="string">
            <text:p>1:1,652</text:p>
          </table:table-cell>
          <table:table-cell/>
          <table:table-cell table:formula="of:=IF([.F308]=&quot;&quot;;&quot;IsMale&quot;; [.F308])" office:value-type="string" office:string-value="IsMale" calcext:value-type="string">
            <text:p>IsMale</text:p>
          </table:table-cell>
          <table:table-cell/>
          <table:table-cell table:formula="of:=[.C308]" office:value-type="string" office:string-value="Abraham" calcext:value-type="string">
            <text:p>Abraham</text:p>
          </table:table-cell>
          <table:table-cell table:formula="of:=[.G3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onathan" xlink:type="simple">Jonathan</text:a></text:p>
          </table:table-cell>
          <table:table-cell office:value-type="float" office:value="106896" calcext:value-type="float">
            <text:p>106896</text:p>
          </table:table-cell>
          <table:table-cell office:value-type="string" calcext:value-type="string">
            <text:p>1:1,661</text:p>
          </table:table-cell>
          <table:table-cell/>
          <table:table-cell table:formula="of:=IF([.F309]=&quot;&quot;;&quot;IsMale&quot;; [.F309])" office:value-type="string" office:string-value="IsMale" calcext:value-type="string">
            <text:p>IsMale</text:p>
          </table:table-cell>
          <table:table-cell/>
          <table:table-cell table:formula="of:=[.C309]" office:value-type="string" office:string-value="Jonathan" calcext:value-type="string">
            <text:p>Jonathan</text:p>
          </table:table-cell>
          <table:table-cell table:formula="of:=[.G30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fayat" xlink:type="simple">Kafayat</text:a></text:p>
          </table:table-cell>
          <table:table-cell office:value-type="float" office:value="106506" calcext:value-type="float">
            <text:p>106506</text:p>
          </table:table-cell>
          <table:table-cell office:value-type="string" calcext:value-type="string">
            <text:p>1:1,667</text:p>
          </table:table-cell>
          <table:table-cell office:value-type="string" calcext:value-type="string">
            <text:p>IsFemale</text:p>
          </table:table-cell>
          <table:table-cell table:formula="of:=IF([.F310]=&quot;&quot;;&quot;IsMale&quot;; [.F310])" office:value-type="string" office:string-value="IsFemale" calcext:value-type="string">
            <text:p>IsFemale</text:p>
          </table:table-cell>
          <table:table-cell/>
          <table:table-cell table:formula="of:=[.C310]" office:value-type="string" office:string-value="Kafayat" calcext:value-type="string">
            <text:p>Kafayat</text:p>
          </table:table-cell>
          <table:table-cell table:formula="of:=[.G31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hassan" xlink:type="simple">Alhassan</text:a></text:p>
          </table:table-cell>
          <table:table-cell office:value-type="float" office:value="106238" calcext:value-type="float">
            <text:p>106238</text:p>
          </table:table-cell>
          <table:table-cell office:value-type="string" calcext:value-type="string">
            <text:p>1:1,671</text:p>
          </table:table-cell>
          <table:table-cell/>
          <table:table-cell table:formula="of:=IF([.F311]=&quot;&quot;;&quot;IsMale&quot;; [.F311])" office:value-type="string" office:string-value="IsMale" calcext:value-type="string">
            <text:p>IsMale</text:p>
          </table:table-cell>
          <table:table-cell/>
          <table:table-cell table:formula="of:=[.C311]" office:value-type="string" office:string-value="Alhassan" calcext:value-type="string">
            <text:p>Alhassan</text:p>
          </table:table-cell>
          <table:table-cell table:formula="of:=[.G31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bola" xlink:type="simple">Bola</text:a></text:p>
          </table:table-cell>
          <table:table-cell office:value-type="float" office:value="106184" calcext:value-type="float">
            <text:p>106184</text:p>
          </table:table-cell>
          <table:table-cell office:value-type="string" calcext:value-type="string">
            <text:p>1:1,672</text:p>
          </table:table-cell>
          <table:table-cell office:value-type="string" calcext:value-type="string">
            <text:p>IsFemale</text:p>
          </table:table-cell>
          <table:table-cell table:formula="of:=IF([.F312]=&quot;&quot;;&quot;IsMale&quot;; [.F312])" office:value-type="string" office:string-value="IsFemale" calcext:value-type="string">
            <text:p>IsFemale</text:p>
          </table:table-cell>
          <table:table-cell/>
          <table:table-cell table:formula="of:=[.C312]" office:value-type="string" office:string-value="Bola" calcext:value-type="string">
            <text:p>Bola</text:p>
          </table:table-cell>
          <table:table-cell table:formula="of:=[.G31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alekan" xlink:type="simple">Olalekan</text:a></text:p>
          </table:table-cell>
          <table:table-cell office:value-type="float" office:value="104645" calcext:value-type="float">
            <text:p>104645</text:p>
          </table:table-cell>
          <table:table-cell office:value-type="string" calcext:value-type="string">
            <text:p>1:1,697</text:p>
          </table:table-cell>
          <table:table-cell/>
          <table:table-cell table:formula="of:=IF([.F313]=&quot;&quot;;&quot;IsMale&quot;; [.F313])" office:value-type="string" office:string-value="IsMale" calcext:value-type="string">
            <text:p>IsMale</text:p>
          </table:table-cell>
          <table:table-cell/>
          <table:table-cell table:formula="of:=[.C313]" office:value-type="string" office:string-value="Olalekan" calcext:value-type="string">
            <text:p>Olalekan</text:p>
          </table:table-cell>
          <table:table-cell table:formula="of:=[.G31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enike" xlink:type="simple">Adenike</text:a></text:p>
          </table:table-cell>
          <table:table-cell office:value-type="float" office:value="104209" calcext:value-type="float">
            <text:p>104209</text:p>
          </table:table-cell>
          <table:table-cell office:value-type="string" calcext:value-type="string">
            <text:p>1:1,704</text:p>
          </table:table-cell>
          <table:table-cell office:value-type="string" calcext:value-type="string">
            <text:p>IsFemale</text:p>
          </table:table-cell>
          <table:table-cell table:formula="of:=IF([.F314]=&quot;&quot;;&quot;IsMale&quot;; [.F314])" office:value-type="string" office:string-value="IsFemale" calcext:value-type="string">
            <text:p>IsFemale</text:p>
          </table:table-cell>
          <table:table-cell/>
          <table:table-cell table:formula="of:=[.C314]" office:value-type="string" office:string-value="Adenike" calcext:value-type="string">
            <text:p>Adenike</text:p>
          </table:table-cell>
          <table:table-cell table:formula="of:=[.G31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ukwuemeka" xlink:type="simple">Chukwuemeka</text:a></text:p>
          </table:table-cell>
          <table:table-cell office:value-type="float" office:value="104157" calcext:value-type="float">
            <text:p>104157</text:p>
          </table:table-cell>
          <table:table-cell office:value-type="string" calcext:value-type="string">
            <text:p>1:1,705</text:p>
          </table:table-cell>
          <table:table-cell/>
          <table:table-cell table:formula="of:=IF([.F315]=&quot;&quot;;&quot;IsMale&quot;; [.F315])" office:value-type="string" office:string-value="IsMale" calcext:value-type="string">
            <text:p>IsMale</text:p>
          </table:table-cell>
          <table:table-cell/>
          <table:table-cell table:formula="of:=[.C315]" office:value-type="string" office:string-value="Chukwuemeka" calcext:value-type="string">
            <text:p>Chukwuemeka</text:p>
          </table:table-cell>
          <table:table-cell table:formula="of:=[.G31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onica" xlink:type="simple">Monica</text:a></text:p>
          </table:table-cell>
          <table:table-cell office:value-type="float" office:value="104148" calcext:value-type="float">
            <text:p>104148</text:p>
          </table:table-cell>
          <table:table-cell office:value-type="string" calcext:value-type="string">
            <text:p>1:1,705</text:p>
          </table:table-cell>
          <table:table-cell office:value-type="string" calcext:value-type="string">
            <text:p>IsFemale</text:p>
          </table:table-cell>
          <table:table-cell table:formula="of:=IF([.F316]=&quot;&quot;;&quot;IsMale&quot;; [.F316])" office:value-type="string" office:string-value="IsFemale" calcext:value-type="string">
            <text:p>IsFemale</text:p>
          </table:table-cell>
          <table:table-cell/>
          <table:table-cell table:formula="of:=[.C316]" office:value-type="string" office:string-value="Monica" calcext:value-type="string">
            <text:p>Monica</text:p>
          </table:table-cell>
          <table:table-cell table:formula="of:=[.G31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biu" xlink:type="simple">Sabiu</text:a></text:p>
          </table:table-cell>
          <table:table-cell office:value-type="float" office:value="103990" calcext:value-type="float">
            <text:p>103990</text:p>
          </table:table-cell>
          <table:table-cell office:value-type="string" calcext:value-type="string">
            <text:p>1:1,708</text:p>
          </table:table-cell>
          <table:table-cell/>
          <table:table-cell table:formula="of:=IF([.F317]=&quot;&quot;;&quot;IsMale&quot;; [.F317])" office:value-type="string" office:string-value="IsMale" calcext:value-type="string">
            <text:p>IsMale</text:p>
          </table:table-cell>
          <table:table-cell/>
          <table:table-cell table:formula="of:=[.C317]" office:value-type="string" office:string-value="Sabiu" calcext:value-type="string">
            <text:p>Sabiu</text:p>
          </table:table-cell>
          <table:table-cell table:formula="of:=[.G31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marachi" xlink:type="simple">Amarachi</text:a></text:p>
          </table:table-cell>
          <table:table-cell office:value-type="float" office:value="103152" calcext:value-type="float">
            <text:p>103152</text:p>
          </table:table-cell>
          <table:table-cell office:value-type="string" calcext:value-type="string">
            <text:p>1:1,721</text:p>
          </table:table-cell>
          <table:table-cell office:value-type="string" calcext:value-type="string">
            <text:p>IsFemale</text:p>
          </table:table-cell>
          <table:table-cell table:formula="of:=IF([.F318]=&quot;&quot;;&quot;IsMale&quot;; [.F318])" office:value-type="string" office:string-value="IsFemale" calcext:value-type="string">
            <text:p>IsFemale</text:p>
          </table:table-cell>
          <table:table-cell/>
          <table:table-cell table:formula="of:=[.C318]" office:value-type="string" office:string-value="Amarachi" calcext:value-type="string">
            <text:p>Amarachi</text:p>
          </table:table-cell>
          <table:table-cell table:formula="of:=[.G31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ijat" xlink:type="simple">Adijat</text:a></text:p>
          </table:table-cell>
          <table:table-cell office:value-type="float" office:value="102990" calcext:value-type="float">
            <text:p>102990</text:p>
          </table:table-cell>
          <table:table-cell office:value-type="string" calcext:value-type="string">
            <text:p>1:1,724</text:p>
          </table:table-cell>
          <table:table-cell office:value-type="string" calcext:value-type="string">
            <text:p>IsFemale</text:p>
          </table:table-cell>
          <table:table-cell table:formula="of:=IF([.F319]=&quot;&quot;;&quot;IsMale&quot;; [.F319])" office:value-type="string" office:string-value="IsFemale" calcext:value-type="string">
            <text:p>IsFemale</text:p>
          </table:table-cell>
          <table:table-cell/>
          <table:table-cell table:formula="of:=[.C319]" office:value-type="string" office:string-value="Adijat" calcext:value-type="string">
            <text:p>Adijat</text:p>
          </table:table-cell>
          <table:table-cell table:formula="of:=[.G31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ucy" xlink:type="simple">Lucy</text:a></text:p>
          </table:table-cell>
          <table:table-cell office:value-type="float" office:value="102581" calcext:value-type="float">
            <text:p>102581</text:p>
          </table:table-cell>
          <table:table-cell office:value-type="string" calcext:value-type="string">
            <text:p>1:1,731</text:p>
          </table:table-cell>
          <table:table-cell office:value-type="string" calcext:value-type="string">
            <text:p>IsFemale</text:p>
          </table:table-cell>
          <table:table-cell table:formula="of:=IF([.F320]=&quot;&quot;;&quot;IsMale&quot;; [.F320])" office:value-type="string" office:string-value="IsFemale" calcext:value-type="string">
            <text:p>IsFemale</text:p>
          </table:table-cell>
          <table:table-cell/>
          <table:table-cell table:formula="of:=[.C320]" office:value-type="string" office:string-value="Lucy" calcext:value-type="string">
            <text:p>Lucy</text:p>
          </table:table-cell>
          <table:table-cell table:formula="of:=[.G32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aulina" xlink:type="simple">Paulina</text:a></text:p>
          </table:table-cell>
          <table:table-cell office:value-type="float" office:value="102396" calcext:value-type="float">
            <text:p>102396</text:p>
          </table:table-cell>
          <table:table-cell office:value-type="string" calcext:value-type="string">
            <text:p>1:1,734</text:p>
          </table:table-cell>
          <table:table-cell office:value-type="string" calcext:value-type="string">
            <text:p>IsFemale</text:p>
          </table:table-cell>
          <table:table-cell table:formula="of:=IF([.F321]=&quot;&quot;;&quot;IsMale&quot;; [.F321])" office:value-type="string" office:string-value="IsFemale" calcext:value-type="string">
            <text:p>IsFemale</text:p>
          </table:table-cell>
          <table:table-cell/>
          <table:table-cell table:formula="of:=[.C321]" office:value-type="string" office:string-value="Paulina" calcext:value-type="string">
            <text:p>Paulina</text:p>
          </table:table-cell>
          <table:table-cell table:formula="of:=[.G32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amiu" xlink:type="simple">Jamiu</text:a></text:p>
          </table:table-cell>
          <table:table-cell office:value-type="float" office:value="102060" calcext:value-type="float">
            <text:p>102060</text:p>
          </table:table-cell>
          <table:table-cell office:value-type="string" calcext:value-type="string">
            <text:p>1:1,740</text:p>
          </table:table-cell>
          <table:table-cell/>
          <table:table-cell table:formula="of:=IF([.F322]=&quot;&quot;;&quot;IsMale&quot;; [.F322])" office:value-type="string" office:string-value="IsMale" calcext:value-type="string">
            <text:p>IsMale</text:p>
          </table:table-cell>
          <table:table-cell/>
          <table:table-cell table:formula="of:=[.C322]" office:value-type="string" office:string-value="Jamiu" calcext:value-type="string">
            <text:p>Jamiu</text:p>
          </table:table-cell>
          <table:table-cell table:formula="of:=[.G32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homas" xlink:type="simple">Thomas</text:a></text:p>
          </table:table-cell>
          <table:table-cell office:value-type="float" office:value="101641" calcext:value-type="float">
            <text:p>101641</text:p>
          </table:table-cell>
          <table:table-cell office:value-type="string" calcext:value-type="string">
            <text:p>1:1,747</text:p>
          </table:table-cell>
          <table:table-cell/>
          <table:table-cell table:formula="of:=IF([.F323]=&quot;&quot;;&quot;IsMale&quot;; [.F323])" office:value-type="string" office:string-value="IsMale" calcext:value-type="string">
            <text:p>IsMale</text:p>
          </table:table-cell>
          <table:table-cell/>
          <table:table-cell table:formula="of:=[.C323]" office:value-type="string" office:string-value="Thomas" calcext:value-type="string">
            <text:p>Thomas</text:p>
          </table:table-cell>
          <table:table-cell table:formula="of:=[.G3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odupe" xlink:type="simple">Modupe</text:a></text:p>
          </table:table-cell>
          <table:table-cell office:value-type="float" office:value="100528" calcext:value-type="float">
            <text:p>100528</text:p>
          </table:table-cell>
          <table:table-cell office:value-type="string" calcext:value-type="string">
            <text:p>1:1,766</text:p>
          </table:table-cell>
          <table:table-cell office:value-type="string" calcext:value-type="string">
            <text:p>IsFemale</text:p>
          </table:table-cell>
          <table:table-cell table:formula="of:=IF([.F324]=&quot;&quot;;&quot;IsMale&quot;; [.F324])" office:value-type="string" office:string-value="IsFemale" calcext:value-type="string">
            <text:p>IsFemale</text:p>
          </table:table-cell>
          <table:table-cell/>
          <table:table-cell table:formula="of:=[.C324]" office:value-type="string" office:string-value="Modupe" calcext:value-type="string">
            <text:p>Modupe</text:p>
          </table:table-cell>
          <table:table-cell table:formula="of:=[.G32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ti" xlink:type="simple">Fati</text:a></text:p>
          </table:table-cell>
          <table:table-cell office:value-type="float" office:value="100397" calcext:value-type="float">
            <text:p>100397</text:p>
          </table:table-cell>
          <table:table-cell office:value-type="string" calcext:value-type="string">
            <text:p>1:1,769</text:p>
          </table:table-cell>
          <table:table-cell office:value-type="string" calcext:value-type="string">
            <text:p>IsFemale</text:p>
          </table:table-cell>
          <table:table-cell table:formula="of:=IF([.F325]=&quot;&quot;;&quot;IsMale&quot;; [.F325])" office:value-type="string" office:string-value="IsFemale" calcext:value-type="string">
            <text:p>IsFemale</text:p>
          </table:table-cell>
          <table:table-cell/>
          <table:table-cell table:formula="of:=[.C325]" office:value-type="string" office:string-value="Fati" calcext:value-type="string">
            <text:p>Fati</text:p>
          </table:table-cell>
          <table:table-cell table:formula="of:=[.G32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ekunle" xlink:type="simple">Adekunle</text:a></text:p>
          </table:table-cell>
          <table:table-cell office:value-type="float" office:value="100141" calcext:value-type="float">
            <text:p>100141</text:p>
          </table:table-cell>
          <table:table-cell office:value-type="string" calcext:value-type="string">
            <text:p>1:1,773</text:p>
          </table:table-cell>
          <table:table-cell/>
          <table:table-cell table:formula="of:=IF([.F326]=&quot;&quot;;&quot;IsMale&quot;; [.F326])" office:value-type="string" office:string-value="IsMale" calcext:value-type="string">
            <text:p>IsMale</text:p>
          </table:table-cell>
          <table:table-cell/>
          <table:table-cell table:formula="of:=[.C326]" office:value-type="string" office:string-value="Adekunle" calcext:value-type="string">
            <text:p>Adekunle</text:p>
          </table:table-cell>
          <table:table-cell table:formula="of:=[.G32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maka" xlink:type="simple">Amaka</text:a></text:p>
          </table:table-cell>
          <table:table-cell office:value-type="float" office:value="100095" calcext:value-type="float">
            <text:p>100095</text:p>
          </table:table-cell>
          <table:table-cell office:value-type="string" calcext:value-type="string">
            <text:p>1:1,774</text:p>
          </table:table-cell>
          <table:table-cell office:value-type="string" calcext:value-type="string">
            <text:p>IsFemale</text:p>
          </table:table-cell>
          <table:table-cell table:formula="of:=IF([.F327]=&quot;&quot;;&quot;IsMale&quot;; [.F327])" office:value-type="string" office:string-value="IsFemale" calcext:value-type="string">
            <text:p>IsFemale</text:p>
          </table:table-cell>
          <table:table-cell/>
          <table:table-cell table:formula="of:=[.C327]" office:value-type="string" office:string-value="Amaka" calcext:value-type="string">
            <text:p>Amaka</text:p>
          </table:table-cell>
          <table:table-cell table:formula="of:=[.G32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namdi" xlink:type="simple">Nnamdi</text:a></text:p>
          </table:table-cell>
          <table:table-cell office:value-type="float" office:value="99716" calcext:value-type="float">
            <text:p>99716</text:p>
          </table:table-cell>
          <table:table-cell office:value-type="string" calcext:value-type="string">
            <text:p>1:1,781</text:p>
          </table:table-cell>
          <table:table-cell/>
          <table:table-cell table:formula="of:=IF([.F328]=&quot;&quot;;&quot;IsMale&quot;; [.F328])" office:value-type="string" office:string-value="IsMale" calcext:value-type="string">
            <text:p>IsMale</text:p>
          </table:table-cell>
          <table:table-cell/>
          <table:table-cell table:formula="of:=[.C328]" office:value-type="string" office:string-value="Nnamdi" calcext:value-type="string">
            <text:p>Nnamdi</text:p>
          </table:table-cell>
          <table:table-cell table:formula="of:=[.G32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oris" xlink:type="simple">Doris</text:a></text:p>
          </table:table-cell>
          <table:table-cell office:value-type="float" office:value="99596" calcext:value-type="float">
            <text:p>99596</text:p>
          </table:table-cell>
          <table:table-cell office:value-type="string" calcext:value-type="string">
            <text:p>1:1,783</text:p>
          </table:table-cell>
          <table:table-cell office:value-type="string" calcext:value-type="string">
            <text:p>IsFemale</text:p>
          </table:table-cell>
          <table:table-cell table:formula="of:=IF([.F329]=&quot;&quot;;&quot;IsMale&quot;; [.F329])" office:value-type="string" office:string-value="IsFemale" calcext:value-type="string">
            <text:p>IsFemale</text:p>
          </table:table-cell>
          <table:table-cell/>
          <table:table-cell table:formula="of:=[.C329]" office:value-type="string" office:string-value="Doris" calcext:value-type="string">
            <text:p>Doris</text:p>
          </table:table-cell>
          <table:table-cell table:formula="of:=[.G32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nnah" xlink:type="simple">Hannah</text:a></text:p>
          </table:table-cell>
          <table:table-cell office:value-type="float" office:value="99535" calcext:value-type="float">
            <text:p>99535</text:p>
          </table:table-cell>
          <table:table-cell office:value-type="string" calcext:value-type="string">
            <text:p>1:1,784</text:p>
          </table:table-cell>
          <table:table-cell office:value-type="string" calcext:value-type="string">
            <text:p>IsFemale</text:p>
          </table:table-cell>
          <table:table-cell table:formula="of:=IF([.F330]=&quot;&quot;;&quot;IsMale&quot;; [.F330])" office:value-type="string" office:string-value="IsFemale" calcext:value-type="string">
            <text:p>IsFemale</text:p>
          </table:table-cell>
          <table:table-cell/>
          <table:table-cell table:formula="of:=[.C330]" office:value-type="string" office:string-value="Hannah" calcext:value-type="string">
            <text:p>Hannah</text:p>
          </table:table-cell>
          <table:table-cell table:formula="of:=[.G3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bo" xlink:type="simple">Sabo</text:a></text:p>
          </table:table-cell>
          <table:table-cell office:value-type="float" office:value="98589" calcext:value-type="float">
            <text:p>98589</text:p>
          </table:table-cell>
          <table:table-cell office:value-type="string" calcext:value-type="string">
            <text:p>1:1,801</text:p>
          </table:table-cell>
          <table:table-cell/>
          <table:table-cell table:formula="of:=IF([.F331]=&quot;&quot;;&quot;IsMale&quot;; [.F331])" office:value-type="string" office:string-value="IsMale" calcext:value-type="string">
            <text:p>IsMale</text:p>
          </table:table-cell>
          <table:table-cell/>
          <table:table-cell table:formula="of:=[.C331]" office:value-type="string" office:string-value="Sabo" calcext:value-type="string">
            <text:p>Sabo</text:p>
          </table:table-cell>
          <table:table-cell table:formula="of:=[.G33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<text:a xlink:href="https://forebears.io/forenames/olayinka" xlink:type="simple">Olayinka</text:a></text:p>
          </table:table-cell>
          <table:table-cell office:value-type="float" office:value="98568" calcext:value-type="float">
            <text:p>98568</text:p>
          </table:table-cell>
          <table:table-cell office:value-type="string" calcext:value-type="string">
            <text:p>1:1,801</text:p>
          </table:table-cell>
          <table:table-cell office:value-type="string" calcext:value-type="string">
            <text:p>IsNB</text:p>
          </table:table-cell>
          <table:table-cell table:formula="of:=IF([.F332]=&quot;&quot;;&quot;IsMale&quot;; [.F332])" office:value-type="string" office:string-value="IsNB" calcext:value-type="string">
            <text:p>IsNB</text:p>
          </table:table-cell>
          <table:table-cell/>
          <table:table-cell table:formula="of:=[.C332]" office:value-type="string" office:string-value="Olayinka" calcext:value-type="string">
            <text:p>Olayinka</text:p>
          </table:table-cell>
          <table:table-cell table:formula="of:=[.G33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unusi" xlink:type="simple">Sunusi</text:a></text:p>
          </table:table-cell>
          <table:table-cell office:value-type="float" office:value="98440" calcext:value-type="float">
            <text:p>98440</text:p>
          </table:table-cell>
          <table:table-cell office:value-type="string" calcext:value-type="string">
            <text:p>1:1,804</text:p>
          </table:table-cell>
          <table:table-cell/>
          <table:table-cell table:formula="of:=IF([.F333]=&quot;&quot;;&quot;IsMale&quot;; [.F333])" office:value-type="string" office:string-value="IsMale" calcext:value-type="string">
            <text:p>IsMale</text:p>
          </table:table-cell>
          <table:table-cell/>
          <table:table-cell table:formula="of:=[.C333]" office:value-type="string" office:string-value="Sunusi" calcext:value-type="string">
            <text:p>Sunusi</text:p>
          </table:table-cell>
          <table:table-cell table:formula="of:=[.G33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lawali" xlink:type="simple">Lawali</text:a></text:p>
          </table:table-cell>
          <table:table-cell office:value-type="float" office:value="98125" calcext:value-type="float">
            <text:p>98125</text:p>
          </table:table-cell>
          <table:table-cell office:value-type="string" calcext:value-type="string">
            <text:p>1:1,810</text:p>
          </table:table-cell>
          <table:table-cell/>
          <table:table-cell table:formula="of:=IF([.F334]=&quot;&quot;;&quot;IsMale&quot;; [.F334])" office:value-type="string" office:string-value="IsMale" calcext:value-type="string">
            <text:p>IsMale</text:p>
          </table:table-cell>
          <table:table-cell/>
          <table:table-cell table:formula="of:=[.C334]" office:value-type="string" office:string-value="Lawali" calcext:value-type="string">
            <text:p>Lawali</text:p>
          </table:table-cell>
          <table:table-cell table:formula="of:=[.G3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chijioke" xlink:type="simple">Chijioke</text:a></text:p>
          </table:table-cell>
          <table:table-cell office:value-type="float" office:value="97896" calcext:value-type="float">
            <text:p>97896</text:p>
          </table:table-cell>
          <table:table-cell office:value-type="string" calcext:value-type="string">
            <text:p>1:1,814</text:p>
          </table:table-cell>
          <table:table-cell/>
          <table:table-cell table:formula="of:=IF([.F335]=&quot;&quot;;&quot;IsMale&quot;; [.F335])" office:value-type="string" office:string-value="IsMale" calcext:value-type="string">
            <text:p>IsMale</text:p>
          </table:table-cell>
          <table:table-cell/>
          <table:table-cell table:formula="of:=[.C335]" office:value-type="string" office:string-value="Chijioke" calcext:value-type="string">
            <text:p>Chijioke</text:p>
          </table:table-cell>
          <table:table-cell table:formula="of:=[.G3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<text:a xlink:href="https://forebears.io/forenames/chinonso" xlink:type="simple">Chinonso</text:a></text:p>
          </table:table-cell>
          <table:table-cell office:value-type="float" office:value="97826" calcext:value-type="float">
            <text:p>97826</text:p>
          </table:table-cell>
          <table:table-cell office:value-type="string" calcext:value-type="string">
            <text:p>1:1,815</text:p>
          </table:table-cell>
          <table:table-cell office:value-type="string" calcext:value-type="string">
            <text:p>IsNB</text:p>
          </table:table-cell>
          <table:table-cell table:formula="of:=IF([.F336]=&quot;&quot;;&quot;IsMale&quot;; [.F336])" office:value-type="string" office:string-value="IsNB" calcext:value-type="string">
            <text:p>IsNB</text:p>
          </table:table-cell>
          <table:table-cell/>
          <table:table-cell table:formula="of:=[.C336]" office:value-type="string" office:string-value="Chinonso" calcext:value-type="string">
            <text:p>Chinonso</text:p>
          </table:table-cell>
          <table:table-cell table:formula="of:=[.G33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olanle" xlink:type="simple">Bolanle</text:a></text:p>
          </table:table-cell>
          <table:table-cell office:value-type="float" office:value="97825" calcext:value-type="float">
            <text:p>97825</text:p>
          </table:table-cell>
          <table:table-cell office:value-type="string" calcext:value-type="string">
            <text:p>1:1,815</text:p>
          </table:table-cell>
          <table:table-cell office:value-type="string" calcext:value-type="string">
            <text:p>IsFemale</text:p>
          </table:table-cell>
          <table:table-cell table:formula="of:=IF([.F337]=&quot;&quot;;&quot;IsMale&quot;; [.F337])" office:value-type="string" office:string-value="IsFemale" calcext:value-type="string">
            <text:p>IsFemale</text:p>
          </table:table-cell>
          <table:table-cell/>
          <table:table-cell table:formula="of:=[.C337]" office:value-type="string" office:string-value="Bolanle" calcext:value-type="string">
            <text:p>Bolanle</text:p>
          </table:table-cell>
          <table:table-cell table:formula="of:=[.G33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percentage" office:value="0.81" calcext:value-type="percentage">
            <text:p>81.00%</text:p>
          </table:table-cell>
          <table:table-cell office:value-type="string" calcext:value-type="string">
            <text:p><text:a xlink:href="https://forebears.io/forenames/onyeka" xlink:type="simple">Onyeka</text:a></text:p>
          </table:table-cell>
          <table:table-cell office:value-type="float" office:value="97185" calcext:value-type="float">
            <text:p>97185</text:p>
          </table:table-cell>
          <table:table-cell office:value-type="string" calcext:value-type="string">
            <text:p>1:1,827</text:p>
          </table:table-cell>
          <table:table-cell office:value-type="string" calcext:value-type="string">
            <text:p>IsNB</text:p>
          </table:table-cell>
          <table:table-cell table:formula="of:=IF([.F338]=&quot;&quot;;&quot;IsMale&quot;; [.F338])" office:value-type="string" office:string-value="IsNB" calcext:value-type="string">
            <text:p>IsNB</text:p>
          </table:table-cell>
          <table:table-cell/>
          <table:table-cell table:formula="of:=[.C338]" office:value-type="string" office:string-value="Onyeka" calcext:value-type="string">
            <text:p>Onyeka</text:p>
          </table:table-cell>
          <table:table-cell table:formula="of:=[.G33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judeen" xlink:type="simple">Tajudeen</text:a></text:p>
          </table:table-cell>
          <table:table-cell office:value-type="float" office:value="97002" calcext:value-type="float">
            <text:p>97002</text:p>
          </table:table-cell>
          <table:table-cell office:value-type="string" calcext:value-type="string">
            <text:p>1:1,831</text:p>
          </table:table-cell>
          <table:table-cell/>
          <table:table-cell table:formula="of:=IF([.F339]=&quot;&quot;;&quot;IsMale&quot;; [.F339])" office:value-type="string" office:string-value="IsMale" calcext:value-type="string">
            <text:p>IsMale</text:p>
          </table:table-cell>
          <table:table-cell/>
          <table:table-cell table:formula="of:=[.C339]" office:value-type="string" office:string-value="Tajudeen" calcext:value-type="string">
            <text:p>Tajudeen</text:p>
          </table:table-cell>
          <table:table-cell table:formula="of:=[.G33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dith" xlink:type="simple">Edith</text:a></text:p>
          </table:table-cell>
          <table:table-cell office:value-type="float" office:value="97000" calcext:value-type="float">
            <text:p>97000</text:p>
          </table:table-cell>
          <table:table-cell office:value-type="string" calcext:value-type="string">
            <text:p>1:1,831</text:p>
          </table:table-cell>
          <table:table-cell office:value-type="string" calcext:value-type="string">
            <text:p>IsFemale</text:p>
          </table:table-cell>
          <table:table-cell table:formula="of:=IF([.F340]=&quot;&quot;;&quot;IsMale&quot;; [.F340])" office:value-type="string" office:string-value="IsFemale" calcext:value-type="string">
            <text:p>IsFemale</text:p>
          </table:table-cell>
          <table:table-cell/>
          <table:table-cell table:formula="of:=[.C340]" office:value-type="string" office:string-value="Edith" calcext:value-type="string">
            <text:p>Edith</text:p>
          </table:table-cell>
          <table:table-cell table:formula="of:=[.G34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iaka" xlink:type="simple">Isiaka</text:a></text:p>
          </table:table-cell>
          <table:table-cell office:value-type="float" office:value="96992" calcext:value-type="float">
            <text:p>96992</text:p>
          </table:table-cell>
          <table:table-cell office:value-type="string" calcext:value-type="string">
            <text:p>1:1,831</text:p>
          </table:table-cell>
          <table:table-cell/>
          <table:table-cell table:formula="of:=IF([.F341]=&quot;&quot;;&quot;IsMale&quot;; [.F341])" office:value-type="string" office:string-value="IsMale" calcext:value-type="string">
            <text:p>IsMale</text:p>
          </table:table-cell>
          <table:table-cell/>
          <table:table-cell table:formula="of:=[.C341]" office:value-type="string" office:string-value="Isiaka" calcext:value-type="string">
            <text:p>Isiaka</text:p>
          </table:table-cell>
          <table:table-cell table:formula="of:=[.G3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mau" xlink:type="simple">Asmau</text:a></text:p>
          </table:table-cell>
          <table:table-cell office:value-type="float" office:value="96822" calcext:value-type="float">
            <text:p>96822</text:p>
          </table:table-cell>
          <table:table-cell office:value-type="string" calcext:value-type="string">
            <text:p>1:1,834</text:p>
          </table:table-cell>
          <table:table-cell office:value-type="string" calcext:value-type="string">
            <text:p>IsFemale</text:p>
          </table:table-cell>
          <table:table-cell table:formula="of:=IF([.F342]=&quot;&quot;;&quot;IsMale&quot;; [.F342])" office:value-type="string" office:string-value="IsFemale" calcext:value-type="string">
            <text:p>IsFemale</text:p>
          </table:table-cell>
          <table:table-cell/>
          <table:table-cell table:formula="of:=[.C342]" office:value-type="string" office:string-value="Asmau" calcext:value-type="string">
            <text:p>Asmau</text:p>
          </table:table-cell>
          <table:table-cell table:formula="of:=[.G3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bas" xlink:type="simple">Abbas</text:a></text:p>
          </table:table-cell>
          <table:table-cell office:value-type="float" office:value="96481" calcext:value-type="float">
            <text:p>96481</text:p>
          </table:table-cell>
          <table:table-cell office:value-type="string" calcext:value-type="string">
            <text:p>1:1,840</text:p>
          </table:table-cell>
          <table:table-cell/>
          <table:table-cell table:formula="of:=IF([.F343]=&quot;&quot;;&quot;IsMale&quot;; [.F343])" office:value-type="string" office:string-value="IsMale" calcext:value-type="string">
            <text:p>IsMale</text:p>
          </table:table-cell>
          <table:table-cell/>
          <table:table-cell table:formula="of:=[.C343]" office:value-type="string" office:string-value="Abbas" calcext:value-type="string">
            <text:p>Abbas</text:p>
          </table:table-cell>
          <table:table-cell table:formula="of:=[.G3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usif" xlink:type="simple">Yusif</text:a></text:p>
          </table:table-cell>
          <table:table-cell office:value-type="float" office:value="96103" calcext:value-type="float">
            <text:p>96103</text:p>
          </table:table-cell>
          <table:table-cell office:value-type="string" calcext:value-type="string">
            <text:p>1:1,848</text:p>
          </table:table-cell>
          <table:table-cell/>
          <table:table-cell table:formula="of:=IF([.F344]=&quot;&quot;;&quot;IsMale&quot;; [.F344])" office:value-type="string" office:string-value="IsMale" calcext:value-type="string">
            <text:p>IsMale</text:p>
          </table:table-cell>
          <table:table-cell/>
          <table:table-cell table:formula="of:=[.C344]" office:value-type="string" office:string-value="Yusif" calcext:value-type="string">
            <text:p>Yusif</text:p>
          </table:table-cell>
          <table:table-cell table:formula="of:=[.G34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<text:a xlink:href="https://forebears.io/forenames/eno" xlink:type="simple">Eno</text:a></text:p>
          </table:table-cell>
          <table:table-cell office:value-type="float" office:value="95935" calcext:value-type="float">
            <text:p>95935</text:p>
          </table:table-cell>
          <table:table-cell office:value-type="string" calcext:value-type="string">
            <text:p>1:1,851</text:p>
          </table:table-cell>
          <table:table-cell office:value-type="string" calcext:value-type="string">
            <text:p>IsFemale</text:p>
          </table:table-cell>
          <table:table-cell table:formula="of:=IF([.F345]=&quot;&quot;;&quot;IsMale&quot;; [.F345])" office:value-type="string" office:string-value="IsFemale" calcext:value-type="string">
            <text:p>IsFemale</text:p>
          </table:table-cell>
          <table:table-cell/>
          <table:table-cell table:formula="of:=[.C345]" office:value-type="string" office:string-value="Eno" calcext:value-type="string">
            <text:p>Eno</text:p>
          </table:table-cell>
          <table:table-cell table:formula="of:=[.G3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estus" xlink:type="simple">Festus</text:a></text:p>
          </table:table-cell>
          <table:table-cell office:value-type="float" office:value="95692" calcext:value-type="float">
            <text:p>95692</text:p>
          </table:table-cell>
          <table:table-cell office:value-type="string" calcext:value-type="string">
            <text:p>1:1,856</text:p>
          </table:table-cell>
          <table:table-cell/>
          <table:table-cell table:formula="of:=IF([.F346]=&quot;&quot;;&quot;IsMale&quot;; [.F346])" office:value-type="string" office:string-value="IsMale" calcext:value-type="string">
            <text:p>IsMale</text:p>
          </table:table-cell>
          <table:table-cell/>
          <table:table-cell table:formula="of:=[.C346]" office:value-type="string" office:string-value="Festus" calcext:value-type="string">
            <text:p>Festus</text:p>
          </table:table-cell>
          <table:table-cell table:formula="of:=[.G34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ukman" xlink:type="simple">Lukman</text:a></text:p>
          </table:table-cell>
          <table:table-cell office:value-type="float" office:value="95592" calcext:value-type="float">
            <text:p>95592</text:p>
          </table:table-cell>
          <table:table-cell office:value-type="string" calcext:value-type="string">
            <text:p>1:1,858</text:p>
          </table:table-cell>
          <table:table-cell/>
          <table:table-cell table:formula="of:=IF([.F347]=&quot;&quot;;&quot;IsMale&quot;; [.F347])" office:value-type="string" office:string-value="IsMale" calcext:value-type="string">
            <text:p>IsMale</text:p>
          </table:table-cell>
          <table:table-cell/>
          <table:table-cell table:formula="of:=[.C347]" office:value-type="string" office:string-value="Lukman" calcext:value-type="string">
            <text:p>Lukman</text:p>
          </table:table-cell>
          <table:table-cell table:formula="of:=[.G34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ladys" xlink:type="simple">Gladys</text:a></text:p>
          </table:table-cell>
          <table:table-cell office:value-type="float" office:value="95350" calcext:value-type="float">
            <text:p>95350</text:p>
          </table:table-cell>
          <table:table-cell office:value-type="string" calcext:value-type="string">
            <text:p>1:1,862</text:p>
          </table:table-cell>
          <table:table-cell office:value-type="string" calcext:value-type="string">
            <text:p>IsFemale</text:p>
          </table:table-cell>
          <table:table-cell table:formula="of:=IF([.F348]=&quot;&quot;;&quot;IsMale&quot;; [.F348])" office:value-type="string" office:string-value="IsFemale" calcext:value-type="string">
            <text:p>IsFemale</text:p>
          </table:table-cell>
          <table:table-cell/>
          <table:table-cell table:formula="of:=[.C348]" office:value-type="string" office:string-value="Gladys" calcext:value-type="string">
            <text:p>Gladys</text:p>
          </table:table-cell>
          <table:table-cell table:formula="of:=[.G34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neka" xlink:type="simple">Nneka</text:a></text:p>
          </table:table-cell>
          <table:table-cell office:value-type="float" office:value="95157" calcext:value-type="float">
            <text:p>95157</text:p>
          </table:table-cell>
          <table:table-cell office:value-type="string" calcext:value-type="string">
            <text:p>1:1,866</text:p>
          </table:table-cell>
          <table:table-cell office:value-type="string" calcext:value-type="string">
            <text:p>IsFemale</text:p>
          </table:table-cell>
          <table:table-cell table:formula="of:=IF([.F349]=&quot;&quot;;&quot;IsMale&quot;; [.F349])" office:value-type="string" office:string-value="IsFemale" calcext:value-type="string">
            <text:p>IsFemale</text:p>
          </table:table-cell>
          <table:table-cell/>
          <table:table-cell table:formula="of:=[.C349]" office:value-type="string" office:string-value="Nneka" calcext:value-type="string">
            <text:p>Nneka</text:p>
          </table:table-cell>
          <table:table-cell table:formula="of:=[.G34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<text:a xlink:href="https://forebears.io/forenames/abiola" xlink:type="simple">Abiola</text:a></text:p>
          </table:table-cell>
          <table:table-cell office:value-type="float" office:value="94897" calcext:value-type="float">
            <text:p>94897</text:p>
          </table:table-cell>
          <table:table-cell office:value-type="string" calcext:value-type="string">
            <text:p>1:1,871</text:p>
          </table:table-cell>
          <table:table-cell office:value-type="string" calcext:value-type="string">
            <text:p>IsNB</text:p>
          </table:table-cell>
          <table:table-cell table:formula="of:=IF([.F350]=&quot;&quot;;&quot;IsMale&quot;; [.F350])" office:value-type="string" office:string-value="IsNB" calcext:value-type="string">
            <text:p>IsNB</text:p>
          </table:table-cell>
          <table:table-cell/>
          <table:table-cell table:formula="of:=[.C350]" office:value-type="string" office:string-value="Abiola" calcext:value-type="string">
            <text:p>Abiola</text:p>
          </table:table-cell>
          <table:table-cell table:formula="of:=[.G35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emisi" xlink:type="simple">Yemisi</text:a></text:p>
          </table:table-cell>
          <table:table-cell office:value-type="float" office:value="94706" calcext:value-type="float">
            <text:p>94706</text:p>
          </table:table-cell>
          <table:table-cell office:value-type="string" calcext:value-type="string">
            <text:p>1:1,875</text:p>
          </table:table-cell>
          <table:table-cell office:value-type="string" calcext:value-type="string">
            <text:p>IsFemale</text:p>
          </table:table-cell>
          <table:table-cell table:formula="of:=IF([.F351]=&quot;&quot;;&quot;IsMale&quot;; [.F351])" office:value-type="string" office:string-value="IsFemale" calcext:value-type="string">
            <text:p>IsFemale</text:p>
          </table:table-cell>
          <table:table-cell/>
          <table:table-cell table:formula="of:=[.C351]" office:value-type="string" office:string-value="Yemisi" calcext:value-type="string">
            <text:p>Yemisi</text:p>
          </table:table-cell>
          <table:table-cell table:formula="of:=[.G35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abdu" xlink:type="simple">Abdu</text:a></text:p>
          </table:table-cell>
          <table:table-cell office:value-type="float" office:value="94700" calcext:value-type="float">
            <text:p>94700</text:p>
          </table:table-cell>
          <table:table-cell office:value-type="string" calcext:value-type="string">
            <text:p>1:1,875</text:p>
          </table:table-cell>
          <table:table-cell/>
          <table:table-cell table:formula="of:=IF([.F352]=&quot;&quot;;&quot;IsMale&quot;; [.F352])" office:value-type="string" office:string-value="IsMale" calcext:value-type="string">
            <text:p>IsMale</text:p>
          </table:table-cell>
          <table:table-cell/>
          <table:table-cell table:formula="of:=[.C352]" office:value-type="string" office:string-value="Abdu" calcext:value-type="string">
            <text:p>Abdu</text:p>
          </table:table-cell>
          <table:table-cell table:formula="of:=[.G35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<text:a xlink:href="https://forebears.io/forenames/damilola" xlink:type="simple">Damilola</text:a></text:p>
          </table:table-cell>
          <table:table-cell office:value-type="float" office:value="94371" calcext:value-type="float">
            <text:p>94371</text:p>
          </table:table-cell>
          <table:table-cell office:value-type="string" calcext:value-type="string">
            <text:p>1:1,882</text:p>
          </table:table-cell>
          <table:table-cell office:value-type="string" calcext:value-type="string">
            <text:p>IsNB</text:p>
          </table:table-cell>
          <table:table-cell table:formula="of:=IF([.F353]=&quot;&quot;;&quot;IsMale&quot;; [.F353])" office:value-type="string" office:string-value="IsNB" calcext:value-type="string">
            <text:p>IsNB</text:p>
          </table:table-cell>
          <table:table-cell/>
          <table:table-cell table:formula="of:=[.C353]" office:value-type="string" office:string-value="Damilola" calcext:value-type="string">
            <text:p>Damilola</text:p>
          </table:table-cell>
          <table:table-cell table:formula="of:=[.G35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queen" xlink:type="simple">Queen</text:a></text:p>
          </table:table-cell>
          <table:table-cell office:value-type="float" office:value="94172" calcext:value-type="float">
            <text:p>94172</text:p>
          </table:table-cell>
          <table:table-cell office:value-type="string" calcext:value-type="string">
            <text:p>1:1,886</text:p>
          </table:table-cell>
          <table:table-cell office:value-type="string" calcext:value-type="string">
            <text:p>IsFemale</text:p>
          </table:table-cell>
          <table:table-cell table:formula="of:=IF([.F354]=&quot;&quot;;&quot;IsMale&quot;; [.F354])" office:value-type="string" office:string-value="IsFemale" calcext:value-type="string">
            <text:p>IsFemale</text:p>
          </table:table-cell>
          <table:table-cell/>
          <table:table-cell table:formula="of:=[.C354]" office:value-type="string" office:string-value="Queen" calcext:value-type="string">
            <text:p>Queen</text:p>
          </table:table-cell>
          <table:table-cell table:formula="of:=[.G35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ugustina" xlink:type="simple">Augustina</text:a></text:p>
          </table:table-cell>
          <table:table-cell office:value-type="float" office:value="94012" calcext:value-type="float">
            <text:p>94012</text:p>
          </table:table-cell>
          <table:table-cell office:value-type="string" calcext:value-type="string">
            <text:p>1:1,889</text:p>
          </table:table-cell>
          <table:table-cell office:value-type="string" calcext:value-type="string">
            <text:p>IsFemale</text:p>
          </table:table-cell>
          <table:table-cell table:formula="of:=IF([.F355]=&quot;&quot;;&quot;IsMale&quot;; [.F355])" office:value-type="string" office:string-value="IsFemale" calcext:value-type="string">
            <text:p>IsFemale</text:p>
          </table:table-cell>
          <table:table-cell/>
          <table:table-cell table:formula="of:=[.C355]" office:value-type="string" office:string-value="Augustina" calcext:value-type="string">
            <text:p>Augustina</text:p>
          </table:table-cell>
          <table:table-cell table:formula="of:=[.G35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odu" xlink:type="simple">Modu</text:a></text:p>
          </table:table-cell>
          <table:table-cell office:value-type="float" office:value="93189" calcext:value-type="float">
            <text:p>93189</text:p>
          </table:table-cell>
          <table:table-cell office:value-type="string" calcext:value-type="string">
            <text:p>1:1,905</text:p>
          </table:table-cell>
          <table:table-cell/>
          <table:table-cell table:formula="of:=IF([.F356]=&quot;&quot;;&quot;IsMale&quot;; [.F356])" office:value-type="string" office:string-value="IsMale" calcext:value-type="string">
            <text:p>IsMale</text:p>
          </table:table-cell>
          <table:table-cell/>
          <table:table-cell table:formula="of:=[.C356]" office:value-type="string" office:string-value="Modu" calcext:value-type="string">
            <text:p>Modu</text:p>
          </table:table-cell>
          <table:table-cell table:formula="of:=[.G35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esmond" xlink:type="simple">Desmond</text:a></text:p>
          </table:table-cell>
          <table:table-cell office:value-type="float" office:value="92787" calcext:value-type="float">
            <text:p>92787</text:p>
          </table:table-cell>
          <table:table-cell office:value-type="string" calcext:value-type="string">
            <text:p>1:1,914</text:p>
          </table:table-cell>
          <table:table-cell/>
          <table:table-cell table:formula="of:=IF([.F357]=&quot;&quot;;&quot;IsMale&quot;; [.F357])" office:value-type="string" office:string-value="IsMale" calcext:value-type="string">
            <text:p>IsMale</text:p>
          </table:table-cell>
          <table:table-cell/>
          <table:table-cell table:formula="of:=[.C357]" office:value-type="string" office:string-value="Desmond" calcext:value-type="string">
            <text:p>Desmond</text:p>
          </table:table-cell>
          <table:table-cell table:formula="of:=[.G35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hmadu" xlink:type="simple">Ahmadu</text:a></text:p>
          </table:table-cell>
          <table:table-cell office:value-type="float" office:value="92703" calcext:value-type="float">
            <text:p>92703</text:p>
          </table:table-cell>
          <table:table-cell office:value-type="string" calcext:value-type="string">
            <text:p>1:1,915</text:p>
          </table:table-cell>
          <table:table-cell/>
          <table:table-cell table:formula="of:=IF([.F358]=&quot;&quot;;&quot;IsMale&quot;; [.F358])" office:value-type="string" office:string-value="IsMale" calcext:value-type="string">
            <text:p>IsMale</text:p>
          </table:table-cell>
          <table:table-cell/>
          <table:table-cell table:formula="of:=[.C358]" office:value-type="string" office:string-value="Ahmadu" calcext:value-type="string">
            <text:p>Ahmadu</text:p>
          </table:table-cell>
          <table:table-cell table:formula="of:=[.G3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hiru" xlink:type="simple">Ashiru</text:a></text:p>
          </table:table-cell>
          <table:table-cell office:value-type="float" office:value="92329" calcext:value-type="float">
            <text:p>92329</text:p>
          </table:table-cell>
          <table:table-cell office:value-type="string" calcext:value-type="string">
            <text:p>1:1,923</text:p>
          </table:table-cell>
          <table:table-cell/>
          <table:table-cell table:formula="of:=IF([.F359]=&quot;&quot;;&quot;IsMale&quot;; [.F359])" office:value-type="string" office:string-value="IsMale" calcext:value-type="string">
            <text:p>IsMale</text:p>
          </table:table-cell>
          <table:table-cell/>
          <table:table-cell table:formula="of:=[.C359]" office:value-type="string" office:string-value="Ashiru" calcext:value-type="string">
            <text:p>Ashiru</text:p>
          </table:table-cell>
          <table:table-cell table:formula="of:=[.G3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shiru" xlink:type="simple">Bashiru</text:a></text:p>
          </table:table-cell>
          <table:table-cell office:value-type="float" office:value="91880" calcext:value-type="float">
            <text:p>91880</text:p>
          </table:table-cell>
          <table:table-cell office:value-type="string" calcext:value-type="string">
            <text:p>1:1,933</text:p>
          </table:table-cell>
          <table:table-cell/>
          <table:table-cell table:formula="of:=IF([.F360]=&quot;&quot;;&quot;IsMale&quot;; [.F360])" office:value-type="string" office:string-value="IsMale" calcext:value-type="string">
            <text:p>IsMale</text:p>
          </table:table-cell>
          <table:table-cell/>
          <table:table-cell table:formula="of:=[.C360]" office:value-type="string" office:string-value="Bashiru" calcext:value-type="string">
            <text:p>Bashiru</text:p>
          </table:table-cell>
          <table:table-cell table:formula="of:=[.G36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<text:a xlink:href="https://forebears.io/forenames/effiong" xlink:type="simple">Effiong</text:a></text:p>
          </table:table-cell>
          <table:table-cell office:value-type="float" office:value="91701" calcext:value-type="float">
            <text:p>91701</text:p>
          </table:table-cell>
          <table:table-cell office:value-type="string" calcext:value-type="string">
            <text:p>1:1,936</text:p>
          </table:table-cell>
          <table:table-cell office:value-type="string" calcext:value-type="string">
            <text:p>IsNB</text:p>
          </table:table-cell>
          <table:table-cell table:formula="of:=IF([.F361]=&quot;&quot;;&quot;IsMale&quot;; [.F361])" office:value-type="string" office:string-value="IsNB" calcext:value-type="string">
            <text:p>IsNB</text:p>
          </table:table-cell>
          <table:table-cell/>
          <table:table-cell table:formula="of:=[.C361]" office:value-type="string" office:string-value="Effiong" calcext:value-type="string">
            <text:p>Effiong</text:p>
          </table:table-cell>
          <table:table-cell table:formula="of:=[.G36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rgaret" xlink:type="simple">Margaret</text:a></text:p>
          </table:table-cell>
          <table:table-cell office:value-type="float" office:value="91147" calcext:value-type="float">
            <text:p>91147</text:p>
          </table:table-cell>
          <table:table-cell office:value-type="string" calcext:value-type="string">
            <text:p>1:1,948</text:p>
          </table:table-cell>
          <table:table-cell office:value-type="string" calcext:value-type="string">
            <text:p>IsFemale</text:p>
          </table:table-cell>
          <table:table-cell table:formula="of:=IF([.F362]=&quot;&quot;;&quot;IsMale&quot;; [.F362])" office:value-type="string" office:string-value="IsFemale" calcext:value-type="string">
            <text:p>IsFemale</text:p>
          </table:table-cell>
          <table:table-cell/>
          <table:table-cell table:formula="of:=[.C362]" office:value-type="string" office:string-value="Margaret" calcext:value-type="string">
            <text:p>Margaret</text:p>
          </table:table-cell>
          <table:table-cell table:formula="of:=[.G36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<text:a xlink:href="https://forebears.io/forenames/chima" xlink:type="simple">Chima</text:a></text:p>
          </table:table-cell>
          <table:table-cell office:value-type="float" office:value="90884" calcext:value-type="float">
            <text:p>90884</text:p>
          </table:table-cell>
          <table:table-cell office:value-type="string" calcext:value-type="string">
            <text:p>1:1,954</text:p>
          </table:table-cell>
          <table:table-cell/>
          <table:table-cell table:formula="of:=IF([.F363]=&quot;&quot;;&quot;IsMale&quot;; [.F363])" office:value-type="string" office:string-value="IsMale" calcext:value-type="string">
            <text:p>IsMale</text:p>
          </table:table-cell>
          <table:table-cell/>
          <table:table-cell table:formula="of:=[.C363]" office:value-type="string" office:string-value="Chima" calcext:value-type="string">
            <text:p>Chima</text:p>
          </table:table-cell>
          <table:table-cell table:formula="of:=[.G36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<text:a xlink:href="https://forebears.io/forenames/nana" xlink:type="simple">Nana</text:a></text:p>
          </table:table-cell>
          <table:table-cell office:value-type="float" office:value="90731" calcext:value-type="float">
            <text:p>90731</text:p>
          </table:table-cell>
          <table:table-cell office:value-type="string" calcext:value-type="string">
            <text:p>1:1,957</text:p>
          </table:table-cell>
          <table:table-cell office:value-type="string" calcext:value-type="string">
            <text:p>IsNB</text:p>
          </table:table-cell>
          <table:table-cell table:formula="of:=IF([.F364]=&quot;&quot;;&quot;IsMale&quot;; [.F364])" office:value-type="string" office:string-value="IsNB" calcext:value-type="string">
            <text:p>IsNB</text:p>
          </table:table-cell>
          <table:table-cell/>
          <table:table-cell table:formula="of:=[.C364]" office:value-type="string" office:string-value="Nana" calcext:value-type="string">
            <text:p>Nana</text:p>
          </table:table-cell>
          <table:table-cell table:formula="of:=[.G36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urudeen" xlink:type="simple">Nurudeen</text:a></text:p>
          </table:table-cell>
          <table:table-cell office:value-type="float" office:value="90481" calcext:value-type="float">
            <text:p>90481</text:p>
          </table:table-cell>
          <table:table-cell office:value-type="string" calcext:value-type="string">
            <text:p>1:1,962</text:p>
          </table:table-cell>
          <table:table-cell/>
          <table:table-cell table:formula="of:=IF([.F365]=&quot;&quot;;&quot;IsMale&quot;; [.F365])" office:value-type="string" office:string-value="IsMale" calcext:value-type="string">
            <text:p>IsMale</text:p>
          </table:table-cell>
          <table:table-cell/>
          <table:table-cell table:formula="of:=[.C365]" office:value-type="string" office:string-value="Nurudeen" calcext:value-type="string">
            <text:p>Nurudeen</text:p>
          </table:table-cell>
          <table:table-cell table:formula="of:=[.G3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<text:a xlink:href="https://forebears.io/forenames/hope" xlink:type="simple">Hope</text:a></text:p>
          </table:table-cell>
          <table:table-cell office:value-type="float" office:value="90468" calcext:value-type="float">
            <text:p>90468</text:p>
          </table:table-cell>
          <table:table-cell office:value-type="string" calcext:value-type="string">
            <text:p>1:1,963</text:p>
          </table:table-cell>
          <table:table-cell office:value-type="string" calcext:value-type="string">
            <text:p>IsNB</text:p>
          </table:table-cell>
          <table:table-cell table:formula="of:=IF([.F366]=&quot;&quot;;&quot;IsMale&quot;; [.F366])" office:value-type="string" office:string-value="IsNB" calcext:value-type="string">
            <text:p>IsNB</text:p>
          </table:table-cell>
          <table:table-cell/>
          <table:table-cell table:formula="of:=[.C366]" office:value-type="string" office:string-value="Hope" calcext:value-type="string">
            <text:p>Hope</text:p>
          </table:table-cell>
          <table:table-cell table:formula="of:=[.G36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etunde" xlink:type="simple">Yetunde</text:a></text:p>
          </table:table-cell>
          <table:table-cell office:value-type="float" office:value="90335" calcext:value-type="float">
            <text:p>90335</text:p>
          </table:table-cell>
          <table:table-cell office:value-type="string" calcext:value-type="string">
            <text:p>1:1,966</text:p>
          </table:table-cell>
          <table:table-cell office:value-type="string" calcext:value-type="string">
            <text:p>IsFemale</text:p>
          </table:table-cell>
          <table:table-cell table:formula="of:=IF([.F367]=&quot;&quot;;&quot;IsMale&quot;; [.F367])" office:value-type="string" office:string-value="IsFemale" calcext:value-type="string">
            <text:p>IsFemale</text:p>
          </table:table-cell>
          <table:table-cell/>
          <table:table-cell table:formula="of:=[.C367]" office:value-type="string" office:string-value="Yetunde" calcext:value-type="string">
            <text:p>Yetunde</text:p>
          </table:table-cell>
          <table:table-cell table:formula="of:=[.G36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oveth" xlink:type="simple">Loveth</text:a></text:p>
          </table:table-cell>
          <table:table-cell office:value-type="float" office:value="90233" calcext:value-type="float">
            <text:p>90233</text:p>
          </table:table-cell>
          <table:table-cell office:value-type="string" calcext:value-type="string">
            <text:p>1:1,968</text:p>
          </table:table-cell>
          <table:table-cell office:value-type="string" calcext:value-type="string">
            <text:p>IsFemale</text:p>
          </table:table-cell>
          <table:table-cell table:formula="of:=IF([.F368]=&quot;&quot;;&quot;IsMale&quot;; [.F368])" office:value-type="string" office:string-value="IsFemale" calcext:value-type="string">
            <text:p>IsFemale</text:p>
          </table:table-cell>
          <table:table-cell/>
          <table:table-cell table:formula="of:=[.C368]" office:value-type="string" office:string-value="Loveth" calcext:value-type="string">
            <text:p>Loveth</text:p>
          </table:table-cell>
          <table:table-cell table:formula="of:=[.G3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dubuisi" xlink:type="simple">Ndubuisi</text:a></text:p>
          </table:table-cell>
          <table:table-cell office:value-type="float" office:value="90176" calcext:value-type="float">
            <text:p>90176</text:p>
          </table:table-cell>
          <table:table-cell office:value-type="string" calcext:value-type="string">
            <text:p>1:1,969</text:p>
          </table:table-cell>
          <table:table-cell/>
          <table:table-cell table:formula="of:=IF([.F369]=&quot;&quot;;&quot;IsMale&quot;; [.F369])" office:value-type="string" office:string-value="IsMale" calcext:value-type="string">
            <text:p>IsMale</text:p>
          </table:table-cell>
          <table:table-cell/>
          <table:table-cell table:formula="of:=[.C369]" office:value-type="string" office:string-value="Ndubuisi" calcext:value-type="string">
            <text:p>Ndubuisi</text:p>
          </table:table-cell>
          <table:table-cell table:formula="of:=[.G3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<text:a xlink:href="https://forebears.io/forenames/habu" xlink:type="simple">Habu</text:a></text:p>
          </table:table-cell>
          <table:table-cell office:value-type="float" office:value="89992" calcext:value-type="float">
            <text:p>89992</text:p>
          </table:table-cell>
          <table:table-cell office:value-type="string" calcext:value-type="string">
            <text:p>1:1,973</text:p>
          </table:table-cell>
          <table:table-cell office:value-type="string" calcext:value-type="string">
            <text:p>IsNB</text:p>
          </table:table-cell>
          <table:table-cell table:formula="of:=IF([.F370]=&quot;&quot;;&quot;IsMale&quot;; [.F370])" office:value-type="string" office:string-value="IsNB" calcext:value-type="string">
            <text:p>IsNB</text:p>
          </table:table-cell>
          <table:table-cell/>
          <table:table-cell table:formula="of:=[.C370]" office:value-type="string" office:string-value="Habu" calcext:value-type="string">
            <text:p>Habu</text:p>
          </table:table-cell>
          <table:table-cell table:formula="of:=[.G37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ukar" xlink:type="simple">Bukar</text:a></text:p>
          </table:table-cell>
          <table:table-cell office:value-type="float" office:value="89619" calcext:value-type="float">
            <text:p>89619</text:p>
          </table:table-cell>
          <table:table-cell office:value-type="string" calcext:value-type="string">
            <text:p>1:1,981</text:p>
          </table:table-cell>
          <table:table-cell/>
          <table:table-cell table:formula="of:=IF([.F371]=&quot;&quot;;&quot;IsMale&quot;; [.F371])" office:value-type="string" office:string-value="IsMale" calcext:value-type="string">
            <text:p>IsMale</text:p>
          </table:table-cell>
          <table:table-cell/>
          <table:table-cell table:formula="of:=[.C371]" office:value-type="string" office:string-value="Bukar" calcext:value-type="string">
            <text:p>Bukar</text:p>
          </table:table-cell>
          <table:table-cell table:formula="of:=[.G37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aibu" xlink:type="simple">Shaibu</text:a></text:p>
          </table:table-cell>
          <table:table-cell office:value-type="float" office:value="89320" calcext:value-type="float">
            <text:p>89320</text:p>
          </table:table-cell>
          <table:table-cell office:value-type="string" calcext:value-type="string">
            <text:p>1:1,988</text:p>
          </table:table-cell>
          <table:table-cell/>
          <table:table-cell table:formula="of:=IF([.F372]=&quot;&quot;;&quot;IsMale&quot;; [.F372])" office:value-type="string" office:string-value="IsMale" calcext:value-type="string">
            <text:p>IsMale</text:p>
          </table:table-cell>
          <table:table-cell/>
          <table:table-cell table:formula="of:=[.C372]" office:value-type="string" office:string-value="Shaibu" calcext:value-type="string">
            <text:p>Shaibu</text:p>
          </table:table-cell>
          <table:table-cell table:formula="of:=[.G3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<text:a xlink:href="https://forebears.io/forenames/onyebuchi" xlink:type="simple">Onyebuchi</text:a></text:p>
          </table:table-cell>
          <table:table-cell office:value-type="float" office:value="89318" calcext:value-type="float">
            <text:p>89318</text:p>
          </table:table-cell>
          <table:table-cell office:value-type="string" calcext:value-type="string">
            <text:p>1:1,988</text:p>
          </table:table-cell>
          <table:table-cell office:value-type="string" calcext:value-type="string">
            <text:p>IsNB</text:p>
          </table:table-cell>
          <table:table-cell table:formula="of:=IF([.F373]=&quot;&quot;;&quot;IsMale&quot;; [.F373])" office:value-type="string" office:string-value="IsNB" calcext:value-type="string">
            <text:p>IsNB</text:p>
          </table:table-cell>
          <table:table-cell/>
          <table:table-cell table:formula="of:=[.C373]" office:value-type="string" office:string-value="Onyebuchi" calcext:value-type="string">
            <text:p>Onyebuchi</text:p>
          </table:table-cell>
          <table:table-cell table:formula="of:=[.G37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ridget" xlink:type="simple">Bridget</text:a></text:p>
          </table:table-cell>
          <table:table-cell office:value-type="float" office:value="89277" calcext:value-type="float">
            <text:p>89277</text:p>
          </table:table-cell>
          <table:table-cell office:value-type="string" calcext:value-type="string">
            <text:p>1:1,989</text:p>
          </table:table-cell>
          <table:table-cell office:value-type="string" calcext:value-type="string">
            <text:p>IsFemale</text:p>
          </table:table-cell>
          <table:table-cell table:formula="of:=IF([.F374]=&quot;&quot;;&quot;IsMale&quot;; [.F374])" office:value-type="string" office:string-value="IsFemale" calcext:value-type="string">
            <text:p>IsFemale</text:p>
          </table:table-cell>
          <table:table-cell/>
          <table:table-cell table:formula="of:=[.C374]" office:value-type="string" office:string-value="Bridget" calcext:value-type="string">
            <text:p>Bridget</text:p>
          </table:table-cell>
          <table:table-cell table:formula="of:=[.G37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ejoice" xlink:type="simple">Rejoice</text:a></text:p>
          </table:table-cell>
          <table:table-cell office:value-type="float" office:value="88935" calcext:value-type="float">
            <text:p>88935</text:p>
          </table:table-cell>
          <table:table-cell office:value-type="string" calcext:value-type="string">
            <text:p>1:1,997</text:p>
          </table:table-cell>
          <table:table-cell office:value-type="string" calcext:value-type="string">
            <text:p>IsFemale</text:p>
          </table:table-cell>
          <table:table-cell table:formula="of:=IF([.F375]=&quot;&quot;;&quot;IsMale&quot;; [.F375])" office:value-type="string" office:string-value="IsFemale" calcext:value-type="string">
            <text:p>IsFemale</text:p>
          </table:table-cell>
          <table:table-cell/>
          <table:table-cell table:formula="of:=[.C375]" office:value-type="string" office:string-value="Rejoice" calcext:value-type="string">
            <text:p>Rejoice</text:p>
          </table:table-cell>
          <table:table-cell table:formula="of:=[.G37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liyasu" xlink:type="simple">Iliyasu</text:a></text:p>
          </table:table-cell>
          <table:table-cell office:value-type="float" office:value="88853" calcext:value-type="float">
            <text:p>88853</text:p>
          </table:table-cell>
          <table:table-cell office:value-type="string" calcext:value-type="string">
            <text:p>1:1,998</text:p>
          </table:table-cell>
          <table:table-cell/>
          <table:table-cell table:formula="of:=IF([.F376]=&quot;&quot;;&quot;IsMale&quot;; [.F376])" office:value-type="string" office:string-value="IsMale" calcext:value-type="string">
            <text:p>IsMale</text:p>
          </table:table-cell>
          <table:table-cell/>
          <table:table-cell table:formula="of:=[.C376]" office:value-type="string" office:string-value="Iliyasu" calcext:value-type="string">
            <text:p>Iliyasu</text:p>
          </table:table-cell>
          <table:table-cell table:formula="of:=[.G3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adatu" xlink:type="simple">Saadatu</text:a></text:p>
          </table:table-cell>
          <table:table-cell office:value-type="float" office:value="88844" calcext:value-type="float">
            <text:p>88844</text:p>
          </table:table-cell>
          <table:table-cell office:value-type="string" calcext:value-type="string">
            <text:p>1:1,999</text:p>
          </table:table-cell>
          <table:table-cell office:value-type="string" calcext:value-type="string">
            <text:p>IsFemale</text:p>
          </table:table-cell>
          <table:table-cell table:formula="of:=IF([.F377]=&quot;&quot;;&quot;IsMale&quot;; [.F377])" office:value-type="string" office:string-value="IsFemale" calcext:value-type="string">
            <text:p>IsFemale</text:p>
          </table:table-cell>
          <table:table-cell/>
          <table:table-cell table:formula="of:=[.C377]" office:value-type="string" office:string-value="Saadatu" calcext:value-type="string">
            <text:p>Saadatu</text:p>
          </table:table-cell>
          <table:table-cell table:formula="of:=[.G37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leh" xlink:type="simple">Saleh</text:a></text:p>
          </table:table-cell>
          <table:table-cell office:value-type="float" office:value="88449" calcext:value-type="float">
            <text:p>88449</text:p>
          </table:table-cell>
          <table:table-cell office:value-type="string" calcext:value-type="string">
            <text:p>1:2,008</text:p>
          </table:table-cell>
          <table:table-cell/>
          <table:table-cell table:formula="of:=IF([.F378]=&quot;&quot;;&quot;IsMale&quot;; [.F378])" office:value-type="string" office:string-value="IsMale" calcext:value-type="string">
            <text:p>IsMale</text:p>
          </table:table-cell>
          <table:table-cell/>
          <table:table-cell table:formula="of:=[.C378]" office:value-type="string" office:string-value="Saleh" calcext:value-type="string">
            <text:p>Saleh</text:p>
          </table:table-cell>
          <table:table-cell table:formula="of:=[.G3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ijjani" xlink:type="simple">Tijjani</text:a></text:p>
          </table:table-cell>
          <table:table-cell office:value-type="float" office:value="87784" calcext:value-type="float">
            <text:p>87784</text:p>
          </table:table-cell>
          <table:table-cell office:value-type="string" calcext:value-type="string">
            <text:p>1:2,023</text:p>
          </table:table-cell>
          <table:table-cell/>
          <table:table-cell table:formula="of:=IF([.F379]=&quot;&quot;;&quot;IsMale&quot;; [.F379])" office:value-type="string" office:string-value="IsMale" calcext:value-type="string">
            <text:p>IsMale</text:p>
          </table:table-cell>
          <table:table-cell/>
          <table:table-cell table:formula="of:=[.C379]" office:value-type="string" office:string-value="Tijjani" calcext:value-type="string">
            <text:p>Tijjani</text:p>
          </table:table-cell>
          <table:table-cell table:formula="of:=[.G3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<text:a xlink:href="https://forebears.io/forenames/uduak" xlink:type="simple">Uduak</text:a></text:p>
          </table:table-cell>
          <table:table-cell office:value-type="float" office:value="87734" calcext:value-type="float">
            <text:p>87734</text:p>
          </table:table-cell>
          <table:table-cell office:value-type="string" calcext:value-type="string">
            <text:p>1:2,024</text:p>
          </table:table-cell>
          <table:table-cell office:value-type="string" calcext:value-type="string">
            <text:p>IsNB</text:p>
          </table:table-cell>
          <table:table-cell table:formula="of:=IF([.F380]=&quot;&quot;;&quot;IsMale&quot;; [.F380])" office:value-type="string" office:string-value="IsNB" calcext:value-type="string">
            <text:p>IsNB</text:p>
          </table:table-cell>
          <table:table-cell/>
          <table:table-cell table:formula="of:=[.C380]" office:value-type="string" office:string-value="Uduak" calcext:value-type="string">
            <text:p>Uduak</text:p>
          </table:table-cell>
          <table:table-cell table:formula="of:=[.G38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nusa" xlink:type="simple">Inusa</text:a></text:p>
          </table:table-cell>
          <table:table-cell office:value-type="float" office:value="87214" calcext:value-type="float">
            <text:p>87214</text:p>
          </table:table-cell>
          <table:table-cell office:value-type="string" calcext:value-type="string">
            <text:p>1:2,036</text:p>
          </table:table-cell>
          <table:table-cell/>
          <table:table-cell table:formula="of:=IF([.F381]=&quot;&quot;;&quot;IsMale&quot;; [.F381])" office:value-type="string" office:string-value="IsMale" calcext:value-type="string">
            <text:p>IsMale</text:p>
          </table:table-cell>
          <table:table-cell/>
          <table:table-cell table:formula="of:=[.C381]" office:value-type="string" office:string-value="Inusa" calcext:value-type="string">
            <text:p>Inusa</text:p>
          </table:table-cell>
          <table:table-cell table:formula="of:=[.G38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nenna" xlink:type="simple">Nnenna</text:a></text:p>
          </table:table-cell>
          <table:table-cell office:value-type="float" office:value="86875" calcext:value-type="float">
            <text:p>86875</text:p>
          </table:table-cell>
          <table:table-cell office:value-type="string" calcext:value-type="string">
            <text:p>1:2,044</text:p>
          </table:table-cell>
          <table:table-cell office:value-type="string" calcext:value-type="string">
            <text:p>IsFemale</text:p>
          </table:table-cell>
          <table:table-cell table:formula="of:=IF([.F382]=&quot;&quot;;&quot;IsMale&quot;; [.F382])" office:value-type="string" office:string-value="IsFemale" calcext:value-type="string">
            <text:p>IsFemale</text:p>
          </table:table-cell>
          <table:table-cell/>
          <table:table-cell table:formula="of:=[.C382]" office:value-type="string" office:string-value="Nnenna" calcext:value-type="string">
            <text:p>Nnenna</text:p>
          </table:table-cell>
          <table:table-cell table:formula="of:=[.G38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amsu" xlink:type="simple">Shamsu</text:a></text:p>
          </table:table-cell>
          <table:table-cell office:value-type="float" office:value="86729" calcext:value-type="float">
            <text:p>86729</text:p>
          </table:table-cell>
          <table:table-cell office:value-type="string" calcext:value-type="string">
            <text:p>1:2,047</text:p>
          </table:table-cell>
          <table:table-cell/>
          <table:table-cell table:formula="of:=IF([.F383]=&quot;&quot;;&quot;IsMale&quot;; [.F383])" office:value-type="string" office:string-value="IsMale" calcext:value-type="string">
            <text:p>IsMale</text:p>
          </table:table-cell>
          <table:table-cell/>
          <table:table-cell table:formula="of:=[.C383]" office:value-type="string" office:string-value="Shamsu" calcext:value-type="string">
            <text:p>Shamsu</text:p>
          </table:table-cell>
          <table:table-cell table:formula="of:=[.G3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molara" xlink:type="simple">Omolara</text:a></text:p>
          </table:table-cell>
          <table:table-cell office:value-type="float" office:value="86696" calcext:value-type="float">
            <text:p>86696</text:p>
          </table:table-cell>
          <table:table-cell office:value-type="string" calcext:value-type="string">
            <text:p>1:2,048</text:p>
          </table:table-cell>
          <table:table-cell office:value-type="string" calcext:value-type="string">
            <text:p>IsFemale</text:p>
          </table:table-cell>
          <table:table-cell table:formula="of:=IF([.F384]=&quot;&quot;;&quot;IsMale&quot;; [.F384])" office:value-type="string" office:string-value="IsFemale" calcext:value-type="string">
            <text:p>IsFemale</text:p>
          </table:table-cell>
          <table:table-cell/>
          <table:table-cell table:formula="of:=[.C384]" office:value-type="string" office:string-value="Omolara" calcext:value-type="string">
            <text:p>Omolara</text:p>
          </table:table-cell>
          <table:table-cell table:formula="of:=[.G38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azu" xlink:type="simple">Muazu</text:a></text:p>
          </table:table-cell>
          <table:table-cell office:value-type="float" office:value="86247" calcext:value-type="float">
            <text:p>86247</text:p>
          </table:table-cell>
          <table:table-cell office:value-type="string" calcext:value-type="string">
            <text:p>1:2,059</text:p>
          </table:table-cell>
          <table:table-cell/>
          <table:table-cell table:formula="of:=IF([.F385]=&quot;&quot;;&quot;IsMale&quot;; [.F385])" office:value-type="string" office:string-value="IsMale" calcext:value-type="string">
            <text:p>IsMale</text:p>
          </table:table-cell>
          <table:table-cell/>
          <table:table-cell table:formula="of:=[.C385]" office:value-type="string" office:string-value="Muazu" calcext:value-type="string">
            <text:p>Muazu</text:p>
          </table:table-cell>
          <table:table-cell table:formula="of:=[.G3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ktar" xlink:type="simple">Muktar</text:a></text:p>
          </table:table-cell>
          <table:table-cell office:value-type="float" office:value="86215" calcext:value-type="float">
            <text:p>86215</text:p>
          </table:table-cell>
          <table:table-cell office:value-type="string" calcext:value-type="string">
            <text:p>1:2,060</text:p>
          </table:table-cell>
          <table:table-cell/>
          <table:table-cell table:formula="of:=IF([.F386]=&quot;&quot;;&quot;IsMale&quot;; [.F386])" office:value-type="string" office:string-value="IsMale" calcext:value-type="string">
            <text:p>IsMale</text:p>
          </table:table-cell>
          <table:table-cell/>
          <table:table-cell table:formula="of:=[.C386]" office:value-type="string" office:string-value="Muktar" calcext:value-type="string">
            <text:p>Muktar</text:p>
          </table:table-cell>
          <table:table-cell table:formula="of:=[.G38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oel" xlink:type="simple">Joel</text:a></text:p>
          </table:table-cell>
          <table:table-cell office:value-type="float" office:value="86017" calcext:value-type="float">
            <text:p>86017</text:p>
          </table:table-cell>
          <table:table-cell office:value-type="string" calcext:value-type="string">
            <text:p>1:2,064</text:p>
          </table:table-cell>
          <table:table-cell/>
          <table:table-cell table:formula="of:=IF([.F387]=&quot;&quot;;&quot;IsMale&quot;; [.F387])" office:value-type="string" office:string-value="IsMale" calcext:value-type="string">
            <text:p>IsMale</text:p>
          </table:table-cell>
          <table:table-cell/>
          <table:table-cell table:formula="of:=[.C387]" office:value-type="string" office:string-value="Joel" calcext:value-type="string">
            <text:p>Joel</text:p>
          </table:table-cell>
          <table:table-cell table:formula="of:=[.G38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stafa" xlink:type="simple">Mustafa</text:a></text:p>
          </table:table-cell>
          <table:table-cell office:value-type="float" office:value="86015" calcext:value-type="float">
            <text:p>86015</text:p>
          </table:table-cell>
          <table:table-cell office:value-type="string" calcext:value-type="string">
            <text:p>1:2,064</text:p>
          </table:table-cell>
          <table:table-cell/>
          <table:table-cell table:formula="of:=IF([.F388]=&quot;&quot;;&quot;IsMale&quot;; [.F388])" office:value-type="string" office:string-value="IsMale" calcext:value-type="string">
            <text:p>IsMale</text:p>
          </table:table-cell>
          <table:table-cell/>
          <table:table-cell table:formula="of:=[.C388]" office:value-type="string" office:string-value="Mustafa" calcext:value-type="string">
            <text:p>Mustafa</text:p>
          </table:table-cell>
          <table:table-cell table:formula="of:=[.G38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ibuike" xlink:type="simple">Chibuike</text:a></text:p>
          </table:table-cell>
          <table:table-cell office:value-type="float" office:value="85392" calcext:value-type="float">
            <text:p>85392</text:p>
          </table:table-cell>
          <table:table-cell office:value-type="string" calcext:value-type="string">
            <text:p>1:2,079</text:p>
          </table:table-cell>
          <table:table-cell/>
          <table:table-cell table:formula="of:=IF([.F389]=&quot;&quot;;&quot;IsMale&quot;; [.F389])" office:value-type="string" office:string-value="IsMale" calcext:value-type="string">
            <text:p>IsMale</text:p>
          </table:table-cell>
          <table:table-cell/>
          <table:table-cell table:formula="of:=[.C389]" office:value-type="string" office:string-value="Chibuike" calcext:value-type="string">
            <text:p>Chibuike</text:p>
          </table:table-cell>
          <table:table-cell table:formula="of:=[.G3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barak" xlink:type="simple">Mubarak</text:a></text:p>
          </table:table-cell>
          <table:table-cell office:value-type="float" office:value="85314" calcext:value-type="float">
            <text:p>85314</text:p>
          </table:table-cell>
          <table:table-cell office:value-type="string" calcext:value-type="string">
            <text:p>1:2,081</text:p>
          </table:table-cell>
          <table:table-cell/>
          <table:table-cell table:formula="of:=IF([.F390]=&quot;&quot;;&quot;IsMale&quot;; [.F390])" office:value-type="string" office:string-value="IsMale" calcext:value-type="string">
            <text:p>IsMale</text:p>
          </table:table-cell>
          <table:table-cell/>
          <table:table-cell table:formula="of:=[.C390]" office:value-type="string" office:string-value="Mubarak" calcext:value-type="string">
            <text:p>Mubarak</text:p>
          </table:table-cell>
          <table:table-cell table:formula="of:=[.G3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fiu" xlink:type="simple">Nafiu</text:a></text:p>
          </table:table-cell>
          <table:table-cell office:value-type="float" office:value="85158" calcext:value-type="float">
            <text:p>85158</text:p>
          </table:table-cell>
          <table:table-cell office:value-type="string" calcext:value-type="string">
            <text:p>1:2,085</text:p>
          </table:table-cell>
          <table:table-cell/>
          <table:table-cell table:formula="of:=IF([.F391]=&quot;&quot;;&quot;IsMale&quot;; [.F391])" office:value-type="string" office:string-value="IsMale" calcext:value-type="string">
            <text:p>IsMale</text:p>
          </table:table-cell>
          <table:table-cell/>
          <table:table-cell table:formula="of:=[.C391]" office:value-type="string" office:string-value="Nafiu" calcext:value-type="string">
            <text:p>Nafiu</text:p>
          </table:table-cell>
          <table:table-cell table:formula="of:=[.G39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onfidence" xlink:type="simple">Confidence</text:a></text:p>
          </table:table-cell>
          <table:table-cell office:value-type="float" office:value="84777" calcext:value-type="float">
            <text:p>84777</text:p>
          </table:table-cell>
          <table:table-cell office:value-type="string" calcext:value-type="string">
            <text:p>1:2,094</text:p>
          </table:table-cell>
          <table:table-cell office:value-type="string" calcext:value-type="string">
            <text:p>IsFemale</text:p>
          </table:table-cell>
          <table:table-cell table:formula="of:=IF([.F392]=&quot;&quot;;&quot;IsMale&quot;; [.F392])" office:value-type="string" office:string-value="IsFemale" calcext:value-type="string">
            <text:p>IsFemale</text:p>
          </table:table-cell>
          <table:table-cell/>
          <table:table-cell table:formula="of:=[.C392]" office:value-type="string" office:string-value="Confidence" calcext:value-type="string">
            <text:p>Confidence</text:p>
          </table:table-cell>
          <table:table-cell table:formula="of:=[.G39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eorge" xlink:type="simple">George</text:a></text:p>
          </table:table-cell>
          <table:table-cell office:value-type="float" office:value="84338" calcext:value-type="float">
            <text:p>84338</text:p>
          </table:table-cell>
          <table:table-cell office:value-type="string" calcext:value-type="string">
            <text:p>1:2,105</text:p>
          </table:table-cell>
          <table:table-cell/>
          <table:table-cell table:formula="of:=IF([.F393]=&quot;&quot;;&quot;IsMale&quot;; [.F393])" office:value-type="string" office:string-value="IsMale" calcext:value-type="string">
            <text:p>IsMale</text:p>
          </table:table-cell>
          <table:table-cell/>
          <table:table-cell table:formula="of:=[.C393]" office:value-type="string" office:string-value="George" calcext:value-type="string">
            <text:p>George</text:p>
          </table:table-cell>
          <table:table-cell table:formula="of:=[.G39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ateef" xlink:type="simple">Lateef</text:a></text:p>
          </table:table-cell>
          <table:table-cell office:value-type="float" office:value="84012" calcext:value-type="float">
            <text:p>84012</text:p>
          </table:table-cell>
          <table:table-cell office:value-type="string" calcext:value-type="string">
            <text:p>1:2,114</text:p>
          </table:table-cell>
          <table:table-cell/>
          <table:table-cell table:formula="of:=IF([.F394]=&quot;&quot;;&quot;IsMale&quot;; [.F394])" office:value-type="string" office:string-value="IsMale" calcext:value-type="string">
            <text:p>IsMale</text:p>
          </table:table-cell>
          <table:table-cell/>
          <table:table-cell table:formula="of:=[.C394]" office:value-type="string" office:string-value="Lateef" calcext:value-type="string">
            <text:p>Lateef</text:p>
          </table:table-cell>
          <table:table-cell table:formula="of:=[.G39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sheed" xlink:type="simple">Rasheed</text:a></text:p>
          </table:table-cell>
          <table:table-cell office:value-type="float" office:value="83947" calcext:value-type="float">
            <text:p>83947</text:p>
          </table:table-cell>
          <table:table-cell office:value-type="string" calcext:value-type="string">
            <text:p>1:2,115</text:p>
          </table:table-cell>
          <table:table-cell/>
          <table:table-cell table:formula="of:=IF([.F395]=&quot;&quot;;&quot;IsMale&quot;; [.F395])" office:value-type="string" office:string-value="IsMale" calcext:value-type="string">
            <text:p>IsMale</text:p>
          </table:table-cell>
          <table:table-cell/>
          <table:table-cell table:formula="of:=[.C395]" office:value-type="string" office:string-value="Rasheed" calcext:value-type="string">
            <text:p>Rasheed</text:p>
          </table:table-cell>
          <table:table-cell table:formula="of:=[.G39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<text:a xlink:href="https://forebears.io/forenames/oluwatosin" xlink:type="simple">Oluwatosin</text:a></text:p>
          </table:table-cell>
          <table:table-cell office:value-type="float" office:value="83691" calcext:value-type="float">
            <text:p>83691</text:p>
          </table:table-cell>
          <table:table-cell office:value-type="string" calcext:value-type="string">
            <text:p>1:2,122</text:p>
          </table:table-cell>
          <table:table-cell office:value-type="string" calcext:value-type="string">
            <text:p>IsNB</text:p>
          </table:table-cell>
          <table:table-cell table:formula="of:=IF([.F396]=&quot;&quot;;&quot;IsMale&quot;; [.F396])" office:value-type="string" office:string-value="IsNB" calcext:value-type="string">
            <text:p>IsNB</text:p>
          </table:table-cell>
          <table:table-cell/>
          <table:table-cell table:formula="of:=[.C396]" office:value-type="string" office:string-value="Oluwatosin" calcext:value-type="string">
            <text:p>Oluwatosin</text:p>
          </table:table-cell>
          <table:table-cell table:formula="of:=[.G39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shida" xlink:type="simple">Rashida</text:a></text:p>
          </table:table-cell>
          <table:table-cell office:value-type="float" office:value="83664" calcext:value-type="float">
            <text:p>83664</text:p>
          </table:table-cell>
          <table:table-cell office:value-type="string" calcext:value-type="string">
            <text:p>1:2,122</text:p>
          </table:table-cell>
          <table:table-cell office:value-type="string" calcext:value-type="string">
            <text:p>IsFemale</text:p>
          </table:table-cell>
          <table:table-cell table:formula="of:=IF([.F397]=&quot;&quot;;&quot;IsMale&quot;; [.F397])" office:value-type="string" office:string-value="IsFemale" calcext:value-type="string">
            <text:p>IsFemale</text:p>
          </table:table-cell>
          <table:table-cell/>
          <table:table-cell table:formula="of:=[.C397]" office:value-type="string" office:string-value="Rashida" calcext:value-type="string">
            <text:p>Rashida</text:p>
          </table:table-cell>
          <table:table-cell table:formula="of:=[.G39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hadija" xlink:type="simple">Khadija</text:a></text:p>
          </table:table-cell>
          <table:table-cell office:value-type="float" office:value="83230" calcext:value-type="float">
            <text:p>83230</text:p>
          </table:table-cell>
          <table:table-cell office:value-type="string" calcext:value-type="string">
            <text:p>1:2,133</text:p>
          </table:table-cell>
          <table:table-cell office:value-type="string" calcext:value-type="string">
            <text:p>IsFemale</text:p>
          </table:table-cell>
          <table:table-cell table:formula="of:=IF([.F398]=&quot;&quot;;&quot;IsMale&quot;; [.F398])" office:value-type="string" office:string-value="IsFemale" calcext:value-type="string">
            <text:p>IsFemale</text:p>
          </table:table-cell>
          <table:table-cell/>
          <table:table-cell table:formula="of:=[.C398]" office:value-type="string" office:string-value="Khadija" calcext:value-type="string">
            <text:p>Khadija</text:p>
          </table:table-cell>
          <table:table-cell table:formula="of:=[.G39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percentage" office:value="0.94" calcext:value-type="percentage">
            <text:p>94.00%</text:p>
          </table:table-cell>
          <table:table-cell office:value-type="string" calcext:value-type="string">
            <text:p><text:a xlink:href="https://forebears.io/forenames/ada" xlink:type="simple">Ada</text:a></text:p>
          </table:table-cell>
          <table:table-cell office:value-type="float" office:value="83140" calcext:value-type="float">
            <text:p>83140</text:p>
          </table:table-cell>
          <table:table-cell office:value-type="string" calcext:value-type="string">
            <text:p>1:2,136</text:p>
          </table:table-cell>
          <table:table-cell office:value-type="string" calcext:value-type="string">
            <text:p>IsFemale</text:p>
          </table:table-cell>
          <table:table-cell table:formula="of:=IF([.F399]=&quot;&quot;;&quot;IsMale&quot;; [.F399])" office:value-type="string" office:string-value="IsFemale" calcext:value-type="string">
            <text:p>IsFemale</text:p>
          </table:table-cell>
          <table:table-cell/>
          <table:table-cell table:formula="of:=[.C399]" office:value-type="string" office:string-value="Ada" calcext:value-type="string">
            <text:p>Ada</text:p>
          </table:table-cell>
          <table:table-cell table:formula="of:=[.G39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<text:a xlink:href="https://forebears.io/forenames/chidiebere" xlink:type="simple">Chidiebere</text:a></text:p>
          </table:table-cell>
          <table:table-cell office:value-type="float" office:value="83053" calcext:value-type="float">
            <text:p>83053</text:p>
          </table:table-cell>
          <table:table-cell office:value-type="string" calcext:value-type="string">
            <text:p>1:2,138</text:p>
          </table:table-cell>
          <table:table-cell office:value-type="string" calcext:value-type="string">
            <text:p>IsNB</text:p>
          </table:table-cell>
          <table:table-cell table:formula="of:=IF([.F400]=&quot;&quot;;&quot;IsMale&quot;; [.F400])" office:value-type="string" office:string-value="IsNB" calcext:value-type="string">
            <text:p>IsNB</text:p>
          </table:table-cell>
          <table:table-cell/>
          <table:table-cell table:formula="of:=[.C400]" office:value-type="string" office:string-value="Chidiebere" calcext:value-type="string">
            <text:p>Chidiebere</text:p>
          </table:table-cell>
          <table:table-cell table:formula="of:=[.G40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chael" xlink:type="simple">Rachael</text:a></text:p>
          </table:table-cell>
          <table:table-cell office:value-type="float" office:value="82994" calcext:value-type="float">
            <text:p>82994</text:p>
          </table:table-cell>
          <table:table-cell office:value-type="string" calcext:value-type="string">
            <text:p>1:2,139</text:p>
          </table:table-cell>
          <table:table-cell office:value-type="string" calcext:value-type="string">
            <text:p>IsFemale</text:p>
          </table:table-cell>
          <table:table-cell table:formula="of:=IF([.F401]=&quot;&quot;;&quot;IsMale&quot;; [.F401])" office:value-type="string" office:string-value="IsFemale" calcext:value-type="string">
            <text:p>IsFemale</text:p>
          </table:table-cell>
          <table:table-cell/>
          <table:table-cell table:formula="of:=[.C401]" office:value-type="string" office:string-value="Rachael" calcext:value-type="string">
            <text:p>Rachael</text:p>
          </table:table-cell>
          <table:table-cell table:formula="of:=[.G40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shidat" xlink:type="simple">Rashidat</text:a></text:p>
          </table:table-cell>
          <table:table-cell office:value-type="float" office:value="82993" calcext:value-type="float">
            <text:p>82993</text:p>
          </table:table-cell>
          <table:table-cell office:value-type="string" calcext:value-type="string">
            <text:p>1:2,140</text:p>
          </table:table-cell>
          <table:table-cell office:value-type="string" calcext:value-type="string">
            <text:p>IsFemale</text:p>
          </table:table-cell>
          <table:table-cell table:formula="of:=IF([.F402]=&quot;&quot;;&quot;IsMale&quot;; [.F402])" office:value-type="string" office:string-value="IsFemale" calcext:value-type="string">
            <text:p>IsFemale</text:p>
          </table:table-cell>
          <table:table-cell/>
          <table:table-cell table:formula="of:=[.C402]" office:value-type="string" office:string-value="Rashidat" calcext:value-type="string">
            <text:p>Rashidat</text:p>
          </table:table-cell>
          <table:table-cell table:formula="of:=[.G40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ugusta" xlink:type="simple">Augusta</text:a></text:p>
          </table:table-cell>
          <table:table-cell office:value-type="float" office:value="82962" calcext:value-type="float">
            <text:p>82962</text:p>
          </table:table-cell>
          <table:table-cell office:value-type="string" calcext:value-type="string">
            <text:p>1:2,140</text:p>
          </table:table-cell>
          <table:table-cell office:value-type="string" calcext:value-type="string">
            <text:p>IsFemale</text:p>
          </table:table-cell>
          <table:table-cell table:formula="of:=IF([.F403]=&quot;&quot;;&quot;IsMale&quot;; [.F403])" office:value-type="string" office:string-value="IsFemale" calcext:value-type="string">
            <text:p>IsFemale</text:p>
          </table:table-cell>
          <table:table-cell/>
          <table:table-cell table:formula="of:=[.C403]" office:value-type="string" office:string-value="Augusta" calcext:value-type="string">
            <text:p>Augusta</text:p>
          </table:table-cell>
          <table:table-cell table:formula="of:=[.G40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<text:a xlink:href="https://forebears.io/forenames/edet" xlink:type="simple">Edet</text:a></text:p>
          </table:table-cell>
          <table:table-cell office:value-type="float" office:value="82867" calcext:value-type="float">
            <text:p>82867</text:p>
          </table:table-cell>
          <table:table-cell office:value-type="string" calcext:value-type="string">
            <text:p>1:2,143</text:p>
          </table:table-cell>
          <table:table-cell/>
          <table:table-cell table:formula="of:=IF([.F404]=&quot;&quot;;&quot;IsMale&quot;; [.F404])" office:value-type="string" office:string-value="IsMale" calcext:value-type="string">
            <text:p>IsMale</text:p>
          </table:table-cell>
          <table:table-cell/>
          <table:table-cell table:formula="of:=[.C404]" office:value-type="string" office:string-value="Edet" calcext:value-type="string">
            <text:p>Edet</text:p>
          </table:table-cell>
          <table:table-cell table:formula="of:=[.G4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ynthia" xlink:type="simple">Cynthia</text:a></text:p>
          </table:table-cell>
          <table:table-cell office:value-type="float" office:value="82287" calcext:value-type="float">
            <text:p>82287</text:p>
          </table:table-cell>
          <table:table-cell office:value-type="string" calcext:value-type="string">
            <text:p>1:2,158</text:p>
          </table:table-cell>
          <table:table-cell office:value-type="string" calcext:value-type="string">
            <text:p>IsFemale</text:p>
          </table:table-cell>
          <table:table-cell table:formula="of:=IF([.F405]=&quot;&quot;;&quot;IsMale&quot;; [.F405])" office:value-type="string" office:string-value="IsFemale" calcext:value-type="string">
            <text:p>IsFemale</text:p>
          </table:table-cell>
          <table:table-cell/>
          <table:table-cell table:formula="of:=[.C405]" office:value-type="string" office:string-value="Cynthia" calcext:value-type="string">
            <text:p>Cynthia</text:p>
          </table:table-cell>
          <table:table-cell table:formula="of:=[.G40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kiya" xlink:type="simple">Rakiya</text:a></text:p>
          </table:table-cell>
          <table:table-cell office:value-type="float" office:value="82273" calcext:value-type="float">
            <text:p>82273</text:p>
          </table:table-cell>
          <table:table-cell office:value-type="string" calcext:value-type="string">
            <text:p>1:2,158</text:p>
          </table:table-cell>
          <table:table-cell office:value-type="string" calcext:value-type="string">
            <text:p>IsFemale</text:p>
          </table:table-cell>
          <table:table-cell table:formula="of:=IF([.F406]=&quot;&quot;;&quot;IsMale&quot;; [.F406])" office:value-type="string" office:string-value="IsFemale" calcext:value-type="string">
            <text:p>IsFemale</text:p>
          </table:table-cell>
          <table:table-cell/>
          <table:table-cell table:formula="of:=[.C406]" office:value-type="string" office:string-value="Rakiya" calcext:value-type="string">
            <text:p>Rakiya</text:p>
          </table:table-cell>
          <table:table-cell table:formula="of:=[.G40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timo" xlink:type="simple">Fatimo</text:a></text:p>
          </table:table-cell>
          <table:table-cell office:value-type="float" office:value="82259" calcext:value-type="float">
            <text:p>82259</text:p>
          </table:table-cell>
          <table:table-cell office:value-type="string" calcext:value-type="string">
            <text:p>1:2,159</text:p>
          </table:table-cell>
          <table:table-cell office:value-type="string" calcext:value-type="string">
            <text:p>IsFemale</text:p>
          </table:table-cell>
          <table:table-cell table:formula="of:=IF([.F407]=&quot;&quot;;&quot;IsMale&quot;; [.F407])" office:value-type="string" office:string-value="IsFemale" calcext:value-type="string">
            <text:p>IsFemale</text:p>
          </table:table-cell>
          <table:table-cell/>
          <table:table-cell table:formula="of:=[.C407]" office:value-type="string" office:string-value="Fatimo" calcext:value-type="string">
            <text:p>Fatimo</text:p>
          </table:table-cell>
          <table:table-cell table:formula="of:=[.G40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ennifer" xlink:type="simple">Jennifer</text:a></text:p>
          </table:table-cell>
          <table:table-cell office:value-type="float" office:value="82227" calcext:value-type="float">
            <text:p>82227</text:p>
          </table:table-cell>
          <table:table-cell office:value-type="string" calcext:value-type="string">
            <text:p>1:2,159</text:p>
          </table:table-cell>
          <table:table-cell office:value-type="string" calcext:value-type="string">
            <text:p>IsFemale</text:p>
          </table:table-cell>
          <table:table-cell table:formula="of:=IF([.F408]=&quot;&quot;;&quot;IsMale&quot;; [.F408])" office:value-type="string" office:string-value="IsFemale" calcext:value-type="string">
            <text:p>IsFemale</text:p>
          </table:table-cell>
          <table:table-cell/>
          <table:table-cell table:formula="of:=[.C408]" office:value-type="string" office:string-value="Jennifer" calcext:value-type="string">
            <text:p>Jennifer</text:p>
          </table:table-cell>
          <table:table-cell table:formula="of:=[.G40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ilian" xlink:type="simple">Lilian</text:a></text:p>
          </table:table-cell>
          <table:table-cell office:value-type="float" office:value="82105" calcext:value-type="float">
            <text:p>82105</text:p>
          </table:table-cell>
          <table:table-cell office:value-type="string" calcext:value-type="string">
            <text:p>1:2,163</text:p>
          </table:table-cell>
          <table:table-cell office:value-type="string" calcext:value-type="string">
            <text:p>IsFemale</text:p>
          </table:table-cell>
          <table:table-cell table:formula="of:=IF([.F409]=&quot;&quot;;&quot;IsMale&quot;; [.F409])" office:value-type="string" office:string-value="IsFemale" calcext:value-type="string">
            <text:p>IsFemale</text:p>
          </table:table-cell>
          <table:table-cell/>
          <table:table-cell table:formula="of:=[.C409]" office:value-type="string" office:string-value="Lilian" calcext:value-type="string">
            <text:p>Lilian</text:p>
          </table:table-cell>
          <table:table-cell table:formula="of:=[.G40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ummai" xlink:type="simple">Jummai</text:a></text:p>
          </table:table-cell>
          <table:table-cell office:value-type="float" office:value="81944" calcext:value-type="float">
            <text:p>81944</text:p>
          </table:table-cell>
          <table:table-cell office:value-type="string" calcext:value-type="string">
            <text:p>1:2,167</text:p>
          </table:table-cell>
          <table:table-cell office:value-type="string" calcext:value-type="string">
            <text:p>IsFemale</text:p>
          </table:table-cell>
          <table:table-cell table:formula="of:=IF([.F410]=&quot;&quot;;&quot;IsMale&quot;; [.F410])" office:value-type="string" office:string-value="IsFemale" calcext:value-type="string">
            <text:p>IsFemale</text:p>
          </table:table-cell>
          <table:table-cell/>
          <table:table-cell table:formula="of:=[.C410]" office:value-type="string" office:string-value="Jummai" calcext:value-type="string">
            <text:p>Jummai</text:p>
          </table:table-cell>
          <table:table-cell table:formula="of:=[.G41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ollins" xlink:type="simple">Collins</text:a></text:p>
          </table:table-cell>
          <table:table-cell office:value-type="float" office:value="81917" calcext:value-type="float">
            <text:p>81917</text:p>
          </table:table-cell>
          <table:table-cell office:value-type="string" calcext:value-type="string">
            <text:p>1:2,168</text:p>
          </table:table-cell>
          <table:table-cell/>
          <table:table-cell table:formula="of:=IF([.F411]=&quot;&quot;;&quot;IsMale&quot;; [.F411])" office:value-type="string" office:string-value="IsMale" calcext:value-type="string">
            <text:p>IsMale</text:p>
          </table:table-cell>
          <table:table-cell/>
          <table:table-cell table:formula="of:=[.C411]" office:value-type="string" office:string-value="Collins" calcext:value-type="string">
            <text:p>Collins</text:p>
          </table:table-cell>
          <table:table-cell table:formula="of:=[.G41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idelis" xlink:type="simple">Fidelis</text:a></text:p>
          </table:table-cell>
          <table:table-cell office:value-type="float" office:value="81886" calcext:value-type="float">
            <text:p>81886</text:p>
          </table:table-cell>
          <table:table-cell office:value-type="string" calcext:value-type="string">
            <text:p>1:2,168</text:p>
          </table:table-cell>
          <table:table-cell/>
          <table:table-cell table:formula="of:=IF([.F412]=&quot;&quot;;&quot;IsMale&quot;; [.F412])" office:value-type="string" office:string-value="IsMale" calcext:value-type="string">
            <text:p>IsMale</text:p>
          </table:table-cell>
          <table:table-cell/>
          <table:table-cell table:formula="of:=[.C412]" office:value-type="string" office:string-value="Fidelis" calcext:value-type="string">
            <text:p>Fidelis</text:p>
          </table:table-cell>
          <table:table-cell table:formula="of:=[.G4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<text:a xlink:href="https://forebears.io/forenames/ayodele" xlink:type="simple">Ayodele</text:a></text:p>
          </table:table-cell>
          <table:table-cell office:value-type="float" office:value="81881" calcext:value-type="float">
            <text:p>81881</text:p>
          </table:table-cell>
          <table:table-cell office:value-type="string" calcext:value-type="string">
            <text:p>1:2,169</text:p>
          </table:table-cell>
          <table:table-cell office:value-type="string" calcext:value-type="string">
            <text:p>IsNB</text:p>
          </table:table-cell>
          <table:table-cell table:formula="of:=IF([.F413]=&quot;&quot;;&quot;IsMale&quot;; [.F413])" office:value-type="string" office:string-value="IsNB" calcext:value-type="string">
            <text:p>IsNB</text:p>
          </table:table-cell>
          <table:table-cell/>
          <table:table-cell table:formula="of:=[.C413]" office:value-type="string" office:string-value="Ayodele" calcext:value-type="string">
            <text:p>Ayodele</text:p>
          </table:table-cell>
          <table:table-cell table:formula="of:=[.G41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ubairu" xlink:type="simple">Zubairu</text:a></text:p>
          </table:table-cell>
          <table:table-cell office:value-type="float" office:value="81816" calcext:value-type="float">
            <text:p>81816</text:p>
          </table:table-cell>
          <table:table-cell office:value-type="string" calcext:value-type="string">
            <text:p>1:2,170</text:p>
          </table:table-cell>
          <table:table-cell/>
          <table:table-cell table:formula="of:=IF([.F414]=&quot;&quot;;&quot;IsMale&quot;; [.F414])" office:value-type="string" office:string-value="IsMale" calcext:value-type="string">
            <text:p>IsMale</text:p>
          </table:table-cell>
          <table:table-cell/>
          <table:table-cell table:formula="of:=[.C414]" office:value-type="string" office:string-value="Zubairu" calcext:value-type="string">
            <text:p>Zubairu</text:p>
          </table:table-cell>
          <table:table-cell table:formula="of:=[.G4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inwe" xlink:type="simple">Chinwe</text:a></text:p>
          </table:table-cell>
          <table:table-cell office:value-type="float" office:value="81491" calcext:value-type="float">
            <text:p>81491</text:p>
          </table:table-cell>
          <table:table-cell office:value-type="string" calcext:value-type="string">
            <text:p>1:2,179</text:p>
          </table:table-cell>
          <table:table-cell office:value-type="string" calcext:value-type="string">
            <text:p>IsFemale</text:p>
          </table:table-cell>
          <table:table-cell table:formula="of:=IF([.F415]=&quot;&quot;;&quot;IsMale&quot;; [.F415])" office:value-type="string" office:string-value="IsFemale" calcext:value-type="string">
            <text:p>IsFemale</text:p>
          </table:table-cell>
          <table:table-cell/>
          <table:table-cell table:formula="of:=[.C415]" office:value-type="string" office:string-value="Chinwe" calcext:value-type="string">
            <text:p>Chinwe</text:p>
          </table:table-cell>
          <table:table-cell table:formula="of:=[.G41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hadijat" xlink:type="simple">Khadijat</text:a></text:p>
          </table:table-cell>
          <table:table-cell office:value-type="float" office:value="81263" calcext:value-type="float">
            <text:p>81263</text:p>
          </table:table-cell>
          <table:table-cell office:value-type="string" calcext:value-type="string">
            <text:p>1:2,185</text:p>
          </table:table-cell>
          <table:table-cell office:value-type="string" calcext:value-type="string">
            <text:p>IsFemale</text:p>
          </table:table-cell>
          <table:table-cell table:formula="of:=IF([.F416]=&quot;&quot;;&quot;IsMale&quot;; [.F416])" office:value-type="string" office:string-value="IsFemale" calcext:value-type="string">
            <text:p>IsFemale</text:p>
          </table:table-cell>
          <table:table-cell/>
          <table:table-cell table:formula="of:=[.C416]" office:value-type="string" office:string-value="Khadijat" calcext:value-type="string">
            <text:p>Khadijat</text:p>
          </table:table-cell>
          <table:table-cell table:formula="of:=[.G41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ami" xlink:type="simple">Lami</text:a></text:p>
          </table:table-cell>
          <table:table-cell office:value-type="float" office:value="81163" calcext:value-type="float">
            <text:p>81163</text:p>
          </table:table-cell>
          <table:table-cell office:value-type="string" calcext:value-type="string">
            <text:p>1:2,188</text:p>
          </table:table-cell>
          <table:table-cell office:value-type="string" calcext:value-type="string">
            <text:p>IsFemale</text:p>
          </table:table-cell>
          <table:table-cell table:formula="of:=IF([.F417]=&quot;&quot;;&quot;IsMale&quot;; [.F417])" office:value-type="string" office:string-value="IsFemale" calcext:value-type="string">
            <text:p>IsFemale</text:p>
          </table:table-cell>
          <table:table-cell/>
          <table:table-cell table:formula="of:=[.C417]" office:value-type="string" office:string-value="Lami" calcext:value-type="string">
            <text:p>Lami</text:p>
          </table:table-cell>
          <table:table-cell table:formula="of:=[.G4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ius" xlink:type="simple">Pius</text:a></text:p>
          </table:table-cell>
          <table:table-cell office:value-type="float" office:value="80822" calcext:value-type="float">
            <text:p>80822</text:p>
          </table:table-cell>
          <table:table-cell office:value-type="string" calcext:value-type="string">
            <text:p>1:2,197</text:p>
          </table:table-cell>
          <table:table-cell/>
          <table:table-cell table:formula="of:=IF([.F418]=&quot;&quot;;&quot;IsMale&quot;; [.F418])" office:value-type="string" office:string-value="IsMale" calcext:value-type="string">
            <text:p>IsMale</text:p>
          </table:table-cell>
          <table:table-cell/>
          <table:table-cell table:formula="of:=[.C418]" office:value-type="string" office:string-value="Pius" calcext:value-type="string">
            <text:p>Pius</text:p>
          </table:table-cell>
          <table:table-cell table:formula="of:=[.G4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ina" xlink:type="simple">Tina</text:a></text:p>
          </table:table-cell>
          <table:table-cell office:value-type="float" office:value="80439" calcext:value-type="float">
            <text:p>80439</text:p>
          </table:table-cell>
          <table:table-cell office:value-type="string" calcext:value-type="string">
            <text:p>1:2,207</text:p>
          </table:table-cell>
          <table:table-cell office:value-type="string" calcext:value-type="string">
            <text:p>IsFemale</text:p>
          </table:table-cell>
          <table:table-cell table:formula="of:=IF([.F419]=&quot;&quot;;&quot;IsMale&quot;; [.F419])" office:value-type="string" office:string-value="IsFemale" calcext:value-type="string">
            <text:p>IsFemale</text:p>
          </table:table-cell>
          <table:table-cell/>
          <table:table-cell table:formula="of:=[.C419]" office:value-type="string" office:string-value="Tina" calcext:value-type="string">
            <text:p>Tina</text:p>
          </table:table-cell>
          <table:table-cell table:formula="of:=[.G41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ilikisu" xlink:type="simple">Bilikisu</text:a></text:p>
          </table:table-cell>
          <table:table-cell office:value-type="float" office:value="80357" calcext:value-type="float">
            <text:p>80357</text:p>
          </table:table-cell>
          <table:table-cell office:value-type="string" calcext:value-type="string">
            <text:p>1:2,210</text:p>
          </table:table-cell>
          <table:table-cell office:value-type="string" calcext:value-type="string">
            <text:p>IsFemale</text:p>
          </table:table-cell>
          <table:table-cell table:formula="of:=IF([.F420]=&quot;&quot;;&quot;IsMale&quot;; [.F420])" office:value-type="string" office:string-value="IsFemale" calcext:value-type="string">
            <text:p>IsFemale</text:p>
          </table:table-cell>
          <table:table-cell/>
          <table:table-cell table:formula="of:=[.C420]" office:value-type="string" office:string-value="Bilikisu" calcext:value-type="string">
            <text:p>Bilikisu</text:p>
          </table:table-cell>
          <table:table-cell table:formula="of:=[.G42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nyinyechi" xlink:type="simple">Onyinyechi</text:a></text:p>
          </table:table-cell>
          <table:table-cell office:value-type="float" office:value="80163" calcext:value-type="float">
            <text:p>80163</text:p>
          </table:table-cell>
          <table:table-cell office:value-type="string" calcext:value-type="string">
            <text:p>1:2,215</text:p>
          </table:table-cell>
          <table:table-cell office:value-type="string" calcext:value-type="string">
            <text:p>IsFemale</text:p>
          </table:table-cell>
          <table:table-cell table:formula="of:=IF([.F421]=&quot;&quot;;&quot;IsMale&quot;; [.F421])" office:value-type="string" office:string-value="IsFemale" calcext:value-type="string">
            <text:p>IsFemale</text:p>
          </table:table-cell>
          <table:table-cell/>
          <table:table-cell table:formula="of:=[.C421]" office:value-type="string" office:string-value="Onyinyechi" calcext:value-type="string">
            <text:p>Onyinyechi</text:p>
          </table:table-cell>
          <table:table-cell table:formula="of:=[.G42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<text:a xlink:href="https://forebears.io/forenames/tochukwu" xlink:type="simple">Tochukwu</text:a></text:p>
          </table:table-cell>
          <table:table-cell office:value-type="float" office:value="80109" calcext:value-type="float">
            <text:p>80109</text:p>
          </table:table-cell>
          <table:table-cell office:value-type="string" calcext:value-type="string">
            <text:p>1:2,217</text:p>
          </table:table-cell>
          <table:table-cell office:value-type="string" calcext:value-type="string">
            <text:p>IsNB</text:p>
          </table:table-cell>
          <table:table-cell table:formula="of:=IF([.F422]=&quot;&quot;;&quot;IsMale&quot;; [.F422])" office:value-type="string" office:string-value="IsNB" calcext:value-type="string">
            <text:p>IsNB</text:p>
          </table:table-cell>
          <table:table-cell/>
          <table:table-cell table:formula="of:=[.C422]" office:value-type="string" office:string-value="Tochukwu" calcext:value-type="string">
            <text:p>Tochukwu</text:p>
          </table:table-cell>
          <table:table-cell table:formula="of:=[.G42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bunmi" xlink:type="simple">Bunmi</text:a></text:p>
          </table:table-cell>
          <table:table-cell office:value-type="float" office:value="79892" calcext:value-type="float">
            <text:p>79892</text:p>
          </table:table-cell>
          <table:table-cell office:value-type="string" calcext:value-type="string">
            <text:p>1:2,223</text:p>
          </table:table-cell>
          <table:table-cell office:value-type="string" calcext:value-type="string">
            <text:p>IsFemale</text:p>
          </table:table-cell>
          <table:table-cell table:formula="of:=IF([.F423]=&quot;&quot;;&quot;IsMale&quot;; [.F423])" office:value-type="string" office:string-value="IsFemale" calcext:value-type="string">
            <text:p>IsFemale</text:p>
          </table:table-cell>
          <table:table-cell/>
          <table:table-cell table:formula="of:=[.C423]" office:value-type="string" office:string-value="Bunmi" calcext:value-type="string">
            <text:p>Bunmi</text:p>
          </table:table-cell>
          <table:table-cell table:formula="of:=[.G42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<text:a xlink:href="https://forebears.io/forenames/chizoba" xlink:type="simple">Chizoba</text:a></text:p>
          </table:table-cell>
          <table:table-cell office:value-type="float" office:value="79453" calcext:value-type="float">
            <text:p>79453</text:p>
          </table:table-cell>
          <table:table-cell office:value-type="string" calcext:value-type="string">
            <text:p>1:2,235</text:p>
          </table:table-cell>
          <table:table-cell office:value-type="string" calcext:value-type="string">
            <text:p>IsNB</text:p>
          </table:table-cell>
          <table:table-cell table:formula="of:=IF([.F424]=&quot;&quot;;&quot;IsMale&quot;; [.F424])" office:value-type="string" office:string-value="IsNB" calcext:value-type="string">
            <text:p>IsNB</text:p>
          </table:table-cell>
          <table:table-cell/>
          <table:table-cell table:formula="of:=[.C424]" office:value-type="string" office:string-value="Chizoba" calcext:value-type="string">
            <text:p>Chizoba</text:p>
          </table:table-cell>
          <table:table-cell table:formula="of:=[.G42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omi" xlink:type="simple">Naomi</text:a></text:p>
          </table:table-cell>
          <table:table-cell office:value-type="float" office:value="79439" calcext:value-type="float">
            <text:p>79439</text:p>
          </table:table-cell>
          <table:table-cell office:value-type="string" calcext:value-type="string">
            <text:p>1:2,235</text:p>
          </table:table-cell>
          <table:table-cell office:value-type="string" calcext:value-type="string">
            <text:p>IsFemale</text:p>
          </table:table-cell>
          <table:table-cell table:formula="of:=IF([.F425]=&quot;&quot;;&quot;IsMale&quot;; [.F425])" office:value-type="string" office:string-value="IsFemale" calcext:value-type="string">
            <text:p>IsFemale</text:p>
          </table:table-cell>
          <table:table-cell/>
          <table:table-cell table:formula="of:=[.C425]" office:value-type="string" office:string-value="Naomi" calcext:value-type="string">
            <text:p>Naomi</text:p>
          </table:table-cell>
          <table:table-cell table:formula="of:=[.G42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atifat" xlink:type="simple">Latifat</text:a></text:p>
          </table:table-cell>
          <table:table-cell office:value-type="float" office:value="79373" calcext:value-type="float">
            <text:p>79373</text:p>
          </table:table-cell>
          <table:table-cell office:value-type="string" calcext:value-type="string">
            <text:p>1:2,237</text:p>
          </table:table-cell>
          <table:table-cell office:value-type="string" calcext:value-type="string">
            <text:p>IsFemale</text:p>
          </table:table-cell>
          <table:table-cell table:formula="of:=IF([.F426]=&quot;&quot;;&quot;IsMale&quot;; [.F426])" office:value-type="string" office:string-value="IsFemale" calcext:value-type="string">
            <text:p>IsFemale</text:p>
          </table:table-cell>
          <table:table-cell/>
          <table:table-cell table:formula="of:=[.C426]" office:value-type="string" office:string-value="Latifat" calcext:value-type="string">
            <text:p>Latifat</text:p>
          </table:table-cell>
          <table:table-cell table:formula="of:=[.G42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dirat" xlink:type="simple">Kudirat</text:a></text:p>
          </table:table-cell>
          <table:table-cell office:value-type="float" office:value="79225" calcext:value-type="float">
            <text:p>79225</text:p>
          </table:table-cell>
          <table:table-cell office:value-type="string" calcext:value-type="string">
            <text:p>1:2,241</text:p>
          </table:table-cell>
          <table:table-cell office:value-type="string" calcext:value-type="string">
            <text:p>IsFemale</text:p>
          </table:table-cell>
          <table:table-cell table:formula="of:=IF([.F427]=&quot;&quot;;&quot;IsMale&quot;; [.F427])" office:value-type="string" office:string-value="IsFemale" calcext:value-type="string">
            <text:p>IsFemale</text:p>
          </table:table-cell>
          <table:table-cell/>
          <table:table-cell table:formula="of:=[.C427]" office:value-type="string" office:string-value="Kudirat" calcext:value-type="string">
            <text:p>Kudirat</text:p>
          </table:table-cell>
          <table:table-cell table:formula="of:=[.G42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oluwafemi" xlink:type="simple">Oluwafemi</text:a></text:p>
          </table:table-cell>
          <table:table-cell office:value-type="float" office:value="79065" calcext:value-type="float">
            <text:p>79065</text:p>
          </table:table-cell>
          <table:table-cell office:value-type="string" calcext:value-type="string">
            <text:p>1:2,246</text:p>
          </table:table-cell>
          <table:table-cell/>
          <table:table-cell table:formula="of:=IF([.F428]=&quot;&quot;;&quot;IsMale&quot;; [.F428])" office:value-type="string" office:string-value="IsMale" calcext:value-type="string">
            <text:p>IsMale</text:p>
          </table:table-cell>
          <table:table-cell/>
          <table:table-cell table:formula="of:=[.C428]" office:value-type="string" office:string-value="Oluwafemi" calcext:value-type="string">
            <text:p>Oluwafemi</text:p>
          </table:table-cell>
          <table:table-cell table:formula="of:=[.G42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chel" xlink:type="simple">Rachel</text:a></text:p>
          </table:table-cell>
          <table:table-cell office:value-type="float" office:value="78713" calcext:value-type="float">
            <text:p>78713</text:p>
          </table:table-cell>
          <table:table-cell office:value-type="string" calcext:value-type="string">
            <text:p>1:2,256</text:p>
          </table:table-cell>
          <table:table-cell office:value-type="string" calcext:value-type="string">
            <text:p>IsFemale</text:p>
          </table:table-cell>
          <table:table-cell table:formula="of:=IF([.F429]=&quot;&quot;;&quot;IsMale&quot;; [.F429])" office:value-type="string" office:string-value="IsFemale" calcext:value-type="string">
            <text:p>IsFemale</text:p>
          </table:table-cell>
          <table:table-cell/>
          <table:table-cell table:formula="of:=[.C429]" office:value-type="string" office:string-value="Rachel" calcext:value-type="string">
            <text:p>Rachel</text:p>
          </table:table-cell>
          <table:table-cell table:formula="of:=[.G42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na" xlink:type="simple">Gana</text:a>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1:2,259</text:p>
          </table:table-cell>
          <table:table-cell/>
          <table:table-cell table:formula="of:=IF([.F430]=&quot;&quot;;&quot;IsMale&quot;; [.F430])" office:value-type="string" office:string-value="IsMale" calcext:value-type="string">
            <text:p>IsMale</text:p>
          </table:table-cell>
          <table:table-cell/>
          <table:table-cell table:formula="of:=[.C430]" office:value-type="string" office:string-value="Gana" calcext:value-type="string">
            <text:p>Gana</text:p>
          </table:table-cell>
          <table:table-cell table:formula="of:=[.G43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ane" xlink:type="simple">Jane</text:a></text:p>
          </table:table-cell>
          <table:table-cell office:value-type="float" office:value="78473" calcext:value-type="float">
            <text:p>78473</text:p>
          </table:table-cell>
          <table:table-cell office:value-type="string" calcext:value-type="string">
            <text:p>1:2,263</text:p>
          </table:table-cell>
          <table:table-cell office:value-type="string" calcext:value-type="string">
            <text:p>IsFemale</text:p>
          </table:table-cell>
          <table:table-cell table:formula="of:=IF([.F431]=&quot;&quot;;&quot;IsMale&quot;; [.F431])" office:value-type="string" office:string-value="IsFemale" calcext:value-type="string">
            <text:p>IsFemale</text:p>
          </table:table-cell>
          <table:table-cell/>
          <table:table-cell table:formula="of:=[.C431]" office:value-type="string" office:string-value="Jane" calcext:value-type="string">
            <text:p>Jane</text:p>
          </table:table-cell>
          <table:table-cell table:formula="of:=[.G4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awale" xlink:type="simple">Olawale</text:a></text:p>
          </table:table-cell>
          <table:table-cell office:value-type="float" office:value="78086" calcext:value-type="float">
            <text:p>78086</text:p>
          </table:table-cell>
          <table:table-cell office:value-type="string" calcext:value-type="string">
            <text:p>1:2,274</text:p>
          </table:table-cell>
          <table:table-cell/>
          <table:table-cell table:formula="of:=IF([.F432]=&quot;&quot;;&quot;IsMale&quot;; [.F432])" office:value-type="string" office:string-value="IsMale" calcext:value-type="string">
            <text:p>IsMale</text:p>
          </table:table-cell>
          <table:table-cell/>
          <table:table-cell table:formula="of:=[.C432]" office:value-type="string" office:string-value="Olawale" calcext:value-type="string">
            <text:p>Olawale</text:p>
          </table:table-cell>
          <table:table-cell table:formula="of:=[.G4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yaku" xlink:type="simple">Isyaku</text:a></text:p>
          </table:table-cell>
          <table:table-cell office:value-type="float" office:value="78020" calcext:value-type="float">
            <text:p>78020</text:p>
          </table:table-cell>
          <table:table-cell office:value-type="string" calcext:value-type="string">
            <text:p>1:2,276</text:p>
          </table:table-cell>
          <table:table-cell/>
          <table:table-cell table:formula="of:=IF([.F433]=&quot;&quot;;&quot;IsMale&quot;; [.F433])" office:value-type="string" office:string-value="IsMale" calcext:value-type="string">
            <text:p>IsMale</text:p>
          </table:table-cell>
          <table:table-cell/>
          <table:table-cell table:formula="of:=[.C433]" office:value-type="string" office:string-value="Isyaku" calcext:value-type="string">
            <text:p>Isyaku</text:p>
          </table:table-cell>
          <table:table-cell table:formula="of:=[.G43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<text:a xlink:href="https://forebears.io/forenames/emem" xlink:type="simple">Emem</text:a></text:p>
          </table:table-cell>
          <table:table-cell office:value-type="float" office:value="77818" calcext:value-type="float">
            <text:p>77818</text:p>
          </table:table-cell>
          <table:table-cell office:value-type="string" calcext:value-type="string">
            <text:p>1:2,282</text:p>
          </table:table-cell>
          <table:table-cell office:value-type="string" calcext:value-type="string">
            <text:p>IsFemale</text:p>
          </table:table-cell>
          <table:table-cell table:formula="of:=IF([.F434]=&quot;&quot;;&quot;IsMale&quot;; [.F434])" office:value-type="string" office:string-value="IsFemale" calcext:value-type="string">
            <text:p>IsFemale</text:p>
          </table:table-cell>
          <table:table-cell/>
          <table:table-cell table:formula="of:=[.C434]" office:value-type="string" office:string-value="Emem" calcext:value-type="string">
            <text:p>Emem</text:p>
          </table:table-cell>
          <table:table-cell table:formula="of:=[.G43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siu" xlink:type="simple">Tasiu</text:a></text:p>
          </table:table-cell>
          <table:table-cell office:value-type="float" office:value="77518" calcext:value-type="float">
            <text:p>77518</text:p>
          </table:table-cell>
          <table:table-cell office:value-type="string" calcext:value-type="string">
            <text:p>1:2,291</text:p>
          </table:table-cell>
          <table:table-cell/>
          <table:table-cell table:formula="of:=IF([.F435]=&quot;&quot;;&quot;IsMale&quot;; [.F435])" office:value-type="string" office:string-value="IsMale" calcext:value-type="string">
            <text:p>IsMale</text:p>
          </table:table-cell>
          <table:table-cell/>
          <table:table-cell table:formula="of:=[.C435]" office:value-type="string" office:string-value="Tasiu" calcext:value-type="string">
            <text:p>Tasiu</text:p>
          </table:table-cell>
          <table:table-cell table:formula="of:=[.G4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<text:a xlink:href="https://forebears.io/forenames/olusola" xlink:type="simple">Olusola</text:a></text:p>
          </table:table-cell>
          <table:table-cell office:value-type="float" office:value="77512" calcext:value-type="float">
            <text:p>77512</text:p>
          </table:table-cell>
          <table:table-cell office:value-type="string" calcext:value-type="string">
            <text:p>1:2,291</text:p>
          </table:table-cell>
          <table:table-cell office:value-type="string" calcext:value-type="string">
            <text:p>IsNB</text:p>
          </table:table-cell>
          <table:table-cell table:formula="of:=IF([.F436]=&quot;&quot;;&quot;IsMale&quot;; [.F436])" office:value-type="string" office:string-value="IsNB" calcext:value-type="string">
            <text:p>IsNB</text:p>
          </table:table-cell>
          <table:table-cell/>
          <table:table-cell table:formula="of:=[.C436]" office:value-type="string" office:string-value="Olusola" calcext:value-type="string">
            <text:p>Olusola</text:p>
          </table:table-cell>
          <table:table-cell table:formula="of:=[.G43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liya" xlink:type="simple">Iliya</text:a></text:p>
          </table:table-cell>
          <table:table-cell office:value-type="float" office:value="77059" calcext:value-type="float">
            <text:p>77059</text:p>
          </table:table-cell>
          <table:table-cell office:value-type="string" calcext:value-type="string">
            <text:p>1:2,304</text:p>
          </table:table-cell>
          <table:table-cell/>
          <table:table-cell table:formula="of:=IF([.F437]=&quot;&quot;;&quot;IsMale&quot;; [.F437])" office:value-type="string" office:string-value="IsMale" calcext:value-type="string">
            <text:p>IsMale</text:p>
          </table:table-cell>
          <table:table-cell/>
          <table:table-cell table:formula="of:=[.C437]" office:value-type="string" office:string-value="Iliya" calcext:value-type="string">
            <text:p>Iliya</text:p>
          </table:table-cell>
          <table:table-cell table:formula="of:=[.G4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kari" xlink:type="simple">Zakari</text:a></text:p>
          </table:table-cell>
          <table:table-cell office:value-type="float" office:value="76808" calcext:value-type="float">
            <text:p>76808</text:p>
          </table:table-cell>
          <table:table-cell office:value-type="string" calcext:value-type="string">
            <text:p>1:2,312</text:p>
          </table:table-cell>
          <table:table-cell/>
          <table:table-cell table:formula="of:=IF([.F438]=&quot;&quot;;&quot;IsMale&quot;; [.F438])" office:value-type="string" office:string-value="IsMale" calcext:value-type="string">
            <text:p>IsMale</text:p>
          </table:table-cell>
          <table:table-cell/>
          <table:table-cell table:formula="of:=[.C438]" office:value-type="string" office:string-value="Zakari" calcext:value-type="string">
            <text:p>Zakari</text:p>
          </table:table-cell>
          <table:table-cell table:formula="of:=[.G4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usegun" xlink:type="simple">Olusegun</text:a></text:p>
          </table:table-cell>
          <table:table-cell office:value-type="float" office:value="76713" calcext:value-type="float">
            <text:p>76713</text:p>
          </table:table-cell>
          <table:table-cell office:value-type="string" calcext:value-type="string">
            <text:p>1:2,315</text:p>
          </table:table-cell>
          <table:table-cell/>
          <table:table-cell table:formula="of:=IF([.F439]=&quot;&quot;;&quot;IsMale&quot;; [.F439])" office:value-type="string" office:string-value="IsMale" calcext:value-type="string">
            <text:p>IsMale</text:p>
          </table:table-cell>
          <table:table-cell/>
          <table:table-cell table:formula="of:=[.C439]" office:value-type="string" office:string-value="Olusegun" calcext:value-type="string">
            <text:p>Olusegun</text:p>
          </table:table-cell>
          <table:table-cell table:formula="of:=[.G43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lijah" xlink:type="simple">Elijah</text:a></text:p>
          </table:table-cell>
          <table:table-cell office:value-type="float" office:value="75956" calcext:value-type="float">
            <text:p>75956</text:p>
          </table:table-cell>
          <table:table-cell office:value-type="string" calcext:value-type="string">
            <text:p>1:2,338</text:p>
          </table:table-cell>
          <table:table-cell/>
          <table:table-cell table:formula="of:=IF([.F440]=&quot;&quot;;&quot;IsMale&quot;; [.F440])" office:value-type="string" office:string-value="IsMale" calcext:value-type="string">
            <text:p>IsMale</text:p>
          </table:table-cell>
          <table:table-cell/>
          <table:table-cell table:formula="of:=[.C440]" office:value-type="string" office:string-value="Elijah" calcext:value-type="string">
            <text:p>Elijah</text:p>
          </table:table-cell>
          <table:table-cell table:formula="of:=[.G4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fisa" xlink:type="simple">Nafisa</text:a></text:p>
          </table:table-cell>
          <table:table-cell office:value-type="float" office:value="75819" calcext:value-type="float">
            <text:p>75819</text:p>
          </table:table-cell>
          <table:table-cell office:value-type="string" calcext:value-type="string">
            <text:p>1:2,342</text:p>
          </table:table-cell>
          <table:table-cell office:value-type="string" calcext:value-type="string">
            <text:p>IsFemale</text:p>
          </table:table-cell>
          <table:table-cell table:formula="of:=IF([.F441]=&quot;&quot;;&quot;IsMale&quot;; [.F441])" office:value-type="string" office:string-value="IsFemale" calcext:value-type="string">
            <text:p>IsFemale</text:p>
          </table:table-cell>
          <table:table-cell/>
          <table:table-cell table:formula="of:=[.C441]" office:value-type="string" office:string-value="Nafisa" calcext:value-type="string">
            <text:p>Nafisa</text:p>
          </table:table-cell>
          <table:table-cell table:formula="of:=[.G44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lu" xlink:type="simple">Kulu</text:a></text:p>
          </table:table-cell>
          <table:table-cell office:value-type="float" office:value="75515" calcext:value-type="float">
            <text:p>75515</text:p>
          </table:table-cell>
          <table:table-cell office:value-type="string" calcext:value-type="string">
            <text:p>1:2,351</text:p>
          </table:table-cell>
          <table:table-cell office:value-type="string" calcext:value-type="string">
            <text:p>IsFemale</text:p>
          </table:table-cell>
          <table:table-cell table:formula="of:=IF([.F442]=&quot;&quot;;&quot;IsMale&quot;; [.F442])" office:value-type="string" office:string-value="IsFemale" calcext:value-type="string">
            <text:p>IsFemale</text:p>
          </table:table-cell>
          <table:table-cell/>
          <table:table-cell table:formula="of:=[.C442]" office:value-type="string" office:string-value="Kulu" calcext:value-type="string">
            <text:p>Kulu</text:p>
          </table:table-cell>
          <table:table-cell table:formula="of:=[.G4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emola" xlink:type="simple">Ademola</text:a></text:p>
          </table:table-cell>
          <table:table-cell office:value-type="float" office:value="75464" calcext:value-type="float">
            <text:p>75464</text:p>
          </table:table-cell>
          <table:table-cell office:value-type="string" calcext:value-type="string">
            <text:p>1:2,353</text:p>
          </table:table-cell>
          <table:table-cell/>
          <table:table-cell table:formula="of:=IF([.F443]=&quot;&quot;;&quot;IsMale&quot;; [.F443])" office:value-type="string" office:string-value="IsMale" calcext:value-type="string">
            <text:p>IsMale</text:p>
          </table:table-cell>
          <table:table-cell/>
          <table:table-cell table:formula="of:=[.C443]" office:value-type="string" office:string-value="Ademola" calcext:value-type="string">
            <text:p>Ademola</text:p>
          </table:table-cell>
          <table:table-cell table:formula="of:=[.G4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te" xlink:type="simple">Kate</text:a></text:p>
          </table:table-cell>
          <table:table-cell office:value-type="float" office:value="75308" calcext:value-type="float">
            <text:p>75308</text:p>
          </table:table-cell>
          <table:table-cell office:value-type="string" calcext:value-type="string">
            <text:p>1:2,358</text:p>
          </table:table-cell>
          <table:table-cell office:value-type="string" calcext:value-type="string">
            <text:p>IsFemale</text:p>
          </table:table-cell>
          <table:table-cell table:formula="of:=IF([.F444]=&quot;&quot;;&quot;IsMale&quot;; [.F444])" office:value-type="string" office:string-value="IsFemale" calcext:value-type="string">
            <text:p>IsFemale</text:p>
          </table:table-cell>
          <table:table-cell/>
          <table:table-cell table:formula="of:=[.C444]" office:value-type="string" office:string-value="Kate" calcext:value-type="string">
            <text:p>Kate</text:p>
          </table:table-cell>
          <table:table-cell table:formula="of:=[.G44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latu" xlink:type="simple">Talatu</text:a></text:p>
          </table:table-cell>
          <table:table-cell office:value-type="float" office:value="75036" calcext:value-type="float">
            <text:p>75036</text:p>
          </table:table-cell>
          <table:table-cell office:value-type="string" calcext:value-type="string">
            <text:p>1:2,366</text:p>
          </table:table-cell>
          <table:table-cell office:value-type="string" calcext:value-type="string">
            <text:p>IsFemale</text:p>
          </table:table-cell>
          <table:table-cell table:formula="of:=IF([.F445]=&quot;&quot;;&quot;IsMale&quot;; [.F445])" office:value-type="string" office:string-value="IsFemale" calcext:value-type="string">
            <text:p>IsFemale</text:p>
          </table:table-cell>
          <table:table-cell/>
          <table:table-cell table:formula="of:=[.C445]" office:value-type="string" office:string-value="Talatu" calcext:value-type="string">
            <text:p>Talatu</text:p>
          </table:table-cell>
          <table:table-cell table:formula="of:=[.G4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odson" xlink:type="simple">Godson</text:a></text:p>
          </table:table-cell>
          <table:table-cell office:value-type="float" office:value="74467" calcext:value-type="float">
            <text:p>74467</text:p>
          </table:table-cell>
          <table:table-cell office:value-type="string" calcext:value-type="string">
            <text:p>1:2,384</text:p>
          </table:table-cell>
          <table:table-cell/>
          <table:table-cell table:formula="of:=IF([.F446]=&quot;&quot;;&quot;IsMale&quot;; [.F446])" office:value-type="string" office:string-value="IsMale" calcext:value-type="string">
            <text:p>IsMale</text:p>
          </table:table-cell>
          <table:table-cell/>
          <table:table-cell table:formula="of:=[.C446]" office:value-type="string" office:string-value="Godson" calcext:value-type="string">
            <text:p>Godson</text:p>
          </table:table-cell>
          <table:table-cell table:formula="of:=[.G44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rank" xlink:type="simple">Frank</text:a></text:p>
          </table:table-cell>
          <table:table-cell office:value-type="float" office:value="74156" calcext:value-type="float">
            <text:p>74156</text:p>
          </table:table-cell>
          <table:table-cell office:value-type="string" calcext:value-type="string">
            <text:p>1:2,394</text:p>
          </table:table-cell>
          <table:table-cell/>
          <table:table-cell table:formula="of:=IF([.F447]=&quot;&quot;;&quot;IsMale&quot;; [.F447])" office:value-type="string" office:string-value="IsMale" calcext:value-type="string">
            <text:p>IsMale</text:p>
          </table:table-cell>
          <table:table-cell/>
          <table:table-cell table:formula="of:=[.C447]" office:value-type="string" office:string-value="Frank" calcext:value-type="string">
            <text:p>Frank</text:p>
          </table:table-cell>
          <table:table-cell table:formula="of:=[.G44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buba" xlink:type="simple">Buba</text:a></text:p>
          </table:table-cell>
          <table:table-cell office:value-type="float" office:value="74100" calcext:value-type="float">
            <text:p>74100</text:p>
          </table:table-cell>
          <table:table-cell office:value-type="string" calcext:value-type="string">
            <text:p>1:2,396</text:p>
          </table:table-cell>
          <table:table-cell/>
          <table:table-cell table:formula="of:=IF([.F448]=&quot;&quot;;&quot;IsMale&quot;; [.F448])" office:value-type="string" office:string-value="IsMale" calcext:value-type="string">
            <text:p>IsMale</text:p>
          </table:table-cell>
          <table:table-cell/>
          <table:table-cell table:formula="of:=[.C448]" office:value-type="string" office:string-value="Buba" calcext:value-type="string">
            <text:p>Buba</text:p>
          </table:table-cell>
          <table:table-cell table:formula="of:=[.G44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olashade" xlink:type="simple">Folashade</text:a></text:p>
          </table:table-cell>
          <table:table-cell office:value-type="float" office:value="73597" calcext:value-type="float">
            <text:p>73597</text:p>
          </table:table-cell>
          <table:table-cell office:value-type="string" calcext:value-type="string">
            <text:p>1:2,413</text:p>
          </table:table-cell>
          <table:table-cell office:value-type="string" calcext:value-type="string">
            <text:p>IsFemale</text:p>
          </table:table-cell>
          <table:table-cell table:formula="of:=IF([.F449]=&quot;&quot;;&quot;IsMale&quot;; [.F449])" office:value-type="string" office:string-value="IsFemale" calcext:value-type="string">
            <text:p>IsFemale</text:p>
          </table:table-cell>
          <table:table-cell/>
          <table:table-cell table:formula="of:=[.C449]" office:value-type="string" office:string-value="Folashade" calcext:value-type="string">
            <text:p>Folashade</text:p>
          </table:table-cell>
          <table:table-cell table:formula="of:=[.G44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onsurat" xlink:type="simple">Monsurat</text:a></text:p>
          </table:table-cell>
          <table:table-cell office:value-type="float" office:value="73588" calcext:value-type="float">
            <text:p>73588</text:p>
          </table:table-cell>
          <table:table-cell office:value-type="string" calcext:value-type="string">
            <text:p>1:2,413</text:p>
          </table:table-cell>
          <table:table-cell office:value-type="string" calcext:value-type="string">
            <text:p>IsFemale</text:p>
          </table:table-cell>
          <table:table-cell table:formula="of:=IF([.F450]=&quot;&quot;;&quot;IsMale&quot;; [.F450])" office:value-type="string" office:string-value="IsFemale" calcext:value-type="string">
            <text:p>IsFemale</text:p>
          </table:table-cell>
          <table:table-cell/>
          <table:table-cell table:formula="of:=[.C450]" office:value-type="string" office:string-value="Monsurat" calcext:value-type="string">
            <text:p>Monsurat</text:p>
          </table:table-cell>
          <table:table-cell table:formula="of:=[.G45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<text:a xlink:href="https://forebears.io/forenames/abimbola" xlink:type="simple">Abimbola</text:a></text:p>
          </table:table-cell>
          <table:table-cell office:value-type="float" office:value="73291" calcext:value-type="float">
            <text:p>73291</text:p>
          </table:table-cell>
          <table:table-cell office:value-type="string" calcext:value-type="string">
            <text:p>1:2,423</text:p>
          </table:table-cell>
          <table:table-cell office:value-type="string" calcext:value-type="string">
            <text:p>IsNB</text:p>
          </table:table-cell>
          <table:table-cell table:formula="of:=IF([.F451]=&quot;&quot;;&quot;IsMale&quot;; [.F451])" office:value-type="string" office:string-value="IsNB" calcext:value-type="string">
            <text:p>IsNB</text:p>
          </table:table-cell>
          <table:table-cell/>
          <table:table-cell table:formula="of:=[.C451]" office:value-type="string" office:string-value="Abimbola" calcext:value-type="string">
            <text:p>Abimbola</text:p>
          </table:table-cell>
          <table:table-cell table:formula="of:=[.G45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fusat" xlink:type="simple">Afusat</text:a></text:p>
          </table:table-cell>
          <table:table-cell office:value-type="float" office:value="73263" calcext:value-type="float">
            <text:p>73263</text:p>
          </table:table-cell>
          <table:table-cell office:value-type="string" calcext:value-type="string">
            <text:p>1:2,424</text:p>
          </table:table-cell>
          <table:table-cell office:value-type="string" calcext:value-type="string">
            <text:p>IsFemale</text:p>
          </table:table-cell>
          <table:table-cell table:formula="of:=IF([.F452]=&quot;&quot;;&quot;IsMale&quot;; [.F452])" office:value-type="string" office:string-value="IsFemale" calcext:value-type="string">
            <text:p>IsFemale</text:p>
          </table:table-cell>
          <table:table-cell/>
          <table:table-cell table:formula="of:=[.C452]" office:value-type="string" office:string-value="Afusat" calcext:value-type="string">
            <text:p>Afusat</text:p>
          </table:table-cell>
          <table:table-cell table:formula="of:=[.G45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idi" xlink:type="simple">Idi</text:a></text:p>
          </table:table-cell>
          <table:table-cell office:value-type="float" office:value="73166" calcext:value-type="float">
            <text:p>73166</text:p>
          </table:table-cell>
          <table:table-cell office:value-type="string" calcext:value-type="string">
            <text:p>1:2,427</text:p>
          </table:table-cell>
          <table:table-cell/>
          <table:table-cell table:formula="of:=IF([.F453]=&quot;&quot;;&quot;IsMale&quot;; [.F453])" office:value-type="string" office:string-value="IsMale" calcext:value-type="string">
            <text:p>IsMale</text:p>
          </table:table-cell>
          <table:table-cell/>
          <table:table-cell table:formula="of:=[.C453]" office:value-type="string" office:string-value="Idi" calcext:value-type="string">
            <text:p>Idi</text:p>
          </table:table-cell>
          <table:table-cell table:formula="of:=[.G45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ex" xlink:type="simple">Alex</text:a></text:p>
          </table:table-cell>
          <table:table-cell office:value-type="float" office:value="72936" calcext:value-type="float">
            <text:p>72936</text:p>
          </table:table-cell>
          <table:table-cell office:value-type="string" calcext:value-type="string">
            <text:p>1:2,435</text:p>
          </table:table-cell>
          <table:table-cell/>
          <table:table-cell table:formula="of:=IF([.F454]=&quot;&quot;;&quot;IsMale&quot;; [.F454])" office:value-type="string" office:string-value="IsMale" calcext:value-type="string">
            <text:p>IsMale</text:p>
          </table:table-cell>
          <table:table-cell/>
          <table:table-cell table:formula="of:=[.C454]" office:value-type="string" office:string-value="Alex" calcext:value-type="string">
            <text:p>Alex</text:p>
          </table:table-cell>
          <table:table-cell table:formula="of:=[.G4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ukwudi" xlink:type="simple">Chukwudi</text:a></text:p>
          </table:table-cell>
          <table:table-cell office:value-type="float" office:value="72888" calcext:value-type="float">
            <text:p>72888</text:p>
          </table:table-cell>
          <table:table-cell office:value-type="string" calcext:value-type="string">
            <text:p>1:2,436</text:p>
          </table:table-cell>
          <table:table-cell/>
          <table:table-cell table:formula="of:=IF([.F455]=&quot;&quot;;&quot;IsMale&quot;; [.F455])" office:value-type="string" office:string-value="IsMale" calcext:value-type="string">
            <text:p>IsMale</text:p>
          </table:table-cell>
          <table:table-cell/>
          <table:table-cell table:formula="of:=[.C455]" office:value-type="string" office:string-value="Chukwudi" calcext:value-type="string">
            <text:p>Chukwudi</text:p>
          </table:table-cell>
          <table:table-cell table:formula="of:=[.G4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inus" xlink:type="simple">Linus</text:a></text:p>
          </table:table-cell>
          <table:table-cell office:value-type="float" office:value="72631" calcext:value-type="float">
            <text:p>72631</text:p>
          </table:table-cell>
          <table:table-cell office:value-type="string" calcext:value-type="string">
            <text:p>1:2,445</text:p>
          </table:table-cell>
          <table:table-cell/>
          <table:table-cell table:formula="of:=IF([.F456]=&quot;&quot;;&quot;IsMale&quot;; [.F456])" office:value-type="string" office:string-value="IsMale" calcext:value-type="string">
            <text:p>IsMale</text:p>
          </table:table-cell>
          <table:table-cell/>
          <table:table-cell table:formula="of:=[.C456]" office:value-type="string" office:string-value="Linus" calcext:value-type="string">
            <text:p>Linus</text:p>
          </table:table-cell>
          <table:table-cell table:formula="of:=[.G45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niyat" xlink:type="simple">Ganiyat</text:a></text:p>
          </table:table-cell>
          <table:table-cell office:value-type="float" office:value="72489" calcext:value-type="float">
            <text:p>72489</text:p>
          </table:table-cell>
          <table:table-cell office:value-type="string" calcext:value-type="string">
            <text:p>1:2,450</text:p>
          </table:table-cell>
          <table:table-cell office:value-type="string" calcext:value-type="string">
            <text:p>IsFemale</text:p>
          </table:table-cell>
          <table:table-cell table:formula="of:=IF([.F457]=&quot;&quot;;&quot;IsMale&quot;; [.F457])" office:value-type="string" office:string-value="IsFemale" calcext:value-type="string">
            <text:p>IsFemale</text:p>
          </table:table-cell>
          <table:table-cell/>
          <table:table-cell table:formula="of:=[.C457]" office:value-type="string" office:string-value="Ganiyat" calcext:value-type="string">
            <text:p>Ganiyat</text:p>
          </table:table-cell>
          <table:table-cell table:formula="of:=[.G45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llam" xlink:type="simple">Mallam</text:a></text:p>
          </table:table-cell>
          <table:table-cell office:value-type="float" office:value="72291" calcext:value-type="float">
            <text:p>72291</text:p>
          </table:table-cell>
          <table:table-cell office:value-type="string" calcext:value-type="string">
            <text:p>1:2,456</text:p>
          </table:table-cell>
          <table:table-cell/>
          <table:table-cell table:formula="of:=IF([.F458]=&quot;&quot;;&quot;IsMale&quot;; [.F458])" office:value-type="string" office:string-value="IsMale" calcext:value-type="string">
            <text:p>IsMale</text:p>
          </table:table-cell>
          <table:table-cell/>
          <table:table-cell table:formula="of:=[.C458]" office:value-type="string" office:string-value="Mallam" calcext:value-type="string">
            <text:p>Mallam</text:p>
          </table:table-cell>
          <table:table-cell table:formula="of:=[.G4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<text:a xlink:href="https://forebears.io/forenames/ogochukwu" xlink:type="simple">Ogochukwu</text:a></text:p>
          </table:table-cell>
          <table:table-cell office:value-type="float" office:value="72144" calcext:value-type="float">
            <text:p>72144</text:p>
          </table:table-cell>
          <table:table-cell office:value-type="string" calcext:value-type="string">
            <text:p>1:2,461</text:p>
          </table:table-cell>
          <table:table-cell office:value-type="string" calcext:value-type="string">
            <text:p>IsNB</text:p>
          </table:table-cell>
          <table:table-cell table:formula="of:=IF([.F459]=&quot;&quot;;&quot;IsMale&quot;; [.F459])" office:value-type="string" office:string-value="IsNB" calcext:value-type="string">
            <text:p>IsNB</text:p>
          </table:table-cell>
          <table:table-cell/>
          <table:table-cell table:formula="of:=[.C459]" office:value-type="string" office:string-value="Ogochukwu" calcext:value-type="string">
            <text:p>Ogochukwu</text:p>
          </table:table-cell>
          <table:table-cell table:formula="of:=[.G45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rahman" xlink:type="simple">Abdulrahman</text:a></text:p>
          </table:table-cell>
          <table:table-cell office:value-type="float" office:value="71698" calcext:value-type="float">
            <text:p>71698</text:p>
          </table:table-cell>
          <table:table-cell office:value-type="string" calcext:value-type="string">
            <text:p>1:2,477</text:p>
          </table:table-cell>
          <table:table-cell/>
          <table:table-cell table:formula="of:=IF([.F460]=&quot;&quot;;&quot;IsMale&quot;; [.F460])" office:value-type="string" office:string-value="IsMale" calcext:value-type="string">
            <text:p>IsMale</text:p>
          </table:table-cell>
          <table:table-cell/>
          <table:table-cell table:formula="of:=[.C460]" office:value-type="string" office:string-value="Abdulrahman" calcext:value-type="string">
            <text:p>Abdulrahman</text:p>
          </table:table-cell>
          <table:table-cell table:formula="of:=[.G46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afiu" xlink:type="simple">Shafiu</text:a></text:p>
          </table:table-cell>
          <table:table-cell office:value-type="float" office:value="71656" calcext:value-type="float">
            <text:p>71656</text:p>
          </table:table-cell>
          <table:table-cell office:value-type="string" calcext:value-type="string">
            <text:p>1:2,478</text:p>
          </table:table-cell>
          <table:table-cell/>
          <table:table-cell table:formula="of:=IF([.F461]=&quot;&quot;;&quot;IsMale&quot;; [.F461])" office:value-type="string" office:string-value="IsMale" calcext:value-type="string">
            <text:p>IsMale</text:p>
          </table:table-cell>
          <table:table-cell/>
          <table:table-cell table:formula="of:=[.C461]" office:value-type="string" office:string-value="Shafiu" calcext:value-type="string">
            <text:p>Shafiu</text:p>
          </table:table-cell>
          <table:table-cell table:formula="of:=[.G46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nsur" xlink:type="simple">Mansur</text:a></text:p>
          </table:table-cell>
          <table:table-cell office:value-type="float" office:value="71374" calcext:value-type="float">
            <text:p>71374</text:p>
          </table:table-cell>
          <table:table-cell office:value-type="string" calcext:value-type="string">
            <text:p>1:2,488</text:p>
          </table:table-cell>
          <table:table-cell/>
          <table:table-cell table:formula="of:=IF([.F462]=&quot;&quot;;&quot;IsMale&quot;; [.F462])" office:value-type="string" office:string-value="IsMale" calcext:value-type="string">
            <text:p>IsMale</text:p>
          </table:table-cell>
          <table:table-cell/>
          <table:table-cell table:formula="of:=[.C462]" office:value-type="string" office:string-value="Mansur" calcext:value-type="string">
            <text:p>Mansur</text:p>
          </table:table-cell>
          <table:table-cell table:formula="of:=[.G46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<text:a xlink:href="https://forebears.io/forenames/ekene" xlink:type="simple">Ekene</text:a></text:p>
          </table:table-cell>
          <table:table-cell office:value-type="float" office:value="71332" calcext:value-type="float">
            <text:p>71332</text:p>
          </table:table-cell>
          <table:table-cell office:value-type="string" calcext:value-type="string">
            <text:p>1:2,489</text:p>
          </table:table-cell>
          <table:table-cell office:value-type="string" calcext:value-type="string">
            <text:p>IsNB</text:p>
          </table:table-cell>
          <table:table-cell table:formula="of:=IF([.F463]=&quot;&quot;;&quot;IsMale&quot;; [.F463])" office:value-type="string" office:string-value="IsNB" calcext:value-type="string">
            <text:p>IsNB</text:p>
          </table:table-cell>
          <table:table-cell/>
          <table:table-cell table:formula="of:=[.C463]" office:value-type="string" office:string-value="Ekene" calcext:value-type="string">
            <text:p>Ekene</text:p>
          </table:table-cell>
          <table:table-cell table:formula="of:=[.G46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kenna" xlink:type="simple">Ikenna</text:a></text:p>
          </table:table-cell>
          <table:table-cell office:value-type="float" office:value="70493" calcext:value-type="float">
            <text:p>70493</text:p>
          </table:table-cell>
          <table:table-cell office:value-type="string" calcext:value-type="string">
            <text:p>1:2,519</text:p>
          </table:table-cell>
          <table:table-cell/>
          <table:table-cell table:formula="of:=IF([.F464]=&quot;&quot;;&quot;IsMale&quot;; [.F464])" office:value-type="string" office:string-value="IsMale" calcext:value-type="string">
            <text:p>IsMale</text:p>
          </table:table-cell>
          <table:table-cell/>
          <table:table-cell table:formula="of:=[.C464]" office:value-type="string" office:string-value="Ikenna" calcext:value-type="string">
            <text:p>Ikenna</text:p>
          </table:table-cell>
          <table:table-cell table:formula="of:=[.G46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onstance" xlink:type="simple">Constance</text:a></text:p>
          </table:table-cell>
          <table:table-cell office:value-type="float" office:value="70477" calcext:value-type="float">
            <text:p>70477</text:p>
          </table:table-cell>
          <table:table-cell office:value-type="string" calcext:value-type="string">
            <text:p>1:2,519</text:p>
          </table:table-cell>
          <table:table-cell office:value-type="string" calcext:value-type="string">
            <text:p>IsFemale</text:p>
          </table:table-cell>
          <table:table-cell table:formula="of:=IF([.F465]=&quot;&quot;;&quot;IsMale&quot;; [.F465])" office:value-type="string" office:string-value="IsFemale" calcext:value-type="string">
            <text:p>IsFemale</text:p>
          </table:table-cell>
          <table:table-cell/>
          <table:table-cell table:formula="of:=[.C465]" office:value-type="string" office:string-value="Constance" calcext:value-type="string">
            <text:p>Constance</text:p>
          </table:table-cell>
          <table:table-cell table:formula="of:=[.G46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yahuza" xlink:type="simple">Yahuza</text:a></text:p>
          </table:table-cell>
          <table:table-cell office:value-type="float" office:value="70426" calcext:value-type="float">
            <text:p>70426</text:p>
          </table:table-cell>
          <table:table-cell office:value-type="string" calcext:value-type="string">
            <text:p>1:2,521</text:p>
          </table:table-cell>
          <table:table-cell/>
          <table:table-cell table:formula="of:=IF([.F466]=&quot;&quot;;&quot;IsMale&quot;; [.F466])" office:value-type="string" office:string-value="IsMale" calcext:value-type="string">
            <text:p>IsMale</text:p>
          </table:table-cell>
          <table:table-cell/>
          <table:table-cell table:formula="of:=[.C466]" office:value-type="string" office:string-value="Yahuza" calcext:value-type="string">
            <text:p>Yahuza</text:p>
          </table:table-cell>
          <table:table-cell table:formula="of:=[.G46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uwaiba" xlink:type="simple">Suwaiba</text:a></text:p>
          </table:table-cell>
          <table:table-cell office:value-type="float" office:value="70403" calcext:value-type="float">
            <text:p>70403</text:p>
          </table:table-cell>
          <table:table-cell office:value-type="string" calcext:value-type="string">
            <text:p>1:2,522</text:p>
          </table:table-cell>
          <table:table-cell office:value-type="string" calcext:value-type="string">
            <text:p>IsFemale</text:p>
          </table:table-cell>
          <table:table-cell table:formula="of:=IF([.F467]=&quot;&quot;;&quot;IsMale&quot;; [.F467])" office:value-type="string" office:string-value="IsFemale" calcext:value-type="string">
            <text:p>IsFemale</text:p>
          </table:table-cell>
          <table:table-cell/>
          <table:table-cell table:formula="of:=[.C467]" office:value-type="string" office:string-value="Suwaiba" calcext:value-type="string">
            <text:p>Suwaiba</text:p>
          </table:table-cell>
          <table:table-cell table:formula="of:=[.G46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saini" xlink:type="simple">Usaini</text:a></text:p>
          </table:table-cell>
          <table:table-cell office:value-type="float" office:value="70309" calcext:value-type="float">
            <text:p>70309</text:p>
          </table:table-cell>
          <table:table-cell office:value-type="string" calcext:value-type="string">
            <text:p>1:2,525</text:p>
          </table:table-cell>
          <table:table-cell/>
          <table:table-cell table:formula="of:=IF([.F468]=&quot;&quot;;&quot;IsMale&quot;; [.F468])" office:value-type="string" office:string-value="IsMale" calcext:value-type="string">
            <text:p>IsMale</text:p>
          </table:table-cell>
          <table:table-cell/>
          <table:table-cell table:formula="of:=[.C468]" office:value-type="string" office:string-value="Usaini" calcext:value-type="string">
            <text:p>Usaini</text:p>
          </table:table-cell>
          <table:table-cell table:formula="of:=[.G46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ilkisu" xlink:type="simple">Bilkisu</text:a></text:p>
          </table:table-cell>
          <table:table-cell office:value-type="float" office:value="69831" calcext:value-type="float">
            <text:p>69831</text:p>
          </table:table-cell>
          <table:table-cell office:value-type="string" calcext:value-type="string">
            <text:p>1:2,543</text:p>
          </table:table-cell>
          <table:table-cell office:value-type="string" calcext:value-type="string">
            <text:p>IsFemale</text:p>
          </table:table-cell>
          <table:table-cell table:formula="of:=IF([.F469]=&quot;&quot;;&quot;IsMale&quot;; [.F469])" office:value-type="string" office:string-value="IsFemale" calcext:value-type="string">
            <text:p>IsFemale</text:p>
          </table:table-cell>
          <table:table-cell/>
          <table:table-cell table:formula="of:=[.C469]" office:value-type="string" office:string-value="Bilkisu" calcext:value-type="string">
            <text:p>Bilkisu</text:p>
          </table:table-cell>
          <table:table-cell table:formula="of:=[.G46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niyu" xlink:type="simple">Ganiyu</text:a></text:p>
          </table:table-cell>
          <table:table-cell office:value-type="float" office:value="69507" calcext:value-type="float">
            <text:p>69507</text:p>
          </table:table-cell>
          <table:table-cell office:value-type="string" calcext:value-type="string">
            <text:p>1:2,555</text:p>
          </table:table-cell>
          <table:table-cell/>
          <table:table-cell table:formula="of:=IF([.F470]=&quot;&quot;;&quot;IsMale&quot;; [.F470])" office:value-type="string" office:string-value="IsMale" calcext:value-type="string">
            <text:p>IsMale</text:p>
          </table:table-cell>
          <table:table-cell/>
          <table:table-cell table:formula="of:=[.C470]" office:value-type="string" office:string-value="Ganiyu" calcext:value-type="string">
            <text:p>Ganiyu</text:p>
          </table:table-cell>
          <table:table-cell table:formula="of:=[.G4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usat" xlink:type="simple">Fausat</text:a></text:p>
          </table:table-cell>
          <table:table-cell office:value-type="float" office:value="69129" calcext:value-type="float">
            <text:p>69129</text:p>
          </table:table-cell>
          <table:table-cell office:value-type="string" calcext:value-type="string">
            <text:p>1:2,569</text:p>
          </table:table-cell>
          <table:table-cell office:value-type="string" calcext:value-type="string">
            <text:p>IsFemale</text:p>
          </table:table-cell>
          <table:table-cell table:formula="of:=IF([.F471]=&quot;&quot;;&quot;IsMale&quot;; [.F471])" office:value-type="string" office:string-value="IsFemale" calcext:value-type="string">
            <text:p>IsFemale</text:p>
          </table:table-cell>
          <table:table-cell/>
          <table:table-cell table:formula="of:=[.C471]" office:value-type="string" office:string-value="Fausat" calcext:value-type="string">
            <text:p>Fausat</text:p>
          </table:table-cell>
          <table:table-cell table:formula="of:=[.G4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ylvester" xlink:type="simple">Sylvester</text:a></text:p>
          </table:table-cell>
          <table:table-cell office:value-type="float" office:value="68996" calcext:value-type="float">
            <text:p>68996</text:p>
          </table:table-cell>
          <table:table-cell office:value-type="string" calcext:value-type="string">
            <text:p>1:2,574</text:p>
          </table:table-cell>
          <table:table-cell/>
          <table:table-cell table:formula="of:=IF([.F472]=&quot;&quot;;&quot;IsMale&quot;; [.F472])" office:value-type="string" office:string-value="IsMale" calcext:value-type="string">
            <text:p>IsMale</text:p>
          </table:table-cell>
          <table:table-cell/>
          <table:table-cell table:formula="of:=[.C472]" office:value-type="string" office:string-value="Sylvester" calcext:value-type="string">
            <text:p>Sylvester</text:p>
          </table:table-cell>
          <table:table-cell table:formula="of:=[.G4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bong" xlink:type="simple">Ubong</text:a></text:p>
          </table:table-cell>
          <table:table-cell office:value-type="float" office:value="68730" calcext:value-type="float">
            <text:p>68730</text:p>
          </table:table-cell>
          <table:table-cell office:value-type="string" calcext:value-type="string">
            <text:p>1:2,584</text:p>
          </table:table-cell>
          <table:table-cell/>
          <table:table-cell table:formula="of:=IF([.F473]=&quot;&quot;;&quot;IsMale&quot;; [.F473])" office:value-type="string" office:string-value="IsMale" calcext:value-type="string">
            <text:p>IsMale</text:p>
          </table:table-cell>
          <table:table-cell/>
          <table:table-cell table:formula="of:=[.C473]" office:value-type="string" office:string-value="Ubong" calcext:value-type="string">
            <text:p>Ubong</text:p>
          </table:table-cell>
          <table:table-cell table:formula="of:=[.G47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ukayya" xlink:type="simple">Rukayya</text:a></text:p>
          </table:table-cell>
          <table:table-cell office:value-type="float" office:value="68365" calcext:value-type="float">
            <text:p>68365</text:p>
          </table:table-cell>
          <table:table-cell office:value-type="string" calcext:value-type="string">
            <text:p>1:2,597</text:p>
          </table:table-cell>
          <table:table-cell office:value-type="string" calcext:value-type="string">
            <text:p>IsFemale</text:p>
          </table:table-cell>
          <table:table-cell table:formula="of:=IF([.F474]=&quot;&quot;;&quot;IsMale&quot;; [.F474])" office:value-type="string" office:string-value="IsFemale" calcext:value-type="string">
            <text:p>IsFemale</text:p>
          </table:table-cell>
          <table:table-cell/>
          <table:table-cell table:formula="of:=[.C474]" office:value-type="string" office:string-value="Rukayya" calcext:value-type="string">
            <text:p>Rukayya</text:p>
          </table:table-cell>
          <table:table-cell table:formula="of:=[.G47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inda" xlink:type="simple">Linda</text:a></text:p>
          </table:table-cell>
          <table:table-cell office:value-type="float" office:value="68192" calcext:value-type="float">
            <text:p>68192</text:p>
          </table:table-cell>
          <table:table-cell office:value-type="string" calcext:value-type="string">
            <text:p>1:2,604</text:p>
          </table:table-cell>
          <table:table-cell office:value-type="string" calcext:value-type="string">
            <text:p>IsFemale</text:p>
          </table:table-cell>
          <table:table-cell table:formula="of:=IF([.F475]=&quot;&quot;;&quot;IsMale&quot;; [.F475])" office:value-type="string" office:string-value="IsFemale" calcext:value-type="string">
            <text:p>IsFemale</text:p>
          </table:table-cell>
          <table:table-cell/>
          <table:table-cell table:formula="of:=[.C475]" office:value-type="string" office:string-value="Linda" calcext:value-type="string">
            <text:p>Linda</text:p>
          </table:table-cell>
          <table:table-cell table:formula="of:=[.G47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jike" xlink:type="simple">Ejike</text:a></text:p>
          </table:table-cell>
          <table:table-cell office:value-type="float" office:value="68154" calcext:value-type="float">
            <text:p>68154</text:p>
          </table:table-cell>
          <table:table-cell office:value-type="string" calcext:value-type="string">
            <text:p>1:2,605</text:p>
          </table:table-cell>
          <table:table-cell/>
          <table:table-cell table:formula="of:=IF([.F476]=&quot;&quot;;&quot;IsMale&quot;; [.F476])" office:value-type="string" office:string-value="IsMale" calcext:value-type="string">
            <text:p>IsMale</text:p>
          </table:table-cell>
          <table:table-cell/>
          <table:table-cell table:formula="of:=[.C476]" office:value-type="string" office:string-value="Ejike" calcext:value-type="string">
            <text:p>Ejike</text:p>
          </table:table-cell>
          <table:table-cell table:formula="of:=[.G4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atherine" xlink:type="simple">Catherine</text:a></text:p>
          </table:table-cell>
          <table:table-cell office:value-type="float" office:value="68001" calcext:value-type="float">
            <text:p>68001</text:p>
          </table:table-cell>
          <table:table-cell office:value-type="string" calcext:value-type="string">
            <text:p>1:2,611</text:p>
          </table:table-cell>
          <table:table-cell office:value-type="string" calcext:value-type="string">
            <text:p>IsFemale</text:p>
          </table:table-cell>
          <table:table-cell table:formula="of:=IF([.F477]=&quot;&quot;;&quot;IsMale&quot;; [.F477])" office:value-type="string" office:string-value="IsFemale" calcext:value-type="string">
            <text:p>IsFemale</text:p>
          </table:table-cell>
          <table:table-cell/>
          <table:table-cell table:formula="of:=[.C477]" office:value-type="string" office:string-value="Catherine" calcext:value-type="string">
            <text:p>Catherine</text:p>
          </table:table-cell>
          <table:table-cell table:formula="of:=[.G47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olake" xlink:type="simple">Folake</text:a></text:p>
          </table:table-cell>
          <table:table-cell office:value-type="float" office:value="67923" calcext:value-type="float">
            <text:p>67923</text:p>
          </table:table-cell>
          <table:table-cell office:value-type="string" calcext:value-type="string">
            <text:p>1:2,614</text:p>
          </table:table-cell>
          <table:table-cell office:value-type="string" calcext:value-type="string">
            <text:p>IsFemale</text:p>
          </table:table-cell>
          <table:table-cell table:formula="of:=IF([.F478]=&quot;&quot;;&quot;IsMale&quot;; [.F478])" office:value-type="string" office:string-value="IsFemale" calcext:value-type="string">
            <text:p>IsFemale</text:p>
          </table:table-cell>
          <table:table-cell/>
          <table:table-cell table:formula="of:=[.C478]" office:value-type="string" office:string-value="Folake" calcext:value-type="string">
            <text:p>Folake</text:p>
          </table:table-cell>
          <table:table-cell table:formula="of:=[.G47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<text:a xlink:href="https://forebears.io/forenames/ime" xlink:type="simple">Ime</text:a></text:p>
          </table:table-cell>
          <table:table-cell office:value-type="float" office:value="67461" calcext:value-type="float">
            <text:p>67461</text:p>
          </table:table-cell>
          <table:table-cell office:value-type="string" calcext:value-type="string">
            <text:p>1:2,632</text:p>
          </table:table-cell>
          <table:table-cell office:value-type="string" calcext:value-type="string">
            <text:p>IsNB</text:p>
          </table:table-cell>
          <table:table-cell table:formula="of:=IF([.F479]=&quot;&quot;;&quot;IsMale&quot;; [.F479])" office:value-type="string" office:string-value="IsNB" calcext:value-type="string">
            <text:p>IsNB</text:p>
          </table:table-cell>
          <table:table-cell/>
          <table:table-cell table:formula="of:=[.C479]" office:value-type="string" office:string-value="Ime" calcext:value-type="string">
            <text:p>Ime</text:p>
          </table:table-cell>
          <table:table-cell table:formula="of:=[.G47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arlse" xlink:type="simple">Charlse</text:a></text:p>
          </table:table-cell>
          <table:table-cell office:value-type="float" office:value="67314" calcext:value-type="float">
            <text:p>67314</text:p>
          </table:table-cell>
          <table:table-cell office:value-type="string" calcext:value-type="string">
            <text:p>1:2,638</text:p>
          </table:table-cell>
          <table:table-cell/>
          <table:table-cell table:formula="of:=IF([.F480]=&quot;&quot;;&quot;IsMale&quot;; [.F480])" office:value-type="string" office:string-value="IsMale" calcext:value-type="string">
            <text:p>IsMale</text:p>
          </table:table-cell>
          <table:table-cell/>
          <table:table-cell table:formula="of:=[.C480]" office:value-type="string" office:string-value="Charlse" calcext:value-type="string">
            <text:p>Charlse</text:p>
          </table:table-cell>
          <table:table-cell table:formula="of:=[.G4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<text:a xlink:href="https://forebears.io/forenames/ayo" xlink:type="simple">Ayo</text:a></text:p>
          </table:table-cell>
          <table:table-cell office:value-type="float" office:value="67033" calcext:value-type="float">
            <text:p>67033</text:p>
          </table:table-cell>
          <table:table-cell office:value-type="string" calcext:value-type="string">
            <text:p>1:2,649</text:p>
          </table:table-cell>
          <table:table-cell office:value-type="string" calcext:value-type="string">
            <text:p>IsNB</text:p>
          </table:table-cell>
          <table:table-cell table:formula="of:=IF([.F481]=&quot;&quot;;&quot;IsMale&quot;; [.F481])" office:value-type="string" office:string-value="IsNB" calcext:value-type="string">
            <text:p>IsNB</text:p>
          </table:table-cell>
          <table:table-cell/>
          <table:table-cell table:formula="of:=[.C481]" office:value-type="string" office:string-value="Ayo" calcext:value-type="string">
            <text:p>Ayo</text:p>
          </table:table-cell>
          <table:table-cell table:formula="of:=[.G48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ibril" xlink:type="simple">Jibril</text:a></text:p>
          </table:table-cell>
          <table:table-cell office:value-type="float" office:value="66958" calcext:value-type="float">
            <text:p>66958</text:p>
          </table:table-cell>
          <table:table-cell office:value-type="string" calcext:value-type="string">
            <text:p>1:2,652</text:p>
          </table:table-cell>
          <table:table-cell/>
          <table:table-cell table:formula="of:=IF([.F482]=&quot;&quot;;&quot;IsMale&quot;; [.F482])" office:value-type="string" office:string-value="IsMale" calcext:value-type="string">
            <text:p>IsMale</text:p>
          </table:table-cell>
          <table:table-cell/>
          <table:table-cell table:formula="of:=[.C482]" office:value-type="string" office:string-value="Jibril" calcext:value-type="string">
            <text:p>Jibril</text:p>
          </table:table-cell>
          <table:table-cell table:formula="of:=[.G4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ideon" xlink:type="simple">Gideon</text:a></text:p>
          </table:table-cell>
          <table:table-cell office:value-type="float" office:value="66898" calcext:value-type="float">
            <text:p>66898</text:p>
          </table:table-cell>
          <table:table-cell office:value-type="string" calcext:value-type="string">
            <text:p>1:2,654</text:p>
          </table:table-cell>
          <table:table-cell/>
          <table:table-cell table:formula="of:=IF([.F483]=&quot;&quot;;&quot;IsMale&quot;; [.F483])" office:value-type="string" office:string-value="IsMale" calcext:value-type="string">
            <text:p>IsMale</text:p>
          </table:table-cell>
          <table:table-cell/>
          <table:table-cell table:formula="of:=[.C483]" office:value-type="string" office:string-value="Gideon" calcext:value-type="string">
            <text:p>Gideon</text:p>
          </table:table-cell>
          <table:table-cell table:formula="of:=[.G4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adu" xlink:type="simple">Saadu</text:a></text:p>
          </table:table-cell>
          <table:table-cell office:value-type="float" office:value="66687" calcext:value-type="float">
            <text:p>66687</text:p>
          </table:table-cell>
          <table:table-cell office:value-type="string" calcext:value-type="string">
            <text:p>1:2,663</text:p>
          </table:table-cell>
          <table:table-cell/>
          <table:table-cell table:formula="of:=IF([.F484]=&quot;&quot;;&quot;IsMale&quot;; [.F484])" office:value-type="string" office:string-value="IsMale" calcext:value-type="string">
            <text:p>IsMale</text:p>
          </table:table-cell>
          <table:table-cell/>
          <table:table-cell table:formula="of:=[.C484]" office:value-type="string" office:string-value="Saadu" calcext:value-type="string">
            <text:p>Saadu</text:p>
          </table:table-cell>
          <table:table-cell table:formula="of:=[.G4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mohammadu" xlink:type="simple">Mohammadu</text:a></text:p>
          </table:table-cell>
          <table:table-cell office:value-type="float" office:value="66674" calcext:value-type="float">
            <text:p>66674</text:p>
          </table:table-cell>
          <table:table-cell office:value-type="string" calcext:value-type="string">
            <text:p>1:2,663</text:p>
          </table:table-cell>
          <table:table-cell/>
          <table:table-cell table:formula="of:=IF([.F485]=&quot;&quot;;&quot;IsMale&quot;; [.F485])" office:value-type="string" office:string-value="IsMale" calcext:value-type="string">
            <text:p>IsMale</text:p>
          </table:table-cell>
          <table:table-cell/>
          <table:table-cell table:formula="of:=[.C485]" office:value-type="string" office:string-value="Mohammadu" calcext:value-type="string">
            <text:p>Mohammadu</text:p>
          </table:table-cell>
          <table:table-cell table:formula="of:=[.G4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wisdom" xlink:type="simple">Wisdom</text:a></text:p>
          </table:table-cell>
          <table:table-cell office:value-type="float" office:value="66572" calcext:value-type="float">
            <text:p>66572</text:p>
          </table:table-cell>
          <table:table-cell office:value-type="string" calcext:value-type="string">
            <text:p>1:2,667</text:p>
          </table:table-cell>
          <table:table-cell/>
          <table:table-cell table:formula="of:=IF([.F486]=&quot;&quot;;&quot;IsMale&quot;; [.F486])" office:value-type="string" office:string-value="IsMale" calcext:value-type="string">
            <text:p>IsMale</text:p>
          </table:table-cell>
          <table:table-cell/>
          <table:table-cell table:formula="of:=[.C486]" office:value-type="string" office:string-value="Wisdom" calcext:value-type="string">
            <text:p>Wisdom</text:p>
          </table:table-cell>
          <table:table-cell table:formula="of:=[.G48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olasade" xlink:type="simple">Folasade</text:a></text:p>
          </table:table-cell>
          <table:table-cell office:value-type="float" office:value="66313" calcext:value-type="float">
            <text:p>66313</text:p>
          </table:table-cell>
          <table:table-cell office:value-type="string" calcext:value-type="string">
            <text:p>1:2,678</text:p>
          </table:table-cell>
          <table:table-cell office:value-type="string" calcext:value-type="string">
            <text:p>IsFemale</text:p>
          </table:table-cell>
          <table:table-cell table:formula="of:=IF([.F487]=&quot;&quot;;&quot;IsMale&quot;; [.F487])" office:value-type="string" office:string-value="IsFemale" calcext:value-type="string">
            <text:p>IsFemale</text:p>
          </table:table-cell>
          <table:table-cell/>
          <table:table-cell table:formula="of:=[.C487]" office:value-type="string" office:string-value="Folasade" calcext:value-type="string">
            <text:p>Folasade</text:p>
          </table:table-cell>
          <table:table-cell table:formula="of:=[.G48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<text:a xlink:href="https://forebears.io/forenames/chimezie" xlink:type="simple">Chimezie</text:a></text:p>
          </table:table-cell>
          <table:table-cell office:value-type="float" office:value="66306" calcext:value-type="float">
            <text:p>66306</text:p>
          </table:table-cell>
          <table:table-cell office:value-type="string" calcext:value-type="string">
            <text:p>1:2,678</text:p>
          </table:table-cell>
          <table:table-cell/>
          <table:table-cell table:formula="of:=IF([.F488]=&quot;&quot;;&quot;IsMale&quot;; [.F488])" office:value-type="string" office:string-value="IsMale" calcext:value-type="string">
            <text:p>IsMale</text:p>
          </table:table-cell>
          <table:table-cell/>
          <table:table-cell table:formula="of:=[.C488]" office:value-type="string" office:string-value="Chimezie" calcext:value-type="string">
            <text:p>Chimezie</text:p>
          </table:table-cell>
          <table:table-cell table:formula="of:=[.G48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eremiah" xlink:type="simple">Jeremiah</text:a></text:p>
          </table:table-cell>
          <table:table-cell office:value-type="float" office:value="66217" calcext:value-type="float">
            <text:p>66217</text:p>
          </table:table-cell>
          <table:table-cell office:value-type="string" calcext:value-type="string">
            <text:p>1:2,682</text:p>
          </table:table-cell>
          <table:table-cell/>
          <table:table-cell table:formula="of:=IF([.F489]=&quot;&quot;;&quot;IsMale&quot;; [.F489])" office:value-type="string" office:string-value="IsMale" calcext:value-type="string">
            <text:p>IsMale</text:p>
          </table:table-cell>
          <table:table-cell/>
          <table:table-cell table:formula="of:=[.C489]" office:value-type="string" office:string-value="Jeremiah" calcext:value-type="string">
            <text:p>Jeremiah</text:p>
          </table:table-cell>
          <table:table-cell table:formula="of:=[.G4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elvin" xlink:type="simple">Kelvin</text:a></text:p>
          </table:table-cell>
          <table:table-cell office:value-type="float" office:value="66171" calcext:value-type="float">
            <text:p>66171</text:p>
          </table:table-cell>
          <table:table-cell office:value-type="string" calcext:value-type="string">
            <text:p>1:2,683</text:p>
          </table:table-cell>
          <table:table-cell/>
          <table:table-cell table:formula="of:=IF([.F490]=&quot;&quot;;&quot;IsMale&quot;; [.F490])" office:value-type="string" office:string-value="IsMale" calcext:value-type="string">
            <text:p>IsMale</text:p>
          </table:table-cell>
          <table:table-cell/>
          <table:table-cell table:formula="of:=[.C490]" office:value-type="string" office:string-value="Kelvin" calcext:value-type="string">
            <text:p>Kelvin</text:p>
          </table:table-cell>
          <table:table-cell table:formula="of:=[.G4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na" xlink:type="simple">Anna</text:a></text:p>
          </table:table-cell>
          <table:table-cell office:value-type="float" office:value="65936" calcext:value-type="float">
            <text:p>65936</text:p>
          </table:table-cell>
          <table:table-cell office:value-type="string" calcext:value-type="string">
            <text:p>1:2,693</text:p>
          </table:table-cell>
          <table:table-cell office:value-type="string" calcext:value-type="string">
            <text:p>IsFemale</text:p>
          </table:table-cell>
          <table:table-cell table:formula="of:=IF([.F491]=&quot;&quot;;&quot;IsMale&quot;; [.F491])" office:value-type="string" office:string-value="IsFemale" calcext:value-type="string">
            <text:p>IsFemale</text:p>
          </table:table-cell>
          <table:table-cell/>
          <table:table-cell table:formula="of:=[.C491]" office:value-type="string" office:string-value="Anna" calcext:value-type="string">
            <text:p>Anna</text:p>
          </table:table-cell>
          <table:table-cell table:formula="of:=[.G49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iu" xlink:type="simple">Aliu</text:a></text:p>
          </table:table-cell>
          <table:table-cell office:value-type="float" office:value="65885" calcext:value-type="float">
            <text:p>65885</text:p>
          </table:table-cell>
          <table:table-cell office:value-type="string" calcext:value-type="string">
            <text:p>1:2,695</text:p>
          </table:table-cell>
          <table:table-cell/>
          <table:table-cell table:formula="of:=IF([.F492]=&quot;&quot;;&quot;IsMale&quot;; [.F492])" office:value-type="string" office:string-value="IsMale" calcext:value-type="string">
            <text:p>IsMale</text:p>
          </table:table-cell>
          <table:table-cell/>
          <table:table-cell table:formula="of:=[.C492]" office:value-type="string" office:string-value="Aliu" calcext:value-type="string">
            <text:p>Aliu</text:p>
          </table:table-cell>
          <table:table-cell table:formula="of:=[.G49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nuwa" xlink:type="simple">Inuwa</text:a></text:p>
          </table:table-cell>
          <table:table-cell office:value-type="float" office:value="65757" calcext:value-type="float">
            <text:p>65757</text:p>
          </table:table-cell>
          <table:table-cell office:value-type="string" calcext:value-type="string">
            <text:p>1:2,700</text:p>
          </table:table-cell>
          <table:table-cell/>
          <table:table-cell table:formula="of:=IF([.F493]=&quot;&quot;;&quot;IsMale&quot;; [.F493])" office:value-type="string" office:string-value="IsMale" calcext:value-type="string">
            <text:p>IsMale</text:p>
          </table:table-cell>
          <table:table-cell/>
          <table:table-cell table:formula="of:=[.C493]" office:value-type="string" office:string-value="Inuwa" calcext:value-type="string">
            <text:p>Inuwa</text:p>
          </table:table-cell>
          <table:table-cell table:formula="of:=[.G49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<text:a xlink:href="https://forebears.io/forenames/olabisi" xlink:type="simple">Olabisi</text:a></text:p>
          </table:table-cell>
          <table:table-cell office:value-type="float" office:value="65426" calcext:value-type="float">
            <text:p>65426</text:p>
          </table:table-cell>
          <table:table-cell office:value-type="string" calcext:value-type="string">
            <text:p>1:2,714</text:p>
          </table:table-cell>
          <table:table-cell/>
          <table:table-cell table:formula="of:=IF([.F494]=&quot;&quot;;&quot;IsMale&quot;; [.F494])" office:value-type="string" office:string-value="IsMale" calcext:value-type="string">
            <text:p>IsMale</text:p>
          </table:table-cell>
          <table:table-cell/>
          <table:table-cell table:formula="of:=[.C494]" office:value-type="string" office:string-value="Olabisi" calcext:value-type="string">
            <text:p>Olabisi</text:p>
          </table:table-cell>
          <table:table-cell table:formula="of:=[.G49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<text:a xlink:href="https://forebears.io/forenames/etim" xlink:type="simple">Etim</text:a></text:p>
          </table:table-cell>
          <table:table-cell office:value-type="float" office:value="65370" calcext:value-type="float">
            <text:p>65370</text:p>
          </table:table-cell>
          <table:table-cell office:value-type="string" calcext:value-type="string">
            <text:p>1:2,716</text:p>
          </table:table-cell>
          <table:table-cell/>
          <table:table-cell table:formula="of:=IF([.F495]=&quot;&quot;;&quot;IsMale&quot;; [.F495])" office:value-type="string" office:string-value="IsMale" calcext:value-type="string">
            <text:p>IsMale</text:p>
          </table:table-cell>
          <table:table-cell/>
          <table:table-cell table:formula="of:=[.C495]" office:value-type="string" office:string-value="Etim" calcext:value-type="string">
            <text:p>Etim</text:p>
          </table:table-cell>
          <table:table-cell table:formula="of:=[.G49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<text:a xlink:href="https://forebears.io/forenames/endurance" xlink:type="simple">Endurance</text:a></text:p>
          </table:table-cell>
          <table:table-cell office:value-type="float" office:value="65304" calcext:value-type="float">
            <text:p>65304</text:p>
          </table:table-cell>
          <table:table-cell office:value-type="string" calcext:value-type="string">
            <text:p>1:2,719</text:p>
          </table:table-cell>
          <table:table-cell office:value-type="string" calcext:value-type="string">
            <text:p>IsNB</text:p>
          </table:table-cell>
          <table:table-cell table:formula="of:=IF([.F496]=&quot;&quot;;&quot;IsMale&quot;; [.F496])" office:value-type="string" office:string-value="IsNB" calcext:value-type="string">
            <text:p>IsNB</text:p>
          </table:table-cell>
          <table:table-cell/>
          <table:table-cell table:formula="of:=[.C496]" office:value-type="string" office:string-value="Endurance" calcext:value-type="string">
            <text:p>Endurance</text:p>
          </table:table-cell>
          <table:table-cell table:formula="of:=[.G49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auty" xlink:type="simple">Beauty</text:a></text:p>
          </table:table-cell>
          <table:table-cell office:value-type="float" office:value="65220" calcext:value-type="float">
            <text:p>65220</text:p>
          </table:table-cell>
          <table:table-cell office:value-type="string" calcext:value-type="string">
            <text:p>1:2,723</text:p>
          </table:table-cell>
          <table:table-cell office:value-type="string" calcext:value-type="string">
            <text:p>IsFemale</text:p>
          </table:table-cell>
          <table:table-cell table:formula="of:=IF([.F497]=&quot;&quot;;&quot;IsMale&quot;; [.F497])" office:value-type="string" office:string-value="IsFemale" calcext:value-type="string">
            <text:p>IsFemale</text:p>
          </table:table-cell>
          <table:table-cell/>
          <table:table-cell table:formula="of:=[.C497]" office:value-type="string" office:string-value="Beauty" calcext:value-type="string">
            <text:p>Beauty</text:p>
          </table:table-cell>
          <table:table-cell table:formula="of:=[.G49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karim" xlink:type="simple">Abdulkarim</text:a></text:p>
          </table:table-cell>
          <table:table-cell office:value-type="float" office:value="65117" calcext:value-type="float">
            <text:p>65117</text:p>
          </table:table-cell>
          <table:table-cell office:value-type="string" calcext:value-type="string">
            <text:p>1:2,727</text:p>
          </table:table-cell>
          <table:table-cell/>
          <table:table-cell table:formula="of:=IF([.F498]=&quot;&quot;;&quot;IsMale&quot;; [.F498])" office:value-type="string" office:string-value="IsMale" calcext:value-type="string">
            <text:p>IsMale</text:p>
          </table:table-cell>
          <table:table-cell/>
          <table:table-cell table:formula="of:=[.C498]" office:value-type="string" office:string-value="Abdulkarim" calcext:value-type="string">
            <text:p>Abdulkarim</text:p>
          </table:table-cell>
          <table:table-cell table:formula="of:=[.G49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lkisu" xlink:type="simple">Balkisu</text:a></text:p>
          </table:table-cell>
          <table:table-cell office:value-type="float" office:value="65103" calcext:value-type="float">
            <text:p>65103</text:p>
          </table:table-cell>
          <table:table-cell office:value-type="string" calcext:value-type="string">
            <text:p>1:2,727</text:p>
          </table:table-cell>
          <table:table-cell office:value-type="string" calcext:value-type="string">
            <text:p>IsFemale</text:p>
          </table:table-cell>
          <table:table-cell table:formula="of:=IF([.F499]=&quot;&quot;;&quot;IsMale&quot;; [.F499])" office:value-type="string" office:string-value="IsFemale" calcext:value-type="string">
            <text:p>IsFemale</text:p>
          </table:table-cell>
          <table:table-cell/>
          <table:table-cell table:formula="of:=[.C499]" office:value-type="string" office:string-value="Balkisu" calcext:value-type="string">
            <text:p>Balkisu</text:p>
          </table:table-cell>
          <table:table-cell table:formula="of:=[.G49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<text:a xlink:href="https://forebears.io/forenames/sola" xlink:type="simple">Sola</text:a></text:p>
          </table:table-cell>
          <table:table-cell office:value-type="float" office:value="64860" calcext:value-type="float">
            <text:p>64860</text:p>
          </table:table-cell>
          <table:table-cell office:value-type="string" calcext:value-type="string">
            <text:p>1:2,738</text:p>
          </table:table-cell>
          <table:table-cell office:value-type="string" calcext:value-type="string">
            <text:p>IsNB</text:p>
          </table:table-cell>
          <table:table-cell table:formula="of:=IF([.F500]=&quot;&quot;;&quot;IsMale&quot;; [.F500])" office:value-type="string" office:string-value="IsNB" calcext:value-type="string">
            <text:p>IsNB</text:p>
          </table:table-cell>
          <table:table-cell/>
          <table:table-cell table:formula="of:=[.C500]" office:value-type="string" office:string-value="Sola" calcext:value-type="string">
            <text:p>Sola</text:p>
          </table:table-cell>
          <table:table-cell table:formula="of:=[.G50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sirat" xlink:type="simple">Basirat</text:a></text:p>
          </table:table-cell>
          <table:table-cell office:value-type="float" office:value="64773" calcext:value-type="float">
            <text:p>64773</text:p>
          </table:table-cell>
          <table:table-cell office:value-type="string" calcext:value-type="string">
            <text:p>1:2,741</text:p>
          </table:table-cell>
          <table:table-cell office:value-type="string" calcext:value-type="string">
            <text:p>IsFemale</text:p>
          </table:table-cell>
          <table:table-cell table:formula="of:=IF([.F501]=&quot;&quot;;&quot;IsMale&quot;; [.F501])" office:value-type="string" office:string-value="IsFemale" calcext:value-type="string">
            <text:p>IsFemale</text:p>
          </table:table-cell>
          <table:table-cell/>
          <table:table-cell table:formula="of:=[.C501]" office:value-type="string" office:string-value="Basirat" calcext:value-type="string">
            <text:p>Basirat</text:p>
          </table:table-cell>
          <table:table-cell table:formula="of:=[.G50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<text:a xlink:href="https://forebears.io/forenames/mfon" xlink:type="simple">Mfon</text:a></text:p>
          </table:table-cell>
          <table:table-cell office:value-type="float" office:value="64745" calcext:value-type="float">
            <text:p>64745</text:p>
          </table:table-cell>
          <table:table-cell office:value-type="string" calcext:value-type="string">
            <text:p>1:2,743</text:p>
          </table:table-cell>
          <table:table-cell office:value-type="string" calcext:value-type="string">
            <text:p>IsNB</text:p>
          </table:table-cell>
          <table:table-cell table:formula="of:=IF([.F502]=&quot;&quot;;&quot;IsMale&quot;; [.F502])" office:value-type="string" office:string-value="IsNB" calcext:value-type="string">
            <text:p>IsNB</text:p>
          </table:table-cell>
          <table:table-cell/>
          <table:table-cell table:formula="of:=[.C502]" office:value-type="string" office:string-value="Mfon" calcext:value-type="string">
            <text:p>Mfon</text:p>
          </table:table-cell>
          <table:table-cell table:formula="of:=[.G50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olawole" xlink:type="simple">Kolawole</text:a></text:p>
          </table:table-cell>
          <table:table-cell office:value-type="float" office:value="64463" calcext:value-type="float">
            <text:p>64463</text:p>
          </table:table-cell>
          <table:table-cell office:value-type="string" calcext:value-type="string">
            <text:p>1:2,755</text:p>
          </table:table-cell>
          <table:table-cell/>
          <table:table-cell table:formula="of:=IF([.F503]=&quot;&quot;;&quot;IsMale&quot;; [.F503])" office:value-type="string" office:string-value="IsMale" calcext:value-type="string">
            <text:p>IsMale</text:p>
          </table:table-cell>
          <table:table-cell/>
          <table:table-cell table:formula="of:=[.C503]" office:value-type="string" office:string-value="Kolawole" calcext:value-type="string">
            <text:p>Kolawole</text:p>
          </table:table-cell>
          <table:table-cell table:formula="of:=[.G50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buka" xlink:type="simple">Ebuka</text:a></text:p>
          </table:table-cell>
          <table:table-cell office:value-type="float" office:value="64193" calcext:value-type="float">
            <text:p>64193</text:p>
          </table:table-cell>
          <table:table-cell office:value-type="string" calcext:value-type="string">
            <text:p>1:2,766</text:p>
          </table:table-cell>
          <table:table-cell/>
          <table:table-cell table:formula="of:=IF([.F504]=&quot;&quot;;&quot;IsMale&quot;; [.F504])" office:value-type="string" office:string-value="IsMale" calcext:value-type="string">
            <text:p>IsMale</text:p>
          </table:table-cell>
          <table:table-cell/>
          <table:table-cell table:formula="of:=[.C504]" office:value-type="string" office:string-value="Ebuka" calcext:value-type="string">
            <text:p>Ebuka</text:p>
          </table:table-cell>
          <table:table-cell table:formula="of:=[.G5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oniface" xlink:type="simple">Boniface</text:a></text:p>
          </table:table-cell>
          <table:table-cell office:value-type="float" office:value="64046" calcext:value-type="float">
            <text:p>64046</text:p>
          </table:table-cell>
          <table:table-cell office:value-type="string" calcext:value-type="string">
            <text:p>1:2,772</text:p>
          </table:table-cell>
          <table:table-cell/>
          <table:table-cell table:formula="of:=IF([.F505]=&quot;&quot;;&quot;IsMale&quot;; [.F505])" office:value-type="string" office:string-value="IsMale" calcext:value-type="string">
            <text:p>IsMale</text:p>
          </table:table-cell>
          <table:table-cell/>
          <table:table-cell table:formula="of:=[.C505]" office:value-type="string" office:string-value="Boniface" calcext:value-type="string">
            <text:p>Boniface</text:p>
          </table:table-cell>
          <table:table-cell table:formula="of:=[.G50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urajo" xlink:type="simple">Surajo</text:a></text:p>
          </table:table-cell>
          <table:table-cell office:value-type="float" office:value="63970" calcext:value-type="float">
            <text:p>63970</text:p>
          </table:table-cell>
          <table:table-cell office:value-type="string" calcext:value-type="string">
            <text:p>1:2,776</text:p>
          </table:table-cell>
          <table:table-cell/>
          <table:table-cell table:formula="of:=IF([.F506]=&quot;&quot;;&quot;IsMale&quot;; [.F506])" office:value-type="string" office:string-value="IsMale" calcext:value-type="string">
            <text:p>IsMale</text:p>
          </table:table-cell>
          <table:table-cell/>
          <table:table-cell table:formula="of:=[.C506]" office:value-type="string" office:string-value="Surajo" calcext:value-type="string">
            <text:p>Surajo</text:p>
          </table:table-cell>
          <table:table-cell table:formula="of:=[.G5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feez" xlink:type="simple">Afeez</text:a></text:p>
          </table:table-cell>
          <table:table-cell office:value-type="float" office:value="63647" calcext:value-type="float">
            <text:p>63647</text:p>
          </table:table-cell>
          <table:table-cell office:value-type="string" calcext:value-type="string">
            <text:p>1:2,790</text:p>
          </table:table-cell>
          <table:table-cell/>
          <table:table-cell table:formula="of:=IF([.F507]=&quot;&quot;;&quot;IsMale&quot;; [.F507])" office:value-type="string" office:string-value="IsMale" calcext:value-type="string">
            <text:p>IsMale</text:p>
          </table:table-cell>
          <table:table-cell/>
          <table:table-cell table:formula="of:=[.C507]" office:value-type="string" office:string-value="Afeez" calcext:value-type="string">
            <text:p>Afeez</text:p>
          </table:table-cell>
          <table:table-cell table:formula="of:=[.G50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organ" xlink:type="simple">Morgan</text:a></text:p>
          </table:table-cell>
          <table:table-cell office:value-type="float" office:value="63611" calcext:value-type="float">
            <text:p>63611</text:p>
          </table:table-cell>
          <table:table-cell office:value-type="string" calcext:value-type="string">
            <text:p>1:2,791</text:p>
          </table:table-cell>
          <table:table-cell/>
          <table:table-cell table:formula="of:=IF([.F508]=&quot;&quot;;&quot;IsMale&quot;; [.F508])" office:value-type="string" office:string-value="IsMale" calcext:value-type="string">
            <text:p>IsMale</text:p>
          </table:table-cell>
          <table:table-cell/>
          <table:table-cell table:formula="of:=[.C508]" office:value-type="string" office:string-value="Morgan" calcext:value-type="string">
            <text:p>Morgan</text:p>
          </table:table-cell>
          <table:table-cell table:formula="of:=[.G5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wa" xlink:type="simple">Tawa</text:a></text:p>
          </table:table-cell>
          <table:table-cell office:value-type="float" office:value="63417" calcext:value-type="float">
            <text:p>63417</text:p>
          </table:table-cell>
          <table:table-cell office:value-type="string" calcext:value-type="string">
            <text:p>1:2,800</text:p>
          </table:table-cell>
          <table:table-cell office:value-type="string" calcext:value-type="string">
            <text:p>IsFemale</text:p>
          </table:table-cell>
          <table:table-cell table:formula="of:=IF([.F509]=&quot;&quot;;&quot;IsMale&quot;; [.F509])" office:value-type="string" office:string-value="IsFemale" calcext:value-type="string">
            <text:p>IsFemale</text:p>
          </table:table-cell>
          <table:table-cell/>
          <table:table-cell table:formula="of:=[.C509]" office:value-type="string" office:string-value="Tawa" calcext:value-type="string">
            <text:p>Tawa</text:p>
          </table:table-cell>
          <table:table-cell table:formula="of:=[.G50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oble" xlink:type="simple">Noble</text:a></text:p>
          </table:table-cell>
          <table:table-cell office:value-type="float" office:value="63412" calcext:value-type="float">
            <text:p>63412</text:p>
          </table:table-cell>
          <table:table-cell office:value-type="string" calcext:value-type="string">
            <text:p>1:2,800</text:p>
          </table:table-cell>
          <table:table-cell/>
          <table:table-cell table:formula="of:=IF([.F510]=&quot;&quot;;&quot;IsMale&quot;; [.F510])" office:value-type="string" office:string-value="IsMale" calcext:value-type="string">
            <text:p>IsMale</text:p>
          </table:table-cell>
          <table:table-cell/>
          <table:table-cell table:formula="of:=[.C510]" office:value-type="string" office:string-value="Noble" calcext:value-type="string">
            <text:p>Noble</text:p>
          </table:table-cell>
          <table:table-cell table:formula="of:=[.G5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damasi" xlink:type="simple">Badamasi</text:a></text:p>
          </table:table-cell>
          <table:table-cell office:value-type="float" office:value="63287" calcext:value-type="float">
            <text:p>63287</text:p>
          </table:table-cell>
          <table:table-cell office:value-type="string" calcext:value-type="string">
            <text:p>1:2,806</text:p>
          </table:table-cell>
          <table:table-cell/>
          <table:table-cell table:formula="of:=IF([.F511]=&quot;&quot;;&quot;IsMale&quot;; [.F511])" office:value-type="string" office:string-value="IsMale" calcext:value-type="string">
            <text:p>IsMale</text:p>
          </table:table-cell>
          <table:table-cell/>
          <table:table-cell table:formula="of:=[.C511]" office:value-type="string" office:string-value="Badamasi" calcext:value-type="string">
            <text:p>Badamasi</text:p>
          </table:table-cell>
          <table:table-cell table:formula="of:=[.G51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mmed" xlink:type="simple">Hammed</text:a></text:p>
          </table:table-cell>
          <table:table-cell office:value-type="float" office:value="63228" calcext:value-type="float">
            <text:p>63228</text:p>
          </table:table-cell>
          <table:table-cell office:value-type="string" calcext:value-type="string">
            <text:p>1:2,808</text:p>
          </table:table-cell>
          <table:table-cell/>
          <table:table-cell table:formula="of:=IF([.F512]=&quot;&quot;;&quot;IsMale&quot;; [.F512])" office:value-type="string" office:string-value="IsMale" calcext:value-type="string">
            <text:p>IsMale</text:p>
          </table:table-cell>
          <table:table-cell/>
          <table:table-cell table:formula="of:=[.C512]" office:value-type="string" office:string-value="Hammed" calcext:value-type="string">
            <text:p>Hammed</text:p>
          </table:table-cell>
          <table:table-cell table:formula="of:=[.G5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ikiru" xlink:type="simple">Sikiru</text:a></text:p>
          </table:table-cell>
          <table:table-cell office:value-type="float" office:value="63002" calcext:value-type="float">
            <text:p>63002</text:p>
          </table:table-cell>
          <table:table-cell office:value-type="string" calcext:value-type="string">
            <text:p>1:2,818</text:p>
          </table:table-cell>
          <table:table-cell/>
          <table:table-cell table:formula="of:=IF([.F513]=&quot;&quot;;&quot;IsMale&quot;; [.F513])" office:value-type="string" office:string-value="IsMale" calcext:value-type="string">
            <text:p>IsMale</text:p>
          </table:table-cell>
          <table:table-cell/>
          <table:table-cell table:formula="of:=[.C513]" office:value-type="string" office:string-value="Sikiru" calcext:value-type="string">
            <text:p>Sikiru</text:p>
          </table:table-cell>
          <table:table-cell table:formula="of:=[.G51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ibueze" xlink:type="simple">Chibueze</text:a></text:p>
          </table:table-cell>
          <table:table-cell office:value-type="float" office:value="62866" calcext:value-type="float">
            <text:p>62866</text:p>
          </table:table-cell>
          <table:table-cell office:value-type="string" calcext:value-type="string">
            <text:p>1:2,824</text:p>
          </table:table-cell>
          <table:table-cell/>
          <table:table-cell table:formula="of:=IF([.F514]=&quot;&quot;;&quot;IsMale&quot;; [.F514])" office:value-type="string" office:string-value="IsMale" calcext:value-type="string">
            <text:p>IsMale</text:p>
          </table:table-cell>
          <table:table-cell/>
          <table:table-cell table:formula="of:=[.C514]" office:value-type="string" office:string-value="Chibueze" calcext:value-type="string">
            <text:p>Chibueze</text:p>
          </table:table-cell>
          <table:table-cell table:formula="of:=[.G5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ureen" xlink:type="simple">Maureen</text:a></text:p>
          </table:table-cell>
          <table:table-cell office:value-type="float" office:value="62718" calcext:value-type="float">
            <text:p>62718</text:p>
          </table:table-cell>
          <table:table-cell office:value-type="string" calcext:value-type="string">
            <text:p>1:2,831</text:p>
          </table:table-cell>
          <table:table-cell office:value-type="string" calcext:value-type="string">
            <text:p>IsFemale</text:p>
          </table:table-cell>
          <table:table-cell table:formula="of:=IF([.F515]=&quot;&quot;;&quot;IsMale&quot;; [.F515])" office:value-type="string" office:string-value="IsFemale" calcext:value-type="string">
            <text:p>IsFemale</text:p>
          </table:table-cell>
          <table:table-cell/>
          <table:table-cell table:formula="of:=[.C515]" office:value-type="string" office:string-value="Maureen" calcext:value-type="string">
            <text:p>Maureen</text:p>
          </table:table-cell>
          <table:table-cell table:formula="of:=[.G51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<text:a xlink:href="https://forebears.io/forenames/chibuzor" xlink:type="simple">Chibuzor</text:a></text:p>
          </table:table-cell>
          <table:table-cell office:value-type="float" office:value="62621" calcext:value-type="float">
            <text:p>62621</text:p>
          </table:table-cell>
          <table:table-cell office:value-type="string" calcext:value-type="string">
            <text:p>1:2,836</text:p>
          </table:table-cell>
          <table:table-cell office:value-type="string" calcext:value-type="string">
            <text:p>IsNB</text:p>
          </table:table-cell>
          <table:table-cell table:formula="of:=IF([.F516]=&quot;&quot;;&quot;IsMale&quot;; [.F516])" office:value-type="string" office:string-value="IsNB" calcext:value-type="string">
            <text:p>IsNB</text:p>
          </table:table-cell>
          <table:table-cell/>
          <table:table-cell table:formula="of:=[.C516]" office:value-type="string" office:string-value="Chibuzor" calcext:value-type="string">
            <text:p>Chibuzor</text:p>
          </table:table-cell>
          <table:table-cell table:formula="of:=[.G51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upe" xlink:type="simple">Dupe</text:a></text:p>
          </table:table-cell>
          <table:table-cell office:value-type="float" office:value="62506" calcext:value-type="float">
            <text:p>62506</text:p>
          </table:table-cell>
          <table:table-cell office:value-type="string" calcext:value-type="string">
            <text:p>1:2,841</text:p>
          </table:table-cell>
          <table:table-cell office:value-type="string" calcext:value-type="string">
            <text:p>IsFemale</text:p>
          </table:table-cell>
          <table:table-cell table:formula="of:=IF([.F517]=&quot;&quot;;&quot;IsMale&quot;; [.F517])" office:value-type="string" office:string-value="IsFemale" calcext:value-type="string">
            <text:p>IsFemale</text:p>
          </table:table-cell>
          <table:table-cell/>
          <table:table-cell table:formula="of:=[.C517]" office:value-type="string" office:string-value="Dupe" calcext:value-type="string">
            <text:p>Dupe</text:p>
          </table:table-cell>
          <table:table-cell table:formula="of:=[.G5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<text:a xlink:href="https://forebears.io/forenames/adeyemi" xlink:type="simple">Adeyemi</text:a></text:p>
          </table:table-cell>
          <table:table-cell office:value-type="float" office:value="62474" calcext:value-type="float">
            <text:p>62474</text:p>
          </table:table-cell>
          <table:table-cell office:value-type="string" calcext:value-type="string">
            <text:p>1:2,842</text:p>
          </table:table-cell>
          <table:table-cell office:value-type="string" calcext:value-type="string">
            <text:p>IsNB</text:p>
          </table:table-cell>
          <table:table-cell table:formula="of:=IF([.F518]=&quot;&quot;;&quot;IsMale&quot;; [.F518])" office:value-type="string" office:string-value="IsNB" calcext:value-type="string">
            <text:p>IsNB</text:p>
          </table:table-cell>
          <table:table-cell/>
          <table:table-cell table:formula="of:=[.C518]" office:value-type="string" office:string-value="Adeyemi" calcext:value-type="string">
            <text:p>Adeyemi</text:p>
          </table:table-cell>
          <table:table-cell table:formula="of:=[.G51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el" xlink:type="simple">Abel</text:a></text:p>
          </table:table-cell>
          <table:table-cell office:value-type="float" office:value="62424" calcext:value-type="float">
            <text:p>62424</text:p>
          </table:table-cell>
          <table:table-cell office:value-type="string" calcext:value-type="string">
            <text:p>1:2,844</text:p>
          </table:table-cell>
          <table:table-cell/>
          <table:table-cell table:formula="of:=IF([.F519]=&quot;&quot;;&quot;IsMale&quot;; [.F519])" office:value-type="string" office:string-value="IsMale" calcext:value-type="string">
            <text:p>IsMale</text:p>
          </table:table-cell>
          <table:table-cell/>
          <table:table-cell table:formula="of:=[.C519]" office:value-type="string" office:string-value="Abel" calcext:value-type="string">
            <text:p>Abel</text:p>
          </table:table-cell>
          <table:table-cell table:formula="of:=[.G51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ayodeji" xlink:type="simple">Ayodeji</text:a></text:p>
          </table:table-cell>
          <table:table-cell office:value-type="float" office:value="62131" calcext:value-type="float">
            <text:p>62131</text:p>
          </table:table-cell>
          <table:table-cell office:value-type="string" calcext:value-type="string">
            <text:p>1:2,858</text:p>
          </table:table-cell>
          <table:table-cell/>
          <table:table-cell table:formula="of:=IF([.F520]=&quot;&quot;;&quot;IsMale&quot;; [.F520])" office:value-type="string" office:string-value="IsMale" calcext:value-type="string">
            <text:p>IsMale</text:p>
          </table:table-cell>
          <table:table-cell/>
          <table:table-cell table:formula="of:=[.C520]" office:value-type="string" office:string-value="Ayodeji" calcext:value-type="string">
            <text:p>Ayodeji</text:p>
          </table:table-cell>
          <table:table-cell table:formula="of:=[.G5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cdonald" xlink:type="simple">Macdonald</text:a></text:p>
          </table:table-cell>
          <table:table-cell office:value-type="float" office:value="61985" calcext:value-type="float">
            <text:p>61985</text:p>
          </table:table-cell>
          <table:table-cell office:value-type="string" calcext:value-type="string">
            <text:p>1:2,865</text:p>
          </table:table-cell>
          <table:table-cell/>
          <table:table-cell table:formula="of:=IF([.F521]=&quot;&quot;;&quot;IsMale&quot;; [.F521])" office:value-type="string" office:string-value="IsMale" calcext:value-type="string">
            <text:p>IsMale</text:p>
          </table:table-cell>
          <table:table-cell/>
          <table:table-cell table:formula="of:=[.C521]" office:value-type="string" office:string-value="Macdonald" calcext:value-type="string">
            <text:p>Macdonald</text:p>
          </table:table-cell>
          <table:table-cell table:formula="of:=[.G52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osmos" xlink:type="simple">Cosmos</text:a></text:p>
          </table:table-cell>
          <table:table-cell office:value-type="float" office:value="61977" calcext:value-type="float">
            <text:p>61977</text:p>
          </table:table-cell>
          <table:table-cell office:value-type="string" calcext:value-type="string">
            <text:p>1:2,865</text:p>
          </table:table-cell>
          <table:table-cell office:value-type="string" calcext:value-type="string">
            <text:p>IsFemale</text:p>
          </table:table-cell>
          <table:table-cell table:formula="of:=IF([.F522]=&quot;&quot;;&quot;IsMale&quot;; [.F522])" office:value-type="string" office:string-value="IsFemale" calcext:value-type="string">
            <text:p>IsFemale</text:p>
          </table:table-cell>
          <table:table-cell/>
          <table:table-cell table:formula="of:=[.C522]" office:value-type="string" office:string-value="Cosmos" calcext:value-type="string">
            <text:p>Cosmos</text:p>
          </table:table-cell>
          <table:table-cell table:formula="of:=[.G52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eze" xlink:type="simple">Eze</text:a></text:p>
          </table:table-cell>
          <table:table-cell office:value-type="float" office:value="61716" calcext:value-type="float">
            <text:p>61716</text:p>
          </table:table-cell>
          <table:table-cell office:value-type="string" calcext:value-type="string">
            <text:p>1:2,877</text:p>
          </table:table-cell>
          <table:table-cell/>
          <table:table-cell table:formula="of:=IF([.F523]=&quot;&quot;;&quot;IsMale&quot;; [.F523])" office:value-type="string" office:string-value="IsMale" calcext:value-type="string">
            <text:p>IsMale</text:p>
          </table:table-cell>
          <table:table-cell/>
          <table:table-cell table:formula="of:=[.C523]" office:value-type="string" office:string-value="Eze" calcext:value-type="string">
            <text:p>Eze</text:p>
          </table:table-cell>
          <table:table-cell table:formula="of:=[.G5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onyinye" xlink:type="simple">Onyinye</text:a></text:p>
          </table:table-cell>
          <table:table-cell office:value-type="float" office:value="61626" calcext:value-type="float">
            <text:p>61626</text:p>
          </table:table-cell>
          <table:table-cell office:value-type="string" calcext:value-type="string">
            <text:p>1:2,881</text:p>
          </table:table-cell>
          <table:table-cell office:value-type="string" calcext:value-type="string">
            <text:p>IsFemale</text:p>
          </table:table-cell>
          <table:table-cell table:formula="of:=IF([.F524]=&quot;&quot;;&quot;IsMale&quot;; [.F524])" office:value-type="string" office:string-value="IsFemale" calcext:value-type="string">
            <text:p>IsFemale</text:p>
          </table:table-cell>
          <table:table-cell/>
          <table:table-cell table:formula="of:=[.C524]" office:value-type="string" office:string-value="Onyinye" calcext:value-type="string">
            <text:p>Onyinye</text:p>
          </table:table-cell>
          <table:table-cell table:formula="of:=[.G52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<text:a xlink:href="https://forebears.io/forenames/mamman" xlink:type="simple">Mamman</text:a></text:p>
          </table:table-cell>
          <table:table-cell office:value-type="float" office:value="61359" calcext:value-type="float">
            <text:p>61359</text:p>
          </table:table-cell>
          <table:table-cell office:value-type="string" calcext:value-type="string">
            <text:p>1:2,894</text:p>
          </table:table-cell>
          <table:table-cell office:value-type="string" calcext:value-type="string">
            <text:p>IsNB</text:p>
          </table:table-cell>
          <table:table-cell table:formula="of:=IF([.F525]=&quot;&quot;;&quot;IsMale&quot;; [.F525])" office:value-type="string" office:string-value="IsNB" calcext:value-type="string">
            <text:p>IsNB</text:p>
          </table:table-cell>
          <table:table-cell/>
          <table:table-cell table:formula="of:=[.C525]" office:value-type="string" office:string-value="Mamman" calcext:value-type="string">
            <text:p>Mamman</text:p>
          </table:table-cell>
          <table:table-cell table:formula="of:=[.G525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rk" xlink:type="simple">Mark</text:a></text:p>
          </table:table-cell>
          <table:table-cell office:value-type="float" office:value="61192" calcext:value-type="float">
            <text:p>61192</text:p>
          </table:table-cell>
          <table:table-cell office:value-type="string" calcext:value-type="string">
            <text:p>1:2,902</text:p>
          </table:table-cell>
          <table:table-cell/>
          <table:table-cell table:formula="of:=IF([.F526]=&quot;&quot;;&quot;IsMale&quot;; [.F526])" office:value-type="string" office:string-value="IsMale" calcext:value-type="string">
            <text:p>IsMale</text:p>
          </table:table-cell>
          <table:table-cell/>
          <table:table-cell table:formula="of:=[.C526]" office:value-type="string" office:string-value="Mark" calcext:value-type="string">
            <text:p>Mark</text:p>
          </table:table-cell>
          <table:table-cell table:formula="of:=[.G52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fisat" xlink:type="simple">Nafisat</text:a></text:p>
          </table:table-cell>
          <table:table-cell office:value-type="float" office:value="61023" calcext:value-type="float">
            <text:p>61023</text:p>
          </table:table-cell>
          <table:table-cell office:value-type="string" calcext:value-type="string">
            <text:p>1:2,910</text:p>
          </table:table-cell>
          <table:table-cell office:value-type="string" calcext:value-type="string">
            <text:p>IsFemale</text:p>
          </table:table-cell>
          <table:table-cell table:formula="of:=IF([.F527]=&quot;&quot;;&quot;IsMale&quot;; [.F527])" office:value-type="string" office:string-value="IsFemale" calcext:value-type="string">
            <text:p>IsFemale</text:p>
          </table:table-cell>
          <table:table-cell/>
          <table:table-cell table:formula="of:=[.C527]" office:value-type="string" office:string-value="Nafisat" calcext:value-type="string">
            <text:p>Nafisat</text:p>
          </table:table-cell>
          <table:table-cell table:formula="of:=[.G52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shar" xlink:type="simple">Bashar</text:a></text:p>
          </table:table-cell>
          <table:table-cell office:value-type="float" office:value="60962" calcext:value-type="float">
            <text:p>60962</text:p>
          </table:table-cell>
          <table:table-cell office:value-type="string" calcext:value-type="string">
            <text:p>1:2,913</text:p>
          </table:table-cell>
          <table:table-cell/>
          <table:table-cell table:formula="of:=IF([.F528]=&quot;&quot;;&quot;IsMale&quot;; [.F528])" office:value-type="string" office:string-value="IsMale" calcext:value-type="string">
            <text:p>IsMale</text:p>
          </table:table-cell>
          <table:table-cell/>
          <table:table-cell table:formula="of:=[.C528]" office:value-type="string" office:string-value="Bashar" calcext:value-type="string">
            <text:p>Bashar</text:p>
          </table:table-cell>
          <table:table-cell table:formula="of:=[.G52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sir" xlink:type="simple">Nasir</text:a></text:p>
          </table:table-cell>
          <table:table-cell office:value-type="float" office:value="60715" calcext:value-type="float">
            <text:p>60715</text:p>
          </table:table-cell>
          <table:table-cell office:value-type="string" calcext:value-type="string">
            <text:p>1:2,925</text:p>
          </table:table-cell>
          <table:table-cell/>
          <table:table-cell table:formula="of:=IF([.F529]=&quot;&quot;;&quot;IsMale&quot;; [.F529])" office:value-type="string" office:string-value="IsMale" calcext:value-type="string">
            <text:p>IsMale</text:p>
          </table:table-cell>
          <table:table-cell/>
          <table:table-cell table:formula="of:=[.C529]" office:value-type="string" office:string-value="Nasir" calcext:value-type="string">
            <text:p>Nasir</text:p>
          </table:table-cell>
          <table:table-cell table:formula="of:=[.G5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ndra" xlink:type="simple">Sandra</text:a></text:p>
          </table:table-cell>
          <table:table-cell office:value-type="float" office:value="60683" calcext:value-type="float">
            <text:p>60683</text:p>
          </table:table-cell>
          <table:table-cell office:value-type="string" calcext:value-type="string">
            <text:p>1:2,926</text:p>
          </table:table-cell>
          <table:table-cell office:value-type="string" calcext:value-type="string">
            <text:p>IsFemale</text:p>
          </table:table-cell>
          <table:table-cell table:formula="of:=IF([.F530]=&quot;&quot;;&quot;IsMale&quot;; [.F530])" office:value-type="string" office:string-value="IsFemale" calcext:value-type="string">
            <text:p>IsFemale</text:p>
          </table:table-cell>
          <table:table-cell/>
          <table:table-cell table:formula="of:=[.C530]" office:value-type="string" office:string-value="Sandra" calcext:value-type="string">
            <text:p>Sandra</text:p>
          </table:table-cell>
          <table:table-cell table:formula="of:=[.G5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nyewuchi" xlink:type="simple">Onyewuchi</text:a></text:p>
          </table:table-cell>
          <table:table-cell office:value-type="float" office:value="60621" calcext:value-type="float">
            <text:p>60621</text:p>
          </table:table-cell>
          <table:table-cell office:value-type="string" calcext:value-type="string">
            <text:p>1:2,929</text:p>
          </table:table-cell>
          <table:table-cell/>
          <table:table-cell table:formula="of:=IF([.F531]=&quot;&quot;;&quot;IsMale&quot;; [.F531])" office:value-type="string" office:string-value="IsMale" calcext:value-type="string">
            <text:p>IsMale</text:p>
          </table:table-cell>
          <table:table-cell/>
          <table:table-cell table:formula="of:=[.C531]" office:value-type="string" office:string-value="Onyewuchi" calcext:value-type="string">
            <text:p>Onyewuchi</text:p>
          </table:table-cell>
          <table:table-cell table:formula="of:=[.G53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di" xlink:type="simple">Sadi</text:a></text:p>
          </table:table-cell>
          <table:table-cell office:value-type="float" office:value="60398" calcext:value-type="float">
            <text:p>60398</text:p>
          </table:table-cell>
          <table:table-cell office:value-type="string" calcext:value-type="string">
            <text:p>1:2,940</text:p>
          </table:table-cell>
          <table:table-cell/>
          <table:table-cell table:formula="of:=IF([.F532]=&quot;&quot;;&quot;IsMale&quot;; [.F532])" office:value-type="string" office:string-value="IsMale" calcext:value-type="string">
            <text:p>IsMale</text:p>
          </table:table-cell>
          <table:table-cell/>
          <table:table-cell table:formula="of:=[.C532]" office:value-type="string" office:string-value="Sadi" calcext:value-type="string">
            <text:p>Sadi</text:p>
          </table:table-cell>
          <table:table-cell table:formula="of:=[.G5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fsatu" xlink:type="simple">Hafsatu</text:a></text:p>
          </table:table-cell>
          <table:table-cell office:value-type="float" office:value="60311" calcext:value-type="float">
            <text:p>60311</text:p>
          </table:table-cell>
          <table:table-cell office:value-type="string" calcext:value-type="string">
            <text:p>1:2,944</text:p>
          </table:table-cell>
          <table:table-cell office:value-type="string" calcext:value-type="string">
            <text:p>IsFemale</text:p>
          </table:table-cell>
          <table:table-cell table:formula="of:=IF([.F533]=&quot;&quot;;&quot;IsMale&quot;; [.F533])" office:value-type="string" office:string-value="IsFemale" calcext:value-type="string">
            <text:p>IsFemale</text:p>
          </table:table-cell>
          <table:table-cell/>
          <table:table-cell table:formula="of:=[.C533]" office:value-type="string" office:string-value="Hafsatu" calcext:value-type="string">
            <text:p>Hafsatu</text:p>
          </table:table-cell>
          <table:table-cell table:formula="of:=[.G5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eorgewill" xlink:type="simple">Georgewill</text:a></text:p>
          </table:table-cell>
          <table:table-cell office:value-type="float" office:value="60252" calcext:value-type="float">
            <text:p>60252</text:p>
          </table:table-cell>
          <table:table-cell office:value-type="string" calcext:value-type="string">
            <text:p>1:2,947</text:p>
          </table:table-cell>
          <table:table-cell/>
          <table:table-cell table:formula="of:=IF([.F534]=&quot;&quot;;&quot;IsMale&quot;; [.F534])" office:value-type="string" office:string-value="IsMale" calcext:value-type="string">
            <text:p>IsMale</text:p>
          </table:table-cell>
          <table:table-cell/>
          <table:table-cell table:formula="of:=[.C534]" office:value-type="string" office:string-value="Georgewill" calcext:value-type="string">
            <text:p>Georgewill</text:p>
          </table:table-cell>
          <table:table-cell table:formula="of:=[.G5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itrus" xlink:type="simple">Bitrus</text:a></text:p>
          </table:table-cell>
          <table:table-cell office:value-type="float" office:value="60238" calcext:value-type="float">
            <text:p>60238</text:p>
          </table:table-cell>
          <table:table-cell office:value-type="string" calcext:value-type="string">
            <text:p>1:2,948</text:p>
          </table:table-cell>
          <table:table-cell/>
          <table:table-cell table:formula="of:=IF([.F535]=&quot;&quot;;&quot;IsMale&quot;; [.F535])" office:value-type="string" office:string-value="IsMale" calcext:value-type="string">
            <text:p>IsMale</text:p>
          </table:table-cell>
          <table:table-cell/>
          <table:table-cell table:formula="of:=[.C535]" office:value-type="string" office:string-value="Bitrus" calcext:value-type="string">
            <text:p>Bitrus</text:p>
          </table:table-cell>
          <table:table-cell table:formula="of:=[.G5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<text:a xlink:href="https://forebears.io/forenames/yemi" xlink:type="simple">Yemi</text:a></text:p>
          </table:table-cell>
          <table:table-cell office:value-type="float" office:value="60190" calcext:value-type="float">
            <text:p>60190</text:p>
          </table:table-cell>
          <table:table-cell office:value-type="string" calcext:value-type="string">
            <text:p>1:2,950</text:p>
          </table:table-cell>
          <table:table-cell office:value-type="string" calcext:value-type="string">
            <text:p>IsNB</text:p>
          </table:table-cell>
          <table:table-cell table:formula="of:=IF([.F536]=&quot;&quot;;&quot;IsMale&quot;; [.F536])" office:value-type="string" office:string-value="IsNB" calcext:value-type="string">
            <text:p>IsNB</text:p>
          </table:table-cell>
          <table:table-cell/>
          <table:table-cell table:formula="of:=[.C536]" office:value-type="string" office:string-value="Yemi" calcext:value-type="string">
            <text:p>Yemi</text:p>
          </table:table-cell>
          <table:table-cell table:formula="of:=[.G53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gbonda" xlink:type="simple">Ogbonda</text:a></text:p>
          </table:table-cell>
          <table:table-cell office:value-type="float" office:value="60155" calcext:value-type="float">
            <text:p>60155</text:p>
          </table:table-cell>
          <table:table-cell office:value-type="string" calcext:value-type="string">
            <text:p>1:2,952</text:p>
          </table:table-cell>
          <table:table-cell/>
          <table:table-cell table:formula="of:=IF([.F537]=&quot;&quot;;&quot;IsMale&quot;; [.F537])" office:value-type="string" office:string-value="IsMale" calcext:value-type="string">
            <text:p>IsMale</text:p>
          </table:table-cell>
          <table:table-cell/>
          <table:table-cell table:formula="of:=[.C537]" office:value-type="string" office:string-value="Ogbonda" calcext:value-type="string">
            <text:p>Ogbonda</text:p>
          </table:table-cell>
          <table:table-cell table:formula="of:=[.G5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wau" xlink:type="simple">Hawau</text:a></text:p>
          </table:table-cell>
          <table:table-cell office:value-type="float" office:value="60076" calcext:value-type="float">
            <text:p>60076</text:p>
          </table:table-cell>
          <table:table-cell office:value-type="string" calcext:value-type="string">
            <text:p>1:2,956</text:p>
          </table:table-cell>
          <table:table-cell office:value-type="string" calcext:value-type="string">
            <text:p>IsFemale</text:p>
          </table:table-cell>
          <table:table-cell table:formula="of:=IF([.F538]=&quot;&quot;;&quot;IsMale&quot;; [.F538])" office:value-type="string" office:string-value="IsFemale" calcext:value-type="string">
            <text:p>IsFemale</text:p>
          </table:table-cell>
          <table:table-cell/>
          <table:table-cell table:formula="of:=[.C538]" office:value-type="string" office:string-value="Hawau" calcext:value-type="string">
            <text:p>Hawau</text:p>
          </table:table-cell>
          <table:table-cell table:formula="of:=[.G53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phael" xlink:type="simple">Raphael</text:a>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1:2,959</text:p>
          </table:table-cell>
          <table:table-cell/>
          <table:table-cell table:formula="of:=IF([.F539]=&quot;&quot;;&quot;IsMale&quot;; [.F539])" office:value-type="string" office:string-value="IsMale" calcext:value-type="string">
            <text:p>IsMale</text:p>
          </table:table-cell>
          <table:table-cell/>
          <table:table-cell table:formula="of:=[.C539]" office:value-type="string" office:string-value="Raphael" calcext:value-type="string">
            <text:p>Raphael</text:p>
          </table:table-cell>
          <table:table-cell table:formula="of:=[.G53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jobuanwu" xlink:type="simple">Njobuanwu</text:a></text:p>
          </table:table-cell>
          <table:table-cell office:value-type="float" office:value="59974" calcext:value-type="float">
            <text:p>59974</text:p>
          </table:table-cell>
          <table:table-cell office:value-type="string" calcext:value-type="string">
            <text:p>1:2,961</text:p>
          </table:table-cell>
          <table:table-cell/>
          <table:table-cell table:formula="of:=IF([.F540]=&quot;&quot;;&quot;IsMale&quot;; [.F540])" office:value-type="string" office:string-value="IsMale" calcext:value-type="string">
            <text:p>IsMale</text:p>
          </table:table-cell>
          <table:table-cell/>
          <table:table-cell table:formula="of:=[.C540]" office:value-type="string" office:string-value="Njobuanwu" calcext:value-type="string">
            <text:p>Njobuanwu</text:p>
          </table:table-cell>
          <table:table-cell table:formula="of:=[.G5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zunwena" xlink:type="simple">Azunwena</text:a></text:p>
          </table:table-cell>
          <table:table-cell office:value-type="float" office:value="59967" calcext:value-type="float">
            <text:p>59967</text:p>
          </table:table-cell>
          <table:table-cell office:value-type="string" calcext:value-type="string">
            <text:p>1:2,961</text:p>
          </table:table-cell>
          <table:table-cell/>
          <table:table-cell table:formula="of:=IF([.F541]=&quot;&quot;;&quot;IsMale&quot;; [.F541])" office:value-type="string" office:string-value="IsMale" calcext:value-type="string">
            <text:p>IsMale</text:p>
          </table:table-cell>
          <table:table-cell/>
          <table:table-cell table:formula="of:=[.C541]" office:value-type="string" office:string-value="Azunwena" calcext:value-type="string">
            <text:p>Azunwena</text:p>
          </table:table-cell>
          <table:table-cell table:formula="of:=[.G5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heoma" xlink:type="simple">Iheoma</text:a></text:p>
          </table:table-cell>
          <table:table-cell office:value-type="float" office:value="59912" calcext:value-type="float">
            <text:p>59912</text:p>
          </table:table-cell>
          <table:table-cell office:value-type="string" calcext:value-type="string">
            <text:p>1:2,964</text:p>
          </table:table-cell>
          <table:table-cell office:value-type="string" calcext:value-type="string">
            <text:p>IsFemale</text:p>
          </table:table-cell>
          <table:table-cell table:formula="of:=IF([.F542]=&quot;&quot;;&quot;IsMale&quot;; [.F542])" office:value-type="string" office:string-value="IsFemale" calcext:value-type="string">
            <text:p>IsFemale</text:p>
          </table:table-cell>
          <table:table-cell/>
          <table:table-cell table:formula="of:=[.C542]" office:value-type="string" office:string-value="Iheoma" calcext:value-type="string">
            <text:p>Iheoma</text:p>
          </table:table-cell>
          <table:table-cell table:formula="of:=[.G5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nlami" xlink:type="simple">Danlami</text:a></text:p>
          </table:table-cell>
          <table:table-cell office:value-type="float" office:value="59903" calcext:value-type="float">
            <text:p>59903</text:p>
          </table:table-cell>
          <table:table-cell office:value-type="string" calcext:value-type="string">
            <text:p>1:2,964</text:p>
          </table:table-cell>
          <table:table-cell/>
          <table:table-cell table:formula="of:=IF([.F543]=&quot;&quot;;&quot;IsMale&quot;; [.F543])" office:value-type="string" office:string-value="IsMale" calcext:value-type="string">
            <text:p>IsMale</text:p>
          </table:table-cell>
          <table:table-cell/>
          <table:table-cell table:formula="of:=[.C543]" office:value-type="string" office:string-value="Danlami" calcext:value-type="string">
            <text:p>Danlami</text:p>
          </table:table-cell>
          <table:table-cell table:formula="of:=[.G5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tsuma" xlink:type="simple">Fatsuma</text:a></text:p>
          </table:table-cell>
          <table:table-cell office:value-type="float" office:value="59899" calcext:value-type="float">
            <text:p>59899</text:p>
          </table:table-cell>
          <table:table-cell office:value-type="string" calcext:value-type="string">
            <text:p>1:2,964</text:p>
          </table:table-cell>
          <table:table-cell office:value-type="string" calcext:value-type="string">
            <text:p>IsFemale</text:p>
          </table:table-cell>
          <table:table-cell table:formula="of:=IF([.F544]=&quot;&quot;;&quot;IsMale&quot;; [.F544])" office:value-type="string" office:string-value="IsFemale" calcext:value-type="string">
            <text:p>IsFemale</text:p>
          </table:table-cell>
          <table:table-cell/>
          <table:table-cell table:formula="of:=[.C544]" office:value-type="string" office:string-value="Fatsuma" calcext:value-type="string">
            <text:p>Fatsuma</text:p>
          </table:table-cell>
          <table:table-cell table:formula="of:=[.G54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ufemi" xlink:type="simple">Olufemi</text:a></text:p>
          </table:table-cell>
          <table:table-cell office:value-type="float" office:value="59850" calcext:value-type="float">
            <text:p>59850</text:p>
          </table:table-cell>
          <table:table-cell office:value-type="string" calcext:value-type="string">
            <text:p>1:2,967</text:p>
          </table:table-cell>
          <table:table-cell/>
          <table:table-cell table:formula="of:=IF([.F545]=&quot;&quot;;&quot;IsMale&quot;; [.F545])" office:value-type="string" office:string-value="IsMale" calcext:value-type="string">
            <text:p>IsMale</text:p>
          </table:table-cell>
          <table:table-cell/>
          <table:table-cell table:formula="of:=[.C545]" office:value-type="string" office:string-value="Olufemi" calcext:value-type="string">
            <text:p>Olufemi</text:p>
          </table:table-cell>
          <table:table-cell table:formula="of:=[.G54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eniyi" xlink:type="simple">Adeniyi</text:a></text:p>
          </table:table-cell>
          <table:table-cell office:value-type="float" office:value="59699" calcext:value-type="float">
            <text:p>59699</text:p>
          </table:table-cell>
          <table:table-cell office:value-type="string" calcext:value-type="string">
            <text:p>1:2,974</text:p>
          </table:table-cell>
          <table:table-cell/>
          <table:table-cell table:formula="of:=IF([.F546]=&quot;&quot;;&quot;IsMale&quot;; [.F546])" office:value-type="string" office:string-value="IsMale" calcext:value-type="string">
            <text:p>IsMale</text:p>
          </table:table-cell>
          <table:table-cell/>
          <table:table-cell table:formula="of:=[.C546]" office:value-type="string" office:string-value="Adeniyi" calcext:value-type="string">
            <text:p>Adeniyi</text:p>
          </table:table-cell>
          <table:table-cell table:formula="of:=[.G54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hoda" xlink:type="simple">Rhoda</text:a></text:p>
          </table:table-cell>
          <table:table-cell office:value-type="float" office:value="59626" calcext:value-type="float">
            <text:p>59626</text:p>
          </table:table-cell>
          <table:table-cell office:value-type="string" calcext:value-type="string">
            <text:p>1:2,978</text:p>
          </table:table-cell>
          <table:table-cell office:value-type="string" calcext:value-type="string">
            <text:p>IsFemale</text:p>
          </table:table-cell>
          <table:table-cell table:formula="of:=IF([.F547]=&quot;&quot;;&quot;IsMale&quot;; [.F547])" office:value-type="string" office:string-value="IsFemale" calcext:value-type="string">
            <text:p>IsFemale</text:p>
          </table:table-cell>
          <table:table-cell/>
          <table:table-cell table:formula="of:=[.C547]" office:value-type="string" office:string-value="Rhoda" calcext:value-type="string">
            <text:p>Rhoda</text:p>
          </table:table-cell>
          <table:table-cell table:formula="of:=[.G54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nimu" xlink:type="simple">Tanimu</text:a></text:p>
          </table:table-cell>
          <table:table-cell office:value-type="float" office:value="59429" calcext:value-type="float">
            <text:p>59429</text:p>
          </table:table-cell>
          <table:table-cell office:value-type="string" calcext:value-type="string">
            <text:p>1:2,988</text:p>
          </table:table-cell>
          <table:table-cell/>
          <table:table-cell table:formula="of:=IF([.F548]=&quot;&quot;;&quot;IsMale&quot;; [.F548])" office:value-type="string" office:string-value="IsMale" calcext:value-type="string">
            <text:p>IsMale</text:p>
          </table:table-cell>
          <table:table-cell/>
          <table:table-cell table:formula="of:=[.C548]" office:value-type="string" office:string-value="Tanimu" calcext:value-type="string">
            <text:p>Tanimu</text:p>
          </table:table-cell>
          <table:table-cell table:formula="of:=[.G54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orathy" xlink:type="simple">Dorathy</text:a>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1:2,989</text:p>
          </table:table-cell>
          <table:table-cell office:value-type="string" calcext:value-type="string">
            <text:p>IsFemale</text:p>
          </table:table-cell>
          <table:table-cell table:formula="of:=IF([.F549]=&quot;&quot;;&quot;IsMale&quot;; [.F549])" office:value-type="string" office:string-value="IsFemale" calcext:value-type="string">
            <text:p>IsFemale</text:p>
          </table:table-cell>
          <table:table-cell/>
          <table:table-cell table:formula="of:=[.C549]" office:value-type="string" office:string-value="Dorathy" calcext:value-type="string">
            <text:p>Dorathy</text:p>
          </table:table-cell>
          <table:table-cell table:formula="of:=[.G54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aina" xlink:type="simple">Aina</text:a></text:p>
          </table:table-cell>
          <table:table-cell office:value-type="float" office:value="59390" calcext:value-type="float">
            <text:p>59390</text:p>
          </table:table-cell>
          <table:table-cell office:value-type="string" calcext:value-type="string">
            <text:p>1:2,990</text:p>
          </table:table-cell>
          <table:table-cell office:value-type="string" calcext:value-type="string">
            <text:p>IsFemale</text:p>
          </table:table-cell>
          <table:table-cell table:formula="of:=IF([.F550]=&quot;&quot;;&quot;IsMale&quot;; [.F550])" office:value-type="string" office:string-value="IsFemale" calcext:value-type="string">
            <text:p>IsFemale</text:p>
          </table:table-cell>
          <table:table-cell/>
          <table:table-cell table:formula="of:=[.C550]" office:value-type="string" office:string-value="Aina" calcext:value-type="string">
            <text:p>Aina</text:p>
          </table:table-cell>
          <table:table-cell table:formula="of:=[.G55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iamaka" xlink:type="simple">Chiamaka</text:a></text:p>
          </table:table-cell>
          <table:table-cell office:value-type="float" office:value="58916" calcext:value-type="float">
            <text:p>58916</text:p>
          </table:table-cell>
          <table:table-cell office:value-type="string" calcext:value-type="string">
            <text:p>1:3,014</text:p>
          </table:table-cell>
          <table:table-cell office:value-type="string" calcext:value-type="string">
            <text:p>IsFemale</text:p>
          </table:table-cell>
          <table:table-cell table:formula="of:=IF([.F551]=&quot;&quot;;&quot;IsMale&quot;; [.F551])" office:value-type="string" office:string-value="IsFemale" calcext:value-type="string">
            <text:p>IsFemale</text:p>
          </table:table-cell>
          <table:table-cell/>
          <table:table-cell table:formula="of:=[.C551]" office:value-type="string" office:string-value="Chiamaka" calcext:value-type="string">
            <text:p>Chiamaka</text:p>
          </table:table-cell>
          <table:table-cell table:formula="of:=[.G55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bel" xlink:type="simple">Mabel</text:a></text:p>
          </table:table-cell>
          <table:table-cell office:value-type="float" office:value="58824" calcext:value-type="float">
            <text:p>58824</text:p>
          </table:table-cell>
          <table:table-cell office:value-type="string" calcext:value-type="string">
            <text:p>1:3,019</text:p>
          </table:table-cell>
          <table:table-cell office:value-type="string" calcext:value-type="string">
            <text:p>IsFemale</text:p>
          </table:table-cell>
          <table:table-cell table:formula="of:=IF([.F552]=&quot;&quot;;&quot;IsMale&quot;; [.F552])" office:value-type="string" office:string-value="IsFemale" calcext:value-type="string">
            <text:p>IsFemale</text:p>
          </table:table-cell>
          <table:table-cell/>
          <table:table-cell table:formula="of:=[.C552]" office:value-type="string" office:string-value="Mabel" calcext:value-type="string">
            <text:p>Mabel</text:p>
          </table:table-cell>
          <table:table-cell table:formula="of:=[.G55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<text:a xlink:href="https://forebears.io/forenames/olubunmi" xlink:type="simple">Olubunmi</text:a></text:p>
          </table:table-cell>
          <table:table-cell office:value-type="float" office:value="58803" calcext:value-type="float">
            <text:p>58803</text:p>
          </table:table-cell>
          <table:table-cell office:value-type="string" calcext:value-type="string">
            <text:p>1:3,020</text:p>
          </table:table-cell>
          <table:table-cell office:value-type="string" calcext:value-type="string">
            <text:p>IsNB</text:p>
          </table:table-cell>
          <table:table-cell table:formula="of:=IF([.F553]=&quot;&quot;;&quot;IsMale&quot;; [.F553])" office:value-type="string" office:string-value="IsNB" calcext:value-type="string">
            <text:p>IsNB</text:p>
          </table:table-cell>
          <table:table-cell/>
          <table:table-cell table:formula="of:=[.C553]" office:value-type="string" office:string-value="Olubunmi" calcext:value-type="string">
            <text:p>Olubunmi</text:p>
          </table:table-cell>
          <table:table-cell table:formula="of:=[.G55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ucharia" xlink:type="simple">Eucharia</text:a></text:p>
          </table:table-cell>
          <table:table-cell office:value-type="float" office:value="58794" calcext:value-type="float">
            <text:p>58794</text:p>
          </table:table-cell>
          <table:table-cell office:value-type="string" calcext:value-type="string">
            <text:p>1:3,020</text:p>
          </table:table-cell>
          <table:table-cell office:value-type="string" calcext:value-type="string">
            <text:p>IsFemale</text:p>
          </table:table-cell>
          <table:table-cell table:formula="of:=IF([.F554]=&quot;&quot;;&quot;IsMale&quot;; [.F554])" office:value-type="string" office:string-value="IsFemale" calcext:value-type="string">
            <text:p>IsFemale</text:p>
          </table:table-cell>
          <table:table-cell/>
          <table:table-cell table:formula="of:=[.C554]" office:value-type="string" office:string-value="Eucharia" calcext:value-type="string">
            <text:p>Eucharia</text:p>
          </table:table-cell>
          <table:table-cell table:formula="of:=[.G55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udith" xlink:type="simple">Judith</text:a></text:p>
          </table:table-cell>
          <table:table-cell office:value-type="float" office:value="58740" calcext:value-type="float">
            <text:p>58740</text:p>
          </table:table-cell>
          <table:table-cell office:value-type="string" calcext:value-type="string">
            <text:p>1:3,023</text:p>
          </table:table-cell>
          <table:table-cell office:value-type="string" calcext:value-type="string">
            <text:p>IsFemale</text:p>
          </table:table-cell>
          <table:table-cell table:formula="of:=IF([.F555]=&quot;&quot;;&quot;IsMale&quot;; [.F555])" office:value-type="string" office:string-value="IsFemale" calcext:value-type="string">
            <text:p>IsFemale</text:p>
          </table:table-cell>
          <table:table-cell/>
          <table:table-cell table:formula="of:=[.C555]" office:value-type="string" office:string-value="Judith" calcext:value-type="string">
            <text:p>Judith</text:p>
          </table:table-cell>
          <table:table-cell table:formula="of:=[.G55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isikat" xlink:type="simple">Risikat</text:a></text:p>
          </table:table-cell>
          <table:table-cell office:value-type="float" office:value="58720" calcext:value-type="float">
            <text:p>58720</text:p>
          </table:table-cell>
          <table:table-cell office:value-type="string" calcext:value-type="string">
            <text:p>1:3,024</text:p>
          </table:table-cell>
          <table:table-cell office:value-type="string" calcext:value-type="string">
            <text:p>IsFemale</text:p>
          </table:table-cell>
          <table:table-cell table:formula="of:=IF([.F556]=&quot;&quot;;&quot;IsMale&quot;; [.F556])" office:value-type="string" office:string-value="IsFemale" calcext:value-type="string">
            <text:p>IsFemale</text:p>
          </table:table-cell>
          <table:table-cell/>
          <table:table-cell table:formula="of:=[.C556]" office:value-type="string" office:string-value="Risikat" calcext:value-type="string">
            <text:p>Risikat</text:p>
          </table:table-cell>
          <table:table-cell table:formula="of:=[.G55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itus" xlink:type="simple">Titus</text:a></text:p>
          </table:table-cell>
          <table:table-cell office:value-type="float" office:value="58712" calcext:value-type="float">
            <text:p>58712</text:p>
          </table:table-cell>
          <table:table-cell office:value-type="string" calcext:value-type="string">
            <text:p>1:3,024</text:p>
          </table:table-cell>
          <table:table-cell/>
          <table:table-cell table:formula="of:=IF([.F557]=&quot;&quot;;&quot;IsMale&quot;; [.F557])" office:value-type="string" office:string-value="IsMale" calcext:value-type="string">
            <text:p>IsMale</text:p>
          </table:table-cell>
          <table:table-cell/>
          <table:table-cell table:formula="of:=[.C557]" office:value-type="string" office:string-value="Titus" calcext:value-type="string">
            <text:p>Titus</text:p>
          </table:table-cell>
          <table:table-cell table:formula="of:=[.G55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abe" xlink:type="simple">Asabe</text:a></text:p>
          </table:table-cell>
          <table:table-cell office:value-type="float" office:value="58607" calcext:value-type="float">
            <text:p>58607</text:p>
          </table:table-cell>
          <table:table-cell office:value-type="string" calcext:value-type="string">
            <text:p>1:3,030</text:p>
          </table:table-cell>
          <table:table-cell office:value-type="string" calcext:value-type="string">
            <text:p>IsFemale</text:p>
          </table:table-cell>
          <table:table-cell table:formula="of:=IF([.F558]=&quot;&quot;;&quot;IsMale&quot;; [.F558])" office:value-type="string" office:string-value="IsFemale" calcext:value-type="string">
            <text:p>IsFemale</text:p>
          </table:table-cell>
          <table:table-cell/>
          <table:table-cell table:formula="of:=[.C558]" office:value-type="string" office:string-value="Asabe" calcext:value-type="string">
            <text:p>Asabe</text:p>
          </table:table-cell>
          <table:table-cell table:formula="of:=[.G55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molola" xlink:type="simple">Omolola</text:a></text:p>
          </table:table-cell>
          <table:table-cell office:value-type="float" office:value="58487" calcext:value-type="float">
            <text:p>58487</text:p>
          </table:table-cell>
          <table:table-cell office:value-type="string" calcext:value-type="string">
            <text:p>1:3,036</text:p>
          </table:table-cell>
          <table:table-cell office:value-type="string" calcext:value-type="string">
            <text:p>IsFemale</text:p>
          </table:table-cell>
          <table:table-cell table:formula="of:=IF([.F559]=&quot;&quot;;&quot;IsMale&quot;; [.F559])" office:value-type="string" office:string-value="IsFemale" calcext:value-type="string">
            <text:p>IsFemale</text:p>
          </table:table-cell>
          <table:table-cell/>
          <table:table-cell table:formula="of:=[.C559]" office:value-type="string" office:string-value="Omolola" calcext:value-type="string">
            <text:p>Omolola</text:p>
          </table:table-cell>
          <table:table-cell table:formula="of:=[.G55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waheed" xlink:type="simple">Waheed</text:a></text:p>
          </table:table-cell>
          <table:table-cell office:value-type="float" office:value="58408" calcext:value-type="float">
            <text:p>58408</text:p>
          </table:table-cell>
          <table:table-cell office:value-type="string" calcext:value-type="string">
            <text:p>1:3,040</text:p>
          </table:table-cell>
          <table:table-cell/>
          <table:table-cell table:formula="of:=IF([.F560]=&quot;&quot;;&quot;IsMale&quot;; [.F560])" office:value-type="string" office:string-value="IsMale" calcext:value-type="string">
            <text:p>IsMale</text:p>
          </table:table-cell>
          <table:table-cell/>
          <table:table-cell table:formula="of:=[.C560]" office:value-type="string" office:string-value="Waheed" calcext:value-type="string">
            <text:p>Waheed</text:p>
          </table:table-cell>
          <table:table-cell table:formula="of:=[.G56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<text:a xlink:href="https://forebears.io/forenames/alaba" xlink:type="simple">Alaba</text:a></text:p>
          </table:table-cell>
          <table:table-cell office:value-type="float" office:value="58349" calcext:value-type="float">
            <text:p>58349</text:p>
          </table:table-cell>
          <table:table-cell office:value-type="string" calcext:value-type="string">
            <text:p>1:3,043</text:p>
          </table:table-cell>
          <table:table-cell office:value-type="string" calcext:value-type="string">
            <text:p>IsNB</text:p>
          </table:table-cell>
          <table:table-cell table:formula="of:=IF([.F561]=&quot;&quot;;&quot;IsMale&quot;; [.F561])" office:value-type="string" office:string-value="IsNB" calcext:value-type="string">
            <text:p>IsNB</text:p>
          </table:table-cell>
          <table:table-cell/>
          <table:table-cell table:formula="of:=[.C561]" office:value-type="string" office:string-value="Alaba" calcext:value-type="string">
            <text:p>Alaba</text:p>
          </table:table-cell>
          <table:table-cell table:formula="of:=[.G56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letus" xlink:type="simple">Cletus</text:a></text:p>
          </table:table-cell>
          <table:table-cell office:value-type="float" office:value="57683" calcext:value-type="float">
            <text:p>57683</text:p>
          </table:table-cell>
          <table:table-cell office:value-type="string" calcext:value-type="string">
            <text:p>1:3,078</text:p>
          </table:table-cell>
          <table:table-cell/>
          <table:table-cell table:formula="of:=IF([.F562]=&quot;&quot;;&quot;IsMale&quot;; [.F562])" office:value-type="string" office:string-value="IsMale" calcext:value-type="string">
            <text:p>IsMale</text:p>
          </table:table-cell>
          <table:table-cell/>
          <table:table-cell table:formula="of:=[.C562]" office:value-type="string" office:string-value="Cletus" calcext:value-type="string">
            <text:p>Cletus</text:p>
          </table:table-cell>
          <table:table-cell table:formula="of:=[.G56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ennis" xlink:type="simple">Dennis</text:a></text:p>
          </table:table-cell>
          <table:table-cell office:value-type="float" office:value="57629" calcext:value-type="float">
            <text:p>57629</text:p>
          </table:table-cell>
          <table:table-cell office:value-type="string" calcext:value-type="string">
            <text:p>1:3,081</text:p>
          </table:table-cell>
          <table:table-cell/>
          <table:table-cell table:formula="of:=IF([.F563]=&quot;&quot;;&quot;IsMale&quot;; [.F563])" office:value-type="string" office:string-value="IsMale" calcext:value-type="string">
            <text:p>IsMale</text:p>
          </table:table-cell>
          <table:table-cell/>
          <table:table-cell table:formula="of:=[.C563]" office:value-type="string" office:string-value="Dennis" calcext:value-type="string">
            <text:p>Dennis</text:p>
          </table:table-cell>
          <table:table-cell table:formula="of:=[.G56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gir" xlink:type="simple">Sagir</text:a></text:p>
          </table:table-cell>
          <table:table-cell office:value-type="float" office:value="57615" calcext:value-type="float">
            <text:p>57615</text:p>
          </table:table-cell>
          <table:table-cell office:value-type="string" calcext:value-type="string">
            <text:p>1:3,082</text:p>
          </table:table-cell>
          <table:table-cell/>
          <table:table-cell table:formula="of:=IF([.F564]=&quot;&quot;;&quot;IsMale&quot;; [.F564])" office:value-type="string" office:string-value="IsMale" calcext:value-type="string">
            <text:p>IsMale</text:p>
          </table:table-cell>
          <table:table-cell/>
          <table:table-cell table:formula="of:=[.C564]" office:value-type="string" office:string-value="Sagir" calcext:value-type="string">
            <text:p>Sagir</text:p>
          </table:table-cell>
          <table:table-cell table:formula="of:=[.G56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gret" xlink:type="simple">Magret</text:a></text:p>
          </table:table-cell>
          <table:table-cell office:value-type="float" office:value="57566" calcext:value-type="float">
            <text:p>57566</text:p>
          </table:table-cell>
          <table:table-cell office:value-type="string" calcext:value-type="string">
            <text:p>1:3,085</text:p>
          </table:table-cell>
          <table:table-cell office:value-type="string" calcext:value-type="string">
            <text:p>IsFemale</text:p>
          </table:table-cell>
          <table:table-cell table:formula="of:=IF([.F565]=&quot;&quot;;&quot;IsMale&quot;; [.F565])" office:value-type="string" office:string-value="IsFemale" calcext:value-type="string">
            <text:p>IsFemale</text:p>
          </table:table-cell>
          <table:table-cell/>
          <table:table-cell table:formula="of:=[.C565]" office:value-type="string" office:string-value="Magret" calcext:value-type="string">
            <text:p>Magret</text:p>
          </table:table-cell>
          <table:table-cell table:formula="of:=[.G56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thankgod" xlink:type="simple">Thankgod</text:a></text:p>
          </table:table-cell>
          <table:table-cell office:value-type="float" office:value="57541" calcext:value-type="float">
            <text:p>57541</text:p>
          </table:table-cell>
          <table:table-cell office:value-type="string" calcext:value-type="string">
            <text:p>1:3,086</text:p>
          </table:table-cell>
          <table:table-cell/>
          <table:table-cell table:formula="of:=IF([.F566]=&quot;&quot;;&quot;IsMale&quot;; [.F566])" office:value-type="string" office:string-value="IsMale" calcext:value-type="string">
            <text:p>IsMale</text:p>
          </table:table-cell>
          <table:table-cell/>
          <table:table-cell table:formula="of:=[.C566]" office:value-type="string" office:string-value="Thankgod" calcext:value-type="string">
            <text:p>Thankgod</text:p>
          </table:table-cell>
          <table:table-cell table:formula="of:=[.G56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nko" xlink:type="simple">Tanko</text:a></text:p>
          </table:table-cell>
          <table:table-cell office:value-type="float" office:value="57314" calcext:value-type="float">
            <text:p>57314</text:p>
          </table:table-cell>
          <table:table-cell office:value-type="string" calcext:value-type="string">
            <text:p>1:3,098</text:p>
          </table:table-cell>
          <table:table-cell/>
          <table:table-cell table:formula="of:=IF([.F567]=&quot;&quot;;&quot;IsMale&quot;; [.F567])" office:value-type="string" office:string-value="IsMale" calcext:value-type="string">
            <text:p>IsMale</text:p>
          </table:table-cell>
          <table:table-cell/>
          <table:table-cell table:formula="of:=[.C567]" office:value-type="string" office:string-value="Tanko" calcext:value-type="string">
            <text:p>Tanko</text:p>
          </table:table-cell>
          <table:table-cell table:formula="of:=[.G5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nest" xlink:type="simple">Ernest</text:a></text:p>
          </table:table-cell>
          <table:table-cell office:value-type="float" office:value="57211" calcext:value-type="float">
            <text:p>57211</text:p>
          </table:table-cell>
          <table:table-cell office:value-type="string" calcext:value-type="string">
            <text:p>1:3,104</text:p>
          </table:table-cell>
          <table:table-cell/>
          <table:table-cell table:formula="of:=IF([.F568]=&quot;&quot;;&quot;IsMale&quot;; [.F568])" office:value-type="string" office:string-value="IsMale" calcext:value-type="string">
            <text:p>IsMale</text:p>
          </table:table-cell>
          <table:table-cell/>
          <table:table-cell table:formula="of:=[.C568]" office:value-type="string" office:string-value="Ernest" calcext:value-type="string">
            <text:p>Ernest</text:p>
          </table:table-cell>
          <table:table-cell table:formula="of:=[.G56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dwin" xlink:type="simple">Edwin</text:a></text:p>
          </table:table-cell>
          <table:table-cell office:value-type="float" office:value="57191" calcext:value-type="float">
            <text:p>57191</text:p>
          </table:table-cell>
          <table:table-cell office:value-type="string" calcext:value-type="string">
            <text:p>1:3,105</text:p>
          </table:table-cell>
          <table:table-cell/>
          <table:table-cell table:formula="of:=IF([.F569]=&quot;&quot;;&quot;IsMale&quot;; [.F569])" office:value-type="string" office:string-value="IsMale" calcext:value-type="string">
            <text:p>IsMale</text:p>
          </table:table-cell>
          <table:table-cell/>
          <table:table-cell table:formula="of:=[.C569]" office:value-type="string" office:string-value="Edwin" calcext:value-type="string">
            <text:p>Edwin</text:p>
          </table:table-cell>
          <table:table-cell table:formula="of:=[.G5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rtina" xlink:type="simple">Martina</text:a></text:p>
          </table:table-cell>
          <table:table-cell office:value-type="float" office:value="57104" calcext:value-type="float">
            <text:p>57104</text:p>
          </table:table-cell>
          <table:table-cell office:value-type="string" calcext:value-type="string">
            <text:p>1:3,109</text:p>
          </table:table-cell>
          <table:table-cell office:value-type="string" calcext:value-type="string">
            <text:p>IsFemale</text:p>
          </table:table-cell>
          <table:table-cell table:formula="of:=IF([.F570]=&quot;&quot;;&quot;IsMale&quot;; [.F570])" office:value-type="string" office:string-value="IsFemale" calcext:value-type="string">
            <text:p>IsFemale</text:p>
          </table:table-cell>
          <table:table-cell/>
          <table:table-cell table:formula="of:=[.C570]" office:value-type="string" office:string-value="Martina" calcext:value-type="string">
            <text:p>Martina</text:p>
          </table:table-cell>
          <table:table-cell table:formula="of:=[.G57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timoh" xlink:type="simple">Fatimoh</text:a></text:p>
          </table:table-cell>
          <table:table-cell office:value-type="float" office:value="56760" calcext:value-type="float">
            <text:p>56760</text:p>
          </table:table-cell>
          <table:table-cell office:value-type="string" calcext:value-type="string">
            <text:p>1:3,128</text:p>
          </table:table-cell>
          <table:table-cell office:value-type="string" calcext:value-type="string">
            <text:p>IsFemale</text:p>
          </table:table-cell>
          <table:table-cell table:formula="of:=IF([.F571]=&quot;&quot;;&quot;IsMale&quot;; [.F571])" office:value-type="string" office:string-value="IsFemale" calcext:value-type="string">
            <text:p>IsFemale</text:p>
          </table:table-cell>
          <table:table-cell/>
          <table:table-cell table:formula="of:=[.C571]" office:value-type="string" office:string-value="Fatimoh" calcext:value-type="string">
            <text:p>Fatimoh</text:p>
          </table:table-cell>
          <table:table-cell table:formula="of:=[.G5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erifat" xlink:type="simple">Sherifat</text:a></text:p>
          </table:table-cell>
          <table:table-cell office:value-type="float" office:value="56695" calcext:value-type="float">
            <text:p>56695</text:p>
          </table:table-cell>
          <table:table-cell office:value-type="string" calcext:value-type="string">
            <text:p>1:3,132</text:p>
          </table:table-cell>
          <table:table-cell office:value-type="string" calcext:value-type="string">
            <text:p>IsFemale</text:p>
          </table:table-cell>
          <table:table-cell table:formula="of:=IF([.F572]=&quot;&quot;;&quot;IsMale&quot;; [.F572])" office:value-type="string" office:string-value="IsFemale" calcext:value-type="string">
            <text:p>IsFemale</text:p>
          </table:table-cell>
          <table:table-cell/>
          <table:table-cell table:formula="of:=[.C572]" office:value-type="string" office:string-value="Sherifat" calcext:value-type="string">
            <text:p>Sherifat</text:p>
          </table:table-cell>
          <table:table-cell table:formula="of:=[.G57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imeon" xlink:type="simple">Simeon</text:a></text:p>
          </table:table-cell>
          <table:table-cell office:value-type="float" office:value="56646" calcext:value-type="float">
            <text:p>56646</text:p>
          </table:table-cell>
          <table:table-cell office:value-type="string" calcext:value-type="string">
            <text:p>1:3,135</text:p>
          </table:table-cell>
          <table:table-cell/>
          <table:table-cell table:formula="of:=IF([.F573]=&quot;&quot;;&quot;IsMale&quot;; [.F573])" office:value-type="string" office:string-value="IsMale" calcext:value-type="string">
            <text:p>IsMale</text:p>
          </table:table-cell>
          <table:table-cell/>
          <table:table-cell table:formula="of:=[.C573]" office:value-type="string" office:string-value="Simeon" calcext:value-type="string">
            <text:p>Simeon</text:p>
          </table:table-cell>
          <table:table-cell table:formula="of:=[.G57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ominic" xlink:type="simple">Dominic</text:a></text:p>
          </table:table-cell>
          <table:table-cell office:value-type="float" office:value="56624" calcext:value-type="float">
            <text:p>56624</text:p>
          </table:table-cell>
          <table:table-cell office:value-type="string" calcext:value-type="string">
            <text:p>1:3,136</text:p>
          </table:table-cell>
          <table:table-cell/>
          <table:table-cell table:formula="of:=IF([.F574]=&quot;&quot;;&quot;IsMale&quot;; [.F574])" office:value-type="string" office:string-value="IsMale" calcext:value-type="string">
            <text:p>IsMale</text:p>
          </table:table-cell>
          <table:table-cell/>
          <table:table-cell table:formula="of:=[.C574]" office:value-type="string" office:string-value="Dominic" calcext:value-type="string">
            <text:p>Dominic</text:p>
          </table:table-cell>
          <table:table-cell table:formula="of:=[.G57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aiah" xlink:type="simple">Isaiah</text:a></text:p>
          </table:table-cell>
          <table:table-cell office:value-type="float" office:value="56564" calcext:value-type="float">
            <text:p>56564</text:p>
          </table:table-cell>
          <table:table-cell office:value-type="string" calcext:value-type="string">
            <text:p>1:3,139</text:p>
          </table:table-cell>
          <table:table-cell/>
          <table:table-cell table:formula="of:=IF([.F575]=&quot;&quot;;&quot;IsMale&quot;; [.F575])" office:value-type="string" office:string-value="IsMale" calcext:value-type="string">
            <text:p>IsMale</text:p>
          </table:table-cell>
          <table:table-cell/>
          <table:table-cell table:formula="of:=[.C575]" office:value-type="string" office:string-value="Isaiah" calcext:value-type="string">
            <text:p>Isaiah</text:p>
          </table:table-cell>
          <table:table-cell table:formula="of:=[.G5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ayomi" xlink:type="simple">Abayomi</text:a></text:p>
          </table:table-cell>
          <table:table-cell office:value-type="float" office:value="56514" calcext:value-type="float">
            <text:p>56514</text:p>
          </table:table-cell>
          <table:table-cell office:value-type="string" calcext:value-type="string">
            <text:p>1:3,142</text:p>
          </table:table-cell>
          <table:table-cell/>
          <table:table-cell table:formula="of:=IF([.F576]=&quot;&quot;;&quot;IsMale&quot;; [.F576])" office:value-type="string" office:string-value="IsMale" calcext:value-type="string">
            <text:p>IsMale</text:p>
          </table:table-cell>
          <table:table-cell/>
          <table:table-cell table:formula="of:=[.C576]" office:value-type="string" office:string-value="Abayomi" calcext:value-type="string">
            <text:p>Abayomi</text:p>
          </table:table-cell>
          <table:table-cell table:formula="of:=[.G5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<text:a xlink:href="https://forebears.io/forenames/oluwaseyi" xlink:type="simple">Oluwaseyi</text:a></text:p>
          </table:table-cell>
          <table:table-cell office:value-type="float" office:value="56177" calcext:value-type="float">
            <text:p>56177</text:p>
          </table:table-cell>
          <table:table-cell office:value-type="string" calcext:value-type="string">
            <text:p>1:3,161</text:p>
          </table:table-cell>
          <table:table-cell office:value-type="string" calcext:value-type="string">
            <text:p>IsNB</text:p>
          </table:table-cell>
          <table:table-cell table:formula="of:=IF([.F577]=&quot;&quot;;&quot;IsMale&quot;; [.F577])" office:value-type="string" office:string-value="IsNB" calcext:value-type="string">
            <text:p>IsNB</text:p>
          </table:table-cell>
          <table:table-cell/>
          <table:table-cell table:formula="of:=[.C577]" office:value-type="string" office:string-value="Oluwaseyi" calcext:value-type="string">
            <text:p>Oluwaseyi</text:p>
          </table:table-cell>
          <table:table-cell table:formula="of:=[.G57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percentage" office:value="0.81" calcext:value-type="percentage">
            <text:p>81.00%</text:p>
          </table:table-cell>
          <table:table-cell office:value-type="string" calcext:value-type="string">
            <text:p><text:a xlink:href="https://forebears.io/forenames/sada" xlink:type="simple">Sada</text:a></text:p>
          </table:table-cell>
          <table:table-cell office:value-type="float" office:value="56044" calcext:value-type="float">
            <text:p>56044</text:p>
          </table:table-cell>
          <table:table-cell office:value-type="string" calcext:value-type="string">
            <text:p>1:3,168</text:p>
          </table:table-cell>
          <table:table-cell office:value-type="string" calcext:value-type="string">
            <text:p>IsNB</text:p>
          </table:table-cell>
          <table:table-cell table:formula="of:=IF([.F578]=&quot;&quot;;&quot;IsMale&quot;; [.F578])" office:value-type="string" office:string-value="IsNB" calcext:value-type="string">
            <text:p>IsNB</text:p>
          </table:table-cell>
          <table:table-cell/>
          <table:table-cell table:formula="of:=[.C578]" office:value-type="string" office:string-value="Sada" calcext:value-type="string">
            <text:p>Sada</text:p>
          </table:table-cell>
          <table:table-cell table:formula="of:=[.G57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elachi" xlink:type="simple">Kelachi</text:a></text:p>
          </table:table-cell>
          <table:table-cell office:value-type="float" office:value="56003" calcext:value-type="float">
            <text:p>56003</text:p>
          </table:table-cell>
          <table:table-cell office:value-type="string" calcext:value-type="string">
            <text:p>1:3,171</text:p>
          </table:table-cell>
          <table:table-cell office:value-type="string" calcext:value-type="string">
            <text:p>IsFemale</text:p>
          </table:table-cell>
          <table:table-cell table:formula="of:=IF([.F579]=&quot;&quot;;&quot;IsMale&quot;; [.F579])" office:value-type="string" office:string-value="IsFemale" calcext:value-type="string">
            <text:p>IsFemale</text:p>
          </table:table-cell>
          <table:table-cell/>
          <table:table-cell table:formula="of:=[.C579]" office:value-type="string" office:string-value="Kelachi" calcext:value-type="string">
            <text:p>Kelachi</text:p>
          </table:table-cell>
          <table:table-cell table:formula="of:=[.G57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<text:a xlink:href="https://forebears.io/forenames/uzoma" xlink:type="simple">Uzoma</text:a></text:p>
          </table:table-cell>
          <table:table-cell office:value-type="float" office:value="55921" calcext:value-type="float">
            <text:p>55921</text:p>
          </table:table-cell>
          <table:table-cell office:value-type="string" calcext:value-type="string">
            <text:p>1:3,175</text:p>
          </table:table-cell>
          <table:table-cell office:value-type="string" calcext:value-type="string">
            <text:p>IsNB</text:p>
          </table:table-cell>
          <table:table-cell table:formula="of:=IF([.F580]=&quot;&quot;;&quot;IsMale&quot;; [.F580])" office:value-type="string" office:string-value="IsNB" calcext:value-type="string">
            <text:p>IsNB</text:p>
          </table:table-cell>
          <table:table-cell/>
          <table:table-cell table:formula="of:=[.C580]" office:value-type="string" office:string-value="Uzoma" calcext:value-type="string">
            <text:p>Uzoma</text:p>
          </table:table-cell>
          <table:table-cell table:formula="of:=[.G58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izorum" xlink:type="simple">Chizorum</text:a></text:p>
          </table:table-cell>
          <table:table-cell office:value-type="float" office:value="55899" calcext:value-type="float">
            <text:p>55899</text:p>
          </table:table-cell>
          <table:table-cell office:value-type="string" calcext:value-type="string">
            <text:p>1:3,177</text:p>
          </table:table-cell>
          <table:table-cell office:value-type="string" calcext:value-type="string">
            <text:p>IsFemale</text:p>
          </table:table-cell>
          <table:table-cell table:formula="of:=IF([.F581]=&quot;&quot;;&quot;IsMale&quot;; [.F581])" office:value-type="string" office:string-value="IsFemale" calcext:value-type="string">
            <text:p>IsFemale</text:p>
          </table:table-cell>
          <table:table-cell/>
          <table:table-cell table:formula="of:=[.C581]" office:value-type="string" office:string-value="Chizorum" calcext:value-type="string">
            <text:p>Chizorum</text:p>
          </table:table-cell>
          <table:table-cell table:formula="of:=[.G58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<text:a xlink:href="https://forebears.io/forenames/bamidele" xlink:type="simple">Bamidele</text:a></text:p>
          </table:table-cell>
          <table:table-cell office:value-type="float" office:value="55191" calcext:value-type="float">
            <text:p>55191</text:p>
          </table:table-cell>
          <table:table-cell office:value-type="string" calcext:value-type="string">
            <text:p>1:3,217</text:p>
          </table:table-cell>
          <table:table-cell office:value-type="string" calcext:value-type="string">
            <text:p>IsNB</text:p>
          </table:table-cell>
          <table:table-cell table:formula="of:=IF([.F582]=&quot;&quot;;&quot;IsMale&quot;; [.F582])" office:value-type="string" office:string-value="IsNB" calcext:value-type="string">
            <text:p>IsNB</text:p>
          </table:table-cell>
          <table:table-cell/>
          <table:table-cell table:formula="of:=[.C582]" office:value-type="string" office:string-value="Bamidele" calcext:value-type="string">
            <text:p>Bamidele</text:p>
          </table:table-cell>
          <table:table-cell table:formula="of:=[.G58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ofeek" xlink:type="simple">Taofeek</text:a>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1:3,221</text:p>
          </table:table-cell>
          <table:table-cell/>
          <table:table-cell table:formula="of:=IF([.F583]=&quot;&quot;;&quot;IsMale&quot;; [.F583])" office:value-type="string" office:string-value="IsMale" calcext:value-type="string">
            <text:p>IsMale</text:p>
          </table:table-cell>
          <table:table-cell/>
          <table:table-cell table:formula="of:=[.C583]" office:value-type="string" office:string-value="Taofeek" calcext:value-type="string">
            <text:p>Taofeek</text:p>
          </table:table-cell>
          <table:table-cell table:formula="of:=[.G5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ulus" xlink:type="simple">Bulus</text:a></text:p>
          </table:table-cell>
          <table:table-cell office:value-type="float" office:value="55069" calcext:value-type="float">
            <text:p>55069</text:p>
          </table:table-cell>
          <table:table-cell office:value-type="string" calcext:value-type="string">
            <text:p>1:3,224</text:p>
          </table:table-cell>
          <table:table-cell/>
          <table:table-cell table:formula="of:=IF([.F584]=&quot;&quot;;&quot;IsMale&quot;; [.F584])" office:value-type="string" office:string-value="IsMale" calcext:value-type="string">
            <text:p>IsMale</text:p>
          </table:table-cell>
          <table:table-cell/>
          <table:table-cell table:formula="of:=[.C584]" office:value-type="string" office:string-value="Bulus" calcext:value-type="string">
            <text:p>Bulus</text:p>
          </table:table-cell>
          <table:table-cell table:formula="of:=[.G5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<text:a xlink:href="https://forebears.io/forenames/tolulope" xlink:type="simple">Tolulope</text:a></text:p>
          </table:table-cell>
          <table:table-cell office:value-type="float" office:value="55056" calcext:value-type="float">
            <text:p>55056</text:p>
          </table:table-cell>
          <table:table-cell office:value-type="string" calcext:value-type="string">
            <text:p>1:3,225</text:p>
          </table:table-cell>
          <table:table-cell office:value-type="string" calcext:value-type="string">
            <text:p>IsNB</text:p>
          </table:table-cell>
          <table:table-cell table:formula="of:=IF([.F585]=&quot;&quot;;&quot;IsMale&quot;; [.F585])" office:value-type="string" office:string-value="IsNB" calcext:value-type="string">
            <text:p>IsNB</text:p>
          </table:table-cell>
          <table:table-cell/>
          <table:table-cell table:formula="of:=[.C585]" office:value-type="string" office:string-value="Tolulope" calcext:value-type="string">
            <text:p>Tolulope</text:p>
          </table:table-cell>
          <table:table-cell table:formula="of:=[.G585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<text:a xlink:href="https://forebears.io/forenames/udeme" xlink:type="simple">Udeme</text:a></text:p>
          </table:table-cell>
          <table:table-cell office:value-type="float" office:value="54798" calcext:value-type="float">
            <text:p>54798</text:p>
          </table:table-cell>
          <table:table-cell office:value-type="string" calcext:value-type="string">
            <text:p>1:3,240</text:p>
          </table:table-cell>
          <table:table-cell office:value-type="string" calcext:value-type="string">
            <text:p>IsNB</text:p>
          </table:table-cell>
          <table:table-cell table:formula="of:=IF([.F586]=&quot;&quot;;&quot;IsMale&quot;; [.F586])" office:value-type="string" office:string-value="IsNB" calcext:value-type="string">
            <text:p>IsNB</text:p>
          </table:table-cell>
          <table:table-cell/>
          <table:table-cell table:formula="of:=[.C586]" office:value-type="string" office:string-value="Udeme" calcext:value-type="string">
            <text:p>Udeme</text:p>
          </table:table-cell>
          <table:table-cell table:formula="of:=[.G58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unmilola" xlink:type="simple">Funmilola</text:a></text:p>
          </table:table-cell>
          <table:table-cell office:value-type="float" office:value="54289" calcext:value-type="float">
            <text:p>54289</text:p>
          </table:table-cell>
          <table:table-cell office:value-type="string" calcext:value-type="string">
            <text:p>1:3,271</text:p>
          </table:table-cell>
          <table:table-cell office:value-type="string" calcext:value-type="string">
            <text:p>IsFemale</text:p>
          </table:table-cell>
          <table:table-cell table:formula="of:=IF([.F587]=&quot;&quot;;&quot;IsMale&quot;; [.F587])" office:value-type="string" office:string-value="IsFemale" calcext:value-type="string">
            <text:p>IsFemale</text:p>
          </table:table-cell>
          <table:table-cell/>
          <table:table-cell table:formula="of:=[.C587]" office:value-type="string" office:string-value="Funmilola" calcext:value-type="string">
            <text:p>Funmilola</text:p>
          </table:table-cell>
          <table:table-cell table:formula="of:=[.G58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<text:a xlink:href="https://forebears.io/forenames/ummaru" xlink:type="simple">Ummaru</text:a></text:p>
          </table:table-cell>
          <table:table-cell office:value-type="float" office:value="54046" calcext:value-type="float">
            <text:p>54046</text:p>
          </table:table-cell>
          <table:table-cell office:value-type="string" calcext:value-type="string">
            <text:p>1:3,285</text:p>
          </table:table-cell>
          <table:table-cell office:value-type="string" calcext:value-type="string">
            <text:p>IsNB</text:p>
          </table:table-cell>
          <table:table-cell table:formula="of:=IF([.F588]=&quot;&quot;;&quot;IsMale&quot;; [.F588])" office:value-type="string" office:string-value="IsNB" calcext:value-type="string">
            <text:p>IsNB</text:p>
          </table:table-cell>
          <table:table-cell/>
          <table:table-cell table:formula="of:=[.C588]" office:value-type="string" office:string-value="Ummaru" calcext:value-type="string">
            <text:p>Ummaru</text:p>
          </table:table-cell>
          <table:table-cell table:formula="of:=[.G58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fiyanu" xlink:type="simple">Safiyanu</text:a></text:p>
          </table:table-cell>
          <table:table-cell office:value-type="float" office:value="53889" calcext:value-type="float">
            <text:p>53889</text:p>
          </table:table-cell>
          <table:table-cell office:value-type="string" calcext:value-type="string">
            <text:p>1:3,295</text:p>
          </table:table-cell>
          <table:table-cell/>
          <table:table-cell table:formula="of:=IF([.F589]=&quot;&quot;;&quot;IsMale&quot;; [.F589])" office:value-type="string" office:string-value="IsMale" calcext:value-type="string">
            <text:p>IsMale</text:p>
          </table:table-cell>
          <table:table-cell/>
          <table:table-cell table:formula="of:=[.C589]" office:value-type="string" office:string-value="Safiyanu" calcext:value-type="string">
            <text:p>Safiyanu</text:p>
          </table:table-cell>
          <table:table-cell table:formula="of:=[.G5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odinat" xlink:type="simple">Modinat</text:a></text:p>
          </table:table-cell>
          <table:table-cell office:value-type="float" office:value="53721" calcext:value-type="float">
            <text:p>53721</text:p>
          </table:table-cell>
          <table:table-cell office:value-type="string" calcext:value-type="string">
            <text:p>1:3,305</text:p>
          </table:table-cell>
          <table:table-cell office:value-type="string" calcext:value-type="string">
            <text:p>IsFemale</text:p>
          </table:table-cell>
          <table:table-cell table:formula="of:=IF([.F590]=&quot;&quot;;&quot;IsMale&quot;; [.F590])" office:value-type="string" office:string-value="IsFemale" calcext:value-type="string">
            <text:p>IsFemale</text:p>
          </table:table-cell>
          <table:table-cell/>
          <table:table-cell table:formula="of:=[.C590]" office:value-type="string" office:string-value="Modinat" calcext:value-type="string">
            <text:p>Modinat</text:p>
          </table:table-cell>
          <table:table-cell table:formula="of:=[.G59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gochi" xlink:type="simple">Ugochi</text:a></text:p>
          </table:table-cell>
          <table:table-cell office:value-type="float" office:value="53609" calcext:value-type="float">
            <text:p>53609</text:p>
          </table:table-cell>
          <table:table-cell office:value-type="string" calcext:value-type="string">
            <text:p>1:3,312</text:p>
          </table:table-cell>
          <table:table-cell office:value-type="string" calcext:value-type="string">
            <text:p>IsFemale</text:p>
          </table:table-cell>
          <table:table-cell table:formula="of:=IF([.F591]=&quot;&quot;;&quot;IsMale&quot;; [.F591])" office:value-type="string" office:string-value="IsFemale" calcext:value-type="string">
            <text:p>IsFemale</text:p>
          </table:table-cell>
          <table:table-cell/>
          <table:table-cell table:formula="of:=[.C591]" office:value-type="string" office:string-value="Ugochi" calcext:value-type="string">
            <text:p>Ugochi</text:p>
          </table:table-cell>
          <table:table-cell table:formula="of:=[.G59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bawa" xlink:type="simple">Bawa</text:a></text:p>
          </table:table-cell>
          <table:table-cell office:value-type="float" office:value="53518" calcext:value-type="float">
            <text:p>53518</text:p>
          </table:table-cell>
          <table:table-cell office:value-type="string" calcext:value-type="string">
            <text:p>1:3,318</text:p>
          </table:table-cell>
          <table:table-cell/>
          <table:table-cell table:formula="of:=IF([.F592]=&quot;&quot;;&quot;IsMale&quot;; [.F592])" office:value-type="string" office:string-value="IsMale" calcext:value-type="string">
            <text:p>IsMale</text:p>
          </table:table-cell>
          <table:table-cell/>
          <table:table-cell table:formula="of:=[.C592]" office:value-type="string" office:string-value="Bawa" calcext:value-type="string">
            <text:p>Bawa</text:p>
          </table:table-cell>
          <table:table-cell table:formula="of:=[.G59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<text:a xlink:href="https://forebears.io/forenames/goodluck" xlink:type="simple">Goodluck</text:a></text:p>
          </table:table-cell>
          <table:table-cell office:value-type="float" office:value="53466" calcext:value-type="float">
            <text:p>53466</text:p>
          </table:table-cell>
          <table:table-cell office:value-type="string" calcext:value-type="string">
            <text:p>1:3,321</text:p>
          </table:table-cell>
          <table:table-cell office:value-type="string" calcext:value-type="string">
            <text:p>IsNB</text:p>
          </table:table-cell>
          <table:table-cell table:formula="of:=IF([.F593]=&quot;&quot;;&quot;IsMale&quot;; [.F593])" office:value-type="string" office:string-value="IsNB" calcext:value-type="string">
            <text:p>IsNB</text:p>
          </table:table-cell>
          <table:table-cell/>
          <table:table-cell table:formula="of:=[.C593]" office:value-type="string" office:string-value="Goodluck" calcext:value-type="string">
            <text:p>Goodluck</text:p>
          </table:table-cell>
          <table:table-cell table:formula="of:=[.G59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ike" xlink:type="simple">Nike</text:a></text:p>
          </table:table-cell>
          <table:table-cell office:value-type="float" office:value="53394" calcext:value-type="float">
            <text:p>53394</text:p>
          </table:table-cell>
          <table:table-cell office:value-type="string" calcext:value-type="string">
            <text:p>1:3,326</text:p>
          </table:table-cell>
          <table:table-cell office:value-type="string" calcext:value-type="string">
            <text:p>IsFemale</text:p>
          </table:table-cell>
          <table:table-cell table:formula="of:=IF([.F594]=&quot;&quot;;&quot;IsMale&quot;; [.F594])" office:value-type="string" office:string-value="IsFemale" calcext:value-type="string">
            <text:p>IsFemale</text:p>
          </table:table-cell>
          <table:table-cell/>
          <table:table-cell table:formula="of:=[.C594]" office:value-type="string" office:string-value="Nike" calcext:value-type="string">
            <text:p>Nike</text:p>
          </table:table-cell>
          <table:table-cell table:formula="of:=[.G59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aziz" xlink:type="simple">Abdulaziz</text:a></text:p>
          </table:table-cell>
          <table:table-cell office:value-type="float" office:value="53361" calcext:value-type="float">
            <text:p>53361</text:p>
          </table:table-cell>
          <table:table-cell office:value-type="string" calcext:value-type="string">
            <text:p>1:3,328</text:p>
          </table:table-cell>
          <table:table-cell/>
          <table:table-cell table:formula="of:=IF([.F595]=&quot;&quot;;&quot;IsMale&quot;; [.F595])" office:value-type="string" office:string-value="IsMale" calcext:value-type="string">
            <text:p>IsMale</text:p>
          </table:table-cell>
          <table:table-cell/>
          <table:table-cell table:formula="of:=[.C595]" office:value-type="string" office:string-value="Abdulaziz" calcext:value-type="string">
            <text:p>Abdulaziz</text:p>
          </table:table-cell>
          <table:table-cell table:formula="of:=[.G59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ritala" xlink:type="simple">Muritala</text:a></text:p>
          </table:table-cell>
          <table:table-cell office:value-type="float" office:value="53231" calcext:value-type="float">
            <text:p>53231</text:p>
          </table:table-cell>
          <table:table-cell office:value-type="string" calcext:value-type="string">
            <text:p>1:3,336</text:p>
          </table:table-cell>
          <table:table-cell/>
          <table:table-cell table:formula="of:=IF([.F596]=&quot;&quot;;&quot;IsMale&quot;; [.F596])" office:value-type="string" office:string-value="IsMale" calcext:value-type="string">
            <text:p>IsMale</text:p>
          </table:table-cell>
          <table:table-cell/>
          <table:table-cell table:formula="of:=[.C596]" office:value-type="string" office:string-value="Muritala" calcext:value-type="string">
            <text:p>Muritala</text:p>
          </table:table-cell>
          <table:table-cell table:formula="of:=[.G5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<text:a xlink:href="https://forebears.io/forenames/omotayo" xlink:type="simple">Omotayo</text:a></text:p>
          </table:table-cell>
          <table:table-cell office:value-type="float" office:value="52952" calcext:value-type="float">
            <text:p>52952</text:p>
          </table:table-cell>
          <table:table-cell office:value-type="string" calcext:value-type="string">
            <text:p>1:3,353</text:p>
          </table:table-cell>
          <table:table-cell office:value-type="string" calcext:value-type="string">
            <text:p>IsNB</text:p>
          </table:table-cell>
          <table:table-cell table:formula="of:=IF([.F597]=&quot;&quot;;&quot;IsMale&quot;; [.F597])" office:value-type="string" office:string-value="IsNB" calcext:value-type="string">
            <text:p>IsNB</text:p>
          </table:table-cell>
          <table:table-cell/>
          <table:table-cell table:formula="of:=[.C597]" office:value-type="string" office:string-value="Omotayo" calcext:value-type="string">
            <text:p>Omotayo</text:p>
          </table:table-cell>
          <table:table-cell table:formula="of:=[.G59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rancisca" xlink:type="simple">Francisca</text:a></text:p>
          </table:table-cell>
          <table:table-cell office:value-type="float" office:value="52891" calcext:value-type="float">
            <text:p>52891</text:p>
          </table:table-cell>
          <table:table-cell office:value-type="string" calcext:value-type="string">
            <text:p>1:3,357</text:p>
          </table:table-cell>
          <table:table-cell office:value-type="string" calcext:value-type="string">
            <text:p>IsFemale</text:p>
          </table:table-cell>
          <table:table-cell table:formula="of:=IF([.F598]=&quot;&quot;;&quot;IsMale&quot;; [.F598])" office:value-type="string" office:string-value="IsFemale" calcext:value-type="string">
            <text:p>IsFemale</text:p>
          </table:table-cell>
          <table:table-cell/>
          <table:table-cell table:formula="of:=[.C598]" office:value-type="string" office:string-value="Francisca" calcext:value-type="string">
            <text:p>Francisca</text:p>
          </table:table-cell>
          <table:table-cell table:formula="of:=[.G59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<text:a xlink:href="https://forebears.io/forenames/olanrewaju" xlink:type="simple">Olanrewaju</text:a></text:p>
          </table:table-cell>
          <table:table-cell office:value-type="float" office:value="52746" calcext:value-type="float">
            <text:p>52746</text:p>
          </table:table-cell>
          <table:table-cell office:value-type="string" calcext:value-type="string">
            <text:p>1:3,366</text:p>
          </table:table-cell>
          <table:table-cell/>
          <table:table-cell table:formula="of:=IF([.F599]=&quot;&quot;;&quot;IsMale&quot;; [.F599])" office:value-type="string" office:string-value="IsMale" calcext:value-type="string">
            <text:p>IsMale</text:p>
          </table:table-cell>
          <table:table-cell/>
          <table:table-cell table:formula="of:=[.C599]" office:value-type="string" office:string-value="Olanrewaju" calcext:value-type="string">
            <text:p>Olanrewaju</text:p>
          </table:table-cell>
          <table:table-cell table:formula="of:=[.G59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ruk" xlink:type="simple">Faruk</text:a></text:p>
          </table:table-cell>
          <table:table-cell office:value-type="float" office:value="52705" calcext:value-type="float">
            <text:p>52705</text:p>
          </table:table-cell>
          <table:table-cell office:value-type="string" calcext:value-type="string">
            <text:p>1:3,369</text:p>
          </table:table-cell>
          <table:table-cell/>
          <table:table-cell table:formula="of:=IF([.F600]=&quot;&quot;;&quot;IsMale&quot;; [.F600])" office:value-type="string" office:string-value="IsMale" calcext:value-type="string">
            <text:p>IsMale</text:p>
          </table:table-cell>
          <table:table-cell/>
          <table:table-cell table:formula="of:=[.C600]" office:value-type="string" office:string-value="Faruk" calcext:value-type="string">
            <text:p>Faruk</text:p>
          </table:table-cell>
          <table:table-cell table:formula="of:=[.G60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umoke" xlink:type="simple">Jumoke</text:a></text:p>
          </table:table-cell>
          <table:table-cell office:value-type="float" office:value="52699" calcext:value-type="float">
            <text:p>52699</text:p>
          </table:table-cell>
          <table:table-cell office:value-type="string" calcext:value-type="string">
            <text:p>1:3,369</text:p>
          </table:table-cell>
          <table:table-cell office:value-type="string" calcext:value-type="string">
            <text:p>IsFemale</text:p>
          </table:table-cell>
          <table:table-cell table:formula="of:=IF([.F601]=&quot;&quot;;&quot;IsMale&quot;; [.F601])" office:value-type="string" office:string-value="IsFemale" calcext:value-type="string">
            <text:p>IsFemale</text:p>
          </table:table-cell>
          <table:table-cell/>
          <table:table-cell table:formula="of:=[.C601]" office:value-type="string" office:string-value="Jumoke" calcext:value-type="string">
            <text:p>Jumoke</text:p>
          </table:table-cell>
          <table:table-cell table:formula="of:=[.G60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<text:a xlink:href="https://forebears.io/forenames/happy" xlink:type="simple">Happy</text:a></text:p>
          </table:table-cell>
          <table:table-cell office:value-type="float" office:value="52586" calcext:value-type="float">
            <text:p>52586</text:p>
          </table:table-cell>
          <table:table-cell office:value-type="string" calcext:value-type="string">
            <text:p>1:3,377</text:p>
          </table:table-cell>
          <table:table-cell office:value-type="string" calcext:value-type="string">
            <text:p>IsNB</text:p>
          </table:table-cell>
          <table:table-cell table:formula="of:=IF([.F602]=&quot;&quot;;&quot;IsMale&quot;; [.F602])" office:value-type="string" office:string-value="IsNB" calcext:value-type="string">
            <text:p>IsNB</text:p>
          </table:table-cell>
          <table:table-cell/>
          <table:table-cell table:formula="of:=[.C602]" office:value-type="string" office:string-value="Happy" calcext:value-type="string">
            <text:p>Happy</text:p>
          </table:table-cell>
          <table:table-cell table:formula="of:=[.G60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malam" xlink:type="simple">Malam</text:a></text:p>
          </table:table-cell>
          <table:table-cell office:value-type="float" office:value="52538" calcext:value-type="float">
            <text:p>52538</text:p>
          </table:table-cell>
          <table:table-cell office:value-type="string" calcext:value-type="string">
            <text:p>1:3,380</text:p>
          </table:table-cell>
          <table:table-cell/>
          <table:table-cell table:formula="of:=IF([.F603]=&quot;&quot;;&quot;IsMale&quot;; [.F603])" office:value-type="string" office:string-value="IsMale" calcext:value-type="string">
            <text:p>IsMale</text:p>
          </table:table-cell>
          <table:table-cell/>
          <table:table-cell table:formula="of:=[.C603]" office:value-type="string" office:string-value="Malam" calcext:value-type="string">
            <text:p>Malam</text:p>
          </table:table-cell>
          <table:table-cell table:formula="of:=[.G60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ndidi" xlink:type="simple">Ndidi</text:a></text:p>
          </table:table-cell>
          <table:table-cell office:value-type="float" office:value="52524" calcext:value-type="float">
            <text:p>52524</text:p>
          </table:table-cell>
          <table:table-cell office:value-type="string" calcext:value-type="string">
            <text:p>1:3,381</text:p>
          </table:table-cell>
          <table:table-cell office:value-type="string" calcext:value-type="string">
            <text:p>IsFemale</text:p>
          </table:table-cell>
          <table:table-cell table:formula="of:=IF([.F604]=&quot;&quot;;&quot;IsMale&quot;; [.F604])" office:value-type="string" office:string-value="IsFemale" calcext:value-type="string">
            <text:p>IsFemale</text:p>
          </table:table-cell>
          <table:table-cell/>
          <table:table-cell table:formula="of:=[.C604]" office:value-type="string" office:string-value="Ndidi" calcext:value-type="string">
            <text:p>Ndidi</text:p>
          </table:table-cell>
          <table:table-cell table:formula="of:=[.G60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iver" xlink:type="simple">Oliver</text:a></text:p>
          </table:table-cell>
          <table:table-cell office:value-type="float" office:value="52490" calcext:value-type="float">
            <text:p>52490</text:p>
          </table:table-cell>
          <table:table-cell office:value-type="string" calcext:value-type="string">
            <text:p>1:3,383</text:p>
          </table:table-cell>
          <table:table-cell/>
          <table:table-cell table:formula="of:=IF([.F605]=&quot;&quot;;&quot;IsMale&quot;; [.F605])" office:value-type="string" office:string-value="IsMale" calcext:value-type="string">
            <text:p>IsMale</text:p>
          </table:table-cell>
          <table:table-cell/>
          <table:table-cell table:formula="of:=[.C605]" office:value-type="string" office:string-value="Oliver" calcext:value-type="string">
            <text:p>Oliver</text:p>
          </table:table-cell>
          <table:table-cell table:formula="of:=[.G60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rtins" xlink:type="simple">Martins</text:a></text:p>
          </table:table-cell>
          <table:table-cell office:value-type="float" office:value="52305" calcext:value-type="float">
            <text:p>52305</text:p>
          </table:table-cell>
          <table:table-cell office:value-type="string" calcext:value-type="string">
            <text:p>1:3,395</text:p>
          </table:table-cell>
          <table:table-cell/>
          <table:table-cell table:formula="of:=IF([.F606]=&quot;&quot;;&quot;IsMale&quot;; [.F606])" office:value-type="string" office:string-value="IsMale" calcext:value-type="string">
            <text:p>IsMale</text:p>
          </table:table-cell>
          <table:table-cell/>
          <table:table-cell table:formula="of:=[.C606]" office:value-type="string" office:string-value="Martins" calcext:value-type="string">
            <text:p>Martins</text:p>
          </table:table-cell>
          <table:table-cell table:formula="of:=[.G6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n" xlink:type="simple">Ann</text:a></text:p>
          </table:table-cell>
          <table:table-cell office:value-type="float" office:value="52127" calcext:value-type="float">
            <text:p>52127</text:p>
          </table:table-cell>
          <table:table-cell office:value-type="string" calcext:value-type="string">
            <text:p>1:3,406</text:p>
          </table:table-cell>
          <table:table-cell office:value-type="string" calcext:value-type="string">
            <text:p>IsFemale</text:p>
          </table:table-cell>
          <table:table-cell table:formula="of:=IF([.F607]=&quot;&quot;;&quot;IsMale&quot;; [.F607])" office:value-type="string" office:string-value="IsFemale" calcext:value-type="string">
            <text:p>IsFemale</text:p>
          </table:table-cell>
          <table:table-cell/>
          <table:table-cell table:formula="of:=[.C607]" office:value-type="string" office:string-value="Ann" calcext:value-type="string">
            <text:p>Ann</text:p>
          </table:table-cell>
          <table:table-cell table:formula="of:=[.G60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<text:a xlink:href="https://forebears.io/forenames/olayemi" xlink:type="simple">Olayemi</text:a></text:p>
          </table:table-cell>
          <table:table-cell office:value-type="float" office:value="52068" calcext:value-type="float">
            <text:p>52068</text:p>
          </table:table-cell>
          <table:table-cell office:value-type="string" calcext:value-type="string">
            <text:p>1:3,410</text:p>
          </table:table-cell>
          <table:table-cell office:value-type="string" calcext:value-type="string">
            <text:p>IsNB</text:p>
          </table:table-cell>
          <table:table-cell table:formula="of:=IF([.F608]=&quot;&quot;;&quot;IsMale&quot;; [.F608])" office:value-type="string" office:string-value="IsNB" calcext:value-type="string">
            <text:p>IsNB</text:p>
          </table:table-cell>
          <table:table-cell/>
          <table:table-cell table:formula="of:=[.C608]" office:value-type="string" office:string-value="Olayemi" calcext:value-type="string">
            <text:p>Olayemi</text:p>
          </table:table-cell>
          <table:table-cell table:formula="of:=[.G60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hamid" xlink:type="simple">Abdulhamid</text:a></text:p>
          </table:table-cell>
          <table:table-cell office:value-type="float" office:value="51732" calcext:value-type="float">
            <text:p>51732</text:p>
          </table:table-cell>
          <table:table-cell office:value-type="string" calcext:value-type="string">
            <text:p>1:3,432</text:p>
          </table:table-cell>
          <table:table-cell/>
          <table:table-cell table:formula="of:=IF([.F609]=&quot;&quot;;&quot;IsMale&quot;; [.F609])" office:value-type="string" office:string-value="IsMale" calcext:value-type="string">
            <text:p>IsMale</text:p>
          </table:table-cell>
          <table:table-cell/>
          <table:table-cell table:formula="of:=[.C609]" office:value-type="string" office:string-value="Abdulhamid" calcext:value-type="string">
            <text:p>Abdulhamid</text:p>
          </table:table-cell>
          <table:table-cell table:formula="of:=[.G60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<text:a xlink:href="https://forebears.io/forenames/taye" xlink:type="simple">Taye</text:a></text:p>
          </table:table-cell>
          <table:table-cell office:value-type="float" office:value="51520" calcext:value-type="float">
            <text:p>51520</text:p>
          </table:table-cell>
          <table:table-cell office:value-type="string" calcext:value-type="string">
            <text:p>1:3,447</text:p>
          </table:table-cell>
          <table:table-cell office:value-type="string" calcext:value-type="string">
            <text:p>IsNB</text:p>
          </table:table-cell>
          <table:table-cell table:formula="of:=IF([.F610]=&quot;&quot;;&quot;IsMale&quot;; [.F610])" office:value-type="string" office:string-value="IsNB" calcext:value-type="string">
            <text:p>IsNB</text:p>
          </table:table-cell>
          <table:table-cell/>
          <table:table-cell table:formula="of:=[.C610]" office:value-type="string" office:string-value="Taye" calcext:value-type="string">
            <text:p>Taye</text:p>
          </table:table-cell>
          <table:table-cell table:formula="of:=[.G61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ra" xlink:type="simple">Zara</text:a></text:p>
          </table:table-cell>
          <table:table-cell office:value-type="float" office:value="51485" calcext:value-type="float">
            <text:p>51485</text:p>
          </table:table-cell>
          <table:table-cell office:value-type="string" calcext:value-type="string">
            <text:p>1:3,449</text:p>
          </table:table-cell>
          <table:table-cell office:value-type="string" calcext:value-type="string">
            <text:p>IsFemale</text:p>
          </table:table-cell>
          <table:table-cell table:formula="of:=IF([.F611]=&quot;&quot;;&quot;IsMale&quot;; [.F611])" office:value-type="string" office:string-value="IsFemale" calcext:value-type="string">
            <text:p>IsFemale</text:p>
          </table:table-cell>
          <table:table-cell/>
          <table:table-cell table:formula="of:=[.C611]" office:value-type="string" office:string-value="Zara" calcext:value-type="string">
            <text:p>Zara</text:p>
          </table:table-cell>
          <table:table-cell table:formula="of:=[.G61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olumide" xlink:type="simple">Olumide</text:a></text:p>
          </table:table-cell>
          <table:table-cell office:value-type="float" office:value="51426" calcext:value-type="float">
            <text:p>51426</text:p>
          </table:table-cell>
          <table:table-cell office:value-type="string" calcext:value-type="string">
            <text:p>1:3,453</text:p>
          </table:table-cell>
          <table:table-cell/>
          <table:table-cell table:formula="of:=IF([.F612]=&quot;&quot;;&quot;IsMale&quot;; [.F612])" office:value-type="string" office:string-value="IsMale" calcext:value-type="string">
            <text:p>IsMale</text:p>
          </table:table-cell>
          <table:table-cell/>
          <table:table-cell table:formula="of:=[.C612]" office:value-type="string" office:string-value="Olumide" calcext:value-type="string">
            <text:p>Olumide</text:p>
          </table:table-cell>
          <table:table-cell table:formula="of:=[.G6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ladu" xlink:type="simple">Haladu</text:a></text:p>
          </table:table-cell>
          <table:table-cell office:value-type="float" office:value="51294" calcext:value-type="float">
            <text:p>51294</text:p>
          </table:table-cell>
          <table:table-cell office:value-type="string" calcext:value-type="string">
            <text:p>1:3,462</text:p>
          </table:table-cell>
          <table:table-cell/>
          <table:table-cell table:formula="of:=IF([.F613]=&quot;&quot;;&quot;IsMale&quot;; [.F613])" office:value-type="string" office:string-value="IsMale" calcext:value-type="string">
            <text:p>IsMale</text:p>
          </table:table-cell>
          <table:table-cell/>
          <table:table-cell table:formula="of:=[.C613]" office:value-type="string" office:string-value="Haladu" calcext:value-type="string">
            <text:p>Haladu</text:p>
          </table:table-cell>
          <table:table-cell table:formula="of:=[.G61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rida" xlink:type="simple">Farida</text:a></text:p>
          </table:table-cell>
          <table:table-cell office:value-type="float" office:value="51247" calcext:value-type="float">
            <text:p>51247</text:p>
          </table:table-cell>
          <table:table-cell office:value-type="string" calcext:value-type="string">
            <text:p>1:3,465</text:p>
          </table:table-cell>
          <table:table-cell office:value-type="string" calcext:value-type="string">
            <text:p>IsFemale</text:p>
          </table:table-cell>
          <table:table-cell table:formula="of:=IF([.F614]=&quot;&quot;;&quot;IsMale&quot;; [.F614])" office:value-type="string" office:string-value="IsFemale" calcext:value-type="string">
            <text:p>IsFemale</text:p>
          </table:table-cell>
          <table:table-cell/>
          <table:table-cell table:formula="of:=[.C614]" office:value-type="string" office:string-value="Farida" calcext:value-type="string">
            <text:p>Farida</text:p>
          </table:table-cell>
          <table:table-cell table:formula="of:=[.G61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elson" xlink:type="simple">Nelson</text:a></text:p>
          </table:table-cell>
          <table:table-cell office:value-type="float" office:value="51188" calcext:value-type="float">
            <text:p>51188</text:p>
          </table:table-cell>
          <table:table-cell office:value-type="string" calcext:value-type="string">
            <text:p>1:3,469</text:p>
          </table:table-cell>
          <table:table-cell/>
          <table:table-cell table:formula="of:=IF([.F615]=&quot;&quot;;&quot;IsMale&quot;; [.F615])" office:value-type="string" office:string-value="IsMale" calcext:value-type="string">
            <text:p>IsMale</text:p>
          </table:table-cell>
          <table:table-cell/>
          <table:table-cell table:formula="of:=[.C615]" office:value-type="string" office:string-value="Nelson" calcext:value-type="string">
            <text:p>Nelson</text:p>
          </table:table-cell>
          <table:table-cell table:formula="of:=[.G61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onke" xlink:type="simple">Ronke</text:a></text:p>
          </table:table-cell>
          <table:table-cell office:value-type="float" office:value="51067" calcext:value-type="float">
            <text:p>51067</text:p>
          </table:table-cell>
          <table:table-cell office:value-type="string" calcext:value-type="string">
            <text:p>1:3,477</text:p>
          </table:table-cell>
          <table:table-cell office:value-type="string" calcext:value-type="string">
            <text:p>IsFemale</text:p>
          </table:table-cell>
          <table:table-cell table:formula="of:=IF([.F616]=&quot;&quot;;&quot;IsMale&quot;; [.F616])" office:value-type="string" office:string-value="IsFemale" calcext:value-type="string">
            <text:p>IsFemale</text:p>
          </table:table-cell>
          <table:table-cell/>
          <table:table-cell table:formula="of:=[.C616]" office:value-type="string" office:string-value="Ronke" calcext:value-type="string">
            <text:p>Ronke</text:p>
          </table:table-cell>
          <table:table-cell table:formula="of:=[.G61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<text:a xlink:href="https://forebears.io/forenames/bolaji" xlink:type="simple">Bolaji</text:a></text:p>
          </table:table-cell>
          <table:table-cell office:value-type="float" office:value="50970" calcext:value-type="float">
            <text:p>50970</text:p>
          </table:table-cell>
          <table:table-cell office:value-type="string" calcext:value-type="string">
            <text:p>1:3,484</text:p>
          </table:table-cell>
          <table:table-cell office:value-type="string" calcext:value-type="string">
            <text:p>IsNB</text:p>
          </table:table-cell>
          <table:table-cell table:formula="of:=IF([.F617]=&quot;&quot;;&quot;IsMale&quot;; [.F617])" office:value-type="string" office:string-value="IsNB" calcext:value-type="string">
            <text:p>IsNB</text:p>
          </table:table-cell>
          <table:table-cell/>
          <table:table-cell table:formula="of:=[.C617]" office:value-type="string" office:string-value="Bolaji" calcext:value-type="string">
            <text:p>Bolaji</text:p>
          </table:table-cell>
          <table:table-cell table:formula="of:=[.G61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<text:a xlink:href="https://forebears.io/forenames/shola" xlink:type="simple">Shola</text:a></text:p>
          </table:table-cell>
          <table:table-cell office:value-type="float" office:value="50889" calcext:value-type="float">
            <text:p>50889</text:p>
          </table:table-cell>
          <table:table-cell office:value-type="string" calcext:value-type="string">
            <text:p>1:3,489</text:p>
          </table:table-cell>
          <table:table-cell office:value-type="string" calcext:value-type="string">
            <text:p>IsNB</text:p>
          </table:table-cell>
          <table:table-cell table:formula="of:=IF([.F618]=&quot;&quot;;&quot;IsMale&quot;; [.F618])" office:value-type="string" office:string-value="IsNB" calcext:value-type="string">
            <text:p>IsNB</text:p>
          </table:table-cell>
          <table:table-cell/>
          <table:table-cell table:formula="of:=[.C618]" office:value-type="string" office:string-value="Shola" calcext:value-type="string">
            <text:p>Shola</text:p>
          </table:table-cell>
          <table:table-cell table:formula="of:=[.G61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kirat" xlink:type="simple">Sakirat</text:a>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1:3,497</text:p>
          </table:table-cell>
          <table:table-cell office:value-type="string" calcext:value-type="string">
            <text:p>IsFemale</text:p>
          </table:table-cell>
          <table:table-cell table:formula="of:=IF([.F619]=&quot;&quot;;&quot;IsMale&quot;; [.F619])" office:value-type="string" office:string-value="IsFemale" calcext:value-type="string">
            <text:p>IsFemale</text:p>
          </table:table-cell>
          <table:table-cell/>
          <table:table-cell table:formula="of:=[.C619]" office:value-type="string" office:string-value="Sakirat" calcext:value-type="string">
            <text:p>Sakirat</text:p>
          </table:table-cell>
          <table:table-cell table:formula="of:=[.G61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rgret" xlink:type="simple">Margret</text:a></text:p>
          </table:table-cell>
          <table:table-cell office:value-type="float" office:value="50719" calcext:value-type="float">
            <text:p>50719</text:p>
          </table:table-cell>
          <table:table-cell office:value-type="string" calcext:value-type="string">
            <text:p>1:3,501</text:p>
          </table:table-cell>
          <table:table-cell office:value-type="string" calcext:value-type="string">
            <text:p>IsFemale</text:p>
          </table:table-cell>
          <table:table-cell table:formula="of:=IF([.F620]=&quot;&quot;;&quot;IsMale&quot;; [.F620])" office:value-type="string" office:string-value="IsFemale" calcext:value-type="string">
            <text:p>IsFemale</text:p>
          </table:table-cell>
          <table:table-cell/>
          <table:table-cell table:formula="of:=[.C620]" office:value-type="string" office:string-value="Margret" calcext:value-type="string">
            <text:p>Margret</text:p>
          </table:table-cell>
          <table:table-cell table:formula="of:=[.G62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ijani" xlink:type="simple">Tijani</text:a></text:p>
          </table:table-cell>
          <table:table-cell office:value-type="float" office:value="50714" calcext:value-type="float">
            <text:p>50714</text:p>
          </table:table-cell>
          <table:table-cell office:value-type="string" calcext:value-type="string">
            <text:p>1:3,501</text:p>
          </table:table-cell>
          <table:table-cell/>
          <table:table-cell table:formula="of:=IF([.F621]=&quot;&quot;;&quot;IsMale&quot;; [.F621])" office:value-type="string" office:string-value="IsMale" calcext:value-type="string">
            <text:p>IsMale</text:p>
          </table:table-cell>
          <table:table-cell/>
          <table:table-cell table:formula="of:=[.C621]" office:value-type="string" office:string-value="Tijani" calcext:value-type="string">
            <text:p>Tijani</text:p>
          </table:table-cell>
          <table:table-cell table:formula="of:=[.G62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<text:a xlink:href="https://forebears.io/forenames/olamide" xlink:type="simple">Olamide</text:a></text:p>
          </table:table-cell>
          <table:table-cell office:value-type="float" office:value="50653" calcext:value-type="float">
            <text:p>50653</text:p>
          </table:table-cell>
          <table:table-cell office:value-type="string" calcext:value-type="string">
            <text:p>1:3,506</text:p>
          </table:table-cell>
          <table:table-cell office:value-type="string" calcext:value-type="string">
            <text:p>IsNB</text:p>
          </table:table-cell>
          <table:table-cell table:formula="of:=IF([.F622]=&quot;&quot;;&quot;IsMale&quot;; [.F622])" office:value-type="string" office:string-value="IsNB" calcext:value-type="string">
            <text:p>IsNB</text:p>
          </table:table-cell>
          <table:table-cell/>
          <table:table-cell table:formula="of:=[.C622]" office:value-type="string" office:string-value="Olamide" calcext:value-type="string">
            <text:p>Olamide</text:p>
          </table:table-cell>
          <table:table-cell table:formula="of:=[.G62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ove" xlink:type="simple">Love</text:a></text:p>
          </table:table-cell>
          <table:table-cell office:value-type="float" office:value="50595" calcext:value-type="float">
            <text:p>50595</text:p>
          </table:table-cell>
          <table:table-cell office:value-type="string" calcext:value-type="string">
            <text:p>1:3,510</text:p>
          </table:table-cell>
          <table:table-cell office:value-type="string" calcext:value-type="string">
            <text:p>IsFemale</text:p>
          </table:table-cell>
          <table:table-cell table:formula="of:=IF([.F623]=&quot;&quot;;&quot;IsMale&quot;; [.F623])" office:value-type="string" office:string-value="IsFemale" calcext:value-type="string">
            <text:p>IsFemale</text:p>
          </table:table-cell>
          <table:table-cell/>
          <table:table-cell table:formula="of:=[.C623]" office:value-type="string" office:string-value="Love" calcext:value-type="string">
            <text:p>Love</text:p>
          </table:table-cell>
          <table:table-cell table:formula="of:=[.G62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mma" xlink:type="simple">Umma</text:a></text:p>
          </table:table-cell>
          <table:table-cell office:value-type="float" office:value="50467" calcext:value-type="float">
            <text:p>50467</text:p>
          </table:table-cell>
          <table:table-cell office:value-type="string" calcext:value-type="string">
            <text:p>1:3,518</text:p>
          </table:table-cell>
          <table:table-cell office:value-type="string" calcext:value-type="string">
            <text:p>IsFemale</text:p>
          </table:table-cell>
          <table:table-cell table:formula="of:=IF([.F624]=&quot;&quot;;&quot;IsMale&quot;; [.F624])" office:value-type="string" office:string-value="IsFemale" calcext:value-type="string">
            <text:p>IsFemale</text:p>
          </table:table-cell>
          <table:table-cell/>
          <table:table-cell table:formula="of:=[.C624]" office:value-type="string" office:string-value="Umma" calcext:value-type="string">
            <text:p>Umma</text:p>
          </table:table-cell>
          <table:table-cell table:formula="of:=[.G62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uka" xlink:type="simple">Luka</text:a></text:p>
          </table:table-cell>
          <table:table-cell office:value-type="float" office:value="50398" calcext:value-type="float">
            <text:p>50398</text:p>
          </table:table-cell>
          <table:table-cell office:value-type="string" calcext:value-type="string">
            <text:p>1:3,523</text:p>
          </table:table-cell>
          <table:table-cell/>
          <table:table-cell table:formula="of:=IF([.F625]=&quot;&quot;;&quot;IsMale&quot;; [.F625])" office:value-type="string" office:string-value="IsMale" calcext:value-type="string">
            <text:p>IsMale</text:p>
          </table:table-cell>
          <table:table-cell/>
          <table:table-cell table:formula="of:=[.C625]" office:value-type="string" office:string-value="Luka" calcext:value-type="string">
            <text:p>Luka</text:p>
          </table:table-cell>
          <table:table-cell table:formula="of:=[.G6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percentage" office:value="0.66" calcext:value-type="percentage">
            <text:p>66.00%</text:p>
          </table:table-cell>
          <table:table-cell office:value-type="string" calcext:value-type="string">
            <text:p><text:a xlink:href="https://forebears.io/forenames/chibuzo" xlink:type="simple">Chibuzo</text:a></text:p>
          </table:table-cell>
          <table:table-cell office:value-type="float" office:value="50387" calcext:value-type="float">
            <text:p>50387</text:p>
          </table:table-cell>
          <table:table-cell office:value-type="string" calcext:value-type="string">
            <text:p>1:3,524</text:p>
          </table:table-cell>
          <table:table-cell office:value-type="string" calcext:value-type="string">
            <text:p>IsNB</text:p>
          </table:table-cell>
          <table:table-cell table:formula="of:=IF([.F626]=&quot;&quot;;&quot;IsMale&quot;; [.F626])" office:value-type="string" office:string-value="IsNB" calcext:value-type="string">
            <text:p>IsNB</text:p>
          </table:table-cell>
          <table:table-cell/>
          <table:table-cell table:formula="of:=[.C626]" office:value-type="string" office:string-value="Chibuzo" calcext:value-type="string">
            <text:p>Chibuzo</text:p>
          </table:table-cell>
          <table:table-cell table:formula="of:=[.G62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celestine" xlink:type="simple">Celestine</text:a></text:p>
          </table:table-cell>
          <table:table-cell office:value-type="float" office:value="50302" calcext:value-type="float">
            <text:p>50302</text:p>
          </table:table-cell>
          <table:table-cell office:value-type="string" calcext:value-type="string">
            <text:p>1:3,530</text:p>
          </table:table-cell>
          <table:table-cell/>
          <table:table-cell table:formula="of:=IF([.F627]=&quot;&quot;;&quot;IsMale&quot;; [.F627])" office:value-type="string" office:string-value="IsMale" calcext:value-type="string">
            <text:p>IsMale</text:p>
          </table:table-cell>
          <table:table-cell/>
          <table:table-cell table:formula="of:=[.C627]" office:value-type="string" office:string-value="Celestine" calcext:value-type="string">
            <text:p>Celestine</text:p>
          </table:table-cell>
          <table:table-cell table:formula="of:=[.G62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hashimu" xlink:type="simple">Hashimu</text:a></text:p>
          </table:table-cell>
          <table:table-cell office:value-type="float" office:value="50204" calcext:value-type="float">
            <text:p>50204</text:p>
          </table:table-cell>
          <table:table-cell office:value-type="string" calcext:value-type="string">
            <text:p>1:3,537</text:p>
          </table:table-cell>
          <table:table-cell/>
          <table:table-cell table:formula="of:=IF([.F628]=&quot;&quot;;&quot;IsMale&quot;; [.F628])" office:value-type="string" office:string-value="IsMale" calcext:value-type="string">
            <text:p>IsMale</text:p>
          </table:table-cell>
          <table:table-cell/>
          <table:table-cell table:formula="of:=[.C628]" office:value-type="string" office:string-value="Hashimu" calcext:value-type="string">
            <text:p>Hashimu</text:p>
          </table:table-cell>
          <table:table-cell table:formula="of:=[.G62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muda" xlink:type="simple">Mamuda</text:a></text:p>
          </table:table-cell>
          <table:table-cell office:value-type="float" office:value="50113" calcext:value-type="float">
            <text:p>50113</text:p>
          </table:table-cell>
          <table:table-cell office:value-type="string" calcext:value-type="string">
            <text:p>1:3,543</text:p>
          </table:table-cell>
          <table:table-cell/>
          <table:table-cell table:formula="of:=IF([.F629]=&quot;&quot;;&quot;IsMale&quot;; [.F629])" office:value-type="string" office:string-value="IsMale" calcext:value-type="string">
            <text:p>IsMale</text:p>
          </table:table-cell>
          <table:table-cell/>
          <table:table-cell table:formula="of:=[.C629]" office:value-type="string" office:string-value="Mamuda" calcext:value-type="string">
            <text:p>Mamuda</text:p>
          </table:table-cell>
          <table:table-cell table:formula="of:=[.G62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nnatu" xlink:type="simple">Hannatu</text:a>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1:3,551</text:p>
          </table:table-cell>
          <table:table-cell office:value-type="string" calcext:value-type="string">
            <text:p>IsFemale</text:p>
          </table:table-cell>
          <table:table-cell table:formula="of:=IF([.F630]=&quot;&quot;;&quot;IsMale&quot;; [.F630])" office:value-type="string" office:string-value="IsFemale" calcext:value-type="string">
            <text:p>IsFemale</text:p>
          </table:table-cell>
          <table:table-cell/>
          <table:table-cell table:formula="of:=[.C630]" office:value-type="string" office:string-value="Hannatu" calcext:value-type="string">
            <text:p>Hannatu</text:p>
          </table:table-cell>
          <table:table-cell table:formula="of:=[.G6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ike" xlink:type="simple">Mike</text:a></text:p>
          </table:table-cell>
          <table:table-cell office:value-type="float" office:value="49827" calcext:value-type="float">
            <text:p>49827</text:p>
          </table:table-cell>
          <table:table-cell office:value-type="string" calcext:value-type="string">
            <text:p>1:3,564</text:p>
          </table:table-cell>
          <table:table-cell/>
          <table:table-cell table:formula="of:=IF([.F631]=&quot;&quot;;&quot;IsMale&quot;; [.F631])" office:value-type="string" office:string-value="IsMale" calcext:value-type="string">
            <text:p>IsMale</text:p>
          </table:table-cell>
          <table:table-cell/>
          <table:table-cell table:formula="of:=[.C631]" office:value-type="string" office:string-value="Mike" calcext:value-type="string">
            <text:p>Mike</text:p>
          </table:table-cell>
          <table:table-cell table:formula="of:=[.G63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ntari" xlink:type="simple">Muntari</text:a></text:p>
          </table:table-cell>
          <table:table-cell office:value-type="float" office:value="49760" calcext:value-type="float">
            <text:p>49760</text:p>
          </table:table-cell>
          <table:table-cell office:value-type="string" calcext:value-type="string">
            <text:p>1:3,568</text:p>
          </table:table-cell>
          <table:table-cell/>
          <table:table-cell table:formula="of:=IF([.F632]=&quot;&quot;;&quot;IsMale&quot;; [.F632])" office:value-type="string" office:string-value="IsMale" calcext:value-type="string">
            <text:p>IsMale</text:p>
          </table:table-cell>
          <table:table-cell/>
          <table:table-cell table:formula="of:=[.C632]" office:value-type="string" office:string-value="Muntari" calcext:value-type="string">
            <text:p>Muntari</text:p>
          </table:table-cell>
          <table:table-cell table:formula="of:=[.G6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<text:a xlink:href="https://forebears.io/forenames/odunayo" xlink:type="simple">Odunayo</text:a></text:p>
          </table:table-cell>
          <table:table-cell office:value-type="float" office:value="49679" calcext:value-type="float">
            <text:p>49679</text:p>
          </table:table-cell>
          <table:table-cell office:value-type="string" calcext:value-type="string">
            <text:p>1:3,574</text:p>
          </table:table-cell>
          <table:table-cell office:value-type="string" calcext:value-type="string">
            <text:p>IsNB</text:p>
          </table:table-cell>
          <table:table-cell table:formula="of:=IF([.F633]=&quot;&quot;;&quot;IsMale&quot;; [.F633])" office:value-type="string" office:string-value="IsNB" calcext:value-type="string">
            <text:p>IsNB</text:p>
          </table:table-cell>
          <table:table-cell/>
          <table:table-cell table:formula="of:=[.C633]" office:value-type="string" office:string-value="Odunayo" calcext:value-type="string">
            <text:p>Odunayo</text:p>
          </table:table-cell>
          <table:table-cell table:formula="of:=[.G63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<text:a xlink:href="https://forebears.io/forenames/busayo" xlink:type="simple">Busayo</text:a></text:p>
          </table:table-cell>
          <table:table-cell office:value-type="float" office:value="49645" calcext:value-type="float">
            <text:p>49645</text:p>
          </table:table-cell>
          <table:table-cell office:value-type="string" calcext:value-type="string">
            <text:p>1:3,577</text:p>
          </table:table-cell>
          <table:table-cell office:value-type="string" calcext:value-type="string">
            <text:p>IsNB</text:p>
          </table:table-cell>
          <table:table-cell table:formula="of:=IF([.F634]=&quot;&quot;;&quot;IsMale&quot;; [.F634])" office:value-type="string" office:string-value="IsNB" calcext:value-type="string">
            <text:p>IsNB</text:p>
          </table:table-cell>
          <table:table-cell/>
          <table:table-cell table:formula="of:=[.C634]" office:value-type="string" office:string-value="Busayo" calcext:value-type="string">
            <text:p>Busayo</text:p>
          </table:table-cell>
          <table:table-cell table:formula="of:=[.G63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rahaman" xlink:type="simple">Abdulrahaman</text:a></text:p>
          </table:table-cell>
          <table:table-cell office:value-type="float" office:value="49617" calcext:value-type="float">
            <text:p>49617</text:p>
          </table:table-cell>
          <table:table-cell office:value-type="string" calcext:value-type="string">
            <text:p>1:3,579</text:p>
          </table:table-cell>
          <table:table-cell/>
          <table:table-cell table:formula="of:=IF([.F635]=&quot;&quot;;&quot;IsMale&quot;; [.F635])" office:value-type="string" office:string-value="IsMale" calcext:value-type="string">
            <text:p>IsMale</text:p>
          </table:table-cell>
          <table:table-cell/>
          <table:table-cell table:formula="of:=[.C635]" office:value-type="string" office:string-value="Abdulrahaman" calcext:value-type="string">
            <text:p>Abdulrahaman</text:p>
          </table:table-cell>
          <table:table-cell table:formula="of:=[.G6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ukaiya" xlink:type="simple">Rukaiya</text:a></text:p>
          </table:table-cell>
          <table:table-cell office:value-type="float" office:value="49593" calcext:value-type="float">
            <text:p>49593</text:p>
          </table:table-cell>
          <table:table-cell office:value-type="string" calcext:value-type="string">
            <text:p>1:3,580</text:p>
          </table:table-cell>
          <table:table-cell office:value-type="string" calcext:value-type="string">
            <text:p>IsFemale</text:p>
          </table:table-cell>
          <table:table-cell table:formula="of:=IF([.F636]=&quot;&quot;;&quot;IsMale&quot;; [.F636])" office:value-type="string" office:string-value="IsFemale" calcext:value-type="string">
            <text:p>IsFemale</text:p>
          </table:table-cell>
          <table:table-cell/>
          <table:table-cell table:formula="of:=[.C636]" office:value-type="string" office:string-value="Rukaiya" calcext:value-type="string">
            <text:p>Rukaiya</text:p>
          </table:table-cell>
          <table:table-cell table:formula="of:=[.G63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usan" xlink:type="simple">Susan</text:a></text:p>
          </table:table-cell>
          <table:table-cell office:value-type="float" office:value="49413" calcext:value-type="float">
            <text:p>49413</text:p>
          </table:table-cell>
          <table:table-cell office:value-type="string" calcext:value-type="string">
            <text:p>1:3,593</text:p>
          </table:table-cell>
          <table:table-cell office:value-type="string" calcext:value-type="string">
            <text:p>IsFemale</text:p>
          </table:table-cell>
          <table:table-cell table:formula="of:=IF([.F637]=&quot;&quot;;&quot;IsMale&quot;; [.F637])" office:value-type="string" office:string-value="IsFemale" calcext:value-type="string">
            <text:p>IsFemale</text:p>
          </table:table-cell>
          <table:table-cell/>
          <table:table-cell table:formula="of:=[.C637]" office:value-type="string" office:string-value="Susan" calcext:value-type="string">
            <text:p>Susan</text:p>
          </table:table-cell>
          <table:table-cell table:formula="of:=[.G63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fiu" xlink:type="simple">Rafiu</text:a></text:p>
          </table:table-cell>
          <table:table-cell office:value-type="float" office:value="49386" calcext:value-type="float">
            <text:p>49386</text:p>
          </table:table-cell>
          <table:table-cell office:value-type="string" calcext:value-type="string">
            <text:p>1:3,595</text:p>
          </table:table-cell>
          <table:table-cell/>
          <table:table-cell table:formula="of:=IF([.F638]=&quot;&quot;;&quot;IsMale&quot;; [.F638])" office:value-type="string" office:string-value="IsMale" calcext:value-type="string">
            <text:p>IsMale</text:p>
          </table:table-cell>
          <table:table-cell/>
          <table:table-cell table:formula="of:=[.C638]" office:value-type="string" office:string-value="Rafiu" calcext:value-type="string">
            <text:p>Rafiu</text:p>
          </table:table-cell>
          <table:table-cell table:formula="of:=[.G6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hilomina" xlink:type="simple">Philomina</text:a></text:p>
          </table:table-cell>
          <table:table-cell office:value-type="float" office:value="49375" calcext:value-type="float">
            <text:p>49375</text:p>
          </table:table-cell>
          <table:table-cell office:value-type="string" calcext:value-type="string">
            <text:p>1:3,596</text:p>
          </table:table-cell>
          <table:table-cell office:value-type="string" calcext:value-type="string">
            <text:p>IsFemale</text:p>
          </table:table-cell>
          <table:table-cell table:formula="of:=IF([.F639]=&quot;&quot;;&quot;IsMale&quot;; [.F639])" office:value-type="string" office:string-value="IsFemale" calcext:value-type="string">
            <text:p>IsFemale</text:p>
          </table:table-cell>
          <table:table-cell/>
          <table:table-cell table:formula="of:=[.C639]" office:value-type="string" office:string-value="Philomina" calcext:value-type="string">
            <text:p>Philomina</text:p>
          </table:table-cell>
          <table:table-cell table:formula="of:=[.G63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mmar" xlink:type="simple">Ummar</text:a></text:p>
          </table:table-cell>
          <table:table-cell office:value-type="float" office:value="49363" calcext:value-type="float">
            <text:p>49363</text:p>
          </table:table-cell>
          <table:table-cell office:value-type="string" calcext:value-type="string">
            <text:p>1:3,597</text:p>
          </table:table-cell>
          <table:table-cell/>
          <table:table-cell table:formula="of:=IF([.F640]=&quot;&quot;;&quot;IsMale&quot;; [.F640])" office:value-type="string" office:string-value="IsMale" calcext:value-type="string">
            <text:p>IsMale</text:p>
          </table:table-cell>
          <table:table-cell/>
          <table:table-cell table:formula="of:=[.C640]" office:value-type="string" office:string-value="Ummar" calcext:value-type="string">
            <text:p>Ummar</text:p>
          </table:table-cell>
          <table:table-cell table:formula="of:=[.G6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halilu" xlink:type="simple">Halilu</text:a></text:p>
          </table:table-cell>
          <table:table-cell office:value-type="float" office:value="49269" calcext:value-type="float">
            <text:p>49269</text:p>
          </table:table-cell>
          <table:table-cell office:value-type="string" calcext:value-type="string">
            <text:p>1:3,604</text:p>
          </table:table-cell>
          <table:table-cell/>
          <table:table-cell table:formula="of:=IF([.F641]=&quot;&quot;;&quot;IsMale&quot;; [.F641])" office:value-type="string" office:string-value="IsMale" calcext:value-type="string">
            <text:p>IsMale</text:p>
          </table:table-cell>
          <table:table-cell/>
          <table:table-cell table:formula="of:=[.C641]" office:value-type="string" office:string-value="Halilu" calcext:value-type="string">
            <text:p>Halilu</text:p>
          </table:table-cell>
          <table:table-cell table:formula="of:=[.G64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indatu" xlink:type="simple">Hindatu</text:a></text:p>
          </table:table-cell>
          <table:table-cell office:value-type="float" office:value="49117" calcext:value-type="float">
            <text:p>49117</text:p>
          </table:table-cell>
          <table:table-cell office:value-type="string" calcext:value-type="string">
            <text:p>1:3,615</text:p>
          </table:table-cell>
          <table:table-cell office:value-type="string" calcext:value-type="string">
            <text:p>IsFemale</text:p>
          </table:table-cell>
          <table:table-cell table:formula="of:=IF([.F642]=&quot;&quot;;&quot;IsMale&quot;; [.F642])" office:value-type="string" office:string-value="IsFemale" calcext:value-type="string">
            <text:p>IsFemale</text:p>
          </table:table-cell>
          <table:table-cell/>
          <table:table-cell table:formula="of:=[.C642]" office:value-type="string" office:string-value="Hindatu" calcext:value-type="string">
            <text:p>Hindatu</text:p>
          </table:table-cell>
          <table:table-cell table:formula="of:=[.G6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it" xlink:type="simple">Arit</text:a></text:p>
          </table:table-cell>
          <table:table-cell office:value-type="float" office:value="48845" calcext:value-type="float">
            <text:p>48845</text:p>
          </table:table-cell>
          <table:table-cell office:value-type="string" calcext:value-type="string">
            <text:p>1:3,635</text:p>
          </table:table-cell>
          <table:table-cell office:value-type="string" calcext:value-type="string">
            <text:p>IsFemale</text:p>
          </table:table-cell>
          <table:table-cell table:formula="of:=IF([.F643]=&quot;&quot;;&quot;IsMale&quot;; [.F643])" office:value-type="string" office:string-value="IsFemale" calcext:value-type="string">
            <text:p>IsFemale</text:p>
          </table:table-cell>
          <table:table-cell/>
          <table:table-cell table:formula="of:=[.C643]" office:value-type="string" office:string-value="Arit" calcext:value-type="string">
            <text:p>Arit</text:p>
          </table:table-cell>
          <table:table-cell table:formula="of:=[.G64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haku" xlink:type="simple">Ishaku</text:a></text:p>
          </table:table-cell>
          <table:table-cell office:value-type="float" office:value="48783" calcext:value-type="float">
            <text:p>48783</text:p>
          </table:table-cell>
          <table:table-cell office:value-type="string" calcext:value-type="string">
            <text:p>1:3,640</text:p>
          </table:table-cell>
          <table:table-cell/>
          <table:table-cell table:formula="of:=IF([.F644]=&quot;&quot;;&quot;IsMale&quot;; [.F644])" office:value-type="string" office:string-value="IsMale" calcext:value-type="string">
            <text:p>IsMale</text:p>
          </table:table-cell>
          <table:table-cell/>
          <table:table-cell table:formula="of:=[.C644]" office:value-type="string" office:string-value="Ishaku" calcext:value-type="string">
            <text:p>Ishaku</text:p>
          </table:table-cell>
          <table:table-cell table:formula="of:=[.G64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limat" xlink:type="simple">Halimat</text:a></text:p>
          </table:table-cell>
          <table:table-cell office:value-type="float" office:value="48696" calcext:value-type="float">
            <text:p>48696</text:p>
          </table:table-cell>
          <table:table-cell office:value-type="string" calcext:value-type="string">
            <text:p>1:3,646</text:p>
          </table:table-cell>
          <table:table-cell office:value-type="string" calcext:value-type="string">
            <text:p>IsFemale</text:p>
          </table:table-cell>
          <table:table-cell table:formula="of:=IF([.F645]=&quot;&quot;;&quot;IsMale&quot;; [.F645])" office:value-type="string" office:string-value="IsFemale" calcext:value-type="string">
            <text:p>IsFemale</text:p>
          </table:table-cell>
          <table:table-cell/>
          <table:table-cell table:formula="of:=[.C645]" office:value-type="string" office:string-value="Halimat" calcext:value-type="string">
            <text:p>Halimat</text:p>
          </table:table-cell>
          <table:table-cell table:formula="of:=[.G6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ncy" xlink:type="simple">Nancy</text:a></text:p>
          </table:table-cell>
          <table:table-cell office:value-type="float" office:value="48562" calcext:value-type="float">
            <text:p>48562</text:p>
          </table:table-cell>
          <table:table-cell office:value-type="string" calcext:value-type="string">
            <text:p>1:3,656</text:p>
          </table:table-cell>
          <table:table-cell office:value-type="string" calcext:value-type="string">
            <text:p>IsFemale</text:p>
          </table:table-cell>
          <table:table-cell table:formula="of:=IF([.F646]=&quot;&quot;;&quot;IsMale&quot;; [.F646])" office:value-type="string" office:string-value="IsFemale" calcext:value-type="string">
            <text:p>IsFemale</text:p>
          </table:table-cell>
          <table:table-cell/>
          <table:table-cell table:formula="of:=[.C646]" office:value-type="string" office:string-value="Nancy" calcext:value-type="string">
            <text:p>Nancy</text:p>
          </table:table-cell>
          <table:table-cell table:formula="of:=[.G64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ffiong" xlink:type="simple">Affiong</text:a>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1:3,663</text:p>
          </table:table-cell>
          <table:table-cell office:value-type="string" calcext:value-type="string">
            <text:p>IsFemale</text:p>
          </table:table-cell>
          <table:table-cell table:formula="of:=IF([.F647]=&quot;&quot;;&quot;IsMale&quot;; [.F647])" office:value-type="string" office:string-value="IsFemale" calcext:value-type="string">
            <text:p>IsFemale</text:p>
          </table:table-cell>
          <table:table-cell/>
          <table:table-cell table:formula="of:=[.C647]" office:value-type="string" office:string-value="Affiong" calcext:value-type="string">
            <text:p>Affiong</text:p>
          </table:table-cell>
          <table:table-cell table:formula="of:=[.G64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ziru" xlink:type="simple">Naziru</text:a></text:p>
          </table:table-cell>
          <table:table-cell office:value-type="float" office:value="48462" calcext:value-type="float">
            <text:p>48462</text:p>
          </table:table-cell>
          <table:table-cell office:value-type="string" calcext:value-type="string">
            <text:p>1:3,664</text:p>
          </table:table-cell>
          <table:table-cell/>
          <table:table-cell table:formula="of:=IF([.F648]=&quot;&quot;;&quot;IsMale&quot;; [.F648])" office:value-type="string" office:string-value="IsMale" calcext:value-type="string">
            <text:p>IsMale</text:p>
          </table:table-cell>
          <table:table-cell/>
          <table:table-cell table:formula="of:=[.C648]" office:value-type="string" office:string-value="Naziru" calcext:value-type="string">
            <text:p>Naziru</text:p>
          </table:table-cell>
          <table:table-cell table:formula="of:=[.G64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odiq" xlink:type="simple">Sodiq</text:a></text:p>
          </table:table-cell>
          <table:table-cell office:value-type="float" office:value="48457" calcext:value-type="float">
            <text:p>48457</text:p>
          </table:table-cell>
          <table:table-cell office:value-type="string" calcext:value-type="string">
            <text:p>1:3,664</text:p>
          </table:table-cell>
          <table:table-cell/>
          <table:table-cell table:formula="of:=IF([.F649]=&quot;&quot;;&quot;IsMale&quot;; [.F649])" office:value-type="string" office:string-value="IsMale" calcext:value-type="string">
            <text:p>IsMale</text:p>
          </table:table-cell>
          <table:table-cell/>
          <table:table-cell table:formula="of:=[.C649]" office:value-type="string" office:string-value="Sodiq" calcext:value-type="string">
            <text:p>Sodiq</text:p>
          </table:table-cell>
          <table:table-cell table:formula="of:=[.G64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erah" xlink:type="simple">Serah</text:a></text:p>
          </table:table-cell>
          <table:table-cell office:value-type="float" office:value="48438" calcext:value-type="float">
            <text:p>48438</text:p>
          </table:table-cell>
          <table:table-cell office:value-type="string" calcext:value-type="string">
            <text:p>1:3,666</text:p>
          </table:table-cell>
          <table:table-cell office:value-type="string" calcext:value-type="string">
            <text:p>IsFemale</text:p>
          </table:table-cell>
          <table:table-cell table:formula="of:=IF([.F650]=&quot;&quot;;&quot;IsMale&quot;; [.F650])" office:value-type="string" office:string-value="IsFemale" calcext:value-type="string">
            <text:p>IsFemale</text:p>
          </table:table-cell>
          <table:table-cell/>
          <table:table-cell table:formula="of:=[.C650]" office:value-type="string" office:string-value="Serah" calcext:value-type="string">
            <text:p>Serah</text:p>
          </table:table-cell>
          <table:table-cell table:formula="of:=[.G65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erifat" xlink:type="simple">Serifat</text:a></text:p>
          </table:table-cell>
          <table:table-cell office:value-type="float" office:value="48430" calcext:value-type="float">
            <text:p>48430</text:p>
          </table:table-cell>
          <table:table-cell office:value-type="string" calcext:value-type="string">
            <text:p>1:3,666</text:p>
          </table:table-cell>
          <table:table-cell office:value-type="string" calcext:value-type="string">
            <text:p>IsFemale</text:p>
          </table:table-cell>
          <table:table-cell table:formula="of:=IF([.F651]=&quot;&quot;;&quot;IsMale&quot;; [.F651])" office:value-type="string" office:string-value="IsFemale" calcext:value-type="string">
            <text:p>IsFemale</text:p>
          </table:table-cell>
          <table:table-cell/>
          <table:table-cell table:formula="of:=[.C651]" office:value-type="string" office:string-value="Serifat" calcext:value-type="string">
            <text:p>Serifat</text:p>
          </table:table-cell>
          <table:table-cell table:formula="of:=[.G65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ony" xlink:type="simple">Tony</text:a></text:p>
          </table:table-cell>
          <table:table-cell office:value-type="float" office:value="48428" calcext:value-type="float">
            <text:p>48428</text:p>
          </table:table-cell>
          <table:table-cell office:value-type="string" calcext:value-type="string">
            <text:p>1:3,667</text:p>
          </table:table-cell>
          <table:table-cell/>
          <table:table-cell table:formula="of:=IF([.F652]=&quot;&quot;;&quot;IsMale&quot;; [.F652])" office:value-type="string" office:string-value="IsMale" calcext:value-type="string">
            <text:p>IsMale</text:p>
          </table:table-cell>
          <table:table-cell/>
          <table:table-cell table:formula="of:=[.C652]" office:value-type="string" office:string-value="Tony" calcext:value-type="string">
            <text:p>Tony</text:p>
          </table:table-cell>
          <table:table-cell table:formula="of:=[.G65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azeez" xlink:type="simple">Abdulazeez</text:a>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1:3,667</text:p>
          </table:table-cell>
          <table:table-cell/>
          <table:table-cell table:formula="of:=IF([.F653]=&quot;&quot;;&quot;IsMale&quot;; [.F653])" office:value-type="string" office:string-value="IsMale" calcext:value-type="string">
            <text:p>IsMale</text:p>
          </table:table-cell>
          <table:table-cell/>
          <table:table-cell table:formula="of:=[.C653]" office:value-type="string" office:string-value="Abdulazeez" calcext:value-type="string">
            <text:p>Abdulazeez</text:p>
          </table:table-cell>
          <table:table-cell table:formula="of:=[.G65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erry" xlink:type="simple">Jerry</text:a></text:p>
          </table:table-cell>
          <table:table-cell office:value-type="float" office:value="48312" calcext:value-type="float">
            <text:p>48312</text:p>
          </table:table-cell>
          <table:table-cell office:value-type="string" calcext:value-type="string">
            <text:p>1:3,675</text:p>
          </table:table-cell>
          <table:table-cell/>
          <table:table-cell table:formula="of:=IF([.F654]=&quot;&quot;;&quot;IsMale&quot;; [.F654])" office:value-type="string" office:string-value="IsMale" calcext:value-type="string">
            <text:p>IsMale</text:p>
          </table:table-cell>
          <table:table-cell/>
          <table:table-cell table:formula="of:=[.C654]" office:value-type="string" office:string-value="Jerry" calcext:value-type="string">
            <text:p>Jerry</text:p>
          </table:table-cell>
          <table:table-cell table:formula="of:=[.G6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ufai" xlink:type="simple">Rufai</text:a></text:p>
          </table:table-cell>
          <table:table-cell office:value-type="float" office:value="48234" calcext:value-type="float">
            <text:p>48234</text:p>
          </table:table-cell>
          <table:table-cell office:value-type="string" calcext:value-type="string">
            <text:p>1:3,681</text:p>
          </table:table-cell>
          <table:table-cell/>
          <table:table-cell table:formula="of:=IF([.F655]=&quot;&quot;;&quot;IsMale&quot;; [.F655])" office:value-type="string" office:string-value="IsMale" calcext:value-type="string">
            <text:p>IsMale</text:p>
          </table:table-cell>
          <table:table-cell/>
          <table:table-cell table:formula="of:=[.C655]" office:value-type="string" office:string-value="Rufai" calcext:value-type="string">
            <text:p>Rufai</text:p>
          </table:table-cell>
          <table:table-cell table:formula="of:=[.G6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uwaira" xlink:type="simple">Zuwaira</text:a></text:p>
          </table:table-cell>
          <table:table-cell office:value-type="float" office:value="48229" calcext:value-type="float">
            <text:p>48229</text:p>
          </table:table-cell>
          <table:table-cell office:value-type="string" calcext:value-type="string">
            <text:p>1:3,682</text:p>
          </table:table-cell>
          <table:table-cell office:value-type="string" calcext:value-type="string">
            <text:p>IsFemale</text:p>
          </table:table-cell>
          <table:table-cell table:formula="of:=IF([.F656]=&quot;&quot;;&quot;IsMale&quot;; [.F656])" office:value-type="string" office:string-value="IsFemale" calcext:value-type="string">
            <text:p>IsFemale</text:p>
          </table:table-cell>
          <table:table-cell/>
          <table:table-cell table:formula="of:=[.C656]" office:value-type="string" office:string-value="Zuwaira" calcext:value-type="string">
            <text:p>Zuwaira</text:p>
          </table:table-cell>
          <table:table-cell table:formula="of:=[.G65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re" xlink:type="simple">Dare</text:a></text:p>
          </table:table-cell>
          <table:table-cell office:value-type="float" office:value="48225" calcext:value-type="float">
            <text:p>48225</text:p>
          </table:table-cell>
          <table:table-cell office:value-type="string" calcext:value-type="string">
            <text:p>1:3,682</text:p>
          </table:table-cell>
          <table:table-cell/>
          <table:table-cell table:formula="of:=IF([.F657]=&quot;&quot;;&quot;IsMale&quot;; [.F657])" office:value-type="string" office:string-value="IsMale" calcext:value-type="string">
            <text:p>IsMale</text:p>
          </table:table-cell>
          <table:table-cell/>
          <table:table-cell table:formula="of:=[.C657]" office:value-type="string" office:string-value="Dare" calcext:value-type="string">
            <text:p>Dare</text:p>
          </table:table-cell>
          <table:table-cell table:formula="of:=[.G65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uwasegun" xlink:type="simple">Oluwasegun</text:a></text:p>
          </table:table-cell>
          <table:table-cell office:value-type="float" office:value="48206" calcext:value-type="float">
            <text:p>48206</text:p>
          </table:table-cell>
          <table:table-cell office:value-type="string" calcext:value-type="string">
            <text:p>1:3,683</text:p>
          </table:table-cell>
          <table:table-cell/>
          <table:table-cell table:formula="of:=IF([.F658]=&quot;&quot;;&quot;IsMale&quot;; [.F658])" office:value-type="string" office:string-value="IsMale" calcext:value-type="string">
            <text:p>IsMale</text:p>
          </table:table-cell>
          <table:table-cell/>
          <table:table-cell table:formula="of:=[.C658]" office:value-type="string" office:string-value="Oluwasegun" calcext:value-type="string">
            <text:p>Oluwasegun</text:p>
          </table:table-cell>
          <table:table-cell table:formula="of:=[.G6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nsir" xlink:type="simple">Mansir</text:a></text:p>
          </table:table-cell>
          <table:table-cell office:value-type="float" office:value="48010" calcext:value-type="float">
            <text:p>48010</text:p>
          </table:table-cell>
          <table:table-cell office:value-type="string" calcext:value-type="string">
            <text:p>1:3,698</text:p>
          </table:table-cell>
          <table:table-cell/>
          <table:table-cell table:formula="of:=IF([.F659]=&quot;&quot;;&quot;IsMale&quot;; [.F659])" office:value-type="string" office:string-value="IsMale" calcext:value-type="string">
            <text:p>IsMale</text:p>
          </table:table-cell>
          <table:table-cell/>
          <table:table-cell table:formula="of:=[.C659]" office:value-type="string" office:string-value="Mansir" calcext:value-type="string">
            <text:p>Mansir</text:p>
          </table:table-cell>
          <table:table-cell table:formula="of:=[.G6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ojisola" xlink:type="simple">Mojisola</text:a></text:p>
          </table:table-cell>
          <table:table-cell office:value-type="float" office:value="47840" calcext:value-type="float">
            <text:p>47840</text:p>
          </table:table-cell>
          <table:table-cell office:value-type="string" calcext:value-type="string">
            <text:p>1:3,712</text:p>
          </table:table-cell>
          <table:table-cell office:value-type="string" calcext:value-type="string">
            <text:p>IsFemale</text:p>
          </table:table-cell>
          <table:table-cell table:formula="of:=IF([.F660]=&quot;&quot;;&quot;IsMale&quot;; [.F660])" office:value-type="string" office:string-value="IsFemale" calcext:value-type="string">
            <text:p>IsFemale</text:p>
          </table:table-cell>
          <table:table-cell/>
          <table:table-cell table:formula="of:=[.C660]" office:value-type="string" office:string-value="Mojisola" calcext:value-type="string">
            <text:p>Mojisola</text:p>
          </table:table-cell>
          <table:table-cell table:formula="of:=[.G66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rael" xlink:type="simple">Israel</text:a></text:p>
          </table:table-cell>
          <table:table-cell office:value-type="float" office:value="47829" calcext:value-type="float">
            <text:p>47829</text:p>
          </table:table-cell>
          <table:table-cell office:value-type="string" calcext:value-type="string">
            <text:p>1:3,712</text:p>
          </table:table-cell>
          <table:table-cell/>
          <table:table-cell table:formula="of:=IF([.F661]=&quot;&quot;;&quot;IsMale&quot;; [.F661])" office:value-type="string" office:string-value="IsMale" calcext:value-type="string">
            <text:p>IsMale</text:p>
          </table:table-cell>
          <table:table-cell/>
          <table:table-cell table:formula="of:=[.C661]" office:value-type="string" office:string-value="Israel" calcext:value-type="string">
            <text:p>Israel</text:p>
          </table:table-cell>
          <table:table-cell table:formula="of:=[.G66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onatus" xlink:type="simple">Donatus</text:a></text:p>
          </table:table-cell>
          <table:table-cell office:value-type="float" office:value="47773" calcext:value-type="float">
            <text:p>47773</text:p>
          </table:table-cell>
          <table:table-cell office:value-type="string" calcext:value-type="string">
            <text:p>1:3,717</text:p>
          </table:table-cell>
          <table:table-cell/>
          <table:table-cell table:formula="of:=IF([.F662]=&quot;&quot;;&quot;IsMale&quot;; [.F662])" office:value-type="string" office:string-value="IsMale" calcext:value-type="string">
            <text:p>IsMale</text:p>
          </table:table-cell>
          <table:table-cell/>
          <table:table-cell table:formula="of:=[.C662]" office:value-type="string" office:string-value="Donatus" calcext:value-type="string">
            <text:p>Donatus</text:p>
          </table:table-cell>
          <table:table-cell table:formula="of:=[.G66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<text:a xlink:href="https://forebears.io/forenames/sa" xlink:type="simple">Sa</text:a></text:p>
          </table:table-cell>
          <table:table-cell office:value-type="float" office:value="47650" calcext:value-type="float">
            <text:p>47650</text:p>
          </table:table-cell>
          <table:table-cell office:value-type="string" calcext:value-type="string">
            <text:p>1:3,726</text:p>
          </table:table-cell>
          <table:table-cell office:value-type="string" calcext:value-type="string">
            <text:p>IsNB</text:p>
          </table:table-cell>
          <table:table-cell table:formula="of:=IF([.F663]=&quot;&quot;;&quot;IsMale&quot;; [.F663])" office:value-type="string" office:string-value="IsNB" calcext:value-type="string">
            <text:p>IsNB</text:p>
          </table:table-cell>
          <table:table-cell/>
          <table:table-cell table:formula="of:=[.C663]" office:value-type="string" office:string-value="Sa" calcext:value-type="string">
            <text:p>Sa</text:p>
          </table:table-cell>
          <table:table-cell table:formula="of:=[.G66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mota" xlink:type="simple">Ramota</text:a></text:p>
          </table:table-cell>
          <table:table-cell office:value-type="float" office:value="47511" calcext:value-type="float">
            <text:p>47511</text:p>
          </table:table-cell>
          <table:table-cell office:value-type="string" calcext:value-type="string">
            <text:p>1:3,737</text:p>
          </table:table-cell>
          <table:table-cell office:value-type="string" calcext:value-type="string">
            <text:p>IsFemale</text:p>
          </table:table-cell>
          <table:table-cell table:formula="of:=IF([.F664]=&quot;&quot;;&quot;IsMale&quot;; [.F664])" office:value-type="string" office:string-value="IsFemale" calcext:value-type="string">
            <text:p>IsFemale</text:p>
          </table:table-cell>
          <table:table-cell/>
          <table:table-cell table:formula="of:=[.C664]" office:value-type="string" office:string-value="Ramota" calcext:value-type="string">
            <text:p>Ramota</text:p>
          </table:table-cell>
          <table:table-cell table:formula="of:=[.G66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ummi" xlink:type="simple">Ummi</text:a></text:p>
          </table:table-cell>
          <table:table-cell office:value-type="float" office:value="47485" calcext:value-type="float">
            <text:p>47485</text:p>
          </table:table-cell>
          <table:table-cell office:value-type="string" calcext:value-type="string">
            <text:p>1:3,739</text:p>
          </table:table-cell>
          <table:table-cell office:value-type="string" calcext:value-type="string">
            <text:p>IsFemale</text:p>
          </table:table-cell>
          <table:table-cell table:formula="of:=IF([.F665]=&quot;&quot;;&quot;IsMale&quot;; [.F665])" office:value-type="string" office:string-value="IsFemale" calcext:value-type="string">
            <text:p>IsFemale</text:p>
          </table:table-cell>
          <table:table-cell/>
          <table:table-cell table:formula="of:=[.C665]" office:value-type="string" office:string-value="Ummi" calcext:value-type="string">
            <text:p>Ummi</text:p>
          </table:table-cell>
          <table:table-cell table:formula="of:=[.G66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kaette" xlink:type="simple">Ekaette</text:a></text:p>
          </table:table-cell>
          <table:table-cell office:value-type="float" office:value="47339" calcext:value-type="float">
            <text:p>47339</text:p>
          </table:table-cell>
          <table:table-cell office:value-type="string" calcext:value-type="string">
            <text:p>1:3,751</text:p>
          </table:table-cell>
          <table:table-cell office:value-type="string" calcext:value-type="string">
            <text:p>IsFemale</text:p>
          </table:table-cell>
          <table:table-cell table:formula="of:=IF([.F666]=&quot;&quot;;&quot;IsMale&quot;; [.F666])" office:value-type="string" office:string-value="IsFemale" calcext:value-type="string">
            <text:p>IsFemale</text:p>
          </table:table-cell>
          <table:table-cell/>
          <table:table-cell table:formula="of:=[.C666]" office:value-type="string" office:string-value="Ekaette" calcext:value-type="string">
            <text:p>Ekaette</text:p>
          </table:table-cell>
          <table:table-cell table:formula="of:=[.G66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ogbonna" xlink:type="simple">Ogbonna</text:a></text:p>
          </table:table-cell>
          <table:table-cell office:value-type="float" office:value="47273" calcext:value-type="float">
            <text:p>47273</text:p>
          </table:table-cell>
          <table:table-cell office:value-type="string" calcext:value-type="string">
            <text:p>1:3,756</text:p>
          </table:table-cell>
          <table:table-cell/>
          <table:table-cell table:formula="of:=IF([.F667]=&quot;&quot;;&quot;IsMale&quot;; [.F667])" office:value-type="string" office:string-value="IsMale" calcext:value-type="string">
            <text:p>IsMale</text:p>
          </table:table-cell>
          <table:table-cell/>
          <table:table-cell table:formula="of:=[.C667]" office:value-type="string" office:string-value="Ogbonna" calcext:value-type="string">
            <text:p>Ogbonna</text:p>
          </table:table-cell>
          <table:table-cell table:formula="of:=[.G6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<text:a xlink:href="https://forebears.io/forenames/udo" xlink:type="simple">Udo</text:a></text:p>
          </table:table-cell>
          <table:table-cell office:value-type="float" office:value="47271" calcext:value-type="float">
            <text:p>47271</text:p>
          </table:table-cell>
          <table:table-cell office:value-type="string" calcext:value-type="string">
            <text:p>1:3,756</text:p>
          </table:table-cell>
          <table:table-cell office:value-type="string" calcext:value-type="string">
            <text:p>IsNB</text:p>
          </table:table-cell>
          <table:table-cell table:formula="of:=IF([.F668]=&quot;&quot;;&quot;IsMale&quot;; [.F668])" office:value-type="string" office:string-value="IsNB" calcext:value-type="string">
            <text:p>IsNB</text:p>
          </table:table-cell>
          <table:table-cell/>
          <table:table-cell table:formula="of:=[.C668]" office:value-type="string" office:string-value="Udo" calcext:value-type="string">
            <text:p>Udo</text:p>
          </table:table-cell>
          <table:table-cell table:formula="of:=[.G66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malik" xlink:type="simple">Abdulmalik</text:a></text:p>
          </table:table-cell>
          <table:table-cell office:value-type="float" office:value="47223" calcext:value-type="float">
            <text:p>47223</text:p>
          </table:table-cell>
          <table:table-cell office:value-type="string" calcext:value-type="string">
            <text:p>1:3,760</text:p>
          </table:table-cell>
          <table:table-cell/>
          <table:table-cell table:formula="of:=IF([.F669]=&quot;&quot;;&quot;IsMale&quot;; [.F669])" office:value-type="string" office:string-value="IsMale" calcext:value-type="string">
            <text:p>IsMale</text:p>
          </table:table-cell>
          <table:table-cell/>
          <table:table-cell table:formula="of:=[.C669]" office:value-type="string" office:string-value="Abdulmalik" calcext:value-type="string">
            <text:p>Abdulmalik</text:p>
          </table:table-cell>
          <table:table-cell table:formula="of:=[.G6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simu" xlink:type="simple">Kasimu</text:a></text:p>
          </table:table-cell>
          <table:table-cell office:value-type="float" office:value="47091" calcext:value-type="float">
            <text:p>47091</text:p>
          </table:table-cell>
          <table:table-cell office:value-type="string" calcext:value-type="string">
            <text:p>1:3,771</text:p>
          </table:table-cell>
          <table:table-cell/>
          <table:table-cell table:formula="of:=IF([.F670]=&quot;&quot;;&quot;IsMale&quot;; [.F670])" office:value-type="string" office:string-value="IsMale" calcext:value-type="string">
            <text:p>IsMale</text:p>
          </table:table-cell>
          <table:table-cell/>
          <table:table-cell table:formula="of:=[.C670]" office:value-type="string" office:string-value="Kasimu" calcext:value-type="string">
            <text:p>Kasimu</text:p>
          </table:table-cell>
          <table:table-cell table:formula="of:=[.G67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ellen" xlink:type="simple">Hellen</text:a></text:p>
          </table:table-cell>
          <table:table-cell office:value-type="float" office:value="47042" calcext:value-type="float">
            <text:p>47042</text:p>
          </table:table-cell>
          <table:table-cell office:value-type="string" calcext:value-type="string">
            <text:p>1:3,775</text:p>
          </table:table-cell>
          <table:table-cell office:value-type="string" calcext:value-type="string">
            <text:p>IsFemale</text:p>
          </table:table-cell>
          <table:table-cell table:formula="of:=IF([.F671]=&quot;&quot;;&quot;IsMale&quot;; [.F671])" office:value-type="string" office:string-value="IsFemale" calcext:value-type="string">
            <text:p>IsFemale</text:p>
          </table:table-cell>
          <table:table-cell/>
          <table:table-cell table:formula="of:=[.C671]" office:value-type="string" office:string-value="Hellen" calcext:value-type="string">
            <text:p>Hellen</text:p>
          </table:table-cell>
          <table:table-cell table:formula="of:=[.G6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larabe" xlink:type="simple">Balarabe</text:a></text:p>
          </table:table-cell>
          <table:table-cell office:value-type="float" office:value="47020" calcext:value-type="float">
            <text:p>47020</text:p>
          </table:table-cell>
          <table:table-cell office:value-type="string" calcext:value-type="string">
            <text:p>1:3,776</text:p>
          </table:table-cell>
          <table:table-cell/>
          <table:table-cell table:formula="of:=IF([.F672]=&quot;&quot;;&quot;IsMale&quot;; [.F672])" office:value-type="string" office:string-value="IsMale" calcext:value-type="string">
            <text:p>IsMale</text:p>
          </table:table-cell>
          <table:table-cell/>
          <table:table-cell table:formula="of:=[.C672]" office:value-type="string" office:string-value="Balarabe" calcext:value-type="string">
            <text:p>Balarabe</text:p>
          </table:table-cell>
          <table:table-cell table:formula="of:=[.G6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liu" xlink:type="simple">Saliu</text:a></text:p>
          </table:table-cell>
          <table:table-cell office:value-type="float" office:value="46965" calcext:value-type="float">
            <text:p>46965</text:p>
          </table:table-cell>
          <table:table-cell office:value-type="string" calcext:value-type="string">
            <text:p>1:3,781</text:p>
          </table:table-cell>
          <table:table-cell/>
          <table:table-cell table:formula="of:=IF([.F673]=&quot;&quot;;&quot;IsMale&quot;; [.F673])" office:value-type="string" office:string-value="IsMale" calcext:value-type="string">
            <text:p>IsMale</text:p>
          </table:table-cell>
          <table:table-cell/>
          <table:table-cell table:formula="of:=[.C673]" office:value-type="string" office:string-value="Saliu" calcext:value-type="string">
            <text:p>Saliu</text:p>
          </table:table-cell>
          <table:table-cell table:formula="of:=[.G67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feyinwa" xlink:type="simple">Ifeyinwa</text:a></text:p>
          </table:table-cell>
          <table:table-cell office:value-type="float" office:value="46940" calcext:value-type="float">
            <text:p>46940</text:p>
          </table:table-cell>
          <table:table-cell office:value-type="string" calcext:value-type="string">
            <text:p>1:3,783</text:p>
          </table:table-cell>
          <table:table-cell office:value-type="string" calcext:value-type="string">
            <text:p>IsFemale</text:p>
          </table:table-cell>
          <table:table-cell table:formula="of:=IF([.F674]=&quot;&quot;;&quot;IsMale&quot;; [.F674])" office:value-type="string" office:string-value="IsFemale" calcext:value-type="string">
            <text:p>IsFemale</text:p>
          </table:table-cell>
          <table:table-cell/>
          <table:table-cell table:formula="of:=[.C674]" office:value-type="string" office:string-value="Ifeyinwa" calcext:value-type="string">
            <text:p>Ifeyinwa</text:p>
          </table:table-cell>
          <table:table-cell table:formula="of:=[.G67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rotimi" xlink:type="simple">Rotimi</text:a></text:p>
          </table:table-cell>
          <table:table-cell office:value-type="float" office:value="46817" calcext:value-type="float">
            <text:p>46817</text:p>
          </table:table-cell>
          <table:table-cell office:value-type="string" calcext:value-type="string">
            <text:p>1:3,793</text:p>
          </table:table-cell>
          <table:table-cell/>
          <table:table-cell table:formula="of:=IF([.F675]=&quot;&quot;;&quot;IsMale&quot;; [.F675])" office:value-type="string" office:string-value="IsMale" calcext:value-type="string">
            <text:p>IsMale</text:p>
          </table:table-cell>
          <table:table-cell/>
          <table:table-cell table:formula="of:=[.C675]" office:value-type="string" office:string-value="Rotimi" calcext:value-type="string">
            <text:p>Rotimi</text:p>
          </table:table-cell>
          <table:table-cell table:formula="of:=[.G6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sahabi" xlink:type="simple">Sahabi</text:a></text:p>
          </table:table-cell>
          <table:table-cell office:value-type="float" office:value="46738" calcext:value-type="float">
            <text:p>46738</text:p>
          </table:table-cell>
          <table:table-cell office:value-type="string" calcext:value-type="string">
            <text:p>1:3,799</text:p>
          </table:table-cell>
          <table:table-cell/>
          <table:table-cell table:formula="of:=IF([.F676]=&quot;&quot;;&quot;IsMale&quot;; [.F676])" office:value-type="string" office:string-value="IsMale" calcext:value-type="string">
            <text:p>IsMale</text:p>
          </table:table-cell>
          <table:table-cell/>
          <table:table-cell table:formula="of:=[.C676]" office:value-type="string" office:string-value="Sahabi" calcext:value-type="string">
            <text:p>Sahabi</text:p>
          </table:table-cell>
          <table:table-cell table:formula="of:=[.G6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<text:a xlink:href="https://forebears.io/forenames/yinka" xlink:type="simple">Yinka</text:a></text:p>
          </table:table-cell>
          <table:table-cell office:value-type="float" office:value="46685" calcext:value-type="float">
            <text:p>46685</text:p>
          </table:table-cell>
          <table:table-cell office:value-type="string" calcext:value-type="string">
            <text:p>1:3,803</text:p>
          </table:table-cell>
          <table:table-cell office:value-type="string" calcext:value-type="string">
            <text:p>IsNB</text:p>
          </table:table-cell>
          <table:table-cell table:formula="of:=IF([.F677]=&quot;&quot;;&quot;IsMale&quot;; [.F677])" office:value-type="string" office:string-value="IsNB" calcext:value-type="string">
            <text:p>IsNB</text:p>
          </table:table-cell>
          <table:table-cell/>
          <table:table-cell table:formula="of:=[.C677]" office:value-type="string" office:string-value="Yinka" calcext:value-type="string">
            <text:p>Yinka</text:p>
          </table:table-cell>
          <table:table-cell table:formula="of:=[.G67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inabu" xlink:type="simple">Zainabu</text:a></text:p>
          </table:table-cell>
          <table:table-cell office:value-type="float" office:value="46415" calcext:value-type="float">
            <text:p>46415</text:p>
          </table:table-cell>
          <table:table-cell office:value-type="string" calcext:value-type="string">
            <text:p>1:3,826</text:p>
          </table:table-cell>
          <table:table-cell office:value-type="string" calcext:value-type="string">
            <text:p>IsFemale</text:p>
          </table:table-cell>
          <table:table-cell table:formula="of:=IF([.F678]=&quot;&quot;;&quot;IsMale&quot;; [.F678])" office:value-type="string" office:string-value="IsFemale" calcext:value-type="string">
            <text:p>IsFemale</text:p>
          </table:table-cell>
          <table:table-cell/>
          <table:table-cell table:formula="of:=[.C678]" office:value-type="string" office:string-value="Zainabu" calcext:value-type="string">
            <text:p>Zainabu</text:p>
          </table:table-cell>
          <table:table-cell table:formula="of:=[.G67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goodness" xlink:type="simple">Goodness</text:a></text:p>
          </table:table-cell>
          <table:table-cell office:value-type="float" office:value="46387" calcext:value-type="float">
            <text:p>46387</text:p>
          </table:table-cell>
          <table:table-cell office:value-type="string" calcext:value-type="string">
            <text:p>1:3,828</text:p>
          </table:table-cell>
          <table:table-cell office:value-type="string" calcext:value-type="string">
            <text:p>IsFemale</text:p>
          </table:table-cell>
          <table:table-cell table:formula="of:=IF([.F679]=&quot;&quot;;&quot;IsMale&quot;; [.F679])" office:value-type="string" office:string-value="IsFemale" calcext:value-type="string">
            <text:p>IsFemale</text:p>
          </table:table-cell>
          <table:table-cell/>
          <table:table-cell table:formula="of:=[.C679]" office:value-type="string" office:string-value="Goodness" calcext:value-type="string">
            <text:p>Goodness</text:p>
          </table:table-cell>
          <table:table-cell table:formula="of:=[.G67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ussaina" xlink:type="simple">Hussaina</text:a></text:p>
          </table:table-cell>
          <table:table-cell office:value-type="float" office:value="45833" calcext:value-type="float">
            <text:p>45833</text:p>
          </table:table-cell>
          <table:table-cell office:value-type="string" calcext:value-type="string">
            <text:p>1:3,874</text:p>
          </table:table-cell>
          <table:table-cell office:value-type="string" calcext:value-type="string">
            <text:p>IsFemale</text:p>
          </table:table-cell>
          <table:table-cell table:formula="of:=IF([.F680]=&quot;&quot;;&quot;IsMale&quot;; [.F680])" office:value-type="string" office:string-value="IsFemale" calcext:value-type="string">
            <text:p>IsFemale</text:p>
          </table:table-cell>
          <table:table-cell/>
          <table:table-cell table:formula="of:=[.C680]" office:value-type="string" office:string-value="Hussaina" calcext:value-type="string">
            <text:p>Hussaina</text:p>
          </table:table-cell>
          <table:table-cell table:formula="of:=[.G68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dward" xlink:type="simple">Edward</text:a></text:p>
          </table:table-cell>
          <table:table-cell office:value-type="float" office:value="45830" calcext:value-type="float">
            <text:p>45830</text:p>
          </table:table-cell>
          <table:table-cell office:value-type="string" calcext:value-type="string">
            <text:p>1:3,874</text:p>
          </table:table-cell>
          <table:table-cell/>
          <table:table-cell table:formula="of:=IF([.F681]=&quot;&quot;;&quot;IsMale&quot;; [.F681])" office:value-type="string" office:string-value="IsMale" calcext:value-type="string">
            <text:p>IsMale</text:p>
          </table:table-cell>
          <table:table-cell/>
          <table:table-cell table:formula="of:=[.C681]" office:value-type="string" office:string-value="Edward" calcext:value-type="string">
            <text:p>Edward</text:p>
          </table:table-cell>
          <table:table-cell table:formula="of:=[.G68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unny" xlink:type="simple">Sunny</text:a></text:p>
          </table:table-cell>
          <table:table-cell office:value-type="float" office:value="45737" calcext:value-type="float">
            <text:p>45737</text:p>
          </table:table-cell>
          <table:table-cell office:value-type="string" calcext:value-type="string">
            <text:p>1:3,882</text:p>
          </table:table-cell>
          <table:table-cell/>
          <table:table-cell table:formula="of:=IF([.F682]=&quot;&quot;;&quot;IsMale&quot;; [.F682])" office:value-type="string" office:string-value="IsMale" calcext:value-type="string">
            <text:p>IsMale</text:p>
          </table:table-cell>
          <table:table-cell/>
          <table:table-cell table:formula="of:=[.C682]" office:value-type="string" office:string-value="Sunny" calcext:value-type="string">
            <text:p>Sunny</text:p>
          </table:table-cell>
          <table:table-cell table:formula="of:=[.G6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haq" xlink:type="simple">Ishaq</text:a></text:p>
          </table:table-cell>
          <table:table-cell office:value-type="float" office:value="45726" calcext:value-type="float">
            <text:p>45726</text:p>
          </table:table-cell>
          <table:table-cell office:value-type="string" calcext:value-type="string">
            <text:p>1:3,883</text:p>
          </table:table-cell>
          <table:table-cell/>
          <table:table-cell table:formula="of:=IF([.F683]=&quot;&quot;;&quot;IsMale&quot;; [.F683])" office:value-type="string" office:string-value="IsMale" calcext:value-type="string">
            <text:p>IsMale</text:p>
          </table:table-cell>
          <table:table-cell/>
          <table:table-cell table:formula="of:=[.C683]" office:value-type="string" office:string-value="Ishaq" calcext:value-type="string">
            <text:p>Ishaq</text:p>
          </table:table-cell>
          <table:table-cell table:formula="of:=[.G6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benezer" xlink:type="simple">Ebenezer</text:a></text:p>
          </table:table-cell>
          <table:table-cell office:value-type="float" office:value="45709" calcext:value-type="float">
            <text:p>45709</text:p>
          </table:table-cell>
          <table:table-cell office:value-type="string" calcext:value-type="string">
            <text:p>1:3,885</text:p>
          </table:table-cell>
          <table:table-cell/>
          <table:table-cell table:formula="of:=IF([.F684]=&quot;&quot;;&quot;IsMale&quot;; [.F684])" office:value-type="string" office:string-value="IsMale" calcext:value-type="string">
            <text:p>IsMale</text:p>
          </table:table-cell>
          <table:table-cell/>
          <table:table-cell table:formula="of:=[.C684]" office:value-type="string" office:string-value="Ebenezer" calcext:value-type="string">
            <text:p>Ebenezer</text:p>
          </table:table-cell>
          <table:table-cell table:formula="of:=[.G6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mowumi" xlink:type="simple">Omowumi</text:a></text:p>
          </table:table-cell>
          <table:table-cell office:value-type="float" office:value="45668" calcext:value-type="float">
            <text:p>45668</text:p>
          </table:table-cell>
          <table:table-cell office:value-type="string" calcext:value-type="string">
            <text:p>1:3,888</text:p>
          </table:table-cell>
          <table:table-cell office:value-type="string" calcext:value-type="string">
            <text:p>IsFemale</text:p>
          </table:table-cell>
          <table:table-cell table:formula="of:=IF([.F685]=&quot;&quot;;&quot;IsMale&quot;; [.F685])" office:value-type="string" office:string-value="IsFemale" calcext:value-type="string">
            <text:p>IsFemale</text:p>
          </table:table-cell>
          <table:table-cell/>
          <table:table-cell table:formula="of:=[.C685]" office:value-type="string" office:string-value="Omowumi" calcext:value-type="string">
            <text:p>Omowumi</text:p>
          </table:table-cell>
          <table:table-cell table:formula="of:=[.G68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williams" xlink:type="simple">Williams</text:a></text:p>
          </table:table-cell>
          <table:table-cell office:value-type="float" office:value="45664" calcext:value-type="float">
            <text:p>45664</text:p>
          </table:table-cell>
          <table:table-cell office:value-type="string" calcext:value-type="string">
            <text:p>1:3,888</text:p>
          </table:table-cell>
          <table:table-cell/>
          <table:table-cell table:formula="of:=IF([.F686]=&quot;&quot;;&quot;IsMale&quot;; [.F686])" office:value-type="string" office:string-value="IsMale" calcext:value-type="string">
            <text:p>IsMale</text:p>
          </table:table-cell>
          <table:table-cell/>
          <table:table-cell table:formula="of:=[.C686]" office:value-type="string" office:string-value="Williams" calcext:value-type="string">
            <text:p>Williams</text:p>
          </table:table-cell>
          <table:table-cell table:formula="of:=[.G68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minatu" xlink:type="simple">Aminatu</text:a></text:p>
          </table:table-cell>
          <table:table-cell office:value-type="float" office:value="45498" calcext:value-type="float">
            <text:p>45498</text:p>
          </table:table-cell>
          <table:table-cell office:value-type="string" calcext:value-type="string">
            <text:p>1:3,903</text:p>
          </table:table-cell>
          <table:table-cell office:value-type="string" calcext:value-type="string">
            <text:p>IsFemale</text:p>
          </table:table-cell>
          <table:table-cell table:formula="of:=IF([.F687]=&quot;&quot;;&quot;IsMale&quot;; [.F687])" office:value-type="string" office:string-value="IsFemale" calcext:value-type="string">
            <text:p>IsFemale</text:p>
          </table:table-cell>
          <table:table-cell/>
          <table:table-cell table:formula="of:=[.C687]" office:value-type="string" office:string-value="Aminatu" calcext:value-type="string">
            <text:p>Aminatu</text:p>
          </table:table-cell>
          <table:table-cell table:formula="of:=[.G68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hmud" xlink:type="simple">Mahmud</text:a></text:p>
          </table:table-cell>
          <table:table-cell office:value-type="float" office:value="45433" calcext:value-type="float">
            <text:p>45433</text:p>
          </table:table-cell>
          <table:table-cell office:value-type="string" calcext:value-type="string">
            <text:p>1:3,908</text:p>
          </table:table-cell>
          <table:table-cell/>
          <table:table-cell table:formula="of:=IF([.F688]=&quot;&quot;;&quot;IsMale&quot;; [.F688])" office:value-type="string" office:string-value="IsMale" calcext:value-type="string">
            <text:p>IsMale</text:p>
          </table:table-cell>
          <table:table-cell/>
          <table:table-cell table:formula="of:=[.C688]" office:value-type="string" office:string-value="Mahmud" calcext:value-type="string">
            <text:p>Mahmud</text:p>
          </table:table-cell>
          <table:table-cell table:formula="of:=[.G68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jidat" xlink:type="simple">Mujidat</text:a></text:p>
          </table:table-cell>
          <table:table-cell office:value-type="float" office:value="45384" calcext:value-type="float">
            <text:p>45384</text:p>
          </table:table-cell>
          <table:table-cell office:value-type="string" calcext:value-type="string">
            <text:p>1:3,912</text:p>
          </table:table-cell>
          <table:table-cell office:value-type="string" calcext:value-type="string">
            <text:p>IsFemale</text:p>
          </table:table-cell>
          <table:table-cell table:formula="of:=IF([.F689]=&quot;&quot;;&quot;IsMale&quot;; [.F689])" office:value-type="string" office:string-value="IsFemale" calcext:value-type="string">
            <text:p>IsFemale</text:p>
          </table:table-cell>
          <table:table-cell/>
          <table:table-cell table:formula="of:=[.C689]" office:value-type="string" office:string-value="Mujidat" calcext:value-type="string">
            <text:p>Mujidat</text:p>
          </table:table-cell>
          <table:table-cell table:formula="of:=[.G68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tiu" xlink:type="simple">Mutiu</text:a></text:p>
          </table:table-cell>
          <table:table-cell office:value-type="float" office:value="45328" calcext:value-type="float">
            <text:p>45328</text:p>
          </table:table-cell>
          <table:table-cell office:value-type="string" calcext:value-type="string">
            <text:p>1:3,917</text:p>
          </table:table-cell>
          <table:table-cell/>
          <table:table-cell table:formula="of:=IF([.F690]=&quot;&quot;;&quot;IsMale&quot;; [.F690])" office:value-type="string" office:string-value="IsMale" calcext:value-type="string">
            <text:p>IsMale</text:p>
          </table:table-cell>
          <table:table-cell/>
          <table:table-cell table:formula="of:=[.C690]" office:value-type="string" office:string-value="Mutiu" calcext:value-type="string">
            <text:p>Mutiu</text:p>
          </table:table-cell>
          <table:table-cell table:formula="of:=[.G69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otunrayo" xlink:type="simple">Motunrayo</text:a></text:p>
          </table:table-cell>
          <table:table-cell office:value-type="float" office:value="45291" calcext:value-type="float">
            <text:p>45291</text:p>
          </table:table-cell>
          <table:table-cell office:value-type="string" calcext:value-type="string">
            <text:p>1:3,921</text:p>
          </table:table-cell>
          <table:table-cell office:value-type="string" calcext:value-type="string">
            <text:p>IsFemale</text:p>
          </table:table-cell>
          <table:table-cell table:formula="of:=IF([.F691]=&quot;&quot;;&quot;IsMale&quot;; [.F691])" office:value-type="string" office:string-value="IsFemale" calcext:value-type="string">
            <text:p>IsFemale</text:p>
          </table:table-cell>
          <table:table-cell/>
          <table:table-cell table:formula="of:=[.C691]" office:value-type="string" office:string-value="Motunrayo" calcext:value-type="string">
            <text:p>Motunrayo</text:p>
          </table:table-cell>
          <table:table-cell table:formula="of:=[.G69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<text:a xlink:href="https://forebears.io/forenames/chukwu" xlink:type="simple">Chukwu</text:a></text:p>
          </table:table-cell>
          <table:table-cell office:value-type="float" office:value="45242" calcext:value-type="float">
            <text:p>45242</text:p>
          </table:table-cell>
          <table:table-cell office:value-type="string" calcext:value-type="string">
            <text:p>1:3,925</text:p>
          </table:table-cell>
          <table:table-cell/>
          <table:table-cell table:formula="of:=IF([.F692]=&quot;&quot;;&quot;IsMale&quot;; [.F692])" office:value-type="string" office:string-value="IsMale" calcext:value-type="string">
            <text:p>IsMale</text:p>
          </table:table-cell>
          <table:table-cell/>
          <table:table-cell table:formula="of:=[.C692]" office:value-type="string" office:string-value="Chukwu" calcext:value-type="string">
            <text:p>Chukwu</text:p>
          </table:table-cell>
          <table:table-cell table:formula="of:=[.G69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<text:a xlink:href="https://forebears.io/forenames/akpan" xlink:type="simple">Akpan</text:a></text:p>
          </table:table-cell>
          <table:table-cell office:value-type="float" office:value="45058" calcext:value-type="float">
            <text:p>45058</text:p>
          </table:table-cell>
          <table:table-cell office:value-type="string" calcext:value-type="string">
            <text:p>1:3,941</text:p>
          </table:table-cell>
          <table:table-cell/>
          <table:table-cell table:formula="of:=IF([.F693]=&quot;&quot;;&quot;IsMale&quot;; [.F693])" office:value-type="string" office:string-value="IsMale" calcext:value-type="string">
            <text:p>IsMale</text:p>
          </table:table-cell>
          <table:table-cell/>
          <table:table-cell table:formula="of:=[.C693]" office:value-type="string" office:string-value="Akpan" calcext:value-type="string">
            <text:p>Akpan</text:p>
          </table:table-cell>
          <table:table-cell table:formula="of:=[.G69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<text:a xlink:href="https://forebears.io/forenames/idongesit" xlink:type="simple">Idongesit</text:a></text:p>
          </table:table-cell>
          <table:table-cell office:value-type="float" office:value="45006" calcext:value-type="float">
            <text:p>45006</text:p>
          </table:table-cell>
          <table:table-cell office:value-type="string" calcext:value-type="string">
            <text:p>1:3,945</text:p>
          </table:table-cell>
          <table:table-cell office:value-type="string" calcext:value-type="string">
            <text:p>IsNB</text:p>
          </table:table-cell>
          <table:table-cell table:formula="of:=IF([.F694]=&quot;&quot;;&quot;IsMale&quot;; [.F694])" office:value-type="string" office:string-value="IsNB" calcext:value-type="string">
            <text:p>IsNB</text:p>
          </table:table-cell>
          <table:table-cell/>
          <table:table-cell table:formula="of:=[.C694]" office:value-type="string" office:string-value="Idongesit" calcext:value-type="string">
            <text:p>Idongesit</text:p>
          </table:table-cell>
          <table:table-cell table:formula="of:=[.G69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riya" xlink:type="simple">Mariya</text:a></text:p>
          </table:table-cell>
          <table:table-cell office:value-type="float" office:value="44923" calcext:value-type="float">
            <text:p>44923</text:p>
          </table:table-cell>
          <table:table-cell office:value-type="string" calcext:value-type="string">
            <text:p>1:3,953</text:p>
          </table:table-cell>
          <table:table-cell/>
          <table:table-cell table:formula="of:=IF([.F695]=&quot;&quot;;&quot;IsMale&quot;; [.F695])" office:value-type="string" office:string-value="IsMale" calcext:value-type="string">
            <text:p>IsMale</text:p>
          </table:table-cell>
          <table:table-cell/>
          <table:table-cell table:formula="of:=[.C695]" office:value-type="string" office:string-value="Mariya" calcext:value-type="string">
            <text:p>Mariya</text:p>
          </table:table-cell>
          <table:table-cell table:formula="of:=[.G69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bagana" xlink:type="simple">Babagana</text:a></text:p>
          </table:table-cell>
          <table:table-cell office:value-type="float" office:value="44880" calcext:value-type="float">
            <text:p>44880</text:p>
          </table:table-cell>
          <table:table-cell office:value-type="string" calcext:value-type="string">
            <text:p>1:3,956</text:p>
          </table:table-cell>
          <table:table-cell/>
          <table:table-cell table:formula="of:=IF([.F696]=&quot;&quot;;&quot;IsMale&quot;; [.F696])" office:value-type="string" office:string-value="IsMale" calcext:value-type="string">
            <text:p>IsMale</text:p>
          </table:table-cell>
          <table:table-cell/>
          <table:table-cell table:formula="of:=[.C696]" office:value-type="string" office:string-value="Babagana" calcext:value-type="string">
            <text:p>Babagana</text:p>
          </table:table-cell>
          <table:table-cell table:formula="of:=[.G6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<text:a xlink:href="https://forebears.io/forenames/ola" xlink:type="simple">Ola</text:a></text:p>
          </table:table-cell>
          <table:table-cell office:value-type="float" office:value="44788" calcext:value-type="float">
            <text:p>44788</text:p>
          </table:table-cell>
          <table:table-cell office:value-type="string" calcext:value-type="string">
            <text:p>1:3,965</text:p>
          </table:table-cell>
          <table:table-cell office:value-type="string" calcext:value-type="string">
            <text:p>IsNB</text:p>
          </table:table-cell>
          <table:table-cell table:formula="of:=IF([.F697]=&quot;&quot;;&quot;IsMale&quot;; [.F697])" office:value-type="string" office:string-value="IsNB" calcext:value-type="string">
            <text:p>IsNB</text:p>
          </table:table-cell>
          <table:table-cell/>
          <table:table-cell table:formula="of:=[.C697]" office:value-type="string" office:string-value="Ola" calcext:value-type="string">
            <text:p>Ola</text:p>
          </table:table-cell>
          <table:table-cell table:formula="of:=[.G69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mai" xlink:type="simple">Mai</text:a></text:p>
          </table:table-cell>
          <table:table-cell office:value-type="float" office:value="44728" calcext:value-type="float">
            <text:p>44728</text:p>
          </table:table-cell>
          <table:table-cell office:value-type="string" calcext:value-type="string">
            <text:p>1:3,970</text:p>
          </table:table-cell>
          <table:table-cell/>
          <table:table-cell table:formula="of:=IF([.F698]=&quot;&quot;;&quot;IsMale&quot;; [.F698])" office:value-type="string" office:string-value="IsMale" calcext:value-type="string">
            <text:p>IsMale</text:p>
          </table:table-cell>
          <table:table-cell/>
          <table:table-cell table:formula="of:=[.C698]" office:value-type="string" office:string-value="Mai" calcext:value-type="string">
            <text:p>Mai</text:p>
          </table:table-cell>
          <table:table-cell table:formula="of:=[.G69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<text:a xlink:href="https://forebears.io/forenames/nil" xlink:type="simple">Nil</text:a></text:p>
          </table:table-cell>
          <table:table-cell office:value-type="float" office:value="44721" calcext:value-type="float">
            <text:p>44721</text:p>
          </table:table-cell>
          <table:table-cell office:value-type="string" calcext:value-type="string">
            <text:p>1:3,970</text:p>
          </table:table-cell>
          <table:table-cell office:value-type="string" calcext:value-type="string">
            <text:p>IsNB</text:p>
          </table:table-cell>
          <table:table-cell table:formula="of:=IF([.F699]=&quot;&quot;;&quot;IsMale&quot;; [.F699])" office:value-type="string" office:string-value="IsNB" calcext:value-type="string">
            <text:p>IsNB</text:p>
          </table:table-cell>
          <table:table-cell/>
          <table:table-cell table:formula="of:=[.C699]" office:value-type="string" office:string-value="Nil" calcext:value-type="string">
            <text:p>Nil</text:p>
          </table:table-cell>
          <table:table-cell table:formula="of:=[.G69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abaran" xlink:type="simple">Labaran</text:a></text:p>
          </table:table-cell>
          <table:table-cell office:value-type="float" office:value="44546" calcext:value-type="float">
            <text:p>44546</text:p>
          </table:table-cell>
          <table:table-cell office:value-type="string" calcext:value-type="string">
            <text:p>1:3,986</text:p>
          </table:table-cell>
          <table:table-cell/>
          <table:table-cell table:formula="of:=IF([.F700]=&quot;&quot;;&quot;IsMale&quot;; [.F700])" office:value-type="string" office:string-value="IsMale" calcext:value-type="string">
            <text:p>IsMale</text:p>
          </table:table-cell>
          <table:table-cell/>
          <table:table-cell table:formula="of:=[.C700]" office:value-type="string" office:string-value="Labaran" calcext:value-type="string">
            <text:p>Labaran</text:p>
          </table:table-cell>
          <table:table-cell table:formula="of:=[.G70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jonah" xlink:type="simple">Jonah</text:a></text:p>
          </table:table-cell>
          <table:table-cell office:value-type="float" office:value="44532" calcext:value-type="float">
            <text:p>44532</text:p>
          </table:table-cell>
          <table:table-cell office:value-type="string" calcext:value-type="string">
            <text:p>1:3,987</text:p>
          </table:table-cell>
          <table:table-cell/>
          <table:table-cell table:formula="of:=IF([.F701]=&quot;&quot;;&quot;IsMale&quot;; [.F701])" office:value-type="string" office:string-value="IsMale" calcext:value-type="string">
            <text:p>IsMale</text:p>
          </table:table-cell>
          <table:table-cell/>
          <table:table-cell table:formula="of:=[.C701]" office:value-type="string" office:string-value="Jonah" calcext:value-type="string">
            <text:p>Jonah</text:p>
          </table:table-cell>
          <table:table-cell table:formula="of:=[.G70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sbahu" xlink:type="simple">Musbahu</text:a></text:p>
          </table:table-cell>
          <table:table-cell office:value-type="float" office:value="44473" calcext:value-type="float">
            <text:p>44473</text:p>
          </table:table-cell>
          <table:table-cell office:value-type="string" calcext:value-type="string">
            <text:p>1:3,993</text:p>
          </table:table-cell>
          <table:table-cell/>
          <table:table-cell table:formula="of:=IF([.F702]=&quot;&quot;;&quot;IsMale&quot;; [.F702])" office:value-type="string" office:string-value="IsMale" calcext:value-type="string">
            <text:p>IsMale</text:p>
          </table:table-cell>
          <table:table-cell/>
          <table:table-cell table:formula="of:=[.C702]" office:value-type="string" office:string-value="Musbahu" calcext:value-type="string">
            <text:p>Musbahu</text:p>
          </table:table-cell>
          <table:table-cell table:formula="of:=[.G7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fred" xlink:type="simple">Alfred</text:a></text:p>
          </table:table-cell>
          <table:table-cell office:value-type="float" office:value="44472" calcext:value-type="float">
            <text:p>44472</text:p>
          </table:table-cell>
          <table:table-cell office:value-type="string" calcext:value-type="string">
            <text:p>1:3,993</text:p>
          </table:table-cell>
          <table:table-cell/>
          <table:table-cell table:formula="of:=IF([.F703]=&quot;&quot;;&quot;IsMale&quot;; [.F703])" office:value-type="string" office:string-value="IsMale" calcext:value-type="string">
            <text:p>IsMale</text:p>
          </table:table-cell>
          <table:table-cell/>
          <table:table-cell table:formula="of:=[.C703]" office:value-type="string" office:string-value="Alfred" calcext:value-type="string">
            <text:p>Alfred</text:p>
          </table:table-cell>
          <table:table-cell table:formula="of:=[.G70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<text:a xlink:href="https://forebears.io/forenames/mayowa" xlink:type="simple">Mayowa</text:a></text:p>
          </table:table-cell>
          <table:table-cell office:value-type="float" office:value="44449" calcext:value-type="float">
            <text:p>44449</text:p>
          </table:table-cell>
          <table:table-cell office:value-type="string" calcext:value-type="string">
            <text:p>1:3,995</text:p>
          </table:table-cell>
          <table:table-cell office:value-type="string" calcext:value-type="string">
            <text:p>IsNB</text:p>
          </table:table-cell>
          <table:table-cell table:formula="of:=IF([.F704]=&quot;&quot;;&quot;IsMale&quot;; [.F704])" office:value-type="string" office:string-value="IsNB" calcext:value-type="string">
            <text:p>IsNB</text:p>
          </table:table-cell>
          <table:table-cell/>
          <table:table-cell table:formula="of:=[.C704]" office:value-type="string" office:string-value="Mayowa" calcext:value-type="string">
            <text:p>Mayowa</text:p>
          </table:table-cell>
          <table:table-cell table:formula="of:=[.G70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percentage" office:value="0.88" calcext:value-type="percentage">
            <text:p>88.00%</text:p>
          </table:table-cell>
          <table:table-cell office:value-type="string" calcext:value-type="string">
            <text:p><text:a xlink:href="https://forebears.io/forenames/kalu" xlink:type="simple">Kalu</text:a></text:p>
          </table:table-cell>
          <table:table-cell office:value-type="float" office:value="44337" calcext:value-type="float">
            <text:p>44337</text:p>
          </table:table-cell>
          <table:table-cell office:value-type="string" calcext:value-type="string">
            <text:p>1:4,005</text:p>
          </table:table-cell>
          <table:table-cell office:value-type="string" calcext:value-type="string">
            <text:p>IsNB</text:p>
          </table:table-cell>
          <table:table-cell table:formula="of:=IF([.F705]=&quot;&quot;;&quot;IsMale&quot;; [.F705])" office:value-type="string" office:string-value="IsNB" calcext:value-type="string">
            <text:p>IsNB</text:p>
          </table:table-cell>
          <table:table-cell/>
          <table:table-cell table:formula="of:=[.C705]" office:value-type="string" office:string-value="Kalu" calcext:value-type="string">
            <text:p>Kalu</text:p>
          </table:table-cell>
          <table:table-cell table:formula="of:=[.G705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<text:a xlink:href="https://forebears.io/forenames/dele" xlink:type="simple">Dele</text:a></text:p>
          </table:table-cell>
          <table:table-cell office:value-type="float" office:value="44316" calcext:value-type="float">
            <text:p>44316</text:p>
          </table:table-cell>
          <table:table-cell office:value-type="string" calcext:value-type="string">
            <text:p>1:4,007</text:p>
          </table:table-cell>
          <table:table-cell office:value-type="string" calcext:value-type="string">
            <text:p>IsNB</text:p>
          </table:table-cell>
          <table:table-cell table:formula="of:=IF([.F706]=&quot;&quot;;&quot;IsMale&quot;; [.F706])" office:value-type="string" office:string-value="IsNB" calcext:value-type="string">
            <text:p>IsNB</text:p>
          </table:table-cell>
          <table:table-cell/>
          <table:table-cell table:formula="of:=[.C706]" office:value-type="string" office:string-value="Dele" calcext:value-type="string">
            <text:p>Dele</text:p>
          </table:table-cell>
          <table:table-cell table:formula="of:=[.G70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real" xlink:type="simple">Isreal</text:a></text:p>
          </table:table-cell>
          <table:table-cell office:value-type="float" office:value="44271" calcext:value-type="float">
            <text:p>44271</text:p>
          </table:table-cell>
          <table:table-cell office:value-type="string" calcext:value-type="string">
            <text:p>1:4,011</text:p>
          </table:table-cell>
          <table:table-cell/>
          <table:table-cell table:formula="of:=IF([.F707]=&quot;&quot;;&quot;IsMale&quot;; [.F707])" office:value-type="string" office:string-value="IsMale" calcext:value-type="string">
            <text:p>IsMale</text:p>
          </table:table-cell>
          <table:table-cell/>
          <table:table-cell table:formula="of:=[.C707]" office:value-type="string" office:string-value="Isreal" calcext:value-type="string">
            <text:p>Isreal</text:p>
          </table:table-cell>
          <table:table-cell table:formula="of:=[.G70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salam" xlink:type="simple">Abdulsalam</text:a></text:p>
          </table:table-cell>
          <table:table-cell office:value-type="float" office:value="44217" calcext:value-type="float">
            <text:p>44217</text:p>
          </table:table-cell>
          <table:table-cell office:value-type="string" calcext:value-type="string">
            <text:p>1:4,016</text:p>
          </table:table-cell>
          <table:table-cell/>
          <table:table-cell table:formula="of:=IF([.F708]=&quot;&quot;;&quot;IsMale&quot;; [.F708])" office:value-type="string" office:string-value="IsMale" calcext:value-type="string">
            <text:p>IsMale</text:p>
          </table:table-cell>
          <table:table-cell/>
          <table:table-cell table:formula="of:=[.C708]" office:value-type="string" office:string-value="Abdulsalam" calcext:value-type="string">
            <text:p>Abdulsalam</text:p>
          </table:table-cell>
          <table:table-cell table:formula="of:=[.G7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mowunmi" xlink:type="simple">Omowunmi</text:a></text:p>
          </table:table-cell>
          <table:table-cell office:value-type="float" office:value="44038" calcext:value-type="float">
            <text:p>44038</text:p>
          </table:table-cell>
          <table:table-cell office:value-type="string" calcext:value-type="string">
            <text:p>1:4,032</text:p>
          </table:table-cell>
          <table:table-cell office:value-type="string" calcext:value-type="string">
            <text:p>IsFemale</text:p>
          </table:table-cell>
          <table:table-cell table:formula="of:=IF([.F709]=&quot;&quot;;&quot;IsMale&quot;; [.F709])" office:value-type="string" office:string-value="IsFemale" calcext:value-type="string">
            <text:p>IsFemale</text:p>
          </table:table-cell>
          <table:table-cell/>
          <table:table-cell table:formula="of:=[.C709]" office:value-type="string" office:string-value="Omowunmi" calcext:value-type="string">
            <text:p>Omowunmi</text:p>
          </table:table-cell>
          <table:table-cell table:formula="of:=[.G70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<text:a xlink:href="https://forebears.io/forenames/dada" xlink:type="simple">Dada</text:a></text:p>
          </table:table-cell>
          <table:table-cell office:value-type="float" office:value="43938" calcext:value-type="float">
            <text:p>43938</text:p>
          </table:table-cell>
          <table:table-cell office:value-type="string" calcext:value-type="string">
            <text:p>1:4,041</text:p>
          </table:table-cell>
          <table:table-cell office:value-type="string" calcext:value-type="string">
            <text:p>IsNB</text:p>
          </table:table-cell>
          <table:table-cell table:formula="of:=IF([.F710]=&quot;&quot;;&quot;IsMale&quot;; [.F710])" office:value-type="string" office:string-value="IsNB" calcext:value-type="string">
            <text:p>IsNB</text:p>
          </table:table-cell>
          <table:table-cell/>
          <table:table-cell table:formula="of:=[.C710]" office:value-type="string" office:string-value="Dada" calcext:value-type="string">
            <text:p>Dada</text:p>
          </table:table-cell>
          <table:table-cell table:formula="of:=[.G71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ymond" xlink:type="simple">Raymond</text:a></text:p>
          </table:table-cell>
          <table:table-cell office:value-type="float" office:value="43870" calcext:value-type="float">
            <text:p>43870</text:p>
          </table:table-cell>
          <table:table-cell office:value-type="string" calcext:value-type="string">
            <text:p>1:4,048</text:p>
          </table:table-cell>
          <table:table-cell/>
          <table:table-cell table:formula="of:=IF([.F711]=&quot;&quot;;&quot;IsMale&quot;; [.F711])" office:value-type="string" office:string-value="IsMale" calcext:value-type="string">
            <text:p>IsMale</text:p>
          </table:table-cell>
          <table:table-cell/>
          <table:table-cell table:formula="of:=[.C711]" office:value-type="string" office:string-value="Raymond" calcext:value-type="string">
            <text:p>Raymond</text:p>
          </table:table-cell>
          <table:table-cell table:formula="of:=[.G71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khtar" xlink:type="simple">Mukhtar</text:a></text:p>
          </table:table-cell>
          <table:table-cell office:value-type="float" office:value="43864" calcext:value-type="float">
            <text:p>43864</text:p>
          </table:table-cell>
          <table:table-cell office:value-type="string" calcext:value-type="string">
            <text:p>1:4,048</text:p>
          </table:table-cell>
          <table:table-cell/>
          <table:table-cell table:formula="of:=IF([.F712]=&quot;&quot;;&quot;IsMale&quot;; [.F712])" office:value-type="string" office:string-value="IsMale" calcext:value-type="string">
            <text:p>IsMale</text:p>
          </table:table-cell>
          <table:table-cell/>
          <table:table-cell table:formula="of:=[.C712]" office:value-type="string" office:string-value="Mukhtar" calcext:value-type="string">
            <text:p>Mukhtar</text:p>
          </table:table-cell>
          <table:table-cell table:formula="of:=[.G71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wada" xlink:type="simple">Wada</text:a></text:p>
          </table:table-cell>
          <table:table-cell office:value-type="float" office:value="43760" calcext:value-type="float">
            <text:p>43760</text:p>
          </table:table-cell>
          <table:table-cell office:value-type="string" calcext:value-type="string">
            <text:p>1:4,058</text:p>
          </table:table-cell>
          <table:table-cell/>
          <table:table-cell table:formula="of:=IF([.F713]=&quot;&quot;;&quot;IsMale&quot;; [.F713])" office:value-type="string" office:string-value="IsMale" calcext:value-type="string">
            <text:p>IsMale</text:p>
          </table:table-cell>
          <table:table-cell/>
          <table:table-cell table:formula="of:=[.C713]" office:value-type="string" office:string-value="Wada" calcext:value-type="string">
            <text:p>Wada</text:p>
          </table:table-cell>
          <table:table-cell table:formula="of:=[.G71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umai" xlink:type="simple">Jumai</text:a></text:p>
          </table:table-cell>
          <table:table-cell office:value-type="float" office:value="43426" calcext:value-type="float">
            <text:p>43426</text:p>
          </table:table-cell>
          <table:table-cell office:value-type="string" calcext:value-type="string">
            <text:p>1:4,089</text:p>
          </table:table-cell>
          <table:table-cell office:value-type="string" calcext:value-type="string">
            <text:p>IsFemale</text:p>
          </table:table-cell>
          <table:table-cell table:formula="of:=IF([.F714]=&quot;&quot;;&quot;IsMale&quot;; [.F714])" office:value-type="string" office:string-value="IsFemale" calcext:value-type="string">
            <text:p>IsFemale</text:p>
          </table:table-cell>
          <table:table-cell/>
          <table:table-cell table:formula="of:=[.C714]" office:value-type="string" office:string-value="Jumai" calcext:value-type="string">
            <text:p>Jumai</text:p>
          </table:table-cell>
          <table:table-cell table:formula="of:=[.G71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<text:a xlink:href="https://forebears.io/forenames/seyi" xlink:type="simple">Seyi</text:a></text:p>
          </table:table-cell>
          <table:table-cell office:value-type="float" office:value="43387" calcext:value-type="float">
            <text:p>43387</text:p>
          </table:table-cell>
          <table:table-cell office:value-type="string" calcext:value-type="string">
            <text:p>1:4,093</text:p>
          </table:table-cell>
          <table:table-cell office:value-type="string" calcext:value-type="string">
            <text:p>IsNB</text:p>
          </table:table-cell>
          <table:table-cell table:formula="of:=IF([.F715]=&quot;&quot;;&quot;IsMale&quot;; [.F715])" office:value-type="string" office:string-value="IsNB" calcext:value-type="string">
            <text:p>IsNB</text:p>
          </table:table-cell>
          <table:table-cell/>
          <table:table-cell table:formula="of:=[.C715]" office:value-type="string" office:string-value="Seyi" calcext:value-type="string">
            <text:p>Seyi</text:p>
          </table:table-cell>
          <table:table-cell table:formula="of:=[.G715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<text:a xlink:href="https://forebears.io/forenames/anayo" xlink:type="simple">Anayo</text:a></text:p>
          </table:table-cell>
          <table:table-cell office:value-type="float" office:value="43325" calcext:value-type="float">
            <text:p>43325</text:p>
          </table:table-cell>
          <table:table-cell office:value-type="string" calcext:value-type="string">
            <text:p>1:4,098</text:p>
          </table:table-cell>
          <table:table-cell/>
          <table:table-cell table:formula="of:=IF([.F716]=&quot;&quot;;&quot;IsMale&quot;; [.F716])" office:value-type="string" office:string-value="IsMale" calcext:value-type="string">
            <text:p>IsMale</text:p>
          </table:table-cell>
          <table:table-cell/>
          <table:table-cell table:formula="of:=[.C716]" office:value-type="string" office:string-value="Anayo" calcext:value-type="string">
            <text:p>Anayo</text:p>
          </table:table-cell>
          <table:table-cell table:formula="of:=[.G71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ukwuebuka" xlink:type="simple">Chukwuebuka</text:a></text:p>
          </table:table-cell>
          <table:table-cell office:value-type="float" office:value="43269" calcext:value-type="float">
            <text:p>43269</text:p>
          </table:table-cell>
          <table:table-cell office:value-type="string" calcext:value-type="string">
            <text:p>1:4,104</text:p>
          </table:table-cell>
          <table:table-cell/>
          <table:table-cell table:formula="of:=IF([.F717]=&quot;&quot;;&quot;IsMale&quot;; [.F717])" office:value-type="string" office:string-value="IsMale" calcext:value-type="string">
            <text:p>IsMale</text:p>
          </table:table-cell>
          <table:table-cell/>
          <table:table-cell table:formula="of:=[.C717]" office:value-type="string" office:string-value="Chukwuebuka" calcext:value-type="string">
            <text:p>Chukwuebuka</text:p>
          </table:table-cell>
          <table:table-cell table:formula="of:=[.G71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haya" xlink:type="simple">Ishaya</text:a></text:p>
          </table:table-cell>
          <table:table-cell office:value-type="float" office:value="43239" calcext:value-type="float">
            <text:p>43239</text:p>
          </table:table-cell>
          <table:table-cell office:value-type="string" calcext:value-type="string">
            <text:p>1:4,107</text:p>
          </table:table-cell>
          <table:table-cell/>
          <table:table-cell table:formula="of:=IF([.F718]=&quot;&quot;;&quot;IsMale&quot;; [.F718])" office:value-type="string" office:string-value="IsMale" calcext:value-type="string">
            <text:p>IsMale</text:p>
          </table:table-cell>
          <table:table-cell/>
          <table:table-cell table:formula="of:=[.C718]" office:value-type="string" office:string-value="Ishaya" calcext:value-type="string">
            <text:p>Ishaya</text:p>
          </table:table-cell>
          <table:table-cell table:formula="of:=[.G7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uba" xlink:type="simple">Luba</text:a></text:p>
          </table:table-cell>
          <table:table-cell office:value-type="float" office:value="43080" calcext:value-type="float">
            <text:p>43080</text:p>
          </table:table-cell>
          <table:table-cell office:value-type="string" calcext:value-type="string">
            <text:p>1:4,122</text:p>
          </table:table-cell>
          <table:table-cell office:value-type="string" calcext:value-type="string">
            <text:p>IsFemale</text:p>
          </table:table-cell>
          <table:table-cell table:formula="of:=IF([.F719]=&quot;&quot;;&quot;IsMale&quot;; [.F719])" office:value-type="string" office:string-value="IsFemale" calcext:value-type="string">
            <text:p>IsFemale</text:p>
          </table:table-cell>
          <table:table-cell/>
          <table:table-cell table:formula="of:=[.C719]" office:value-type="string" office:string-value="Luba" calcext:value-type="string">
            <text:p>Luba</text:p>
          </table:table-cell>
          <table:table-cell table:formula="of:=[.G71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nni" xlink:type="simple">Sanni</text:a></text:p>
          </table:table-cell>
          <table:table-cell office:value-type="float" office:value="43051" calcext:value-type="float">
            <text:p>43051</text:p>
          </table:table-cell>
          <table:table-cell office:value-type="string" calcext:value-type="string">
            <text:p>1:4,125</text:p>
          </table:table-cell>
          <table:table-cell/>
          <table:table-cell table:formula="of:=IF([.F720]=&quot;&quot;;&quot;IsMale&quot;; [.F720])" office:value-type="string" office:string-value="IsMale" calcext:value-type="string">
            <text:p>IsMale</text:p>
          </table:table-cell>
          <table:table-cell/>
          <table:table-cell table:formula="of:=[.C720]" office:value-type="string" office:string-value="Sanni" calcext:value-type="string">
            <text:p>Sanni</text:p>
          </table:table-cell>
          <table:table-cell table:formula="of:=[.G7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ulaimon" xlink:type="simple">Sulaimon</text:a></text:p>
          </table:table-cell>
          <table:table-cell office:value-type="float" office:value="42979" calcext:value-type="float">
            <text:p>42979</text:p>
          </table:table-cell>
          <table:table-cell office:value-type="string" calcext:value-type="string">
            <text:p>1:4,131</text:p>
          </table:table-cell>
          <table:table-cell/>
          <table:table-cell table:formula="of:=IF([.F721]=&quot;&quot;;&quot;IsMale&quot;; [.F721])" office:value-type="string" office:string-value="IsMale" calcext:value-type="string">
            <text:p>IsMale</text:p>
          </table:table-cell>
          <table:table-cell/>
          <table:table-cell table:formula="of:=[.C721]" office:value-type="string" office:string-value="Sulaimon" calcext:value-type="string">
            <text:p>Sulaimon</text:p>
          </table:table-cell>
          <table:table-cell table:formula="of:=[.G72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bitha" xlink:type="simple">Tabitha</text:a></text:p>
          </table:table-cell>
          <table:table-cell office:value-type="float" office:value="42913" calcext:value-type="float">
            <text:p>42913</text:p>
          </table:table-cell>
          <table:table-cell office:value-type="string" calcext:value-type="string">
            <text:p>1:4,138</text:p>
          </table:table-cell>
          <table:table-cell office:value-type="string" calcext:value-type="string">
            <text:p>IsFemale</text:p>
          </table:table-cell>
          <table:table-cell table:formula="of:=IF([.F722]=&quot;&quot;;&quot;IsMale&quot;; [.F722])" office:value-type="string" office:string-value="IsFemale" calcext:value-type="string">
            <text:p>IsFemale</text:p>
          </table:table-cell>
          <table:table-cell/>
          <table:table-cell table:formula="of:=[.C722]" office:value-type="string" office:string-value="Tabitha" calcext:value-type="string">
            <text:p>Tabitha</text:p>
          </table:table-cell>
          <table:table-cell table:formula="of:=[.G72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<text:a xlink:href="https://forebears.io/forenames/olaide" xlink:type="simple">Olaide</text:a></text:p>
          </table:table-cell>
          <table:table-cell office:value-type="float" office:value="42876" calcext:value-type="float">
            <text:p>42876</text:p>
          </table:table-cell>
          <table:table-cell office:value-type="string" calcext:value-type="string">
            <text:p>1:4,141</text:p>
          </table:table-cell>
          <table:table-cell/>
          <table:table-cell table:formula="of:=IF([.F723]=&quot;&quot;;&quot;IsMale&quot;; [.F723])" office:value-type="string" office:string-value="IsMale" calcext:value-type="string">
            <text:p>IsMale</text:p>
          </table:table-cell>
          <table:table-cell/>
          <table:table-cell table:formula="of:=[.C723]" office:value-type="string" office:string-value="Olaide" calcext:value-type="string">
            <text:p>Olaide</text:p>
          </table:table-cell>
          <table:table-cell table:formula="of:=[.G7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bako" xlink:type="simple">Bako</text:a></text:p>
          </table:table-cell>
          <table:table-cell office:value-type="float" office:value="42805" calcext:value-type="float">
            <text:p>42805</text:p>
          </table:table-cell>
          <table:table-cell office:value-type="string" calcext:value-type="string">
            <text:p>1:4,148</text:p>
          </table:table-cell>
          <table:table-cell/>
          <table:table-cell table:formula="of:=IF([.F724]=&quot;&quot;;&quot;IsMale&quot;; [.F724])" office:value-type="string" office:string-value="IsMale" calcext:value-type="string">
            <text:p>IsMale</text:p>
          </table:table-cell>
          <table:table-cell/>
          <table:table-cell table:formula="of:=[.C724]" office:value-type="string" office:string-value="Bako" calcext:value-type="string">
            <text:p>Bako</text:p>
          </table:table-cell>
          <table:table-cell table:formula="of:=[.G72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<text:a xlink:href="https://forebears.io/forenames/anietie" xlink:type="simple">Anietie</text:a></text:p>
          </table:table-cell>
          <table:table-cell office:value-type="float" office:value="42475" calcext:value-type="float">
            <text:p>42475</text:p>
          </table:table-cell>
          <table:table-cell office:value-type="string" calcext:value-type="string">
            <text:p>1:4,180</text:p>
          </table:table-cell>
          <table:table-cell office:value-type="string" calcext:value-type="string">
            <text:p>IsNB</text:p>
          </table:table-cell>
          <table:table-cell table:formula="of:=IF([.F725]=&quot;&quot;;&quot;IsMale&quot;; [.F725])" office:value-type="string" office:string-value="IsNB" calcext:value-type="string">
            <text:p>IsNB</text:p>
          </table:table-cell>
          <table:table-cell/>
          <table:table-cell table:formula="of:=[.C725]" office:value-type="string" office:string-value="Anietie" calcext:value-type="string">
            <text:p>Anietie</text:p>
          </table:table-cell>
          <table:table-cell table:formula="of:=[.G725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zuchukwu" xlink:type="simple">Izuchukwu</text:a></text:p>
          </table:table-cell>
          <table:table-cell office:value-type="float" office:value="42474" calcext:value-type="float">
            <text:p>42474</text:p>
          </table:table-cell>
          <table:table-cell office:value-type="string" calcext:value-type="string">
            <text:p>1:4,181</text:p>
          </table:table-cell>
          <table:table-cell/>
          <table:table-cell table:formula="of:=IF([.F726]=&quot;&quot;;&quot;IsMale&quot;; [.F726])" office:value-type="string" office:string-value="IsMale" calcext:value-type="string">
            <text:p>IsMale</text:p>
          </table:table-cell>
          <table:table-cell/>
          <table:table-cell table:formula="of:=[.C726]" office:value-type="string" office:string-value="Izuchukwu" calcext:value-type="string">
            <text:p>Izuchukwu</text:p>
          </table:table-cell>
          <table:table-cell table:formula="of:=[.G72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araba" xlink:type="simple">Laraba</text:a></text:p>
          </table:table-cell>
          <table:table-cell office:value-type="float" office:value="42473" calcext:value-type="float">
            <text:p>42473</text:p>
          </table:table-cell>
          <table:table-cell office:value-type="string" calcext:value-type="string">
            <text:p>1:4,181</text:p>
          </table:table-cell>
          <table:table-cell office:value-type="string" calcext:value-type="string">
            <text:p>IsFemale</text:p>
          </table:table-cell>
          <table:table-cell table:formula="of:=IF([.F727]=&quot;&quot;;&quot;IsMale&quot;; [.F727])" office:value-type="string" office:string-value="IsFemale" calcext:value-type="string">
            <text:p>IsFemale</text:p>
          </table:table-cell>
          <table:table-cell/>
          <table:table-cell table:formula="of:=[.C727]" office:value-type="string" office:string-value="Laraba" calcext:value-type="string">
            <text:p>Laraba</text:p>
          </table:table-cell>
          <table:table-cell table:formula="of:=[.G72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oni" xlink:type="simple">Goni</text:a></text:p>
          </table:table-cell>
          <table:table-cell office:value-type="float" office:value="42392" calcext:value-type="float">
            <text:p>42392</text:p>
          </table:table-cell>
          <table:table-cell office:value-type="string" calcext:value-type="string">
            <text:p>1:4,189</text:p>
          </table:table-cell>
          <table:table-cell/>
          <table:table-cell table:formula="of:=IF([.F728]=&quot;&quot;;&quot;IsMale&quot;; [.F728])" office:value-type="string" office:string-value="IsMale" calcext:value-type="string">
            <text:p>IsMale</text:p>
          </table:table-cell>
          <table:table-cell/>
          <table:table-cell table:formula="of:=[.C728]" office:value-type="string" office:string-value="Goni" calcext:value-type="string">
            <text:p>Goni</text:p>
          </table:table-cell>
          <table:table-cell table:formula="of:=[.G72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oyce" xlink:type="simple">Joyce</text:a></text:p>
          </table:table-cell>
          <table:table-cell office:value-type="float" office:value="42287" calcext:value-type="float">
            <text:p>42287</text:p>
          </table:table-cell>
          <table:table-cell office:value-type="string" calcext:value-type="string">
            <text:p>1:4,199</text:p>
          </table:table-cell>
          <table:table-cell office:value-type="string" calcext:value-type="string">
            <text:p>IsFemale</text:p>
          </table:table-cell>
          <table:table-cell table:formula="of:=IF([.F729]=&quot;&quot;;&quot;IsMale&quot;; [.F729])" office:value-type="string" office:string-value="IsFemale" calcext:value-type="string">
            <text:p>IsFemale</text:p>
          </table:table-cell>
          <table:table-cell/>
          <table:table-cell table:formula="of:=[.C729]" office:value-type="string" office:string-value="Joyce" calcext:value-type="string">
            <text:p>Joyce</text:p>
          </table:table-cell>
          <table:table-cell table:formula="of:=[.G72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wakalitu" xlink:type="simple">Tawakalitu</text:a></text:p>
          </table:table-cell>
          <table:table-cell office:value-type="float" office:value="42241" calcext:value-type="float">
            <text:p>42241</text:p>
          </table:table-cell>
          <table:table-cell office:value-type="string" calcext:value-type="string">
            <text:p>1:4,204</text:p>
          </table:table-cell>
          <table:table-cell office:value-type="string" calcext:value-type="string">
            <text:p>IsFemale</text:p>
          </table:table-cell>
          <table:table-cell table:formula="of:=IF([.F730]=&quot;&quot;;&quot;IsMale&quot;; [.F730])" office:value-type="string" office:string-value="IsFemale" calcext:value-type="string">
            <text:p>IsFemale</text:p>
          </table:table-cell>
          <table:table-cell/>
          <table:table-cell table:formula="of:=[.C730]" office:value-type="string" office:string-value="Tawakalitu" calcext:value-type="string">
            <text:p>Tawakalitu</text:p>
          </table:table-cell>
          <table:table-cell table:formula="of:=[.G7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falmata" xlink:type="simple">Falmata</text:a></text:p>
          </table:table-cell>
          <table:table-cell office:value-type="float" office:value="42194" calcext:value-type="float">
            <text:p>42194</text:p>
          </table:table-cell>
          <table:table-cell office:value-type="string" calcext:value-type="string">
            <text:p>1:4,208</text:p>
          </table:table-cell>
          <table:table-cell office:value-type="string" calcext:value-type="string">
            <text:p>IsFemale</text:p>
          </table:table-cell>
          <table:table-cell table:formula="of:=IF([.F731]=&quot;&quot;;&quot;IsMale&quot;; [.F731])" office:value-type="string" office:string-value="IsFemale" calcext:value-type="string">
            <text:p>IsFemale</text:p>
          </table:table-cell>
          <table:table-cell/>
          <table:table-cell table:formula="of:=[.C731]" office:value-type="string" office:string-value="Falmata" calcext:value-type="string">
            <text:p>Falmata</text:p>
          </table:table-cell>
          <table:table-cell table:formula="of:=[.G7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gatha" xlink:type="simple">Agatha</text:a></text:p>
          </table:table-cell>
          <table:table-cell office:value-type="float" office:value="42193" calcext:value-type="float">
            <text:p>42193</text:p>
          </table:table-cell>
          <table:table-cell office:value-type="string" calcext:value-type="string">
            <text:p>1:4,208</text:p>
          </table:table-cell>
          <table:table-cell office:value-type="string" calcext:value-type="string">
            <text:p>IsFemale</text:p>
          </table:table-cell>
          <table:table-cell table:formula="of:=IF([.F732]=&quot;&quot;;&quot;IsMale&quot;; [.F732])" office:value-type="string" office:string-value="IsFemale" calcext:value-type="string">
            <text:p>IsFemale</text:p>
          </table:table-cell>
          <table:table-cell/>
          <table:table-cell table:formula="of:=[.C732]" office:value-type="string" office:string-value="Agatha" calcext:value-type="string">
            <text:p>Agatha</text:p>
          </table:table-cell>
          <table:table-cell table:formula="of:=[.G73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dimatu" xlink:type="simple">Fadimatu</text:a></text:p>
          </table:table-cell>
          <table:table-cell office:value-type="float" office:value="42170" calcext:value-type="float">
            <text:p>42170</text:p>
          </table:table-cell>
          <table:table-cell office:value-type="string" calcext:value-type="string">
            <text:p>1:4,211</text:p>
          </table:table-cell>
          <table:table-cell office:value-type="string" calcext:value-type="string">
            <text:p>IsFemale</text:p>
          </table:table-cell>
          <table:table-cell table:formula="of:=IF([.F733]=&quot;&quot;;&quot;IsMale&quot;; [.F733])" office:value-type="string" office:string-value="IsFemale" calcext:value-type="string">
            <text:p>IsFemale</text:p>
          </table:table-cell>
          <table:table-cell/>
          <table:table-cell table:formula="of:=[.C733]" office:value-type="string" office:string-value="Fadimatu" calcext:value-type="string">
            <text:p>Fadimatu</text:p>
          </table:table-cell>
          <table:table-cell table:formula="of:=[.G73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oshood" xlink:type="simple">Moshood</text:a>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1:4,222</text:p>
          </table:table-cell>
          <table:table-cell/>
          <table:table-cell table:formula="of:=IF([.F734]=&quot;&quot;;&quot;IsMale&quot;; [.F734])" office:value-type="string" office:string-value="IsMale" calcext:value-type="string">
            <text:p>IsMale</text:p>
          </table:table-cell>
          <table:table-cell/>
          <table:table-cell table:formula="of:=[.C734]" office:value-type="string" office:string-value="Moshood" calcext:value-type="string">
            <text:p>Moshood</text:p>
          </table:table-cell>
          <table:table-cell table:formula="of:=[.G7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inelo" xlink:type="simple">Chinelo</text:a></text:p>
          </table:table-cell>
          <table:table-cell office:value-type="float" office:value="41936" calcext:value-type="float">
            <text:p>41936</text:p>
          </table:table-cell>
          <table:table-cell office:value-type="string" calcext:value-type="string">
            <text:p>1:4,234</text:p>
          </table:table-cell>
          <table:table-cell office:value-type="string" calcext:value-type="string">
            <text:p>IsFemale</text:p>
          </table:table-cell>
          <table:table-cell table:formula="of:=IF([.F735]=&quot;&quot;;&quot;IsMale&quot;; [.F735])" office:value-type="string" office:string-value="IsFemale" calcext:value-type="string">
            <text:p>IsFemale</text:p>
          </table:table-cell>
          <table:table-cell/>
          <table:table-cell table:formula="of:=[.C735]" office:value-type="string" office:string-value="Chinelo" calcext:value-type="string">
            <text:p>Chinelo</text:p>
          </table:table-cell>
          <table:table-cell table:formula="of:=[.G73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<text:a xlink:href="https://forebears.io/forenames/benedict" xlink:type="simple">Benedict</text:a></text:p>
          </table:table-cell>
          <table:table-cell office:value-type="float" office:value="41920" calcext:value-type="float">
            <text:p>41920</text:p>
          </table:table-cell>
          <table:table-cell office:value-type="string" calcext:value-type="string">
            <text:p>1:4,236</text:p>
          </table:table-cell>
          <table:table-cell office:value-type="string" calcext:value-type="string">
            <text:p>IsNB</text:p>
          </table:table-cell>
          <table:table-cell table:formula="of:=IF([.F736]=&quot;&quot;;&quot;IsMale&quot;; [.F736])" office:value-type="string" office:string-value="IsNB" calcext:value-type="string">
            <text:p>IsNB</text:p>
          </table:table-cell>
          <table:table-cell/>
          <table:table-cell table:formula="of:=[.C736]" office:value-type="string" office:string-value="Benedict" calcext:value-type="string">
            <text:p>Benedict</text:p>
          </table:table-cell>
          <table:table-cell table:formula="of:=[.G73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percentage" office:value="0.55" calcext:value-type="percentage">
            <text:p>55.00%</text:p>
          </table:table-cell>
          <table:table-cell office:value-type="string" calcext:value-type="string">
            <text:p><text:a xlink:href="https://forebears.io/forenames/tayo" xlink:type="simple">Tayo</text:a></text:p>
          </table:table-cell>
          <table:table-cell office:value-type="float" office:value="41846" calcext:value-type="float">
            <text:p>41846</text:p>
          </table:table-cell>
          <table:table-cell office:value-type="string" calcext:value-type="string">
            <text:p>1:4,243</text:p>
          </table:table-cell>
          <table:table-cell office:value-type="string" calcext:value-type="string">
            <text:p>IsNB</text:p>
          </table:table-cell>
          <table:table-cell table:formula="of:=IF([.F737]=&quot;&quot;;&quot;IsMale&quot;; [.F737])" office:value-type="string" office:string-value="IsNB" calcext:value-type="string">
            <text:p>IsNB</text:p>
          </table:table-cell>
          <table:table-cell/>
          <table:table-cell table:formula="of:=[.C737]" office:value-type="string" office:string-value="Tayo" calcext:value-type="string">
            <text:p>Tayo</text:p>
          </table:table-cell>
          <table:table-cell table:formula="of:=[.G73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ranca" xlink:type="simple">Franca</text:a></text:p>
          </table:table-cell>
          <table:table-cell office:value-type="float" office:value="41738" calcext:value-type="float">
            <text:p>41738</text:p>
          </table:table-cell>
          <table:table-cell office:value-type="string" calcext:value-type="string">
            <text:p>1:4,254</text:p>
          </table:table-cell>
          <table:table-cell office:value-type="string" calcext:value-type="string">
            <text:p>IsFemale</text:p>
          </table:table-cell>
          <table:table-cell table:formula="of:=IF([.F738]=&quot;&quot;;&quot;IsMale&quot;; [.F738])" office:value-type="string" office:string-value="IsFemale" calcext:value-type="string">
            <text:p>IsFemale</text:p>
          </table:table-cell>
          <table:table-cell/>
          <table:table-cell table:formula="of:=[.C738]" office:value-type="string" office:string-value="Franca" calcext:value-type="string">
            <text:p>Franca</text:p>
          </table:table-cell>
          <table:table-cell table:formula="of:=[.G73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ristianah" xlink:type="simple">Christianah</text:a></text:p>
          </table:table-cell>
          <table:table-cell office:value-type="float" office:value="41656" calcext:value-type="float">
            <text:p>41656</text:p>
          </table:table-cell>
          <table:table-cell office:value-type="string" calcext:value-type="string">
            <text:p>1:4,263</text:p>
          </table:table-cell>
          <table:table-cell office:value-type="string" calcext:value-type="string">
            <text:p>IsFemale</text:p>
          </table:table-cell>
          <table:table-cell table:formula="of:=IF([.F739]=&quot;&quot;;&quot;IsMale&quot;; [.F739])" office:value-type="string" office:string-value="IsFemale" calcext:value-type="string">
            <text:p>IsFemale</text:p>
          </table:table-cell>
          <table:table-cell/>
          <table:table-cell table:formula="of:=[.C739]" office:value-type="string" office:string-value="Christianah" calcext:value-type="string">
            <text:p>Christianah</text:p>
          </table:table-cell>
          <table:table-cell table:formula="of:=[.G73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percentage" office:value="0.95" calcext:value-type="percentage">
            <text:p>95.00%</text:p>
          </table:table-cell>
          <table:table-cell office:value-type="string" calcext:value-type="string">
            <text:p><text:a xlink:href="https://forebears.io/forenames/alh" xlink:type="simple">Alh</text:a></text:p>
          </table:table-cell>
          <table:table-cell office:value-type="float" office:value="41606" calcext:value-type="float">
            <text:p>41606</text:p>
          </table:table-cell>
          <table:table-cell office:value-type="string" calcext:value-type="string">
            <text:p>1:4,268</text:p>
          </table:table-cell>
          <table:table-cell/>
          <table:table-cell table:formula="of:=IF([.F740]=&quot;&quot;;&quot;IsMale&quot;; [.F740])" office:value-type="string" office:string-value="IsMale" calcext:value-type="string">
            <text:p>IsMale</text:p>
          </table:table-cell>
          <table:table-cell/>
          <table:table-cell table:formula="of:=[.C740]" office:value-type="string" office:string-value="Alh" calcext:value-type="string">
            <text:p>Alh</text:p>
          </table:table-cell>
          <table:table-cell table:formula="of:=[.G7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<text:a xlink:href="https://forebears.io/forenames/dayo" xlink:type="simple">Dayo</text:a></text:p>
          </table:table-cell>
          <table:table-cell office:value-type="float" office:value="41525" calcext:value-type="float">
            <text:p>41525</text:p>
          </table:table-cell>
          <table:table-cell office:value-type="string" calcext:value-type="string">
            <text:p>1:4,276</text:p>
          </table:table-cell>
          <table:table-cell office:value-type="string" calcext:value-type="string">
            <text:p>IsNB</text:p>
          </table:table-cell>
          <table:table-cell table:formula="of:=IF([.F741]=&quot;&quot;;&quot;IsMale&quot;; [.F741])" office:value-type="string" office:string-value="IsNB" calcext:value-type="string">
            <text:p>IsNB</text:p>
          </table:table-cell>
          <table:table-cell/>
          <table:table-cell table:formula="of:=[.C741]" office:value-type="string" office:string-value="Dayo" calcext:value-type="string">
            <text:p>Dayo</text:p>
          </table:table-cell>
          <table:table-cell table:formula="of:=[.G74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<text:a xlink:href="https://forebears.io/forenames/adedayo" xlink:type="simple">Adedayo</text:a></text:p>
          </table:table-cell>
          <table:table-cell office:value-type="float" office:value="41424" calcext:value-type="float">
            <text:p>41424</text:p>
          </table:table-cell>
          <table:table-cell office:value-type="string" calcext:value-type="string">
            <text:p>1:4,287</text:p>
          </table:table-cell>
          <table:table-cell office:value-type="string" calcext:value-type="string">
            <text:p>IsNB</text:p>
          </table:table-cell>
          <table:table-cell table:formula="of:=IF([.F742]=&quot;&quot;;&quot;IsMale&quot;; [.F742])" office:value-type="string" office:string-value="IsNB" calcext:value-type="string">
            <text:p>IsNB</text:p>
          </table:table-cell>
          <table:table-cell/>
          <table:table-cell table:formula="of:=[.C742]" office:value-type="string" office:string-value="Adedayo" calcext:value-type="string">
            <text:p>Adedayo</text:p>
          </table:table-cell>
          <table:table-cell table:formula="of:=[.G74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nonso" xlink:type="simple">Nonso</text:a></text:p>
          </table:table-cell>
          <table:table-cell office:value-type="float" office:value="41281" calcext:value-type="float">
            <text:p>41281</text:p>
          </table:table-cell>
          <table:table-cell office:value-type="string" calcext:value-type="string">
            <text:p>1:4,301</text:p>
          </table:table-cell>
          <table:table-cell/>
          <table:table-cell table:formula="of:=IF([.F743]=&quot;&quot;;&quot;IsMale&quot;; [.F743])" office:value-type="string" office:string-value="IsMale" calcext:value-type="string">
            <text:p>IsMale</text:p>
          </table:table-cell>
          <table:table-cell/>
          <table:table-cell table:formula="of:=[.C743]" office:value-type="string" office:string-value="Nonso" calcext:value-type="string">
            <text:p>Nonso</text:p>
          </table:table-cell>
          <table:table-cell table:formula="of:=[.G74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ric" xlink:type="simple">Eric</text:a></text:p>
          </table:table-cell>
          <table:table-cell office:value-type="float" office:value="41196" calcext:value-type="float">
            <text:p>41196</text:p>
          </table:table-cell>
          <table:table-cell office:value-type="string" calcext:value-type="string">
            <text:p>1:4,310</text:p>
          </table:table-cell>
          <table:table-cell/>
          <table:table-cell table:formula="of:=IF([.F744]=&quot;&quot;;&quot;IsMale&quot;; [.F744])" office:value-type="string" office:string-value="IsMale" calcext:value-type="string">
            <text:p>IsMale</text:p>
          </table:table-cell>
          <table:table-cell/>
          <table:table-cell table:formula="of:=[.C744]" office:value-type="string" office:string-value="Eric" calcext:value-type="string">
            <text:p>Eric</text:p>
          </table:table-cell>
          <table:table-cell table:formula="of:=[.G74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chinasa" xlink:type="simple">Chinasa</text:a></text:p>
          </table:table-cell>
          <table:table-cell office:value-type="float" office:value="41078" calcext:value-type="float">
            <text:p>41078</text:p>
          </table:table-cell>
          <table:table-cell office:value-type="string" calcext:value-type="string">
            <text:p>1:4,323</text:p>
          </table:table-cell>
          <table:table-cell office:value-type="string" calcext:value-type="string">
            <text:p>IsFemale</text:p>
          </table:table-cell>
          <table:table-cell table:formula="of:=IF([.F745]=&quot;&quot;;&quot;IsMale&quot;; [.F745])" office:value-type="string" office:string-value="IsFemale" calcext:value-type="string">
            <text:p>IsFemale</text:p>
          </table:table-cell>
          <table:table-cell/>
          <table:table-cell table:formula="of:=[.C745]" office:value-type="string" office:string-value="Chinasa" calcext:value-type="string">
            <text:p>Chinasa</text:p>
          </table:table-cell>
          <table:table-cell table:formula="of:=[.G7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biatu" xlink:type="simple">Rabiatu</text:a></text:p>
          </table:table-cell>
          <table:table-cell office:value-type="float" office:value="40768" calcext:value-type="float">
            <text:p>40768</text:p>
          </table:table-cell>
          <table:table-cell office:value-type="string" calcext:value-type="string">
            <text:p>1:4,355</text:p>
          </table:table-cell>
          <table:table-cell office:value-type="string" calcext:value-type="string">
            <text:p>IsFemale</text:p>
          </table:table-cell>
          <table:table-cell table:formula="of:=IF([.F746]=&quot;&quot;;&quot;IsMale&quot;; [.F746])" office:value-type="string" office:string-value="IsFemale" calcext:value-type="string">
            <text:p>IsFemale</text:p>
          </table:table-cell>
          <table:table-cell/>
          <table:table-cell table:formula="of:=[.C746]" office:value-type="string" office:string-value="Rabiatu" calcext:value-type="string">
            <text:p>Rabiatu</text:p>
          </table:table-cell>
          <table:table-cell table:formula="of:=[.G74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manu" xlink:type="simple">Manu</text:a></text:p>
          </table:table-cell>
          <table:table-cell office:value-type="float" office:value="40645" calcext:value-type="float">
            <text:p>40645</text:p>
          </table:table-cell>
          <table:table-cell office:value-type="string" calcext:value-type="string">
            <text:p>1:4,369</text:p>
          </table:table-cell>
          <table:table-cell/>
          <table:table-cell table:formula="of:=IF([.F747]=&quot;&quot;;&quot;IsMale&quot;; [.F747])" office:value-type="string" office:string-value="IsMale" calcext:value-type="string">
            <text:p>IsMale</text:p>
          </table:table-cell>
          <table:table-cell/>
          <table:table-cell table:formula="of:=[.C747]" office:value-type="string" office:string-value="Manu" calcext:value-type="string">
            <text:p>Manu</text:p>
          </table:table-cell>
          <table:table-cell table:formula="of:=[.G74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zifi" xlink:type="simple">Nazifi</text:a></text:p>
          </table:table-cell>
          <table:table-cell office:value-type="float" office:value="40530" calcext:value-type="float">
            <text:p>40530</text:p>
          </table:table-cell>
          <table:table-cell office:value-type="string" calcext:value-type="string">
            <text:p>1:4,381</text:p>
          </table:table-cell>
          <table:table-cell/>
          <table:table-cell table:formula="of:=IF([.F748]=&quot;&quot;;&quot;IsMale&quot;; [.F748])" office:value-type="string" office:string-value="IsMale" calcext:value-type="string">
            <text:p>IsMale</text:p>
          </table:table-cell>
          <table:table-cell/>
          <table:table-cell table:formula="of:=[.C748]" office:value-type="string" office:string-value="Nazifi" calcext:value-type="string">
            <text:p>Nazifi</text:p>
          </table:table-cell>
          <table:table-cell table:formula="of:=[.G74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sheedat" xlink:type="simple">Rasheedat</text:a></text:p>
          </table:table-cell>
          <table:table-cell office:value-type="float" office:value="40284" calcext:value-type="float">
            <text:p>40284</text:p>
          </table:table-cell>
          <table:table-cell office:value-type="string" calcext:value-type="string">
            <text:p>1:4,408</text:p>
          </table:table-cell>
          <table:table-cell office:value-type="string" calcext:value-type="string">
            <text:p>IsFemale</text:p>
          </table:table-cell>
          <table:table-cell table:formula="of:=IF([.F749]=&quot;&quot;;&quot;IsMale&quot;; [.F749])" office:value-type="string" office:string-value="IsFemale" calcext:value-type="string">
            <text:p>IsFemale</text:p>
          </table:table-cell>
          <table:table-cell/>
          <table:table-cell table:formula="of:=[.C749]" office:value-type="string" office:string-value="Rasheedat" calcext:value-type="string">
            <text:p>Rasheedat</text:p>
          </table:table-cell>
          <table:table-cell table:formula="of:=[.G74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rinze" xlink:type="simple">Arinze</text:a></text:p>
          </table:table-cell>
          <table:table-cell office:value-type="float" office:value="40255" calcext:value-type="float">
            <text:p>40255</text:p>
          </table:table-cell>
          <table:table-cell office:value-type="string" calcext:value-type="string">
            <text:p>1:4,411</text:p>
          </table:table-cell>
          <table:table-cell/>
          <table:table-cell table:formula="of:=IF([.F750]=&quot;&quot;;&quot;IsMale&quot;; [.F750])" office:value-type="string" office:string-value="IsMale" calcext:value-type="string">
            <text:p>IsMale</text:p>
          </table:table-cell>
          <table:table-cell/>
          <table:table-cell table:formula="of:=[.C750]" office:value-type="string" office:string-value="Arinze" calcext:value-type="string">
            <text:p>Arinze</text:p>
          </table:table-cell>
          <table:table-cell table:formula="of:=[.G75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filat" xlink:type="simple">Kafilat</text:a>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1:4,427</text:p>
          </table:table-cell>
          <table:table-cell office:value-type="string" calcext:value-type="string">
            <text:p>IsFemale</text:p>
          </table:table-cell>
          <table:table-cell table:formula="of:=IF([.F751]=&quot;&quot;;&quot;IsMale&quot;; [.F751])" office:value-type="string" office:string-value="IsFemale" calcext:value-type="string">
            <text:p>IsFemale</text:p>
          </table:table-cell>
          <table:table-cell/>
          <table:table-cell table:formula="of:=[.C751]" office:value-type="string" office:string-value="Kafilat" calcext:value-type="string">
            <text:p>Kafilat</text:p>
          </table:table-cell>
          <table:table-cell table:formula="of:=[.G75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timah" xlink:type="simple">Fatimah</text:a></text:p>
          </table:table-cell>
          <table:table-cell office:value-type="float" office:value="39998" calcext:value-type="float">
            <text:p>39998</text:p>
          </table:table-cell>
          <table:table-cell office:value-type="string" calcext:value-type="string">
            <text:p>1:4,439</text:p>
          </table:table-cell>
          <table:table-cell office:value-type="string" calcext:value-type="string">
            <text:p>IsFemale</text:p>
          </table:table-cell>
          <table:table-cell table:formula="of:=IF([.F752]=&quot;&quot;;&quot;IsMale&quot;; [.F752])" office:value-type="string" office:string-value="IsFemale" calcext:value-type="string">
            <text:p>IsFemale</text:p>
          </table:table-cell>
          <table:table-cell/>
          <table:table-cell table:formula="of:=[.C752]" office:value-type="string" office:string-value="Fatimah" calcext:value-type="string">
            <text:p>Fatimah</text:p>
          </table:table-cell>
          <table:table-cell table:formula="of:=[.G75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odspower" xlink:type="simple">Godspower</text:a></text:p>
          </table:table-cell>
          <table:table-cell office:value-type="float" office:value="39904" calcext:value-type="float">
            <text:p>39904</text:p>
          </table:table-cell>
          <table:table-cell office:value-type="string" calcext:value-type="string">
            <text:p>1:4,450</text:p>
          </table:table-cell>
          <table:table-cell/>
          <table:table-cell table:formula="of:=IF([.F753]=&quot;&quot;;&quot;IsMale&quot;; [.F753])" office:value-type="string" office:string-value="IsMale" calcext:value-type="string">
            <text:p>IsMale</text:p>
          </table:table-cell>
          <table:table-cell/>
          <table:table-cell table:formula="of:=[.C753]" office:value-type="string" office:string-value="Godspower" calcext:value-type="string">
            <text:p>Godspower</text:p>
          </table:table-cell>
          <table:table-cell table:formula="of:=[.G75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<text:a xlink:href="https://forebears.io/forenames/ayobami" xlink:type="simple">Ayobami</text:a></text:p>
          </table:table-cell>
          <table:table-cell office:value-type="float" office:value="39872" calcext:value-type="float">
            <text:p>39872</text:p>
          </table:table-cell>
          <table:table-cell office:value-type="string" calcext:value-type="string">
            <text:p>1:4,453</text:p>
          </table:table-cell>
          <table:table-cell office:value-type="string" calcext:value-type="string">
            <text:p>IsNB</text:p>
          </table:table-cell>
          <table:table-cell table:formula="of:=IF([.F754]=&quot;&quot;;&quot;IsMale&quot;; [.F754])" office:value-type="string" office:string-value="IsNB" calcext:value-type="string">
            <text:p>IsNB</text:p>
          </table:table-cell>
          <table:table-cell/>
          <table:table-cell table:formula="of:=[.C754]" office:value-type="string" office:string-value="Ayobami" calcext:value-type="string">
            <text:p>Ayobami</text:p>
          </table:table-cell>
          <table:table-cell table:formula="of:=[.G75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lome" xlink:type="simple">Salome</text:a></text:p>
          </table:table-cell>
          <table:table-cell office:value-type="float" office:value="39861" calcext:value-type="float">
            <text:p>39861</text:p>
          </table:table-cell>
          <table:table-cell office:value-type="string" calcext:value-type="string">
            <text:p>1:4,455</text:p>
          </table:table-cell>
          <table:table-cell office:value-type="string" calcext:value-type="string">
            <text:p>IsFemale</text:p>
          </table:table-cell>
          <table:table-cell table:formula="of:=IF([.F755]=&quot;&quot;;&quot;IsMale&quot;; [.F755])" office:value-type="string" office:string-value="IsFemale" calcext:value-type="string">
            <text:p>IsFemale</text:p>
          </table:table-cell>
          <table:table-cell/>
          <table:table-cell table:formula="of:=[.C755]" office:value-type="string" office:string-value="Salome" calcext:value-type="string">
            <text:p>Salome</text:p>
          </table:table-cell>
          <table:table-cell table:formula="of:=[.G75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orufat" xlink:type="simple">Morufat</text:a></text:p>
          </table:table-cell>
          <table:table-cell office:value-type="float" office:value="39700" calcext:value-type="float">
            <text:p>39700</text:p>
          </table:table-cell>
          <table:table-cell office:value-type="string" calcext:value-type="string">
            <text:p>1:4,473</text:p>
          </table:table-cell>
          <table:table-cell office:value-type="string" calcext:value-type="string">
            <text:p>IsFemale</text:p>
          </table:table-cell>
          <table:table-cell table:formula="of:=IF([.F756]=&quot;&quot;;&quot;IsMale&quot;; [.F756])" office:value-type="string" office:string-value="IsFemale" calcext:value-type="string">
            <text:p>IsFemale</text:p>
          </table:table-cell>
          <table:table-cell/>
          <table:table-cell table:formula="of:=[.C756]" office:value-type="string" office:string-value="Morufat" calcext:value-type="string">
            <text:p>Morufat</text:p>
          </table:table-cell>
          <table:table-cell table:formula="of:=[.G75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<text:a xlink:href="https://forebears.io/forenames/ya" xlink:type="simple">Ya</text:a></text:p>
          </table:table-cell>
          <table:table-cell office:value-type="float" office:value="39585" calcext:value-type="float">
            <text:p>39585</text:p>
          </table:table-cell>
          <table:table-cell office:value-type="string" calcext:value-type="string">
            <text:p>1:4,486</text:p>
          </table:table-cell>
          <table:table-cell office:value-type="string" calcext:value-type="string">
            <text:p>IsNB</text:p>
          </table:table-cell>
          <table:table-cell table:formula="of:=IF([.F757]=&quot;&quot;;&quot;IsMale&quot;; [.F757])" office:value-type="string" office:string-value="IsNB" calcext:value-type="string">
            <text:p>IsNB</text:p>
          </table:table-cell>
          <table:table-cell/>
          <table:table-cell table:formula="of:=[.C757]" office:value-type="string" office:string-value="Ya" calcext:value-type="string">
            <text:p>Ya</text:p>
          </table:table-cell>
          <table:table-cell table:formula="of:=[.G75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uwole" xlink:type="simple">Oluwole</text:a></text:p>
          </table:table-cell>
          <table:table-cell office:value-type="float" office:value="39584" calcext:value-type="float">
            <text:p>39584</text:p>
          </table:table-cell>
          <table:table-cell office:value-type="string" calcext:value-type="string">
            <text:p>1:4,486</text:p>
          </table:table-cell>
          <table:table-cell/>
          <table:table-cell table:formula="of:=IF([.F758]=&quot;&quot;;&quot;IsMale&quot;; [.F758])" office:value-type="string" office:string-value="IsMale" calcext:value-type="string">
            <text:p>IsMale</text:p>
          </table:table-cell>
          <table:table-cell/>
          <table:table-cell table:formula="of:=[.C758]" office:value-type="string" office:string-value="Oluwole" calcext:value-type="string">
            <text:p>Oluwole</text:p>
          </table:table-cell>
          <table:table-cell table:formula="of:=[.G7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ben" xlink:type="simple">Ben</text:a></text:p>
          </table:table-cell>
          <table:table-cell office:value-type="float" office:value="39545" calcext:value-type="float">
            <text:p>39545</text:p>
          </table:table-cell>
          <table:table-cell office:value-type="string" calcext:value-type="string">
            <text:p>1:4,490</text:p>
          </table:table-cell>
          <table:table-cell/>
          <table:table-cell table:formula="of:=IF([.F759]=&quot;&quot;;&quot;IsMale&quot;; [.F759])" office:value-type="string" office:string-value="IsMale" calcext:value-type="string">
            <text:p>IsMale</text:p>
          </table:table-cell>
          <table:table-cell/>
          <table:table-cell table:formula="of:=[.C759]" office:value-type="string" office:string-value="Ben" calcext:value-type="string">
            <text:p>Ben</text:p>
          </table:table-cell>
          <table:table-cell table:formula="of:=[.G7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dayat" xlink:type="simple">Idayat</text:a></text:p>
          </table:table-cell>
          <table:table-cell office:value-type="float" office:value="39413" calcext:value-type="float">
            <text:p>39413</text:p>
          </table:table-cell>
          <table:table-cell office:value-type="string" calcext:value-type="string">
            <text:p>1:4,505</text:p>
          </table:table-cell>
          <table:table-cell office:value-type="string" calcext:value-type="string">
            <text:p>IsFemale</text:p>
          </table:table-cell>
          <table:table-cell table:formula="of:=IF([.F760]=&quot;&quot;;&quot;IsMale&quot;; [.F760])" office:value-type="string" office:string-value="IsFemale" calcext:value-type="string">
            <text:p>IsFemale</text:p>
          </table:table-cell>
          <table:table-cell/>
          <table:table-cell table:formula="of:=[.C760]" office:value-type="string" office:string-value="Idayat" calcext:value-type="string">
            <text:p>Idayat</text:p>
          </table:table-cell>
          <table:table-cell table:formula="of:=[.G76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kamaka" xlink:type="simple">Ukamaka</text:a></text:p>
          </table:table-cell>
          <table:table-cell office:value-type="float" office:value="39362" calcext:value-type="float">
            <text:p>39362</text:p>
          </table:table-cell>
          <table:table-cell office:value-type="string" calcext:value-type="string">
            <text:p>1:4,511</text:p>
          </table:table-cell>
          <table:table-cell office:value-type="string" calcext:value-type="string">
            <text:p>IsFemale</text:p>
          </table:table-cell>
          <table:table-cell table:formula="of:=IF([.F761]=&quot;&quot;;&quot;IsMale&quot;; [.F761])" office:value-type="string" office:string-value="IsFemale" calcext:value-type="string">
            <text:p>IsFemale</text:p>
          </table:table-cell>
          <table:table-cell/>
          <table:table-cell table:formula="of:=[.C761]" office:value-type="string" office:string-value="Ukamaka" calcext:value-type="string">
            <text:p>Ukamaka</text:p>
          </table:table-cell>
          <table:table-cell table:formula="of:=[.G76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icholas" xlink:type="simple">Nicholas</text:a></text:p>
          </table:table-cell>
          <table:table-cell office:value-type="float" office:value="39323" calcext:value-type="float">
            <text:p>39323</text:p>
          </table:table-cell>
          <table:table-cell office:value-type="string" calcext:value-type="string">
            <text:p>1:4,516</text:p>
          </table:table-cell>
          <table:table-cell/>
          <table:table-cell table:formula="of:=IF([.F762]=&quot;&quot;;&quot;IsMale&quot;; [.F762])" office:value-type="string" office:string-value="IsMale" calcext:value-type="string">
            <text:p>IsMale</text:p>
          </table:table-cell>
          <table:table-cell/>
          <table:table-cell table:formula="of:=[.C762]" office:value-type="string" office:string-value="Nicholas" calcext:value-type="string">
            <text:p>Nicholas</text:p>
          </table:table-cell>
          <table:table-cell table:formula="of:=[.G76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maobong" xlink:type="simple">Imaobong</text:a></text:p>
          </table:table-cell>
          <table:table-cell office:value-type="float" office:value="39298" calcext:value-type="float">
            <text:p>39298</text:p>
          </table:table-cell>
          <table:table-cell office:value-type="string" calcext:value-type="string">
            <text:p>1:4,518</text:p>
          </table:table-cell>
          <table:table-cell office:value-type="string" calcext:value-type="string">
            <text:p>IsFemale</text:p>
          </table:table-cell>
          <table:table-cell table:formula="of:=IF([.F763]=&quot;&quot;;&quot;IsMale&quot;; [.F763])" office:value-type="string" office:string-value="IsFemale" calcext:value-type="string">
            <text:p>IsFemale</text:p>
          </table:table-cell>
          <table:table-cell/>
          <table:table-cell table:formula="of:=[.C763]" office:value-type="string" office:string-value="Imaobong" calcext:value-type="string">
            <text:p>Imaobong</text:p>
          </table:table-cell>
          <table:table-cell table:formula="of:=[.G76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<text:a xlink:href="https://forebears.io/forenames/abidemi" xlink:type="simple">Abidemi</text:a></text:p>
          </table:table-cell>
          <table:table-cell office:value-type="float" office:value="39233" calcext:value-type="float">
            <text:p>39233</text:p>
          </table:table-cell>
          <table:table-cell office:value-type="string" calcext:value-type="string">
            <text:p>1:4,526</text:p>
          </table:table-cell>
          <table:table-cell office:value-type="string" calcext:value-type="string">
            <text:p>IsNB</text:p>
          </table:table-cell>
          <table:table-cell table:formula="of:=IF([.F764]=&quot;&quot;;&quot;IsMale&quot;; [.F764])" office:value-type="string" office:string-value="IsNB" calcext:value-type="string">
            <text:p>IsNB</text:p>
          </table:table-cell>
          <table:table-cell/>
          <table:table-cell table:formula="of:=[.C764]" office:value-type="string" office:string-value="Abidemi" calcext:value-type="string">
            <text:p>Abidemi</text:p>
          </table:table-cell>
          <table:table-cell table:formula="of:=[.G76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akirat" xlink:type="simple">Shakirat</text:a></text:p>
          </table:table-cell>
          <table:table-cell office:value-type="float" office:value="39132" calcext:value-type="float">
            <text:p>39132</text:p>
          </table:table-cell>
          <table:table-cell office:value-type="string" calcext:value-type="string">
            <text:p>1:4,538</text:p>
          </table:table-cell>
          <table:table-cell office:value-type="string" calcext:value-type="string">
            <text:p>IsFemale</text:p>
          </table:table-cell>
          <table:table-cell table:formula="of:=IF([.F765]=&quot;&quot;;&quot;IsMale&quot;; [.F765])" office:value-type="string" office:string-value="IsFemale" calcext:value-type="string">
            <text:p>IsFemale</text:p>
          </table:table-cell>
          <table:table-cell/>
          <table:table-cell table:formula="of:=[.C765]" office:value-type="string" office:string-value="Shakirat" calcext:value-type="string">
            <text:p>Shakirat</text:p>
          </table:table-cell>
          <table:table-cell table:formula="of:=[.G76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<text:a xlink:href="https://forebears.io/forenames/emma" xlink:type="simple">Emma</text:a></text:p>
          </table:table-cell>
          <table:table-cell office:value-type="float" office:value="39107" calcext:value-type="float">
            <text:p>39107</text:p>
          </table:table-cell>
          <table:table-cell office:value-type="string" calcext:value-type="string">
            <text:p>1:4,540</text:p>
          </table:table-cell>
          <table:table-cell office:value-type="string" calcext:value-type="string">
            <text:p>IsNB</text:p>
          </table:table-cell>
          <table:table-cell table:formula="of:=IF([.F766]=&quot;&quot;;&quot;IsMale&quot;; [.F766])" office:value-type="string" office:string-value="IsNB" calcext:value-type="string">
            <text:p>IsNB</text:p>
          </table:table-cell>
          <table:table-cell/>
          <table:table-cell table:formula="of:=[.C766]" office:value-type="string" office:string-value="Emma" calcext:value-type="string">
            <text:p>Emma</text:p>
          </table:table-cell>
          <table:table-cell table:formula="of:=[.G76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<text:a xlink:href="https://forebears.io/forenames/itoro" xlink:type="simple">Itoro</text:a>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1:4,542</text:p>
          </table:table-cell>
          <table:table-cell office:value-type="string" calcext:value-type="string">
            <text:p>IsNB</text:p>
          </table:table-cell>
          <table:table-cell table:formula="of:=IF([.F767]=&quot;&quot;;&quot;IsMale&quot;; [.F767])" office:value-type="string" office:string-value="IsNB" calcext:value-type="string">
            <text:p>IsNB</text:p>
          </table:table-cell>
          <table:table-cell/>
          <table:table-cell table:formula="of:=[.C767]" office:value-type="string" office:string-value="Itoro" calcext:value-type="string">
            <text:p>Itoro</text:p>
          </table:table-cell>
          <table:table-cell table:formula="of:=[.G76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ekinat" xlink:type="simple">Sekinat</text:a>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1:4,546</text:p>
          </table:table-cell>
          <table:table-cell office:value-type="string" calcext:value-type="string">
            <text:p>IsFemale</text:p>
          </table:table-cell>
          <table:table-cell table:formula="of:=IF([.F768]=&quot;&quot;;&quot;IsMale&quot;; [.F768])" office:value-type="string" office:string-value="IsFemale" calcext:value-type="string">
            <text:p>IsFemale</text:p>
          </table:table-cell>
          <table:table-cell/>
          <table:table-cell table:formula="of:=[.C768]" office:value-type="string" office:string-value="Sekinat" calcext:value-type="string">
            <text:p>Sekinat</text:p>
          </table:table-cell>
          <table:table-cell table:formula="of:=[.G7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afar" xlink:type="simple">Jafar</text:a></text:p>
          </table:table-cell>
          <table:table-cell office:value-type="float" office:value="38968" calcext:value-type="float">
            <text:p>38968</text:p>
          </table:table-cell>
          <table:table-cell office:value-type="string" calcext:value-type="string">
            <text:p>1:4,557</text:p>
          </table:table-cell>
          <table:table-cell/>
          <table:table-cell table:formula="of:=IF([.F769]=&quot;&quot;;&quot;IsMale&quot;; [.F769])" office:value-type="string" office:string-value="IsMale" calcext:value-type="string">
            <text:p>IsMale</text:p>
          </table:table-cell>
          <table:table-cell/>
          <table:table-cell table:formula="of:=[.C769]" office:value-type="string" office:string-value="Jafar" calcext:value-type="string">
            <text:p>Jafar</text:p>
          </table:table-cell>
          <table:table-cell table:formula="of:=[.G7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likat" xlink:type="simple">Mulikat</text:a></text:p>
          </table:table-cell>
          <table:table-cell office:value-type="float" office:value="38825" calcext:value-type="float">
            <text:p>38825</text:p>
          </table:table-cell>
          <table:table-cell office:value-type="string" calcext:value-type="string">
            <text:p>1:4,573</text:p>
          </table:table-cell>
          <table:table-cell office:value-type="string" calcext:value-type="string">
            <text:p>IsFemale</text:p>
          </table:table-cell>
          <table:table-cell table:formula="of:=IF([.F770]=&quot;&quot;;&quot;IsMale&quot;; [.F770])" office:value-type="string" office:string-value="IsFemale" calcext:value-type="string">
            <text:p>IsFemale</text:p>
          </table:table-cell>
          <table:table-cell/>
          <table:table-cell table:formula="of:=[.C770]" office:value-type="string" office:string-value="Mulikat" calcext:value-type="string">
            <text:p>Mulikat</text:p>
          </table:table-cell>
          <table:table-cell table:formula="of:=[.G77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nson" xlink:type="simple">Benson</text:a></text:p>
          </table:table-cell>
          <table:table-cell office:value-type="float" office:value="38804" calcext:value-type="float">
            <text:p>38804</text:p>
          </table:table-cell>
          <table:table-cell office:value-type="string" calcext:value-type="string">
            <text:p>1:4,576</text:p>
          </table:table-cell>
          <table:table-cell/>
          <table:table-cell table:formula="of:=IF([.F771]=&quot;&quot;;&quot;IsMale&quot;; [.F771])" office:value-type="string" office:string-value="IsMale" calcext:value-type="string">
            <text:p>IsMale</text:p>
          </table:table-cell>
          <table:table-cell/>
          <table:table-cell table:formula="of:=[.C771]" office:value-type="string" office:string-value="Benson" calcext:value-type="string">
            <text:p>Benson</text:p>
          </table:table-cell>
          <table:table-cell table:formula="of:=[.G77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nle" xlink:type="simple">Kunle</text:a></text:p>
          </table:table-cell>
          <table:table-cell office:value-type="float" office:value="38738" calcext:value-type="float">
            <text:p>38738</text:p>
          </table:table-cell>
          <table:table-cell office:value-type="string" calcext:value-type="string">
            <text:p>1:4,584</text:p>
          </table:table-cell>
          <table:table-cell/>
          <table:table-cell table:formula="of:=IF([.F772]=&quot;&quot;;&quot;IsMale&quot;; [.F772])" office:value-type="string" office:string-value="IsMale" calcext:value-type="string">
            <text:p>IsMale</text:p>
          </table:table-cell>
          <table:table-cell/>
          <table:table-cell table:formula="of:=[.C772]" office:value-type="string" office:string-value="Kunle" calcext:value-type="string">
            <text:p>Kunle</text:p>
          </table:table-cell>
          <table:table-cell table:formula="of:=[.G7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<text:a xlink:href="https://forebears.io/forenames/oke" xlink:type="simple">Oke</text:a></text:p>
          </table:table-cell>
          <table:table-cell office:value-type="float" office:value="38695" calcext:value-type="float">
            <text:p>38695</text:p>
          </table:table-cell>
          <table:table-cell office:value-type="string" calcext:value-type="string">
            <text:p>1:4,589</text:p>
          </table:table-cell>
          <table:table-cell office:value-type="string" calcext:value-type="string">
            <text:p>IsNB</text:p>
          </table:table-cell>
          <table:table-cell table:formula="of:=IF([.F773]=&quot;&quot;;&quot;IsMale&quot;; [.F773])" office:value-type="string" office:string-value="IsNB" calcext:value-type="string">
            <text:p>IsNB</text:p>
          </table:table-cell>
          <table:table-cell/>
          <table:table-cell table:formula="of:=[.C773]" office:value-type="string" office:string-value="Oke" calcext:value-type="string">
            <text:p>Oke</text:p>
          </table:table-cell>
          <table:table-cell table:formula="of:=[.G77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sira" xlink:type="simple">Basira</text:a></text:p>
          </table:table-cell>
          <table:table-cell office:value-type="float" office:value="38663" calcext:value-type="float">
            <text:p>38663</text:p>
          </table:table-cell>
          <table:table-cell office:value-type="string" calcext:value-type="string">
            <text:p>1:4,593</text:p>
          </table:table-cell>
          <table:table-cell office:value-type="string" calcext:value-type="string">
            <text:p>IsFemale</text:p>
          </table:table-cell>
          <table:table-cell table:formula="of:=IF([.F774]=&quot;&quot;;&quot;IsMale&quot;; [.F774])" office:value-type="string" office:string-value="IsFemale" calcext:value-type="string">
            <text:p>IsFemale</text:p>
          </table:table-cell>
          <table:table-cell/>
          <table:table-cell table:formula="of:=[.C774]" office:value-type="string" office:string-value="Basira" calcext:value-type="string">
            <text:p>Basira</text:p>
          </table:table-cell>
          <table:table-cell table:formula="of:=[.G77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ivinus" xlink:type="simple">Livinus</text:a></text:p>
          </table:table-cell>
          <table:table-cell office:value-type="float" office:value="38658" calcext:value-type="float">
            <text:p>38658</text:p>
          </table:table-cell>
          <table:table-cell office:value-type="string" calcext:value-type="string">
            <text:p>1:4,593</text:p>
          </table:table-cell>
          <table:table-cell/>
          <table:table-cell table:formula="of:=IF([.F775]=&quot;&quot;;&quot;IsMale&quot;; [.F775])" office:value-type="string" office:string-value="IsMale" calcext:value-type="string">
            <text:p>IsMale</text:p>
          </table:table-cell>
          <table:table-cell/>
          <table:table-cell table:formula="of:=[.C775]" office:value-type="string" office:string-value="Livinus" calcext:value-type="string">
            <text:p>Livinus</text:p>
          </table:table-cell>
          <table:table-cell table:formula="of:=[.G7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yohanna" xlink:type="simple">Yohanna</text:a></text:p>
          </table:table-cell>
          <table:table-cell office:value-type="float" office:value="38628" calcext:value-type="float">
            <text:p>38628</text:p>
          </table:table-cell>
          <table:table-cell office:value-type="string" calcext:value-type="string">
            <text:p>1:4,597</text:p>
          </table:table-cell>
          <table:table-cell/>
          <table:table-cell table:formula="of:=IF([.F776]=&quot;&quot;;&quot;IsMale&quot;; [.F776])" office:value-type="string" office:string-value="IsMale" calcext:value-type="string">
            <text:p>IsMale</text:p>
          </table:table-cell>
          <table:table-cell/>
          <table:table-cell table:formula="of:=[.C776]" office:value-type="string" office:string-value="Yohanna" calcext:value-type="string">
            <text:p>Yohanna</text:p>
          </table:table-cell>
          <table:table-cell table:formula="of:=[.G7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timat" xlink:type="simple">Fatimat</text:a></text:p>
          </table:table-cell>
          <table:table-cell office:value-type="float" office:value="38583" calcext:value-type="float">
            <text:p>38583</text:p>
          </table:table-cell>
          <table:table-cell office:value-type="string" calcext:value-type="string">
            <text:p>1:4,602</text:p>
          </table:table-cell>
          <table:table-cell office:value-type="string" calcext:value-type="string">
            <text:p>IsFemale</text:p>
          </table:table-cell>
          <table:table-cell table:formula="of:=IF([.F777]=&quot;&quot;;&quot;IsMale&quot;; [.F777])" office:value-type="string" office:string-value="IsFemale" calcext:value-type="string">
            <text:p>IsFemale</text:p>
          </table:table-cell>
          <table:table-cell/>
          <table:table-cell table:formula="of:=[.C777]" office:value-type="string" office:string-value="Fatimat" calcext:value-type="string">
            <text:p>Fatimat</text:p>
          </table:table-cell>
          <table:table-cell table:formula="of:=[.G77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joke" xlink:type="simple">Ajoke</text:a></text:p>
          </table:table-cell>
          <table:table-cell office:value-type="float" office:value="38545" calcext:value-type="float">
            <text:p>38545</text:p>
          </table:table-cell>
          <table:table-cell office:value-type="string" calcext:value-type="string">
            <text:p>1:4,607</text:p>
          </table:table-cell>
          <table:table-cell office:value-type="string" calcext:value-type="string">
            <text:p>IsFemale</text:p>
          </table:table-cell>
          <table:table-cell table:formula="of:=IF([.F778]=&quot;&quot;;&quot;IsMale&quot;; [.F778])" office:value-type="string" office:string-value="IsFemale" calcext:value-type="string">
            <text:p>IsFemale</text:p>
          </table:table-cell>
          <table:table-cell/>
          <table:table-cell table:formula="of:=[.C778]" office:value-type="string" office:string-value="Ajoke" calcext:value-type="string">
            <text:p>Ajoke</text:p>
          </table:table-cell>
          <table:table-cell table:formula="of:=[.G77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<text:a xlink:href="https://forebears.io/forenames/ndifreke" xlink:type="simple">Ndifreke</text:a>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1:4,607</text:p>
          </table:table-cell>
          <table:table-cell office:value-type="string" calcext:value-type="string">
            <text:p>IsNB</text:p>
          </table:table-cell>
          <table:table-cell table:formula="of:=IF([.F779]=&quot;&quot;;&quot;IsMale&quot;; [.F779])" office:value-type="string" office:string-value="IsNB" calcext:value-type="string">
            <text:p>IsNB</text:p>
          </table:table-cell>
          <table:table-cell/>
          <table:table-cell table:formula="of:=[.C779]" office:value-type="string" office:string-value="Ndifreke" calcext:value-type="string">
            <text:p>Ndifreke</text:p>
          </table:table-cell>
          <table:table-cell table:formula="of:=[.G77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wa" xlink:type="simple">Hawa</text:a></text:p>
          </table:table-cell>
          <table:table-cell office:value-type="float" office:value="38478" calcext:value-type="float">
            <text:p>38478</text:p>
          </table:table-cell>
          <table:table-cell office:value-type="string" calcext:value-type="string">
            <text:p>1:4,615</text:p>
          </table:table-cell>
          <table:table-cell office:value-type="string" calcext:value-type="string">
            <text:p>IsFemale</text:p>
          </table:table-cell>
          <table:table-cell table:formula="of:=IF([.F780]=&quot;&quot;;&quot;IsMale&quot;; [.F780])" office:value-type="string" office:string-value="IsFemale" calcext:value-type="string">
            <text:p>IsFemale</text:p>
          </table:table-cell>
          <table:table-cell/>
          <table:table-cell table:formula="of:=[.C780]" office:value-type="string" office:string-value="Hawa" calcext:value-type="string">
            <text:p>Hawa</text:p>
          </table:table-cell>
          <table:table-cell table:formula="of:=[.G78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liman" xlink:type="simple">Liman</text:a></text:p>
          </table:table-cell>
          <table:table-cell office:value-type="float" office:value="38418" calcext:value-type="float">
            <text:p>38418</text:p>
          </table:table-cell>
          <table:table-cell office:value-type="string" calcext:value-type="string">
            <text:p>1:4,622</text:p>
          </table:table-cell>
          <table:table-cell/>
          <table:table-cell table:formula="of:=IF([.F781]=&quot;&quot;;&quot;IsMale&quot;; [.F781])" office:value-type="string" office:string-value="IsMale" calcext:value-type="string">
            <text:p>IsMale</text:p>
          </table:table-cell>
          <table:table-cell/>
          <table:table-cell table:formula="of:=[.C781]" office:value-type="string" office:string-value="Liman" calcext:value-type="string">
            <text:p>Liman</text:p>
          </table:table-cell>
          <table:table-cell table:formula="of:=[.G78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bibat" xlink:type="simple">Habibat</text:a></text:p>
          </table:table-cell>
          <table:table-cell office:value-type="float" office:value="38405" calcext:value-type="float">
            <text:p>38405</text:p>
          </table:table-cell>
          <table:table-cell office:value-type="string" calcext:value-type="string">
            <text:p>1:4,623</text:p>
          </table:table-cell>
          <table:table-cell office:value-type="string" calcext:value-type="string">
            <text:p>IsFemale</text:p>
          </table:table-cell>
          <table:table-cell table:formula="of:=IF([.F782]=&quot;&quot;;&quot;IsMale&quot;; [.F782])" office:value-type="string" office:string-value="IsFemale" calcext:value-type="string">
            <text:p>IsFemale</text:p>
          </table:table-cell>
          <table:table-cell/>
          <table:table-cell table:formula="of:=[.C782]" office:value-type="string" office:string-value="Habibat" calcext:value-type="string">
            <text:p>Habibat</text:p>
          </table:table-cell>
          <table:table-cell table:formula="of:=[.G78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aibat" xlink:type="simple">Taibat</text:a></text:p>
          </table:table-cell>
          <table:table-cell office:value-type="float" office:value="38337" calcext:value-type="float">
            <text:p>38337</text:p>
          </table:table-cell>
          <table:table-cell office:value-type="string" calcext:value-type="string">
            <text:p>1:4,632</text:p>
          </table:table-cell>
          <table:table-cell office:value-type="string" calcext:value-type="string">
            <text:p>IsFemale</text:p>
          </table:table-cell>
          <table:table-cell table:formula="of:=IF([.F783]=&quot;&quot;;&quot;IsMale&quot;; [.F783])" office:value-type="string" office:string-value="IsFemale" calcext:value-type="string">
            <text:p>IsFemale</text:p>
          </table:table-cell>
          <table:table-cell/>
          <table:table-cell table:formula="of:=[.C783]" office:value-type="string" office:string-value="Taibat" calcext:value-type="string">
            <text:p>Taibat</text:p>
          </table:table-cell>
          <table:table-cell table:formula="of:=[.G78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diris" xlink:type="simple">Idiris</text:a></text:p>
          </table:table-cell>
          <table:table-cell office:value-type="float" office:value="38304" calcext:value-type="float">
            <text:p>38304</text:p>
          </table:table-cell>
          <table:table-cell office:value-type="string" calcext:value-type="string">
            <text:p>1:4,636</text:p>
          </table:table-cell>
          <table:table-cell/>
          <table:table-cell table:formula="of:=IF([.F784]=&quot;&quot;;&quot;IsMale&quot;; [.F784])" office:value-type="string" office:string-value="IsMale" calcext:value-type="string">
            <text:p>IsMale</text:p>
          </table:table-cell>
          <table:table-cell/>
          <table:table-cell table:formula="of:=[.C784]" office:value-type="string" office:string-value="Idiris" calcext:value-type="string">
            <text:p>Idiris</text:p>
          </table:table-cell>
          <table:table-cell table:formula="of:=[.G78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thaniel" xlink:type="simple">Nathaniel</text:a></text:p>
          </table:table-cell>
          <table:table-cell office:value-type="float" office:value="38292" calcext:value-type="float">
            <text:p>38292</text:p>
          </table:table-cell>
          <table:table-cell office:value-type="string" calcext:value-type="string">
            <text:p>1:4,637</text:p>
          </table:table-cell>
          <table:table-cell/>
          <table:table-cell table:formula="of:=IF([.F785]=&quot;&quot;;&quot;IsMale&quot;; [.F785])" office:value-type="string" office:string-value="IsMale" calcext:value-type="string">
            <text:p>IsMale</text:p>
          </table:table-cell>
          <table:table-cell/>
          <table:table-cell table:formula="of:=[.C785]" office:value-type="string" office:string-value="Nathaniel" calcext:value-type="string">
            <text:p>Nathaniel</text:p>
          </table:table-cell>
          <table:table-cell table:formula="of:=[.G7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ustine" xlink:type="simple">Austine</text:a></text:p>
          </table:table-cell>
          <table:table-cell office:value-type="float" office:value="38274" calcext:value-type="float">
            <text:p>38274</text:p>
          </table:table-cell>
          <table:table-cell office:value-type="string" calcext:value-type="string">
            <text:p>1:4,639</text:p>
          </table:table-cell>
          <table:table-cell/>
          <table:table-cell table:formula="of:=IF([.F786]=&quot;&quot;;&quot;IsMale&quot;; [.F786])" office:value-type="string" office:string-value="IsMale" calcext:value-type="string">
            <text:p>IsMale</text:p>
          </table:table-cell>
          <table:table-cell/>
          <table:table-cell table:formula="of:=[.C786]" office:value-type="string" office:string-value="Austine" calcext:value-type="string">
            <text:p>Austine</text:p>
          </table:table-cell>
          <table:table-cell table:formula="of:=[.G78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ilyaminu" xlink:type="simple">Bilyaminu</text:a></text:p>
          </table:table-cell>
          <table:table-cell office:value-type="float" office:value="38133" calcext:value-type="float">
            <text:p>38133</text:p>
          </table:table-cell>
          <table:table-cell office:value-type="string" calcext:value-type="string">
            <text:p>1:4,656</text:p>
          </table:table-cell>
          <table:table-cell/>
          <table:table-cell table:formula="of:=IF([.F787]=&quot;&quot;;&quot;IsMale&quot;; [.F787])" office:value-type="string" office:string-value="IsMale" calcext:value-type="string">
            <text:p>IsMale</text:p>
          </table:table-cell>
          <table:table-cell/>
          <table:table-cell table:formula="of:=[.C787]" office:value-type="string" office:string-value="Bilyaminu" calcext:value-type="string">
            <text:p>Bilyaminu</text:p>
          </table:table-cell>
          <table:table-cell table:formula="of:=[.G78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wale" xlink:type="simple">Wale</text:a></text:p>
          </table:table-cell>
          <table:table-cell office:value-type="float" office:value="38093" calcext:value-type="float">
            <text:p>38093</text:p>
          </table:table-cell>
          <table:table-cell office:value-type="string" calcext:value-type="string">
            <text:p>1:4,661</text:p>
          </table:table-cell>
          <table:table-cell/>
          <table:table-cell table:formula="of:=IF([.F788]=&quot;&quot;;&quot;IsMale&quot;; [.F788])" office:value-type="string" office:string-value="IsMale" calcext:value-type="string">
            <text:p>IsMale</text:p>
          </table:table-cell>
          <table:table-cell/>
          <table:table-cell table:formula="of:=[.C788]" office:value-type="string" office:string-value="Wale" calcext:value-type="string">
            <text:p>Wale</text:p>
          </table:table-cell>
          <table:table-cell table:formula="of:=[.G78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afaru" xlink:type="simple">Jafaru</text:a></text:p>
          </table:table-cell>
          <table:table-cell office:value-type="float" office:value="37880" calcext:value-type="float">
            <text:p>37880</text:p>
          </table:table-cell>
          <table:table-cell office:value-type="string" calcext:value-type="string">
            <text:p>1:4,688</text:p>
          </table:table-cell>
          <table:table-cell/>
          <table:table-cell table:formula="of:=IF([.F789]=&quot;&quot;;&quot;IsMale&quot;; [.F789])" office:value-type="string" office:string-value="IsMale" calcext:value-type="string">
            <text:p>IsMale</text:p>
          </table:table-cell>
          <table:table-cell/>
          <table:table-cell table:formula="of:=[.C789]" office:value-type="string" office:string-value="Jafaru" calcext:value-type="string">
            <text:p>Jafaru</text:p>
          </table:table-cell>
          <table:table-cell table:formula="of:=[.G7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afaatu" xlink:type="simple">Shafaatu</text:a></text:p>
          </table:table-cell>
          <table:table-cell office:value-type="float" office:value="37809" calcext:value-type="float">
            <text:p>37809</text:p>
          </table:table-cell>
          <table:table-cell office:value-type="string" calcext:value-type="string">
            <text:p>1:4,696</text:p>
          </table:table-cell>
          <table:table-cell office:value-type="string" calcext:value-type="string">
            <text:p>IsFemale</text:p>
          </table:table-cell>
          <table:table-cell table:formula="of:=IF([.F790]=&quot;&quot;;&quot;IsMale&quot;; [.F790])" office:value-type="string" office:string-value="IsFemale" calcext:value-type="string">
            <text:p>IsFemale</text:p>
          </table:table-cell>
          <table:table-cell/>
          <table:table-cell table:formula="of:=[.C790]" office:value-type="string" office:string-value="Shafaatu" calcext:value-type="string">
            <text:p>Shafaatu</text:p>
          </table:table-cell>
          <table:table-cell table:formula="of:=[.G79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percentage" office:value="0.75" calcext:value-type="percentage">
            <text:p>75.00%</text:p>
          </table:table-cell>
          <table:table-cell office:value-type="string" calcext:value-type="string">
            <text:p><text:a xlink:href="https://forebears.io/forenames/ese" xlink:type="simple">Ese</text:a></text:p>
          </table:table-cell>
          <table:table-cell office:value-type="float" office:value="37668" calcext:value-type="float">
            <text:p>37668</text:p>
          </table:table-cell>
          <table:table-cell office:value-type="string" calcext:value-type="string">
            <text:p>1:4,714</text:p>
          </table:table-cell>
          <table:table-cell office:value-type="string" calcext:value-type="string">
            <text:p>IsNB</text:p>
          </table:table-cell>
          <table:table-cell table:formula="of:=IF([.F791]=&quot;&quot;;&quot;IsMale&quot;; [.F791])" office:value-type="string" office:string-value="IsNB" calcext:value-type="string">
            <text:p>IsNB</text:p>
          </table:table-cell>
          <table:table-cell/>
          <table:table-cell table:formula="of:=[.C791]" office:value-type="string" office:string-value="Ese" calcext:value-type="string">
            <text:p>Ese</text:p>
          </table:table-cell>
          <table:table-cell table:formula="of:=[.G79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ufunke" xlink:type="simple">Olufunke</text:a></text:p>
          </table:table-cell>
          <table:table-cell office:value-type="float" office:value="37619" calcext:value-type="float">
            <text:p>37619</text:p>
          </table:table-cell>
          <table:table-cell office:value-type="string" calcext:value-type="string">
            <text:p>1:4,720</text:p>
          </table:table-cell>
          <table:table-cell office:value-type="string" calcext:value-type="string">
            <text:p>IsFemale</text:p>
          </table:table-cell>
          <table:table-cell table:formula="of:=IF([.F792]=&quot;&quot;;&quot;IsMale&quot;; [.F792])" office:value-type="string" office:string-value="IsFemale" calcext:value-type="string">
            <text:p>IsFemale</text:p>
          </table:table-cell>
          <table:table-cell/>
          <table:table-cell table:formula="of:=[.C792]" office:value-type="string" office:string-value="Olufunke" calcext:value-type="string">
            <text:p>Olufunke</text:p>
          </table:table-cell>
          <table:table-cell table:formula="of:=[.G79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sita" xlink:type="simple">Osita</text:a></text:p>
          </table:table-cell>
          <table:table-cell office:value-type="float" office:value="37522" calcext:value-type="float">
            <text:p>37522</text:p>
          </table:table-cell>
          <table:table-cell office:value-type="string" calcext:value-type="string">
            <text:p>1:4,732</text:p>
          </table:table-cell>
          <table:table-cell/>
          <table:table-cell table:formula="of:=IF([.F793]=&quot;&quot;;&quot;IsMale&quot;; [.F793])" office:value-type="string" office:string-value="IsMale" calcext:value-type="string">
            <text:p>IsMale</text:p>
          </table:table-cell>
          <table:table-cell/>
          <table:table-cell table:formula="of:=[.C793]" office:value-type="string" office:string-value="Osita" calcext:value-type="string">
            <text:p>Osita</text:p>
          </table:table-cell>
          <table:table-cell table:formula="of:=[.G79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<text:a xlink:href="https://forebears.io/forenames/ebele" xlink:type="simple">Ebele</text:a></text:p>
          </table:table-cell>
          <table:table-cell office:value-type="float" office:value="37454" calcext:value-type="float">
            <text:p>37454</text:p>
          </table:table-cell>
          <table:table-cell office:value-type="string" calcext:value-type="string">
            <text:p>1:4,741</text:p>
          </table:table-cell>
          <table:table-cell office:value-type="string" calcext:value-type="string">
            <text:p>IsNB</text:p>
          </table:table-cell>
          <table:table-cell table:formula="of:=IF([.F794]=&quot;&quot;;&quot;IsMale&quot;; [.F794])" office:value-type="string" office:string-value="IsNB" calcext:value-type="string">
            <text:p>IsNB</text:p>
          </table:table-cell>
          <table:table-cell/>
          <table:table-cell table:formula="of:=[.C794]" office:value-type="string" office:string-value="Ebele" calcext:value-type="string">
            <text:p>Ebele</text:p>
          </table:table-cell>
          <table:table-cell table:formula="of:=[.G79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likis" xlink:type="simple">Balikis</text:a></text:p>
          </table:table-cell>
          <table:table-cell office:value-type="float" office:value="37423" calcext:value-type="float">
            <text:p>37423</text:p>
          </table:table-cell>
          <table:table-cell office:value-type="string" calcext:value-type="string">
            <text:p>1:4,745</text:p>
          </table:table-cell>
          <table:table-cell office:value-type="string" calcext:value-type="string">
            <text:p>IsFemale</text:p>
          </table:table-cell>
          <table:table-cell table:formula="of:=IF([.F795]=&quot;&quot;;&quot;IsMale&quot;; [.F795])" office:value-type="string" office:string-value="IsFemale" calcext:value-type="string">
            <text:p>IsFemale</text:p>
          </table:table-cell>
          <table:table-cell/>
          <table:table-cell table:formula="of:=[.C795]" office:value-type="string" office:string-value="Balikis" calcext:value-type="string">
            <text:p>Balikis</text:p>
          </table:table-cell>
          <table:table-cell table:formula="of:=[.G79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<text:a xlink:href="https://forebears.io/forenames/adesola" xlink:type="simple">Adesola</text:a></text:p>
          </table:table-cell>
          <table:table-cell office:value-type="float" office:value="37414" calcext:value-type="float">
            <text:p>37414</text:p>
          </table:table-cell>
          <table:table-cell office:value-type="string" calcext:value-type="string">
            <text:p>1:4,746</text:p>
          </table:table-cell>
          <table:table-cell office:value-type="string" calcext:value-type="string">
            <text:p>IsNB</text:p>
          </table:table-cell>
          <table:table-cell table:formula="of:=IF([.F796]=&quot;&quot;;&quot;IsMale&quot;; [.F796])" office:value-type="string" office:string-value="IsNB" calcext:value-type="string">
            <text:p>IsNB</text:p>
          </table:table-cell>
          <table:table-cell/>
          <table:table-cell table:formula="of:=[.C796]" office:value-type="string" office:string-value="Adesola" calcext:value-type="string">
            <text:p>Adesola</text:p>
          </table:table-cell>
          <table:table-cell table:formula="of:=[.G79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<text:a xlink:href="https://forebears.io/forenames/taiye" xlink:type="simple">Taiye</text:a></text:p>
          </table:table-cell>
          <table:table-cell office:value-type="float" office:value="37398" calcext:value-type="float">
            <text:p>37398</text:p>
          </table:table-cell>
          <table:table-cell office:value-type="string" calcext:value-type="string">
            <text:p>1:4,748</text:p>
          </table:table-cell>
          <table:table-cell office:value-type="string" calcext:value-type="string">
            <text:p>IsNB</text:p>
          </table:table-cell>
          <table:table-cell table:formula="of:=IF([.F797]=&quot;&quot;;&quot;IsMale&quot;; [.F797])" office:value-type="string" office:string-value="IsNB" calcext:value-type="string">
            <text:p>IsNB</text:p>
          </table:table-cell>
          <table:table-cell/>
          <table:table-cell table:formula="of:=[.C797]" office:value-type="string" office:string-value="Taiye" calcext:value-type="string">
            <text:p>Taiye</text:p>
          </table:table-cell>
          <table:table-cell table:formula="of:=[.G79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<text:a xlink:href="https://forebears.io/forenames/iniobong" xlink:type="simple">Iniobong</text:a></text:p>
          </table:table-cell>
          <table:table-cell office:value-type="float" office:value="37387" calcext:value-type="float">
            <text:p>37387</text:p>
          </table:table-cell>
          <table:table-cell office:value-type="string" calcext:value-type="string">
            <text:p>1:4,749</text:p>
          </table:table-cell>
          <table:table-cell office:value-type="string" calcext:value-type="string">
            <text:p>IsNB</text:p>
          </table:table-cell>
          <table:table-cell table:formula="of:=IF([.F798]=&quot;&quot;;&quot;IsMale&quot;; [.F798])" office:value-type="string" office:string-value="IsNB" calcext:value-type="string">
            <text:p>IsNB</text:p>
          </table:table-cell>
          <table:table-cell/>
          <table:table-cell table:formula="of:=[.C798]" office:value-type="string" office:string-value="Iniobong" calcext:value-type="string">
            <text:p>Iniobong</text:p>
          </table:table-cell>
          <table:table-cell table:formula="of:=[.G79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<text:a xlink:href="https://forebears.io/forenames/adebisi" xlink:type="simple">Adebisi</text:a></text:p>
          </table:table-cell>
          <table:table-cell office:value-type="float" office:value="37258" calcext:value-type="float">
            <text:p>37258</text:p>
          </table:table-cell>
          <table:table-cell office:value-type="string" calcext:value-type="string">
            <text:p>1:4,766</text:p>
          </table:table-cell>
          <table:table-cell office:value-type="string" calcext:value-type="string">
            <text:p>IsNB</text:p>
          </table:table-cell>
          <table:table-cell table:formula="of:=IF([.F799]=&quot;&quot;;&quot;IsMale&quot;; [.F799])" office:value-type="string" office:string-value="IsNB" calcext:value-type="string">
            <text:p>IsNB</text:p>
          </table:table-cell>
          <table:table-cell/>
          <table:table-cell table:formula="of:=[.C799]" office:value-type="string" office:string-value="Adebisi" calcext:value-type="string">
            <text:p>Adebisi</text:p>
          </table:table-cell>
          <table:table-cell table:formula="of:=[.G79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euben" xlink:type="simple">Reuben</text:a></text:p>
          </table:table-cell>
          <table:table-cell office:value-type="float" office:value="37205" calcext:value-type="float">
            <text:p>37205</text:p>
          </table:table-cell>
          <table:table-cell office:value-type="string" calcext:value-type="string">
            <text:p>1:4,773</text:p>
          </table:table-cell>
          <table:table-cell/>
          <table:table-cell table:formula="of:=IF([.F800]=&quot;&quot;;&quot;IsMale&quot;; [.F800])" office:value-type="string" office:string-value="IsMale" calcext:value-type="string">
            <text:p>IsMale</text:p>
          </table:table-cell>
          <table:table-cell/>
          <table:table-cell table:formula="of:=[.C800]" office:value-type="string" office:string-value="Reuben" calcext:value-type="string">
            <text:p>Reuben</text:p>
          </table:table-cell>
          <table:table-cell table:formula="of:=[.G80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siyaku" xlink:type="simple">Isiyaku</text:a></text:p>
          </table:table-cell>
          <table:table-cell office:value-type="float" office:value="37172" calcext:value-type="float">
            <text:p>37172</text:p>
          </table:table-cell>
          <table:table-cell office:value-type="string" calcext:value-type="string">
            <text:p>1:4,777</text:p>
          </table:table-cell>
          <table:table-cell/>
          <table:table-cell table:formula="of:=IF([.F801]=&quot;&quot;;&quot;IsMale&quot;; [.F801])" office:value-type="string" office:string-value="IsMale" calcext:value-type="string">
            <text:p>IsMale</text:p>
          </table:table-cell>
          <table:table-cell/>
          <table:table-cell table:formula="of:=[.C801]" office:value-type="string" office:string-value="Isiyaku" calcext:value-type="string">
            <text:p>Isiyaku</text:p>
          </table:table-cell>
          <table:table-cell table:formula="of:=[.G80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milu" xlink:type="simple">Kamilu</text:a>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1:4,788</text:p>
          </table:table-cell>
          <table:table-cell/>
          <table:table-cell table:formula="of:=IF([.F802]=&quot;&quot;;&quot;IsMale&quot;; [.F802])" office:value-type="string" office:string-value="IsMale" calcext:value-type="string">
            <text:p>IsMale</text:p>
          </table:table-cell>
          <table:table-cell/>
          <table:table-cell table:formula="of:=[.C802]" office:value-type="string" office:string-value="Kamilu" calcext:value-type="string">
            <text:p>Kamilu</text:p>
          </table:table-cell>
          <table:table-cell table:formula="of:=[.G8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ajide" xlink:type="simple">Olajide</text:a></text:p>
          </table:table-cell>
          <table:table-cell office:value-type="float" office:value="37047" calcext:value-type="float">
            <text:p>37047</text:p>
          </table:table-cell>
          <table:table-cell office:value-type="string" calcext:value-type="string">
            <text:p>1:4,793</text:p>
          </table:table-cell>
          <table:table-cell/>
          <table:table-cell table:formula="of:=IF([.F803]=&quot;&quot;;&quot;IsMale&quot;; [.F803])" office:value-type="string" office:string-value="IsMale" calcext:value-type="string">
            <text:p>IsMale</text:p>
          </table:table-cell>
          <table:table-cell/>
          <table:table-cell table:formula="of:=[.C803]" office:value-type="string" office:string-value="Olajide" calcext:value-type="string">
            <text:p>Olajide</text:p>
          </table:table-cell>
          <table:table-cell table:formula="of:=[.G80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thias" xlink:type="simple">Mathias</text:a></text:p>
          </table:table-cell>
          <table:table-cell office:value-type="float" office:value="36675" calcext:value-type="float">
            <text:p>36675</text:p>
          </table:table-cell>
          <table:table-cell office:value-type="string" calcext:value-type="string">
            <text:p>1:4,842</text:p>
          </table:table-cell>
          <table:table-cell/>
          <table:table-cell table:formula="of:=IF([.F804]=&quot;&quot;;&quot;IsMale&quot;; [.F804])" office:value-type="string" office:string-value="IsMale" calcext:value-type="string">
            <text:p>IsMale</text:p>
          </table:table-cell>
          <table:table-cell/>
          <table:table-cell table:formula="of:=[.C804]" office:value-type="string" office:string-value="Mathias" calcext:value-type="string">
            <text:p>Mathias</text:p>
          </table:table-cell>
          <table:table-cell table:formula="of:=[.G8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atunji" xlink:type="simple">Olatunji</text:a></text:p>
          </table:table-cell>
          <table:table-cell office:value-type="float" office:value="36514" calcext:value-type="float">
            <text:p>36514</text:p>
          </table:table-cell>
          <table:table-cell office:value-type="string" calcext:value-type="string">
            <text:p>1:4,863</text:p>
          </table:table-cell>
          <table:table-cell/>
          <table:table-cell table:formula="of:=IF([.F805]=&quot;&quot;;&quot;IsMale&quot;; [.F805])" office:value-type="string" office:string-value="IsMale" calcext:value-type="string">
            <text:p>IsMale</text:p>
          </table:table-cell>
          <table:table-cell/>
          <table:table-cell table:formula="of:=[.C805]" office:value-type="string" office:string-value="Olatunji" calcext:value-type="string">
            <text:p>Olatunji</text:p>
          </table:table-cell>
          <table:table-cell table:formula="of:=[.G80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<text:a xlink:href="https://forebears.io/forenames/oladele" xlink:type="simple">Oladele</text:a></text:p>
          </table:table-cell>
          <table:table-cell office:value-type="float" office:value="36495" calcext:value-type="float">
            <text:p>36495</text:p>
          </table:table-cell>
          <table:table-cell office:value-type="string" calcext:value-type="string">
            <text:p>1:4,865</text:p>
          </table:table-cell>
          <table:table-cell/>
          <table:table-cell table:formula="of:=IF([.F806]=&quot;&quot;;&quot;IsMale&quot;; [.F806])" office:value-type="string" office:string-value="IsMale" calcext:value-type="string">
            <text:p>IsMale</text:p>
          </table:table-cell>
          <table:table-cell/>
          <table:table-cell table:formula="of:=[.C806]" office:value-type="string" office:string-value="Oladele" calcext:value-type="string">
            <text:p>Oladele</text:p>
          </table:table-cell>
          <table:table-cell table:formula="of:=[.G80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ilas" xlink:type="simple">Silas</text:a></text:p>
          </table:table-cell>
          <table:table-cell office:value-type="float" office:value="36399" calcext:value-type="float">
            <text:p>36399</text:p>
          </table:table-cell>
          <table:table-cell office:value-type="string" calcext:value-type="string">
            <text:p>1:4,878</text:p>
          </table:table-cell>
          <table:table-cell/>
          <table:table-cell table:formula="of:=IF([.F807]=&quot;&quot;;&quot;IsMale&quot;; [.F807])" office:value-type="string" office:string-value="IsMale" calcext:value-type="string">
            <text:p>IsMale</text:p>
          </table:table-cell>
          <table:table-cell/>
          <table:table-cell table:formula="of:=[.C807]" office:value-type="string" office:string-value="Silas" calcext:value-type="string">
            <text:p>Silas</text:p>
          </table:table-cell>
          <table:table-cell table:formula="of:=[.G80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william" xlink:type="simple">William</text:a></text:p>
          </table:table-cell>
          <table:table-cell office:value-type="float" office:value="36384" calcext:value-type="float">
            <text:p>36384</text:p>
          </table:table-cell>
          <table:table-cell office:value-type="string" calcext:value-type="string">
            <text:p>1:4,880</text:p>
          </table:table-cell>
          <table:table-cell/>
          <table:table-cell table:formula="of:=IF([.F808]=&quot;&quot;;&quot;IsMale&quot;; [.F808])" office:value-type="string" office:string-value="IsMale" calcext:value-type="string">
            <text:p>IsMale</text:p>
          </table:table-cell>
          <table:table-cell/>
          <table:table-cell table:formula="of:=[.C808]" office:value-type="string" office:string-value="William" calcext:value-type="string">
            <text:p>William</text:p>
          </table:table-cell>
          <table:table-cell table:formula="of:=[.G80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udu" xlink:type="simple">Hudu</text:a></text:p>
          </table:table-cell>
          <table:table-cell office:value-type="float" office:value="36352" calcext:value-type="float">
            <text:p>36352</text:p>
          </table:table-cell>
          <table:table-cell office:value-type="string" calcext:value-type="string">
            <text:p>1:4,885</text:p>
          </table:table-cell>
          <table:table-cell/>
          <table:table-cell table:formula="of:=IF([.F809]=&quot;&quot;;&quot;IsMale&quot;; [.F809])" office:value-type="string" office:string-value="IsMale" calcext:value-type="string">
            <text:p>IsMale</text:p>
          </table:table-cell>
          <table:table-cell/>
          <table:table-cell table:formula="of:=[.C809]" office:value-type="string" office:string-value="Hudu" calcext:value-type="string">
            <text:p>Hudu</text:p>
          </table:table-cell>
          <table:table-cell table:formula="of:=[.G80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lilat" xlink:type="simple">Falilat</text:a></text:p>
          </table:table-cell>
          <table:table-cell office:value-type="float" office:value="36260" calcext:value-type="float">
            <text:p>36260</text:p>
          </table:table-cell>
          <table:table-cell office:value-type="string" calcext:value-type="string">
            <text:p>1:4,897</text:p>
          </table:table-cell>
          <table:table-cell office:value-type="string" calcext:value-type="string">
            <text:p>IsFemale</text:p>
          </table:table-cell>
          <table:table-cell table:formula="of:=IF([.F810]=&quot;&quot;;&quot;IsMale&quot;; [.F810])" office:value-type="string" office:string-value="IsFemale" calcext:value-type="string">
            <text:p>IsFemale</text:p>
          </table:table-cell>
          <table:table-cell/>
          <table:table-cell table:formula="of:=[.C810]" office:value-type="string" office:string-value="Falilat" calcext:value-type="string">
            <text:p>Falilat</text:p>
          </table:table-cell>
          <table:table-cell table:formula="of:=[.G81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ilifat" xlink:type="simple">Silifat</text:a></text:p>
          </table:table-cell>
          <table:table-cell office:value-type="float" office:value="36106" calcext:value-type="float">
            <text:p>36106</text:p>
          </table:table-cell>
          <table:table-cell office:value-type="string" calcext:value-type="string">
            <text:p>1:4,918</text:p>
          </table:table-cell>
          <table:table-cell office:value-type="string" calcext:value-type="string">
            <text:p>IsFemale</text:p>
          </table:table-cell>
          <table:table-cell table:formula="of:=IF([.F811]=&quot;&quot;;&quot;IsMale&quot;; [.F811])" office:value-type="string" office:string-value="IsFemale" calcext:value-type="string">
            <text:p>IsFemale</text:p>
          </table:table-cell>
          <table:table-cell/>
          <table:table-cell table:formula="of:=[.C811]" office:value-type="string" office:string-value="Silifat" calcext:value-type="string">
            <text:p>Silifat</text:p>
          </table:table-cell>
          <table:table-cell table:formula="of:=[.G81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risty" xlink:type="simple">Christy</text:a></text:p>
          </table:table-cell>
          <table:table-cell office:value-type="float" office:value="36074" calcext:value-type="float">
            <text:p>36074</text:p>
          </table:table-cell>
          <table:table-cell office:value-type="string" calcext:value-type="string">
            <text:p>1:4,922</text:p>
          </table:table-cell>
          <table:table-cell office:value-type="string" calcext:value-type="string">
            <text:p>IsFemale</text:p>
          </table:table-cell>
          <table:table-cell table:formula="of:=IF([.F812]=&quot;&quot;;&quot;IsMale&quot;; [.F812])" office:value-type="string" office:string-value="IsFemale" calcext:value-type="string">
            <text:p>IsFemale</text:p>
          </table:table-cell>
          <table:table-cell/>
          <table:table-cell table:formula="of:=[.C812]" office:value-type="string" office:string-value="Christy" calcext:value-type="string">
            <text:p>Christy</text:p>
          </table:table-cell>
          <table:table-cell table:formula="of:=[.G81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yril" xlink:type="simple">Cyril</text:a>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1:4,931</text:p>
          </table:table-cell>
          <table:table-cell/>
          <table:table-cell table:formula="of:=IF([.F813]=&quot;&quot;;&quot;IsMale&quot;; [.F813])" office:value-type="string" office:string-value="IsMale" calcext:value-type="string">
            <text:p>IsMale</text:p>
          </table:table-cell>
          <table:table-cell/>
          <table:table-cell table:formula="of:=[.C813]" office:value-type="string" office:string-value="Cyril" calcext:value-type="string">
            <text:p>Cyril</text:p>
          </table:table-cell>
          <table:table-cell table:formula="of:=[.G81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pheal" xlink:type="simple">Rapheal</text:a></text:p>
          </table:table-cell>
          <table:table-cell office:value-type="float" office:value="35905" calcext:value-type="float">
            <text:p>35905</text:p>
          </table:table-cell>
          <table:table-cell office:value-type="string" calcext:value-type="string">
            <text:p>1:4,945</text:p>
          </table:table-cell>
          <table:table-cell/>
          <table:table-cell table:formula="of:=IF([.F814]=&quot;&quot;;&quot;IsMale&quot;; [.F814])" office:value-type="string" office:string-value="IsMale" calcext:value-type="string">
            <text:p>IsMale</text:p>
          </table:table-cell>
          <table:table-cell/>
          <table:table-cell table:formula="of:=[.C814]" office:value-type="string" office:string-value="Rapheal" calcext:value-type="string">
            <text:p>Rapheal</text:p>
          </table:table-cell>
          <table:table-cell table:formula="of:=[.G8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sidat" xlink:type="simple">Rasidat</text:a></text:p>
          </table:table-cell>
          <table:table-cell office:value-type="float" office:value="35799" calcext:value-type="float">
            <text:p>35799</text:p>
          </table:table-cell>
          <table:table-cell office:value-type="string" calcext:value-type="string">
            <text:p>1:4,960</text:p>
          </table:table-cell>
          <table:table-cell office:value-type="string" calcext:value-type="string">
            <text:p>IsFemale</text:p>
          </table:table-cell>
          <table:table-cell table:formula="of:=IF([.F815]=&quot;&quot;;&quot;IsMale&quot;; [.F815])" office:value-type="string" office:string-value="IsFemale" calcext:value-type="string">
            <text:p>IsFemale</text:p>
          </table:table-cell>
          <table:table-cell/>
          <table:table-cell table:formula="of:=[.C815]" office:value-type="string" office:string-value="Rasidat" calcext:value-type="string">
            <text:p>Rasidat</text:p>
          </table:table-cell>
          <table:table-cell table:formula="of:=[.G81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gelina" xlink:type="simple">Angelina</text:a></text:p>
          </table:table-cell>
          <table:table-cell office:value-type="float" office:value="35766" calcext:value-type="float">
            <text:p>35766</text:p>
          </table:table-cell>
          <table:table-cell office:value-type="string" calcext:value-type="string">
            <text:p>1:4,965</text:p>
          </table:table-cell>
          <table:table-cell office:value-type="string" calcext:value-type="string">
            <text:p>IsFemale</text:p>
          </table:table-cell>
          <table:table-cell table:formula="of:=IF([.F816]=&quot;&quot;;&quot;IsMale&quot;; [.F816])" office:value-type="string" office:string-value="IsFemale" calcext:value-type="string">
            <text:p>IsFemale</text:p>
          </table:table-cell>
          <table:table-cell/>
          <table:table-cell table:formula="of:=[.C816]" office:value-type="string" office:string-value="Angelina" calcext:value-type="string">
            <text:p>Angelina</text:p>
          </table:table-cell>
          <table:table-cell table:formula="of:=[.G81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<text:a xlink:href="https://forebears.io/forenames/ade" xlink:type="simple">Ade</text:a></text:p>
          </table:table-cell>
          <table:table-cell office:value-type="float" office:value="35690" calcext:value-type="float">
            <text:p>35690</text:p>
          </table:table-cell>
          <table:table-cell office:value-type="string" calcext:value-type="string">
            <text:p>1:4,975</text:p>
          </table:table-cell>
          <table:table-cell office:value-type="string" calcext:value-type="string">
            <text:p>IsNB</text:p>
          </table:table-cell>
          <table:table-cell table:formula="of:=IF([.F817]=&quot;&quot;;&quot;IsMale&quot;; [.F817])" office:value-type="string" office:string-value="IsNB" calcext:value-type="string">
            <text:p>IsNB</text:p>
          </table:table-cell>
          <table:table-cell/>
          <table:table-cell table:formula="of:=[.C817]" office:value-type="string" office:string-value="Ade" calcext:value-type="string">
            <text:p>Ade</text:p>
          </table:table-cell>
          <table:table-cell table:formula="of:=[.G81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ba" xlink:type="simple">Uba</text:a></text:p>
          </table:table-cell>
          <table:table-cell office:value-type="float" office:value="35621" calcext:value-type="float">
            <text:p>35621</text:p>
          </table:table-cell>
          <table:table-cell office:value-type="string" calcext:value-type="string">
            <text:p>1:4,985</text:p>
          </table:table-cell>
          <table:table-cell/>
          <table:table-cell table:formula="of:=IF([.F818]=&quot;&quot;;&quot;IsMale&quot;; [.F818])" office:value-type="string" office:string-value="IsMale" calcext:value-type="string">
            <text:p>IsMale</text:p>
          </table:table-cell>
          <table:table-cell/>
          <table:table-cell table:formula="of:=[.C818]" office:value-type="string" office:string-value="Uba" calcext:value-type="string">
            <text:p>Uba</text:p>
          </table:table-cell>
          <table:table-cell table:formula="of:=[.G81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odfrey" xlink:type="simple">Godfrey</text:a></text:p>
          </table:table-cell>
          <table:table-cell office:value-type="float" office:value="35601" calcext:value-type="float">
            <text:p>35601</text:p>
          </table:table-cell>
          <table:table-cell office:value-type="string" calcext:value-type="string">
            <text:p>1:4,988</text:p>
          </table:table-cell>
          <table:table-cell/>
          <table:table-cell table:formula="of:=IF([.F819]=&quot;&quot;;&quot;IsMale&quot;; [.F819])" office:value-type="string" office:string-value="IsMale" calcext:value-type="string">
            <text:p>IsMale</text:p>
          </table:table-cell>
          <table:table-cell/>
          <table:table-cell table:formula="of:=[.C819]" office:value-type="string" office:string-value="Godfrey" calcext:value-type="string">
            <text:p>Godfrey</text:p>
          </table:table-cell>
          <table:table-cell table:formula="of:=[.G81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eronke" xlink:type="simple">Aderonke</text:a></text:p>
          </table:table-cell>
          <table:table-cell office:value-type="float" office:value="35589" calcext:value-type="float">
            <text:p>35589</text:p>
          </table:table-cell>
          <table:table-cell office:value-type="string" calcext:value-type="string">
            <text:p>1:4,989</text:p>
          </table:table-cell>
          <table:table-cell office:value-type="string" calcext:value-type="string">
            <text:p>IsFemale</text:p>
          </table:table-cell>
          <table:table-cell table:formula="of:=IF([.F820]=&quot;&quot;;&quot;IsMale&quot;; [.F820])" office:value-type="string" office:string-value="IsFemale" calcext:value-type="string">
            <text:p>IsFemale</text:p>
          </table:table-cell>
          <table:table-cell/>
          <table:table-cell table:formula="of:=[.C820]" office:value-type="string" office:string-value="Aderonke" calcext:value-type="string">
            <text:p>Aderonke</text:p>
          </table:table-cell>
          <table:table-cell table:formula="of:=[.G82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hamidu" xlink:type="simple">Hamidu</text:a></text:p>
          </table:table-cell>
          <table:table-cell office:value-type="float" office:value="35567" calcext:value-type="float">
            <text:p>35567</text:p>
          </table:table-cell>
          <table:table-cell office:value-type="string" calcext:value-type="string">
            <text:p>1:4,992</text:p>
          </table:table-cell>
          <table:table-cell/>
          <table:table-cell table:formula="of:=IF([.F821]=&quot;&quot;;&quot;IsMale&quot;; [.F821])" office:value-type="string" office:string-value="IsMale" calcext:value-type="string">
            <text:p>IsMale</text:p>
          </table:table-cell>
          <table:table-cell/>
          <table:table-cell table:formula="of:=[.C821]" office:value-type="string" office:string-value="Hamidu" calcext:value-type="string">
            <text:p>Hamidu</text:p>
          </table:table-cell>
          <table:table-cell table:formula="of:=[.G82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kaila" xlink:type="simple">Mukaila</text:a></text:p>
          </table:table-cell>
          <table:table-cell office:value-type="float" office:value="35521" calcext:value-type="float">
            <text:p>35521</text:p>
          </table:table-cell>
          <table:table-cell office:value-type="string" calcext:value-type="string">
            <text:p>1:4,999</text:p>
          </table:table-cell>
          <table:table-cell/>
          <table:table-cell table:formula="of:=IF([.F822]=&quot;&quot;;&quot;IsMale&quot;; [.F822])" office:value-type="string" office:string-value="IsMale" calcext:value-type="string">
            <text:p>IsMale</text:p>
          </table:table-cell>
          <table:table-cell/>
          <table:table-cell table:formula="of:=[.C822]" office:value-type="string" office:string-value="Mukaila" calcext:value-type="string">
            <text:p>Mukaila</text:p>
          </table:table-cell>
          <table:table-cell table:formula="of:=[.G82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saq" xlink:type="simple">Rasaq</text:a></text:p>
          </table:table-cell>
          <table:table-cell office:value-type="float" office:value="35435" calcext:value-type="float">
            <text:p>35435</text:p>
          </table:table-cell>
          <table:table-cell office:value-type="string" calcext:value-type="string">
            <text:p>1:5,011</text:p>
          </table:table-cell>
          <table:table-cell/>
          <table:table-cell table:formula="of:=IF([.F823]=&quot;&quot;;&quot;IsMale&quot;; [.F823])" office:value-type="string" office:string-value="IsMale" calcext:value-type="string">
            <text:p>IsMale</text:p>
          </table:table-cell>
          <table:table-cell/>
          <table:table-cell table:formula="of:=[.C823]" office:value-type="string" office:string-value="Rasaq" calcext:value-type="string">
            <text:p>Rasaq</text:p>
          </table:table-cell>
          <table:table-cell table:formula="of:=[.G82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idelia" xlink:type="simple">Fidelia</text:a></text:p>
          </table:table-cell>
          <table:table-cell office:value-type="float" office:value="35386" calcext:value-type="float">
            <text:p>35386</text:p>
          </table:table-cell>
          <table:table-cell office:value-type="string" calcext:value-type="string">
            <text:p>1:5,018</text:p>
          </table:table-cell>
          <table:table-cell office:value-type="string" calcext:value-type="string">
            <text:p>IsFemale</text:p>
          </table:table-cell>
          <table:table-cell table:formula="of:=IF([.F824]=&quot;&quot;;&quot;IsMale&quot;; [.F824])" office:value-type="string" office:string-value="IsFemale" calcext:value-type="string">
            <text:p>IsFemale</text:p>
          </table:table-cell>
          <table:table-cell/>
          <table:table-cell table:formula="of:=[.C824]" office:value-type="string" office:string-value="Fidelia" calcext:value-type="string">
            <text:p>Fidelia</text:p>
          </table:table-cell>
          <table:table-cell table:formula="of:=[.G82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percentage" office:value="0.69" calcext:value-type="percentage">
            <text:p>69.00%</text:p>
          </table:table-cell>
          <table:table-cell office:value-type="string" calcext:value-type="string">
            <text:p><text:a xlink:href="https://forebears.io/forenames/biodun" xlink:type="simple">Biodun</text:a></text:p>
          </table:table-cell>
          <table:table-cell office:value-type="float" office:value="35385" calcext:value-type="float">
            <text:p>35385</text:p>
          </table:table-cell>
          <table:table-cell office:value-type="string" calcext:value-type="string">
            <text:p>1:5,018</text:p>
          </table:table-cell>
          <table:table-cell office:value-type="string" calcext:value-type="string">
            <text:p>IsNB</text:p>
          </table:table-cell>
          <table:table-cell table:formula="of:=IF([.F825]=&quot;&quot;;&quot;IsMale&quot;; [.F825])" office:value-type="string" office:string-value="IsNB" calcext:value-type="string">
            <text:p>IsNB</text:p>
          </table:table-cell>
          <table:table-cell/>
          <table:table-cell table:formula="of:=[.C825]" office:value-type="string" office:string-value="Biodun" calcext:value-type="string">
            <text:p>Biodun</text:p>
          </table:table-cell>
          <table:table-cell table:formula="of:=[.G825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lhatu" xlink:type="simple">Dalhatu</text:a></text:p>
          </table:table-cell>
          <table:table-cell office:value-type="float" office:value="35329" calcext:value-type="float">
            <text:p>35329</text:p>
          </table:table-cell>
          <table:table-cell office:value-type="string" calcext:value-type="string">
            <text:p>1:5,026</text:p>
          </table:table-cell>
          <table:table-cell/>
          <table:table-cell table:formula="of:=IF([.F826]=&quot;&quot;;&quot;IsMale&quot;; [.F826])" office:value-type="string" office:string-value="IsMale" calcext:value-type="string">
            <text:p>IsMale</text:p>
          </table:table-cell>
          <table:table-cell/>
          <table:table-cell table:formula="of:=[.C826]" office:value-type="string" office:string-value="Dalhatu" calcext:value-type="string">
            <text:p>Dalhatu</text:p>
          </table:table-cell>
          <table:table-cell table:formula="of:=[.G82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<text:a xlink:href="https://forebears.io/forenames/destiny" xlink:type="simple">Destiny</text:a></text:p>
          </table:table-cell>
          <table:table-cell office:value-type="float" office:value="35295" calcext:value-type="float">
            <text:p>35295</text:p>
          </table:table-cell>
          <table:table-cell office:value-type="string" calcext:value-type="string">
            <text:p>1:5,031</text:p>
          </table:table-cell>
          <table:table-cell office:value-type="string" calcext:value-type="string">
            <text:p>IsNB</text:p>
          </table:table-cell>
          <table:table-cell table:formula="of:=IF([.F827]=&quot;&quot;;&quot;IsMale&quot;; [.F827])" office:value-type="string" office:string-value="IsNB" calcext:value-type="string">
            <text:p>IsNB</text:p>
          </table:table-cell>
          <table:table-cell/>
          <table:table-cell table:formula="of:=[.C827]" office:value-type="string" office:string-value="Destiny" calcext:value-type="string">
            <text:p>Destiny</text:p>
          </table:table-cell>
          <table:table-cell table:formula="of:=[.G82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husaini" xlink:type="simple">Husaini</text:a></text:p>
          </table:table-cell>
          <table:table-cell office:value-type="float" office:value="35292" calcext:value-type="float">
            <text:p>35292</text:p>
          </table:table-cell>
          <table:table-cell office:value-type="string" calcext:value-type="string">
            <text:p>1:5,031</text:p>
          </table:table-cell>
          <table:table-cell/>
          <table:table-cell table:formula="of:=IF([.F828]=&quot;&quot;;&quot;IsMale&quot;; [.F828])" office:value-type="string" office:string-value="IsMale" calcext:value-type="string">
            <text:p>IsMale</text:p>
          </table:table-cell>
          <table:table-cell/>
          <table:table-cell table:formula="of:=[.C828]" office:value-type="string" office:string-value="Husaini" calcext:value-type="string">
            <text:p>Husaini</text:p>
          </table:table-cell>
          <table:table-cell table:formula="of:=[.G82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<text:a xlink:href="https://forebears.io/forenames/obi" xlink:type="simple">Obi</text:a></text:p>
          </table:table-cell>
          <table:table-cell office:value-type="float" office:value="35276" calcext:value-type="float">
            <text:p>35276</text:p>
          </table:table-cell>
          <table:table-cell office:value-type="string" calcext:value-type="string">
            <text:p>1:5,034</text:p>
          </table:table-cell>
          <table:table-cell office:value-type="string" calcext:value-type="string">
            <text:p>IsNB</text:p>
          </table:table-cell>
          <table:table-cell table:formula="of:=IF([.F829]=&quot;&quot;;&quot;IsMale&quot;; [.F829])" office:value-type="string" office:string-value="IsNB" calcext:value-type="string">
            <text:p>IsNB</text:p>
          </table:table-cell>
          <table:table-cell/>
          <table:table-cell table:formula="of:=[.C829]" office:value-type="string" office:string-value="Obi" calcext:value-type="string">
            <text:p>Obi</text:p>
          </table:table-cell>
          <table:table-cell table:formula="of:=[.G82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samira" xlink:type="simple">Samira</text:a></text:p>
          </table:table-cell>
          <table:table-cell office:value-type="float" office:value="35274" calcext:value-type="float">
            <text:p>35274</text:p>
          </table:table-cell>
          <table:table-cell office:value-type="string" calcext:value-type="string">
            <text:p>1:5,034</text:p>
          </table:table-cell>
          <table:table-cell office:value-type="string" calcext:value-type="string">
            <text:p>IsFemale</text:p>
          </table:table-cell>
          <table:table-cell table:formula="of:=IF([.F830]=&quot;&quot;;&quot;IsMale&quot;; [.F830])" office:value-type="string" office:string-value="IsFemale" calcext:value-type="string">
            <text:p>IsFemale</text:p>
          </table:table-cell>
          <table:table-cell/>
          <table:table-cell table:formula="of:=[.C830]" office:value-type="string" office:string-value="Samira" calcext:value-type="string">
            <text:p>Samira</text:p>
          </table:table-cell>
          <table:table-cell table:formula="of:=[.G83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teven" xlink:type="simple">Steven</text:a></text:p>
          </table:table-cell>
          <table:table-cell office:value-type="float" office:value="35219" calcext:value-type="float">
            <text:p>35219</text:p>
          </table:table-cell>
          <table:table-cell office:value-type="string" calcext:value-type="string">
            <text:p>1:5,042</text:p>
          </table:table-cell>
          <table:table-cell/>
          <table:table-cell table:formula="of:=IF([.F831]=&quot;&quot;;&quot;IsMale&quot;; [.F831])" office:value-type="string" office:string-value="IsMale" calcext:value-type="string">
            <text:p>IsMale</text:p>
          </table:table-cell>
          <table:table-cell/>
          <table:table-cell table:formula="of:=[.C831]" office:value-type="string" office:string-value="Steven" calcext:value-type="string">
            <text:p>Steven</text:p>
          </table:table-cell>
          <table:table-cell table:formula="of:=[.G83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ibat" xlink:type="simple">Abibat</text:a></text:p>
          </table:table-cell>
          <table:table-cell office:value-type="float" office:value="35150" calcext:value-type="float">
            <text:p>35150</text:p>
          </table:table-cell>
          <table:table-cell office:value-type="string" calcext:value-type="string">
            <text:p>1:5,052</text:p>
          </table:table-cell>
          <table:table-cell office:value-type="string" calcext:value-type="string">
            <text:p>IsFemale</text:p>
          </table:table-cell>
          <table:table-cell table:formula="of:=IF([.F832]=&quot;&quot;;&quot;IsMale&quot;; [.F832])" office:value-type="string" office:string-value="IsFemale" calcext:value-type="string">
            <text:p>IsFemale</text:p>
          </table:table-cell>
          <table:table-cell/>
          <table:table-cell table:formula="of:=[.C832]" office:value-type="string" office:string-value="Abibat" calcext:value-type="string">
            <text:p>Abibat</text:p>
          </table:table-cell>
          <table:table-cell table:formula="of:=[.G83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ukwuka" xlink:type="simple">Chukwuka</text:a></text:p>
          </table:table-cell>
          <table:table-cell office:value-type="float" office:value="34955" calcext:value-type="float">
            <text:p>34955</text:p>
          </table:table-cell>
          <table:table-cell office:value-type="string" calcext:value-type="string">
            <text:p>1:5,080</text:p>
          </table:table-cell>
          <table:table-cell/>
          <table:table-cell table:formula="of:=IF([.F833]=&quot;&quot;;&quot;IsMale&quot;; [.F833])" office:value-type="string" office:string-value="IsMale" calcext:value-type="string">
            <text:p>IsMale</text:p>
          </table:table-cell>
          <table:table-cell/>
          <table:table-cell table:formula="of:=[.C833]" office:value-type="string" office:string-value="Chukwuka" calcext:value-type="string">
            <text:p>Chukwuka</text:p>
          </table:table-cell>
          <table:table-cell table:formula="of:=[.G83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alasan" xlink:type="simple">Alasan</text:a></text:p>
          </table:table-cell>
          <table:table-cell office:value-type="float" office:value="34898" calcext:value-type="float">
            <text:p>34898</text:p>
          </table:table-cell>
          <table:table-cell office:value-type="string" calcext:value-type="string">
            <text:p>1:5,088</text:p>
          </table:table-cell>
          <table:table-cell/>
          <table:table-cell table:formula="of:=IF([.F834]=&quot;&quot;;&quot;IsMale&quot;; [.F834])" office:value-type="string" office:string-value="IsMale" calcext:value-type="string">
            <text:p>IsMale</text:p>
          </table:table-cell>
          <table:table-cell/>
          <table:table-cell table:formula="of:=[.C834]" office:value-type="string" office:string-value="Alasan" calcext:value-type="string">
            <text:p>Alasan</text:p>
          </table:table-cell>
          <table:table-cell table:formula="of:=[.G83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rtin" xlink:type="simple">Martin</text:a></text:p>
          </table:table-cell>
          <table:table-cell office:value-type="float" office:value="34770" calcext:value-type="float">
            <text:p>34770</text:p>
          </table:table-cell>
          <table:table-cell office:value-type="string" calcext:value-type="string">
            <text:p>1:5,107</text:p>
          </table:table-cell>
          <table:table-cell/>
          <table:table-cell table:formula="of:=IF([.F835]=&quot;&quot;;&quot;IsMale&quot;; [.F835])" office:value-type="string" office:string-value="IsMale" calcext:value-type="string">
            <text:p>IsMale</text:p>
          </table:table-cell>
          <table:table-cell/>
          <table:table-cell table:formula="of:=[.C835]" office:value-type="string" office:string-value="Martin" calcext:value-type="string">
            <text:p>Martin</text:p>
          </table:table-cell>
          <table:table-cell table:formula="of:=[.G83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ikelomo" xlink:type="simple">Kikelomo</text:a></text:p>
          </table:table-cell>
          <table:table-cell office:value-type="float" office:value="34731" calcext:value-type="float">
            <text:p>34731</text:p>
          </table:table-cell>
          <table:table-cell office:value-type="string" calcext:value-type="string">
            <text:p>1:5,113</text:p>
          </table:table-cell>
          <table:table-cell office:value-type="string" calcext:value-type="string">
            <text:p>IsFemale</text:p>
          </table:table-cell>
          <table:table-cell table:formula="of:=IF([.F836]=&quot;&quot;;&quot;IsMale&quot;; [.F836])" office:value-type="string" office:string-value="IsFemale" calcext:value-type="string">
            <text:p>IsFemale</text:p>
          </table:table-cell>
          <table:table-cell/>
          <table:table-cell table:formula="of:=[.C836]" office:value-type="string" office:string-value="Kikelomo" calcext:value-type="string">
            <text:p>Kikelomo</text:p>
          </table:table-cell>
          <table:table-cell table:formula="of:=[.G83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irajo" xlink:type="simple">Sirajo</text:a></text:p>
          </table:table-cell>
          <table:table-cell office:value-type="float" office:value="34719" calcext:value-type="float">
            <text:p>34719</text:p>
          </table:table-cell>
          <table:table-cell office:value-type="string" calcext:value-type="string">
            <text:p>1:5,114</text:p>
          </table:table-cell>
          <table:table-cell/>
          <table:table-cell table:formula="of:=IF([.F837]=&quot;&quot;;&quot;IsMale&quot;; [.F837])" office:value-type="string" office:string-value="IsMale" calcext:value-type="string">
            <text:p>IsMale</text:p>
          </table:table-cell>
          <table:table-cell/>
          <table:table-cell table:formula="of:=[.C837]" office:value-type="string" office:string-value="Sirajo" calcext:value-type="string">
            <text:p>Sirajo</text:p>
          </table:table-cell>
          <table:table-cell table:formula="of:=[.G83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idwan" xlink:type="simple">Ridwan</text:a></text:p>
          </table:table-cell>
          <table:table-cell office:value-type="float" office:value="34660" calcext:value-type="float">
            <text:p>34660</text:p>
          </table:table-cell>
          <table:table-cell office:value-type="string" calcext:value-type="string">
            <text:p>1:5,123</text:p>
          </table:table-cell>
          <table:table-cell/>
          <table:table-cell table:formula="of:=IF([.F838]=&quot;&quot;;&quot;IsMale&quot;; [.F838])" office:value-type="string" office:string-value="IsMale" calcext:value-type="string">
            <text:p>IsMale</text:p>
          </table:table-cell>
          <table:table-cell/>
          <table:table-cell table:formula="of:=[.C838]" office:value-type="string" office:string-value="Ridwan" calcext:value-type="string">
            <text:p>Ridwan</text:p>
          </table:table-cell>
          <table:table-cell table:formula="of:=[.G8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ajumoke" xlink:type="simple">Olajumoke</text:a></text:p>
          </table:table-cell>
          <table:table-cell office:value-type="float" office:value="34633" calcext:value-type="float">
            <text:p>34633</text:p>
          </table:table-cell>
          <table:table-cell office:value-type="string" calcext:value-type="string">
            <text:p>1:5,127</text:p>
          </table:table-cell>
          <table:table-cell office:value-type="string" calcext:value-type="string">
            <text:p>IsFemale</text:p>
          </table:table-cell>
          <table:table-cell table:formula="of:=IF([.F839]=&quot;&quot;;&quot;IsMale&quot;; [.F839])" office:value-type="string" office:string-value="IsFemale" calcext:value-type="string">
            <text:p>IsFemale</text:p>
          </table:table-cell>
          <table:table-cell/>
          <table:table-cell table:formula="of:=[.C839]" office:value-type="string" office:string-value="Olajumoke" calcext:value-type="string">
            <text:p>Olajumoke</text:p>
          </table:table-cell>
          <table:table-cell table:formula="of:=[.G83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lexander" xlink:type="simple">Alexander</text:a></text:p>
          </table:table-cell>
          <table:table-cell office:value-type="float" office:value="34580" calcext:value-type="float">
            <text:p>34580</text:p>
          </table:table-cell>
          <table:table-cell office:value-type="string" calcext:value-type="string">
            <text:p>1:5,135</text:p>
          </table:table-cell>
          <table:table-cell/>
          <table:table-cell table:formula="of:=IF([.F840]=&quot;&quot;;&quot;IsMale&quot;; [.F840])" office:value-type="string" office:string-value="IsMale" calcext:value-type="string">
            <text:p>IsMale</text:p>
          </table:table-cell>
          <table:table-cell/>
          <table:table-cell table:formula="of:=[.C840]" office:value-type="string" office:string-value="Alexander" calcext:value-type="string">
            <text:p>Alexander</text:p>
          </table:table-cell>
          <table:table-cell table:formula="of:=[.G84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<text:a xlink:href="https://forebears.io/forenames/oluchukwu" xlink:type="simple">Oluchukwu</text:a></text:p>
          </table:table-cell>
          <table:table-cell office:value-type="float" office:value="34566" calcext:value-type="float">
            <text:p>34566</text:p>
          </table:table-cell>
          <table:table-cell office:value-type="string" calcext:value-type="string">
            <text:p>1:5,137</text:p>
          </table:table-cell>
          <table:table-cell office:value-type="string" calcext:value-type="string">
            <text:p>IsNB</text:p>
          </table:table-cell>
          <table:table-cell table:formula="of:=IF([.F841]=&quot;&quot;;&quot;IsMale&quot;; [.F841])" office:value-type="string" office:string-value="IsNB" calcext:value-type="string">
            <text:p>IsNB</text:p>
          </table:table-cell>
          <table:table-cell/>
          <table:table-cell table:formula="of:=[.C841]" office:value-type="string" office:string-value="Oluchukwu" calcext:value-type="string">
            <text:p>Oluchukwu</text:p>
          </table:table-cell>
          <table:table-cell table:formula="of:=[.G84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<text:a xlink:href="https://forebears.io/forenames/adeyinka" xlink:type="simple">Adeyinka</text:a></text:p>
          </table:table-cell>
          <table:table-cell office:value-type="float" office:value="34541" calcext:value-type="float">
            <text:p>34541</text:p>
          </table:table-cell>
          <table:table-cell office:value-type="string" calcext:value-type="string">
            <text:p>1:5,141</text:p>
          </table:table-cell>
          <table:table-cell office:value-type="string" calcext:value-type="string">
            <text:p>IsNB</text:p>
          </table:table-cell>
          <table:table-cell table:formula="of:=IF([.F842]=&quot;&quot;;&quot;IsMale&quot;; [.F842])" office:value-type="string" office:string-value="IsNB" calcext:value-type="string">
            <text:p>IsNB</text:p>
          </table:table-cell>
          <table:table-cell/>
          <table:table-cell table:formula="of:=[.C842]" office:value-type="string" office:string-value="Adeyinka" calcext:value-type="string">
            <text:p>Adeyinka</text:p>
          </table:table-cell>
          <table:table-cell table:formula="of:=[.G84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kiruka" xlink:type="simple">Nkiruka</text:a></text:p>
          </table:table-cell>
          <table:table-cell office:value-type="float" office:value="34540" calcext:value-type="float">
            <text:p>34540</text:p>
          </table:table-cell>
          <table:table-cell office:value-type="string" calcext:value-type="string">
            <text:p>1:5,141</text:p>
          </table:table-cell>
          <table:table-cell office:value-type="string" calcext:value-type="string">
            <text:p>IsFemale</text:p>
          </table:table-cell>
          <table:table-cell table:formula="of:=IF([.F843]=&quot;&quot;;&quot;IsMale&quot;; [.F843])" office:value-type="string" office:string-value="IsFemale" calcext:value-type="string">
            <text:p>IsFemale</text:p>
          </table:table-cell>
          <table:table-cell/>
          <table:table-cell table:formula="of:=[.C843]" office:value-type="string" office:string-value="Nkiruka" calcext:value-type="string">
            <text:p>Nkiruka</text:p>
          </table:table-cell>
          <table:table-cell table:formula="of:=[.G84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elili" xlink:type="simple">Jelili</text:a></text:p>
          </table:table-cell>
          <table:table-cell office:value-type="float" office:value="34411" calcext:value-type="float">
            <text:p>34411</text:p>
          </table:table-cell>
          <table:table-cell office:value-type="string" calcext:value-type="string">
            <text:p>1:5,160</text:p>
          </table:table-cell>
          <table:table-cell/>
          <table:table-cell table:formula="of:=IF([.F844]=&quot;&quot;;&quot;IsMale&quot;; [.F844])" office:value-type="string" office:string-value="IsMale" calcext:value-type="string">
            <text:p>IsMale</text:p>
          </table:table-cell>
          <table:table-cell/>
          <table:table-cell table:formula="of:=[.C844]" office:value-type="string" office:string-value="Jelili" calcext:value-type="string">
            <text:p>Jelili</text:p>
          </table:table-cell>
          <table:table-cell table:formula="of:=[.G84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wawu" xlink:type="simple">Hawawu</text:a></text:p>
          </table:table-cell>
          <table:table-cell office:value-type="float" office:value="34354" calcext:value-type="float">
            <text:p>34354</text:p>
          </table:table-cell>
          <table:table-cell office:value-type="string" calcext:value-type="string">
            <text:p>1:5,169</text:p>
          </table:table-cell>
          <table:table-cell office:value-type="string" calcext:value-type="string">
            <text:p>IsFemale</text:p>
          </table:table-cell>
          <table:table-cell table:formula="of:=IF([.F845]=&quot;&quot;;&quot;IsMale&quot;; [.F845])" office:value-type="string" office:string-value="IsFemale" calcext:value-type="string">
            <text:p>IsFemale</text:p>
          </table:table-cell>
          <table:table-cell/>
          <table:table-cell table:formula="of:=[.C845]" office:value-type="string" office:string-value="Hawawu" calcext:value-type="string">
            <text:p>Hawawu</text:p>
          </table:table-cell>
          <table:table-cell table:formula="of:=[.G84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rkus" xlink:type="simple">Markus</text:a></text:p>
          </table:table-cell>
          <table:table-cell office:value-type="float" office:value="34123" calcext:value-type="float">
            <text:p>34123</text:p>
          </table:table-cell>
          <table:table-cell office:value-type="string" calcext:value-type="string">
            <text:p>1:5,204</text:p>
          </table:table-cell>
          <table:table-cell/>
          <table:table-cell table:formula="of:=IF([.F846]=&quot;&quot;;&quot;IsMale&quot;; [.F846])" office:value-type="string" office:string-value="IsMale" calcext:value-type="string">
            <text:p>IsMale</text:p>
          </table:table-cell>
          <table:table-cell/>
          <table:table-cell table:formula="of:=[.C846]" office:value-type="string" office:string-value="Markus" calcext:value-type="string">
            <text:p>Markus</text:p>
          </table:table-cell>
          <table:table-cell table:formula="of:=[.G84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<text:a xlink:href="https://forebears.io/forenames/edidiong" xlink:type="simple">Edidiong</text:a></text:p>
          </table:table-cell>
          <table:table-cell office:value-type="float" office:value="33995" calcext:value-type="float">
            <text:p>33995</text:p>
          </table:table-cell>
          <table:table-cell office:value-type="string" calcext:value-type="string">
            <text:p>1:5,223</text:p>
          </table:table-cell>
          <table:table-cell office:value-type="string" calcext:value-type="string">
            <text:p>IsNB</text:p>
          </table:table-cell>
          <table:table-cell table:formula="of:=IF([.F847]=&quot;&quot;;&quot;IsMale&quot;; [.F847])" office:value-type="string" office:string-value="IsNB" calcext:value-type="string">
            <text:p>IsNB</text:p>
          </table:table-cell>
          <table:table-cell/>
          <table:table-cell table:formula="of:=[.C847]" office:value-type="string" office:string-value="Edidiong" calcext:value-type="string">
            <text:p>Edidiong</text:p>
          </table:table-cell>
          <table:table-cell table:formula="of:=[.G84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ju" xlink:type="simple">Uju</text:a></text:p>
          </table:table-cell>
          <table:table-cell office:value-type="float" office:value="33928" calcext:value-type="float">
            <text:p>33928</text:p>
          </table:table-cell>
          <table:table-cell office:value-type="string" calcext:value-type="string">
            <text:p>1:5,234</text:p>
          </table:table-cell>
          <table:table-cell office:value-type="string" calcext:value-type="string">
            <text:p>IsFemale</text:p>
          </table:table-cell>
          <table:table-cell table:formula="of:=IF([.F848]=&quot;&quot;;&quot;IsMale&quot;; [.F848])" office:value-type="string" office:string-value="IsFemale" calcext:value-type="string">
            <text:p>IsFemale</text:p>
          </table:table-cell>
          <table:table-cell/>
          <table:table-cell table:formula="of:=[.C848]" office:value-type="string" office:string-value="Uju" calcext:value-type="string">
            <text:p>Uju</text:p>
          </table:table-cell>
          <table:table-cell table:formula="of:=[.G84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timatu" xlink:type="simple">Fatimatu</text:a></text:p>
          </table:table-cell>
          <table:table-cell office:value-type="float" office:value="33870" calcext:value-type="float">
            <text:p>33870</text:p>
          </table:table-cell>
          <table:table-cell office:value-type="string" calcext:value-type="string">
            <text:p>1:5,243</text:p>
          </table:table-cell>
          <table:table-cell office:value-type="string" calcext:value-type="string">
            <text:p>IsFemale</text:p>
          </table:table-cell>
          <table:table-cell table:formula="of:=IF([.F849]=&quot;&quot;;&quot;IsMale&quot;; [.F849])" office:value-type="string" office:string-value="IsFemale" calcext:value-type="string">
            <text:p>IsFemale</text:p>
          </table:table-cell>
          <table:table-cell/>
          <table:table-cell table:formula="of:=[.C849]" office:value-type="string" office:string-value="Fatimatu" calcext:value-type="string">
            <text:p>Fatimatu</text:p>
          </table:table-cell>
          <table:table-cell table:formula="of:=[.G84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ris" xlink:type="simple">Chris</text:a></text:p>
          </table:table-cell>
          <table:table-cell office:value-type="float" office:value="33855" calcext:value-type="float">
            <text:p>33855</text:p>
          </table:table-cell>
          <table:table-cell office:value-type="string" calcext:value-type="string">
            <text:p>1:5,245</text:p>
          </table:table-cell>
          <table:table-cell/>
          <table:table-cell table:formula="of:=IF([.F850]=&quot;&quot;;&quot;IsMale&quot;; [.F850])" office:value-type="string" office:string-value="IsMale" calcext:value-type="string">
            <text:p>IsMale</text:p>
          </table:table-cell>
          <table:table-cell/>
          <table:table-cell table:formula="of:=[.C850]" office:value-type="string" office:string-value="Chris" calcext:value-type="string">
            <text:p>Chris</text:p>
          </table:table-cell>
          <table:table-cell table:formula="of:=[.G85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hamed" xlink:type="simple">Ahamed</text:a></text:p>
          </table:table-cell>
          <table:table-cell office:value-type="float" office:value="33810" calcext:value-type="float">
            <text:p>33810</text:p>
          </table:table-cell>
          <table:table-cell office:value-type="string" calcext:value-type="string">
            <text:p>1:5,252</text:p>
          </table:table-cell>
          <table:table-cell/>
          <table:table-cell table:formula="of:=IF([.F851]=&quot;&quot;;&quot;IsMale&quot;; [.F851])" office:value-type="string" office:string-value="IsMale" calcext:value-type="string">
            <text:p>IsMale</text:p>
          </table:table-cell>
          <table:table-cell/>
          <table:table-cell table:formula="of:=[.C851]" office:value-type="string" office:string-value="Ahamed" calcext:value-type="string">
            <text:p>Ahamed</text:p>
          </table:table-cell>
          <table:table-cell table:formula="of:=[.G8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gdalene" xlink:type="simple">Magdalene</text:a></text:p>
          </table:table-cell>
          <table:table-cell office:value-type="float" office:value="33802" calcext:value-type="float">
            <text:p>33802</text:p>
          </table:table-cell>
          <table:table-cell office:value-type="string" calcext:value-type="string">
            <text:p>1:5,253</text:p>
          </table:table-cell>
          <table:table-cell office:value-type="string" calcext:value-type="string">
            <text:p>IsFemale</text:p>
          </table:table-cell>
          <table:table-cell table:formula="of:=IF([.F852]=&quot;&quot;;&quot;IsMale&quot;; [.F852])" office:value-type="string" office:string-value="IsFemale" calcext:value-type="string">
            <text:p>IsFemale</text:p>
          </table:table-cell>
          <table:table-cell/>
          <table:table-cell table:formula="of:=[.C852]" office:value-type="string" office:string-value="Magdalene" calcext:value-type="string">
            <text:p>Magdalene</text:p>
          </table:table-cell>
          <table:table-cell table:formula="of:=[.G85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ustin" xlink:type="simple">Austin</text:a></text:p>
          </table:table-cell>
          <table:table-cell office:value-type="float" office:value="33741" calcext:value-type="float">
            <text:p>33741</text:p>
          </table:table-cell>
          <table:table-cell office:value-type="string" calcext:value-type="string">
            <text:p>1:5,263</text:p>
          </table:table-cell>
          <table:table-cell/>
          <table:table-cell table:formula="of:=IF([.F853]=&quot;&quot;;&quot;IsMale&quot;; [.F853])" office:value-type="string" office:string-value="IsMale" calcext:value-type="string">
            <text:p>IsMale</text:p>
          </table:table-cell>
          <table:table-cell/>
          <table:table-cell table:formula="of:=[.C853]" office:value-type="string" office:string-value="Austin" calcext:value-type="string">
            <text:p>Austin</text:p>
          </table:table-cell>
          <table:table-cell table:formula="of:=[.G85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mal" xlink:type="simple">Kamal</text:a></text:p>
          </table:table-cell>
          <table:table-cell office:value-type="float" office:value="33709" calcext:value-type="float">
            <text:p>33709</text:p>
          </table:table-cell>
          <table:table-cell office:value-type="string" calcext:value-type="string">
            <text:p>1:5,268</text:p>
          </table:table-cell>
          <table:table-cell/>
          <table:table-cell table:formula="of:=IF([.F854]=&quot;&quot;;&quot;IsMale&quot;; [.F854])" office:value-type="string" office:string-value="IsMale" calcext:value-type="string">
            <text:p>IsMale</text:p>
          </table:table-cell>
          <table:table-cell/>
          <table:table-cell table:formula="of:=[.C854]" office:value-type="string" office:string-value="Kamal" calcext:value-type="string">
            <text:p>Kamal</text:p>
          </table:table-cell>
          <table:table-cell table:formula="of:=[.G85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percentage" office:value="0.73" calcext:value-type="percentage">
            <text:p>73.00%</text:p>
          </table:table-cell>
          <table:table-cell office:value-type="string" calcext:value-type="string">
            <text:p><text:a xlink:href="https://forebears.io/forenames/adebola" xlink:type="simple">Adebola</text:a></text:p>
          </table:table-cell>
          <table:table-cell office:value-type="float" office:value="33675" calcext:value-type="float">
            <text:p>33675</text:p>
          </table:table-cell>
          <table:table-cell office:value-type="string" calcext:value-type="string">
            <text:p>1:5,273</text:p>
          </table:table-cell>
          <table:table-cell office:value-type="string" calcext:value-type="string">
            <text:p>IsNB</text:p>
          </table:table-cell>
          <table:table-cell table:formula="of:=IF([.F855]=&quot;&quot;;&quot;IsMale&quot;; [.F855])" office:value-type="string" office:string-value="IsNB" calcext:value-type="string">
            <text:p>IsNB</text:p>
          </table:table-cell>
          <table:table-cell/>
          <table:table-cell table:formula="of:=[.C855]" office:value-type="string" office:string-value="Adebola" calcext:value-type="string">
            <text:p>Adebola</text:p>
          </table:table-cell>
          <table:table-cell table:formula="of:=[.G855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ladan" xlink:type="simple">Ladan</text:a></text:p>
          </table:table-cell>
          <table:table-cell office:value-type="float" office:value="33596" calcext:value-type="float">
            <text:p>33596</text:p>
          </table:table-cell>
          <table:table-cell office:value-type="string" calcext:value-type="string">
            <text:p>1:5,285</text:p>
          </table:table-cell>
          <table:table-cell/>
          <table:table-cell table:formula="of:=IF([.F856]=&quot;&quot;;&quot;IsMale&quot;; [.F856])" office:value-type="string" office:string-value="IsMale" calcext:value-type="string">
            <text:p>IsMale</text:p>
          </table:table-cell>
          <table:table-cell/>
          <table:table-cell table:formula="of:=[.C856]" office:value-type="string" office:string-value="Ladan" calcext:value-type="string">
            <text:p>Ladan</text:p>
          </table:table-cell>
          <table:table-cell table:formula="of:=[.G85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uks" xlink:type="simple">Chuks</text:a></text:p>
          </table:table-cell>
          <table:table-cell office:value-type="float" office:value="33593" calcext:value-type="float">
            <text:p>33593</text:p>
          </table:table-cell>
          <table:table-cell office:value-type="string" calcext:value-type="string">
            <text:p>1:5,286</text:p>
          </table:table-cell>
          <table:table-cell/>
          <table:table-cell table:formula="of:=IF([.F857]=&quot;&quot;;&quot;IsMale&quot;; [.F857])" office:value-type="string" office:string-value="IsMale" calcext:value-type="string">
            <text:p>IsMale</text:p>
          </table:table-cell>
          <table:table-cell/>
          <table:table-cell table:formula="of:=[.C857]" office:value-type="string" office:string-value="Chuks" calcext:value-type="string">
            <text:p>Chuks</text:p>
          </table:table-cell>
          <table:table-cell table:formula="of:=[.G85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oluwabunmi" xlink:type="simple">Oluwabunmi</text:a></text:p>
          </table:table-cell>
          <table:table-cell office:value-type="float" office:value="33515" calcext:value-type="float">
            <text:p>33515</text:p>
          </table:table-cell>
          <table:table-cell office:value-type="string" calcext:value-type="string">
            <text:p>1:5,298</text:p>
          </table:table-cell>
          <table:table-cell office:value-type="string" calcext:value-type="string">
            <text:p>IsFemale</text:p>
          </table:table-cell>
          <table:table-cell table:formula="of:=IF([.F858]=&quot;&quot;;&quot;IsMale&quot;; [.F858])" office:value-type="string" office:string-value="IsFemale" calcext:value-type="string">
            <text:p>IsFemale</text:p>
          </table:table-cell>
          <table:table-cell/>
          <table:table-cell table:formula="of:=[.C858]" office:value-type="string" office:string-value="Oluwabunmi" calcext:value-type="string">
            <text:p>Oluwabunmi</text:p>
          </table:table-cell>
          <table:table-cell table:formula="of:=[.G85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percentage" office:value="0.81" calcext:value-type="percentage">
            <text:p>81.00%</text:p>
          </table:table-cell>
          <table:table-cell office:value-type="string" calcext:value-type="string">
            <text:p><text:a xlink:href="https://forebears.io/forenames/ajayi" xlink:type="simple">Ajayi</text:a></text:p>
          </table:table-cell>
          <table:table-cell office:value-type="float" office:value="33425" calcext:value-type="float">
            <text:p>33425</text:p>
          </table:table-cell>
          <table:table-cell office:value-type="string" calcext:value-type="string">
            <text:p>1:5,312</text:p>
          </table:table-cell>
          <table:table-cell office:value-type="string" calcext:value-type="string">
            <text:p>IsNB</text:p>
          </table:table-cell>
          <table:table-cell table:formula="of:=IF([.F859]=&quot;&quot;;&quot;IsMale&quot;; [.F859])" office:value-type="string" office:string-value="IsNB" calcext:value-type="string">
            <text:p>IsNB</text:p>
          </table:table-cell>
          <table:table-cell/>
          <table:table-cell table:formula="of:=[.C859]" office:value-type="string" office:string-value="Ajayi" calcext:value-type="string">
            <text:p>Ajayi</text:p>
          </table:table-cell>
          <table:table-cell table:formula="of:=[.G85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<text:a xlink:href="https://forebears.io/forenames/olaitan" xlink:type="simple">Olaitan</text:a></text:p>
          </table:table-cell>
          <table:table-cell office:value-type="float" office:value="33405" calcext:value-type="float">
            <text:p>33405</text:p>
          </table:table-cell>
          <table:table-cell office:value-type="string" calcext:value-type="string">
            <text:p>1:5,316</text:p>
          </table:table-cell>
          <table:table-cell office:value-type="string" calcext:value-type="string">
            <text:p>IsNB</text:p>
          </table:table-cell>
          <table:table-cell table:formula="of:=IF([.F860]=&quot;&quot;;&quot;IsMale&quot;; [.F860])" office:value-type="string" office:string-value="IsNB" calcext:value-type="string">
            <text:p>IsNB</text:p>
          </table:table-cell>
          <table:table-cell/>
          <table:table-cell table:formula="of:=[.C860]" office:value-type="string" office:string-value="Olaitan" calcext:value-type="string">
            <text:p>Olaitan</text:p>
          </table:table-cell>
          <table:table-cell table:formula="of:=[.G86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<text:a xlink:href="https://forebears.io/forenames/aniefiok" xlink:type="simple">Aniefiok</text:a></text:p>
          </table:table-cell>
          <table:table-cell office:value-type="float" office:value="33348" calcext:value-type="float">
            <text:p>33348</text:p>
          </table:table-cell>
          <table:table-cell office:value-type="string" calcext:value-type="string">
            <text:p>1:5,325</text:p>
          </table:table-cell>
          <table:table-cell office:value-type="string" calcext:value-type="string">
            <text:p>IsNB</text:p>
          </table:table-cell>
          <table:table-cell table:formula="of:=IF([.F861]=&quot;&quot;;&quot;IsMale&quot;; [.F861])" office:value-type="string" office:string-value="IsNB" calcext:value-type="string">
            <text:p>IsNB</text:p>
          </table:table-cell>
          <table:table-cell/>
          <table:table-cell table:formula="of:=[.C861]" office:value-type="string" office:string-value="Aniefiok" calcext:value-type="string">
            <text:p>Aniefiok</text:p>
          </table:table-cell>
          <table:table-cell table:formula="of:=[.G86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de" xlink:type="simple">Sade</text:a></text:p>
          </table:table-cell>
          <table:table-cell office:value-type="float" office:value="33338" calcext:value-type="float">
            <text:p>33338</text:p>
          </table:table-cell>
          <table:table-cell office:value-type="string" calcext:value-type="string">
            <text:p>1:5,326</text:p>
          </table:table-cell>
          <table:table-cell office:value-type="string" calcext:value-type="string">
            <text:p>IsFemale</text:p>
          </table:table-cell>
          <table:table-cell table:formula="of:=IF([.F862]=&quot;&quot;;&quot;IsMale&quot;; [.F862])" office:value-type="string" office:string-value="IsFemale" calcext:value-type="string">
            <text:p>IsFemale</text:p>
          </table:table-cell>
          <table:table-cell/>
          <table:table-cell table:formula="of:=[.C862]" office:value-type="string" office:string-value="Sade" calcext:value-type="string">
            <text:p>Sade</text:p>
          </table:table-cell>
          <table:table-cell table:formula="of:=[.G86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intu" xlink:type="simple">Bintu</text:a></text:p>
          </table:table-cell>
          <table:table-cell office:value-type="float" office:value="33251" calcext:value-type="float">
            <text:p>33251</text:p>
          </table:table-cell>
          <table:table-cell office:value-type="string" calcext:value-type="string">
            <text:p>1:5,340</text:p>
          </table:table-cell>
          <table:table-cell office:value-type="string" calcext:value-type="string">
            <text:p>IsFemale</text:p>
          </table:table-cell>
          <table:table-cell table:formula="of:=IF([.F863]=&quot;&quot;;&quot;IsMale&quot;; [.F863])" office:value-type="string" office:string-value="IsFemale" calcext:value-type="string">
            <text:p>IsFemale</text:p>
          </table:table-cell>
          <table:table-cell/>
          <table:table-cell table:formula="of:=[.C863]" office:value-type="string" office:string-value="Bintu" calcext:value-type="string">
            <text:p>Bintu</text:p>
          </table:table-cell>
          <table:table-cell table:formula="of:=[.G86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<text:a xlink:href="https://forebears.io/forenames/efe" xlink:type="simple">Efe</text:a></text:p>
          </table:table-cell>
          <table:table-cell office:value-type="float" office:value="33233" calcext:value-type="float">
            <text:p>33233</text:p>
          </table:table-cell>
          <table:table-cell office:value-type="string" calcext:value-type="string">
            <text:p>1:5,343</text:p>
          </table:table-cell>
          <table:table-cell office:value-type="string" calcext:value-type="string">
            <text:p>IsNB</text:p>
          </table:table-cell>
          <table:table-cell table:formula="of:=IF([.F864]=&quot;&quot;;&quot;IsMale&quot;; [.F864])" office:value-type="string" office:string-value="IsNB" calcext:value-type="string">
            <text:p>IsNB</text:p>
          </table:table-cell>
          <table:table-cell/>
          <table:table-cell table:formula="of:=[.C864]" office:value-type="string" office:string-value="Efe" calcext:value-type="string">
            <text:p>Efe</text:p>
          </table:table-cell>
          <table:table-cell table:formula="of:=[.G86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lisha" xlink:type="simple">Elisha</text:a></text:p>
          </table:table-cell>
          <table:table-cell office:value-type="float" office:value="33230" calcext:value-type="float">
            <text:p>33230</text:p>
          </table:table-cell>
          <table:table-cell office:value-type="string" calcext:value-type="string">
            <text:p>1:5,343</text:p>
          </table:table-cell>
          <table:table-cell/>
          <table:table-cell table:formula="of:=IF([.F865]=&quot;&quot;;&quot;IsMale&quot;; [.F865])" office:value-type="string" office:string-value="IsMale" calcext:value-type="string">
            <text:p>IsMale</text:p>
          </table:table-cell>
          <table:table-cell/>
          <table:table-cell table:formula="of:=[.C865]" office:value-type="string" office:string-value="Elisha" calcext:value-type="string">
            <text:p>Elisha</text:p>
          </table:table-cell>
          <table:table-cell table:formula="of:=[.G86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acinta" xlink:type="simple">Jacinta</text:a></text:p>
          </table:table-cell>
          <table:table-cell office:value-type="float" office:value="33075" calcext:value-type="float">
            <text:p>33075</text:p>
          </table:table-cell>
          <table:table-cell office:value-type="string" calcext:value-type="string">
            <text:p>1:5,369</text:p>
          </table:table-cell>
          <table:table-cell office:value-type="string" calcext:value-type="string">
            <text:p>IsFemale</text:p>
          </table:table-cell>
          <table:table-cell table:formula="of:=IF([.F866]=&quot;&quot;;&quot;IsMale&quot;; [.F866])" office:value-type="string" office:string-value="IsFemale" calcext:value-type="string">
            <text:p>IsFemale</text:p>
          </table:table-cell>
          <table:table-cell/>
          <table:table-cell table:formula="of:=[.C866]" office:value-type="string" office:string-value="Jacinta" calcext:value-type="string">
            <text:p>Jacinta</text:p>
          </table:table-cell>
          <table:table-cell table:formula="of:=[.G86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ams" xlink:type="simple">Adams</text:a></text:p>
          </table:table-cell>
          <table:table-cell office:value-type="float" office:value="32962" calcext:value-type="float">
            <text:p>32962</text:p>
          </table:table-cell>
          <table:table-cell office:value-type="string" calcext:value-type="string">
            <text:p>1:5,387</text:p>
          </table:table-cell>
          <table:table-cell/>
          <table:table-cell table:formula="of:=IF([.F867]=&quot;&quot;;&quot;IsMale&quot;; [.F867])" office:value-type="string" office:string-value="IsMale" calcext:value-type="string">
            <text:p>IsMale</text:p>
          </table:table-cell>
          <table:table-cell/>
          <table:table-cell table:formula="of:=[.C867]" office:value-type="string" office:string-value="Adams" calcext:value-type="string">
            <text:p>Adams</text:p>
          </table:table-cell>
          <table:table-cell table:formula="of:=[.G86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kiru" xlink:type="simple">Nkiru</text:a></text:p>
          </table:table-cell>
          <table:table-cell office:value-type="float" office:value="32939" calcext:value-type="float">
            <text:p>32939</text:p>
          </table:table-cell>
          <table:table-cell office:value-type="string" calcext:value-type="string">
            <text:p>1:5,391</text:p>
          </table:table-cell>
          <table:table-cell office:value-type="string" calcext:value-type="string">
            <text:p>IsFemale</text:p>
          </table:table-cell>
          <table:table-cell table:formula="of:=IF([.F868]=&quot;&quot;;&quot;IsMale&quot;; [.F868])" office:value-type="string" office:string-value="IsFemale" calcext:value-type="string">
            <text:p>IsFemale</text:p>
          </table:table-cell>
          <table:table-cell/>
          <table:table-cell table:formula="of:=[.C868]" office:value-type="string" office:string-value="Nkiru" calcext:value-type="string">
            <text:p>Nkiru</text:p>
          </table:table-cell>
          <table:table-cell table:formula="of:=[.G86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dijat" xlink:type="simple">Kadijat</text:a></text:p>
          </table:table-cell>
          <table:table-cell office:value-type="float" office:value="32607" calcext:value-type="float">
            <text:p>32607</text:p>
          </table:table-cell>
          <table:table-cell office:value-type="string" calcext:value-type="string">
            <text:p>1:5,446</text:p>
          </table:table-cell>
          <table:table-cell office:value-type="string" calcext:value-type="string">
            <text:p>IsFemale</text:p>
          </table:table-cell>
          <table:table-cell table:formula="of:=IF([.F869]=&quot;&quot;;&quot;IsMale&quot;; [.F869])" office:value-type="string" office:string-value="IsFemale" calcext:value-type="string">
            <text:p>IsFemale</text:p>
          </table:table-cell>
          <table:table-cell/>
          <table:table-cell table:formula="of:=[.C869]" office:value-type="string" office:string-value="Kadijat" calcext:value-type="string">
            <text:p>Kadijat</text:p>
          </table:table-cell>
          <table:table-cell table:formula="of:=[.G869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oluke" xlink:type="simple">Foluke</text:a></text:p>
          </table:table-cell>
          <table:table-cell office:value-type="float" office:value="32562" calcext:value-type="float">
            <text:p>32562</text:p>
          </table:table-cell>
          <table:table-cell office:value-type="string" calcext:value-type="string">
            <text:p>1:5,453</text:p>
          </table:table-cell>
          <table:table-cell office:value-type="string" calcext:value-type="string">
            <text:p>IsFemale</text:p>
          </table:table-cell>
          <table:table-cell table:formula="of:=IF([.F870]=&quot;&quot;;&quot;IsMale&quot;; [.F870])" office:value-type="string" office:string-value="IsFemale" calcext:value-type="string">
            <text:p>IsFemale</text:p>
          </table:table-cell>
          <table:table-cell/>
          <table:table-cell table:formula="of:=[.C870]" office:value-type="string" office:string-value="Foluke" calcext:value-type="string">
            <text:p>Foluke</text:p>
          </table:table-cell>
          <table:table-cell table:formula="of:=[.G87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msatu" xlink:type="simple">Hamsatu</text:a></text:p>
          </table:table-cell>
          <table:table-cell office:value-type="float" office:value="32491" calcext:value-type="float">
            <text:p>32491</text:p>
          </table:table-cell>
          <table:table-cell office:value-type="string" calcext:value-type="string">
            <text:p>1:5,465</text:p>
          </table:table-cell>
          <table:table-cell office:value-type="string" calcext:value-type="string">
            <text:p>IsFemale</text:p>
          </table:table-cell>
          <table:table-cell table:formula="of:=IF([.F871]=&quot;&quot;;&quot;IsMale&quot;; [.F871])" office:value-type="string" office:string-value="IsFemale" calcext:value-type="string">
            <text:p>IsFemale</text:p>
          </table:table-cell>
          <table:table-cell/>
          <table:table-cell table:formula="of:=[.C871]" office:value-type="string" office:string-value="Hamsatu" calcext:value-type="string">
            <text:p>Hamsatu</text:p>
          </table:table-cell>
          <table:table-cell table:formula="of:=[.G8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asuquo" xlink:type="simple">Asuquo</text:a></text:p>
          </table:table-cell>
          <table:table-cell office:value-type="float" office:value="32420" calcext:value-type="float">
            <text:p>32420</text:p>
          </table:table-cell>
          <table:table-cell office:value-type="string" calcext:value-type="string">
            <text:p>1:5,477</text:p>
          </table:table-cell>
          <table:table-cell/>
          <table:table-cell table:formula="of:=IF([.F872]=&quot;&quot;;&quot;IsMale&quot;; [.F872])" office:value-type="string" office:string-value="IsMale" calcext:value-type="string">
            <text:p>IsMale</text:p>
          </table:table-cell>
          <table:table-cell/>
          <table:table-cell table:formula="of:=[.C872]" office:value-type="string" office:string-value="Asuquo" calcext:value-type="string">
            <text:p>Asuquo</text:p>
          </table:table-cell>
          <table:table-cell table:formula="of:=[.G87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unmi" xlink:type="simple">Funmi</text:a></text:p>
          </table:table-cell>
          <table:table-cell office:value-type="float" office:value="32398" calcext:value-type="float">
            <text:p>32398</text:p>
          </table:table-cell>
          <table:table-cell office:value-type="string" calcext:value-type="string">
            <text:p>1:5,481</text:p>
          </table:table-cell>
          <table:table-cell office:value-type="string" calcext:value-type="string">
            <text:p>IsFemale</text:p>
          </table:table-cell>
          <table:table-cell table:formula="of:=IF([.F873]=&quot;&quot;;&quot;IsMale&quot;; [.F873])" office:value-type="string" office:string-value="IsFemale" calcext:value-type="string">
            <text:p>IsFemale</text:p>
          </table:table-cell>
          <table:table-cell/>
          <table:table-cell table:formula="of:=[.C873]" office:value-type="string" office:string-value="Funmi" calcext:value-type="string">
            <text:p>Funmi</text:p>
          </table:table-cell>
          <table:table-cell table:formula="of:=[.G87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ideen" xlink:type="simple">Muideen</text:a></text:p>
          </table:table-cell>
          <table:table-cell office:value-type="float" office:value="32329" calcext:value-type="float">
            <text:p>32329</text:p>
          </table:table-cell>
          <table:table-cell office:value-type="string" calcext:value-type="string">
            <text:p>1:5,492</text:p>
          </table:table-cell>
          <table:table-cell/>
          <table:table-cell table:formula="of:=IF([.F874]=&quot;&quot;;&quot;IsMale&quot;; [.F874])" office:value-type="string" office:string-value="IsMale" calcext:value-type="string">
            <text:p>IsMale</text:p>
          </table:table-cell>
          <table:table-cell/>
          <table:table-cell table:formula="of:=[.C874]" office:value-type="string" office:string-value="Muideen" calcext:value-type="string">
            <text:p>Muideen</text:p>
          </table:table-cell>
          <table:table-cell table:formula="of:=[.G87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aniyi" xlink:type="simple">Olaniyi</text:a></text:p>
          </table:table-cell>
          <table:table-cell office:value-type="float" office:value="32307" calcext:value-type="float">
            <text:p>32307</text:p>
          </table:table-cell>
          <table:table-cell office:value-type="string" calcext:value-type="string">
            <text:p>1:5,496</text:p>
          </table:table-cell>
          <table:table-cell/>
          <table:table-cell table:formula="of:=IF([.F875]=&quot;&quot;;&quot;IsMale&quot;; [.F875])" office:value-type="string" office:string-value="IsMale" calcext:value-type="string">
            <text:p>IsMale</text:p>
          </table:table-cell>
          <table:table-cell/>
          <table:table-cell table:formula="of:=[.C875]" office:value-type="string" office:string-value="Olaniyi" calcext:value-type="string">
            <text:p>Olaniyi</text:p>
          </table:table-cell>
          <table:table-cell table:formula="of:=[.G8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wilson" xlink:type="simple">Wilson</text:a></text:p>
          </table:table-cell>
          <table:table-cell office:value-type="float" office:value="32290" calcext:value-type="float">
            <text:p>32290</text:p>
          </table:table-cell>
          <table:table-cell office:value-type="string" calcext:value-type="string">
            <text:p>1:5,499</text:p>
          </table:table-cell>
          <table:table-cell/>
          <table:table-cell table:formula="of:=IF([.F876]=&quot;&quot;;&quot;IsMale&quot;; [.F876])" office:value-type="string" office:string-value="IsMale" calcext:value-type="string">
            <text:p>IsMale</text:p>
          </table:table-cell>
          <table:table-cell/>
          <table:table-cell table:formula="of:=[.C876]" office:value-type="string" office:string-value="Wilson" calcext:value-type="string">
            <text:p>Wilson</text:p>
          </table:table-cell>
          <table:table-cell table:formula="of:=[.G8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godswill" xlink:type="simple">Godswill</text:a></text:p>
          </table:table-cell>
          <table:table-cell office:value-type="float" office:value="32196" calcext:value-type="float">
            <text:p>32196</text:p>
          </table:table-cell>
          <table:table-cell office:value-type="string" calcext:value-type="string">
            <text:p>1:5,515</text:p>
          </table:table-cell>
          <table:table-cell/>
          <table:table-cell table:formula="of:=IF([.F877]=&quot;&quot;;&quot;IsMale&quot;; [.F877])" office:value-type="string" office:string-value="IsMale" calcext:value-type="string">
            <text:p>IsMale</text:p>
          </table:table-cell>
          <table:table-cell/>
          <table:table-cell table:formula="of:=[.C877]" office:value-type="string" office:string-value="Godswill" calcext:value-type="string">
            <text:p>Godswill</text:p>
          </table:table-cell>
          <table:table-cell table:formula="of:=[.G87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<text:a xlink:href="https://forebears.io/forenames/ufuoma" xlink:type="simple">Ufuoma</text:a></text:p>
          </table:table-cell>
          <table:table-cell office:value-type="float" office:value="32150" calcext:value-type="float">
            <text:p>32150</text:p>
          </table:table-cell>
          <table:table-cell office:value-type="string" calcext:value-type="string">
            <text:p>1:5,523</text:p>
          </table:table-cell>
          <table:table-cell office:value-type="string" calcext:value-type="string">
            <text:p>IsNB</text:p>
          </table:table-cell>
          <table:table-cell table:formula="of:=IF([.F878]=&quot;&quot;;&quot;IsMale&quot;; [.F878])" office:value-type="string" office:string-value="IsNB" calcext:value-type="string">
            <text:p>IsNB</text:p>
          </table:table-cell>
          <table:table-cell/>
          <table:table-cell table:formula="of:=[.C878]" office:value-type="string" office:string-value="Ufuoma" calcext:value-type="string">
            <text:p>Ufuoma</text:p>
          </table:table-cell>
          <table:table-cell table:formula="of:=[.G87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<text:a xlink:href="https://forebears.io/forenames/kaka" xlink:type="simple">Kaka</text:a></text:p>
          </table:table-cell>
          <table:table-cell office:value-type="float" office:value="32020" calcext:value-type="float">
            <text:p>32020</text:p>
          </table:table-cell>
          <table:table-cell office:value-type="string" calcext:value-type="string">
            <text:p>1:5,545</text:p>
          </table:table-cell>
          <table:table-cell office:value-type="string" calcext:value-type="string">
            <text:p>IsNB</text:p>
          </table:table-cell>
          <table:table-cell table:formula="of:=IF([.F879]=&quot;&quot;;&quot;IsMale&quot;; [.F879])" office:value-type="string" office:string-value="IsNB" calcext:value-type="string">
            <text:p>IsNB</text:p>
          </table:table-cell>
          <table:table-cell/>
          <table:table-cell table:formula="of:=[.C879]" office:value-type="string" office:string-value="Kaka" calcext:value-type="string">
            <text:p>Kaka</text:p>
          </table:table-cell>
          <table:table-cell table:formula="of:=[.G87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bakar" xlink:type="simple">Abbakar</text:a></text:p>
          </table:table-cell>
          <table:table-cell office:value-type="float" office:value="31812" calcext:value-type="float">
            <text:p>31812</text:p>
          </table:table-cell>
          <table:table-cell office:value-type="string" calcext:value-type="string">
            <text:p>1:5,582</text:p>
          </table:table-cell>
          <table:table-cell/>
          <table:table-cell table:formula="of:=IF([.F880]=&quot;&quot;;&quot;IsMale&quot;; [.F880])" office:value-type="string" office:string-value="IsMale" calcext:value-type="string">
            <text:p>IsMale</text:p>
          </table:table-cell>
          <table:table-cell/>
          <table:table-cell table:formula="of:=[.C880]" office:value-type="string" office:string-value="Abbakar" calcext:value-type="string">
            <text:p>Abbakar</text:p>
          </table:table-cell>
          <table:table-cell table:formula="of:=[.G88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mumini" xlink:type="simple">Abdulmumini</text:a></text:p>
          </table:table-cell>
          <table:table-cell office:value-type="float" office:value="31606" calcext:value-type="float">
            <text:p>31606</text:p>
          </table:table-cell>
          <table:table-cell office:value-type="string" calcext:value-type="string">
            <text:p>1:5,618</text:p>
          </table:table-cell>
          <table:table-cell/>
          <table:table-cell table:formula="of:=IF([.F881]=&quot;&quot;;&quot;IsMale&quot;; [.F881])" office:value-type="string" office:string-value="IsMale" calcext:value-type="string">
            <text:p>IsMale</text:p>
          </table:table-cell>
          <table:table-cell/>
          <table:table-cell table:formula="of:=[.C881]" office:value-type="string" office:string-value="Abdulmumini" calcext:value-type="string">
            <text:p>Abdulmumini</text:p>
          </table:table-cell>
          <table:table-cell table:formula="of:=[.G88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<text:a xlink:href="https://forebears.io/forenames/okafor" xlink:type="simple">Okafor</text:a></text:p>
          </table:table-cell>
          <table:table-cell office:value-type="float" office:value="31565" calcext:value-type="float">
            <text:p>31565</text:p>
          </table:table-cell>
          <table:table-cell office:value-type="string" calcext:value-type="string">
            <text:p>1:5,625</text:p>
          </table:table-cell>
          <table:table-cell/>
          <table:table-cell table:formula="of:=IF([.F882]=&quot;&quot;;&quot;IsMale&quot;; [.F882])" office:value-type="string" office:string-value="IsMale" calcext:value-type="string">
            <text:p>IsMale</text:p>
          </table:table-cell>
          <table:table-cell/>
          <table:table-cell table:formula="of:=[.C882]" office:value-type="string" office:string-value="Okafor" calcext:value-type="string">
            <text:p>Okafor</text:p>
          </table:table-cell>
          <table:table-cell table:formula="of:=[.G88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<text:a xlink:href="https://forebears.io/forenames/udoka" xlink:type="simple">Udoka</text:a></text:p>
          </table:table-cell>
          <table:table-cell office:value-type="float" office:value="31557" calcext:value-type="float">
            <text:p>31557</text:p>
          </table:table-cell>
          <table:table-cell office:value-type="string" calcext:value-type="string">
            <text:p>1:5,627</text:p>
          </table:table-cell>
          <table:table-cell office:value-type="string" calcext:value-type="string">
            <text:p>IsNB</text:p>
          </table:table-cell>
          <table:table-cell table:formula="of:=IF([.F883]=&quot;&quot;;&quot;IsMale&quot;; [.F883])" office:value-type="string" office:string-value="IsNB" calcext:value-type="string">
            <text:p>IsNB</text:p>
          </table:table-cell>
          <table:table-cell/>
          <table:table-cell table:formula="of:=[.C883]" office:value-type="string" office:string-value="Udoka" calcext:value-type="string">
            <text:p>Udoka</text:p>
          </table:table-cell>
          <table:table-cell table:formula="of:=[.G88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<text:a xlink:href="https://forebears.io/forenames/godiya" xlink:type="simple">Godiya</text:a></text:p>
          </table:table-cell>
          <table:table-cell office:value-type="float" office:value="31471" calcext:value-type="float">
            <text:p>31471</text:p>
          </table:table-cell>
          <table:table-cell office:value-type="string" calcext:value-type="string">
            <text:p>1:5,642</text:p>
          </table:table-cell>
          <table:table-cell office:value-type="string" calcext:value-type="string">
            <text:p>IsNB</text:p>
          </table:table-cell>
          <table:table-cell table:formula="of:=IF([.F884]=&quot;&quot;;&quot;IsMale&quot;; [.F884])" office:value-type="string" office:string-value="IsNB" calcext:value-type="string">
            <text:p>IsNB</text:p>
          </table:table-cell>
          <table:table-cell/>
          <table:table-cell table:formula="of:=[.C884]" office:value-type="string" office:string-value="Godiya" calcext:value-type="string">
            <text:p>Godiya</text:p>
          </table:table-cell>
          <table:table-cell table:formula="of:=[.G88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yaya" xlink:type="simple">Yaya</text:a></text:p>
          </table:table-cell>
          <table:table-cell office:value-type="float" office:value="31399" calcext:value-type="float">
            <text:p>31399</text:p>
          </table:table-cell>
          <table:table-cell office:value-type="string" calcext:value-type="string">
            <text:p>1:5,655</text:p>
          </table:table-cell>
          <table:table-cell/>
          <table:table-cell table:formula="of:=IF([.F885]=&quot;&quot;;&quot;IsMale&quot;; [.F885])" office:value-type="string" office:string-value="IsMale" calcext:value-type="string">
            <text:p>IsMale</text:p>
          </table:table-cell>
          <table:table-cell/>
          <table:table-cell table:formula="of:=[.C885]" office:value-type="string" office:string-value="Yaya" calcext:value-type="string">
            <text:p>Yaya</text:p>
          </table:table-cell>
          <table:table-cell table:formula="of:=[.G8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siya" xlink:type="simple">Hasiya</text:a></text:p>
          </table:table-cell>
          <table:table-cell office:value-type="float" office:value="31396" calcext:value-type="float">
            <text:p>31396</text:p>
          </table:table-cell>
          <table:table-cell office:value-type="string" calcext:value-type="string">
            <text:p>1:5,656</text:p>
          </table:table-cell>
          <table:table-cell office:value-type="string" calcext:value-type="string">
            <text:p>IsFemale</text:p>
          </table:table-cell>
          <table:table-cell table:formula="of:=IF([.F886]=&quot;&quot;;&quot;IsMale&quot;; [.F886])" office:value-type="string" office:string-value="IsFemale" calcext:value-type="string">
            <text:p>IsFemale</text:p>
          </table:table-cell>
          <table:table-cell/>
          <table:table-cell table:formula="of:=[.C886]" office:value-type="string" office:string-value="Hasiya" calcext:value-type="string">
            <text:p>Hasiya</text:p>
          </table:table-cell>
          <table:table-cell table:formula="of:=[.G8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percentage" office:value="0.81" calcext:value-type="percentage">
            <text:p>81.00%</text:p>
          </table:table-cell>
          <table:table-cell office:value-type="string" calcext:value-type="string">
            <text:p><text:a xlink:href="https://forebears.io/forenames/nsikak" xlink:type="simple">Nsikak</text:a></text:p>
          </table:table-cell>
          <table:table-cell office:value-type="float" office:value="31391" calcext:value-type="float">
            <text:p>31391</text:p>
          </table:table-cell>
          <table:table-cell office:value-type="string" calcext:value-type="string">
            <text:p>1:5,657</text:p>
          </table:table-cell>
          <table:table-cell office:value-type="string" calcext:value-type="string">
            <text:p>IsNB</text:p>
          </table:table-cell>
          <table:table-cell table:formula="of:=IF([.F887]=&quot;&quot;;&quot;IsMale&quot;; [.F887])" office:value-type="string" office:string-value="IsNB" calcext:value-type="string">
            <text:p>IsNB</text:p>
          </table:table-cell>
          <table:table-cell/>
          <table:table-cell table:formula="of:=[.C887]" office:value-type="string" office:string-value="Nsikak" calcext:value-type="string">
            <text:p>Nsikak</text:p>
          </table:table-cell>
          <table:table-cell table:formula="of:=[.G88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<text:a xlink:href="https://forebears.io/forenames/uwem" xlink:type="simple">Uwem</text:a></text:p>
          </table:table-cell>
          <table:table-cell office:value-type="float" office:value="31381" calcext:value-type="float">
            <text:p>31381</text:p>
          </table:table-cell>
          <table:table-cell office:value-type="string" calcext:value-type="string">
            <text:p>1:5,658</text:p>
          </table:table-cell>
          <table:table-cell office:value-type="string" calcext:value-type="string">
            <text:p>IsNB</text:p>
          </table:table-cell>
          <table:table-cell table:formula="of:=IF([.F888]=&quot;&quot;;&quot;IsMale&quot;; [.F888])" office:value-type="string" office:string-value="IsNB" calcext:value-type="string">
            <text:p>IsNB</text:p>
          </table:table-cell>
          <table:table-cell/>
          <table:table-cell table:formula="of:=[.C888]" office:value-type="string" office:string-value="Uwem" calcext:value-type="string">
            <text:p>Uwem</text:p>
          </table:table-cell>
          <table:table-cell table:formula="of:=[.G888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rasheed" xlink:type="simple">Abdulrasheed</text:a></text:p>
          </table:table-cell>
          <table:table-cell office:value-type="float" office:value="31333" calcext:value-type="float">
            <text:p>31333</text:p>
          </table:table-cell>
          <table:table-cell office:value-type="string" calcext:value-type="string">
            <text:p>1:5,667</text:p>
          </table:table-cell>
          <table:table-cell/>
          <table:table-cell table:formula="of:=IF([.F889]=&quot;&quot;;&quot;IsMale&quot;; [.F889])" office:value-type="string" office:string-value="IsMale" calcext:value-type="string">
            <text:p>IsMale</text:p>
          </table:table-cell>
          <table:table-cell/>
          <table:table-cell table:formula="of:=[.C889]" office:value-type="string" office:string-value="Abdulrasheed" calcext:value-type="string">
            <text:p>Abdulrasheed</text:p>
          </table:table-cell>
          <table:table-cell table:formula="of:=[.G8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ubaida" xlink:type="simple">Ubaida</text:a></text:p>
          </table:table-cell>
          <table:table-cell office:value-type="float" office:value="31293" calcext:value-type="float">
            <text:p>31293</text:p>
          </table:table-cell>
          <table:table-cell office:value-type="string" calcext:value-type="string">
            <text:p>1:5,674</text:p>
          </table:table-cell>
          <table:table-cell office:value-type="string" calcext:value-type="string">
            <text:p>IsFemale</text:p>
          </table:table-cell>
          <table:table-cell table:formula="of:=IF([.F890]=&quot;&quot;;&quot;IsMale&quot;; [.F890])" office:value-type="string" office:string-value="IsFemale" calcext:value-type="string">
            <text:p>IsFemale</text:p>
          </table:table-cell>
          <table:table-cell/>
          <table:table-cell table:formula="of:=[.C890]" office:value-type="string" office:string-value="Ubaida" calcext:value-type="string">
            <text:p>Ubaida</text:p>
          </table:table-cell>
          <table:table-cell table:formula="of:=[.G89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<text:a xlink:href="https://forebears.io/forenames/idorenyin" xlink:type="simple">Idorenyin</text:a></text:p>
          </table:table-cell>
          <table:table-cell office:value-type="float" office:value="31269" calcext:value-type="float">
            <text:p>31269</text:p>
          </table:table-cell>
          <table:table-cell office:value-type="string" calcext:value-type="string">
            <text:p>1:5,679</text:p>
          </table:table-cell>
          <table:table-cell office:value-type="string" calcext:value-type="string">
            <text:p>IsNB</text:p>
          </table:table-cell>
          <table:table-cell table:formula="of:=IF([.F891]=&quot;&quot;;&quot;IsMale&quot;; [.F891])" office:value-type="string" office:string-value="IsNB" calcext:value-type="string">
            <text:p>IsNB</text:p>
          </table:table-cell>
          <table:table-cell/>
          <table:table-cell table:formula="of:=[.C891]" office:value-type="string" office:string-value="Idorenyin" calcext:value-type="string">
            <text:p>Idorenyin</text:p>
          </table:table-cell>
          <table:table-cell table:formula="of:=[.G89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theophilus" xlink:type="simple">Theophilus</text:a></text:p>
          </table:table-cell>
          <table:table-cell office:value-type="float" office:value="31032" calcext:value-type="float">
            <text:p>31032</text:p>
          </table:table-cell>
          <table:table-cell office:value-type="string" calcext:value-type="string">
            <text:p>1:5,722</text:p>
          </table:table-cell>
          <table:table-cell/>
          <table:table-cell table:formula="of:=IF([.F892]=&quot;&quot;;&quot;IsMale&quot;; [.F892])" office:value-type="string" office:string-value="IsMale" calcext:value-type="string">
            <text:p>IsMale</text:p>
          </table:table-cell>
          <table:table-cell/>
          <table:table-cell table:formula="of:=[.C892]" office:value-type="string" office:string-value="Theophilus" calcext:value-type="string">
            <text:p>Theophilus</text:p>
          </table:table-cell>
          <table:table-cell table:formula="of:=[.G89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dia" xlink:type="simple">Sadia</text:a></text:p>
          </table:table-cell>
          <table:table-cell office:value-type="float" office:value="31019" calcext:value-type="float">
            <text:p>31019</text:p>
          </table:table-cell>
          <table:table-cell office:value-type="string" calcext:value-type="string">
            <text:p>1:5,724</text:p>
          </table:table-cell>
          <table:table-cell office:value-type="string" calcext:value-type="string">
            <text:p>IsFemale</text:p>
          </table:table-cell>
          <table:table-cell table:formula="of:=IF([.F893]=&quot;&quot;;&quot;IsMale&quot;; [.F893])" office:value-type="string" office:string-value="IsFemale" calcext:value-type="string">
            <text:p>IsFemale</text:p>
          </table:table-cell>
          <table:table-cell/>
          <table:table-cell table:formula="of:=[.C893]" office:value-type="string" office:string-value="Sadia" calcext:value-type="string">
            <text:p>Sadia</text:p>
          </table:table-cell>
          <table:table-cell table:formula="of:=[.G89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garuba" xlink:type="simple">Garuba</text:a></text:p>
          </table:table-cell>
          <table:table-cell office:value-type="float" office:value="30911" calcext:value-type="float">
            <text:p>30911</text:p>
          </table:table-cell>
          <table:table-cell office:value-type="string" calcext:value-type="string">
            <text:p>1:5,744</text:p>
          </table:table-cell>
          <table:table-cell/>
          <table:table-cell table:formula="of:=IF([.F894]=&quot;&quot;;&quot;IsMale&quot;; [.F894])" office:value-type="string" office:string-value="IsMale" calcext:value-type="string">
            <text:p>IsMale</text:p>
          </table:table-cell>
          <table:table-cell/>
          <table:table-cell table:formula="of:=[.C894]" office:value-type="string" office:string-value="Garuba" calcext:value-type="string">
            <text:p>Garuba</text:p>
          </table:table-cell>
          <table:table-cell table:formula="of:=[.G89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irginia" xlink:type="simple">Virginia</text:a></text:p>
          </table:table-cell>
          <table:table-cell office:value-type="float" office:value="30902" calcext:value-type="float">
            <text:p>30902</text:p>
          </table:table-cell>
          <table:table-cell office:value-type="string" calcext:value-type="string">
            <text:p>1:5,746</text:p>
          </table:table-cell>
          <table:table-cell office:value-type="string" calcext:value-type="string">
            <text:p>IsFemale</text:p>
          </table:table-cell>
          <table:table-cell table:formula="of:=IF([.F895]=&quot;&quot;;&quot;IsMale&quot;; [.F895])" office:value-type="string" office:string-value="IsFemale" calcext:value-type="string">
            <text:p>IsFemale</text:p>
          </table:table-cell>
          <table:table-cell/>
          <table:table-cell table:formula="of:=[.C895]" office:value-type="string" office:string-value="Virginia" calcext:value-type="string">
            <text:p>Virginia</text:p>
          </table:table-cell>
          <table:table-cell table:formula="of:=[.G89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valentine" xlink:type="simple">Valentine</text:a></text:p>
          </table:table-cell>
          <table:table-cell office:value-type="float" office:value="30864" calcext:value-type="float">
            <text:p>30864</text:p>
          </table:table-cell>
          <table:table-cell office:value-type="string" calcext:value-type="string">
            <text:p>1:5,753</text:p>
          </table:table-cell>
          <table:table-cell/>
          <table:table-cell table:formula="of:=IF([.F896]=&quot;&quot;;&quot;IsMale&quot;; [.F896])" office:value-type="string" office:string-value="IsMale" calcext:value-type="string">
            <text:p>IsMale</text:p>
          </table:table-cell>
          <table:table-cell/>
          <table:table-cell table:formula="of:=[.C896]" office:value-type="string" office:string-value="Valentine" calcext:value-type="string">
            <text:p>Valentine</text:p>
          </table:table-cell>
          <table:table-cell table:formula="of:=[.G8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ejoke" xlink:type="simple">Adejoke</text:a></text:p>
          </table:table-cell>
          <table:table-cell office:value-type="float" office:value="30848" calcext:value-type="float">
            <text:p>30848</text:p>
          </table:table-cell>
          <table:table-cell office:value-type="string" calcext:value-type="string">
            <text:p>1:5,756</text:p>
          </table:table-cell>
          <table:table-cell office:value-type="string" calcext:value-type="string">
            <text:p>IsFemale</text:p>
          </table:table-cell>
          <table:table-cell table:formula="of:=IF([.F897]=&quot;&quot;;&quot;IsMale&quot;; [.F897])" office:value-type="string" office:string-value="IsFemale" calcext:value-type="string">
            <text:p>IsFemale</text:p>
          </table:table-cell>
          <table:table-cell/>
          <table:table-cell table:formula="of:=[.C897]" office:value-type="string" office:string-value="Adejoke" calcext:value-type="string">
            <text:p>Adejoke</text:p>
          </table:table-cell>
          <table:table-cell table:formula="of:=[.G89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amat" xlink:type="simple">Ramat</text:a></text:p>
          </table:table-cell>
          <table:table-cell office:value-type="float" office:value="30840" calcext:value-type="float">
            <text:p>30840</text:p>
          </table:table-cell>
          <table:table-cell office:value-type="string" calcext:value-type="string">
            <text:p>1:5,758</text:p>
          </table:table-cell>
          <table:table-cell office:value-type="string" calcext:value-type="string">
            <text:p>IsFemale</text:p>
          </table:table-cell>
          <table:table-cell table:formula="of:=IF([.F898]=&quot;&quot;;&quot;IsMale&quot;; [.F898])" office:value-type="string" office:string-value="IsFemale" calcext:value-type="string">
            <text:p>IsFemale</text:p>
          </table:table-cell>
          <table:table-cell/>
          <table:table-cell table:formula="of:=[.C898]" office:value-type="string" office:string-value="Ramat" calcext:value-type="string">
            <text:p>Ramat</text:p>
          </table:table-cell>
          <table:table-cell table:formula="of:=[.G89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<text:a xlink:href="https://forebears.io/forenames/nse" xlink:type="simple">Nse</text:a></text:p>
          </table:table-cell>
          <table:table-cell office:value-type="float" office:value="30769" calcext:value-type="float">
            <text:p>30769</text:p>
          </table:table-cell>
          <table:table-cell office:value-type="string" calcext:value-type="string">
            <text:p>1:5,771</text:p>
          </table:table-cell>
          <table:table-cell office:value-type="string" calcext:value-type="string">
            <text:p>IsNB</text:p>
          </table:table-cell>
          <table:table-cell table:formula="of:=IF([.F899]=&quot;&quot;;&quot;IsMale&quot;; [.F899])" office:value-type="string" office:string-value="IsNB" calcext:value-type="string">
            <text:p>IsNB</text:p>
          </table:table-cell>
          <table:table-cell/>
          <table:table-cell table:formula="of:=[.C899]" office:value-type="string" office:string-value="Nse" calcext:value-type="string">
            <text:p>Nse</text:p>
          </table:table-cell>
          <table:table-cell table:formula="of:=[.G89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elestina" xlink:type="simple">Celestina</text:a></text:p>
          </table:table-cell>
          <table:table-cell office:value-type="float" office:value="30649" calcext:value-type="float">
            <text:p>30649</text:p>
          </table:table-cell>
          <table:table-cell office:value-type="string" calcext:value-type="string">
            <text:p>1:5,793</text:p>
          </table:table-cell>
          <table:table-cell office:value-type="string" calcext:value-type="string">
            <text:p>IsFemale</text:p>
          </table:table-cell>
          <table:table-cell table:formula="of:=IF([.F900]=&quot;&quot;;&quot;IsMale&quot;; [.F900])" office:value-type="string" office:string-value="IsFemale" calcext:value-type="string">
            <text:p>IsFemale</text:p>
          </table:table-cell>
          <table:table-cell/>
          <table:table-cell table:formula="of:=[.C900]" office:value-type="string" office:string-value="Celestina" calcext:value-type="string">
            <text:p>Celestina</text:p>
          </table:table-cell>
          <table:table-cell table:formula="of:=[.G90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limatu" xlink:type="simple">Halimatu</text:a></text:p>
          </table:table-cell>
          <table:table-cell office:value-type="float" office:value="30352" calcext:value-type="float">
            <text:p>30352</text:p>
          </table:table-cell>
          <table:table-cell office:value-type="string" calcext:value-type="string">
            <text:p>1:5,850</text:p>
          </table:table-cell>
          <table:table-cell office:value-type="string" calcext:value-type="string">
            <text:p>IsFemale</text:p>
          </table:table-cell>
          <table:table-cell table:formula="of:=IF([.F901]=&quot;&quot;;&quot;IsMale&quot;; [.F901])" office:value-type="string" office:string-value="IsFemale" calcext:value-type="string">
            <text:p>IsFemale</text:p>
          </table:table-cell>
          <table:table-cell/>
          <table:table-cell table:formula="of:=[.C901]" office:value-type="string" office:string-value="Halimatu" calcext:value-type="string">
            <text:p>Halimatu</text:p>
          </table:table-cell>
          <table:table-cell table:formula="of:=[.G90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emiu" xlink:type="simple">Semiu</text:a></text:p>
          </table:table-cell>
          <table:table-cell office:value-type="float" office:value="30273" calcext:value-type="float">
            <text:p>30273</text:p>
          </table:table-cell>
          <table:table-cell office:value-type="string" calcext:value-type="string">
            <text:p>1:5,865</text:p>
          </table:table-cell>
          <table:table-cell/>
          <table:table-cell table:formula="of:=IF([.F902]=&quot;&quot;;&quot;IsMale&quot;; [.F902])" office:value-type="string" office:string-value="IsMale" calcext:value-type="string">
            <text:p>IsMale</text:p>
          </table:table-cell>
          <table:table-cell/>
          <table:table-cell table:formula="of:=[.C902]" office:value-type="string" office:string-value="Semiu" calcext:value-type="string">
            <text:p>Semiu</text:p>
          </table:table-cell>
          <table:table-cell table:formula="of:=[.G90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ordelia" xlink:type="simple">Cordelia</text:a></text:p>
          </table:table-cell>
          <table:table-cell office:value-type="float" office:value="30272" calcext:value-type="float">
            <text:p>30272</text:p>
          </table:table-cell>
          <table:table-cell office:value-type="string" calcext:value-type="string">
            <text:p>1:5,866</text:p>
          </table:table-cell>
          <table:table-cell office:value-type="string" calcext:value-type="string">
            <text:p>IsFemale</text:p>
          </table:table-cell>
          <table:table-cell table:formula="of:=IF([.F903]=&quot;&quot;;&quot;IsMale&quot;; [.F903])" office:value-type="string" office:string-value="IsFemale" calcext:value-type="string">
            <text:p>IsFemale</text:p>
          </table:table-cell>
          <table:table-cell/>
          <table:table-cell table:formula="of:=[.C903]" office:value-type="string" office:string-value="Cordelia" calcext:value-type="string">
            <text:p>Cordelia</text:p>
          </table:table-cell>
          <table:table-cell table:formula="of:=[.G90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turday" xlink:type="simple">Saturday</text:a></text:p>
          </table:table-cell>
          <table:table-cell office:value-type="float" office:value="30260" calcext:value-type="float">
            <text:p>30260</text:p>
          </table:table-cell>
          <table:table-cell office:value-type="string" calcext:value-type="string">
            <text:p>1:5,868</text:p>
          </table:table-cell>
          <table:table-cell/>
          <table:table-cell table:formula="of:=IF([.F904]=&quot;&quot;;&quot;IsMale&quot;; [.F904])" office:value-type="string" office:string-value="IsMale" calcext:value-type="string">
            <text:p>IsMale</text:p>
          </table:table-cell>
          <table:table-cell/>
          <table:table-cell table:formula="of:=[.C904]" office:value-type="string" office:string-value="Saturday" calcext:value-type="string">
            <text:p>Saturday</text:p>
          </table:table-cell>
          <table:table-cell table:formula="of:=[.G90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ufus" xlink:type="simple">Rufus</text:a></text:p>
          </table:table-cell>
          <table:table-cell office:value-type="float" office:value="30193" calcext:value-type="float">
            <text:p>30193</text:p>
          </table:table-cell>
          <table:table-cell office:value-type="string" calcext:value-type="string">
            <text:p>1:5,881</text:p>
          </table:table-cell>
          <table:table-cell/>
          <table:table-cell table:formula="of:=IF([.F905]=&quot;&quot;;&quot;IsMale&quot;; [.F905])" office:value-type="string" office:string-value="IsMale" calcext:value-type="string">
            <text:p>IsMale</text:p>
          </table:table-cell>
          <table:table-cell/>
          <table:table-cell table:formula="of:=[.C905]" office:value-type="string" office:string-value="Rufus" calcext:value-type="string">
            <text:p>Rufus</text:p>
          </table:table-cell>
          <table:table-cell table:formula="of:=[.G90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<text:a xlink:href="https://forebears.io/forenames/chinwendu" xlink:type="simple">Chinwendu</text:a></text:p>
          </table:table-cell>
          <table:table-cell office:value-type="float" office:value="30101" calcext:value-type="float">
            <text:p>30101</text:p>
          </table:table-cell>
          <table:table-cell office:value-type="string" calcext:value-type="string">
            <text:p>1:5,899</text:p>
          </table:table-cell>
          <table:table-cell office:value-type="string" calcext:value-type="string">
            <text:p>IsNB</text:p>
          </table:table-cell>
          <table:table-cell table:formula="of:=IF([.F906]=&quot;&quot;;&quot;IsMale&quot;; [.F906])" office:value-type="string" office:string-value="IsNB" calcext:value-type="string">
            <text:p>IsNB</text:p>
          </table:table-cell>
          <table:table-cell/>
          <table:table-cell table:formula="of:=[.C906]" office:value-type="string" office:string-value="Chinwendu" calcext:value-type="string">
            <text:p>Chinwendu</text:p>
          </table:table-cell>
          <table:table-cell table:formula="of:=[.G90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obert" xlink:type="simple">Robert</text:a></text:p>
          </table:table-cell>
          <table:table-cell office:value-type="float" office:value="30086" calcext:value-type="float">
            <text:p>30086</text:p>
          </table:table-cell>
          <table:table-cell office:value-type="string" calcext:value-type="string">
            <text:p>1:5,902</text:p>
          </table:table-cell>
          <table:table-cell/>
          <table:table-cell table:formula="of:=IF([.F907]=&quot;&quot;;&quot;IsMale&quot;; [.F907])" office:value-type="string" office:string-value="IsMale" calcext:value-type="string">
            <text:p>IsMale</text:p>
          </table:table-cell>
          <table:table-cell/>
          <table:table-cell table:formula="of:=[.C907]" office:value-type="string" office:string-value="Robert" calcext:value-type="string">
            <text:p>Robert</text:p>
          </table:table-cell>
          <table:table-cell table:formula="of:=[.G90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lara" xlink:type="simple">Clara</text:a>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1:5,906</text:p>
          </table:table-cell>
          <table:table-cell office:value-type="string" calcext:value-type="string">
            <text:p>IsFemale</text:p>
          </table:table-cell>
          <table:table-cell table:formula="of:=IF([.F908]=&quot;&quot;;&quot;IsMale&quot;; [.F908])" office:value-type="string" office:string-value="IsFemale" calcext:value-type="string">
            <text:p>IsFemale</text:p>
          </table:table-cell>
          <table:table-cell/>
          <table:table-cell table:formula="of:=[.C908]" office:value-type="string" office:string-value="Clara" calcext:value-type="string">
            <text:p>Clara</text:p>
          </table:table-cell>
          <table:table-cell table:formula="of:=[.G90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viour" xlink:type="simple">Saviour</text:a></text:p>
          </table:table-cell>
          <table:table-cell office:value-type="float" office:value="29920" calcext:value-type="float">
            <text:p>29920</text:p>
          </table:table-cell>
          <table:table-cell office:value-type="string" calcext:value-type="string">
            <text:p>1:5,935</text:p>
          </table:table-cell>
          <table:table-cell/>
          <table:table-cell table:formula="of:=IF([.F909]=&quot;&quot;;&quot;IsMale&quot;; [.F909])" office:value-type="string" office:string-value="IsMale" calcext:value-type="string">
            <text:p>IsMale</text:p>
          </table:table-cell>
          <table:table-cell/>
          <table:table-cell table:formula="of:=[.C909]" office:value-type="string" office:string-value="Saviour" calcext:value-type="string">
            <text:p>Saviour</text:p>
          </table:table-cell>
          <table:table-cell table:formula="of:=[.G90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afolabi" xlink:type="simple">Afolabi</text:a></text:p>
          </table:table-cell>
          <table:table-cell office:value-type="float" office:value="29888" calcext:value-type="float">
            <text:p>29888</text:p>
          </table:table-cell>
          <table:table-cell office:value-type="string" calcext:value-type="string">
            <text:p>1:5,941</text:p>
          </table:table-cell>
          <table:table-cell/>
          <table:table-cell table:formula="of:=IF([.F910]=&quot;&quot;;&quot;IsMale&quot;; [.F910])" office:value-type="string" office:string-value="IsMale" calcext:value-type="string">
            <text:p>IsMale</text:p>
          </table:table-cell>
          <table:table-cell/>
          <table:table-cell table:formula="of:=[.C910]" office:value-type="string" office:string-value="Afolabi" calcext:value-type="string">
            <text:p>Afolabi</text:p>
          </table:table-cell>
          <table:table-cell table:formula="of:=[.G91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sil" xlink:type="simple">Basil</text:a></text:p>
          </table:table-cell>
          <table:table-cell office:value-type="float" office:value="29886" calcext:value-type="float">
            <text:p>29886</text:p>
          </table:table-cell>
          <table:table-cell office:value-type="string" calcext:value-type="string">
            <text:p>1:5,941</text:p>
          </table:table-cell>
          <table:table-cell/>
          <table:table-cell table:formula="of:=IF([.F911]=&quot;&quot;;&quot;IsMale&quot;; [.F911])" office:value-type="string" office:string-value="IsMale" calcext:value-type="string">
            <text:p>IsMale</text:p>
          </table:table-cell>
          <table:table-cell/>
          <table:table-cell table:formula="of:=[.C911]" office:value-type="string" office:string-value="Basil" calcext:value-type="string">
            <text:p>Basil</text:p>
          </table:table-cell>
          <table:table-cell table:formula="of:=[.G91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i" xlink:type="simple">Ai</text:a></text:p>
          </table:table-cell>
          <table:table-cell office:value-type="float" office:value="29854" calcext:value-type="float">
            <text:p>29854</text:p>
          </table:table-cell>
          <table:table-cell office:value-type="string" calcext:value-type="string">
            <text:p>1:5,948</text:p>
          </table:table-cell>
          <table:table-cell office:value-type="string" calcext:value-type="string">
            <text:p>IsFemale</text:p>
          </table:table-cell>
          <table:table-cell table:formula="of:=IF([.F912]=&quot;&quot;;&quot;IsMale&quot;; [.F912])" office:value-type="string" office:string-value="IsFemale" calcext:value-type="string">
            <text:p>IsFemale</text:p>
          </table:table-cell>
          <table:table-cell/>
          <table:table-cell table:formula="of:=[.C912]" office:value-type="string" office:string-value="Ai" calcext:value-type="string">
            <text:p>Ai</text:p>
          </table:table-cell>
          <table:table-cell table:formula="of:=[.G91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olatunde" xlink:type="simple">Olatunde</text:a></text:p>
          </table:table-cell>
          <table:table-cell office:value-type="float" office:value="29824" calcext:value-type="float">
            <text:p>29824</text:p>
          </table:table-cell>
          <table:table-cell office:value-type="string" calcext:value-type="string">
            <text:p>1:5,954</text:p>
          </table:table-cell>
          <table:table-cell/>
          <table:table-cell table:formula="of:=IF([.F913]=&quot;&quot;;&quot;IsMale&quot;; [.F913])" office:value-type="string" office:string-value="IsMale" calcext:value-type="string">
            <text:p>IsMale</text:p>
          </table:table-cell>
          <table:table-cell/>
          <table:table-cell table:formula="of:=[.C913]" office:value-type="string" office:string-value="Olatunde" calcext:value-type="string">
            <text:p>Olatunde</text:p>
          </table:table-cell>
          <table:table-cell table:formula="of:=[.G91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asim" xlink:type="simple">Kasim</text:a></text:p>
          </table:table-cell>
          <table:table-cell office:value-type="float" office:value="29637" calcext:value-type="float">
            <text:p>29637</text:p>
          </table:table-cell>
          <table:table-cell office:value-type="string" calcext:value-type="string">
            <text:p>1:5,991</text:p>
          </table:table-cell>
          <table:table-cell/>
          <table:table-cell table:formula="of:=IF([.F914]=&quot;&quot;;&quot;IsMale&quot;; [.F914])" office:value-type="string" office:string-value="IsMale" calcext:value-type="string">
            <text:p>IsMale</text:p>
          </table:table-cell>
          <table:table-cell/>
          <table:table-cell table:formula="of:=[.C914]" office:value-type="string" office:string-value="Kasim" calcext:value-type="string">
            <text:p>Kasim</text:p>
          </table:table-cell>
          <table:table-cell table:formula="of:=[.G91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<text:a xlink:href="https://forebears.io/forenames/tobi" xlink:type="simple">Tobi</text:a></text:p>
          </table:table-cell>
          <table:table-cell office:value-type="float" office:value="29569" calcext:value-type="float">
            <text:p>29569</text:p>
          </table:table-cell>
          <table:table-cell office:value-type="string" calcext:value-type="string">
            <text:p>1:6,005</text:p>
          </table:table-cell>
          <table:table-cell office:value-type="string" calcext:value-type="string">
            <text:p>IsNB</text:p>
          </table:table-cell>
          <table:table-cell table:formula="of:=IF([.F915]=&quot;&quot;;&quot;IsMale&quot;; [.F915])" office:value-type="string" office:string-value="IsNB" calcext:value-type="string">
            <text:p>IsNB</text:p>
          </table:table-cell>
          <table:table-cell/>
          <table:table-cell table:formula="of:=[.C915]" office:value-type="string" office:string-value="Tobi" calcext:value-type="string">
            <text:p>Tobi</text:p>
          </table:table-cell>
          <table:table-cell table:formula="of:=[.G915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<text:a xlink:href="https://forebears.io/forenames/oluwatobi" xlink:type="simple">Oluwatobi</text:a></text:p>
          </table:table-cell>
          <table:table-cell office:value-type="float" office:value="29524" calcext:value-type="float">
            <text:p>29524</text:p>
          </table:table-cell>
          <table:table-cell office:value-type="string" calcext:value-type="string">
            <text:p>1:6,014</text:p>
          </table:table-cell>
          <table:table-cell office:value-type="string" calcext:value-type="string">
            <text:p>IsNB</text:p>
          </table:table-cell>
          <table:table-cell table:formula="of:=IF([.F916]=&quot;&quot;;&quot;IsMale&quot;; [.F916])" office:value-type="string" office:string-value="IsNB" calcext:value-type="string">
            <text:p>IsNB</text:p>
          </table:table-cell>
          <table:table-cell/>
          <table:table-cell table:formula="of:=[.C916]" office:value-type="string" office:string-value="Oluwatobi" calcext:value-type="string">
            <text:p>Oluwatobi</text:p>
          </table:table-cell>
          <table:table-cell table:formula="of:=[.G91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idat" xlink:type="simple">Saidat</text:a></text:p>
          </table:table-cell>
          <table:table-cell office:value-type="float" office:value="29406" calcext:value-type="float">
            <text:p>29406</text:p>
          </table:table-cell>
          <table:table-cell office:value-type="string" calcext:value-type="string">
            <text:p>1:6,038</text:p>
          </table:table-cell>
          <table:table-cell office:value-type="string" calcext:value-type="string">
            <text:p>IsFemale</text:p>
          </table:table-cell>
          <table:table-cell table:formula="of:=IF([.F917]=&quot;&quot;;&quot;IsMale&quot;; [.F917])" office:value-type="string" office:string-value="IsFemale" calcext:value-type="string">
            <text:p>IsFemale</text:p>
          </table:table-cell>
          <table:table-cell/>
          <table:table-cell table:formula="of:=[.C917]" office:value-type="string" office:string-value="Saidat" calcext:value-type="string">
            <text:p>Saidat</text:p>
          </table:table-cell>
          <table:table-cell table:formula="of:=[.G91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hidimma" xlink:type="simple">Chidimma</text:a>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1:6,044</text:p>
          </table:table-cell>
          <table:table-cell office:value-type="string" calcext:value-type="string">
            <text:p>IsFemale</text:p>
          </table:table-cell>
          <table:table-cell table:formula="of:=IF([.F918]=&quot;&quot;;&quot;IsMale&quot;; [.F918])" office:value-type="string" office:string-value="IsFemale" calcext:value-type="string">
            <text:p>IsFemale</text:p>
          </table:table-cell>
          <table:table-cell/>
          <table:table-cell table:formula="of:=[.C918]" office:value-type="string" office:string-value="Chidimma" calcext:value-type="string">
            <text:p>Chidimma</text:p>
          </table:table-cell>
          <table:table-cell table:formula="of:=[.G91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percentage" office:value="0.83" calcext:value-type="percentage">
            <text:p>83.00%</text:p>
          </table:table-cell>
          <table:table-cell office:value-type="string" calcext:value-type="string">
            <text:p><text:a xlink:href="https://forebears.io/forenames/aniekan" xlink:type="simple">Aniekan</text:a></text:p>
          </table:table-cell>
          <table:table-cell office:value-type="float" office:value="29366" calcext:value-type="float">
            <text:p>29366</text:p>
          </table:table-cell>
          <table:table-cell office:value-type="string" calcext:value-type="string">
            <text:p>1:6,047</text:p>
          </table:table-cell>
          <table:table-cell office:value-type="string" calcext:value-type="string">
            <text:p>IsNB</text:p>
          </table:table-cell>
          <table:table-cell table:formula="of:=IF([.F919]=&quot;&quot;;&quot;IsMale&quot;; [.F919])" office:value-type="string" office:string-value="IsNB" calcext:value-type="string">
            <text:p>IsNB</text:p>
          </table:table-cell>
          <table:table-cell/>
          <table:table-cell table:formula="of:=[.C919]" office:value-type="string" office:string-value="Aniekan" calcext:value-type="string">
            <text:p>Aniekan</text:p>
          </table:table-cell>
          <table:table-cell table:formula="of:=[.G91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xwell" xlink:type="simple">Maxwell</text:a></text:p>
          </table:table-cell>
          <table:table-cell office:value-type="float" office:value="29360" calcext:value-type="float">
            <text:p>29360</text:p>
          </table:table-cell>
          <table:table-cell office:value-type="string" calcext:value-type="string">
            <text:p>1:6,048</text:p>
          </table:table-cell>
          <table:table-cell/>
          <table:table-cell table:formula="of:=IF([.F920]=&quot;&quot;;&quot;IsMale&quot;; [.F920])" office:value-type="string" office:string-value="IsMale" calcext:value-type="string">
            <text:p>IsMale</text:p>
          </table:table-cell>
          <table:table-cell/>
          <table:table-cell table:formula="of:=[.C920]" office:value-type="string" office:string-value="Maxwell" calcext:value-type="string">
            <text:p>Maxwell</text:p>
          </table:table-cell>
          <table:table-cell table:formula="of:=[.G92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<text:a xlink:href="https://forebears.io/forenames/amaechi" xlink:type="simple">Amaechi</text:a></text:p>
          </table:table-cell>
          <table:table-cell office:value-type="float" office:value="29327" calcext:value-type="float">
            <text:p>29327</text:p>
          </table:table-cell>
          <table:table-cell office:value-type="string" calcext:value-type="string">
            <text:p>1:6,055</text:p>
          </table:table-cell>
          <table:table-cell office:value-type="string" calcext:value-type="string">
            <text:p>IsNB</text:p>
          </table:table-cell>
          <table:table-cell table:formula="of:=IF([.F921]=&quot;&quot;;&quot;IsMale&quot;; [.F921])" office:value-type="string" office:string-value="IsNB" calcext:value-type="string">
            <text:p>IsNB</text:p>
          </table:table-cell>
          <table:table-cell/>
          <table:table-cell table:formula="of:=[.C921]" office:value-type="string" office:string-value="Amaechi" calcext:value-type="string">
            <text:p>Amaechi</text:p>
          </table:table-cell>
          <table:table-cell table:formula="of:=[.G92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iza" xlink:type="simple">Faiza</text:a>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1:6,080</text:p>
          </table:table-cell>
          <table:table-cell office:value-type="string" calcext:value-type="string">
            <text:p>IsFemale</text:p>
          </table:table-cell>
          <table:table-cell table:formula="of:=IF([.F922]=&quot;&quot;;&quot;IsMale&quot;; [.F922])" office:value-type="string" office:string-value="IsFemale" calcext:value-type="string">
            <text:p>IsFemale</text:p>
          </table:table-cell>
          <table:table-cell/>
          <table:table-cell table:formula="of:=[.C922]" office:value-type="string" office:string-value="Faiza" calcext:value-type="string">
            <text:p>Faiza</text:p>
          </table:table-cell>
          <table:table-cell table:formula="of:=[.G92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emunat" xlink:type="simple">Memunat</text:a></text:p>
          </table:table-cell>
          <table:table-cell office:value-type="float" office:value="29200" calcext:value-type="float">
            <text:p>29200</text:p>
          </table:table-cell>
          <table:table-cell office:value-type="string" calcext:value-type="string">
            <text:p>1:6,081</text:p>
          </table:table-cell>
          <table:table-cell office:value-type="string" calcext:value-type="string">
            <text:p>IsFemale</text:p>
          </table:table-cell>
          <table:table-cell table:formula="of:=IF([.F923]=&quot;&quot;;&quot;IsMale&quot;; [.F923])" office:value-type="string" office:string-value="IsFemale" calcext:value-type="string">
            <text:p>IsFemale</text:p>
          </table:table-cell>
          <table:table-cell/>
          <table:table-cell table:formula="of:=[.C923]" office:value-type="string" office:string-value="Memunat" calcext:value-type="string">
            <text:p>Memunat</text:p>
          </table:table-cell>
          <table:table-cell table:formula="of:=[.G92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ikirat" xlink:type="simple">Sikirat</text:a></text:p>
          </table:table-cell>
          <table:table-cell office:value-type="float" office:value="29163" calcext:value-type="float">
            <text:p>29163</text:p>
          </table:table-cell>
          <table:table-cell office:value-type="string" calcext:value-type="string">
            <text:p>1:6,089</text:p>
          </table:table-cell>
          <table:table-cell office:value-type="string" calcext:value-type="string">
            <text:p>IsFemale</text:p>
          </table:table-cell>
          <table:table-cell table:formula="of:=IF([.F924]=&quot;&quot;;&quot;IsMale&quot;; [.F924])" office:value-type="string" office:string-value="IsFemale" calcext:value-type="string">
            <text:p>IsFemale</text:p>
          </table:table-cell>
          <table:table-cell/>
          <table:table-cell table:formula="of:=[.C924]" office:value-type="string" office:string-value="Sikirat" calcext:value-type="string">
            <text:p>Sikirat</text:p>
          </table:table-cell>
          <table:table-cell table:formula="of:=[.G92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ustice" xlink:type="simple">Justice</text:a></text:p>
          </table:table-cell>
          <table:table-cell office:value-type="float" office:value="29142" calcext:value-type="float">
            <text:p>29142</text:p>
          </table:table-cell>
          <table:table-cell office:value-type="string" calcext:value-type="string">
            <text:p>1:6,093</text:p>
          </table:table-cell>
          <table:table-cell/>
          <table:table-cell table:formula="of:=IF([.F925]=&quot;&quot;;&quot;IsMale&quot;; [.F925])" office:value-type="string" office:string-value="IsMale" calcext:value-type="string">
            <text:p>IsMale</text:p>
          </table:table-cell>
          <table:table-cell/>
          <table:table-cell table:formula="of:=[.C925]" office:value-type="string" office:string-value="Justice" calcext:value-type="string">
            <text:p>Justice</text:p>
          </table:table-cell>
          <table:table-cell table:formula="of:=[.G92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<text:a xlink:href="https://forebears.io/forenames/sidi" xlink:type="simple">Sidi</text:a></text:p>
          </table:table-cell>
          <table:table-cell office:value-type="float" office:value="29130" calcext:value-type="float">
            <text:p>29130</text:p>
          </table:table-cell>
          <table:table-cell office:value-type="string" calcext:value-type="string">
            <text:p>1:6,096</text:p>
          </table:table-cell>
          <table:table-cell office:value-type="string" calcext:value-type="string">
            <text:p>IsNB</text:p>
          </table:table-cell>
          <table:table-cell table:formula="of:=IF([.F926]=&quot;&quot;;&quot;IsMale&quot;; [.F926])" office:value-type="string" office:string-value="IsNB" calcext:value-type="string">
            <text:p>IsNB</text:p>
          </table:table-cell>
          <table:table-cell/>
          <table:table-cell table:formula="of:=[.C926]" office:value-type="string" office:string-value="Sidi" calcext:value-type="string">
            <text:p>Sidi</text:p>
          </table:table-cell>
          <table:table-cell table:formula="of:=[.G92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ubabatu" xlink:type="simple">Lubabatu</text:a></text:p>
          </table:table-cell>
          <table:table-cell office:value-type="float" office:value="29079" calcext:value-type="float">
            <text:p>29079</text:p>
          </table:table-cell>
          <table:table-cell office:value-type="string" calcext:value-type="string">
            <text:p>1:6,106</text:p>
          </table:table-cell>
          <table:table-cell office:value-type="string" calcext:value-type="string">
            <text:p>IsFemale</text:p>
          </table:table-cell>
          <table:table-cell table:formula="of:=IF([.F927]=&quot;&quot;;&quot;IsMale&quot;; [.F927])" office:value-type="string" office:string-value="IsFemale" calcext:value-type="string">
            <text:p>IsFemale</text:p>
          </table:table-cell>
          <table:table-cell/>
          <table:table-cell table:formula="of:=[.C927]" office:value-type="string" office:string-value="Lubabatu" calcext:value-type="string">
            <text:p>Lubabatu</text:p>
          </table:table-cell>
          <table:table-cell table:formula="of:=[.G92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percentage" office:value="0.97" calcext:value-type="percentage">
            <text:p>97.00%</text:p>
          </table:table-cell>
          <table:table-cell office:value-type="string" calcext:value-type="string">
            <text:p><text:a xlink:href="https://forebears.io/forenames/bulama" xlink:type="simple">Bulama</text:a></text:p>
          </table:table-cell>
          <table:table-cell office:value-type="float" office:value="29032" calcext:value-type="float">
            <text:p>29032</text:p>
          </table:table-cell>
          <table:table-cell office:value-type="string" calcext:value-type="string">
            <text:p>1:6,116</text:p>
          </table:table-cell>
          <table:table-cell/>
          <table:table-cell table:formula="of:=IF([.F928]=&quot;&quot;;&quot;IsMale&quot;; [.F928])" office:value-type="string" office:string-value="IsMale" calcext:value-type="string">
            <text:p>IsMale</text:p>
          </table:table-cell>
          <table:table-cell/>
          <table:table-cell table:formula="of:=[.C928]" office:value-type="string" office:string-value="Bulama" calcext:value-type="string">
            <text:p>Bulama</text:p>
          </table:table-cell>
          <table:table-cell table:formula="of:=[.G92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percentage" office:value="0.53" calcext:value-type="percentage">
            <text:p>53.00%</text:p>
          </table:table-cell>
          <table:table-cell office:value-type="string" calcext:value-type="string">
            <text:p><text:a xlink:href="https://forebears.io/forenames/obioma" xlink:type="simple">Obioma</text:a></text:p>
          </table:table-cell>
          <table:table-cell office:value-type="float" office:value="29023" calcext:value-type="float">
            <text:p>29023</text:p>
          </table:table-cell>
          <table:table-cell office:value-type="string" calcext:value-type="string">
            <text:p>1:6,118</text:p>
          </table:table-cell>
          <table:table-cell office:value-type="string" calcext:value-type="string">
            <text:p>IsNB</text:p>
          </table:table-cell>
          <table:table-cell table:formula="of:=IF([.F929]=&quot;&quot;;&quot;IsMale&quot;; [.F929])" office:value-type="string" office:string-value="IsNB" calcext:value-type="string">
            <text:p>IsNB</text:p>
          </table:table-cell>
          <table:table-cell/>
          <table:table-cell table:formula="of:=[.C929]" office:value-type="string" office:string-value="Obioma" calcext:value-type="string">
            <text:p>Obioma</text:p>
          </table:table-cell>
          <table:table-cell table:formula="of:=[.G929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ass" xlink:type="simple">Abass</text:a></text:p>
          </table:table-cell>
          <table:table-cell office:value-type="float" office:value="29014" calcext:value-type="float">
            <text:p>29014</text:p>
          </table:table-cell>
          <table:table-cell office:value-type="string" calcext:value-type="string">
            <text:p>1:6,120</text:p>
          </table:table-cell>
          <table:table-cell/>
          <table:table-cell table:formula="of:=IF([.F930]=&quot;&quot;;&quot;IsMale&quot;; [.F930])" office:value-type="string" office:string-value="IsMale" calcext:value-type="string">
            <text:p>IsMale</text:p>
          </table:table-cell>
          <table:table-cell/>
          <table:table-cell table:formula="of:=[.C930]" office:value-type="string" office:string-value="Abass" calcext:value-type="string">
            <text:p>Abass</text:p>
          </table:table-cell>
          <table:table-cell table:formula="of:=[.G93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hamsiya" xlink:type="simple">Shamsiya</text:a></text:p>
          </table:table-cell>
          <table:table-cell office:value-type="float" office:value="28909" calcext:value-type="float">
            <text:p>28909</text:p>
          </table:table-cell>
          <table:table-cell office:value-type="string" calcext:value-type="string">
            <text:p>1:6,142</text:p>
          </table:table-cell>
          <table:table-cell office:value-type="string" calcext:value-type="string">
            <text:p>IsFemale</text:p>
          </table:table-cell>
          <table:table-cell table:formula="of:=IF([.F931]=&quot;&quot;;&quot;IsMale&quot;; [.F931])" office:value-type="string" office:string-value="IsFemale" calcext:value-type="string">
            <text:p>IsFemale</text:p>
          </table:table-cell>
          <table:table-cell/>
          <table:table-cell table:formula="of:=[.C931]" office:value-type="string" office:string-value="Shamsiya" calcext:value-type="string">
            <text:p>Shamsiya</text:p>
          </table:table-cell>
          <table:table-cell table:formula="of:=[.G93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akunle" xlink:type="simple">Olakunle</text:a></text:p>
          </table:table-cell>
          <table:table-cell office:value-type="float" office:value="28862" calcext:value-type="float">
            <text:p>28862</text:p>
          </table:table-cell>
          <table:table-cell office:value-type="string" calcext:value-type="string">
            <text:p>1:6,152</text:p>
          </table:table-cell>
          <table:table-cell/>
          <table:table-cell table:formula="of:=IF([.F932]=&quot;&quot;;&quot;IsMale&quot;; [.F932])" office:value-type="string" office:string-value="IsMale" calcext:value-type="string">
            <text:p>IsMale</text:p>
          </table:table-cell>
          <table:table-cell/>
          <table:table-cell table:formula="of:=[.C932]" office:value-type="string" office:string-value="Olakunle" calcext:value-type="string">
            <text:p>Olakunle</text:p>
          </table:table-cell>
          <table:table-cell table:formula="of:=[.G932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<text:a xlink:href="https://forebears.io/forenames/enobong" xlink:type="simple">Enobong</text:a></text:p>
          </table:table-cell>
          <table:table-cell office:value-type="float" office:value="28840" calcext:value-type="float">
            <text:p>28840</text:p>
          </table:table-cell>
          <table:table-cell office:value-type="string" calcext:value-type="string">
            <text:p>1:6,157</text:p>
          </table:table-cell>
          <table:table-cell office:value-type="string" calcext:value-type="string">
            <text:p>IsNB</text:p>
          </table:table-cell>
          <table:table-cell table:formula="of:=IF([.F933]=&quot;&quot;;&quot;IsMale&quot;; [.F933])" office:value-type="string" office:string-value="IsNB" calcext:value-type="string">
            <text:p>IsNB</text:p>
          </table:table-cell>
          <table:table-cell/>
          <table:table-cell table:formula="of:=[.C933]" office:value-type="string" office:string-value="Enobong" calcext:value-type="string">
            <text:p>Enobong</text:p>
          </table:table-cell>
          <table:table-cell table:formula="of:=[.G933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rukaya" xlink:type="simple">Rukaya</text:a></text:p>
          </table:table-cell>
          <table:table-cell office:value-type="float" office:value="28821" calcext:value-type="float">
            <text:p>28821</text:p>
          </table:table-cell>
          <table:table-cell office:value-type="string" calcext:value-type="string">
            <text:p>1:6,161</text:p>
          </table:table-cell>
          <table:table-cell office:value-type="string" calcext:value-type="string">
            <text:p>IsFemale</text:p>
          </table:table-cell>
          <table:table-cell table:formula="of:=IF([.F934]=&quot;&quot;;&quot;IsMale&quot;; [.F934])" office:value-type="string" office:string-value="IsFemale" calcext:value-type="string">
            <text:p>IsFemale</text:p>
          </table:table-cell>
          <table:table-cell/>
          <table:table-cell table:formula="of:=[.C934]" office:value-type="string" office:string-value="Rukaya" calcext:value-type="string">
            <text:p>Rukaya</text:p>
          </table:table-cell>
          <table:table-cell table:formula="of:=[.G93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ulianah" xlink:type="simple">Julianah</text:a></text:p>
          </table:table-cell>
          <table:table-cell office:value-type="float" office:value="28810" calcext:value-type="float">
            <text:p>28810</text:p>
          </table:table-cell>
          <table:table-cell office:value-type="string" calcext:value-type="string">
            <text:p>1:6,163</text:p>
          </table:table-cell>
          <table:table-cell office:value-type="string" calcext:value-type="string">
            <text:p>IsFemale</text:p>
          </table:table-cell>
          <table:table-cell table:formula="of:=IF([.F935]=&quot;&quot;;&quot;IsMale&quot;; [.F935])" office:value-type="string" office:string-value="IsFemale" calcext:value-type="string">
            <text:p>IsFemale</text:p>
          </table:table-cell>
          <table:table-cell/>
          <table:table-cell table:formula="of:=[.C935]" office:value-type="string" office:string-value="Julianah" calcext:value-type="string">
            <text:p>Julianah</text:p>
          </table:table-cell>
          <table:table-cell table:formula="of:=[.G93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<text:a xlink:href="https://forebears.io/forenames/ene" xlink:type="simple">Ene</text:a></text:p>
          </table:table-cell>
          <table:table-cell office:value-type="float" office:value="28796" calcext:value-type="float">
            <text:p>28796</text:p>
          </table:table-cell>
          <table:table-cell office:value-type="string" calcext:value-type="string">
            <text:p>1:6,166</text:p>
          </table:table-cell>
          <table:table-cell office:value-type="string" calcext:value-type="string">
            <text:p>IsNB</text:p>
          </table:table-cell>
          <table:table-cell table:formula="of:=IF([.F936]=&quot;&quot;;&quot;IsMale&quot;; [.F936])" office:value-type="string" office:string-value="IsNB" calcext:value-type="string">
            <text:p>IsNB</text:p>
          </table:table-cell>
          <table:table-cell/>
          <table:table-cell table:formula="of:=[.C936]" office:value-type="string" office:string-value="Ene" calcext:value-type="string">
            <text:p>Ene</text:p>
          </table:table-cell>
          <table:table-cell table:formula="of:=[.G93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tim" xlink:type="simple">Atim</text:a></text:p>
          </table:table-cell>
          <table:table-cell office:value-type="float" office:value="28748" calcext:value-type="float">
            <text:p>28748</text:p>
          </table:table-cell>
          <table:table-cell office:value-type="string" calcext:value-type="string">
            <text:p>1:6,177</text:p>
          </table:table-cell>
          <table:table-cell office:value-type="string" calcext:value-type="string">
            <text:p>IsFemale</text:p>
          </table:table-cell>
          <table:table-cell table:formula="of:=IF([.F937]=&quot;&quot;;&quot;IsMale&quot;; [.F937])" office:value-type="string" office:string-value="IsFemale" calcext:value-type="string">
            <text:p>IsFemale</text:p>
          </table:table-cell>
          <table:table-cell/>
          <table:table-cell table:formula="of:=[.C937]" office:value-type="string" office:string-value="Atim" calcext:value-type="string">
            <text:p>Atim</text:p>
          </table:table-cell>
          <table:table-cell table:formula="of:=[.G93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ranklin" xlink:type="simple">Franklin</text:a></text:p>
          </table:table-cell>
          <table:table-cell office:value-type="float" office:value="28745" calcext:value-type="float">
            <text:p>28745</text:p>
          </table:table-cell>
          <table:table-cell office:value-type="string" calcext:value-type="string">
            <text:p>1:6,177</text:p>
          </table:table-cell>
          <table:table-cell/>
          <table:table-cell table:formula="of:=IF([.F938]=&quot;&quot;;&quot;IsMale&quot;; [.F938])" office:value-type="string" office:string-value="IsMale" calcext:value-type="string">
            <text:p>IsMale</text:p>
          </table:table-cell>
          <table:table-cell/>
          <table:table-cell table:formula="of:=[.C938]" office:value-type="string" office:string-value="Franklin" calcext:value-type="string">
            <text:p>Franklin</text:p>
          </table:table-cell>
          <table:table-cell table:formula="of:=[.G93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halid" xlink:type="simple">Khalid</text:a></text:p>
          </table:table-cell>
          <table:table-cell office:value-type="float" office:value="28721" calcext:value-type="float">
            <text:p>28721</text:p>
          </table:table-cell>
          <table:table-cell office:value-type="string" calcext:value-type="string">
            <text:p>1:6,182</text:p>
          </table:table-cell>
          <table:table-cell/>
          <table:table-cell table:formula="of:=IF([.F939]=&quot;&quot;;&quot;IsMale&quot;; [.F939])" office:value-type="string" office:string-value="IsMale" calcext:value-type="string">
            <text:p>IsMale</text:p>
          </table:table-cell>
          <table:table-cell/>
          <table:table-cell table:formula="of:=[.C939]" office:value-type="string" office:string-value="Khalid" calcext:value-type="string">
            <text:p>Khalid</text:p>
          </table:table-cell>
          <table:table-cell table:formula="of:=[.G93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afisatu" xlink:type="simple">Nafisatu</text:a></text:p>
          </table:table-cell>
          <table:table-cell office:value-type="float" office:value="28703" calcext:value-type="float">
            <text:p>28703</text:p>
          </table:table-cell>
          <table:table-cell office:value-type="string" calcext:value-type="string">
            <text:p>1:6,186</text:p>
          </table:table-cell>
          <table:table-cell office:value-type="string" calcext:value-type="string">
            <text:p>IsFemale</text:p>
          </table:table-cell>
          <table:table-cell table:formula="of:=IF([.F940]=&quot;&quot;;&quot;IsMale&quot;; [.F940])" office:value-type="string" office:string-value="IsFemale" calcext:value-type="string">
            <text:p>IsFemale</text:p>
          </table:table-cell>
          <table:table-cell/>
          <table:table-cell table:formula="of:=[.C940]" office:value-type="string" office:string-value="Nafisatu" calcext:value-type="string">
            <text:p>Nafisatu</text:p>
          </table:table-cell>
          <table:table-cell table:formula="of:=[.G94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wawu" xlink:type="simple">Awawu</text:a></text:p>
          </table:table-cell>
          <table:table-cell office:value-type="float" office:value="28699" calcext:value-type="float">
            <text:p>28699</text:p>
          </table:table-cell>
          <table:table-cell office:value-type="string" calcext:value-type="string">
            <text:p>1:6,187</text:p>
          </table:table-cell>
          <table:table-cell office:value-type="string" calcext:value-type="string">
            <text:p>IsFemale</text:p>
          </table:table-cell>
          <table:table-cell table:formula="of:=IF([.F941]=&quot;&quot;;&quot;IsMale&quot;; [.F941])" office:value-type="string" office:string-value="IsFemale" calcext:value-type="string">
            <text:p>IsFemale</text:p>
          </table:table-cell>
          <table:table-cell/>
          <table:table-cell table:formula="of:=[.C941]" office:value-type="string" office:string-value="Awawu" calcext:value-type="string">
            <text:p>Awawu</text:p>
          </table:table-cell>
          <table:table-cell table:formula="of:=[.G94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hrau" xlink:type="simple">Zahrau</text:a></text:p>
          </table:table-cell>
          <table:table-cell office:value-type="float" office:value="28687" calcext:value-type="float">
            <text:p>28687</text:p>
          </table:table-cell>
          <table:table-cell office:value-type="string" calcext:value-type="string">
            <text:p>1:6,190</text:p>
          </table:table-cell>
          <table:table-cell office:value-type="string" calcext:value-type="string">
            <text:p>IsFemale</text:p>
          </table:table-cell>
          <table:table-cell table:formula="of:=IF([.F942]=&quot;&quot;;&quot;IsMale&quot;; [.F942])" office:value-type="string" office:string-value="IsFemale" calcext:value-type="string">
            <text:p>IsFemale</text:p>
          </table:table-cell>
          <table:table-cell/>
          <table:table-cell table:formula="of:=[.C942]" office:value-type="string" office:string-value="Zahrau" calcext:value-type="string">
            <text:p>Zahrau</text:p>
          </table:table-cell>
          <table:table-cell table:formula="of:=[.G94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uliyat" xlink:type="simple">Suliyat</text:a></text:p>
          </table:table-cell>
          <table:table-cell office:value-type="float" office:value="28639" calcext:value-type="float">
            <text:p>28639</text:p>
          </table:table-cell>
          <table:table-cell office:value-type="string" calcext:value-type="string">
            <text:p>1:6,200</text:p>
          </table:table-cell>
          <table:table-cell office:value-type="string" calcext:value-type="string">
            <text:p>IsFemale</text:p>
          </table:table-cell>
          <table:table-cell table:formula="of:=IF([.F943]=&quot;&quot;;&quot;IsMale&quot;; [.F943])" office:value-type="string" office:string-value="IsFemale" calcext:value-type="string">
            <text:p>IsFemale</text:p>
          </table:table-cell>
          <table:table-cell/>
          <table:table-cell table:formula="of:=[.C943]" office:value-type="string" office:string-value="Suliyat" calcext:value-type="string">
            <text:p>Suliyat</text:p>
          </table:table-cell>
          <table:table-cell table:formula="of:=[.G94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nkechinyere" xlink:type="simple">Nkechinyere</text:a></text:p>
          </table:table-cell>
          <table:table-cell office:value-type="float" office:value="28591" calcext:value-type="float">
            <text:p>28591</text:p>
          </table:table-cell>
          <table:table-cell office:value-type="string" calcext:value-type="string">
            <text:p>1:6,210</text:p>
          </table:table-cell>
          <table:table-cell office:value-type="string" calcext:value-type="string">
            <text:p>IsFemale</text:p>
          </table:table-cell>
          <table:table-cell table:formula="of:=IF([.F944]=&quot;&quot;;&quot;IsMale&quot;; [.F944])" office:value-type="string" office:string-value="IsFemale" calcext:value-type="string">
            <text:p>IsFemale</text:p>
          </table:table-cell>
          <table:table-cell/>
          <table:table-cell table:formula="of:=[.C944]" office:value-type="string" office:string-value="Nkechinyere" calcext:value-type="string">
            <text:p>Nkechinyere</text:p>
          </table:table-cell>
          <table:table-cell table:formula="of:=[.G94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ickson" xlink:type="simple">Dickson</text:a></text:p>
          </table:table-cell>
          <table:table-cell office:value-type="float" office:value="28509" calcext:value-type="float">
            <text:p>28509</text:p>
          </table:table-cell>
          <table:table-cell office:value-type="string" calcext:value-type="string">
            <text:p>1:6,228</text:p>
          </table:table-cell>
          <table:table-cell/>
          <table:table-cell table:formula="of:=IF([.F945]=&quot;&quot;;&quot;IsMale&quot;; [.F945])" office:value-type="string" office:string-value="IsMale" calcext:value-type="string">
            <text:p>IsMale</text:p>
          </table:table-cell>
          <table:table-cell/>
          <table:table-cell table:formula="of:=[.C945]" office:value-type="string" office:string-value="Dickson" calcext:value-type="string">
            <text:p>Dickson</text:p>
          </table:table-cell>
          <table:table-cell table:formula="of:=[.G94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razak" xlink:type="simple">Abdulrazak</text:a></text:p>
          </table:table-cell>
          <table:table-cell office:value-type="float" office:value="28476" calcext:value-type="float">
            <text:p>28476</text:p>
          </table:table-cell>
          <table:table-cell office:value-type="string" calcext:value-type="string">
            <text:p>1:6,236</text:p>
          </table:table-cell>
          <table:table-cell/>
          <table:table-cell table:formula="of:=IF([.F946]=&quot;&quot;;&quot;IsMale&quot;; [.F946])" office:value-type="string" office:string-value="IsMale" calcext:value-type="string">
            <text:p>IsMale</text:p>
          </table:table-cell>
          <table:table-cell/>
          <table:table-cell table:formula="of:=[.C946]" office:value-type="string" office:string-value="Abdulrazak" calcext:value-type="string">
            <text:p>Abdulrazak</text:p>
          </table:table-cell>
          <table:table-cell table:formula="of:=[.G94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percentage" office:value="0.93" calcext:value-type="percentage">
            <text:p>93.00%</text:p>
          </table:table-cell>
          <table:table-cell office:value-type="string" calcext:value-type="string">
            <text:p><text:a xlink:href="https://forebears.io/forenames/okwudili" xlink:type="simple">Okwudili</text:a></text:p>
          </table:table-cell>
          <table:table-cell office:value-type="float" office:value="28456" calcext:value-type="float">
            <text:p>28456</text:p>
          </table:table-cell>
          <table:table-cell office:value-type="string" calcext:value-type="string">
            <text:p>1:6,240</text:p>
          </table:table-cell>
          <table:table-cell/>
          <table:table-cell table:formula="of:=IF([.F947]=&quot;&quot;;&quot;IsMale&quot;; [.F947])" office:value-type="string" office:string-value="IsMale" calcext:value-type="string">
            <text:p>IsMale</text:p>
          </table:table-cell>
          <table:table-cell/>
          <table:table-cell table:formula="of:=[.C947]" office:value-type="string" office:string-value="Okwudili" calcext:value-type="string">
            <text:p>Okwudili</text:p>
          </table:table-cell>
          <table:table-cell table:formula="of:=[.G94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giru" xlink:type="simple">Sagiru</text:a></text:p>
          </table:table-cell>
          <table:table-cell office:value-type="float" office:value="28448" calcext:value-type="float">
            <text:p>28448</text:p>
          </table:table-cell>
          <table:table-cell office:value-type="string" calcext:value-type="string">
            <text:p>1:6,242</text:p>
          </table:table-cell>
          <table:table-cell/>
          <table:table-cell table:formula="of:=IF([.F948]=&quot;&quot;;&quot;IsMale&quot;; [.F948])" office:value-type="string" office:string-value="IsMale" calcext:value-type="string">
            <text:p>IsMale</text:p>
          </table:table-cell>
          <table:table-cell/>
          <table:table-cell table:formula="of:=[.C948]" office:value-type="string" office:string-value="Sagiru" calcext:value-type="string">
            <text:p>Sagiru</text:p>
          </table:table-cell>
          <table:table-cell table:formula="of:=[.G94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lekan" xlink:type="simple">Lekan</text:a></text:p>
          </table:table-cell>
          <table:table-cell office:value-type="float" office:value="28399" calcext:value-type="float">
            <text:p>28399</text:p>
          </table:table-cell>
          <table:table-cell office:value-type="string" calcext:value-type="string">
            <text:p>1:6,252</text:p>
          </table:table-cell>
          <table:table-cell/>
          <table:table-cell table:formula="of:=IF([.F949]=&quot;&quot;;&quot;IsMale&quot;; [.F949])" office:value-type="string" office:string-value="IsMale" calcext:value-type="string">
            <text:p>IsMale</text:p>
          </table:table-cell>
          <table:table-cell/>
          <table:table-cell table:formula="of:=[.C949]" office:value-type="string" office:string-value="Lekan" calcext:value-type="string">
            <text:p>Lekan</text:p>
          </table:table-cell>
          <table:table-cell table:formula="of:=[.G94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udat" xlink:type="simple">Saudat</text:a></text:p>
          </table:table-cell>
          <table:table-cell office:value-type="float" office:value="28276" calcext:value-type="float">
            <text:p>28276</text:p>
          </table:table-cell>
          <table:table-cell office:value-type="string" calcext:value-type="string">
            <text:p>1:6,280</text:p>
          </table:table-cell>
          <table:table-cell office:value-type="string" calcext:value-type="string">
            <text:p>IsFemale</text:p>
          </table:table-cell>
          <table:table-cell table:formula="of:=IF([.F950]=&quot;&quot;;&quot;IsMale&quot;; [.F950])" office:value-type="string" office:string-value="IsFemale" calcext:value-type="string">
            <text:p>IsFemale</text:p>
          </table:table-cell>
          <table:table-cell/>
          <table:table-cell table:formula="of:=[.C950]" office:value-type="string" office:string-value="Saudat" calcext:value-type="string">
            <text:p>Saudat</text:p>
          </table:table-cell>
          <table:table-cell table:formula="of:=[.G95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tiku" xlink:type="simple">Atiku</text:a></text:p>
          </table:table-cell>
          <table:table-cell office:value-type="float" office:value="28243" calcext:value-type="float">
            <text:p>28243</text:p>
          </table:table-cell>
          <table:table-cell office:value-type="string" calcext:value-type="string">
            <text:p>1:6,287</text:p>
          </table:table-cell>
          <table:table-cell/>
          <table:table-cell table:formula="of:=IF([.F951]=&quot;&quot;;&quot;IsMale&quot;; [.F951])" office:value-type="string" office:string-value="IsMale" calcext:value-type="string">
            <text:p>IsMale</text:p>
          </table:table-cell>
          <table:table-cell/>
          <table:table-cell table:formula="of:=[.C951]" office:value-type="string" office:string-value="Atiku" calcext:value-type="string">
            <text:p>Atiku</text:p>
          </table:table-cell>
          <table:table-cell table:formula="of:=[.G95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<text:a xlink:href="https://forebears.io/forenames/odinaka" xlink:type="simple">Odinaka</text:a></text:p>
          </table:table-cell>
          <table:table-cell office:value-type="float" office:value="28242" calcext:value-type="float">
            <text:p>28242</text:p>
          </table:table-cell>
          <table:table-cell office:value-type="string" calcext:value-type="string">
            <text:p>1:6,287</text:p>
          </table:table-cell>
          <table:table-cell office:value-type="string" calcext:value-type="string">
            <text:p>IsNB</text:p>
          </table:table-cell>
          <table:table-cell table:formula="of:=IF([.F952]=&quot;&quot;;&quot;IsMale&quot;; [.F952])" office:value-type="string" office:string-value="IsNB" calcext:value-type="string">
            <text:p>IsNB</text:p>
          </table:table-cell>
          <table:table-cell/>
          <table:table-cell table:formula="of:=[.C952]" office:value-type="string" office:string-value="Odinaka" calcext:value-type="string">
            <text:p>Odinaka</text:p>
          </table:table-cell>
          <table:table-cell table:formula="of:=[.G95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daeze" xlink:type="simple">Adaeze</text:a></text:p>
          </table:table-cell>
          <table:table-cell office:value-type="float" office:value="28160" calcext:value-type="float">
            <text:p>28160</text:p>
          </table:table-cell>
          <table:table-cell office:value-type="string" calcext:value-type="string">
            <text:p>1:6,306</text:p>
          </table:table-cell>
          <table:table-cell office:value-type="string" calcext:value-type="string">
            <text:p>IsFemale</text:p>
          </table:table-cell>
          <table:table-cell table:formula="of:=IF([.F953]=&quot;&quot;;&quot;IsMale&quot;; [.F953])" office:value-type="string" office:string-value="IsFemale" calcext:value-type="string">
            <text:p>IsFemale</text:p>
          </table:table-cell>
          <table:table-cell/>
          <table:table-cell table:formula="of:=[.C953]" office:value-type="string" office:string-value="Adaeze" calcext:value-type="string">
            <text:p>Adaeze</text:p>
          </table:table-cell>
          <table:table-cell table:formula="of:=[.G95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<text:a xlink:href="https://forebears.io/forenames/mama" xlink:type="simple">Mama</text:a></text:p>
          </table:table-cell>
          <table:table-cell office:value-type="float" office:value="28098" calcext:value-type="float">
            <text:p>28098</text:p>
          </table:table-cell>
          <table:table-cell office:value-type="string" calcext:value-type="string">
            <text:p>1:6,319</text:p>
          </table:table-cell>
          <table:table-cell office:value-type="string" calcext:value-type="string">
            <text:p>IsNB</text:p>
          </table:table-cell>
          <table:table-cell table:formula="of:=IF([.F954]=&quot;&quot;;&quot;IsMale&quot;; [.F954])" office:value-type="string" office:string-value="IsNB" calcext:value-type="string">
            <text:p>IsNB</text:p>
          </table:table-cell>
          <table:table-cell/>
          <table:table-cell table:formula="of:=[.C954]" office:value-type="string" office:string-value="Mama" calcext:value-type="string">
            <text:p>Mama</text:p>
          </table:table-cell>
          <table:table-cell table:formula="of:=[.G95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caleb" xlink:type="simple">Caleb</text:a></text:p>
          </table:table-cell>
          <table:table-cell office:value-type="float" office:value="28093" calcext:value-type="float">
            <text:p>28093</text:p>
          </table:table-cell>
          <table:table-cell office:value-type="string" calcext:value-type="string">
            <text:p>1:6,321</text:p>
          </table:table-cell>
          <table:table-cell/>
          <table:table-cell table:formula="of:=IF([.F955]=&quot;&quot;;&quot;IsMale&quot;; [.F955])" office:value-type="string" office:string-value="IsMale" calcext:value-type="string">
            <text:p>IsMale</text:p>
          </table:table-cell>
          <table:table-cell/>
          <table:table-cell table:formula="of:=[.C955]" office:value-type="string" office:string-value="Caleb" calcext:value-type="string">
            <text:p>Caleb</text:p>
          </table:table-cell>
          <table:table-cell table:formula="of:=[.G95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percentage" office:value="0.62" calcext:value-type="percentage">
            <text:p>62.00%</text:p>
          </table:table-cell>
          <table:table-cell office:value-type="string" calcext:value-type="string">
            <text:p><text:a xlink:href="https://forebears.io/forenames/olushola" xlink:type="simple">Olushola</text:a></text:p>
          </table:table-cell>
          <table:table-cell office:value-type="float" office:value="28065" calcext:value-type="float">
            <text:p>28065</text:p>
          </table:table-cell>
          <table:table-cell office:value-type="string" calcext:value-type="string">
            <text:p>1:6,327</text:p>
          </table:table-cell>
          <table:table-cell office:value-type="string" calcext:value-type="string">
            <text:p>IsNB</text:p>
          </table:table-cell>
          <table:table-cell table:formula="of:=IF([.F956]=&quot;&quot;;&quot;IsMale&quot;; [.F956])" office:value-type="string" office:string-value="IsNB" calcext:value-type="string">
            <text:p>IsNB</text:p>
          </table:table-cell>
          <table:table-cell/>
          <table:table-cell table:formula="of:=[.C956]" office:value-type="string" office:string-value="Olushola" calcext:value-type="string">
            <text:p>Olushola</text:p>
          </table:table-cell>
          <table:table-cell table:formula="of:=[.G956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<text:a xlink:href="https://forebears.io/forenames/eniola" xlink:type="simple">Eniola</text:a></text:p>
          </table:table-cell>
          <table:table-cell office:value-type="float" office:value="27964" calcext:value-type="float">
            <text:p>27964</text:p>
          </table:table-cell>
          <table:table-cell office:value-type="string" calcext:value-type="string">
            <text:p>1:6,350</text:p>
          </table:table-cell>
          <table:table-cell office:value-type="string" calcext:value-type="string">
            <text:p>IsNB</text:p>
          </table:table-cell>
          <table:table-cell table:formula="of:=IF([.F957]=&quot;&quot;;&quot;IsMale&quot;; [.F957])" office:value-type="string" office:string-value="IsNB" calcext:value-type="string">
            <text:p>IsNB</text:p>
          </table:table-cell>
          <table:table-cell/>
          <table:table-cell table:formula="of:=[.C957]" office:value-type="string" office:string-value="Eniola" calcext:value-type="string">
            <text:p>Eniola</text:p>
          </table:table-cell>
          <table:table-cell table:formula="of:=[.G95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wahab" xlink:type="simple">Abdulwahab</text:a></text:p>
          </table:table-cell>
          <table:table-cell office:value-type="float" office:value="27955" calcext:value-type="float">
            <text:p>27955</text:p>
          </table:table-cell>
          <table:table-cell office:value-type="string" calcext:value-type="string">
            <text:p>1:6,352</text:p>
          </table:table-cell>
          <table:table-cell/>
          <table:table-cell table:formula="of:=IF([.F958]=&quot;&quot;;&quot;IsMale&quot;; [.F958])" office:value-type="string" office:string-value="IsMale" calcext:value-type="string">
            <text:p>IsMale</text:p>
          </table:table-cell>
          <table:table-cell/>
          <table:table-cell table:formula="of:=[.C958]" office:value-type="string" office:string-value="Abdulwahab" calcext:value-type="string">
            <text:p>Abdulwahab</text:p>
          </table:table-cell>
          <table:table-cell table:formula="of:=[.G95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yahya" xlink:type="simple">Yahya</text:a></text:p>
          </table:table-cell>
          <table:table-cell office:value-type="float" office:value="27950" calcext:value-type="float">
            <text:p>27950</text:p>
          </table:table-cell>
          <table:table-cell office:value-type="string" calcext:value-type="string">
            <text:p>1:6,353</text:p>
          </table:table-cell>
          <table:table-cell/>
          <table:table-cell table:formula="of:=IF([.F959]=&quot;&quot;;&quot;IsMale&quot;; [.F959])" office:value-type="string" office:string-value="IsMale" calcext:value-type="string">
            <text:p>IsMale</text:p>
          </table:table-cell>
          <table:table-cell/>
          <table:table-cell table:formula="of:=[.C959]" office:value-type="string" office:string-value="Yahya" calcext:value-type="string">
            <text:p>Yahya</text:p>
          </table:table-cell>
          <table:table-cell table:formula="of:=[.G95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<text:a xlink:href="https://forebears.io/forenames/ogechukwu" xlink:type="simple">Ogechukwu</text:a></text:p>
          </table:table-cell>
          <table:table-cell office:value-type="float" office:value="27886" calcext:value-type="float">
            <text:p>27886</text:p>
          </table:table-cell>
          <table:table-cell office:value-type="string" calcext:value-type="string">
            <text:p>1:6,368</text:p>
          </table:table-cell>
          <table:table-cell office:value-type="string" calcext:value-type="string">
            <text:p>IsNB</text:p>
          </table:table-cell>
          <table:table-cell table:formula="of:=IF([.F960]=&quot;&quot;;&quot;IsMale&quot;; [.F960])" office:value-type="string" office:string-value="IsNB" calcext:value-type="string">
            <text:p>IsNB</text:p>
          </table:table-cell>
          <table:table-cell/>
          <table:table-cell table:formula="of:=[.C960]" office:value-type="string" office:string-value="Ogechukwu" calcext:value-type="string">
            <text:p>Ogechukwu</text:p>
          </table:table-cell>
          <table:table-cell table:formula="of:=[.G960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<text:a xlink:href="https://forebears.io/forenames/ozioma" xlink:type="simple">Ozioma</text:a></text:p>
          </table:table-cell>
          <table:table-cell office:value-type="float" office:value="27881" calcext:value-type="float">
            <text:p>27881</text:p>
          </table:table-cell>
          <table:table-cell office:value-type="string" calcext:value-type="string">
            <text:p>1:6,369</text:p>
          </table:table-cell>
          <table:table-cell office:value-type="string" calcext:value-type="string">
            <text:p>IsNB</text:p>
          </table:table-cell>
          <table:table-cell table:formula="of:=IF([.F961]=&quot;&quot;;&quot;IsMale&quot;; [.F961])" office:value-type="string" office:string-value="IsNB" calcext:value-type="string">
            <text:p>IsNB</text:p>
          </table:table-cell>
          <table:table-cell/>
          <table:table-cell table:formula="of:=[.C961]" office:value-type="string" office:string-value="Ozioma" calcext:value-type="string">
            <text:p>Ozioma</text:p>
          </table:table-cell>
          <table:table-cell table:formula="of:=[.G96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nita" xlink:type="simple">Anita</text:a></text:p>
          </table:table-cell>
          <table:table-cell office:value-type="float" office:value="27820" calcext:value-type="float">
            <text:p>27820</text:p>
          </table:table-cell>
          <table:table-cell office:value-type="string" calcext:value-type="string">
            <text:p>1:6,383</text:p>
          </table:table-cell>
          <table:table-cell office:value-type="string" calcext:value-type="string">
            <text:p>IsFemale</text:p>
          </table:table-cell>
          <table:table-cell table:formula="of:=IF([.F962]=&quot;&quot;;&quot;IsMale&quot;; [.F962])" office:value-type="string" office:string-value="IsFemale" calcext:value-type="string">
            <text:p>IsFemale</text:p>
          </table:table-cell>
          <table:table-cell/>
          <table:table-cell table:formula="of:=[.C962]" office:value-type="string" office:string-value="Anita" calcext:value-type="string">
            <text:p>Anita</text:p>
          </table:table-cell>
          <table:table-cell table:formula="of:=[.G96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percentage" office:value="0.92" calcext:value-type="percentage">
            <text:p>92.00%</text:p>
          </table:table-cell>
          <table:table-cell office:value-type="string" calcext:value-type="string">
            <text:p><text:a xlink:href="https://forebears.io/forenames/lauwali" xlink:type="simple">Lauwali</text:a></text:p>
          </table:table-cell>
          <table:table-cell office:value-type="float" office:value="27809" calcext:value-type="float">
            <text:p>27809</text:p>
          </table:table-cell>
          <table:table-cell office:value-type="string" calcext:value-type="string">
            <text:p>1:6,385</text:p>
          </table:table-cell>
          <table:table-cell/>
          <table:table-cell table:formula="of:=IF([.F963]=&quot;&quot;;&quot;IsMale&quot;; [.F963])" office:value-type="string" office:string-value="IsMale" calcext:value-type="string">
            <text:p>IsMale</text:p>
          </table:table-cell>
          <table:table-cell/>
          <table:table-cell table:formula="of:=[.C963]" office:value-type="string" office:string-value="Lauwali" calcext:value-type="string">
            <text:p>Lauwali</text:p>
          </table:table-cell>
          <table:table-cell table:formula="of:=[.G96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ernard" xlink:type="simple">Bernard</text:a></text:p>
          </table:table-cell>
          <table:table-cell office:value-type="float" office:value="27717" calcext:value-type="float">
            <text:p>27717</text:p>
          </table:table-cell>
          <table:table-cell office:value-type="string" calcext:value-type="string">
            <text:p>1:6,406</text:p>
          </table:table-cell>
          <table:table-cell/>
          <table:table-cell table:formula="of:=IF([.F964]=&quot;&quot;;&quot;IsMale&quot;; [.F964])" office:value-type="string" office:string-value="IsMale" calcext:value-type="string">
            <text:p>IsMale</text:p>
          </table:table-cell>
          <table:table-cell/>
          <table:table-cell table:formula="of:=[.C964]" office:value-type="string" office:string-value="Bernard" calcext:value-type="string">
            <text:p>Bernard</text:p>
          </table:table-cell>
          <table:table-cell table:formula="of:=[.G96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siya" xlink:type="simple">Asiya</text:a></text:p>
          </table:table-cell>
          <table:table-cell office:value-type="float" office:value="27592" calcext:value-type="float">
            <text:p>27592</text:p>
          </table:table-cell>
          <table:table-cell office:value-type="string" calcext:value-type="string">
            <text:p>1:6,435</text:p>
          </table:table-cell>
          <table:table-cell office:value-type="string" calcext:value-type="string">
            <text:p>IsFemale</text:p>
          </table:table-cell>
          <table:table-cell table:formula="of:=IF([.F965]=&quot;&quot;;&quot;IsMale&quot;; [.F965])" office:value-type="string" office:string-value="IsFemale" calcext:value-type="string">
            <text:p>IsFemale</text:p>
          </table:table-cell>
          <table:table-cell/>
          <table:table-cell table:formula="of:=[.C965]" office:value-type="string" office:string-value="Asiya" calcext:value-type="string">
            <text:p>Asiya</text:p>
          </table:table-cell>
          <table:table-cell table:formula="of:=[.G965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idikat" xlink:type="simple">Sidikat</text:a></text:p>
          </table:table-cell>
          <table:table-cell office:value-type="float" office:value="27559" calcext:value-type="float">
            <text:p>27559</text:p>
          </table:table-cell>
          <table:table-cell office:value-type="string" calcext:value-type="string">
            <text:p>1:6,443</text:p>
          </table:table-cell>
          <table:table-cell office:value-type="string" calcext:value-type="string">
            <text:p>IsFemale</text:p>
          </table:table-cell>
          <table:table-cell table:formula="of:=IF([.F966]=&quot;&quot;;&quot;IsMale&quot;; [.F966])" office:value-type="string" office:string-value="IsFemale" calcext:value-type="string">
            <text:p>IsFemale</text:p>
          </table:table-cell>
          <table:table-cell/>
          <table:table-cell table:formula="of:=[.C966]" office:value-type="string" office:string-value="Sidikat" calcext:value-type="string">
            <text:p>Sidikat</text:p>
          </table:table-cell>
          <table:table-cell table:formula="of:=[.G96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<text:a xlink:href="https://forebears.io/forenames/bidemi" xlink:type="simple">Bidemi</text:a></text:p>
          </table:table-cell>
          <table:table-cell office:value-type="float" office:value="27550" calcext:value-type="float">
            <text:p>27550</text:p>
          </table:table-cell>
          <table:table-cell office:value-type="string" calcext:value-type="string">
            <text:p>1:6,445</text:p>
          </table:table-cell>
          <table:table-cell office:value-type="string" calcext:value-type="string">
            <text:p>IsNB</text:p>
          </table:table-cell>
          <table:table-cell table:formula="of:=IF([.F967]=&quot;&quot;;&quot;IsMale&quot;; [.F967])" office:value-type="string" office:string-value="IsNB" calcext:value-type="string">
            <text:p>IsNB</text:p>
          </table:table-cell>
          <table:table-cell/>
          <table:table-cell table:formula="of:=[.C967]" office:value-type="string" office:string-value="Bidemi" calcext:value-type="string">
            <text:p>Bidemi</text:p>
          </table:table-cell>
          <table:table-cell table:formula="of:=[.G96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rrison" xlink:type="simple">Harrison</text:a></text:p>
          </table:table-cell>
          <table:table-cell office:value-type="float" office:value="27548" calcext:value-type="float">
            <text:p>27548</text:p>
          </table:table-cell>
          <table:table-cell office:value-type="string" calcext:value-type="string">
            <text:p>1:6,446</text:p>
          </table:table-cell>
          <table:table-cell/>
          <table:table-cell table:formula="of:=IF([.F968]=&quot;&quot;;&quot;IsMale&quot;; [.F968])" office:value-type="string" office:string-value="IsMale" calcext:value-type="string">
            <text:p>IsMale</text:p>
          </table:table-cell>
          <table:table-cell/>
          <table:table-cell table:formula="of:=[.C968]" office:value-type="string" office:string-value="Harrison" calcext:value-type="string">
            <text:p>Harrison</text:p>
          </table:table-cell>
          <table:table-cell table:formula="of:=[.G96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ka" xlink:type="simple">Saka</text:a></text:p>
          </table:table-cell>
          <table:table-cell office:value-type="float" office:value="27526" calcext:value-type="float">
            <text:p>27526</text:p>
          </table:table-cell>
          <table:table-cell office:value-type="string" calcext:value-type="string">
            <text:p>1:6,451</text:p>
          </table:table-cell>
          <table:table-cell/>
          <table:table-cell table:formula="of:=IF([.F969]=&quot;&quot;;&quot;IsMale&quot;; [.F969])" office:value-type="string" office:string-value="IsMale" calcext:value-type="string">
            <text:p>IsMale</text:p>
          </table:table-cell>
          <table:table-cell/>
          <table:table-cell table:formula="of:=[.C969]" office:value-type="string" office:string-value="Saka" calcext:value-type="string">
            <text:p>Saka</text:p>
          </table:table-cell>
          <table:table-cell table:formula="of:=[.G96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fasilat" xlink:type="simple">Fasilat</text:a></text:p>
          </table:table-cell>
          <table:table-cell office:value-type="float" office:value="27512" calcext:value-type="float">
            <text:p>27512</text:p>
          </table:table-cell>
          <table:table-cell office:value-type="string" calcext:value-type="string">
            <text:p>1:6,454</text:p>
          </table:table-cell>
          <table:table-cell office:value-type="string" calcext:value-type="string">
            <text:p>IsFemale</text:p>
          </table:table-cell>
          <table:table-cell table:formula="of:=IF([.F970]=&quot;&quot;;&quot;IsMale&quot;; [.F970])" office:value-type="string" office:string-value="IsFemale" calcext:value-type="string">
            <text:p>IsFemale</text:p>
          </table:table-cell>
          <table:table-cell/>
          <table:table-cell table:formula="of:=[.C970]" office:value-type="string" office:string-value="Fasilat" calcext:value-type="string">
            <text:p>Fasilat</text:p>
          </table:table-cell>
          <table:table-cell table:formula="of:=[.G97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ibat" xlink:type="simple">Muibat</text:a></text:p>
          </table:table-cell>
          <table:table-cell office:value-type="float" office:value="27479" calcext:value-type="float">
            <text:p>27479</text:p>
          </table:table-cell>
          <table:table-cell office:value-type="string" calcext:value-type="string">
            <text:p>1:6,462</text:p>
          </table:table-cell>
          <table:table-cell office:value-type="string" calcext:value-type="string">
            <text:p>IsFemale</text:p>
          </table:table-cell>
          <table:table-cell table:formula="of:=IF([.F971]=&quot;&quot;;&quot;IsMale&quot;; [.F971])" office:value-type="string" office:string-value="IsFemale" calcext:value-type="string">
            <text:p>IsFemale</text:p>
          </table:table-cell>
          <table:table-cell/>
          <table:table-cell table:formula="of:=[.C971]" office:value-type="string" office:string-value="Muibat" calcext:value-type="string">
            <text:p>Muibat</text:p>
          </table:table-cell>
          <table:table-cell table:formula="of:=[.G971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rene" xlink:type="simple">Irene</text:a></text:p>
          </table:table-cell>
          <table:table-cell office:value-type="float" office:value="27478" calcext:value-type="float">
            <text:p>27478</text:p>
          </table:table-cell>
          <table:table-cell office:value-type="string" calcext:value-type="string">
            <text:p>1:6,462</text:p>
          </table:table-cell>
          <table:table-cell office:value-type="string" calcext:value-type="string">
            <text:p>IsFemale</text:p>
          </table:table-cell>
          <table:table-cell table:formula="of:=IF([.F972]=&quot;&quot;;&quot;IsMale&quot;; [.F972])" office:value-type="string" office:string-value="IsFemale" calcext:value-type="string">
            <text:p>IsFemale</text:p>
          </table:table-cell>
          <table:table-cell/>
          <table:table-cell table:formula="of:=[.C972]" office:value-type="string" office:string-value="Irene" calcext:value-type="string">
            <text:p>Irene</text:p>
          </table:table-cell>
          <table:table-cell table:formula="of:=[.G97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jubril" xlink:type="simple">Jubril</text:a></text:p>
          </table:table-cell>
          <table:table-cell office:value-type="float" office:value="27446" calcext:value-type="float">
            <text:p>27446</text:p>
          </table:table-cell>
          <table:table-cell office:value-type="string" calcext:value-type="string">
            <text:p>1:6,470</text:p>
          </table:table-cell>
          <table:table-cell/>
          <table:table-cell table:formula="of:=IF([.F973]=&quot;&quot;;&quot;IsMale&quot;; [.F973])" office:value-type="string" office:string-value="IsMale" calcext:value-type="string">
            <text:p>IsMale</text:p>
          </table:table-cell>
          <table:table-cell/>
          <table:table-cell table:formula="of:=[.C973]" office:value-type="string" office:string-value="Jubril" calcext:value-type="string">
            <text:p>Jubril</text:p>
          </table:table-cell>
          <table:table-cell table:formula="of:=[.G97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natu" xlink:type="simple">Hanatu</text:a></text:p>
          </table:table-cell>
          <table:table-cell office:value-type="float" office:value="27391" calcext:value-type="float">
            <text:p>27391</text:p>
          </table:table-cell>
          <table:table-cell office:value-type="string" calcext:value-type="string">
            <text:p>1:6,483</text:p>
          </table:table-cell>
          <table:table-cell office:value-type="string" calcext:value-type="string">
            <text:p>IsFemale</text:p>
          </table:table-cell>
          <table:table-cell table:formula="of:=IF([.F974]=&quot;&quot;;&quot;IsMale&quot;; [.F974])" office:value-type="string" office:string-value="IsFemale" calcext:value-type="string">
            <text:p>IsFemale</text:p>
          </table:table-cell>
          <table:table-cell/>
          <table:table-cell table:formula="of:=[.C974]" office:value-type="string" office:string-value="Hanatu" calcext:value-type="string">
            <text:p>Hanatu</text:p>
          </table:table-cell>
          <table:table-cell table:formula="of:=[.G974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<text:a xlink:href="https://forebears.io/forenames/kola" xlink:type="simple">Kola</text:a></text:p>
          </table:table-cell>
          <table:table-cell office:value-type="float" office:value="27355" calcext:value-type="float">
            <text:p>27355</text:p>
          </table:table-cell>
          <table:table-cell office:value-type="string" calcext:value-type="string">
            <text:p>1:6,491</text:p>
          </table:table-cell>
          <table:table-cell/>
          <table:table-cell table:formula="of:=IF([.F975]=&quot;&quot;;&quot;IsMale&quot;; [.F975])" office:value-type="string" office:string-value="IsMale" calcext:value-type="string">
            <text:p>IsMale</text:p>
          </table:table-cell>
          <table:table-cell/>
          <table:table-cell table:formula="of:=[.C975]" office:value-type="string" office:string-value="Kola" calcext:value-type="string">
            <text:p>Kola</text:p>
          </table:table-cell>
          <table:table-cell table:formula="of:=[.G97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rnabas" xlink:type="simple">Barnabas</text:a></text:p>
          </table:table-cell>
          <table:table-cell office:value-type="float" office:value="27342" calcext:value-type="float">
            <text:p>27342</text:p>
          </table:table-cell>
          <table:table-cell office:value-type="string" calcext:value-type="string">
            <text:p>1:6,494</text:p>
          </table:table-cell>
          <table:table-cell/>
          <table:table-cell table:formula="of:=IF([.F976]=&quot;&quot;;&quot;IsMale&quot;; [.F976])" office:value-type="string" office:string-value="IsMale" calcext:value-type="string">
            <text:p>IsMale</text:p>
          </table:table-cell>
          <table:table-cell/>
          <table:table-cell table:formula="of:=[.C976]" office:value-type="string" office:string-value="Barnabas" calcext:value-type="string">
            <text:p>Barnabas</text:p>
          </table:table-cell>
          <table:table-cell table:formula="of:=[.G97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<text:a xlink:href="https://forebears.io/forenames/temitayo" xlink:type="simple">Temitayo</text:a></text:p>
          </table:table-cell>
          <table:table-cell office:value-type="float" office:value="27329" calcext:value-type="float">
            <text:p>27329</text:p>
          </table:table-cell>
          <table:table-cell office:value-type="string" calcext:value-type="string">
            <text:p>1:6,497</text:p>
          </table:table-cell>
          <table:table-cell office:value-type="string" calcext:value-type="string">
            <text:p>IsNB</text:p>
          </table:table-cell>
          <table:table-cell table:formula="of:=IF([.F977]=&quot;&quot;;&quot;IsMale&quot;; [.F977])" office:value-type="string" office:string-value="IsNB" calcext:value-type="string">
            <text:p>IsNB</text:p>
          </table:table-cell>
          <table:table-cell/>
          <table:table-cell table:formula="of:=[.C977]" office:value-type="string" office:string-value="Temitayo" calcext:value-type="string">
            <text:p>Temitayo</text:p>
          </table:table-cell>
          <table:table-cell table:formula="of:=[.G977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zayyanu" xlink:type="simple">Zayyanu</text:a></text:p>
          </table:table-cell>
          <table:table-cell office:value-type="float" office:value="27311" calcext:value-type="float">
            <text:p>27311</text:p>
          </table:table-cell>
          <table:table-cell office:value-type="string" calcext:value-type="string">
            <text:p>1:6,502</text:p>
          </table:table-cell>
          <table:table-cell/>
          <table:table-cell table:formula="of:=IF([.F978]=&quot;&quot;;&quot;IsMale&quot;; [.F978])" office:value-type="string" office:string-value="IsMale" calcext:value-type="string">
            <text:p>IsMale</text:p>
          </table:table-cell>
          <table:table-cell/>
          <table:table-cell table:formula="of:=[.C978]" office:value-type="string" office:string-value="Zayyanu" calcext:value-type="string">
            <text:p>Zayyanu</text:p>
          </table:table-cell>
          <table:table-cell table:formula="of:=[.G978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usibau" xlink:type="simple">Musibau</text:a></text:p>
          </table:table-cell>
          <table:table-cell office:value-type="float" office:value="27291" calcext:value-type="float">
            <text:p>27291</text:p>
          </table:table-cell>
          <table:table-cell office:value-type="string" calcext:value-type="string">
            <text:p>1:6,506</text:p>
          </table:table-cell>
          <table:table-cell/>
          <table:table-cell table:formula="of:=IF([.F979]=&quot;&quot;;&quot;IsMale&quot;; [.F979])" office:value-type="string" office:string-value="IsMale" calcext:value-type="string">
            <text:p>IsMale</text:p>
          </table:table-cell>
          <table:table-cell/>
          <table:table-cell table:formula="of:=[.C979]" office:value-type="string" office:string-value="Musibau" calcext:value-type="string">
            <text:p>Musibau</text:p>
          </table:table-cell>
          <table:table-cell table:formula="of:=[.G97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hajiya" xlink:type="simple">Hajiya</text:a></text:p>
          </table:table-cell>
          <table:table-cell office:value-type="float" office:value="27287" calcext:value-type="float">
            <text:p>27287</text:p>
          </table:table-cell>
          <table:table-cell office:value-type="string" calcext:value-type="string">
            <text:p>1:6,507</text:p>
          </table:table-cell>
          <table:table-cell office:value-type="string" calcext:value-type="string">
            <text:p>IsFemale</text:p>
          </table:table-cell>
          <table:table-cell table:formula="of:=IF([.F980]=&quot;&quot;;&quot;IsMale&quot;; [.F980])" office:value-type="string" office:string-value="IsFemale" calcext:value-type="string">
            <text:p>IsFemale</text:p>
          </table:table-cell>
          <table:table-cell/>
          <table:table-cell table:formula="of:=[.C980]" office:value-type="string" office:string-value="Hajiya" calcext:value-type="string">
            <text:p>Hajiya</text:p>
          </table:table-cell>
          <table:table-cell table:formula="of:=[.G98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<text:a xlink:href="https://forebears.io/forenames/success" xlink:type="simple">Success</text:a></text:p>
          </table:table-cell>
          <table:table-cell office:value-type="float" office:value="27282" calcext:value-type="float">
            <text:p>27282</text:p>
          </table:table-cell>
          <table:table-cell office:value-type="string" calcext:value-type="string">
            <text:p>1:6,508</text:p>
          </table:table-cell>
          <table:table-cell office:value-type="string" calcext:value-type="string">
            <text:p>IsNB</text:p>
          </table:table-cell>
          <table:table-cell table:formula="of:=IF([.F981]=&quot;&quot;;&quot;IsMale&quot;; [.F981])" office:value-type="string" office:string-value="IsNB" calcext:value-type="string">
            <text:p>IsNB</text:p>
          </table:table-cell>
          <table:table-cell/>
          <table:table-cell table:formula="of:=[.C981]" office:value-type="string" office:string-value="Success" calcext:value-type="string">
            <text:p>Success</text:p>
          </table:table-cell>
          <table:table-cell table:formula="of:=[.G98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<text:a xlink:href="https://forebears.io/forenames/kufre" xlink:type="simple">Kufre</text:a></text:p>
          </table:table-cell>
          <table:table-cell office:value-type="float" office:value="27278" calcext:value-type="float">
            <text:p>27278</text:p>
          </table:table-cell>
          <table:table-cell office:value-type="string" calcext:value-type="string">
            <text:p>1:6,509</text:p>
          </table:table-cell>
          <table:table-cell office:value-type="string" calcext:value-type="string">
            <text:p>IsNB</text:p>
          </table:table-cell>
          <table:table-cell table:formula="of:=IF([.F982]=&quot;&quot;;&quot;IsMale&quot;; [.F982])" office:value-type="string" office:string-value="IsNB" calcext:value-type="string">
            <text:p>IsNB</text:p>
          </table:table-cell>
          <table:table-cell/>
          <table:table-cell table:formula="of:=[.C982]" office:value-type="string" office:string-value="Kufre" calcext:value-type="string">
            <text:p>Kufre</text:p>
          </table:table-cell>
          <table:table-cell table:formula="of:=[.G98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dayyabu" xlink:type="simple">Dayyabu</text:a></text:p>
          </table:table-cell>
          <table:table-cell office:value-type="float" office:value="27265" calcext:value-type="float">
            <text:p>27265</text:p>
          </table:table-cell>
          <table:table-cell office:value-type="string" calcext:value-type="string">
            <text:p>1:6,513</text:p>
          </table:table-cell>
          <table:table-cell/>
          <table:table-cell table:formula="of:=IF([.F983]=&quot;&quot;;&quot;IsMale&quot;; [.F983])" office:value-type="string" office:string-value="IsMale" calcext:value-type="string">
            <text:p>IsMale</text:p>
          </table:table-cell>
          <table:table-cell/>
          <table:table-cell table:formula="of:=[.C983]" office:value-type="string" office:string-value="Dayyabu" calcext:value-type="string">
            <text:p>Dayyabu</text:p>
          </table:table-cell>
          <table:table-cell table:formula="of:=[.G983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<text:a xlink:href="https://forebears.io/forenames/kolo" xlink:type="simple">Kolo</text:a></text:p>
          </table:table-cell>
          <table:table-cell office:value-type="float" office:value="27252" calcext:value-type="float">
            <text:p>27252</text:p>
          </table:table-cell>
          <table:table-cell office:value-type="string" calcext:value-type="string">
            <text:p>1:6,516</text:p>
          </table:table-cell>
          <table:table-cell office:value-type="string" calcext:value-type="string">
            <text:p>IsNB</text:p>
          </table:table-cell>
          <table:table-cell table:formula="of:=IF([.F984]=&quot;&quot;;&quot;IsMale&quot;; [.F984])" office:value-type="string" office:string-value="IsNB" calcext:value-type="string">
            <text:p>IsNB</text:p>
          </table:table-cell>
          <table:table-cell/>
          <table:table-cell table:formula="of:=[.C984]" office:value-type="string" office:string-value="Kolo" calcext:value-type="string">
            <text:p>Kolo</text:p>
          </table:table-cell>
          <table:table-cell table:formula="of:=[.G984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malami" xlink:type="simple">Malami</text:a></text:p>
          </table:table-cell>
          <table:table-cell office:value-type="float" office:value="27250" calcext:value-type="float">
            <text:p>27250</text:p>
          </table:table-cell>
          <table:table-cell office:value-type="string" calcext:value-type="string">
            <text:p>1:6,516</text:p>
          </table:table-cell>
          <table:table-cell/>
          <table:table-cell table:formula="of:=IF([.F985]=&quot;&quot;;&quot;IsMale&quot;; [.F985])" office:value-type="string" office:string-value="IsMale" calcext:value-type="string">
            <text:p>IsMale</text:p>
          </table:table-cell>
          <table:table-cell/>
          <table:table-cell table:formula="of:=[.C985]" office:value-type="string" office:string-value="Malami" calcext:value-type="string">
            <text:p>Malami</text:p>
          </table:table-cell>
          <table:table-cell table:formula="of:=[.G985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adiat" xlink:type="simple">Sadiat</text:a></text:p>
          </table:table-cell>
          <table:table-cell office:value-type="float" office:value="27082" calcext:value-type="float">
            <text:p>27082</text:p>
          </table:table-cell>
          <table:table-cell office:value-type="string" calcext:value-type="string">
            <text:p>1:6,557</text:p>
          </table:table-cell>
          <table:table-cell office:value-type="string" calcext:value-type="string">
            <text:p>IsFemale</text:p>
          </table:table-cell>
          <table:table-cell table:formula="of:=IF([.F986]=&quot;&quot;;&quot;IsMale&quot;; [.F986])" office:value-type="string" office:string-value="IsFemale" calcext:value-type="string">
            <text:p>IsFemale</text:p>
          </table:table-cell>
          <table:table-cell/>
          <table:table-cell table:formula="of:=[.C986]" office:value-type="string" office:string-value="Sadiat" calcext:value-type="string">
            <text:p>Sadiat</text:p>
          </table:table-cell>
          <table:table-cell table:formula="of:=[.G986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sylvanus" xlink:type="simple">Sylvanus</text:a></text:p>
          </table:table-cell>
          <table:table-cell office:value-type="float" office:value="27043" calcext:value-type="float">
            <text:p>27043</text:p>
          </table:table-cell>
          <table:table-cell office:value-type="string" calcext:value-type="string">
            <text:p>1:6,566</text:p>
          </table:table-cell>
          <table:table-cell/>
          <table:table-cell table:formula="of:=IF([.F987]=&quot;&quot;;&quot;IsMale&quot;; [.F987])" office:value-type="string" office:string-value="IsMale" calcext:value-type="string">
            <text:p>IsMale</text:p>
          </table:table-cell>
          <table:table-cell/>
          <table:table-cell table:formula="of:=[.C987]" office:value-type="string" office:string-value="Sylvanus" calcext:value-type="string">
            <text:p>Sylvanus</text:p>
          </table:table-cell>
          <table:table-cell table:formula="of:=[.G987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percentage" office:value="0.96" calcext:value-type="percentage">
            <text:p>96.00%</text:p>
          </table:table-cell>
          <table:table-cell office:value-type="string" calcext:value-type="string">
            <text:p><text:a xlink:href="https://forebears.io/forenames/uchechi" xlink:type="simple">Uchechi</text:a></text:p>
          </table:table-cell>
          <table:table-cell office:value-type="float" office:value="26981" calcext:value-type="float">
            <text:p>26981</text:p>
          </table:table-cell>
          <table:table-cell office:value-type="string" calcext:value-type="string">
            <text:p>1:6,581</text:p>
          </table:table-cell>
          <table:table-cell office:value-type="string" calcext:value-type="string">
            <text:p>IsFemale</text:p>
          </table:table-cell>
          <table:table-cell table:formula="of:=IF([.F988]=&quot;&quot;;&quot;IsMale&quot;; [.F988])" office:value-type="string" office:string-value="IsFemale" calcext:value-type="string">
            <text:p>IsFemale</text:p>
          </table:table-cell>
          <table:table-cell/>
          <table:table-cell table:formula="of:=[.C988]" office:value-type="string" office:string-value="Uchechi" calcext:value-type="string">
            <text:p>Uchechi</text:p>
          </table:table-cell>
          <table:table-cell table:formula="of:=[.G98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haliru" xlink:type="simple">Haliru</text:a></text:p>
          </table:table-cell>
          <table:table-cell office:value-type="float" office:value="26980" calcext:value-type="float">
            <text:p>26980</text:p>
          </table:table-cell>
          <table:table-cell office:value-type="string" calcext:value-type="string">
            <text:p>1:6,581</text:p>
          </table:table-cell>
          <table:table-cell/>
          <table:table-cell table:formula="of:=IF([.F989]=&quot;&quot;;&quot;IsMale&quot;; [.F989])" office:value-type="string" office:string-value="IsMale" calcext:value-type="string">
            <text:p>IsMale</text:p>
          </table:table-cell>
          <table:table-cell/>
          <table:table-cell table:formula="of:=[.C989]" office:value-type="string" office:string-value="Haliru" calcext:value-type="string">
            <text:p>Haliru</text:p>
          </table:table-cell>
          <table:table-cell table:formula="of:=[.G98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uburat" xlink:type="simple">Kuburat</text:a></text:p>
          </table:table-cell>
          <table:table-cell office:value-type="float" office:value="26969" calcext:value-type="float">
            <text:p>26969</text:p>
          </table:table-cell>
          <table:table-cell office:value-type="string" calcext:value-type="string">
            <text:p>1:6,584</text:p>
          </table:table-cell>
          <table:table-cell office:value-type="string" calcext:value-type="string">
            <text:p>IsFemale</text:p>
          </table:table-cell>
          <table:table-cell table:formula="of:=IF([.F990]=&quot;&quot;;&quot;IsMale&quot;; [.F990])" office:value-type="string" office:string-value="IsFemale" calcext:value-type="string">
            <text:p>IsFemale</text:p>
          </table:table-cell>
          <table:table-cell/>
          <table:table-cell table:formula="of:=[.C990]" office:value-type="string" office:string-value="Kuburat" calcext:value-type="string">
            <text:p>Kuburat</text:p>
          </table:table-cell>
          <table:table-cell table:formula="of:=[.G990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<text:a xlink:href="https://forebears.io/forenames/ejiro" xlink:type="simple">Ejiro</text:a></text:p>
          </table:table-cell>
          <table:table-cell office:value-type="float" office:value="26966" calcext:value-type="float">
            <text:p>26966</text:p>
          </table:table-cell>
          <table:table-cell office:value-type="string" calcext:value-type="string">
            <text:p>1:6,585</text:p>
          </table:table-cell>
          <table:table-cell office:value-type="string" calcext:value-type="string">
            <text:p>IsNB</text:p>
          </table:table-cell>
          <table:table-cell table:formula="of:=IF([.F991]=&quot;&quot;;&quot;IsMale&quot;; [.F991])" office:value-type="string" office:string-value="IsNB" calcext:value-type="string">
            <text:p>IsNB</text:p>
          </table:table-cell>
          <table:table-cell/>
          <table:table-cell table:formula="of:=[.C991]" office:value-type="string" office:string-value="Ejiro" calcext:value-type="string">
            <text:p>Ejiro</text:p>
          </table:table-cell>
          <table:table-cell table:formula="of:=[.G991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<text:a xlink:href="https://forebears.io/forenames/maina" xlink:type="simple">Maina</text:a></text:p>
          </table:table-cell>
          <table:table-cell office:value-type="float" office:value="26818" calcext:value-type="float">
            <text:p>26818</text:p>
          </table:table-cell>
          <table:table-cell office:value-type="string" calcext:value-type="string">
            <text:p>1:6,621</text:p>
          </table:table-cell>
          <table:table-cell office:value-type="string" calcext:value-type="string">
            <text:p>IsNB</text:p>
          </table:table-cell>
          <table:table-cell table:formula="of:=IF([.F992]=&quot;&quot;;&quot;IsMale&quot;; [.F992])" office:value-type="string" office:string-value="IsNB" calcext:value-type="string">
            <text:p>IsNB</text:p>
          </table:table-cell>
          <table:table-cell/>
          <table:table-cell table:formula="of:=[.C992]" office:value-type="string" office:string-value="Maina" calcext:value-type="string">
            <text:p>Maina</text:p>
          </table:table-cell>
          <table:table-cell table:formula="of:=[.G992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princess" xlink:type="simple">Princess</text:a></text:p>
          </table:table-cell>
          <table:table-cell office:value-type="float" office:value="26810" calcext:value-type="float">
            <text:p>26810</text:p>
          </table:table-cell>
          <table:table-cell office:value-type="string" calcext:value-type="string">
            <text:p>1:6,623</text:p>
          </table:table-cell>
          <table:table-cell office:value-type="string" calcext:value-type="string">
            <text:p>IsFemale</text:p>
          </table:table-cell>
          <table:table-cell table:formula="of:=IF([.F993]=&quot;&quot;;&quot;IsMale&quot;; [.F993])" office:value-type="string" office:string-value="IsFemale" calcext:value-type="string">
            <text:p>IsFemale</text:p>
          </table:table-cell>
          <table:table-cell/>
          <table:table-cell table:formula="of:=[.C993]" office:value-type="string" office:string-value="Princess" calcext:value-type="string">
            <text:p>Princess</text:p>
          </table:table-cell>
          <table:table-cell table:formula="of:=[.G993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kennedy" xlink:type="simple">Kennedy</text:a></text:p>
          </table:table-cell>
          <table:table-cell office:value-type="float" office:value="26772" calcext:value-type="float">
            <text:p>26772</text:p>
          </table:table-cell>
          <table:table-cell office:value-type="string" calcext:value-type="string">
            <text:p>1:6,632</text:p>
          </table:table-cell>
          <table:table-cell/>
          <table:table-cell table:formula="of:=IF([.F994]=&quot;&quot;;&quot;IsMale&quot;; [.F994])" office:value-type="string" office:string-value="IsMale" calcext:value-type="string">
            <text:p>IsMale</text:p>
          </table:table-cell>
          <table:table-cell/>
          <table:table-cell table:formula="of:=[.C994]" office:value-type="string" office:string-value="Kennedy" calcext:value-type="string">
            <text:p>Kennedy</text:p>
          </table:table-cell>
          <table:table-cell table:formula="of:=[.G994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<text:a xlink:href="https://forebears.io/forenames/victory" xlink:type="simple">Victory</text:a></text:p>
          </table:table-cell>
          <table:table-cell office:value-type="float" office:value="26757" calcext:value-type="float">
            <text:p>26757</text:p>
          </table:table-cell>
          <table:table-cell office:value-type="string" calcext:value-type="string">
            <text:p>1:6,636</text:p>
          </table:table-cell>
          <table:table-cell office:value-type="string" calcext:value-type="string">
            <text:p>IsNB</text:p>
          </table:table-cell>
          <table:table-cell table:formula="of:=IF([.F995]=&quot;&quot;;&quot;IsMale&quot;; [.F995])" office:value-type="string" office:string-value="IsNB" calcext:value-type="string">
            <text:p>IsNB</text:p>
          </table:table-cell>
          <table:table-cell/>
          <table:table-cell table:formula="of:=[.C995]" office:value-type="string" office:string-value="Victory" calcext:value-type="string">
            <text:p>Victory</text:p>
          </table:table-cell>
          <table:table-cell table:formula="of:=[.G995]" office:value-type="string" office:string-value="IsNB" calcext:value-type="string">
            <text:p>IsNB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abdulkareem" xlink:type="simple">Abdulkareem</text:a></text:p>
          </table:table-cell>
          <table:table-cell office:value-type="float" office:value="26673" calcext:value-type="float">
            <text:p>26673</text:p>
          </table:table-cell>
          <table:table-cell office:value-type="string" calcext:value-type="string">
            <text:p>1:6,657</text:p>
          </table:table-cell>
          <table:table-cell/>
          <table:table-cell table:formula="of:=IF([.F996]=&quot;&quot;;&quot;IsMale&quot;; [.F996])" office:value-type="string" office:string-value="IsMale" calcext:value-type="string">
            <text:p>IsMale</text:p>
          </table:table-cell>
          <table:table-cell/>
          <table:table-cell table:formula="of:=[.C996]" office:value-type="string" office:string-value="Abdulkareem" calcext:value-type="string">
            <text:p>Abdulkareem</text:p>
          </table:table-cell>
          <table:table-cell table:formula="of:=[.G996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olanike" xlink:type="simple">Olanike</text:a></text:p>
          </table:table-cell>
          <table:table-cell office:value-type="float" office:value="26644" calcext:value-type="float">
            <text:p>26644</text:p>
          </table:table-cell>
          <table:table-cell office:value-type="string" calcext:value-type="string">
            <text:p>1:6,664</text:p>
          </table:table-cell>
          <table:table-cell office:value-type="string" calcext:value-type="string">
            <text:p>IsFemale</text:p>
          </table:table-cell>
          <table:table-cell table:formula="of:=IF([.F997]=&quot;&quot;;&quot;IsMale&quot;; [.F997])" office:value-type="string" office:string-value="IsFemale" calcext:value-type="string">
            <text:p>IsFemale</text:p>
          </table:table-cell>
          <table:table-cell/>
          <table:table-cell table:formula="of:=[.C997]" office:value-type="string" office:string-value="Olanike" calcext:value-type="string">
            <text:p>Olanike</text:p>
          </table:table-cell>
          <table:table-cell table:formula="of:=[.G997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emily" xlink:type="simple">Emily</text:a></text:p>
          </table:table-cell>
          <table:table-cell office:value-type="float" office:value="26629" calcext:value-type="float">
            <text:p>26629</text:p>
          </table:table-cell>
          <table:table-cell office:value-type="string" calcext:value-type="string">
            <text:p>1:6,668</text:p>
          </table:table-cell>
          <table:table-cell office:value-type="string" calcext:value-type="string">
            <text:p>IsFemale</text:p>
          </table:table-cell>
          <table:table-cell table:formula="of:=IF([.F998]=&quot;&quot;;&quot;IsMale&quot;; [.F998])" office:value-type="string" office:string-value="IsFemale" calcext:value-type="string">
            <text:p>IsFemale</text:p>
          </table:table-cell>
          <table:table-cell/>
          <table:table-cell table:formula="of:=[.C998]" office:value-type="string" office:string-value="Emily" calcext:value-type="string">
            <text:p>Emily</text:p>
          </table:table-cell>
          <table:table-cell table:formula="of:=[.G998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percentage" office:value="0.98" calcext:value-type="percentage">
            <text:p>98.00%</text:p>
          </table:table-cell>
          <table:table-cell office:value-type="string" calcext:value-type="string">
            <text:p><text:a xlink:href="https://forebears.io/forenames/sambo" xlink:type="simple">Sambo</text:a></text:p>
          </table:table-cell>
          <table:table-cell office:value-type="float" office:value="26594" calcext:value-type="float">
            <text:p>26594</text:p>
          </table:table-cell>
          <table:table-cell office:value-type="string" calcext:value-type="string">
            <text:p>1:6,677</text:p>
          </table:table-cell>
          <table:table-cell/>
          <table:table-cell table:formula="of:=IF([.F999]=&quot;&quot;;&quot;IsMale&quot;; [.F999])" office:value-type="string" office:string-value="IsMale" calcext:value-type="string">
            <text:p>IsMale</text:p>
          </table:table-cell>
          <table:table-cell/>
          <table:table-cell table:formula="of:=[.C999]" office:value-type="string" office:string-value="Sambo" calcext:value-type="string">
            <text:p>Sambo</text:p>
          </table:table-cell>
          <table:table-cell table:formula="of:=[.G999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wahab" xlink:type="simple">Wahab</text:a></text:p>
          </table:table-cell>
          <table:table-cell office:value-type="float" office:value="26550" calcext:value-type="float">
            <text:p>26550</text:p>
          </table:table-cell>
          <table:table-cell office:value-type="string" calcext:value-type="string">
            <text:p>1:6,688</text:p>
          </table:table-cell>
          <table:table-cell/>
          <table:table-cell table:formula="of:=IF([.F1000]=&quot;&quot;;&quot;IsMale&quot;; [.F1000])" office:value-type="string" office:string-value="IsMale" calcext:value-type="string">
            <text:p>IsMale</text:p>
          </table:table-cell>
          <table:table-cell/>
          <table:table-cell table:formula="of:=[.C1000]" office:value-type="string" office:string-value="Wahab" calcext:value-type="string">
            <text:p>Wahab</text:p>
          </table:table-cell>
          <table:table-cell table:formula="of:=[.G1000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babayo" xlink:type="simple">Babayo</text:a></text:p>
          </table:table-cell>
          <table:table-cell office:value-type="float" office:value="26538" calcext:value-type="float">
            <text:p>26538</text:p>
          </table:table-cell>
          <table:table-cell office:value-type="string" calcext:value-type="string">
            <text:p>1:6,691</text:p>
          </table:table-cell>
          <table:table-cell/>
          <table:table-cell table:formula="of:=IF([.F1001]=&quot;&quot;;&quot;IsMale&quot;; [.F1001])" office:value-type="string" office:string-value="IsMale" calcext:value-type="string">
            <text:p>IsMale</text:p>
          </table:table-cell>
          <table:table-cell/>
          <table:table-cell table:formula="of:=[.C1001]" office:value-type="string" office:string-value="Babayo" calcext:value-type="string">
            <text:p>Babayo</text:p>
          </table:table-cell>
          <table:table-cell table:formula="of:=[.G1001]" office:value-type="string" office:string-value="IsMale" calcext:value-type="string">
            <text:p>IsMale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ikwo" xlink:type="simple">Ikwo</text:a></text:p>
          </table:table-cell>
          <table:table-cell office:value-type="float" office:value="26530" calcext:value-type="float">
            <text:p>26530</text:p>
          </table:table-cell>
          <table:table-cell office:value-type="string" calcext:value-type="string">
            <text:p>1:6,693</text:p>
          </table:table-cell>
          <table:table-cell office:value-type="string" calcext:value-type="string">
            <text:p>IsFemale</text:p>
          </table:table-cell>
          <table:table-cell table:formula="of:=IF([.F1002]=&quot;&quot;;&quot;IsMale&quot;; [.F1002])" office:value-type="string" office:string-value="IsFemale" calcext:value-type="string">
            <text:p>IsFemale</text:p>
          </table:table-cell>
          <table:table-cell/>
          <table:table-cell table:formula="of:=[.C1002]" office:value-type="string" office:string-value="Ikwo" calcext:value-type="string">
            <text:p>Ikwo</text:p>
          </table:table-cell>
          <table:table-cell table:formula="of:=[.G1002]" office:value-type="string" office:string-value="IsFemale" calcext:value-type="string">
            <text:p>IsFemal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<text:a xlink:href="https://forebears.io/forenames/mairo" xlink:type="simple">Mairo</text:a></text:p>
          </table:table-cell>
          <table:table-cell office:value-type="float" office:value="26515" calcext:value-type="float">
            <text:p>26515</text:p>
          </table:table-cell>
          <table:table-cell office:value-type="string" calcext:value-type="string">
            <text:p>1:6,697</text:p>
          </table:table-cell>
          <table:table-cell office:value-type="string" calcext:value-type="string">
            <text:p>IsFemale</text:p>
          </table:table-cell>
          <table:table-cell table:formula="of:=IF([.F1003]=&quot;&quot;;&quot;IsMale&quot;; [.F1003])" office:value-type="string" office:string-value="IsFemale" calcext:value-type="string">
            <text:p>IsFemale</text:p>
          </table:table-cell>
          <table:table-cell/>
          <table:table-cell table:formula="of:=[.C1003]" office:value-type="string" office:string-value="Mairo" calcext:value-type="string">
            <text:p>Mairo</text:p>
          </table:table-cell>
          <table:table-cell table:formula="of:=[.G1003]" office:value-type="string" office:string-value="IsFemale" calcext:value-type="string">
            <text:p>Is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10:17:05.4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6T10:59:14.086000000</meta:creation-date>
    <dc:date>2021-09-08T10:31:13.199000000</dc:date>
    <meta:editing-duration>PT23M33S</meta:editing-duration>
    <meta:editing-cycles>5</meta:editing-cycles>
    <meta:generator>LibreOffice/7.0.6.2$Windows_X86_64 LibreOffice_project/144abb84a525d8e30c9dbbefa69cbbf2d8d4ae3b</meta:generator>
    <meta:document-statistic meta:table-count="1" meta:cell-count="8513" meta:object-count="0"/>
  </office:meta>
</office:document-meta>
</file>